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-129.7237" calcext:value-type="float">
            <text:p>-129.7237</text:p>
          </table:table-cell>
          <table:table-cell office:value-type="float" office:value="49.297" calcext:value-type="float">
            <text:p>49.297</text:p>
          </table:table-cell>
          <table:table-cell office:value-type="float" office:value="10" calcext:value-type="float">
            <text:p>10</text:p>
          </table:table-cell>
          <table:table-cell table:formula="of:=[.E1]*[.E1]*[.E1]*[.E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29.4124" calcext:value-type="float">
            <text:p>-129.4124</text:p>
          </table:table-cell>
          <table:table-cell office:value-type="float" office:value="49.2586" calcext:value-type="float">
            <text:p>49.2586</text:p>
          </table:table-cell>
          <table:table-cell office:value-type="float" office:value="10" calcext:value-type="float">
            <text:p>10</text:p>
          </table:table-cell>
          <table:table-cell table:formula="of:=[.E2]*[.E2]*[.E2]*[.E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9.5217" calcext:value-type="float">
            <text:p>169.5217</text:p>
          </table:table-cell>
          <table:table-cell office:value-type="float" office:value="-21.7427" calcext:value-type="float">
            <text:p>-21.7427</text:p>
          </table:table-cell>
          <table:table-cell office:value-type="float" office:value="17" calcext:value-type="float">
            <text:p>17</text:p>
          </table:table-cell>
          <table:table-cell table:formula="of:=[.E3]*[.E3]*[.E3]*[.E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6.2968" calcext:value-type="float">
            <text:p>156.2968</text:p>
          </table:table-cell>
          <table:table-cell office:value-type="float" office:value="49.2902" calcext:value-type="float">
            <text:p>49.2902</text:p>
          </table:table-cell>
          <table:table-cell office:value-type="float" office:value="20" calcext:value-type="float">
            <text:p>20</text:p>
          </table:table-cell>
          <table:table-cell table:formula="of:=[.E4]*[.E4]*[.E4]*[.E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8.1991" calcext:value-type="float">
            <text:p>178.1991</text:p>
          </table:table-cell>
          <table:table-cell office:value-type="float" office:value="-25.415" calcext:value-type="float">
            <text:p>-25.415</text:p>
          </table:table-cell>
          <table:table-cell office:value-type="float" office:value="576" calcext:value-type="float">
            <text:p>576</text:p>
          </table:table-cell>
          <table:table-cell table:formula="of:=[.E5]*[.E5]*[.E5]*[.E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1.5025" calcext:value-type="float">
            <text:p>161.5025</text:p>
          </table:table-cell>
          <table:table-cell office:value-type="float" office:value="-10.0207" calcext:value-type="float">
            <text:p>-10.0207</text:p>
          </table:table-cell>
          <table:table-cell office:value-type="float" office:value="68" calcext:value-type="float">
            <text:p>68</text:p>
          </table:table-cell>
          <table:table-cell table:formula="of:=[.E6]*[.E6]*[.E6]*[.E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8.1428" calcext:value-type="float">
            <text:p>168.1428</text:p>
          </table:table-cell>
          <table:table-cell office:value-type="float" office:value="-16.0315" calcext:value-type="float">
            <text:p>-16.0315</text:p>
          </table:table-cell>
          <table:table-cell office:value-type="float" office:value="9" calcext:value-type="float">
            <text:p>9</text:p>
          </table:table-cell>
          <table:table-cell table:formula="of:=[.E7]*[.E7]*[.E7]*[.E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19.8017" calcext:value-type="float">
            <text:p>119.8017</text:p>
          </table:table-cell>
          <table:table-cell office:value-type="float" office:value="-7.3718" calcext:value-type="float">
            <text:p>-7.3718</text:p>
          </table:table-cell>
          <table:table-cell office:value-type="float" office:value="529" calcext:value-type="float">
            <text:p>529</text:p>
          </table:table-cell>
          <table:table-cell table:formula="of:=[.E8]*[.E8]*[.E8]*[.E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8.0262" calcext:value-type="float">
            <text:p>-178.0262</text:p>
          </table:table-cell>
          <table:table-cell office:value-type="float" office:value="51.4234" calcext:value-type="float">
            <text:p>51.4234</text:p>
          </table:table-cell>
          <table:table-cell office:value-type="float" office:value="33.93" calcext:value-type="float">
            <text:p>33.93</text:p>
          </table:table-cell>
          <table:table-cell table:formula="of:=[.E9]*[.E9]*[.E9]*[.E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08.1743" calcext:value-type="float">
            <text:p>108.1743</text:p>
          </table:table-cell>
          <table:table-cell office:value-type="float" office:value="-7.4921" calcext:value-type="float">
            <text:p>-7.4921</text:p>
          </table:table-cell>
          <table:table-cell office:value-type="float" office:value="90" calcext:value-type="float">
            <text:p>90</text:p>
          </table:table-cell>
          <table:table-cell table:formula="of:=[.E10]*[.E10]*[.E10]*[.E1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.1628" calcext:value-type="float">
            <text:p>2.1628</text:p>
          </table:table-cell>
          <table:table-cell office:value-type="float" office:value="-54.2189" calcext:value-type="float">
            <text:p>-54.2189</text:p>
          </table:table-cell>
          <table:table-cell office:value-type="float" office:value="17" calcext:value-type="float">
            <text:p>17</text:p>
          </table:table-cell>
          <table:table-cell table:formula="of:=[.E11]*[.E11]*[.E11]*[.E1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23.4323" calcext:value-type="float">
            <text:p>-23.4323</text:p>
          </table:table-cell>
          <table:table-cell office:value-type="float" office:value="-1.0802" calcext:value-type="float">
            <text:p>-1.0802</text:p>
          </table:table-cell>
          <table:table-cell office:value-type="float" office:value="10" calcext:value-type="float">
            <text:p>10</text:p>
          </table:table-cell>
          <table:table-cell table:formula="of:=[.E12]*[.E12]*[.E12]*[.E1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84.4865" calcext:value-type="float">
            <text:p>-84.4865</text:p>
          </table:table-cell>
          <table:table-cell office:value-type="float" office:value="9.5147" calcext:value-type="float">
            <text:p>9.5147</text:p>
          </table:table-cell>
          <table:table-cell office:value-type="float" office:value="19.36" calcext:value-type="float">
            <text:p>19.36</text:p>
          </table:table-cell>
          <table:table-cell table:formula="of:=[.E13]*[.E13]*[.E13]*[.E1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3.4846" calcext:value-type="float">
            <text:p>143.4846</text:p>
          </table:table-cell>
          <table:table-cell office:value-type="float" office:value="-4.2433" calcext:value-type="float">
            <text:p>-4.2433</text:p>
          </table:table-cell>
          <table:table-cell office:value-type="float" office:value="110.57" calcext:value-type="float">
            <text:p>110.57</text:p>
          </table:table-cell>
          <table:table-cell table:formula="of:=[.E14]*[.E14]*[.E14]*[.E1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6.7691" calcext:value-type="float">
            <text:p>176.7691</text:p>
          </table:table-cell>
          <table:table-cell office:value-type="float" office:value="52.3909" calcext:value-type="float">
            <text:p>52.3909</text:p>
          </table:table-cell>
          <table:table-cell office:value-type="float" office:value="119" calcext:value-type="float">
            <text:p>119</text:p>
          </table:table-cell>
          <table:table-cell table:formula="of:=[.E15]*[.E15]*[.E15]*[.E1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03.8552" calcext:value-type="float">
            <text:p>103.8552</text:p>
          </table:table-cell>
          <table:table-cell office:value-type="float" office:value="33.1926" calcext:value-type="float">
            <text:p>33.1926</text:p>
          </table:table-cell>
          <table:table-cell office:value-type="float" office:value="9" calcext:value-type="float">
            <text:p>9</text:p>
          </table:table-cell>
          <table:table-cell table:formula="of:=[.E16]*[.E16]*[.E16]*[.E1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4.6286" calcext:value-type="float">
            <text:p>124.6286</text:p>
          </table:table-cell>
          <table:table-cell office:value-type="float" office:value="11.1269" calcext:value-type="float">
            <text:p>11.1269</text:p>
          </table:table-cell>
          <table:table-cell office:value-type="float" office:value="9" calcext:value-type="float">
            <text:p>9</text:p>
          </table:table-cell>
          <table:table-cell table:formula="of:=[.E17]*[.E17]*[.E17]*[.E1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25.7432" calcext:value-type="float">
            <text:p>-25.7432</text:p>
          </table:table-cell>
          <table:table-cell office:value-type="float" office:value="-56.414" calcext:value-type="float">
            <text:p>-56.414</text:p>
          </table:table-cell>
          <table:table-cell office:value-type="float" office:value="15" calcext:value-type="float">
            <text:p>15</text:p>
          </table:table-cell>
          <table:table-cell table:formula="of:=[.E18]*[.E18]*[.E18]*[.E1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5.1558" calcext:value-type="float">
            <text:p>25.1558</text:p>
          </table:table-cell>
          <table:table-cell office:value-type="float" office:value="-22.6784" calcext:value-type="float">
            <text:p>-22.6784</text:p>
          </table:table-cell>
          <table:table-cell office:value-type="float" office:value="29" calcext:value-type="float">
            <text:p>29</text:p>
          </table:table-cell>
          <table:table-cell table:formula="of:=[.E19]*[.E19]*[.E19]*[.E1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63.9047" calcext:value-type="float">
            <text:p>-63.9047</text:p>
          </table:table-cell>
          <table:table-cell office:value-type="float" office:value="-19.2814" calcext:value-type="float">
            <text:p>-19.2814</text:p>
          </table:table-cell>
          <table:table-cell office:value-type="float" office:value="595.98" calcext:value-type="float">
            <text:p>595.98</text:p>
          </table:table-cell>
          <table:table-cell table:formula="of:=[.E20]*[.E20]*[.E20]*[.E2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5.4516" calcext:value-type="float">
            <text:p>125.4516</text:p>
          </table:table-cell>
          <table:table-cell office:value-type="float" office:value="9.9071" calcext:value-type="float">
            <text:p>9.9071</text:p>
          </table:table-cell>
          <table:table-cell office:value-type="float" office:value="15" calcext:value-type="float">
            <text:p>15</text:p>
          </table:table-cell>
          <table:table-cell table:formula="of:=[.E21]*[.E21]*[.E21]*[.E2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1.3355" calcext:value-type="float">
            <text:p>161.3355</text:p>
          </table:table-cell>
          <table:table-cell office:value-type="float" office:value="-10.3506" calcext:value-type="float">
            <text:p>-10.3506</text:p>
          </table:table-cell>
          <table:table-cell office:value-type="float" office:value="36" calcext:value-type="float">
            <text:p>36</text:p>
          </table:table-cell>
          <table:table-cell table:formula="of:=[.E22]*[.E22]*[.E22]*[.E2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1.3137" calcext:value-type="float">
            <text:p>161.3137</text:p>
          </table:table-cell>
          <table:table-cell office:value-type="float" office:value="-10.8416" calcext:value-type="float">
            <text:p>-10.8416</text:p>
          </table:table-cell>
          <table:table-cell office:value-type="float" office:value="12.26" calcext:value-type="float">
            <text:p>12.26</text:p>
          </table:table-cell>
          <table:table-cell table:formula="of:=[.E23]*[.E23]*[.E23]*[.E2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6.1678" calcext:value-type="float">
            <text:p>96.1678</text:p>
          </table:table-cell>
          <table:table-cell office:value-type="float" office:value="5.2834" calcext:value-type="float">
            <text:p>5.2834</text:p>
          </table:table-cell>
          <table:table-cell office:value-type="float" office:value="13" calcext:value-type="float">
            <text:p>13</text:p>
          </table:table-cell>
          <table:table-cell table:formula="of:=[.E24]*[.E24]*[.E24]*[.E2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3.2543" calcext:value-type="float">
            <text:p>173.2543</text:p>
          </table:table-cell>
          <table:table-cell office:value-type="float" office:value="-42.6058" calcext:value-type="float">
            <text:p>-42.6058</text:p>
          </table:table-cell>
          <table:table-cell office:value-type="float" office:value="9" calcext:value-type="float">
            <text:p>9</text:p>
          </table:table-cell>
          <table:table-cell table:formula="of:=[.E25]*[.E25]*[.E25]*[.E2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3.6694" calcext:value-type="float">
            <text:p>173.6694</text:p>
          </table:table-cell>
          <table:table-cell office:value-type="float" office:value="-42.3205" calcext:value-type="float">
            <text:p>-42.3205</text:p>
          </table:table-cell>
          <table:table-cell office:value-type="float" office:value="10" calcext:value-type="float">
            <text:p>10</text:p>
          </table:table-cell>
          <table:table-cell table:formula="of:=[.E26]*[.E26]*[.E26]*[.E2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6.8621" calcext:value-type="float">
            <text:p>126.8621</text:p>
          </table:table-cell>
          <table:table-cell office:value-type="float" office:value="3.8965" calcext:value-type="float">
            <text:p>3.8965</text:p>
          </table:table-cell>
          <table:table-cell office:value-type="float" office:value="13" calcext:value-type="float">
            <text:p>13</text:p>
          </table:table-cell>
          <table:table-cell table:formula="of:=[.E27]*[.E27]*[.E27]*[.E2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38.67" calcext:value-type="float">
            <text:p>38.67</text:p>
          </table:table-cell>
          <table:table-cell office:value-type="float" office:value="11" calcext:value-type="float">
            <text:p>11</text:p>
          </table:table-cell>
          <table:table-cell table:formula="of:=[.E28]*[.E28]*[.E28]*[.E2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3.0746" calcext:value-type="float">
            <text:p>-173.0746</text:p>
          </table:table-cell>
          <table:table-cell office:value-type="float" office:value="51.6394" calcext:value-type="float">
            <text:p>51.6394</text:p>
          </table:table-cell>
          <table:table-cell office:value-type="float" office:value="15" calcext:value-type="float">
            <text:p>15</text:p>
          </table:table-cell>
          <table:table-cell table:formula="of:=[.E29]*[.E29]*[.E29]*[.E2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4.8754" calcext:value-type="float">
            <text:p>124.8754</text:p>
          </table:table-cell>
          <table:table-cell office:value-type="float" office:value="-8.3381" calcext:value-type="float">
            <text:p>-8.3381</text:p>
          </table:table-cell>
          <table:table-cell office:value-type="float" office:value="20" calcext:value-type="float">
            <text:p>20</text:p>
          </table:table-cell>
          <table:table-cell table:formula="of:=[.E30]*[.E30]*[.E30]*[.E3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1.6876" calcext:value-type="float">
            <text:p>-71.6876</text:p>
          </table:table-cell>
          <table:table-cell office:value-type="float" office:value="-31.4244" calcext:value-type="float">
            <text:p>-31.4244</text:p>
          </table:table-cell>
          <table:table-cell office:value-type="float" office:value="27" calcext:value-type="float">
            <text:p>27</text:p>
          </table:table-cell>
          <table:table-cell table:formula="of:=[.E31]*[.E31]*[.E31]*[.E3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7.8772" calcext:value-type="float">
            <text:p>157.8772</text:p>
          </table:table-cell>
          <table:table-cell office:value-type="float" office:value="-9.3293" calcext:value-type="float">
            <text:p>-9.3293</text:p>
          </table:table-cell>
          <table:table-cell office:value-type="float" office:value="6.43" calcext:value-type="float">
            <text:p>6.43</text:p>
          </table:table-cell>
          <table:table-cell table:formula="of:=[.E32]*[.E32]*[.E32]*[.E3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58.5479" calcext:value-type="float">
            <text:p>-58.5479</text:p>
          </table:table-cell>
          <table:table-cell office:value-type="float" office:value="13.8672" calcext:value-type="float">
            <text:p>13.8672</text:p>
          </table:table-cell>
          <table:table-cell office:value-type="float" office:value="20" calcext:value-type="float">
            <text:p>20</text:p>
          </table:table-cell>
          <table:table-cell table:formula="of:=[.E33]*[.E33]*[.E33]*[.E3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9.7254" calcext:value-type="float">
            <text:p>139.7254</text:p>
          </table:table-cell>
          <table:table-cell office:value-type="float" office:value="27.7375" calcext:value-type="float">
            <text:p>27.7375</text:p>
          </table:table-cell>
          <table:table-cell office:value-type="float" office:value="460" calcext:value-type="float">
            <text:p>460</text:p>
          </table:table-cell>
          <table:table-cell table:formula="of:=[.E34]*[.E34]*[.E34]*[.E3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8.6005" calcext:value-type="float">
            <text:p>-178.6005</text:p>
          </table:table-cell>
          <table:table-cell office:value-type="float" office:value="-15.8815" calcext:value-type="float">
            <text:p>-15.8815</text:p>
          </table:table-cell>
          <table:table-cell office:value-type="float" office:value="10" calcext:value-type="float">
            <text:p>10</text:p>
          </table:table-cell>
          <table:table-cell table:formula="of:=[.E35]*[.E35]*[.E35]*[.E3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3.0293" calcext:value-type="float">
            <text:p>-173.0293</text:p>
          </table:table-cell>
          <table:table-cell office:value-type="float" office:value="-15.4994" calcext:value-type="float">
            <text:p>-15.4994</text:p>
          </table:table-cell>
          <table:table-cell office:value-type="float" office:value="11" calcext:value-type="float">
            <text:p>11</text:p>
          </table:table-cell>
          <table:table-cell table:formula="of:=[.E36]*[.E36]*[.E36]*[.E3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82.6576" calcext:value-type="float">
            <text:p>-82.6576</text:p>
          </table:table-cell>
          <table:table-cell office:value-type="float" office:value="5.9045" calcext:value-type="float">
            <text:p>5.9045</text:p>
          </table:table-cell>
          <table:table-cell office:value-type="float" office:value="8" calcext:value-type="float">
            <text:p>8</text:p>
          </table:table-cell>
          <table:table-cell table:formula="of:=[.E37]*[.E37]*[.E37]*[.E3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7.0562" calcext:value-type="float">
            <text:p>127.0562</text:p>
          </table:table-cell>
          <table:table-cell office:value-type="float" office:value="2.2999" calcext:value-type="float">
            <text:p>2.2999</text:p>
          </table:table-cell>
          <table:table-cell office:value-type="float" office:value="35" calcext:value-type="float">
            <text:p>35</text:p>
          </table:table-cell>
          <table:table-cell table:formula="of:=[.E38]*[.E38]*[.E38]*[.E3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2.4525" calcext:value-type="float">
            <text:p>142.4525</text:p>
          </table:table-cell>
          <table:table-cell office:value-type="float" office:value="37.0052" calcext:value-type="float">
            <text:p>37.0052</text:p>
          </table:table-cell>
          <table:table-cell office:value-type="float" office:value="20" calcext:value-type="float">
            <text:p>20</text:p>
          </table:table-cell>
          <table:table-cell table:formula="of:=[.E39]*[.E39]*[.E39]*[.E3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2.8075" calcext:value-type="float">
            <text:p>152.8075</text:p>
          </table:table-cell>
          <table:table-cell office:value-type="float" office:value="-6.2304" calcext:value-type="float">
            <text:p>-6.2304</text:p>
          </table:table-cell>
          <table:table-cell office:value-type="float" office:value="20" calcext:value-type="float">
            <text:p>20</text:p>
          </table:table-cell>
          <table:table-cell table:formula="of:=[.E40]*[.E40]*[.E40]*[.E4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7.5159" calcext:value-type="float">
            <text:p>-177.5159</text:p>
          </table:table-cell>
          <table:table-cell office:value-type="float" office:value="-29.9379" calcext:value-type="float">
            <text:p>-29.9379</text:p>
          </table:table-cell>
          <table:table-cell office:value-type="float" office:value="10" calcext:value-type="float">
            <text:p>10</text:p>
          </table:table-cell>
          <table:table-cell table:formula="of:=[.E41]*[.E41]*[.E41]*[.E4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1.0921" calcext:value-type="float">
            <text:p>91.0921</text:p>
          </table:table-cell>
          <table:table-cell office:value-type="float" office:value="-10.1229" calcext:value-type="float">
            <text:p>-10.1229</text:p>
          </table:table-cell>
          <table:table-cell office:value-type="float" office:value="4" calcext:value-type="float">
            <text:p>4</text:p>
          </table:table-cell>
          <table:table-cell table:formula="of:=[.E42]*[.E42]*[.E42]*[.E4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82.3045" calcext:value-type="float">
            <text:p>-82.3045</text:p>
          </table:table-cell>
          <table:table-cell office:value-type="float" office:value="7.2096" calcext:value-type="float">
            <text:p>7.2096</text:p>
          </table:table-cell>
          <table:table-cell office:value-type="float" office:value="10" calcext:value-type="float">
            <text:p>10</text:p>
          </table:table-cell>
          <table:table-cell table:formula="of:=[.E43]*[.E43]*[.E43]*[.E4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14.7995" calcext:value-type="float">
            <text:p>-114.7995</text:p>
          </table:table-cell>
          <table:table-cell office:value-type="float" office:value="-49.9403" calcext:value-type="float">
            <text:p>-49.9403</text:p>
          </table:table-cell>
          <table:table-cell office:value-type="float" office:value="10.47" calcext:value-type="float">
            <text:p>10.47</text:p>
          </table:table-cell>
          <table:table-cell table:formula="of:=[.E44]*[.E44]*[.E44]*[.E4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27.7316" calcext:value-type="float">
            <text:p>-127.7316</text:p>
          </table:table-cell>
          <table:table-cell office:value-type="float" office:value="49.6388" calcext:value-type="float">
            <text:p>49.6388</text:p>
          </table:table-cell>
          <table:table-cell office:value-type="float" office:value="10" calcext:value-type="float">
            <text:p>10</text:p>
          </table:table-cell>
          <table:table-cell table:formula="of:=[.E45]*[.E45]*[.E45]*[.E4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4.9502" calcext:value-type="float">
            <text:p>154.9502</text:p>
          </table:table-cell>
          <table:table-cell office:value-type="float" office:value="-6.7878" calcext:value-type="float">
            <text:p>-6.7878</text:p>
          </table:table-cell>
          <table:table-cell office:value-type="float" office:value="20" calcext:value-type="float">
            <text:p>20</text:p>
          </table:table-cell>
          <table:table-cell table:formula="of:=[.E46]*[.E46]*[.E46]*[.E4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0.5756" calcext:value-type="float">
            <text:p>-70.5756</text:p>
          </table:table-cell>
          <table:table-cell office:value-type="float" office:value="-20.3113" calcext:value-type="float">
            <text:p>-20.3113</text:p>
          </table:table-cell>
          <table:table-cell office:value-type="float" office:value="24.07" calcext:value-type="float">
            <text:p>24.07</text:p>
          </table:table-cell>
          <table:table-cell table:formula="of:=[.E47]*[.E47]*[.E47]*[.E4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7.3674" calcext:value-type="float">
            <text:p>127.3674</text:p>
          </table:table-cell>
          <table:table-cell office:value-type="float" office:value="27.4312" calcext:value-type="float">
            <text:p>27.4312</text:p>
          </table:table-cell>
          <table:table-cell office:value-type="float" office:value="119" calcext:value-type="float">
            <text:p>119</text:p>
          </table:table-cell>
          <table:table-cell table:formula="of:=[.E48]*[.E48]*[.E48]*[.E4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58.9272" calcext:value-type="float">
            <text:p>-58.9272</text:p>
          </table:table-cell>
          <table:table-cell office:value-type="float" office:value="14.6682" calcext:value-type="float">
            <text:p>14.6682</text:p>
          </table:table-cell>
          <table:table-cell office:value-type="float" office:value="14.83" calcext:value-type="float">
            <text:p>14.83</text:p>
          </table:table-cell>
          <table:table-cell table:formula="of:=[.E49]*[.E49]*[.E49]*[.E4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7.3721" calcext:value-type="float">
            <text:p>167.3721</text:p>
          </table:table-cell>
          <table:table-cell office:value-type="float" office:value="-15.0691" calcext:value-type="float">
            <text:p>-15.0691</text:p>
          </table:table-cell>
          <table:table-cell office:value-type="float" office:value="122" calcext:value-type="float">
            <text:p>122</text:p>
          </table:table-cell>
          <table:table-cell table:formula="of:=[.E50]*[.E50]*[.E50]*[.E5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7.8806" calcext:value-type="float">
            <text:p>-177.8806</text:p>
          </table:table-cell>
          <table:table-cell office:value-type="float" office:value="-32.9076" calcext:value-type="float">
            <text:p>-32.9076</text:p>
          </table:table-cell>
          <table:table-cell office:value-type="float" office:value="44.26" calcext:value-type="float">
            <text:p>44.26</text:p>
          </table:table-cell>
          <table:table-cell table:formula="of:=[.E51]*[.E51]*[.E51]*[.E5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7.249" calcext:value-type="float">
            <text:p>167.249</text:p>
          </table:table-cell>
          <table:table-cell office:value-type="float" office:value="-13.8633" calcext:value-type="float">
            <text:p>-13.8633</text:p>
          </table:table-cell>
          <table:table-cell office:value-type="float" office:value="187" calcext:value-type="float">
            <text:p>187</text:p>
          </table:table-cell>
          <table:table-cell table:formula="of:=[.E52]*[.E52]*[.E52]*[.E5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6.5449" calcext:value-type="float">
            <text:p>-176.5449</text:p>
          </table:table-cell>
          <table:table-cell office:value-type="float" office:value="-17.1171" calcext:value-type="float">
            <text:p>-17.1171</text:p>
          </table:table-cell>
          <table:table-cell office:value-type="float" office:value="371" calcext:value-type="float">
            <text:p>371</text:p>
          </table:table-cell>
          <table:table-cell table:formula="of:=[.E53]*[.E53]*[.E53]*[.E5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8.3234" calcext:value-type="float">
            <text:p>-178.3234</text:p>
          </table:table-cell>
          <table:table-cell office:value-type="float" office:value="-30.9255" calcext:value-type="float">
            <text:p>-30.9255</text:p>
          </table:table-cell>
          <table:table-cell office:value-type="float" office:value="41.54" calcext:value-type="float">
            <text:p>41.54</text:p>
          </table:table-cell>
          <table:table-cell table:formula="of:=[.E54]*[.E54]*[.E54]*[.E5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4.7671" calcext:value-type="float">
            <text:p>-174.7671</text:p>
          </table:table-cell>
          <table:table-cell office:value-type="float" office:value="51.5573" calcext:value-type="float">
            <text:p>51.5573</text:p>
          </table:table-cell>
          <table:table-cell office:value-type="float" office:value="20" calcext:value-type="float">
            <text:p>20</text:p>
          </table:table-cell>
          <table:table-cell table:formula="of:=[.E55]*[.E55]*[.E55]*[.E5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8.8325" calcext:value-type="float">
            <text:p>138.8325</text:p>
          </table:table-cell>
          <table:table-cell office:value-type="float" office:value="29.9377" calcext:value-type="float">
            <text:p>29.9377</text:p>
          </table:table-cell>
          <table:table-cell office:value-type="float" office:value="402" calcext:value-type="float">
            <text:p>402</text:p>
          </table:table-cell>
          <table:table-cell table:formula="of:=[.E56]*[.E56]*[.E56]*[.E5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8.2209" calcext:value-type="float">
            <text:p>128.2209</text:p>
          </table:table-cell>
          <table:table-cell office:value-type="float" office:value="-7.44" calcext:value-type="float">
            <text:p>-7.44</text:p>
          </table:table-cell>
          <table:table-cell office:value-type="float" office:value="112" calcext:value-type="float">
            <text:p>112</text:p>
          </table:table-cell>
          <table:table-cell table:formula="of:=[.E57]*[.E57]*[.E57]*[.E5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4.152" calcext:value-type="float">
            <text:p>174.152</text:p>
          </table:table-cell>
          <table:table-cell office:value-type="float" office:value="-41.734" calcext:value-type="float">
            <text:p>-41.734</text:p>
          </table:table-cell>
          <table:table-cell office:value-type="float" office:value="8.2" calcext:value-type="float">
            <text:p>8.2</text:p>
          </table:table-cell>
          <table:table-cell table:formula="of:=[.E58]*[.E58]*[.E58]*[.E5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4.337" calcext:value-type="float">
            <text:p>174.337</text:p>
          </table:table-cell>
          <table:table-cell office:value-type="float" office:value="-41.704" calcext:value-type="float">
            <text:p>-41.704</text:p>
          </table:table-cell>
          <table:table-cell office:value-type="float" office:value="17" calcext:value-type="float">
            <text:p>17</text:p>
          </table:table-cell>
          <table:table-cell table:formula="of:=[.E59]*[.E59]*[.E59]*[.E5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86.926" calcext:value-type="float">
            <text:p>-86.926</text:p>
          </table:table-cell>
          <table:table-cell office:value-type="float" office:value="11.763" calcext:value-type="float">
            <text:p>11.763</text:p>
          </table:table-cell>
          <table:table-cell office:value-type="float" office:value="30" calcext:value-type="float">
            <text:p>30</text:p>
          </table:table-cell>
          <table:table-cell table:formula="of:=[.E60]*[.E60]*[.E60]*[.E6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2.127" calcext:value-type="float">
            <text:p>152.127</text:p>
          </table:table-cell>
          <table:table-cell office:value-type="float" office:value="-3.898" calcext:value-type="float">
            <text:p>-3.898</text:p>
          </table:table-cell>
          <table:table-cell office:value-type="float" office:value="10" calcext:value-type="float">
            <text:p>10</text:p>
          </table:table-cell>
          <table:table-cell table:formula="of:=[.E61]*[.E61]*[.E61]*[.E6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8.174" calcext:value-type="float">
            <text:p>148.174</text:p>
          </table:table-cell>
          <table:table-cell office:value-type="float" office:value="-6.598" calcext:value-type="float">
            <text:p>-6.598</text:p>
          </table:table-cell>
          <table:table-cell office:value-type="float" office:value="28" calcext:value-type="float">
            <text:p>28</text:p>
          </table:table-cell>
          <table:table-cell table:formula="of:=[.E62]*[.E62]*[.E62]*[.E6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7.408" calcext:value-type="float">
            <text:p>157.408</text:p>
          </table:table-cell>
          <table:table-cell office:value-type="float" office:value="50.958" calcext:value-type="float">
            <text:p>50.958</text:p>
          </table:table-cell>
          <table:table-cell office:value-type="float" office:value="29" calcext:value-type="float">
            <text:p>29</text:p>
          </table:table-cell>
          <table:table-cell table:formula="of:=[.E63]*[.E63]*[.E63]*[.E6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5.425" calcext:value-type="float">
            <text:p>155.425</text:p>
          </table:table-cell>
          <table:table-cell office:value-type="float" office:value="49.28" calcext:value-type="float">
            <text:p>49.28</text:p>
          </table:table-cell>
          <table:table-cell office:value-type="float" office:value="29" calcext:value-type="float">
            <text:p>29</text:p>
          </table:table-cell>
          <table:table-cell table:formula="of:=[.E64]*[.E64]*[.E64]*[.E6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92.164" calcext:value-type="float">
            <text:p>-92.164</text:p>
          </table:table-cell>
          <table:table-cell office:value-type="float" office:value="14.129" calcext:value-type="float">
            <text:p>14.129</text:p>
          </table:table-cell>
          <table:table-cell office:value-type="float" office:value="20" calcext:value-type="float">
            <text:p>20</text:p>
          </table:table-cell>
          <table:table-cell table:formula="of:=[.E65]*[.E65]*[.E65]*[.E6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85.298" calcext:value-type="float">
            <text:p>-85.298</text:p>
          </table:table-cell>
          <table:table-cell office:value-type="float" office:value="10.086" calcext:value-type="float">
            <text:p>10.086</text:p>
          </table:table-cell>
          <table:table-cell office:value-type="float" office:value="17" calcext:value-type="float">
            <text:p>17</text:p>
          </table:table-cell>
          <table:table-cell table:formula="of:=[.E66]*[.E66]*[.E66]*[.E6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3.173" calcext:value-type="float">
            <text:p>153.173</text:p>
          </table:table-cell>
          <table:table-cell office:value-type="float" office:value="-4.651" calcext:value-type="float">
            <text:p>-4.651</text:p>
          </table:table-cell>
          <table:table-cell office:value-type="float" office:value="41" calcext:value-type="float">
            <text:p>41</text:p>
          </table:table-cell>
          <table:table-cell table:formula="of:=[.E67]*[.E67]*[.E67]*[.E6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02.689" calcext:value-type="float">
            <text:p>-102.689</text:p>
          </table:table-cell>
          <table:table-cell office:value-type="float" office:value="18.229" calcext:value-type="float">
            <text:p>18.229</text:p>
          </table:table-cell>
          <table:table-cell office:value-type="float" office:value="20" calcext:value-type="float">
            <text:p>20</text:p>
          </table:table-cell>
          <table:table-cell table:formula="of:=[.E68]*[.E68]*[.E68]*[.E6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99.789" calcext:value-type="float">
            <text:p>-99.789</text:p>
          </table:table-cell>
          <table:table-cell office:value-type="float" office:value="17.986" calcext:value-type="float">
            <text:p>17.986</text:p>
          </table:table-cell>
          <table:table-cell office:value-type="float" office:value="59" calcext:value-type="float">
            <text:p>59</text:p>
          </table:table-cell>
          <table:table-cell table:formula="of:=[.E69]*[.E69]*[.E69]*[.E6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7.881" calcext:value-type="float">
            <text:p>147.881</text:p>
          </table:table-cell>
          <table:table-cell office:value-type="float" office:value="-6.57" calcext:value-type="float">
            <text:p>-6.57</text:p>
          </table:table-cell>
          <table:table-cell office:value-type="float" office:value="37" calcext:value-type="float">
            <text:p>37</text:p>
          </table:table-cell>
          <table:table-cell table:formula="of:=[.E70]*[.E70]*[.E70]*[.E7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8.156" calcext:value-type="float">
            <text:p>168.156</text:p>
          </table:table-cell>
          <table:table-cell office:value-type="float" office:value="-18.308" calcext:value-type="float">
            <text:p>-18.308</text:p>
          </table:table-cell>
          <table:table-cell office:value-type="float" office:value="35" calcext:value-type="float">
            <text:p>35</text:p>
          </table:table-cell>
          <table:table-cell table:formula="of:=[.E71]*[.E71]*[.E71]*[.E7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2.648" calcext:value-type="float">
            <text:p>142.648</text:p>
          </table:table-cell>
          <table:table-cell office:value-type="float" office:value="37.594" calcext:value-type="float">
            <text:p>37.594</text:p>
          </table:table-cell>
          <table:table-cell office:value-type="float" office:value="20" calcext:value-type="float">
            <text:p>20</text:p>
          </table:table-cell>
          <table:table-cell table:formula="of:=[.E72]*[.E72]*[.E72]*[.E7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1.562" calcext:value-type="float">
            <text:p>141.562</text:p>
          </table:table-cell>
          <table:table-cell office:value-type="float" office:value="36.166" calcext:value-type="float">
            <text:p>36.166</text:p>
          </table:table-cell>
          <table:table-cell office:value-type="float" office:value="6.8" calcext:value-type="float">
            <text:p>6.8</text:p>
          </table:table-cell>
          <table:table-cell table:formula="of:=[.E73]*[.E73]*[.E73]*[.E7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2.067" calcext:value-type="float">
            <text:p>142.067</text:p>
          </table:table-cell>
          <table:table-cell office:value-type="float" office:value="36.004" calcext:value-type="float">
            <text:p>36.004</text:p>
          </table:table-cell>
          <table:table-cell office:value-type="float" office:value="49.3" calcext:value-type="float">
            <text:p>49.3</text:p>
          </table:table-cell>
          <table:table-cell table:formula="of:=[.E74]*[.E74]*[.E74]*[.E7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16.72" calcext:value-type="float">
            <text:p>116.72</text:p>
          </table:table-cell>
          <table:table-cell office:value-type="float" office:value="-6.873" calcext:value-type="float">
            <text:p>-6.873</text:p>
          </table:table-cell>
          <table:table-cell office:value-type="float" office:value="510.6" calcext:value-type="float">
            <text:p>510.6</text:p>
          </table:table-cell>
          <table:table-cell table:formula="of:=[.E75]*[.E75]*[.E75]*[.E7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2.808" calcext:value-type="float">
            <text:p>142.808</text:p>
          </table:table-cell>
          <table:table-cell office:value-type="float" office:value="38.296" calcext:value-type="float">
            <text:p>38.296</text:p>
          </table:table-cell>
          <table:table-cell office:value-type="float" office:value="15" calcext:value-type="float">
            <text:p>15</text:p>
          </table:table-cell>
          <table:table-cell table:formula="of:=[.E76]*[.E76]*[.E76]*[.E7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27.063" calcext:value-type="float">
            <text:p>-27.063</text:p>
          </table:table-cell>
          <table:table-cell office:value-type="float" office:value="-56.422" calcext:value-type="float">
            <text:p>-56.422</text:p>
          </table:table-cell>
          <table:table-cell office:value-type="float" office:value="87.7" calcext:value-type="float">
            <text:p>87.7</text:p>
          </table:table-cell>
          <table:table-cell table:formula="of:=[.E77]*[.E77]*[.E77]*[.E7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8.394" calcext:value-type="float">
            <text:p>178.394</text:p>
          </table:table-cell>
          <table:table-cell office:value-type="float" office:value="-26.142" calcext:value-type="float">
            <text:p>-26.142</text:p>
          </table:table-cell>
          <table:table-cell office:value-type="float" office:value="558.1" calcext:value-type="float">
            <text:p>558.1</text:p>
          </table:table-cell>
          <table:table-cell table:formula="of:=[.E78]*[.E78]*[.E78]*[.E7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2.974" calcext:value-type="float">
            <text:p>122.974</text:p>
          </table:table-cell>
          <table:table-cell office:value-type="float" office:value="4.195" calcext:value-type="float">
            <text:p>4.195</text:p>
          </table:table-cell>
          <table:table-cell office:value-type="float" office:value="523.2" calcext:value-type="float">
            <text:p>523.2</text:p>
          </table:table-cell>
          <table:table-cell table:formula="of:=[.E79]*[.E79]*[.E79]*[.E7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8.312" calcext:value-type="float">
            <text:p>168.312</text:p>
          </table:table-cell>
          <table:table-cell office:value-type="float" office:value="-19.155" calcext:value-type="float">
            <text:p>-19.155</text:p>
          </table:table-cell>
          <table:table-cell office:value-type="float" office:value="22" calcext:value-type="float">
            <text:p>22</text:p>
          </table:table-cell>
          <table:table-cell table:formula="of:=[.E80]*[.E80]*[.E80]*[.E8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6.394" calcext:value-type="float">
            <text:p>96.394</text:p>
          </table:table-cell>
          <table:table-cell office:value-type="float" office:value="-45.464" calcext:value-type="float">
            <text:p>-45.464</text:p>
          </table:table-cell>
          <table:table-cell office:value-type="float" office:value="10" calcext:value-type="float">
            <text:p>10</text:p>
          </table:table-cell>
          <table:table-cell table:formula="of:=[.E81]*[.E81]*[.E81]*[.E8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5.87" calcext:value-type="float">
            <text:p>-175.87</text:p>
          </table:table-cell>
          <table:table-cell office:value-type="float" office:value="51.451" calcext:value-type="float">
            <text:p>51.451</text:p>
          </table:table-cell>
          <table:table-cell office:value-type="float" office:value="23.5" calcext:value-type="float">
            <text:p>23.5</text:p>
          </table:table-cell>
          <table:table-cell table:formula="of:=[.E82]*[.E82]*[.E82]*[.E8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6.822" calcext:value-type="float">
            <text:p>146.822</text:p>
          </table:table-cell>
          <table:table-cell office:value-type="float" office:value="-5.486" calcext:value-type="float">
            <text:p>-5.486</text:p>
          </table:table-cell>
          <table:table-cell office:value-type="float" office:value="220" calcext:value-type="float">
            <text:p>220</text:p>
          </table:table-cell>
          <table:table-cell table:formula="of:=[.E83]*[.E83]*[.E83]*[.E8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3.471" calcext:value-type="float">
            <text:p>93.471</text:p>
          </table:table-cell>
          <table:table-cell office:value-type="float" office:value="11.132" calcext:value-type="float">
            <text:p>11.132</text:p>
          </table:table-cell>
          <table:table-cell office:value-type="float" office:value="112" calcext:value-type="float">
            <text:p>112</text:p>
          </table:table-cell>
          <table:table-cell table:formula="of:=[.E84]*[.E84]*[.E84]*[.E8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9.944" calcext:value-type="float">
            <text:p>129.944</text:p>
          </table:table-cell>
          <table:table-cell office:value-type="float" office:value="25.773" calcext:value-type="float">
            <text:p>25.773</text:p>
          </table:table-cell>
          <table:table-cell office:value-type="float" office:value="10" calcext:value-type="float">
            <text:p>10</text:p>
          </table:table-cell>
          <table:table-cell table:formula="of:=[.E85]*[.E85]*[.E85]*[.E8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1.558" calcext:value-type="float">
            <text:p>-71.558</text:p>
          </table:table-cell>
          <table:table-cell office:value-type="float" office:value="-8.087" calcext:value-type="float">
            <text:p>-8.087</text:p>
          </table:table-cell>
          <table:table-cell office:value-type="float" office:value="581.2" calcext:value-type="float">
            <text:p>581.2</text:p>
          </table:table-cell>
          <table:table-cell table:formula="of:=[.E86]*[.E86]*[.E86]*[.E8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01.096" calcext:value-type="float">
            <text:p>101.096</text:p>
          </table:table-cell>
          <table:table-cell office:value-type="float" office:value="-4.054" calcext:value-type="float">
            <text:p>-4.054</text:p>
          </table:table-cell>
          <table:table-cell office:value-type="float" office:value="27" calcext:value-type="float">
            <text:p>27</text:p>
          </table:table-cell>
          <table:table-cell table:formula="of:=[.E87]*[.E87]*[.E87]*[.E8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7.877" calcext:value-type="float">
            <text:p>-177.877</text:p>
          </table:table-cell>
          <table:table-cell office:value-type="float" office:value="60.473" calcext:value-type="float">
            <text:p>60.473</text:p>
          </table:table-cell>
          <table:table-cell office:value-type="float" office:value="12" calcext:value-type="float">
            <text:p>12</text:p>
          </table:table-cell>
          <table:table-cell table:formula="of:=[.E88]*[.E88]*[.E88]*[.E8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3.623" calcext:value-type="float">
            <text:p>123.623</text:p>
          </table:table-cell>
          <table:table-cell office:value-type="float" office:value="22.18" calcext:value-type="float">
            <text:p>22.18</text:p>
          </table:table-cell>
          <table:table-cell office:value-type="float" office:value="22" calcext:value-type="float">
            <text:p>22</text:p>
          </table:table-cell>
          <table:table-cell table:formula="of:=[.E89]*[.E89]*[.E89]*[.E8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1.59" calcext:value-type="float">
            <text:p>141.59</text:p>
          </table:table-cell>
          <table:table-cell office:value-type="float" office:value="37.745" calcext:value-type="float">
            <text:p>37.745</text:p>
          </table:table-cell>
          <table:table-cell office:value-type="float" office:value="32" calcext:value-type="float">
            <text:p>32</text:p>
          </table:table-cell>
          <table:table-cell table:formula="of:=[.E90]*[.E90]*[.E90]*[.E9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7.227" calcext:value-type="float">
            <text:p>167.227</text:p>
          </table:table-cell>
          <table:table-cell office:value-type="float" office:value="-13.571" calcext:value-type="float">
            <text:p>-13.571</text:p>
          </table:table-cell>
          <table:table-cell office:value-type="float" office:value="176" calcext:value-type="float">
            <text:p>176</text:p>
          </table:table-cell>
          <table:table-cell table:formula="of:=[.E91]*[.E91]*[.E91]*[.E9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24.6925" calcext:value-type="float">
            <text:p>-124.6925</text:p>
          </table:table-cell>
          <table:table-cell office:value-type="float" office:value="40.652" calcext:value-type="float">
            <text:p>40.652</text:p>
          </table:table-cell>
          <table:table-cell office:value-type="float" office:value="28.737" calcext:value-type="float">
            <text:p>28.737</text:p>
          </table:table-cell>
          <table:table-cell table:formula="of:=[.E92]*[.E92]*[.E92]*[.E9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0.321" calcext:value-type="float">
            <text:p>-70.321</text:p>
          </table:table-cell>
          <table:table-cell office:value-type="float" office:value="-19.394" calcext:value-type="float">
            <text:p>-19.394</text:p>
          </table:table-cell>
          <table:table-cell office:value-type="float" office:value="27" calcext:value-type="float">
            <text:p>27</text:p>
          </table:table-cell>
          <table:table-cell table:formula="of:=[.E93]*[.E93]*[.E93]*[.E9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66.997" calcext:value-type="float">
            <text:p>-166.997</text:p>
          </table:table-cell>
          <table:table-cell office:value-type="float" office:value="52.754" calcext:value-type="float">
            <text:p>52.754</text:p>
          </table:table-cell>
          <table:table-cell office:value-type="float" office:value="24" calcext:value-type="float">
            <text:p>24</text:p>
          </table:table-cell>
          <table:table-cell table:formula="of:=[.E94]*[.E94]*[.E94]*[.E9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8.833" calcext:value-type="float">
            <text:p>-178.833</text:p>
          </table:table-cell>
          <table:table-cell office:value-type="float" office:value="-31.553" calcext:value-type="float">
            <text:p>-31.553</text:p>
          </table:table-cell>
          <table:table-cell office:value-type="float" office:value="43" calcext:value-type="float">
            <text:p>43</text:p>
          </table:table-cell>
          <table:table-cell table:formula="of:=[.E95]*[.E95]*[.E95]*[.E9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.853" calcext:value-type="float">
            <text:p>-1.853</text:p>
          </table:table-cell>
          <table:table-cell office:value-type="float" office:value="80.324" calcext:value-type="float">
            <text:p>80.324</text:p>
          </table:table-cell>
          <table:table-cell office:value-type="float" office:value="9" calcext:value-type="float">
            <text:p>9</text:p>
          </table:table-cell>
          <table:table-cell table:formula="of:=[.E96]*[.E96]*[.E96]*[.E9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3.771" calcext:value-type="float">
            <text:p>153.771</text:p>
          </table:table-cell>
          <table:table-cell office:value-type="float" office:value="-60.648" calcext:value-type="float">
            <text:p>-60.648</text:p>
          </table:table-cell>
          <table:table-cell office:value-type="float" office:value="10" calcext:value-type="float">
            <text:p>10</text:p>
          </table:table-cell>
          <table:table-cell table:formula="of:=[.E97]*[.E97]*[.E97]*[.E9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9.66" calcext:value-type="float">
            <text:p>149.66</text:p>
          </table:table-cell>
          <table:table-cell office:value-type="float" office:value="-59.384" calcext:value-type="float">
            <text:p>-59.384</text:p>
          </table:table-cell>
          <table:table-cell office:value-type="float" office:value="10" calcext:value-type="float">
            <text:p>10</text:p>
          </table:table-cell>
          <table:table-cell table:formula="of:=[.E98]*[.E98]*[.E98]*[.E9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34.897" calcext:value-type="float">
            <text:p>-34.897</text:p>
          </table:table-cell>
          <table:table-cell office:value-type="float" office:value="7.313" calcext:value-type="float">
            <text:p>7.313</text:p>
          </table:table-cell>
          <table:table-cell office:value-type="float" office:value="8" calcext:value-type="float">
            <text:p>8</text:p>
          </table:table-cell>
          <table:table-cell table:formula="of:=[.E99]*[.E99]*[.E99]*[.E9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23.471" calcext:value-type="float">
            <text:p>-23.471</text:p>
          </table:table-cell>
          <table:table-cell office:value-type="float" office:value="-1.182" calcext:value-type="float">
            <text:p>-1.182</text:p>
          </table:table-cell>
          <table:table-cell office:value-type="float" office:value="10" calcext:value-type="float">
            <text:p>10</text:p>
          </table:table-cell>
          <table:table-cell table:formula="of:=[.E100]*[.E100]*[.E100]*[.E10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3.175" calcext:value-type="float">
            <text:p>153.175</text:p>
          </table:table-cell>
          <table:table-cell office:value-type="float" office:value="46.406" calcext:value-type="float">
            <text:p>46.406</text:p>
          </table:table-cell>
          <table:table-cell office:value-type="float" office:value="10" calcext:value-type="float">
            <text:p>10</text:p>
          </table:table-cell>
          <table:table-cell table:formula="of:=[.E101]*[.E101]*[.E101]*[.E10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9.931" calcext:value-type="float">
            <text:p>99.931</text:p>
          </table:table-cell>
          <table:table-cell office:value-type="float" office:value="-2.405" calcext:value-type="float">
            <text:p>-2.405</text:p>
          </table:table-cell>
          <table:table-cell office:value-type="float" office:value="22" calcext:value-type="float">
            <text:p>22</text:p>
          </table:table-cell>
          <table:table-cell table:formula="of:=[.E102]*[.E102]*[.E102]*[.E10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1.863" calcext:value-type="float">
            <text:p>21.863</text:p>
          </table:table-cell>
          <table:table-cell office:value-type="float" office:value="36.345" calcext:value-type="float">
            <text:p>36.345</text:p>
          </table:table-cell>
          <table:table-cell office:value-type="float" office:value="28" calcext:value-type="float">
            <text:p>28</text:p>
          </table:table-cell>
          <table:table-cell table:formula="of:=[.E103]*[.E103]*[.E103]*[.E10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94.304" calcext:value-type="float">
            <text:p>-94.304</text:p>
          </table:table-cell>
          <table:table-cell office:value-type="float" office:value="16.357" calcext:value-type="float">
            <text:p>16.357</text:p>
          </table:table-cell>
          <table:table-cell office:value-type="float" office:value="83" calcext:value-type="float">
            <text:p>83</text:p>
          </table:table-cell>
          <table:table-cell table:formula="of:=[.E104]*[.E104]*[.E104]*[.E10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9.535" calcext:value-type="float">
            <text:p>-179.535</text:p>
          </table:table-cell>
          <table:table-cell office:value-type="float" office:value="-21.984" calcext:value-type="float">
            <text:p>-21.984</text:p>
          </table:table-cell>
          <table:table-cell office:value-type="float" office:value="597.6" calcext:value-type="float">
            <text:p>597.6</text:p>
          </table:table-cell>
          <table:table-cell table:formula="of:=[.E105]*[.E105]*[.E105]*[.E10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18.467" calcext:value-type="float">
            <text:p>118.467</text:p>
          </table:table-cell>
          <table:table-cell office:value-type="float" office:value="-8.224" calcext:value-type="float">
            <text:p>-8.224</text:p>
          </table:table-cell>
          <table:table-cell office:value-type="float" office:value="18" calcext:value-type="float">
            <text:p>18</text:p>
          </table:table-cell>
          <table:table-cell table:formula="of:=[.E106]*[.E106]*[.E106]*[.E10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18.37" calcext:value-type="float">
            <text:p>118.37</text:p>
          </table:table-cell>
          <table:table-cell office:value-type="float" office:value="-8.292" calcext:value-type="float">
            <text:p>-8.292</text:p>
          </table:table-cell>
          <table:table-cell office:value-type="float" office:value="20" calcext:value-type="float">
            <text:p>20</text:p>
          </table:table-cell>
          <table:table-cell table:formula="of:=[.E107]*[.E107]*[.E107]*[.E10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9.459" calcext:value-type="float">
            <text:p>179.459</text:p>
          </table:table-cell>
          <table:table-cell office:value-type="float" office:value="-25.189" calcext:value-type="float">
            <text:p>-25.189</text:p>
          </table:table-cell>
          <table:table-cell office:value-type="float" office:value="509.4" calcext:value-type="float">
            <text:p>509.4</text:p>
          </table:table-cell>
          <table:table-cell table:formula="of:=[.E108]*[.E108]*[.E108]*[.E10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9.373" calcext:value-type="float">
            <text:p>169.373</text:p>
          </table:table-cell>
          <table:table-cell office:value-type="float" office:value="-21.133" calcext:value-type="float">
            <text:p>-21.133</text:p>
          </table:table-cell>
          <table:table-cell office:value-type="float" office:value="10" calcext:value-type="float">
            <text:p>10</text:p>
          </table:table-cell>
          <table:table-cell table:formula="of:=[.E109]*[.E109]*[.E109]*[.E10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9.668" calcext:value-type="float">
            <text:p>99.668</text:p>
          </table:table-cell>
          <table:table-cell office:value-type="float" office:value="-1.689" calcext:value-type="float">
            <text:p>-1.689</text:p>
          </table:table-cell>
          <table:table-cell office:value-type="float" office:value="28.9" calcext:value-type="float">
            <text:p>28.9</text:p>
          </table:table-cell>
          <table:table-cell table:formula="of:=[.E110]*[.E110]*[.E110]*[.E11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39.251" calcext:value-type="float">
            <text:p>-39.251</text:p>
          </table:table-cell>
          <table:table-cell office:value-type="float" office:value="8.037" calcext:value-type="float">
            <text:p>8.037</text:p>
          </table:table-cell>
          <table:table-cell office:value-type="float" office:value="6" calcext:value-type="float">
            <text:p>6</text:p>
          </table:table-cell>
          <table:table-cell table:formula="of:=[.E111]*[.E111]*[.E111]*[.E11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9.465" calcext:value-type="float">
            <text:p>159.465</text:p>
          </table:table-cell>
          <table:table-cell office:value-type="float" office:value="-9.834" calcext:value-type="float">
            <text:p>-9.834</text:p>
          </table:table-cell>
          <table:table-cell office:value-type="float" office:value="15" calcext:value-type="float">
            <text:p>15</text:p>
          </table:table-cell>
          <table:table-cell table:formula="of:=[.E112]*[.E112]*[.E112]*[.E11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7.548" calcext:value-type="float">
            <text:p>-177.548</text:p>
          </table:table-cell>
          <table:table-cell office:value-type="float" office:value="50.322" calcext:value-type="float">
            <text:p>50.322</text:p>
          </table:table-cell>
          <table:table-cell office:value-type="float" office:value="9" calcext:value-type="float">
            <text:p>9</text:p>
          </table:table-cell>
          <table:table-cell table:formula="of:=[.E113]*[.E113]*[.E113]*[.E11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2.626" calcext:value-type="float">
            <text:p>-2.626</text:p>
          </table:table-cell>
          <table:table-cell office:value-type="float" office:value="-55.645" calcext:value-type="float">
            <text:p>-55.645</text:p>
          </table:table-cell>
          <table:table-cell office:value-type="float" office:value="10" calcext:value-type="float">
            <text:p>10</text:p>
          </table:table-cell>
          <table:table-cell table:formula="of:=[.E114]*[.E114]*[.E114]*[.E11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9.354" calcext:value-type="float">
            <text:p>-179.354</text:p>
          </table:table-cell>
          <table:table-cell office:value-type="float" office:value="-19.401" calcext:value-type="float">
            <text:p>-19.401</text:p>
          </table:table-cell>
          <table:table-cell office:value-type="float" office:value="676.4" calcext:value-type="float">
            <text:p>676.4</text:p>
          </table:table-cell>
          <table:table-cell table:formula="of:=[.E115]*[.E115]*[.E115]*[.E11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9.056" calcext:value-type="float">
            <text:p>169.056</text:p>
          </table:table-cell>
          <table:table-cell office:value-type="float" office:value="-20.688" calcext:value-type="float">
            <text:p>-20.688</text:p>
          </table:table-cell>
          <table:table-cell office:value-type="float" office:value="10" calcext:value-type="float">
            <text:p>10</text:p>
          </table:table-cell>
          <table:table-cell table:formula="of:=[.E116]*[.E116]*[.E116]*[.E11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8.002" calcext:value-type="float">
            <text:p>-178.002</text:p>
          </table:table-cell>
          <table:table-cell office:value-type="float" office:value="-29.776" calcext:value-type="float">
            <text:p>-29.776</text:p>
          </table:table-cell>
          <table:table-cell office:value-type="float" office:value="34" calcext:value-type="float">
            <text:p>34</text:p>
          </table:table-cell>
          <table:table-cell table:formula="of:=[.E117]*[.E117]*[.E117]*[.E11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3.24" calcext:value-type="float">
            <text:p>153.24</text:p>
          </table:table-cell>
          <table:table-cell office:value-type="float" office:value="46.47" calcext:value-type="float">
            <text:p>46.47</text:p>
          </table:table-cell>
          <table:table-cell office:value-type="float" office:value="19" calcext:value-type="float">
            <text:p>19</text:p>
          </table:table-cell>
          <table:table-cell table:formula="of:=[.E118]*[.E118]*[.E118]*[.E11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7.522" calcext:value-type="float">
            <text:p>157.522</text:p>
          </table:table-cell>
          <table:table-cell office:value-type="float" office:value="51.148" calcext:value-type="float">
            <text:p>51.148</text:p>
          </table:table-cell>
          <table:table-cell office:value-type="float" office:value="43" calcext:value-type="float">
            <text:p>43</text:p>
          </table:table-cell>
          <table:table-cell table:formula="of:=[.E119]*[.E119]*[.E119]*[.E11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7.082" calcext:value-type="float">
            <text:p>177.082</text:p>
          </table:table-cell>
          <table:table-cell office:value-type="float" office:value="51.752" calcext:value-type="float">
            <text:p>51.752</text:p>
          </table:table-cell>
          <table:table-cell office:value-type="float" office:value="14" calcext:value-type="float">
            <text:p>14</text:p>
          </table:table-cell>
          <table:table-cell table:formula="of:=[.E120]*[.E120]*[.E120]*[.E12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1.133" calcext:value-type="float">
            <text:p>151.133</text:p>
          </table:table-cell>
          <table:table-cell office:value-type="float" office:value="-5.724" calcext:value-type="float">
            <text:p>-5.724</text:p>
          </table:table-cell>
          <table:table-cell office:value-type="float" office:value="34" calcext:value-type="float">
            <text:p>34</text:p>
          </table:table-cell>
          <table:table-cell table:formula="of:=[.E121]*[.E121]*[.E121]*[.E12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1.056" calcext:value-type="float">
            <text:p>-71.056</text:p>
          </table:table-cell>
          <table:table-cell office:value-type="float" office:value="-27.211" calcext:value-type="float">
            <text:p>-27.211</text:p>
          </table:table-cell>
          <table:table-cell office:value-type="float" office:value="12" calcext:value-type="float">
            <text:p>12</text:p>
          </table:table-cell>
          <table:table-cell table:formula="of:=[.E122]*[.E122]*[.E122]*[.E12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6.989" calcext:value-type="float">
            <text:p>176.989</text:p>
          </table:table-cell>
          <table:table-cell office:value-type="float" office:value="-16.527" calcext:value-type="float">
            <text:p>-16.527</text:p>
          </table:table-cell>
          <table:table-cell office:value-type="float" office:value="14" calcext:value-type="float">
            <text:p>14</text:p>
          </table:table-cell>
          <table:table-cell table:formula="of:=[.E123]*[.E123]*[.E123]*[.E12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6.768" calcext:value-type="float">
            <text:p>-176.768</text:p>
          </table:table-cell>
          <table:table-cell office:value-type="float" office:value="-29.435" calcext:value-type="float">
            <text:p>-29.435</text:p>
          </table:table-cell>
          <table:table-cell office:value-type="float" office:value="13" calcext:value-type="float">
            <text:p>13</text:p>
          </table:table-cell>
          <table:table-cell table:formula="of:=[.E124]*[.E124]*[.E124]*[.E12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71.093" calcext:value-type="float">
            <text:p>71.093</text:p>
          </table:table-cell>
          <table:table-cell office:value-type="float" office:value="36.357" calcext:value-type="float">
            <text:p>36.357</text:p>
          </table:table-cell>
          <table:table-cell office:value-type="float" office:value="224.6" calcext:value-type="float">
            <text:p>224.6</text:p>
          </table:table-cell>
          <table:table-cell table:formula="of:=[.E125]*[.E125]*[.E125]*[.E12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2.122" calcext:value-type="float">
            <text:p>142.122</text:p>
          </table:table-cell>
          <table:table-cell office:value-type="float" office:value="38.089" calcext:value-type="float">
            <text:p>38.089</text:p>
          </table:table-cell>
          <table:table-cell office:value-type="float" office:value="29" calcext:value-type="float">
            <text:p>29</text:p>
          </table:table-cell>
          <table:table-cell table:formula="of:=[.E126]*[.E126]*[.E126]*[.E12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6.786" calcext:value-type="float">
            <text:p>96.786</text:p>
          </table:table-cell>
          <table:table-cell office:value-type="float" office:value="2.164" calcext:value-type="float">
            <text:p>2.164</text:p>
          </table:table-cell>
          <table:table-cell office:value-type="float" office:value="21" calcext:value-type="float">
            <text:p>21</text:p>
          </table:table-cell>
          <table:table-cell table:formula="of:=[.E127]*[.E127]*[.E127]*[.E12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6.898" calcext:value-type="float">
            <text:p>96.898</text:p>
          </table:table-cell>
          <table:table-cell office:value-type="float" office:value="-45.214" calcext:value-type="float">
            <text:p>-45.214</text:p>
          </table:table-cell>
          <table:table-cell office:value-type="float" office:value="8" calcext:value-type="float">
            <text:p>8</text:p>
          </table:table-cell>
          <table:table-cell table:formula="of:=[.E128]*[.E128]*[.E128]*[.E12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39.231" calcext:value-type="float">
            <text:p>-139.231</text:p>
          </table:table-cell>
          <table:table-cell office:value-type="float" office:value="-57.382" calcext:value-type="float">
            <text:p>-57.382</text:p>
          </table:table-cell>
          <table:table-cell office:value-type="float" office:value="10" calcext:value-type="float">
            <text:p>10</text:p>
          </table:table-cell>
          <table:table-cell table:formula="of:=[.E129]*[.E129]*[.E129]*[.E12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82.845" calcext:value-type="float">
            <text:p>-82.845</text:p>
          </table:table-cell>
          <table:table-cell office:value-type="float" office:value="5.71" calcext:value-type="float">
            <text:p>5.71</text:p>
          </table:table-cell>
          <table:table-cell office:value-type="float" office:value="18" calcext:value-type="float">
            <text:p>18</text:p>
          </table:table-cell>
          <table:table-cell table:formula="of:=[.E130]*[.E130]*[.E130]*[.E13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9.779" calcext:value-type="float">
            <text:p>99.779</text:p>
          </table:table-cell>
          <table:table-cell office:value-type="float" office:value="-1.714" calcext:value-type="float">
            <text:p>-1.714</text:p>
          </table:table-cell>
          <table:table-cell office:value-type="float" office:value="30" calcext:value-type="float">
            <text:p>30</text:p>
          </table:table-cell>
          <table:table-cell table:formula="of:=[.E131]*[.E131]*[.E131]*[.E13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2.129" calcext:value-type="float">
            <text:p>122.129</text:p>
          </table:table-cell>
          <table:table-cell office:value-type="float" office:value="-5.562" calcext:value-type="float">
            <text:p>-5.562</text:p>
          </table:table-cell>
          <table:table-cell office:value-type="float" office:value="10" calcext:value-type="float">
            <text:p>10</text:p>
          </table:table-cell>
          <table:table-cell table:formula="of:=[.E132]*[.E132]*[.E132]*[.E13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6.421" calcext:value-type="float">
            <text:p>126.421</text:p>
          </table:table-cell>
          <table:table-cell office:value-type="float" office:value="4.756" calcext:value-type="float">
            <text:p>4.756</text:p>
          </table:table-cell>
          <table:table-cell office:value-type="float" office:value="39.7" calcext:value-type="float">
            <text:p>39.7</text:p>
          </table:table-cell>
          <table:table-cell table:formula="of:=[.E133]*[.E133]*[.E133]*[.E13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0.534" calcext:value-type="float">
            <text:p>120.534</text:p>
          </table:table-cell>
          <table:table-cell office:value-type="float" office:value="13.925" calcext:value-type="float">
            <text:p>13.925</text:p>
          </table:table-cell>
          <table:table-cell office:value-type="float" office:value="105" calcext:value-type="float">
            <text:p>105</text:p>
          </table:table-cell>
          <table:table-cell table:formula="of:=[.E134]*[.E134]*[.E134]*[.E13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0.525" calcext:value-type="float">
            <text:p>-70.525</text:p>
          </table:table-cell>
          <table:table-cell office:value-type="float" office:value="-35.173" calcext:value-type="float">
            <text:p>-35.173</text:p>
          </table:table-cell>
          <table:table-cell office:value-type="float" office:value="5" calcext:value-type="float">
            <text:p>5</text:p>
          </table:table-cell>
          <table:table-cell table:formula="of:=[.E135]*[.E135]*[.E135]*[.E13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3.091" calcext:value-type="float">
            <text:p>133.091</text:p>
          </table:table-cell>
          <table:table-cell office:value-type="float" office:value="-0.443" calcext:value-type="float">
            <text:p>-0.443</text:p>
          </table:table-cell>
          <table:table-cell office:value-type="float" office:value="13.4" calcext:value-type="float">
            <text:p>13.4</text:p>
          </table:table-cell>
          <table:table-cell table:formula="of:=[.E136]*[.E136]*[.E136]*[.E13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1.406" calcext:value-type="float">
            <text:p>141.406</text:p>
          </table:table-cell>
          <table:table-cell office:value-type="float" office:value="34.251" calcext:value-type="float">
            <text:p>34.251</text:p>
          </table:table-cell>
          <table:table-cell office:value-type="float" office:value="16" calcext:value-type="float">
            <text:p>16</text:p>
          </table:table-cell>
          <table:table-cell table:formula="of:=[.E137]*[.E137]*[.E137]*[.E13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7.198" calcext:value-type="float">
            <text:p>167.198</text:p>
          </table:table-cell>
          <table:table-cell office:value-type="float" office:value="-13.174" calcext:value-type="float">
            <text:p>-13.174</text:p>
          </table:table-cell>
          <table:table-cell office:value-type="float" office:value="228.4" calcext:value-type="float">
            <text:p>228.4</text:p>
          </table:table-cell>
          <table:table-cell table:formula="of:=[.E138]*[.E138]*[.E138]*[.E13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9.488" calcext:value-type="float">
            <text:p>169.488</text:p>
          </table:table-cell>
          <table:table-cell office:value-type="float" office:value="-22.252" calcext:value-type="float">
            <text:p>-22.252</text:p>
          </table:table-cell>
          <table:table-cell office:value-type="float" office:value="10" calcext:value-type="float">
            <text:p>10</text:p>
          </table:table-cell>
          <table:table-cell table:formula="of:=[.E139]*[.E139]*[.E139]*[.E13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82.824" calcext:value-type="float">
            <text:p>-82.824</text:p>
          </table:table-cell>
          <table:table-cell office:value-type="float" office:value="8.416" calcext:value-type="float">
            <text:p>8.416</text:p>
          </table:table-cell>
          <table:table-cell office:value-type="float" office:value="33" calcext:value-type="float">
            <text:p>33</text:p>
          </table:table-cell>
          <table:table-cell table:formula="of:=[.E140]*[.E140]*[.E140]*[.E14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21.1005" calcext:value-type="float">
            <text:p>-121.1005</text:p>
          </table:table-cell>
          <table:table-cell office:value-type="float" office:value="35.7005" calcext:value-type="float">
            <text:p>35.7005</text:p>
          </table:table-cell>
          <table:table-cell office:value-type="float" office:value="8.382" calcext:value-type="float">
            <text:p>8.382</text:p>
          </table:table-cell>
          <table:table-cell table:formula="of:=[.E141]*[.E141]*[.E141]*[.E14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5.416" calcext:value-type="float">
            <text:p>125.416</text:p>
          </table:table-cell>
          <table:table-cell office:value-type="float" office:value="12.025" calcext:value-type="float">
            <text:p>12.025</text:p>
          </table:table-cell>
          <table:table-cell office:value-type="float" office:value="35" calcext:value-type="float">
            <text:p>35</text:p>
          </table:table-cell>
          <table:table-cell table:formula="of:=[.E142]*[.E142]*[.E142]*[.E14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4.38" calcext:value-type="float">
            <text:p>144.38</text:p>
          </table:table-cell>
          <table:table-cell office:value-type="float" office:value="42.45" calcext:value-type="float">
            <text:p>42.45</text:p>
          </table:table-cell>
          <table:table-cell office:value-type="float" office:value="25" calcext:value-type="float">
            <text:p>25</text:p>
          </table:table-cell>
          <table:table-cell table:formula="of:=[.E143]*[.E143]*[.E143]*[.E14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2.174" calcext:value-type="float">
            <text:p>152.174</text:p>
          </table:table-cell>
          <table:table-cell office:value-type="float" office:value="-3.828" calcext:value-type="float">
            <text:p>-3.828</text:p>
          </table:table-cell>
          <table:table-cell office:value-type="float" office:value="33" calcext:value-type="float">
            <text:p>33</text:p>
          </table:table-cell>
          <table:table-cell table:formula="of:=[.E144]*[.E144]*[.E144]*[.E14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6.923" calcext:value-type="float">
            <text:p>176.923</text:p>
          </table:table-cell>
          <table:table-cell office:value-type="float" office:value="51.552" calcext:value-type="float">
            <text:p>51.552</text:p>
          </table:table-cell>
          <table:table-cell office:value-type="float" office:value="20" calcext:value-type="float">
            <text:p>20</text:p>
          </table:table-cell>
          <table:table-cell table:formula="of:=[.E145]*[.E145]*[.E145]*[.E14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.432" calcext:value-type="float">
            <text:p>1.432</text:p>
          </table:table-cell>
          <table:table-cell office:value-type="float" office:value="-54.624" calcext:value-type="float">
            <text:p>-54.624</text:p>
          </table:table-cell>
          <table:table-cell office:value-type="float" office:value="10" calcext:value-type="float">
            <text:p>10</text:p>
          </table:table-cell>
          <table:table-cell table:formula="of:=[.E146]*[.E146]*[.E146]*[.E14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0.743" calcext:value-type="float">
            <text:p>120.743</text:p>
          </table:table-cell>
          <table:table-cell office:value-type="float" office:value="-8.294" calcext:value-type="float">
            <text:p>-8.294</text:p>
          </table:table-cell>
          <table:table-cell office:value-type="float" office:value="33" calcext:value-type="float">
            <text:p>33</text:p>
          </table:table-cell>
          <table:table-cell table:formula="of:=[.E147]*[.E147]*[.E147]*[.E14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90.774" calcext:value-type="float">
            <text:p>-90.774</text:p>
          </table:table-cell>
          <table:table-cell office:value-type="float" office:value="13.626" calcext:value-type="float">
            <text:p>13.626</text:p>
          </table:table-cell>
          <table:table-cell office:value-type="float" office:value="24" calcext:value-type="float">
            <text:p>24</text:p>
          </table:table-cell>
          <table:table-cell table:formula="of:=[.E148]*[.E148]*[.E148]*[.E14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7.661" calcext:value-type="float">
            <text:p>-177.661</text:p>
          </table:table-cell>
          <table:table-cell office:value-type="float" office:value="-20.57" calcext:value-type="float">
            <text:p>-20.57</text:p>
          </table:table-cell>
          <table:table-cell office:value-type="float" office:value="378" calcext:value-type="float">
            <text:p>378</text:p>
          </table:table-cell>
          <table:table-cell table:formula="of:=[.E149]*[.E149]*[.E149]*[.E14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08.53" calcext:value-type="float">
            <text:p>-108.53</text:p>
          </table:table-cell>
          <table:table-cell office:value-type="float" office:value="23.324" calcext:value-type="float">
            <text:p>23.324</text:p>
          </table:table-cell>
          <table:table-cell office:value-type="float" office:value="10" calcext:value-type="float">
            <text:p>10</text:p>
          </table:table-cell>
          <table:table-cell table:formula="of:=[.E150]*[.E150]*[.E150]*[.E15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3.068" calcext:value-type="float">
            <text:p>93.068</text:p>
          </table:table-cell>
          <table:table-cell office:value-type="float" office:value="13.036" calcext:value-type="float">
            <text:p>13.036</text:p>
          </table:table-cell>
          <table:table-cell office:value-type="float" office:value="21" calcext:value-type="float">
            <text:p>21</text:p>
          </table:table-cell>
          <table:table-cell table:formula="of:=[.E151]*[.E151]*[.E151]*[.E15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6.199" calcext:value-type="float">
            <text:p>146.199</text:p>
          </table:table-cell>
          <table:table-cell office:value-type="float" office:value="14.101" calcext:value-type="float">
            <text:p>14.101</text:p>
          </table:table-cell>
          <table:table-cell office:value-type="float" office:value="30" calcext:value-type="float">
            <text:p>30</text:p>
          </table:table-cell>
          <table:table-cell table:formula="of:=[.E152]*[.E152]*[.E152]*[.E15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82.793" calcext:value-type="float">
            <text:p>-82.793</text:p>
          </table:table-cell>
          <table:table-cell office:value-type="float" office:value="7.929" calcext:value-type="float">
            <text:p>7.929</text:p>
          </table:table-cell>
          <table:table-cell office:value-type="float" office:value="10" calcext:value-type="float">
            <text:p>10</text:p>
          </table:table-cell>
          <table:table-cell table:formula="of:=[.E153]*[.E153]*[.E153]*[.E15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9.25" calcext:value-type="float">
            <text:p>179.25</text:p>
          </table:table-cell>
          <table:table-cell office:value-type="float" office:value="-22.201" calcext:value-type="float">
            <text:p>-22.201</text:p>
          </table:table-cell>
          <table:table-cell office:value-type="float" office:value="620.4" calcext:value-type="float">
            <text:p>620.4</text:p>
          </table:table-cell>
          <table:table-cell table:formula="of:=[.E154]*[.E154]*[.E154]*[.E15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04.181" calcext:value-type="float">
            <text:p>104.181</text:p>
          </table:table-cell>
          <table:table-cell office:value-type="float" office:value="-6.963" calcext:value-type="float">
            <text:p>-6.963</text:p>
          </table:table-cell>
          <table:table-cell office:value-type="float" office:value="11" calcext:value-type="float">
            <text:p>11</text:p>
          </table:table-cell>
          <table:table-cell table:formula="of:=[.E155]*[.E155]*[.E155]*[.E15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49.047" calcext:value-type="float">
            <text:p>49.047</text:p>
          </table:table-cell>
          <table:table-cell office:value-type="float" office:value="35.626" calcext:value-type="float">
            <text:p>35.626</text:p>
          </table:table-cell>
          <table:table-cell office:value-type="float" office:value="10" calcext:value-type="float">
            <text:p>10</text:p>
          </table:table-cell>
          <table:table-cell table:formula="of:=[.E156]*[.E156]*[.E156]*[.E15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68.329" calcext:value-type="float">
            <text:p>-68.329</text:p>
          </table:table-cell>
          <table:table-cell office:value-type="float" office:value="-21.663" calcext:value-type="float">
            <text:p>-21.663</text:p>
          </table:table-cell>
          <table:table-cell office:value-type="float" office:value="125.1" calcext:value-type="float">
            <text:p>125.1</text:p>
          </table:table-cell>
          <table:table-cell table:formula="of:=[.E157]*[.E157]*[.E157]*[.E15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1.271" calcext:value-type="float">
            <text:p>31.271</text:p>
          </table:table-cell>
          <table:table-cell office:value-type="float" office:value="38.573" calcext:value-type="float">
            <text:p>38.573</text:p>
          </table:table-cell>
          <table:table-cell office:value-type="float" office:value="5" calcext:value-type="float">
            <text:p>5</text:p>
          </table:table-cell>
          <table:table-cell table:formula="of:=[.E158]*[.E158]*[.E158]*[.E15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1.089" calcext:value-type="float">
            <text:p>141.089</text:p>
          </table:table-cell>
          <table:table-cell office:value-type="float" office:value="39.402" calcext:value-type="float">
            <text:p>39.402</text:p>
          </table:table-cell>
          <table:table-cell office:value-type="float" office:value="123.8" calcext:value-type="float">
            <text:p>123.8</text:p>
          </table:table-cell>
          <table:table-cell table:formula="of:=[.E159]*[.E159]*[.E159]*[.E15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0.324" calcext:value-type="float">
            <text:p>160.324</text:p>
          </table:table-cell>
          <table:table-cell office:value-type="float" office:value="52.591" calcext:value-type="float">
            <text:p>52.591</text:p>
          </table:table-cell>
          <table:table-cell office:value-type="float" office:value="48.5" calcext:value-type="float">
            <text:p>48.5</text:p>
          </table:table-cell>
          <table:table-cell table:formula="of:=[.E160]*[.E160]*[.E160]*[.E16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9.109" calcext:value-type="float">
            <text:p>-179.109</text:p>
          </table:table-cell>
          <table:table-cell office:value-type="float" office:value="-20.993" calcext:value-type="float">
            <text:p>-20.993</text:p>
          </table:table-cell>
          <table:table-cell office:value-type="float" office:value="608.1" calcext:value-type="float">
            <text:p>608.1</text:p>
          </table:table-cell>
          <table:table-cell table:formula="of:=[.E161]*[.E161]*[.E161]*[.E16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3.13" calcext:value-type="float">
            <text:p>133.13</text:p>
          </table:table-cell>
          <table:table-cell office:value-type="float" office:value="-0.578" calcext:value-type="float">
            <text:p>-0.578</text:p>
          </table:table-cell>
          <table:table-cell office:value-type="float" office:value="33" calcext:value-type="float">
            <text:p>33</text:p>
          </table:table-cell>
          <table:table-cell table:formula="of:=[.E162]*[.E162]*[.E162]*[.E16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4.244" calcext:value-type="float">
            <text:p>24.244</text:p>
          </table:table-cell>
          <table:table-cell office:value-type="float" office:value="39.059" calcext:value-type="float">
            <text:p>39.059</text:p>
          </table:table-cell>
          <table:table-cell office:value-type="float" office:value="10" calcext:value-type="float">
            <text:p>10</text:p>
          </table:table-cell>
          <table:table-cell table:formula="of:=[.E163]*[.E163]*[.E163]*[.E16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6.705" calcext:value-type="float">
            <text:p>-176.705</text:p>
          </table:table-cell>
          <table:table-cell office:value-type="float" office:value="-21.725" calcext:value-type="float">
            <text:p>-21.725</text:p>
          </table:table-cell>
          <table:table-cell office:value-type="float" office:value="184.6" calcext:value-type="float">
            <text:p>184.6</text:p>
          </table:table-cell>
          <table:table-cell table:formula="of:=[.E164]*[.E164]*[.E164]*[.E16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2.984" calcext:value-type="float">
            <text:p>142.984</text:p>
          </table:table-cell>
          <table:table-cell office:value-type="float" office:value="21.641" calcext:value-type="float">
            <text:p>21.641</text:p>
          </table:table-cell>
          <table:table-cell office:value-type="float" office:value="290" calcext:value-type="float">
            <text:p>290</text:p>
          </table:table-cell>
          <table:table-cell table:formula="of:=[.E165]*[.E165]*[.E165]*[.E16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9.828" calcext:value-type="float">
            <text:p>-179.828</text:p>
          </table:table-cell>
          <table:table-cell office:value-type="float" office:value="51.16" calcext:value-type="float">
            <text:p>51.16</text:p>
          </table:table-cell>
          <table:table-cell office:value-type="float" office:value="18" calcext:value-type="float">
            <text:p>18</text:p>
          </table:table-cell>
          <table:table-cell table:formula="of:=[.E166]*[.E166]*[.E166]*[.E16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8.02" calcext:value-type="float">
            <text:p>128.02</text:p>
          </table:table-cell>
          <table:table-cell office:value-type="float" office:value="-4.029" calcext:value-type="float">
            <text:p>-4.029</text:p>
          </table:table-cell>
          <table:table-cell office:value-type="float" office:value="33" calcext:value-type="float">
            <text:p>33</text:p>
          </table:table-cell>
          <table:table-cell table:formula="of:=[.E167]*[.E167]*[.E167]*[.E16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4.662" calcext:value-type="float">
            <text:p>-74.662</text:p>
          </table:table-cell>
          <table:table-cell office:value-type="float" office:value="-39.008" calcext:value-type="float">
            <text:p>-39.008</text:p>
          </table:table-cell>
          <table:table-cell office:value-type="float" office:value="11" calcext:value-type="float">
            <text:p>11</text:p>
          </table:table-cell>
          <table:table-cell table:formula="of:=[.E168]*[.E168]*[.E168]*[.E16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2.725" calcext:value-type="float">
            <text:p>152.725</text:p>
          </table:table-cell>
          <table:table-cell office:value-type="float" office:value="-4.218" calcext:value-type="float">
            <text:p>-4.218</text:p>
          </table:table-cell>
          <table:table-cell office:value-type="float" office:value="31" calcext:value-type="float">
            <text:p>31</text:p>
          </table:table-cell>
          <table:table-cell table:formula="of:=[.E169]*[.E169]*[.E169]*[.E16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49.954" calcext:value-type="float">
            <text:p>49.954</text:p>
          </table:table-cell>
          <table:table-cell office:value-type="float" office:value="40.167" calcext:value-type="float">
            <text:p>40.167</text:p>
          </table:table-cell>
          <table:table-cell office:value-type="float" office:value="33" calcext:value-type="float">
            <text:p>33</text:p>
          </table:table-cell>
          <table:table-cell table:formula="of:=[.E170]*[.E170]*[.E170]*[.E17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3.226" calcext:value-type="float">
            <text:p>153.226</text:p>
          </table:table-cell>
          <table:table-cell office:value-type="float" office:value="-4.827" calcext:value-type="float">
            <text:p>-4.827</text:p>
          </table:table-cell>
          <table:table-cell office:value-type="float" office:value="33" calcext:value-type="float">
            <text:p>33</text:p>
          </table:table-cell>
          <table:table-cell table:formula="of:=[.E171]*[.E171]*[.E171]*[.E17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7.829" calcext:value-type="float">
            <text:p>-77.829</text:p>
          </table:table-cell>
          <table:table-cell office:value-type="float" office:value="7.042" calcext:value-type="float">
            <text:p>7.042</text:p>
          </table:table-cell>
          <table:table-cell office:value-type="float" office:value="17" calcext:value-type="float">
            <text:p>17</text:p>
          </table:table-cell>
          <table:table-cell table:formula="of:=[.E172]*[.E172]*[.E172]*[.E17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0.709" calcext:value-type="float">
            <text:p>30.709</text:p>
          </table:table-cell>
          <table:table-cell office:value-type="float" office:value="-7.977" calcext:value-type="float">
            <text:p>-7.977</text:p>
          </table:table-cell>
          <table:table-cell office:value-type="float" office:value="34" calcext:value-type="float">
            <text:p>34</text:p>
          </table:table-cell>
          <table:table-cell table:formula="of:=[.E173]*[.E173]*[.E173]*[.E17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02.48" calcext:value-type="float">
            <text:p>-102.48</text:p>
          </table:table-cell>
          <table:table-cell office:value-type="float" office:value="18.198" calcext:value-type="float">
            <text:p>18.198</text:p>
          </table:table-cell>
          <table:table-cell office:value-type="float" office:value="45.8" calcext:value-type="float">
            <text:p>45.8</text:p>
          </table:table-cell>
          <table:table-cell table:formula="of:=[.E174]*[.E174]*[.E174]*[.E17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3.357" calcext:value-type="float">
            <text:p>123.357</text:p>
          </table:table-cell>
          <table:table-cell office:value-type="float" office:value="-7.018" calcext:value-type="float">
            <text:p>-7.018</text:p>
          </table:table-cell>
          <table:table-cell office:value-type="float" office:value="648.5" calcext:value-type="float">
            <text:p>648.5</text:p>
          </table:table-cell>
          <table:table-cell table:formula="of:=[.E175]*[.E175]*[.E175]*[.E17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9.376" calcext:value-type="float">
            <text:p>139.376</text:p>
          </table:table-cell>
          <table:table-cell office:value-type="float" office:value="33.901" calcext:value-type="float">
            <text:p>33.901</text:p>
          </table:table-cell>
          <table:table-cell office:value-type="float" office:value="10" calcext:value-type="float">
            <text:p>10</text:p>
          </table:table-cell>
          <table:table-cell table:formula="of:=[.E176]*[.E176]*[.E176]*[.E17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20.758" calcext:value-type="float">
            <text:p>-20.758</text:p>
          </table:table-cell>
          <table:table-cell office:value-type="float" office:value="63.98" calcext:value-type="float">
            <text:p>63.98</text:p>
          </table:table-cell>
          <table:table-cell office:value-type="float" office:value="10" calcext:value-type="float">
            <text:p>10</text:p>
          </table:table-cell>
          <table:table-cell table:formula="of:=[.E177]*[.E177]*[.E177]*[.E17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20.487" calcext:value-type="float">
            <text:p>-20.487</text:p>
          </table:table-cell>
          <table:table-cell office:value-type="float" office:value="63.966" calcext:value-type="float">
            <text:p>63.966</text:p>
          </table:table-cell>
          <table:table-cell office:value-type="float" office:value="10" calcext:value-type="float">
            <text:p>10</text:p>
          </table:table-cell>
          <table:table-cell table:formula="of:=[.E178]*[.E178]*[.E178]*[.E17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8.522" calcext:value-type="float">
            <text:p>-178.522</text:p>
          </table:table-cell>
          <table:table-cell office:value-type="float" office:value="-17.914" calcext:value-type="float">
            <text:p>-17.914</text:p>
          </table:table-cell>
          <table:table-cell office:value-type="float" office:value="515.8" calcext:value-type="float">
            <text:p>515.8</text:p>
          </table:table-cell>
          <table:table-cell table:formula="of:=[.E179]*[.E179]*[.E179]*[.E17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4.37" calcext:value-type="float">
            <text:p>174.37</text:p>
          </table:table-cell>
          <table:table-cell office:value-type="float" office:value="-18.823" calcext:value-type="float">
            <text:p>-18.823</text:p>
          </table:table-cell>
          <table:table-cell office:value-type="float" office:value="33" calcext:value-type="float">
            <text:p>33</text:p>
          </table:table-cell>
          <table:table-cell table:formula="of:=[.E180]*[.E180]*[.E180]*[.E18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05.555" calcext:value-type="float">
            <text:p>105.555</text:p>
          </table:table-cell>
          <table:table-cell office:value-type="float" office:value="-6.845" calcext:value-type="float">
            <text:p>-6.845</text:p>
          </table:table-cell>
          <table:table-cell office:value-type="float" office:value="56" calcext:value-type="float">
            <text:p>56</text:p>
          </table:table-cell>
          <table:table-cell table:formula="of:=[.E181]*[.E181]*[.E181]*[.E18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97.316" calcext:value-type="float">
            <text:p>-97.316</text:p>
          </table:table-cell>
          <table:table-cell office:value-type="float" office:value="-36.206" calcext:value-type="float">
            <text:p>-36.206</text:p>
          </table:table-cell>
          <table:table-cell office:value-type="float" office:value="10" calcext:value-type="float">
            <text:p>10</text:p>
          </table:table-cell>
          <table:table-cell table:formula="of:=[.E182]*[.E182]*[.E182]*[.E18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71.24" calcext:value-type="float">
            <text:p>71.24</text:p>
          </table:table-cell>
          <table:table-cell office:value-type="float" office:value="36.522" calcext:value-type="float">
            <text:p>36.522</text:p>
          </table:table-cell>
          <table:table-cell office:value-type="float" office:value="228.4" calcext:value-type="float">
            <text:p>228.4</text:p>
          </table:table-cell>
          <table:table-cell table:formula="of:=[.E183]*[.E183]*[.E183]*[.E18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1.158" calcext:value-type="float">
            <text:p>121.158</text:p>
          </table:table-cell>
          <table:table-cell office:value-type="float" office:value="23.738" calcext:value-type="float">
            <text:p>23.738</text:p>
          </table:table-cell>
          <table:table-cell office:value-type="float" office:value="17" calcext:value-type="float">
            <text:p>17</text:p>
          </table:table-cell>
          <table:table-cell table:formula="of:=[.E184]*[.E184]*[.E184]*[.E18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7.832" calcext:value-type="float">
            <text:p>-177.832</text:p>
          </table:table-cell>
          <table:table-cell office:value-type="float" office:value="-30.367" calcext:value-type="float">
            <text:p>-30.367</text:p>
          </table:table-cell>
          <table:table-cell office:value-type="float" office:value="10" calcext:value-type="float">
            <text:p>10</text:p>
          </table:table-cell>
          <table:table-cell table:formula="of:=[.E185]*[.E185]*[.E185]*[.E18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7.608" calcext:value-type="float">
            <text:p>-177.608</text:p>
          </table:table-cell>
          <table:table-cell office:value-type="float" office:value="-28.629" calcext:value-type="float">
            <text:p>-28.629</text:p>
          </table:table-cell>
          <table:table-cell office:value-type="float" office:value="39" calcext:value-type="float">
            <text:p>39</text:p>
          </table:table-cell>
          <table:table-cell table:formula="of:=[.E186]*[.E186]*[.E186]*[.E18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9.04" calcext:value-type="float">
            <text:p>-179.04</text:p>
          </table:table-cell>
          <table:table-cell office:value-type="float" office:value="-31.888" calcext:value-type="float">
            <text:p>-31.888</text:p>
          </table:table-cell>
          <table:table-cell office:value-type="float" office:value="95.7" calcext:value-type="float">
            <text:p>95.7</text:p>
          </table:table-cell>
          <table:table-cell table:formula="of:=[.E187]*[.E187]*[.E187]*[.E18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9.082" calcext:value-type="float">
            <text:p>129.082</text:p>
          </table:table-cell>
          <table:table-cell office:value-type="float" office:value="-4.476" calcext:value-type="float">
            <text:p>-4.476</text:p>
          </table:table-cell>
          <table:table-cell office:value-type="float" office:value="33" calcext:value-type="float">
            <text:p>33</text:p>
          </table:table-cell>
          <table:table-cell table:formula="of:=[.E188]*[.E188]*[.E188]*[.E18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9.035" calcext:value-type="float">
            <text:p>179.035</text:p>
          </table:table-cell>
          <table:table-cell office:value-type="float" office:value="-22.411" calcext:value-type="float">
            <text:p>-22.411</text:p>
          </table:table-cell>
          <table:table-cell office:value-type="float" office:value="610.1" calcext:value-type="float">
            <text:p>610.1</text:p>
          </table:table-cell>
          <table:table-cell table:formula="of:=[.E189]*[.E189]*[.E189]*[.E18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88.808" calcext:value-type="float">
            <text:p>-88.808</text:p>
          </table:table-cell>
          <table:table-cell office:value-type="float" office:value="13.849" calcext:value-type="float">
            <text:p>13.849</text:p>
          </table:table-cell>
          <table:table-cell office:value-type="float" office:value="176.4" calcext:value-type="float">
            <text:p>176.4</text:p>
          </table:table-cell>
          <table:table-cell table:formula="of:=[.E190]*[.E190]*[.E190]*[.E19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5.779" calcext:value-type="float">
            <text:p>125.779</text:p>
          </table:table-cell>
          <table:table-cell office:value-type="float" office:value="9.79" calcext:value-type="float">
            <text:p>9.79</text:p>
          </table:table-cell>
          <table:table-cell office:value-type="float" office:value="105.6" calcext:value-type="float">
            <text:p>105.6</text:p>
          </table:table-cell>
          <table:table-cell table:formula="of:=[.E191]*[.E191]*[.E191]*[.E19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5.576" calcext:value-type="float">
            <text:p>-175.576</text:p>
          </table:table-cell>
          <table:table-cell office:value-type="float" office:value="-15.235" calcext:value-type="float">
            <text:p>-15.235</text:p>
          </table:table-cell>
          <table:table-cell office:value-type="float" office:value="33" calcext:value-type="float">
            <text:p>33</text:p>
          </table:table-cell>
          <table:table-cell table:formula="of:=[.E192]*[.E192]*[.E192]*[.E19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80.134" calcext:value-type="float">
            <text:p>80.134</text:p>
          </table:table-cell>
          <table:table-cell office:value-type="float" office:value="-41.715" calcext:value-type="float">
            <text:p>-41.715</text:p>
          </table:table-cell>
          <table:table-cell office:value-type="float" office:value="10" calcext:value-type="float">
            <text:p>10</text:p>
          </table:table-cell>
          <table:table-cell table:formula="of:=[.E193]*[.E193]*[.E193]*[.E19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08.135" calcext:value-type="float">
            <text:p>-108.135</text:p>
          </table:table-cell>
          <table:table-cell office:value-type="float" office:value="-35.815" calcext:value-type="float">
            <text:p>-35.815</text:p>
          </table:table-cell>
          <table:table-cell office:value-type="float" office:value="10" calcext:value-type="float">
            <text:p>10</text:p>
          </table:table-cell>
          <table:table-cell table:formula="of:=[.E194]*[.E194]*[.E194]*[.E19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02.511" calcext:value-type="float">
            <text:p>-102.511</text:p>
          </table:table-cell>
          <table:table-cell office:value-type="float" office:value="-35.964" calcext:value-type="float">
            <text:p>-35.964</text:p>
          </table:table-cell>
          <table:table-cell office:value-type="float" office:value="10" calcext:value-type="float">
            <text:p>10</text:p>
          </table:table-cell>
          <table:table-cell table:formula="of:=[.E195]*[.E195]*[.E195]*[.E19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01.604" calcext:value-type="float">
            <text:p>-101.604</text:p>
          </table:table-cell>
          <table:table-cell office:value-type="float" office:value="18.684" calcext:value-type="float">
            <text:p>18.684</text:p>
          </table:table-cell>
          <table:table-cell office:value-type="float" office:value="70" calcext:value-type="float">
            <text:p>70</text:p>
          </table:table-cell>
          <table:table-cell table:formula="of:=[.E196]*[.E196]*[.E196]*[.E19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70.945" calcext:value-type="float">
            <text:p>70.945</text:p>
          </table:table-cell>
          <table:table-cell office:value-type="float" office:value="36.411" calcext:value-type="float">
            <text:p>36.411</text:p>
          </table:table-cell>
          <table:table-cell office:value-type="float" office:value="196" calcext:value-type="float">
            <text:p>196</text:p>
          </table:table-cell>
          <table:table-cell table:formula="of:=[.E197]*[.E197]*[.E197]*[.E19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97.703" calcext:value-type="float">
            <text:p>-97.703</text:p>
          </table:table-cell>
          <table:table-cell office:value-type="float" office:value="-36.383" calcext:value-type="float">
            <text:p>-36.383</text:p>
          </table:table-cell>
          <table:table-cell office:value-type="float" office:value="10" calcext:value-type="float">
            <text:p>10</text:p>
          </table:table-cell>
          <table:table-cell table:formula="of:=[.E198]*[.E198]*[.E198]*[.E19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4.901" calcext:value-type="float">
            <text:p>144.901</text:p>
          </table:table-cell>
          <table:table-cell office:value-type="float" office:value="13.986" calcext:value-type="float">
            <text:p>13.986</text:p>
          </table:table-cell>
          <table:table-cell office:value-type="float" office:value="100.8" calcext:value-type="float">
            <text:p>100.8</text:p>
          </table:table-cell>
          <table:table-cell table:formula="of:=[.E199]*[.E199]*[.E199]*[.E19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7.408" calcext:value-type="float">
            <text:p>147.408</text:p>
          </table:table-cell>
          <table:table-cell office:value-type="float" office:value="-6.485" calcext:value-type="float">
            <text:p>-6.485</text:p>
          </table:table-cell>
          <table:table-cell office:value-type="float" office:value="69.1" calcext:value-type="float">
            <text:p>69.1</text:p>
          </table:table-cell>
          <table:table-cell table:formula="of:=[.E200]*[.E200]*[.E200]*[.E20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57.291" calcext:value-type="float">
            <text:p>57.291</text:p>
          </table:table-cell>
          <table:table-cell office:value-type="float" office:value="37.661" calcext:value-type="float">
            <text:p>37.661</text:p>
          </table:table-cell>
          <table:table-cell office:value-type="float" office:value="10" calcext:value-type="float">
            <text:p>10</text:p>
          </table:table-cell>
          <table:table-cell table:formula="of:=[.E201]*[.E201]*[.E201]*[.E20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8.92" calcext:value-type="float">
            <text:p>138.92</text:p>
          </table:table-cell>
          <table:table-cell office:value-type="float" office:value="43.207" calcext:value-type="float">
            <text:p>43.207</text:p>
          </table:table-cell>
          <table:table-cell office:value-type="float" office:value="226.5" calcext:value-type="float">
            <text:p>226.5</text:p>
          </table:table-cell>
          <table:table-cell table:formula="of:=[.E202]*[.E202]*[.E202]*[.E20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7.199" calcext:value-type="float">
            <text:p>-177.199</text:p>
          </table:table-cell>
          <table:table-cell office:value-type="float" office:value="-26.753" calcext:value-type="float">
            <text:p>-26.753</text:p>
          </table:table-cell>
          <table:table-cell office:value-type="float" office:value="33" calcext:value-type="float">
            <text:p>33</text:p>
          </table:table-cell>
          <table:table-cell table:formula="of:=[.E203]*[.E203]*[.E203]*[.E20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4.998" calcext:value-type="float">
            <text:p>164.998</text:p>
          </table:table-cell>
          <table:table-cell office:value-type="float" office:value="56.084" calcext:value-type="float">
            <text:p>56.084</text:p>
          </table:table-cell>
          <table:table-cell office:value-type="float" office:value="33" calcext:value-type="float">
            <text:p>33</text:p>
          </table:table-cell>
          <table:table-cell table:formula="of:=[.E204]*[.E204]*[.E204]*[.E20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5.458" calcext:value-type="float">
            <text:p>145.458</text:p>
          </table:table-cell>
          <table:table-cell office:value-type="float" office:value="17.444" calcext:value-type="float">
            <text:p>17.444</text:p>
          </table:table-cell>
          <table:table-cell office:value-type="float" office:value="149" calcext:value-type="float">
            <text:p>149</text:p>
          </table:table-cell>
          <table:table-cell table:formula="of:=[.E205]*[.E205]*[.E205]*[.E20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8.128" calcext:value-type="float">
            <text:p>-178.128</text:p>
          </table:table-cell>
          <table:table-cell office:value-type="float" office:value="51.491" calcext:value-type="float">
            <text:p>51.491</text:p>
          </table:table-cell>
          <table:table-cell office:value-type="float" office:value="33" calcext:value-type="float">
            <text:p>33</text:p>
          </table:table-cell>
          <table:table-cell table:formula="of:=[.E206]*[.E206]*[.E206]*[.E20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6.225" calcext:value-type="float">
            <text:p>136.225</text:p>
          </table:table-cell>
          <table:table-cell office:value-type="float" office:value="-0.917" calcext:value-type="float">
            <text:p>-0.917</text:p>
          </table:table-cell>
          <table:table-cell office:value-type="float" office:value="31.9" calcext:value-type="float">
            <text:p>31.9</text:p>
          </table:table-cell>
          <table:table-cell table:formula="of:=[.E207]*[.E207]*[.E207]*[.E20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5.84" calcext:value-type="float">
            <text:p>135.84</text:p>
          </table:table-cell>
          <table:table-cell office:value-type="float" office:value="-0.567" calcext:value-type="float">
            <text:p>-0.567</text:p>
          </table:table-cell>
          <table:table-cell office:value-type="float" office:value="19.2" calcext:value-type="float">
            <text:p>19.2</text:p>
          </table:table-cell>
          <table:table-cell table:formula="of:=[.E208]*[.E208]*[.E208]*[.E20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0.233" calcext:value-type="float">
            <text:p>140.233</text:p>
          </table:table-cell>
          <table:table-cell office:value-type="float" office:value="-3.703" calcext:value-type="float">
            <text:p>-3.703</text:p>
          </table:table-cell>
          <table:table-cell office:value-type="float" office:value="63.4" calcext:value-type="float">
            <text:p>63.4</text:p>
          </table:table-cell>
          <table:table-cell table:formula="of:=[.E209]*[.E209]*[.E209]*[.E20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0.033" calcext:value-type="float">
            <text:p>150.033</text:p>
          </table:table-cell>
          <table:table-cell office:value-type="float" office:value="44.727" calcext:value-type="float">
            <text:p>44.727</text:p>
          </table:table-cell>
          <table:table-cell office:value-type="float" office:value="33" calcext:value-type="float">
            <text:p>33</text:p>
          </table:table-cell>
          <table:table-cell table:formula="of:=[.E210]*[.E210]*[.E210]*[.E21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7.851" calcext:value-type="float">
            <text:p>-77.851</text:p>
          </table:table-cell>
          <table:table-cell office:value-type="float" office:value="-2.778" calcext:value-type="float">
            <text:p>-2.778</text:p>
          </table:table-cell>
          <table:table-cell office:value-type="float" office:value="16.7" calcext:value-type="float">
            <text:p>16.7</text:p>
          </table:table-cell>
          <table:table-cell table:formula="of:=[.E211]*[.E211]*[.E211]*[.E21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8.581" calcext:value-type="float">
            <text:p>-78.581</text:p>
          </table:table-cell>
          <table:table-cell office:value-type="float" office:value="-10.68" calcext:value-type="float">
            <text:p>-10.68</text:p>
          </table:table-cell>
          <table:table-cell office:value-type="float" office:value="59.9" calcext:value-type="float">
            <text:p>59.9</text:p>
          </table:table-cell>
          <table:table-cell table:formula="of:=[.E212]*[.E212]*[.E212]*[.E21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0.865" calcext:value-type="float">
            <text:p>170.865</text:p>
          </table:table-cell>
          <table:table-cell office:value-type="float" office:value="-23.26" calcext:value-type="float">
            <text:p>-23.26</text:p>
          </table:table-cell>
          <table:table-cell office:value-type="float" office:value="11.4" calcext:value-type="float">
            <text:p>11.4</text:p>
          </table:table-cell>
          <table:table-cell table:formula="of:=[.E213]*[.E213]*[.E213]*[.E21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2.283" calcext:value-type="float">
            <text:p>22.283</text:p>
          </table:table-cell>
          <table:table-cell office:value-type="float" office:value="38.401" calcext:value-type="float">
            <text:p>38.401</text:p>
          </table:table-cell>
          <table:table-cell office:value-type="float" office:value="14.2" calcext:value-type="float">
            <text:p>14.2</text:p>
          </table:table-cell>
          <table:table-cell table:formula="of:=[.E214]*[.E214]*[.E214]*[.E21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57.939" calcext:value-type="float">
            <text:p>57.939</text:p>
          </table:table-cell>
          <table:table-cell office:value-type="float" office:value="12.115" calcext:value-type="float">
            <text:p>12.115</text:p>
          </table:table-cell>
          <table:table-cell office:value-type="float" office:value="62.4" calcext:value-type="float">
            <text:p>62.4</text:p>
          </table:table-cell>
          <table:table-cell table:formula="of:=[.E215]*[.E215]*[.E215]*[.E21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0.108" calcext:value-type="float">
            <text:p>170.108</text:p>
          </table:table-cell>
          <table:table-cell office:value-type="float" office:value="-23.03" calcext:value-type="float">
            <text:p>-23.03</text:p>
          </table:table-cell>
          <table:table-cell office:value-type="float" office:value="19.7" calcext:value-type="float">
            <text:p>19.7</text:p>
          </table:table-cell>
          <table:table-cell table:formula="of:=[.E216]*[.E216]*[.E216]*[.E21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9.714" calcext:value-type="float">
            <text:p>179.714</text:p>
          </table:table-cell>
          <table:table-cell office:value-type="float" office:value="51.334" calcext:value-type="float">
            <text:p>51.334</text:p>
          </table:table-cell>
          <table:table-cell office:value-type="float" office:value="16.9" calcext:value-type="float">
            <text:p>16.9</text:p>
          </table:table-cell>
          <table:table-cell table:formula="of:=[.E217]*[.E217]*[.E217]*[.E21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20.074" calcext:value-type="float">
            <text:p>-20.074</text:p>
          </table:table-cell>
          <table:table-cell office:value-type="float" office:value="-60.774" calcext:value-type="float">
            <text:p>-60.774</text:p>
          </table:table-cell>
          <table:table-cell office:value-type="float" office:value="10.5" calcext:value-type="float">
            <text:p>10.5</text:p>
          </table:table-cell>
          <table:table-cell table:formula="of:=[.E218]*[.E218]*[.E218]*[.E21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8.602" calcext:value-type="float">
            <text:p>178.602</text:p>
          </table:table-cell>
          <table:table-cell office:value-type="float" office:value="-37.855" calcext:value-type="float">
            <text:p>-37.855</text:p>
          </table:table-cell>
          <table:table-cell office:value-type="float" office:value="28.3" calcext:value-type="float">
            <text:p>28.3</text:p>
          </table:table-cell>
          <table:table-cell table:formula="of:=[.E219]*[.E219]*[.E219]*[.E21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2.916" calcext:value-type="float">
            <text:p>-72.916</text:p>
          </table:table-cell>
          <table:table-cell office:value-type="float" office:value="5.05" calcext:value-type="float">
            <text:p>5.05</text:p>
          </table:table-cell>
          <table:table-cell office:value-type="float" office:value="17.3" calcext:value-type="float">
            <text:p>17.3</text:p>
          </table:table-cell>
          <table:table-cell table:formula="of:=[.E220]*[.E220]*[.E220]*[.E22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3.549" calcext:value-type="float">
            <text:p>143.549</text:p>
          </table:table-cell>
          <table:table-cell office:value-type="float" office:value="40.701" calcext:value-type="float">
            <text:p>40.701</text:p>
          </table:table-cell>
          <table:table-cell office:value-type="float" office:value="15.2" calcext:value-type="float">
            <text:p>15.2</text:p>
          </table:table-cell>
          <table:table-cell table:formula="of:=[.E221]*[.E221]*[.E221]*[.E22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7.523" calcext:value-type="float">
            <text:p>177.523</text:p>
          </table:table-cell>
          <table:table-cell office:value-type="float" office:value="-37.282" calcext:value-type="float">
            <text:p>-37.282</text:p>
          </table:table-cell>
          <table:table-cell office:value-type="float" office:value="33" calcext:value-type="float">
            <text:p>33</text:p>
          </table:table-cell>
          <table:table-cell table:formula="of:=[.E222]*[.E222]*[.E222]*[.E22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01.384" calcext:value-type="float">
            <text:p>-101.384</text:p>
          </table:table-cell>
          <table:table-cell office:value-type="float" office:value="18.136" calcext:value-type="float">
            <text:p>18.136</text:p>
          </table:table-cell>
          <table:table-cell office:value-type="float" office:value="48.1" calcext:value-type="float">
            <text:p>48.1</text:p>
          </table:table-cell>
          <table:table-cell table:formula="of:=[.E223]*[.E223]*[.E223]*[.E22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10.186" calcext:value-type="float">
            <text:p>110.186</text:p>
          </table:table-cell>
          <table:table-cell office:value-type="float" office:value="-5.589" calcext:value-type="float">
            <text:p>-5.589</text:p>
          </table:table-cell>
          <table:table-cell office:value-type="float" office:value="560.6" calcext:value-type="float">
            <text:p>560.6</text:p>
          </table:table-cell>
          <table:table-cell table:formula="of:=[.E224]*[.E224]*[.E224]*[.E22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7.858" calcext:value-type="float">
            <text:p>157.858</text:p>
          </table:table-cell>
          <table:table-cell office:value-type="float" office:value="-57.193" calcext:value-type="float">
            <text:p>-57.193</text:p>
          </table:table-cell>
          <table:table-cell office:value-type="float" office:value="24.7" calcext:value-type="float">
            <text:p>24.7</text:p>
          </table:table-cell>
          <table:table-cell table:formula="of:=[.E225]*[.E225]*[.E225]*[.E22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7.682" calcext:value-type="float">
            <text:p>167.682</text:p>
          </table:table-cell>
          <table:table-cell office:value-type="float" office:value="-17.745" calcext:value-type="float">
            <text:p>-17.745</text:p>
          </table:table-cell>
          <table:table-cell office:value-type="float" office:value="16.6" calcext:value-type="float">
            <text:p>16.6</text:p>
          </table:table-cell>
          <table:table-cell table:formula="of:=[.E226]*[.E226]*[.E226]*[.E22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63.421" calcext:value-type="float">
            <text:p>-63.421</text:p>
          </table:table-cell>
          <table:table-cell office:value-type="float" office:value="-26.642" calcext:value-type="float">
            <text:p>-26.642</text:p>
          </table:table-cell>
          <table:table-cell office:value-type="float" office:value="563.6" calcext:value-type="float">
            <text:p>563.6</text:p>
          </table:table-cell>
          <table:table-cell table:formula="of:=[.E227]*[.E227]*[.E227]*[.E22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7.77" calcext:value-type="float">
            <text:p>127.77</text:p>
          </table:table-cell>
          <table:table-cell office:value-type="float" office:value="-7.532" calcext:value-type="float">
            <text:p>-7.532</text:p>
          </table:table-cell>
          <table:table-cell office:value-type="float" office:value="158.8" calcext:value-type="float">
            <text:p>158.8</text:p>
          </table:table-cell>
          <table:table-cell table:formula="of:=[.E228]*[.E228]*[.E228]*[.E22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97.322" calcext:value-type="float">
            <text:p>-97.322</text:p>
          </table:table-cell>
          <table:table-cell office:value-type="float" office:value="14.888" calcext:value-type="float">
            <text:p>14.888</text:p>
          </table:table-cell>
          <table:table-cell office:value-type="float" office:value="14.6" calcext:value-type="float">
            <text:p>14.6</text:p>
          </table:table-cell>
          <table:table-cell table:formula="of:=[.E229]*[.E229]*[.E229]*[.E22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13.366" calcext:value-type="float">
            <text:p>113.366</text:p>
          </table:table-cell>
          <table:table-cell office:value-type="float" office:value="-10.777" calcext:value-type="float">
            <text:p>-10.777</text:p>
          </table:table-cell>
          <table:table-cell office:value-type="float" office:value="11.2" calcext:value-type="float">
            <text:p>11.2</text:p>
          </table:table-cell>
          <table:table-cell table:formula="of:=[.E230]*[.E230]*[.E230]*[.E23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4.16" calcext:value-type="float">
            <text:p>94.16</text:p>
          </table:table-cell>
          <table:table-cell office:value-type="float" office:value="20.556" calcext:value-type="float">
            <text:p>20.556</text:p>
          </table:table-cell>
          <table:table-cell office:value-type="float" office:value="35.6" calcext:value-type="float">
            <text:p>35.6</text:p>
          </table:table-cell>
          <table:table-cell table:formula="of:=[.E231]*[.E231]*[.E231]*[.E23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5.489" calcext:value-type="float">
            <text:p>135.489</text:p>
          </table:table-cell>
          <table:table-cell office:value-type="float" office:value="-4.199" calcext:value-type="float">
            <text:p>-4.199</text:p>
          </table:table-cell>
          <table:table-cell office:value-type="float" office:value="33" calcext:value-type="float">
            <text:p>33</text:p>
          </table:table-cell>
          <table:table-cell table:formula="of:=[.E232]*[.E232]*[.E232]*[.E23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9.77" calcext:value-type="float">
            <text:p>99.77</text:p>
          </table:table-cell>
          <table:table-cell office:value-type="float" office:value="-2.008" calcext:value-type="float">
            <text:p>-2.008</text:p>
          </table:table-cell>
          <table:table-cell office:value-type="float" office:value="20.5" calcext:value-type="float">
            <text:p>20.5</text:p>
          </table:table-cell>
          <table:table-cell table:formula="of:=[.E233]*[.E233]*[.E233]*[.E23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5.968" calcext:value-type="float">
            <text:p>135.968</text:p>
          </table:table-cell>
          <table:table-cell office:value-type="float" office:value="-3.136" calcext:value-type="float">
            <text:p>-3.136</text:p>
          </table:table-cell>
          <table:table-cell office:value-type="float" office:value="28.5" calcext:value-type="float">
            <text:p>28.5</text:p>
          </table:table-cell>
          <table:table-cell table:formula="of:=[.E234]*[.E234]*[.E234]*[.E23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9.533" calcext:value-type="float">
            <text:p>-179.533</text:p>
          </table:table-cell>
          <table:table-cell office:value-type="float" office:value="-22.057" calcext:value-type="float">
            <text:p>-22.057</text:p>
          </table:table-cell>
          <table:table-cell office:value-type="float" office:value="579.8" calcext:value-type="float">
            <text:p>579.8</text:p>
          </table:table-cell>
          <table:table-cell table:formula="of:=[.E235]*[.E235]*[.E235]*[.E23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8.866" calcext:value-type="float">
            <text:p>168.866</text:p>
          </table:table-cell>
          <table:table-cell office:value-type="float" office:value="-20.399" calcext:value-type="float">
            <text:p>-20.399</text:p>
          </table:table-cell>
          <table:table-cell office:value-type="float" office:value="19.5" calcext:value-type="float">
            <text:p>19.5</text:p>
          </table:table-cell>
          <table:table-cell table:formula="of:=[.E236]*[.E236]*[.E236]*[.E23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9.857" calcext:value-type="float">
            <text:p>169.857</text:p>
          </table:table-cell>
          <table:table-cell office:value-type="float" office:value="-19.99" calcext:value-type="float">
            <text:p>-19.99</text:p>
          </table:table-cell>
          <table:table-cell office:value-type="float" office:value="33" calcext:value-type="float">
            <text:p>33</text:p>
          </table:table-cell>
          <table:table-cell table:formula="of:=[.E237]*[.E237]*[.E237]*[.E23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64.164" calcext:value-type="float">
            <text:p>-164.164</text:p>
          </table:table-cell>
          <table:table-cell office:value-type="float" office:value="54.287" calcext:value-type="float">
            <text:p>54.287</text:p>
          </table:table-cell>
          <table:table-cell office:value-type="float" office:value="30.3" calcext:value-type="float">
            <text:p>30.3</text:p>
          </table:table-cell>
          <table:table-cell table:formula="of:=[.E238]*[.E238]*[.E238]*[.E23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6.153" calcext:value-type="float">
            <text:p>146.153</text:p>
          </table:table-cell>
          <table:table-cell office:value-type="float" office:value="-5.932" calcext:value-type="float">
            <text:p>-5.932</text:p>
          </table:table-cell>
          <table:table-cell office:value-type="float" office:value="33" calcext:value-type="float">
            <text:p>33</text:p>
          </table:table-cell>
          <table:table-cell table:formula="of:=[.E239]*[.E239]*[.E239]*[.E23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94.698" calcext:value-type="float">
            <text:p>-94.698</text:p>
          </table:table-cell>
          <table:table-cell office:value-type="float" office:value="15.417" calcext:value-type="float">
            <text:p>15.417</text:p>
          </table:table-cell>
          <table:table-cell office:value-type="float" office:value="19.2" calcext:value-type="float">
            <text:p>19.2</text:p>
          </table:table-cell>
          <table:table-cell table:formula="of:=[.E240]*[.E240]*[.E240]*[.E24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9.44" calcext:value-type="float">
            <text:p>-179.44</text:p>
          </table:table-cell>
          <table:table-cell office:value-type="float" office:value="-31.635" calcext:value-type="float">
            <text:p>-31.635</text:p>
          </table:table-cell>
          <table:table-cell office:value-type="float" office:value="10" calcext:value-type="float">
            <text:p>10</text:p>
          </table:table-cell>
          <table:table-cell table:formula="of:=[.E241]*[.E241]*[.E241]*[.E24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9.839" calcext:value-type="float">
            <text:p>139.839</text:p>
          </table:table-cell>
          <table:table-cell office:value-type="float" office:value="41.985" calcext:value-type="float">
            <text:p>41.985</text:p>
          </table:table-cell>
          <table:table-cell office:value-type="float" office:value="13.8" calcext:value-type="float">
            <text:p>13.8</text:p>
          </table:table-cell>
          <table:table-cell table:formula="of:=[.E242]*[.E242]*[.E242]*[.E24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9.615" calcext:value-type="float">
            <text:p>99.615</text:p>
          </table:table-cell>
          <table:table-cell office:value-type="float" office:value="-1.629" calcext:value-type="float">
            <text:p>-1.629</text:p>
          </table:table-cell>
          <table:table-cell office:value-type="float" office:value="31.6" calcext:value-type="float">
            <text:p>31.6</text:p>
          </table:table-cell>
          <table:table-cell table:formula="of:=[.E243]*[.E243]*[.E243]*[.E24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6.595" calcext:value-type="float">
            <text:p>146.595</text:p>
          </table:table-cell>
          <table:table-cell office:value-type="float" office:value="15.823" calcext:value-type="float">
            <text:p>15.823</text:p>
          </table:table-cell>
          <table:table-cell office:value-type="float" office:value="13.5" calcext:value-type="float">
            <text:p>13.5</text:p>
          </table:table-cell>
          <table:table-cell table:formula="of:=[.E244]*[.E244]*[.E244]*[.E24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25.719" calcext:value-type="float">
            <text:p>-25.719</text:p>
          </table:table-cell>
          <table:table-cell office:value-type="float" office:value="-59.7" calcext:value-type="float">
            <text:p>-59.7</text:p>
          </table:table-cell>
          <table:table-cell office:value-type="float" office:value="33" calcext:value-type="float">
            <text:p>33</text:p>
          </table:table-cell>
          <table:table-cell table:formula="of:=[.E245]*[.E245]*[.E245]*[.E24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1.992" calcext:value-type="float">
            <text:p>-71.992</text:p>
          </table:table-cell>
          <table:table-cell office:value-type="float" office:value="-31.33" calcext:value-type="float">
            <text:p>-31.33</text:p>
          </table:table-cell>
          <table:table-cell office:value-type="float" office:value="11.7" calcext:value-type="float">
            <text:p>11.7</text:p>
          </table:table-cell>
          <table:table-cell table:formula="of:=[.E246]*[.E246]*[.E246]*[.E24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1.262" calcext:value-type="float">
            <text:p>141.262</text:p>
          </table:table-cell>
          <table:table-cell office:value-type="float" office:value="-2.321" calcext:value-type="float">
            <text:p>-2.321</text:p>
          </table:table-cell>
          <table:table-cell office:value-type="float" office:value="5.7" calcext:value-type="float">
            <text:p>5.7</text:p>
          </table:table-cell>
          <table:table-cell table:formula="of:=[.E247]*[.E247]*[.E247]*[.E24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8.975" calcext:value-type="float">
            <text:p>138.975</text:p>
          </table:table-cell>
          <table:table-cell office:value-type="float" office:value="29.941" calcext:value-type="float">
            <text:p>29.941</text:p>
          </table:table-cell>
          <table:table-cell office:value-type="float" office:value="393.1" calcext:value-type="float">
            <text:p>393.1</text:p>
          </table:table-cell>
          <table:table-cell table:formula="of:=[.E248]*[.E248]*[.E248]*[.E24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-30.125" calcext:value-type="float">
            <text:p>-30.125</text:p>
          </table:table-cell>
          <table:table-cell office:value-type="float" office:value="15.7" calcext:value-type="float">
            <text:p>15.7</text:p>
          </table:table-cell>
          <table:table-cell table:formula="of:=[.E249]*[.E249]*[.E249]*[.E24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9.553" calcext:value-type="float">
            <text:p>169.553</text:p>
          </table:table-cell>
          <table:table-cell office:value-type="float" office:value="-19.226" calcext:value-type="float">
            <text:p>-19.226</text:p>
          </table:table-cell>
          <table:table-cell office:value-type="float" office:value="11.8" calcext:value-type="float">
            <text:p>11.8</text:p>
          </table:table-cell>
          <table:table-cell table:formula="of:=[.E250]*[.E250]*[.E250]*[.E25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9.482" calcext:value-type="float">
            <text:p>149.482</text:p>
          </table:table-cell>
          <table:table-cell office:value-type="float" office:value="44.695" calcext:value-type="float">
            <text:p>44.695</text:p>
          </table:table-cell>
          <table:table-cell office:value-type="float" office:value="19.9" calcext:value-type="float">
            <text:p>19.9</text:p>
          </table:table-cell>
          <table:table-cell table:formula="of:=[.E251]*[.E251]*[.E251]*[.E25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6.716" calcext:value-type="float">
            <text:p>-176.716</text:p>
          </table:table-cell>
          <table:table-cell office:value-type="float" office:value="-28.314" calcext:value-type="float">
            <text:p>-28.314</text:p>
          </table:table-cell>
          <table:table-cell office:value-type="float" office:value="20" calcext:value-type="float">
            <text:p>20</text:p>
          </table:table-cell>
          <table:table-cell table:formula="of:=[.E252]*[.E252]*[.E252]*[.E25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21.969" calcext:value-type="float">
            <text:p>-21.969</text:p>
          </table:table-cell>
          <table:table-cell office:value-type="float" office:value="-60.728" calcext:value-type="float">
            <text:p>-60.728</text:p>
          </table:table-cell>
          <table:table-cell office:value-type="float" office:value="11.8" calcext:value-type="float">
            <text:p>11.8</text:p>
          </table:table-cell>
          <table:table-cell table:formula="of:=[.E253]*[.E253]*[.E253]*[.E25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88.813" calcext:value-type="float">
            <text:p>88.813</text:p>
          </table:table-cell>
          <table:table-cell office:value-type="float" office:value="41.604" calcext:value-type="float">
            <text:p>41.604</text:p>
          </table:table-cell>
          <table:table-cell office:value-type="float" office:value="0" calcext:value-type="float">
            <text:p>0</text:p>
          </table:table-cell>
          <table:table-cell table:formula="of:=[.E254]*[.E254]*[.E254]*[.E25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1.164" calcext:value-type="float">
            <text:p>151.164</text:p>
          </table:table-cell>
          <table:table-cell office:value-type="float" office:value="-5.696" calcext:value-type="float">
            <text:p>-5.696</text:p>
          </table:table-cell>
          <table:table-cell office:value-type="float" office:value="27.4" calcext:value-type="float">
            <text:p>27.4</text:p>
          </table:table-cell>
          <table:table-cell table:formula="of:=[.E255]*[.E255]*[.E255]*[.E25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03.156" calcext:value-type="float">
            <text:p>103.156</text:p>
          </table:table-cell>
          <table:table-cell office:value-type="float" office:value="-5.72" calcext:value-type="float">
            <text:p>-5.72</text:p>
          </table:table-cell>
          <table:table-cell office:value-type="float" office:value="36.8" calcext:value-type="float">
            <text:p>36.8</text:p>
          </table:table-cell>
          <table:table-cell table:formula="of:=[.E256]*[.E256]*[.E256]*[.E25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1.707" calcext:value-type="float">
            <text:p>151.707</text:p>
          </table:table-cell>
          <table:table-cell office:value-type="float" office:value="45.521" calcext:value-type="float">
            <text:p>45.521</text:p>
          </table:table-cell>
          <table:table-cell office:value-type="float" office:value="18.7" calcext:value-type="float">
            <text:p>18.7</text:p>
          </table:table-cell>
          <table:table-cell table:formula="of:=[.E257]*[.E257]*[.E257]*[.E25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1.044" calcext:value-type="float">
            <text:p>171.044</text:p>
          </table:table-cell>
          <table:table-cell office:value-type="float" office:value="-23.368" calcext:value-type="float">
            <text:p>-23.368</text:p>
          </table:table-cell>
          <table:table-cell office:value-type="float" office:value="36.6" calcext:value-type="float">
            <text:p>36.6</text:p>
          </table:table-cell>
          <table:table-cell table:formula="of:=[.E258]*[.E258]*[.E258]*[.E25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66.162" calcext:value-type="float">
            <text:p>66.162</text:p>
          </table:table-cell>
          <table:table-cell office:value-type="float" office:value="-16.908" calcext:value-type="float">
            <text:p>-16.908</text:p>
          </table:table-cell>
          <table:table-cell office:value-type="float" office:value="10" calcext:value-type="float">
            <text:p>10</text:p>
          </table:table-cell>
          <table:table-cell table:formula="of:=[.E259]*[.E259]*[.E259]*[.E25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7.561" calcext:value-type="float">
            <text:p>-177.561</text:p>
          </table:table-cell>
          <table:table-cell office:value-type="float" office:value="-24.295" calcext:value-type="float">
            <text:p>-24.295</text:p>
          </table:table-cell>
          <table:table-cell office:value-type="float" office:value="197.5" calcext:value-type="float">
            <text:p>197.5</text:p>
          </table:table-cell>
          <table:table-cell table:formula="of:=[.E260]*[.E260]*[.E260]*[.E26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7.607" calcext:value-type="float">
            <text:p>167.607</text:p>
          </table:table-cell>
          <table:table-cell office:value-type="float" office:value="-13.593" calcext:value-type="float">
            <text:p>-13.593</text:p>
          </table:table-cell>
          <table:table-cell office:value-type="float" office:value="13.8" calcext:value-type="float">
            <text:p>13.8</text:p>
          </table:table-cell>
          <table:table-cell table:formula="of:=[.E261]*[.E261]*[.E261]*[.E26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7.13" calcext:value-type="float">
            <text:p>-77.13</text:p>
          </table:table-cell>
          <table:table-cell office:value-type="float" office:value="-6.038" calcext:value-type="float">
            <text:p>-6.038</text:p>
          </table:table-cell>
          <table:table-cell office:value-type="float" office:value="20.7" calcext:value-type="float">
            <text:p>20.7</text:p>
          </table:table-cell>
          <table:table-cell table:formula="of:=[.E262]*[.E262]*[.E262]*[.E26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6.462" calcext:value-type="float">
            <text:p>126.462</text:p>
          </table:table-cell>
          <table:table-cell office:value-type="float" office:value="8.307" calcext:value-type="float">
            <text:p>8.307</text:p>
          </table:table-cell>
          <table:table-cell office:value-type="float" office:value="44.1" calcext:value-type="float">
            <text:p>44.1</text:p>
          </table:table-cell>
          <table:table-cell table:formula="of:=[.E263]*[.E263]*[.E263]*[.E26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8.643" calcext:value-type="float">
            <text:p>138.643</text:p>
          </table:table-cell>
          <table:table-cell office:value-type="float" office:value="33.267" calcext:value-type="float">
            <text:p>33.267</text:p>
          </table:table-cell>
          <table:table-cell office:value-type="float" office:value="10" calcext:value-type="float">
            <text:p>10</text:p>
          </table:table-cell>
          <table:table-cell table:formula="of:=[.E264]*[.E264]*[.E264]*[.E26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0.373" calcext:value-type="float">
            <text:p>130.373</text:p>
          </table:table-cell>
          <table:table-cell office:value-type="float" office:value="-6.726" calcext:value-type="float">
            <text:p>-6.726</text:p>
          </table:table-cell>
          <table:table-cell office:value-type="float" office:value="33" calcext:value-type="float">
            <text:p>33</text:p>
          </table:table-cell>
          <table:table-cell table:formula="of:=[.E265]*[.E265]*[.E265]*[.E26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7.63" calcext:value-type="float">
            <text:p>137.63</text:p>
          </table:table-cell>
          <table:table-cell office:value-type="float" office:value="29.551" calcext:value-type="float">
            <text:p>29.551</text:p>
          </table:table-cell>
          <table:table-cell office:value-type="float" office:value="496.2" calcext:value-type="float">
            <text:p>496.2</text:p>
          </table:table-cell>
          <table:table-cell table:formula="of:=[.E266]*[.E266]*[.E266]*[.E26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0.981" calcext:value-type="float">
            <text:p>120.981</text:p>
          </table:table-cell>
          <table:table-cell office:value-type="float" office:value="16.495" calcext:value-type="float">
            <text:p>16.495</text:p>
          </table:table-cell>
          <table:table-cell office:value-type="float" office:value="23.1" calcext:value-type="float">
            <text:p>23.1</text:p>
          </table:table-cell>
          <table:table-cell table:formula="of:=[.E267]*[.E267]*[.E267]*[.E26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8.789" calcext:value-type="float">
            <text:p>-178.789</text:p>
          </table:table-cell>
          <table:table-cell office:value-type="float" office:value="-18.874" calcext:value-type="float">
            <text:p>-18.874</text:p>
          </table:table-cell>
          <table:table-cell office:value-type="float" office:value="499.2" calcext:value-type="float">
            <text:p>499.2</text:p>
          </table:table-cell>
          <table:table-cell table:formula="of:=[.E268]*[.E268]*[.E268]*[.E26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4.432" calcext:value-type="float">
            <text:p>144.432</text:p>
          </table:table-cell>
          <table:table-cell office:value-type="float" office:value="-3.563" calcext:value-type="float">
            <text:p>-3.563</text:p>
          </table:table-cell>
          <table:table-cell office:value-type="float" office:value="29.3" calcext:value-type="float">
            <text:p>29.3</text:p>
          </table:table-cell>
          <table:table-cell table:formula="of:=[.E269]*[.E269]*[.E269]*[.E26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1.829" calcext:value-type="float">
            <text:p>31.829</text:p>
          </table:table-cell>
          <table:table-cell office:value-type="float" office:value="5.277" calcext:value-type="float">
            <text:p>5.277</text:p>
          </table:table-cell>
          <table:table-cell office:value-type="float" office:value="16.5" calcext:value-type="float">
            <text:p>16.5</text:p>
          </table:table-cell>
          <table:table-cell table:formula="of:=[.E270]*[.E270]*[.E270]*[.E27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82.622" calcext:value-type="float">
            <text:p>-82.622</text:p>
          </table:table-cell>
          <table:table-cell office:value-type="float" office:value="6.905" calcext:value-type="float">
            <text:p>6.905</text:p>
          </table:table-cell>
          <table:table-cell office:value-type="float" office:value="9.6" calcext:value-type="float">
            <text:p>9.6</text:p>
          </table:table-cell>
          <table:table-cell table:formula="of:=[.E271]*[.E271]*[.E271]*[.E27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00.245" calcext:value-type="float">
            <text:p>100.245</text:p>
          </table:table-cell>
          <table:table-cell office:value-type="float" office:value="35.986" calcext:value-type="float">
            <text:p>35.986</text:p>
          </table:table-cell>
          <table:table-cell office:value-type="float" office:value="8.1" calcext:value-type="float">
            <text:p>8.1</text:p>
          </table:table-cell>
          <table:table-cell table:formula="of:=[.E272]*[.E272]*[.E272]*[.E27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3.429" calcext:value-type="float">
            <text:p>123.429</text:p>
          </table:table-cell>
          <table:table-cell office:value-type="float" office:value="1.108" calcext:value-type="float">
            <text:p>1.108</text:p>
          </table:table-cell>
          <table:table-cell office:value-type="float" office:value="23.7" calcext:value-type="float">
            <text:p>23.7</text:p>
          </table:table-cell>
          <table:table-cell table:formula="of:=[.E273]*[.E273]*[.E273]*[.E27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3.018" calcext:value-type="float">
            <text:p>123.018</text:p>
          </table:table-cell>
          <table:table-cell office:value-type="float" office:value="1.315" calcext:value-type="float">
            <text:p>1.315</text:p>
          </table:table-cell>
          <table:table-cell office:value-type="float" office:value="19.1" calcext:value-type="float">
            <text:p>19.1</text:p>
          </table:table-cell>
          <table:table-cell table:formula="of:=[.E274]*[.E274]*[.E274]*[.E27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7.238" calcext:value-type="float">
            <text:p>167.238</text:p>
          </table:table-cell>
          <table:table-cell office:value-type="float" office:value="-15.13" calcext:value-type="float">
            <text:p>-15.13</text:p>
          </table:table-cell>
          <table:table-cell office:value-type="float" office:value="132.3" calcext:value-type="float">
            <text:p>132.3</text:p>
          </table:table-cell>
          <table:table-cell table:formula="of:=[.E275]*[.E275]*[.E275]*[.E27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2.85" calcext:value-type="float">
            <text:p>-172.85</text:p>
          </table:table-cell>
          <table:table-cell office:value-type="float" office:value="-15.397" calcext:value-type="float">
            <text:p>-15.397</text:p>
          </table:table-cell>
          <table:table-cell office:value-type="float" office:value="53.5" calcext:value-type="float">
            <text:p>53.5</text:p>
          </table:table-cell>
          <table:table-cell table:formula="of:=[.E276]*[.E276]*[.E276]*[.E27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6.828" calcext:value-type="float">
            <text:p>126.828</text:p>
          </table:table-cell>
          <table:table-cell office:value-type="float" office:value="8.094" calcext:value-type="float">
            <text:p>8.094</text:p>
          </table:table-cell>
          <table:table-cell office:value-type="float" office:value="21" calcext:value-type="float">
            <text:p>21</text:p>
          </table:table-cell>
          <table:table-cell table:formula="of:=[.E277]*[.E277]*[.E277]*[.E27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9.277" calcext:value-type="float">
            <text:p>169.277</text:p>
          </table:table-cell>
          <table:table-cell office:value-type="float" office:value="-20.355" calcext:value-type="float">
            <text:p>-20.355</text:p>
          </table:table-cell>
          <table:table-cell office:value-type="float" office:value="33.9" calcext:value-type="float">
            <text:p>33.9</text:p>
          </table:table-cell>
          <table:table-cell table:formula="of:=[.E278]*[.E278]*[.E278]*[.E27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51.534" calcext:value-type="float">
            <text:p>51.534</text:p>
          </table:table-cell>
          <table:table-cell office:value-type="float" office:value="40.337" calcext:value-type="float">
            <text:p>40.337</text:p>
          </table:table-cell>
          <table:table-cell office:value-type="float" office:value="54.8" calcext:value-type="float">
            <text:p>54.8</text:p>
          </table:table-cell>
          <table:table-cell table:formula="of:=[.E279]*[.E279]*[.E279]*[.E27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05.667" calcext:value-type="float">
            <text:p>-105.667</text:p>
          </table:table-cell>
          <table:table-cell office:value-type="float" office:value="18.039" calcext:value-type="float">
            <text:p>18.039</text:p>
          </table:table-cell>
          <table:table-cell office:value-type="float" office:value="21.4" calcext:value-type="float">
            <text:p>21.4</text:p>
          </table:table-cell>
          <table:table-cell table:formula="of:=[.E280]*[.E280]*[.E280]*[.E28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41.942" calcext:value-type="float">
            <text:p>41.942</text:p>
          </table:table-cell>
          <table:table-cell office:value-type="float" office:value="11.766" calcext:value-type="float">
            <text:p>11.766</text:p>
          </table:table-cell>
          <table:table-cell office:value-type="float" office:value="11.6" calcext:value-type="float">
            <text:p>11.6</text:p>
          </table:table-cell>
          <table:table-cell table:formula="of:=[.E281]*[.E281]*[.E281]*[.E28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8.142" calcext:value-type="float">
            <text:p>128.142</text:p>
          </table:table-cell>
          <table:table-cell office:value-type="float" office:value="2.299" calcext:value-type="float">
            <text:p>2.299</text:p>
          </table:table-cell>
          <table:table-cell office:value-type="float" office:value="141.8" calcext:value-type="float">
            <text:p>141.8</text:p>
          </table:table-cell>
          <table:table-cell table:formula="of:=[.E282]*[.E282]*[.E282]*[.E28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55.083" calcext:value-type="float">
            <text:p>-155.083</text:p>
          </table:table-cell>
          <table:table-cell office:value-type="float" office:value="19.362" calcext:value-type="float">
            <text:p>19.362</text:p>
          </table:table-cell>
          <table:table-cell office:value-type="float" office:value="9.4" calcext:value-type="float">
            <text:p>9.4</text:p>
          </table:table-cell>
          <table:table-cell table:formula="of:=[.E283]*[.E283]*[.E283]*[.E28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61.465" calcext:value-type="float">
            <text:p>-61.465</text:p>
          </table:table-cell>
          <table:table-cell office:value-type="float" office:value="-23.113" calcext:value-type="float">
            <text:p>-23.113</text:p>
          </table:table-cell>
          <table:table-cell office:value-type="float" office:value="569" calcext:value-type="float">
            <text:p>569</text:p>
          </table:table-cell>
          <table:table-cell table:formula="of:=[.E284]*[.E284]*[.E284]*[.E28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1.372" calcext:value-type="float">
            <text:p>161.372</text:p>
          </table:table-cell>
          <table:table-cell office:value-type="float" office:value="-10.447" calcext:value-type="float">
            <text:p>-10.447</text:p>
          </table:table-cell>
          <table:table-cell office:value-type="float" office:value="31.9" calcext:value-type="float">
            <text:p>31.9</text:p>
          </table:table-cell>
          <table:table-cell table:formula="of:=[.E285]*[.E285]*[.E285]*[.E28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3.479" calcext:value-type="float">
            <text:p>153.479</text:p>
          </table:table-cell>
          <table:table-cell office:value-type="float" office:value="46.986" calcext:value-type="float">
            <text:p>46.986</text:p>
          </table:table-cell>
          <table:table-cell office:value-type="float" office:value="13.5" calcext:value-type="float">
            <text:p>13.5</text:p>
          </table:table-cell>
          <table:table-cell table:formula="of:=[.E286]*[.E286]*[.E286]*[.E28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5.171" calcext:value-type="float">
            <text:p>165.171</text:p>
          </table:table-cell>
          <table:table-cell office:value-type="float" office:value="-10.747" calcext:value-type="float">
            <text:p>-10.747</text:p>
          </table:table-cell>
          <table:table-cell office:value-type="float" office:value="14.4" calcext:value-type="float">
            <text:p>14.4</text:p>
          </table:table-cell>
          <table:table-cell table:formula="of:=[.E287]*[.E287]*[.E287]*[.E28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7.578" calcext:value-type="float">
            <text:p>167.578</text:p>
          </table:table-cell>
          <table:table-cell office:value-type="float" office:value="-15.397" calcext:value-type="float">
            <text:p>-15.397</text:p>
          </table:table-cell>
          <table:table-cell office:value-type="float" office:value="110.2" calcext:value-type="float">
            <text:p>110.2</text:p>
          </table:table-cell>
          <table:table-cell table:formula="of:=[.E288]*[.E288]*[.E288]*[.E28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5.451" calcext:value-type="float">
            <text:p>125.451</text:p>
          </table:table-cell>
          <table:table-cell office:value-type="float" office:value="77.601" calcext:value-type="float">
            <text:p>77.601</text:p>
          </table:table-cell>
          <table:table-cell office:value-type="float" office:value="10" calcext:value-type="float">
            <text:p>10</text:p>
          </table:table-cell>
          <table:table-cell table:formula="of:=[.E289]*[.E289]*[.E289]*[.E28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7.004" calcext:value-type="float">
            <text:p>127.004</text:p>
          </table:table-cell>
          <table:table-cell office:value-type="float" office:value="-7.14" calcext:value-type="float">
            <text:p>-7.14</text:p>
          </table:table-cell>
          <table:table-cell office:value-type="float" office:value="314.5" calcext:value-type="float">
            <text:p>314.5</text:p>
          </table:table-cell>
          <table:table-cell table:formula="of:=[.E290]*[.E290]*[.E290]*[.E29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52.972" calcext:value-type="float">
            <text:p>-152.972</text:p>
          </table:table-cell>
          <table:table-cell office:value-type="float" office:value="60.296" calcext:value-type="float">
            <text:p>60.296</text:p>
          </table:table-cell>
          <table:table-cell office:value-type="float" office:value="137.5" calcext:value-type="float">
            <text:p>137.5</text:p>
          </table:table-cell>
          <table:table-cell table:formula="of:=[.E291]*[.E291]*[.E291]*[.E29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66.958" calcext:value-type="float">
            <text:p>-66.958</text:p>
          </table:table-cell>
          <table:table-cell office:value-type="float" office:value="-17.756" calcext:value-type="float">
            <text:p>-17.756</text:p>
          </table:table-cell>
          <table:table-cell office:value-type="float" office:value="285.2" calcext:value-type="float">
            <text:p>285.2</text:p>
          </table:table-cell>
          <table:table-cell table:formula="of:=[.E292]*[.E292]*[.E292]*[.E29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0.554" calcext:value-type="float">
            <text:p>-70.554</text:p>
          </table:table-cell>
          <table:table-cell office:value-type="float" office:value="-24.893" calcext:value-type="float">
            <text:p>-24.893</text:p>
          </table:table-cell>
          <table:table-cell office:value-type="float" office:value="30.7" calcext:value-type="float">
            <text:p>30.7</text:p>
          </table:table-cell>
          <table:table-cell table:formula="of:=[.E293]*[.E293]*[.E293]*[.E29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87.03" calcext:value-type="float">
            <text:p>-87.03</text:p>
          </table:table-cell>
          <table:table-cell office:value-type="float" office:value="12.534" calcext:value-type="float">
            <text:p>12.534</text:p>
          </table:table-cell>
          <table:table-cell office:value-type="float" office:value="76.2" calcext:value-type="float">
            <text:p>76.2</text:p>
          </table:table-cell>
          <table:table-cell table:formula="of:=[.E294]*[.E294]*[.E294]*[.E29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9.972" calcext:value-type="float">
            <text:p>159.972</text:p>
          </table:table-cell>
          <table:table-cell office:value-type="float" office:value="52.956" calcext:value-type="float">
            <text:p>52.956</text:p>
          </table:table-cell>
          <table:table-cell office:value-type="float" office:value="33.7" calcext:value-type="float">
            <text:p>33.7</text:p>
          </table:table-cell>
          <table:table-cell table:formula="of:=[.E295]*[.E295]*[.E295]*[.E29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7.865" calcext:value-type="float">
            <text:p>167.865</text:p>
          </table:table-cell>
          <table:table-cell office:value-type="float" office:value="-18.162" calcext:value-type="float">
            <text:p>-18.162</text:p>
          </table:table-cell>
          <table:table-cell office:value-type="float" office:value="51.4" calcext:value-type="float">
            <text:p>51.4</text:p>
          </table:table-cell>
          <table:table-cell table:formula="of:=[.E296]*[.E296]*[.E296]*[.E29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0.884" calcext:value-type="float">
            <text:p>-70.884</text:p>
          </table:table-cell>
          <table:table-cell office:value-type="float" office:value="-28.135" calcext:value-type="float">
            <text:p>-28.135</text:p>
          </table:table-cell>
          <table:table-cell office:value-type="float" office:value="37.4" calcext:value-type="float">
            <text:p>37.4</text:p>
          </table:table-cell>
          <table:table-cell table:formula="of:=[.E297]*[.E297]*[.E297]*[.E29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08.156" calcext:value-type="float">
            <text:p>-108.156</text:p>
          </table:table-cell>
          <table:table-cell office:value-type="float" office:value="-26.969" calcext:value-type="float">
            <text:p>-26.969</text:p>
          </table:table-cell>
          <table:table-cell office:value-type="float" office:value="10" calcext:value-type="float">
            <text:p>10</text:p>
          </table:table-cell>
          <table:table-cell table:formula="of:=[.E298]*[.E298]*[.E298]*[.E29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3.581" calcext:value-type="float">
            <text:p>173.581</text:p>
          </table:table-cell>
          <table:table-cell office:value-type="float" office:value="-21.179" calcext:value-type="float">
            <text:p>-21.179</text:p>
          </table:table-cell>
          <table:table-cell office:value-type="float" office:value="33" calcext:value-type="float">
            <text:p>33</text:p>
          </table:table-cell>
          <table:table-cell table:formula="of:=[.E299]*[.E299]*[.E299]*[.E29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62.601" calcext:value-type="float">
            <text:p>-162.601</text:p>
          </table:table-cell>
          <table:table-cell office:value-type="float" office:value="54.211" calcext:value-type="float">
            <text:p>54.211</text:p>
          </table:table-cell>
          <table:table-cell office:value-type="float" office:value="33.6" calcext:value-type="float">
            <text:p>33.6</text:p>
          </table:table-cell>
          <table:table-cell table:formula="of:=[.E300]*[.E300]*[.E300]*[.E30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6.115" calcext:value-type="float">
            <text:p>126.115</text:p>
          </table:table-cell>
          <table:table-cell office:value-type="float" office:value="10.672" calcext:value-type="float">
            <text:p>10.672</text:p>
          </table:table-cell>
          <table:table-cell office:value-type="float" office:value="14.4" calcext:value-type="float">
            <text:p>14.4</text:p>
          </table:table-cell>
          <table:table-cell table:formula="of:=[.E301]*[.E301]*[.E301]*[.E30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7.709" calcext:value-type="float">
            <text:p>127.709</text:p>
          </table:table-cell>
          <table:table-cell office:value-type="float" office:value="4.47" calcext:value-type="float">
            <text:p>4.47</text:p>
          </table:table-cell>
          <table:table-cell office:value-type="float" office:value="94" calcext:value-type="float">
            <text:p>94</text:p>
          </table:table-cell>
          <table:table-cell table:formula="of:=[.E302]*[.E302]*[.E302]*[.E30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2.656" calcext:value-type="float">
            <text:p>152.656</text:p>
          </table:table-cell>
          <table:table-cell office:value-type="float" office:value="-5.715" calcext:value-type="float">
            <text:p>-5.715</text:p>
          </table:table-cell>
          <table:table-cell office:value-type="float" office:value="20" calcext:value-type="float">
            <text:p>20</text:p>
          </table:table-cell>
          <table:table-cell table:formula="of:=[.E303]*[.E303]*[.E303]*[.E30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7.736" calcext:value-type="float">
            <text:p>-177.736</text:p>
          </table:table-cell>
          <table:table-cell office:value-type="float" office:value="-19.013" calcext:value-type="float">
            <text:p>-19.013</text:p>
          </table:table-cell>
          <table:table-cell office:value-type="float" office:value="384.9" calcext:value-type="float">
            <text:p>384.9</text:p>
          </table:table-cell>
          <table:table-cell table:formula="of:=[.E304]*[.E304]*[.E304]*[.E30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6.765" calcext:value-type="float">
            <text:p>176.765</text:p>
          </table:table-cell>
          <table:table-cell office:value-type="float" office:value="-37.965" calcext:value-type="float">
            <text:p>-37.965</text:p>
          </table:table-cell>
          <table:table-cell office:value-type="float" office:value="19.2" calcext:value-type="float">
            <text:p>19.2</text:p>
          </table:table-cell>
          <table:table-cell table:formula="of:=[.E305]*[.E305]*[.E305]*[.E30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7.456" calcext:value-type="float">
            <text:p>-177.456</text:p>
          </table:table-cell>
          <table:table-cell office:value-type="float" office:value="-19.489" calcext:value-type="float">
            <text:p>-19.489</text:p>
          </table:table-cell>
          <table:table-cell office:value-type="float" office:value="394.5" calcext:value-type="float">
            <text:p>394.5</text:p>
          </table:table-cell>
          <table:table-cell table:formula="of:=[.E306]*[.E306]*[.E306]*[.E30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6.538" calcext:value-type="float">
            <text:p>-176.538</text:p>
          </table:table-cell>
          <table:table-cell office:value-type="float" office:value="-19.469" calcext:value-type="float">
            <text:p>-19.469</text:p>
          </table:table-cell>
          <table:table-cell office:value-type="float" office:value="33" calcext:value-type="float">
            <text:p>33</text:p>
          </table:table-cell>
          <table:table-cell table:formula="of:=[.E307]*[.E307]*[.E307]*[.E30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6.737" calcext:value-type="float">
            <text:p>-176.737</text:p>
          </table:table-cell>
          <table:table-cell office:value-type="float" office:value="-28.101" calcext:value-type="float">
            <text:p>-28.101</text:p>
          </table:table-cell>
          <table:table-cell office:value-type="float" office:value="17.1" calcext:value-type="float">
            <text:p>17.1</text:p>
          </table:table-cell>
          <table:table-cell table:formula="of:=[.E308]*[.E308]*[.E308]*[.E30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19.201" calcext:value-type="float">
            <text:p>119.201</text:p>
          </table:table-cell>
          <table:table-cell office:value-type="float" office:value="-9.917" calcext:value-type="float">
            <text:p>-9.917</text:p>
          </table:table-cell>
          <table:table-cell office:value-type="float" office:value="24.9" calcext:value-type="float">
            <text:p>24.9</text:p>
          </table:table-cell>
          <table:table-cell table:formula="of:=[.E309]*[.E309]*[.E309]*[.E30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5.537" calcext:value-type="float">
            <text:p>165.537</text:p>
          </table:table-cell>
          <table:table-cell office:value-type="float" office:value="-11.086" calcext:value-type="float">
            <text:p>-11.086</text:p>
          </table:table-cell>
          <table:table-cell office:value-type="float" office:value="23.6" calcext:value-type="float">
            <text:p>23.6</text:p>
          </table:table-cell>
          <table:table-cell table:formula="of:=[.E310]*[.E310]*[.E310]*[.E31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9.937" calcext:value-type="float">
            <text:p>-179.937</text:p>
          </table:table-cell>
          <table:table-cell office:value-type="float" office:value="-31.827" calcext:value-type="float">
            <text:p>-31.827</text:p>
          </table:table-cell>
          <table:table-cell office:value-type="float" office:value="215.3" calcext:value-type="float">
            <text:p>215.3</text:p>
          </table:table-cell>
          <table:table-cell table:formula="of:=[.E311]*[.E311]*[.E311]*[.E31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53.405" calcext:value-type="float">
            <text:p>-153.405</text:p>
          </table:table-cell>
          <table:table-cell office:value-type="float" office:value="56.201" calcext:value-type="float">
            <text:p>56.201</text:p>
          </table:table-cell>
          <table:table-cell office:value-type="float" office:value="31.3" calcext:value-type="float">
            <text:p>31.3</text:p>
          </table:table-cell>
          <table:table-cell table:formula="of:=[.E312]*[.E312]*[.E312]*[.E31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2.442" calcext:value-type="float">
            <text:p>152.442</text:p>
          </table:table-cell>
          <table:table-cell office:value-type="float" office:value="-5.187" calcext:value-type="float">
            <text:p>-5.187</text:p>
          </table:table-cell>
          <table:table-cell office:value-type="float" office:value="51.2" calcext:value-type="float">
            <text:p>51.2</text:p>
          </table:table-cell>
          <table:table-cell table:formula="of:=[.E313]*[.E313]*[.E313]*[.E31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56.832" calcext:value-type="float">
            <text:p>56.832</text:p>
          </table:table-cell>
          <table:table-cell office:value-type="float" office:value="10.389" calcext:value-type="float">
            <text:p>10.389</text:p>
          </table:table-cell>
          <table:table-cell office:value-type="float" office:value="7.8" calcext:value-type="float">
            <text:p>7.8</text:p>
          </table:table-cell>
          <table:table-cell table:formula="of:=[.E314]*[.E314]*[.E314]*[.E31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6.056" calcext:value-type="float">
            <text:p>-176.056</text:p>
          </table:table-cell>
          <table:table-cell office:value-type="float" office:value="-20.037" calcext:value-type="float">
            <text:p>-20.037</text:p>
          </table:table-cell>
          <table:table-cell office:value-type="float" office:value="211.2" calcext:value-type="float">
            <text:p>211.2</text:p>
          </table:table-cell>
          <table:table-cell table:formula="of:=[.E315]*[.E315]*[.E315]*[.E31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6.653" calcext:value-type="float">
            <text:p>-176.653</text:p>
          </table:table-cell>
          <table:table-cell office:value-type="float" office:value="51.356" calcext:value-type="float">
            <text:p>51.356</text:p>
          </table:table-cell>
          <table:table-cell office:value-type="float" office:value="27" calcext:value-type="float">
            <text:p>27</text:p>
          </table:table-cell>
          <table:table-cell table:formula="of:=[.E316]*[.E316]*[.E316]*[.E31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4.504" calcext:value-type="float">
            <text:p>-174.504</text:p>
          </table:table-cell>
          <table:table-cell office:value-type="float" office:value="52.327" calcext:value-type="float">
            <text:p>52.327</text:p>
          </table:table-cell>
          <table:table-cell office:value-type="float" office:value="26.2" calcext:value-type="float">
            <text:p>26.2</text:p>
          </table:table-cell>
          <table:table-cell table:formula="of:=[.E317]*[.E317]*[.E317]*[.E31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6.831" calcext:value-type="float">
            <text:p>166.831</text:p>
          </table:table-cell>
          <table:table-cell office:value-type="float" office:value="-13.923" calcext:value-type="float">
            <text:p>-13.923</text:p>
          </table:table-cell>
          <table:table-cell office:value-type="float" office:value="29.4" calcext:value-type="float">
            <text:p>29.4</text:p>
          </table:table-cell>
          <table:table-cell table:formula="of:=[.E318]*[.E318]*[.E318]*[.E31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51.555" calcext:value-type="float">
            <text:p>51.555</text:p>
          </table:table-cell>
          <table:table-cell office:value-type="float" office:value="40.368" calcext:value-type="float">
            <text:p>40.368</text:p>
          </table:table-cell>
          <table:table-cell office:value-type="float" office:value="33" calcext:value-type="float">
            <text:p>33</text:p>
          </table:table-cell>
          <table:table-cell table:formula="of:=[.E319]*[.E319]*[.E319]*[.E31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9.552" calcext:value-type="float">
            <text:p>139.552</text:p>
          </table:table-cell>
          <table:table-cell office:value-type="float" office:value="27.791" calcext:value-type="float">
            <text:p>27.791</text:p>
          </table:table-cell>
          <table:table-cell office:value-type="float" office:value="508" calcext:value-type="float">
            <text:p>508</text:p>
          </table:table-cell>
          <table:table-cell table:formula="of:=[.E320]*[.E320]*[.E320]*[.E32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04.191" calcext:value-type="float">
            <text:p>104.191</text:p>
          </table:table-cell>
          <table:table-cell office:value-type="float" office:value="-5.763" calcext:value-type="float">
            <text:p>-5.763</text:p>
          </table:table-cell>
          <table:table-cell office:value-type="float" office:value="24.5" calcext:value-type="float">
            <text:p>24.5</text:p>
          </table:table-cell>
          <table:table-cell table:formula="of:=[.E321]*[.E321]*[.E321]*[.E32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6.654" calcext:value-type="float">
            <text:p>166.654</text:p>
          </table:table-cell>
          <table:table-cell office:value-type="float" office:value="-14.092" calcext:value-type="float">
            <text:p>-14.092</text:p>
          </table:table-cell>
          <table:table-cell office:value-type="float" office:value="33" calcext:value-type="float">
            <text:p>33</text:p>
          </table:table-cell>
          <table:table-cell table:formula="of:=[.E322]*[.E322]*[.E322]*[.E32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78.368" calcext:value-type="float">
            <text:p>78.368</text:p>
          </table:table-cell>
          <table:table-cell office:value-type="float" office:value="-38.577" calcext:value-type="float">
            <text:p>-38.577</text:p>
          </table:table-cell>
          <table:table-cell office:value-type="float" office:value="10" calcext:value-type="float">
            <text:p>10</text:p>
          </table:table-cell>
          <table:table-cell table:formula="of:=[.E323]*[.E323]*[.E323]*[.E32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9.347" calcext:value-type="float">
            <text:p>-179.347</text:p>
          </table:table-cell>
          <table:table-cell office:value-type="float" office:value="-35.257" calcext:value-type="float">
            <text:p>-35.257</text:p>
          </table:table-cell>
          <table:table-cell office:value-type="float" office:value="44" calcext:value-type="float">
            <text:p>44</text:p>
          </table:table-cell>
          <table:table-cell table:formula="of:=[.E324]*[.E324]*[.E324]*[.E32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63.171" calcext:value-type="float">
            <text:p>-63.171</text:p>
          </table:table-cell>
          <table:table-cell office:value-type="float" office:value="-28.692" calcext:value-type="float">
            <text:p>-28.692</text:p>
          </table:table-cell>
          <table:table-cell office:value-type="float" office:value="596" calcext:value-type="float">
            <text:p>596</text:p>
          </table:table-cell>
          <table:table-cell table:formula="of:=[.E325]*[.E325]*[.E325]*[.E32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07.082" calcext:value-type="float">
            <text:p>107.082</text:p>
          </table:table-cell>
          <table:table-cell office:value-type="float" office:value="-6.791" calcext:value-type="float">
            <text:p>-6.791</text:p>
          </table:table-cell>
          <table:table-cell office:value-type="float" office:value="153.8" calcext:value-type="float">
            <text:p>153.8</text:p>
          </table:table-cell>
          <table:table-cell table:formula="of:=[.E326]*[.E326]*[.E326]*[.E32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9.733" calcext:value-type="float">
            <text:p>149.733</text:p>
          </table:table-cell>
          <table:table-cell office:value-type="float" office:value="-6.394" calcext:value-type="float">
            <text:p>-6.394</text:p>
          </table:table-cell>
          <table:table-cell office:value-type="float" office:value="10" calcext:value-type="float">
            <text:p>10</text:p>
          </table:table-cell>
          <table:table-cell table:formula="of:=[.E327]*[.E327]*[.E327]*[.E32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1.773" calcext:value-type="float">
            <text:p>141.773</text:p>
          </table:table-cell>
          <table:table-cell office:value-type="float" office:value="37.771" calcext:value-type="float">
            <text:p>37.771</text:p>
          </table:table-cell>
          <table:table-cell office:value-type="float" office:value="51.6" calcext:value-type="float">
            <text:p>51.6</text:p>
          </table:table-cell>
          <table:table-cell table:formula="of:=[.E328]*[.E328]*[.E328]*[.E32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7.834" calcext:value-type="float">
            <text:p>167.834</text:p>
          </table:table-cell>
          <table:table-cell office:value-type="float" office:value="-17.243" calcext:value-type="float">
            <text:p>-17.243</text:p>
          </table:table-cell>
          <table:table-cell office:value-type="float" office:value="28.6" calcext:value-type="float">
            <text:p>28.6</text:p>
          </table:table-cell>
          <table:table-cell table:formula="of:=[.E329]*[.E329]*[.E329]*[.E32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3.584" calcext:value-type="float">
            <text:p>163.584</text:p>
          </table:table-cell>
          <table:table-cell office:value-type="float" office:value="-11.012" calcext:value-type="float">
            <text:p>-11.012</text:p>
          </table:table-cell>
          <table:table-cell office:value-type="float" office:value="35.8" calcext:value-type="float">
            <text:p>35.8</text:p>
          </table:table-cell>
          <table:table-cell table:formula="of:=[.E330]*[.E330]*[.E330]*[.E33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25.33" calcext:value-type="float">
            <text:p>-25.33</text:p>
          </table:table-cell>
          <table:table-cell office:value-type="float" office:value="-56.637" calcext:value-type="float">
            <text:p>-56.637</text:p>
          </table:table-cell>
          <table:table-cell office:value-type="float" office:value="33" calcext:value-type="float">
            <text:p>33</text:p>
          </table:table-cell>
          <table:table-cell table:formula="of:=[.E331]*[.E331]*[.E331]*[.E33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9.525" calcext:value-type="float">
            <text:p>139.525</text:p>
          </table:table-cell>
          <table:table-cell office:value-type="float" office:value="28.23" calcext:value-type="float">
            <text:p>28.23</text:p>
          </table:table-cell>
          <table:table-cell office:value-type="float" office:value="468.7" calcext:value-type="float">
            <text:p>468.7</text:p>
          </table:table-cell>
          <table:table-cell table:formula="of:=[.E332]*[.E332]*[.E332]*[.E33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2.185" calcext:value-type="float">
            <text:p>-72.185</text:p>
          </table:table-cell>
          <table:table-cell office:value-type="float" office:value="-34.254" calcext:value-type="float">
            <text:p>-34.254</text:p>
          </table:table-cell>
          <table:table-cell office:value-type="float" office:value="45" calcext:value-type="float">
            <text:p>45</text:p>
          </table:table-cell>
          <table:table-cell table:formula="of:=[.E333]*[.E333]*[.E333]*[.E33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3.544" calcext:value-type="float">
            <text:p>123.544</text:p>
          </table:table-cell>
          <table:table-cell office:value-type="float" office:value="7.758" calcext:value-type="float">
            <text:p>7.758</text:p>
          </table:table-cell>
          <table:table-cell office:value-type="float" office:value="33" calcext:value-type="float">
            <text:p>33</text:p>
          </table:table-cell>
          <table:table-cell table:formula="of:=[.E334]*[.E334]*[.E334]*[.E33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62.448" calcext:value-type="float">
            <text:p>-62.448</text:p>
          </table:table-cell>
          <table:table-cell office:value-type="float" office:value="17.013" calcext:value-type="float">
            <text:p>17.013</text:p>
          </table:table-cell>
          <table:table-cell office:value-type="float" office:value="13.4" calcext:value-type="float">
            <text:p>13.4</text:p>
          </table:table-cell>
          <table:table-cell table:formula="of:=[.E335]*[.E335]*[.E335]*[.E33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27.561" calcext:value-type="float">
            <text:p>-127.561</text:p>
          </table:table-cell>
          <table:table-cell office:value-type="float" office:value="43.51" calcext:value-type="float">
            <text:p>43.51</text:p>
          </table:table-cell>
          <table:table-cell office:value-type="float" office:value="10" calcext:value-type="float">
            <text:p>10</text:p>
          </table:table-cell>
          <table:table-cell table:formula="of:=[.E336]*[.E336]*[.E336]*[.E33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8.05" calcext:value-type="float">
            <text:p>-178.05</text:p>
          </table:table-cell>
          <table:table-cell office:value-type="float" office:value="-17.779" calcext:value-type="float">
            <text:p>-17.779</text:p>
          </table:table-cell>
          <table:table-cell office:value-type="float" office:value="645.8" calcext:value-type="float">
            <text:p>645.8</text:p>
          </table:table-cell>
          <table:table-cell table:formula="of:=[.E337]*[.E337]*[.E337]*[.E33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2.491" calcext:value-type="float">
            <text:p>-72.491</text:p>
          </table:table-cell>
          <table:table-cell office:value-type="float" office:value="-15.705" calcext:value-type="float">
            <text:p>-15.705</text:p>
          </table:table-cell>
          <table:table-cell office:value-type="float" office:value="116.8" calcext:value-type="float">
            <text:p>116.8</text:p>
          </table:table-cell>
          <table:table-cell table:formula="of:=[.E338]*[.E338]*[.E338]*[.E33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6.692" calcext:value-type="float">
            <text:p>146.692</text:p>
          </table:table-cell>
          <table:table-cell office:value-type="float" office:value="47.45" calcext:value-type="float">
            <text:p>47.45</text:p>
          </table:table-cell>
          <table:table-cell office:value-type="float" office:value="414.1" calcext:value-type="float">
            <text:p>414.1</text:p>
          </table:table-cell>
          <table:table-cell table:formula="of:=[.E339]*[.E339]*[.E339]*[.E33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4.352" calcext:value-type="float">
            <text:p>-174.352</text:p>
          </table:table-cell>
          <table:table-cell office:value-type="float" office:value="-15.934" calcext:value-type="float">
            <text:p>-15.934</text:p>
          </table:table-cell>
          <table:table-cell office:value-type="float" office:value="149.7" calcext:value-type="float">
            <text:p>149.7</text:p>
          </table:table-cell>
          <table:table-cell table:formula="of:=[.E340]*[.E340]*[.E340]*[.E34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5.805" calcext:value-type="float">
            <text:p>145.805</text:p>
          </table:table-cell>
          <table:table-cell office:value-type="float" office:value="-4.647" calcext:value-type="float">
            <text:p>-4.647</text:p>
          </table:table-cell>
          <table:table-cell office:value-type="float" office:value="27.6" calcext:value-type="float">
            <text:p>27.6</text:p>
          </table:table-cell>
          <table:table-cell table:formula="of:=[.E341]*[.E341]*[.E341]*[.E34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0.858" calcext:value-type="float">
            <text:p>120.858</text:p>
          </table:table-cell>
          <table:table-cell office:value-type="float" office:value="1.131" calcext:value-type="float">
            <text:p>1.131</text:p>
          </table:table-cell>
          <table:table-cell office:value-type="float" office:value="33" calcext:value-type="float">
            <text:p>33</text:p>
          </table:table-cell>
          <table:table-cell table:formula="of:=[.E342]*[.E342]*[.E342]*[.E34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25.392" calcext:value-type="float">
            <text:p>-25.392</text:p>
          </table:table-cell>
          <table:table-cell office:value-type="float" office:value="-60.62" calcext:value-type="float">
            <text:p>-60.62</text:p>
          </table:table-cell>
          <table:table-cell office:value-type="float" office:value="33" calcext:value-type="float">
            <text:p>33</text:p>
          </table:table-cell>
          <table:table-cell table:formula="of:=[.E343]*[.E343]*[.E343]*[.E34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1.052" calcext:value-type="float">
            <text:p>121.052</text:p>
          </table:table-cell>
          <table:table-cell office:value-type="float" office:value="1.084" calcext:value-type="float">
            <text:p>1.084</text:p>
          </table:table-cell>
          <table:table-cell office:value-type="float" office:value="40.1" calcext:value-type="float">
            <text:p>40.1</text:p>
          </table:table-cell>
          <table:table-cell table:formula="of:=[.E344]*[.E344]*[.E344]*[.E34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6.311" calcext:value-type="float">
            <text:p>156.311</text:p>
          </table:table-cell>
          <table:table-cell office:value-type="float" office:value="-8.101" calcext:value-type="float">
            <text:p>-8.101</text:p>
          </table:table-cell>
          <table:table-cell office:value-type="float" office:value="7.4" calcext:value-type="float">
            <text:p>7.4</text:p>
          </table:table-cell>
          <table:table-cell table:formula="of:=[.E345]*[.E345]*[.E345]*[.E34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1.484" calcext:value-type="float">
            <text:p>131.484</text:p>
          </table:table-cell>
          <table:table-cell office:value-type="float" office:value="33.509" calcext:value-type="float">
            <text:p>33.509</text:p>
          </table:table-cell>
          <table:table-cell office:value-type="float" office:value="126.4" calcext:value-type="float">
            <text:p>126.4</text:p>
          </table:table-cell>
          <table:table-cell table:formula="of:=[.E346]*[.E346]*[.E346]*[.E34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0.86" calcext:value-type="float">
            <text:p>120.86</text:p>
          </table:table-cell>
          <table:table-cell office:value-type="float" office:value="18.231" calcext:value-type="float">
            <text:p>18.231</text:p>
          </table:table-cell>
          <table:table-cell office:value-type="float" office:value="28.8" calcext:value-type="float">
            <text:p>28.8</text:p>
          </table:table-cell>
          <table:table-cell table:formula="of:=[.E347]*[.E347]*[.E347]*[.E34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83.688" calcext:value-type="float">
            <text:p>-83.688</text:p>
          </table:table-cell>
          <table:table-cell office:value-type="float" office:value="9.652" calcext:value-type="float">
            <text:p>9.652</text:p>
          </table:table-cell>
          <table:table-cell office:value-type="float" office:value="33" calcext:value-type="float">
            <text:p>33</text:p>
          </table:table-cell>
          <table:table-cell table:formula="of:=[.E348]*[.E348]*[.E348]*[.E34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5.641" calcext:value-type="float">
            <text:p>-175.641</text:p>
          </table:table-cell>
          <table:table-cell office:value-type="float" office:value="-18.907" calcext:value-type="float">
            <text:p>-18.907</text:p>
          </table:table-cell>
          <table:table-cell office:value-type="float" office:value="33" calcext:value-type="float">
            <text:p>33</text:p>
          </table:table-cell>
          <table:table-cell table:formula="of:=[.E349]*[.E349]*[.E349]*[.E34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0.896" calcext:value-type="float">
            <text:p>150.896</text:p>
          </table:table-cell>
          <table:table-cell office:value-type="float" office:value="-5.399" calcext:value-type="float">
            <text:p>-5.399</text:p>
          </table:table-cell>
          <table:table-cell office:value-type="float" office:value="112.4" calcext:value-type="float">
            <text:p>112.4</text:p>
          </table:table-cell>
          <table:table-cell table:formula="of:=[.E350]*[.E350]*[.E350]*[.E35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3.764" calcext:value-type="float">
            <text:p>143.764</text:p>
          </table:table-cell>
          <table:table-cell office:value-type="float" office:value="41.473" calcext:value-type="float">
            <text:p>41.473</text:p>
          </table:table-cell>
          <table:table-cell office:value-type="float" office:value="30.4" calcext:value-type="float">
            <text:p>30.4</text:p>
          </table:table-cell>
          <table:table-cell table:formula="of:=[.E351]*[.E351]*[.E351]*[.E35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5.602" calcext:value-type="float">
            <text:p>155.602</text:p>
          </table:table-cell>
          <table:table-cell office:value-type="float" office:value="49.408" calcext:value-type="float">
            <text:p>49.408</text:p>
          </table:table-cell>
          <table:table-cell office:value-type="float" office:value="51" calcext:value-type="float">
            <text:p>51</text:p>
          </table:table-cell>
          <table:table-cell table:formula="of:=[.E352]*[.E352]*[.E352]*[.E35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59.189" calcext:value-type="float">
            <text:p>-159.189</text:p>
          </table:table-cell>
          <table:table-cell office:value-type="float" office:value="54.931" calcext:value-type="float">
            <text:p>54.931</text:p>
          </table:table-cell>
          <table:table-cell office:value-type="float" office:value="47" calcext:value-type="float">
            <text:p>47</text:p>
          </table:table-cell>
          <table:table-cell table:formula="of:=[.E353]*[.E353]*[.E353]*[.E35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24.311" calcext:value-type="float">
            <text:p>-24.311</text:p>
          </table:table-cell>
          <table:table-cell office:value-type="float" office:value="-57.966" calcext:value-type="float">
            <text:p>-57.966</text:p>
          </table:table-cell>
          <table:table-cell office:value-type="float" office:value="56" calcext:value-type="float">
            <text:p>56</text:p>
          </table:table-cell>
          <table:table-cell table:formula="of:=[.E354]*[.E354]*[.E354]*[.E35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2.547" calcext:value-type="float">
            <text:p>122.547</text:p>
          </table:table-cell>
          <table:table-cell office:value-type="float" office:value="24.595" calcext:value-type="float">
            <text:p>24.595</text:p>
          </table:table-cell>
          <table:table-cell office:value-type="float" office:value="86.9" calcext:value-type="float">
            <text:p>86.9</text:p>
          </table:table-cell>
          <table:table-cell table:formula="of:=[.E355]*[.E355]*[.E355]*[.E35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3.158" calcext:value-type="float">
            <text:p>153.158</text:p>
          </table:table-cell>
          <table:table-cell office:value-type="float" office:value="-4.354" calcext:value-type="float">
            <text:p>-4.354</text:p>
          </table:table-cell>
          <table:table-cell office:value-type="float" office:value="45" calcext:value-type="float">
            <text:p>45</text:p>
          </table:table-cell>
          <table:table-cell table:formula="of:=[.E356]*[.E356]*[.E356]*[.E35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7.151" calcext:value-type="float">
            <text:p>-177.151</text:p>
          </table:table-cell>
          <table:table-cell office:value-type="float" office:value="-29.318" calcext:value-type="float">
            <text:p>-29.318</text:p>
          </table:table-cell>
          <table:table-cell office:value-type="float" office:value="25.4" calcext:value-type="float">
            <text:p>25.4</text:p>
          </table:table-cell>
          <table:table-cell table:formula="of:=[.E357]*[.E357]*[.E357]*[.E35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92.082" calcext:value-type="float">
            <text:p>-92.082</text:p>
          </table:table-cell>
          <table:table-cell office:value-type="float" office:value="14.315" calcext:value-type="float">
            <text:p>14.315</text:p>
          </table:table-cell>
          <table:table-cell office:value-type="float" office:value="64.8" calcext:value-type="float">
            <text:p>64.8</text:p>
          </table:table-cell>
          <table:table-cell table:formula="of:=[.E358]*[.E358]*[.E358]*[.E35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0.999" calcext:value-type="float">
            <text:p>140.999</text:p>
          </table:table-cell>
          <table:table-cell office:value-type="float" office:value="33.579" calcext:value-type="float">
            <text:p>33.579</text:p>
          </table:table-cell>
          <table:table-cell office:value-type="float" office:value="18" calcext:value-type="float">
            <text:p>18</text:p>
          </table:table-cell>
          <table:table-cell table:formula="of:=[.E359]*[.E359]*[.E359]*[.E35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82.246" calcext:value-type="float">
            <text:p>82.246</text:p>
          </table:table-cell>
          <table:table-cell office:value-type="float" office:value="31.696" calcext:value-type="float">
            <text:p>31.696</text:p>
          </table:table-cell>
          <table:table-cell office:value-type="float" office:value="33" calcext:value-type="float">
            <text:p>33</text:p>
          </table:table-cell>
          <table:table-cell table:formula="of:=[.E360]*[.E360]*[.E360]*[.E36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21.87" calcext:value-type="float">
            <text:p>-21.87</text:p>
          </table:table-cell>
          <table:table-cell office:value-type="float" office:value="-0.972" calcext:value-type="float">
            <text:p>-0.972</text:p>
          </table:table-cell>
          <table:table-cell office:value-type="float" office:value="10" calcext:value-type="float">
            <text:p>10</text:p>
          </table:table-cell>
          <table:table-cell table:formula="of:=[.E361]*[.E361]*[.E361]*[.E36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4.905" calcext:value-type="float">
            <text:p>24.905</text:p>
          </table:table-cell>
          <table:table-cell office:value-type="float" office:value="38.938" calcext:value-type="float">
            <text:p>38.938</text:p>
          </table:table-cell>
          <table:table-cell office:value-type="float" office:value="13.3" calcext:value-type="float">
            <text:p>13.3</text:p>
          </table:table-cell>
          <table:table-cell table:formula="of:=[.E362]*[.E362]*[.E362]*[.E36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0.839" calcext:value-type="float">
            <text:p>120.839</text:p>
          </table:table-cell>
          <table:table-cell office:value-type="float" office:value="18.752" calcext:value-type="float">
            <text:p>18.752</text:p>
          </table:table-cell>
          <table:table-cell office:value-type="float" office:value="24" calcext:value-type="float">
            <text:p>24</text:p>
          </table:table-cell>
          <table:table-cell table:formula="of:=[.E363]*[.E363]*[.E363]*[.E36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8.079" calcext:value-type="float">
            <text:p>148.079</text:p>
          </table:table-cell>
          <table:table-cell office:value-type="float" office:value="-57.591" calcext:value-type="float">
            <text:p>-57.591</text:p>
          </table:table-cell>
          <table:table-cell office:value-type="float" office:value="10" calcext:value-type="float">
            <text:p>10</text:p>
          </table:table-cell>
          <table:table-cell table:formula="of:=[.E364]*[.E364]*[.E364]*[.E36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1.453" calcext:value-type="float">
            <text:p>151.453</text:p>
          </table:table-cell>
          <table:table-cell office:value-type="float" office:value="46.06" calcext:value-type="float">
            <text:p>46.06</text:p>
          </table:table-cell>
          <table:table-cell office:value-type="float" office:value="33" calcext:value-type="float">
            <text:p>33</text:p>
          </table:table-cell>
          <table:table-cell table:formula="of:=[.E365]*[.E365]*[.E365]*[.E36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0.38" calcext:value-type="float">
            <text:p>170.38</text:p>
          </table:table-cell>
          <table:table-cell office:value-type="float" office:value="-22.313" calcext:value-type="float">
            <text:p>-22.313</text:p>
          </table:table-cell>
          <table:table-cell office:value-type="float" office:value="33" calcext:value-type="float">
            <text:p>33</text:p>
          </table:table-cell>
          <table:table-cell table:formula="of:=[.E366]*[.E366]*[.E366]*[.E36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2.237" calcext:value-type="float">
            <text:p>142.237</text:p>
          </table:table-cell>
          <table:table-cell office:value-type="float" office:value="-3.225" calcext:value-type="float">
            <text:p>-3.225</text:p>
          </table:table-cell>
          <table:table-cell office:value-type="float" office:value="33" calcext:value-type="float">
            <text:p>33</text:p>
          </table:table-cell>
          <table:table-cell table:formula="of:=[.E367]*[.E367]*[.E367]*[.E36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81.092" calcext:value-type="float">
            <text:p>81.092</text:p>
          </table:table-cell>
          <table:table-cell office:value-type="float" office:value="29.598" calcext:value-type="float">
            <text:p>29.598</text:p>
          </table:table-cell>
          <table:table-cell office:value-type="float" office:value="18" calcext:value-type="float">
            <text:p>18</text:p>
          </table:table-cell>
          <table:table-cell table:formula="of:=[.E368]*[.E368]*[.E368]*[.E36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3.521" calcext:value-type="float">
            <text:p>143.521</text:p>
          </table:table-cell>
          <table:table-cell office:value-type="float" office:value="-4.456" calcext:value-type="float">
            <text:p>-4.456</text:p>
          </table:table-cell>
          <table:table-cell office:value-type="float" office:value="84" calcext:value-type="float">
            <text:p>84</text:p>
          </table:table-cell>
          <table:table-cell table:formula="of:=[.E369]*[.E369]*[.E369]*[.E36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1.686" calcext:value-type="float">
            <text:p>151.686</text:p>
          </table:table-cell>
          <table:table-cell office:value-type="float" office:value="-5.233" calcext:value-type="float">
            <text:p>-5.233</text:p>
          </table:table-cell>
          <table:table-cell office:value-type="float" office:value="49" calcext:value-type="float">
            <text:p>49</text:p>
          </table:table-cell>
          <table:table-cell table:formula="of:=[.E370]*[.E370]*[.E370]*[.E37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3.57" calcext:value-type="float">
            <text:p>-173.57</text:p>
          </table:table-cell>
          <table:table-cell office:value-type="float" office:value="-15.268" calcext:value-type="float">
            <text:p>-15.268</text:p>
          </table:table-cell>
          <table:table-cell office:value-type="float" office:value="43" calcext:value-type="float">
            <text:p>43</text:p>
          </table:table-cell>
          <table:table-cell table:formula="of:=[.E371]*[.E371]*[.E371]*[.E37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8.89" calcext:value-type="float">
            <text:p>158.89</text:p>
          </table:table-cell>
          <table:table-cell office:value-type="float" office:value="-54.158" calcext:value-type="float">
            <text:p>-54.158</text:p>
          </table:table-cell>
          <table:table-cell office:value-type="float" office:value="10" calcext:value-type="float">
            <text:p>10</text:p>
          </table:table-cell>
          <table:table-cell table:formula="of:=[.E372]*[.E372]*[.E372]*[.E37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82.943" calcext:value-type="float">
            <text:p>-82.943</text:p>
          </table:table-cell>
          <table:table-cell office:value-type="float" office:value="8.316" calcext:value-type="float">
            <text:p>8.316</text:p>
          </table:table-cell>
          <table:table-cell office:value-type="float" office:value="28" calcext:value-type="float">
            <text:p>28</text:p>
          </table:table-cell>
          <table:table-cell table:formula="of:=[.E373]*[.E373]*[.E373]*[.E37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02.601" calcext:value-type="float">
            <text:p>-102.601</text:p>
          </table:table-cell>
          <table:table-cell office:value-type="float" office:value="-36.007" calcext:value-type="float">
            <text:p>-36.007</text:p>
          </table:table-cell>
          <table:table-cell office:value-type="float" office:value="10" calcext:value-type="float">
            <text:p>10</text:p>
          </table:table-cell>
          <table:table-cell table:formula="of:=[.E374]*[.E374]*[.E374]*[.E37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03.865" calcext:value-type="float">
            <text:p>-103.865</text:p>
          </table:table-cell>
          <table:table-cell office:value-type="float" office:value="10.366" calcext:value-type="float">
            <text:p>10.366</text:p>
          </table:table-cell>
          <table:table-cell office:value-type="float" office:value="10" calcext:value-type="float">
            <text:p>10</text:p>
          </table:table-cell>
          <table:table-cell table:formula="of:=[.E375]*[.E375]*[.E375]*[.E37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.073" calcext:value-type="float">
            <text:p>2.073</text:p>
          </table:table-cell>
          <table:table-cell office:value-type="float" office:value="-54.476" calcext:value-type="float">
            <text:p>-54.476</text:p>
          </table:table-cell>
          <table:table-cell office:value-type="float" office:value="10" calcext:value-type="float">
            <text:p>10</text:p>
          </table:table-cell>
          <table:table-cell table:formula="of:=[.E376]*[.E376]*[.E376]*[.E37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88.388" calcext:value-type="float">
            <text:p>88.388</text:p>
          </table:table-cell>
          <table:table-cell office:value-type="float" office:value="32.693" calcext:value-type="float">
            <text:p>32.693</text:p>
          </table:table-cell>
          <table:table-cell office:value-type="float" office:value="33" calcext:value-type="float">
            <text:p>33</text:p>
          </table:table-cell>
          <table:table-cell table:formula="of:=[.E377]*[.E377]*[.E377]*[.E37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6.706" calcext:value-type="float">
            <text:p>166.706</text:p>
          </table:table-cell>
          <table:table-cell office:value-type="float" office:value="-13.682" calcext:value-type="float">
            <text:p>-13.682</text:p>
          </table:table-cell>
          <table:table-cell office:value-type="float" office:value="33" calcext:value-type="float">
            <text:p>33</text:p>
          </table:table-cell>
          <table:table-cell table:formula="of:=[.E378]*[.E378]*[.E378]*[.E37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68.919" calcext:value-type="float">
            <text:p>-68.919</text:p>
          </table:table-cell>
          <table:table-cell office:value-type="float" office:value="-20.52" calcext:value-type="float">
            <text:p>-20.52</text:p>
          </table:table-cell>
          <table:table-cell office:value-type="float" office:value="82" calcext:value-type="float">
            <text:p>82</text:p>
          </table:table-cell>
          <table:table-cell table:formula="of:=[.E379]*[.E379]*[.E379]*[.E37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6.941" calcext:value-type="float">
            <text:p>156.941</text:p>
          </table:table-cell>
          <table:table-cell office:value-type="float" office:value="-8.818" calcext:value-type="float">
            <text:p>-8.818</text:p>
          </table:table-cell>
          <table:table-cell office:value-type="float" office:value="33" calcext:value-type="float">
            <text:p>33</text:p>
          </table:table-cell>
          <table:table-cell table:formula="of:=[.E380]*[.E380]*[.E380]*[.E38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01.052" calcext:value-type="float">
            <text:p>101.052</text:p>
          </table:table-cell>
          <table:table-cell office:value-type="float" office:value="27.605" calcext:value-type="float">
            <text:p>27.605</text:p>
          </table:table-cell>
          <table:table-cell office:value-type="float" office:value="33" calcext:value-type="float">
            <text:p>33</text:p>
          </table:table-cell>
          <table:table-cell table:formula="of:=[.E381]*[.E381]*[.E381]*[.E38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77.659" calcext:value-type="float">
            <text:p>77.659</text:p>
          </table:table-cell>
          <table:table-cell office:value-type="float" office:value="-29.349" calcext:value-type="float">
            <text:p>-29.349</text:p>
          </table:table-cell>
          <table:table-cell office:value-type="float" office:value="33" calcext:value-type="float">
            <text:p>33</text:p>
          </table:table-cell>
          <table:table-cell table:formula="of:=[.E382]*[.E382]*[.E382]*[.E38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7.876" calcext:value-type="float">
            <text:p>-177.876</text:p>
          </table:table-cell>
          <table:table-cell office:value-type="float" office:value="-30.239" calcext:value-type="float">
            <text:p>-30.239</text:p>
          </table:table-cell>
          <table:table-cell office:value-type="float" office:value="32" calcext:value-type="float">
            <text:p>32</text:p>
          </table:table-cell>
          <table:table-cell table:formula="of:=[.E383]*[.E383]*[.E383]*[.E38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14.888" calcext:value-type="float">
            <text:p>114.888</text:p>
          </table:table-cell>
          <table:table-cell office:value-type="float" office:value="-8.17" calcext:value-type="float">
            <text:p>-8.17</text:p>
          </table:table-cell>
          <table:table-cell office:value-type="float" office:value="40" calcext:value-type="float">
            <text:p>40</text:p>
          </table:table-cell>
          <table:table-cell table:formula="of:=[.E384]*[.E384]*[.E384]*[.E38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6.75" calcext:value-type="float">
            <text:p>126.75</text:p>
          </table:table-cell>
          <table:table-cell office:value-type="float" office:value="3.665" calcext:value-type="float">
            <text:p>3.665</text:p>
          </table:table-cell>
          <table:table-cell office:value-type="float" office:value="33" calcext:value-type="float">
            <text:p>33</text:p>
          </table:table-cell>
          <table:table-cell table:formula="of:=[.E385]*[.E385]*[.E385]*[.E38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.275" calcext:value-type="float">
            <text:p>13.275</text:p>
          </table:table-cell>
          <table:table-cell office:value-type="float" office:value="46.356" calcext:value-type="float">
            <text:p>46.356</text:p>
          </table:table-cell>
          <table:table-cell office:value-type="float" office:value="9" calcext:value-type="float">
            <text:p>9</text:p>
          </table:table-cell>
          <table:table-cell table:formula="of:=[.E386]*[.E386]*[.E386]*[.E38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85.88" calcext:value-type="float">
            <text:p>-85.88</text:p>
          </table:table-cell>
          <table:table-cell office:value-type="float" office:value="3.929" calcext:value-type="float">
            <text:p>3.929</text:p>
          </table:table-cell>
          <table:table-cell office:value-type="float" office:value="33" calcext:value-type="float">
            <text:p>33</text:p>
          </table:table-cell>
          <table:table-cell table:formula="of:=[.E387]*[.E387]*[.E387]*[.E38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68.478" calcext:value-type="float">
            <text:p>-68.478</text:p>
          </table:table-cell>
          <table:table-cell office:value-type="float" office:value="-56.772" calcext:value-type="float">
            <text:p>-56.772</text:p>
          </table:table-cell>
          <table:table-cell office:value-type="float" office:value="14" calcext:value-type="float">
            <text:p>14</text:p>
          </table:table-cell>
          <table:table-cell table:formula="of:=[.E388]*[.E388]*[.E388]*[.E38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55.078" calcext:value-type="float">
            <text:p>55.078</text:p>
          </table:table-cell>
          <table:table-cell office:value-type="float" office:value="73.351" calcext:value-type="float">
            <text:p>73.351</text:p>
          </table:table-cell>
          <table:table-cell office:value-type="float" office:value="0" calcext:value-type="float">
            <text:p>0</text:p>
          </table:table-cell>
          <table:table-cell table:formula="of:=[.E389]*[.E389]*[.E389]*[.E38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7.43" calcext:value-type="float">
            <text:p>-177.43</text:p>
          </table:table-cell>
          <table:table-cell office:value-type="float" office:value="-16.256" calcext:value-type="float">
            <text:p>-16.256</text:p>
          </table:table-cell>
          <table:table-cell office:value-type="float" office:value="33" calcext:value-type="float">
            <text:p>33</text:p>
          </table:table-cell>
          <table:table-cell table:formula="of:=[.E390]*[.E390]*[.E390]*[.E39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3.994" calcext:value-type="float">
            <text:p>-173.994</text:p>
          </table:table-cell>
          <table:table-cell office:value-type="float" office:value="-20.535" calcext:value-type="float">
            <text:p>-20.535</text:p>
          </table:table-cell>
          <table:table-cell office:value-type="float" office:value="33" calcext:value-type="float">
            <text:p>33</text:p>
          </table:table-cell>
          <table:table-cell table:formula="of:=[.E391]*[.E391]*[.E391]*[.E39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78.443" calcext:value-type="float">
            <text:p>78.443</text:p>
          </table:table-cell>
          <table:table-cell office:value-type="float" office:value="-40.446" calcext:value-type="float">
            <text:p>-40.446</text:p>
          </table:table-cell>
          <table:table-cell office:value-type="float" office:value="33" calcext:value-type="float">
            <text:p>33</text:p>
          </table:table-cell>
          <table:table-cell table:formula="of:=[.E392]*[.E392]*[.E392]*[.E39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4.7" calcext:value-type="float">
            <text:p>94.7</text:p>
          </table:table-cell>
          <table:table-cell office:value-type="float" office:value="21.485" calcext:value-type="float">
            <text:p>21.485</text:p>
          </table:table-cell>
          <table:table-cell office:value-type="float" office:value="157" calcext:value-type="float">
            <text:p>157</text:p>
          </table:table-cell>
          <table:table-cell table:formula="of:=[.E393]*[.E393]*[.E393]*[.E39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13.346" calcext:value-type="float">
            <text:p>-113.346</text:p>
          </table:table-cell>
          <table:table-cell office:value-type="float" office:value="29.459" calcext:value-type="float">
            <text:p>29.459</text:p>
          </table:table-cell>
          <table:table-cell office:value-type="float" office:value="33" calcext:value-type="float">
            <text:p>33</text:p>
          </table:table-cell>
          <table:table-cell table:formula="of:=[.E394]*[.E394]*[.E394]*[.E39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7.821" calcext:value-type="float">
            <text:p>147.821</text:p>
          </table:table-cell>
          <table:table-cell office:value-type="float" office:value="-3.043" calcext:value-type="float">
            <text:p>-3.043</text:p>
          </table:table-cell>
          <table:table-cell office:value-type="float" office:value="33" calcext:value-type="float">
            <text:p>33</text:p>
          </table:table-cell>
          <table:table-cell table:formula="of:=[.E395]*[.E395]*[.E395]*[.E39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0.427" calcext:value-type="float">
            <text:p>-10.427</text:p>
          </table:table-cell>
          <table:table-cell office:value-type="float" office:value="71.516" calcext:value-type="float">
            <text:p>71.516</text:p>
          </table:table-cell>
          <table:table-cell office:value-type="float" office:value="13" calcext:value-type="float">
            <text:p>13</text:p>
          </table:table-cell>
          <table:table-cell table:formula="of:=[.E396]*[.E396]*[.E396]*[.E39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9.419" calcext:value-type="float">
            <text:p>-179.419</text:p>
          </table:table-cell>
          <table:table-cell office:value-type="float" office:value="51.377" calcext:value-type="float">
            <text:p>51.377</text:p>
          </table:table-cell>
          <table:table-cell office:value-type="float" office:value="48" calcext:value-type="float">
            <text:p>48</text:p>
          </table:table-cell>
          <table:table-cell table:formula="of:=[.E397]*[.E397]*[.E397]*[.E39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7.773" calcext:value-type="float">
            <text:p>-77.773</text:p>
          </table:table-cell>
          <table:table-cell office:value-type="float" office:value="7.218" calcext:value-type="float">
            <text:p>7.218</text:p>
          </table:table-cell>
          <table:table-cell office:value-type="float" office:value="36" calcext:value-type="float">
            <text:p>36</text:p>
          </table:table-cell>
          <table:table-cell table:formula="of:=[.E398]*[.E398]*[.E398]*[.E39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9.992" calcext:value-type="float">
            <text:p>129.992</text:p>
          </table:table-cell>
          <table:table-cell office:value-type="float" office:value="-4.956" calcext:value-type="float">
            <text:p>-4.956</text:p>
          </table:table-cell>
          <table:table-cell office:value-type="float" office:value="33" calcext:value-type="float">
            <text:p>33</text:p>
          </table:table-cell>
          <table:table-cell table:formula="of:=[.E399]*[.E399]*[.E399]*[.E39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9.779" calcext:value-type="float">
            <text:p>129.779</text:p>
          </table:table-cell>
          <table:table-cell office:value-type="float" office:value="-5.012" calcext:value-type="float">
            <text:p>-5.012</text:p>
          </table:table-cell>
          <table:table-cell office:value-type="float" office:value="33" calcext:value-type="float">
            <text:p>33</text:p>
          </table:table-cell>
          <table:table-cell table:formula="of:=[.E400]*[.E400]*[.E400]*[.E40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9.463" calcext:value-type="float">
            <text:p>129.463</text:p>
          </table:table-cell>
          <table:table-cell office:value-type="float" office:value="-6.88" calcext:value-type="float">
            <text:p>-6.88</text:p>
          </table:table-cell>
          <table:table-cell office:value-type="float" office:value="117" calcext:value-type="float">
            <text:p>117</text:p>
          </table:table-cell>
          <table:table-cell table:formula="of:=[.E401]*[.E401]*[.E401]*[.E40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08.356" calcext:value-type="float">
            <text:p>108.356</text:p>
          </table:table-cell>
          <table:table-cell office:value-type="float" office:value="-9.815" calcext:value-type="float">
            <text:p>-9.815</text:p>
          </table:table-cell>
          <table:table-cell office:value-type="float" office:value="33" calcext:value-type="float">
            <text:p>33</text:p>
          </table:table-cell>
          <table:table-cell table:formula="of:=[.E402]*[.E402]*[.E402]*[.E40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70.763" calcext:value-type="float">
            <text:p>70.763</text:p>
          </table:table-cell>
          <table:table-cell office:value-type="float" office:value="36.353" calcext:value-type="float">
            <text:p>36.353</text:p>
          </table:table-cell>
          <table:table-cell office:value-type="float" office:value="211" calcext:value-type="float">
            <text:p>211</text:p>
          </table:table-cell>
          <table:table-cell table:formula="of:=[.E403]*[.E403]*[.E403]*[.E40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8.74" calcext:value-type="float">
            <text:p>138.74</text:p>
          </table:table-cell>
          <table:table-cell office:value-type="float" office:value="34.522" calcext:value-type="float">
            <text:p>34.522</text:p>
          </table:table-cell>
          <table:table-cell office:value-type="float" office:value="2" calcext:value-type="float">
            <text:p>2</text:p>
          </table:table-cell>
          <table:table-cell table:formula="of:=[.E404]*[.E404]*[.E404]*[.E40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6.179" calcext:value-type="float">
            <text:p>156.179</text:p>
          </table:table-cell>
          <table:table-cell office:value-type="float" office:value="-7.484" calcext:value-type="float">
            <text:p>-7.484</text:p>
          </table:table-cell>
          <table:table-cell office:value-type="float" office:value="50" calcext:value-type="float">
            <text:p>50</text:p>
          </table:table-cell>
          <table:table-cell table:formula="of:=[.E405]*[.E405]*[.E405]*[.E40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64.672" calcext:value-type="float">
            <text:p>-164.672</text:p>
          </table:table-cell>
          <table:table-cell office:value-type="float" office:value="53.799" calcext:value-type="float">
            <text:p>53.799</text:p>
          </table:table-cell>
          <table:table-cell office:value-type="float" office:value="2" calcext:value-type="float">
            <text:p>2</text:p>
          </table:table-cell>
          <table:table-cell table:formula="of:=[.E406]*[.E406]*[.E406]*[.E40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1.916" calcext:value-type="float">
            <text:p>-71.916</text:p>
          </table:table-cell>
          <table:table-cell office:value-type="float" office:value="-32.987" calcext:value-type="float">
            <text:p>-32.987</text:p>
          </table:table-cell>
          <table:table-cell office:value-type="float" office:value="14" calcext:value-type="float">
            <text:p>14</text:p>
          </table:table-cell>
          <table:table-cell table:formula="of:=[.E407]*[.E407]*[.E407]*[.E40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0.871" calcext:value-type="float">
            <text:p>130.871</text:p>
          </table:table-cell>
          <table:table-cell office:value-type="float" office:value="41.891" calcext:value-type="float">
            <text:p>41.891</text:p>
          </table:table-cell>
          <table:table-cell office:value-type="float" office:value="575" calcext:value-type="float">
            <text:p>575</text:p>
          </table:table-cell>
          <table:table-cell table:formula="of:=[.E408]*[.E408]*[.E408]*[.E40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5.33" calcext:value-type="float">
            <text:p>125.33</text:p>
          </table:table-cell>
          <table:table-cell office:value-type="float" office:value="12.205" calcext:value-type="float">
            <text:p>12.205</text:p>
          </table:table-cell>
          <table:table-cell office:value-type="float" office:value="33" calcext:value-type="float">
            <text:p>33</text:p>
          </table:table-cell>
          <table:table-cell table:formula="of:=[.E409]*[.E409]*[.E409]*[.E40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8.144" calcext:value-type="float">
            <text:p>-78.144</text:p>
          </table:table-cell>
          <table:table-cell office:value-type="float" office:value="4.956" calcext:value-type="float">
            <text:p>4.956</text:p>
          </table:table-cell>
          <table:table-cell office:value-type="float" office:value="50" calcext:value-type="float">
            <text:p>50</text:p>
          </table:table-cell>
          <table:table-cell table:formula="of:=[.E410]*[.E410]*[.E410]*[.E41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84.759" calcext:value-type="float">
            <text:p>-84.759</text:p>
          </table:table-cell>
          <table:table-cell office:value-type="float" office:value="10.679" calcext:value-type="float">
            <text:p>10.679</text:p>
          </table:table-cell>
          <table:table-cell office:value-type="float" office:value="33" calcext:value-type="float">
            <text:p>33</text:p>
          </table:table-cell>
          <table:table-cell table:formula="of:=[.E411]*[.E411]*[.E411]*[.E41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6.58" calcext:value-type="float">
            <text:p>126.58</text:p>
          </table:table-cell>
          <table:table-cell office:value-type="float" office:value="2.033" calcext:value-type="float">
            <text:p>2.033</text:p>
          </table:table-cell>
          <table:table-cell office:value-type="float" office:value="33" calcext:value-type="float">
            <text:p>33</text:p>
          </table:table-cell>
          <table:table-cell table:formula="of:=[.E412]*[.E412]*[.E412]*[.E41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28.344" calcext:value-type="float">
            <text:p>-28.344</text:p>
          </table:table-cell>
          <table:table-cell office:value-type="float" office:value="-55.532" calcext:value-type="float">
            <text:p>-55.532</text:p>
          </table:table-cell>
          <table:table-cell office:value-type="float" office:value="17.3" calcext:value-type="float">
            <text:p>17.3</text:p>
          </table:table-cell>
          <table:table-cell table:formula="of:=[.E413]*[.E413]*[.E413]*[.E41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0.307" calcext:value-type="float">
            <text:p>20.307</text:p>
          </table:table-cell>
          <table:table-cell office:value-type="float" office:value="38.347" calcext:value-type="float">
            <text:p>38.347</text:p>
          </table:table-cell>
          <table:table-cell office:value-type="float" office:value="15" calcext:value-type="float">
            <text:p>15</text:p>
          </table:table-cell>
          <table:table-cell table:formula="of:=[.E414]*[.E414]*[.E414]*[.E41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6.319" calcext:value-type="float">
            <text:p>166.319</text:p>
          </table:table-cell>
          <table:table-cell office:value-type="float" office:value="-11.772" calcext:value-type="float">
            <text:p>-11.772</text:p>
          </table:table-cell>
          <table:table-cell office:value-type="float" office:value="67" calcext:value-type="float">
            <text:p>67</text:p>
          </table:table-cell>
          <table:table-cell table:formula="of:=[.E415]*[.E415]*[.E415]*[.E41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4.934" calcext:value-type="float">
            <text:p>144.934</text:p>
          </table:table-cell>
          <table:table-cell office:value-type="float" office:value="-3.513" calcext:value-type="float">
            <text:p>-3.513</text:p>
          </table:table-cell>
          <table:table-cell office:value-type="float" office:value="15" calcext:value-type="float">
            <text:p>15</text:p>
          </table:table-cell>
          <table:table-cell table:formula="of:=[.E416]*[.E416]*[.E416]*[.E41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29.51" calcext:value-type="float">
            <text:p>-129.51</text:p>
          </table:table-cell>
          <table:table-cell office:value-type="float" office:value="50.078" calcext:value-type="float">
            <text:p>50.078</text:p>
          </table:table-cell>
          <table:table-cell office:value-type="float" office:value="15" calcext:value-type="float">
            <text:p>15</text:p>
          </table:table-cell>
          <table:table-cell table:formula="of:=[.E417]*[.E417]*[.E417]*[.E41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0.166" calcext:value-type="float">
            <text:p>150.166</text:p>
          </table:table-cell>
          <table:table-cell office:value-type="float" office:value="-3.557" calcext:value-type="float">
            <text:p>-3.557</text:p>
          </table:table-cell>
          <table:table-cell office:value-type="float" office:value="30" calcext:value-type="float">
            <text:p>30</text:p>
          </table:table-cell>
          <table:table-cell table:formula="of:=[.E418]*[.E418]*[.E418]*[.E41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8.892" calcext:value-type="float">
            <text:p>-178.892</text:p>
          </table:table-cell>
          <table:table-cell office:value-type="float" office:value="-20.113" calcext:value-type="float">
            <text:p>-20.113</text:p>
          </table:table-cell>
          <table:table-cell office:value-type="float" office:value="643" calcext:value-type="float">
            <text:p>643</text:p>
          </table:table-cell>
          <table:table-cell table:formula="of:=[.E419]*[.E419]*[.E419]*[.E41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4.577" calcext:value-type="float">
            <text:p>154.577</text:p>
          </table:table-cell>
          <table:table-cell office:value-type="float" office:value="-6.151" calcext:value-type="float">
            <text:p>-6.151</text:p>
          </table:table-cell>
          <table:table-cell office:value-type="float" office:value="55" calcext:value-type="float">
            <text:p>55</text:p>
          </table:table-cell>
          <table:table-cell table:formula="of:=[.E420]*[.E420]*[.E420]*[.E42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9.857" calcext:value-type="float">
            <text:p>-179.857</text:p>
          </table:table-cell>
          <table:table-cell office:value-type="float" office:value="-23.449" calcext:value-type="float">
            <text:p>-23.449</text:p>
          </table:table-cell>
          <table:table-cell office:value-type="float" office:value="543.1" calcext:value-type="float">
            <text:p>543.1</text:p>
          </table:table-cell>
          <table:table-cell table:formula="of:=[.E421]*[.E421]*[.E421]*[.E42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2.405" calcext:value-type="float">
            <text:p>142.405</text:p>
          </table:table-cell>
          <table:table-cell office:value-type="float" office:value="11.929" calcext:value-type="float">
            <text:p>11.929</text:p>
          </table:table-cell>
          <table:table-cell office:value-type="float" office:value="25" calcext:value-type="float">
            <text:p>25</text:p>
          </table:table-cell>
          <table:table-cell table:formula="of:=[.E422]*[.E422]*[.E422]*[.E42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10.834" calcext:value-type="float">
            <text:p>-110.834</text:p>
          </table:table-cell>
          <table:table-cell office:value-type="float" office:value="26.816" calcext:value-type="float">
            <text:p>26.816</text:p>
          </table:table-cell>
          <table:table-cell office:value-type="float" office:value="15" calcext:value-type="float">
            <text:p>15</text:p>
          </table:table-cell>
          <table:table-cell table:formula="of:=[.E423]*[.E423]*[.E423]*[.E42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1.07" calcext:value-type="float">
            <text:p>141.07</text:p>
          </table:table-cell>
          <table:table-cell office:value-type="float" office:value="46.264" calcext:value-type="float">
            <text:p>46.264</text:p>
          </table:table-cell>
          <table:table-cell office:value-type="float" office:value="20" calcext:value-type="float">
            <text:p>20</text:p>
          </table:table-cell>
          <table:table-cell table:formula="of:=[.E424]*[.E424]*[.E424]*[.E42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5.924" calcext:value-type="float">
            <text:p>145.924</text:p>
          </table:table-cell>
          <table:table-cell office:value-type="float" office:value="-3.974" calcext:value-type="float">
            <text:p>-3.974</text:p>
          </table:table-cell>
          <table:table-cell office:value-type="float" office:value="10" calcext:value-type="float">
            <text:p>10</text:p>
          </table:table-cell>
          <table:table-cell table:formula="of:=[.E425]*[.E425]*[.E425]*[.E42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8.289" calcext:value-type="float">
            <text:p>-178.289</text:p>
          </table:table-cell>
          <table:table-cell office:value-type="float" office:value="-15.547" calcext:value-type="float">
            <text:p>-15.547</text:p>
          </table:table-cell>
          <table:table-cell office:value-type="float" office:value="25" calcext:value-type="float">
            <text:p>25</text:p>
          </table:table-cell>
          <table:table-cell table:formula="of:=[.E426]*[.E426]*[.E426]*[.E42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4.282" calcext:value-type="float">
            <text:p>154.282</text:p>
          </table:table-cell>
          <table:table-cell office:value-type="float" office:value="-5.964" calcext:value-type="float">
            <text:p>-5.964</text:p>
          </table:table-cell>
          <table:table-cell office:value-type="float" office:value="64.5" calcext:value-type="float">
            <text:p>64.5</text:p>
          </table:table-cell>
          <table:table-cell table:formula="of:=[.E427]*[.E427]*[.E427]*[.E42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2.864" calcext:value-type="float">
            <text:p>152.864</text:p>
          </table:table-cell>
          <table:table-cell office:value-type="float" office:value="-5.127" calcext:value-type="float">
            <text:p>-5.127</text:p>
          </table:table-cell>
          <table:table-cell office:value-type="float" office:value="24.5" calcext:value-type="float">
            <text:p>24.5</text:p>
          </table:table-cell>
          <table:table-cell table:formula="of:=[.E428]*[.E428]*[.E428]*[.E42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3.232" calcext:value-type="float">
            <text:p>153.232</text:p>
          </table:table-cell>
          <table:table-cell office:value-type="float" office:value="-5.203" calcext:value-type="float">
            <text:p>-5.203</text:p>
          </table:table-cell>
          <table:table-cell office:value-type="float" office:value="40" calcext:value-type="float">
            <text:p>40</text:p>
          </table:table-cell>
          <table:table-cell table:formula="of:=[.E429]*[.E429]*[.E429]*[.E42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69.825" calcext:value-type="float">
            <text:p>-69.825</text:p>
          </table:table-cell>
          <table:table-cell office:value-type="float" office:value="17.907" calcext:value-type="float">
            <text:p>17.907</text:p>
          </table:table-cell>
          <table:table-cell office:value-type="float" office:value="35" calcext:value-type="float">
            <text:p>35</text:p>
          </table:table-cell>
          <table:table-cell table:formula="of:=[.E430]*[.E430]*[.E430]*[.E43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22.622" calcext:value-type="float">
            <text:p>-122.622</text:p>
          </table:table-cell>
          <table:table-cell office:value-type="float" office:value="-56.344" calcext:value-type="float">
            <text:p>-56.344</text:p>
          </table:table-cell>
          <table:table-cell office:value-type="float" office:value="15" calcext:value-type="float">
            <text:p>15</text:p>
          </table:table-cell>
          <table:table-cell table:formula="of:=[.E431]*[.E431]*[.E431]*[.E43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8.405" calcext:value-type="float">
            <text:p>178.405</text:p>
          </table:table-cell>
          <table:table-cell office:value-type="float" office:value="-25.204" calcext:value-type="float">
            <text:p>-25.204</text:p>
          </table:table-cell>
          <table:table-cell office:value-type="float" office:value="587.2" calcext:value-type="float">
            <text:p>587.2</text:p>
          </table:table-cell>
          <table:table-cell table:formula="of:=[.E432]*[.E432]*[.E432]*[.E43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1.146" calcext:value-type="float">
            <text:p>-71.146</text:p>
          </table:table-cell>
          <table:table-cell office:value-type="float" office:value="-30.838" calcext:value-type="float">
            <text:p>-30.838</text:p>
          </table:table-cell>
          <table:table-cell office:value-type="float" office:value="50.7" calcext:value-type="float">
            <text:p>50.7</text:p>
          </table:table-cell>
          <table:table-cell table:formula="of:=[.E433]*[.E433]*[.E433]*[.E43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3.742" calcext:value-type="float">
            <text:p>143.742</text:p>
          </table:table-cell>
          <table:table-cell office:value-type="float" office:value="41.787" calcext:value-type="float">
            <text:p>41.787</text:p>
          </table:table-cell>
          <table:table-cell office:value-type="float" office:value="40" calcext:value-type="float">
            <text:p>40</text:p>
          </table:table-cell>
          <table:table-cell table:formula="of:=[.E434]*[.E434]*[.E434]*[.E43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69.988" calcext:value-type="float">
            <text:p>-69.988</text:p>
          </table:table-cell>
          <table:table-cell office:value-type="float" office:value="-23.222" calcext:value-type="float">
            <text:p>-23.222</text:p>
          </table:table-cell>
          <table:table-cell office:value-type="float" office:value="39.2" calcext:value-type="float">
            <text:p>39.2</text:p>
          </table:table-cell>
          <table:table-cell table:formula="of:=[.E435]*[.E435]*[.E435]*[.E43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3.863" calcext:value-type="float">
            <text:p>123.863</text:p>
          </table:table-cell>
          <table:table-cell office:value-type="float" office:value="12.081" calcext:value-type="float">
            <text:p>12.081</text:p>
          </table:table-cell>
          <table:table-cell office:value-type="float" office:value="13.5" calcext:value-type="float">
            <text:p>13.5</text:p>
          </table:table-cell>
          <table:table-cell table:formula="of:=[.E436]*[.E436]*[.E436]*[.E43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8.011" calcext:value-type="float">
            <text:p>-178.011</text:p>
          </table:table-cell>
          <table:table-cell office:value-type="float" office:value="-32.003" calcext:value-type="float">
            <text:p>-32.003</text:p>
          </table:table-cell>
          <table:table-cell office:value-type="float" office:value="25" calcext:value-type="float">
            <text:p>25</text:p>
          </table:table-cell>
          <table:table-cell table:formula="of:=[.E437]*[.E437]*[.E437]*[.E43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7.438" calcext:value-type="float">
            <text:p>-77.438</text:p>
          </table:table-cell>
          <table:table-cell office:value-type="float" office:value="6.375" calcext:value-type="float">
            <text:p>6.375</text:p>
          </table:table-cell>
          <table:table-cell office:value-type="float" office:value="15" calcext:value-type="float">
            <text:p>15</text:p>
          </table:table-cell>
          <table:table-cell table:formula="of:=[.E438]*[.E438]*[.E438]*[.E43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1.521" calcext:value-type="float">
            <text:p>151.521</text:p>
          </table:table-cell>
          <table:table-cell office:value-type="float" office:value="52.224" calcext:value-type="float">
            <text:p>52.224</text:p>
          </table:table-cell>
          <table:table-cell office:value-type="float" office:value="580.6" calcext:value-type="float">
            <text:p>580.6</text:p>
          </table:table-cell>
          <table:table-cell table:formula="of:=[.E439]*[.E439]*[.E439]*[.E43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3.137" calcext:value-type="float">
            <text:p>153.137</text:p>
          </table:table-cell>
          <table:table-cell office:value-type="float" office:value="-4.668" calcext:value-type="float">
            <text:p>-4.668</text:p>
          </table:table-cell>
          <table:table-cell office:value-type="float" office:value="60" calcext:value-type="float">
            <text:p>60</text:p>
          </table:table-cell>
          <table:table-cell table:formula="of:=[.E440]*[.E440]*[.E440]*[.E44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86.63" calcext:value-type="float">
            <text:p>-86.63</text:p>
          </table:table-cell>
          <table:table-cell office:value-type="float" office:value="11.892" calcext:value-type="float">
            <text:p>11.892</text:p>
          </table:table-cell>
          <table:table-cell office:value-type="float" office:value="60" calcext:value-type="float">
            <text:p>60</text:p>
          </table:table-cell>
          <table:table-cell table:formula="of:=[.E441]*[.E441]*[.E441]*[.E44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6.721" calcext:value-type="float">
            <text:p>166.721</text:p>
          </table:table-cell>
          <table:table-cell office:value-type="float" office:value="-13.871" calcext:value-type="float">
            <text:p>-13.871</text:p>
          </table:table-cell>
          <table:table-cell office:value-type="float" office:value="45" calcext:value-type="float">
            <text:p>45</text:p>
          </table:table-cell>
          <table:table-cell table:formula="of:=[.E442]*[.E442]*[.E442]*[.E44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0.276" calcext:value-type="float">
            <text:p>-70.276</text:p>
          </table:table-cell>
          <table:table-cell office:value-type="float" office:value="-22.261" calcext:value-type="float">
            <text:p>-22.261</text:p>
          </table:table-cell>
          <table:table-cell office:value-type="float" office:value="60" calcext:value-type="float">
            <text:p>60</text:p>
          </table:table-cell>
          <table:table-cell table:formula="of:=[.E443]*[.E443]*[.E443]*[.E44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1.723" calcext:value-type="float">
            <text:p>121.723</text:p>
          </table:table-cell>
          <table:table-cell office:value-type="float" office:value="15.457" calcext:value-type="float">
            <text:p>15.457</text:p>
          </table:table-cell>
          <table:table-cell office:value-type="float" office:value="25" calcext:value-type="float">
            <text:p>25</text:p>
          </table:table-cell>
          <table:table-cell table:formula="of:=[.E444]*[.E444]*[.E444]*[.E44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12.997" calcext:value-type="float">
            <text:p>112.997</text:p>
          </table:table-cell>
          <table:table-cell office:value-type="float" office:value="-5.923" calcext:value-type="float">
            <text:p>-5.923</text:p>
          </table:table-cell>
          <table:table-cell office:value-type="float" office:value="622.8" calcext:value-type="float">
            <text:p>622.8</text:p>
          </table:table-cell>
          <table:table-cell table:formula="of:=[.E445]*[.E445]*[.E445]*[.E44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6.488" calcext:value-type="float">
            <text:p>166.488</text:p>
          </table:table-cell>
          <table:table-cell office:value-type="float" office:value="-12.592" calcext:value-type="float">
            <text:p>-12.592</text:p>
          </table:table-cell>
          <table:table-cell office:value-type="float" office:value="35" calcext:value-type="float">
            <text:p>35</text:p>
          </table:table-cell>
          <table:table-cell table:formula="of:=[.E446]*[.E446]*[.E446]*[.E44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09.188" calcext:value-type="float">
            <text:p>-109.188</text:p>
          </table:table-cell>
          <table:table-cell office:value-type="float" office:value="25.213" calcext:value-type="float">
            <text:p>25.213</text:p>
          </table:table-cell>
          <table:table-cell office:value-type="float" office:value="15" calcext:value-type="float">
            <text:p>15</text:p>
          </table:table-cell>
          <table:table-cell table:formula="of:=[.E447]*[.E447]*[.E447]*[.E44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5.477" calcext:value-type="float">
            <text:p>145.477</text:p>
          </table:table-cell>
          <table:table-cell office:value-type="float" office:value="19.033" calcext:value-type="float">
            <text:p>19.033</text:p>
          </table:table-cell>
          <table:table-cell office:value-type="float" office:value="202.6" calcext:value-type="float">
            <text:p>202.6</text:p>
          </table:table-cell>
          <table:table-cell table:formula="of:=[.E448]*[.E448]*[.E448]*[.E44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1.019" calcext:value-type="float">
            <text:p>151.019</text:p>
          </table:table-cell>
          <table:table-cell office:value-type="float" office:value="-3.549" calcext:value-type="float">
            <text:p>-3.549</text:p>
          </table:table-cell>
          <table:table-cell office:value-type="float" office:value="25" calcext:value-type="float">
            <text:p>25</text:p>
          </table:table-cell>
          <table:table-cell table:formula="of:=[.E449]*[.E449]*[.E449]*[.E44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8.435" calcext:value-type="float">
            <text:p>128.435</text:p>
          </table:table-cell>
          <table:table-cell office:value-type="float" office:value="28.783" calcext:value-type="float">
            <text:p>28.783</text:p>
          </table:table-cell>
          <table:table-cell office:value-type="float" office:value="168.5" calcext:value-type="float">
            <text:p>168.5</text:p>
          </table:table-cell>
          <table:table-cell table:formula="of:=[.E450]*[.E450]*[.E450]*[.E45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2.113" calcext:value-type="float">
            <text:p>172.113</text:p>
          </table:table-cell>
          <table:table-cell office:value-type="float" office:value="-14.177" calcext:value-type="float">
            <text:p>-14.177</text:p>
          </table:table-cell>
          <table:table-cell office:value-type="float" office:value="597" calcext:value-type="float">
            <text:p>597</text:p>
          </table:table-cell>
          <table:table-cell table:formula="of:=[.E451]*[.E451]*[.E451]*[.E45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17.071" calcext:value-type="float">
            <text:p>117.071</text:p>
          </table:table-cell>
          <table:table-cell office:value-type="float" office:value="-31.566" calcext:value-type="float">
            <text:p>-31.566</text:p>
          </table:table-cell>
          <table:table-cell office:value-type="float" office:value="15" calcext:value-type="float">
            <text:p>15</text:p>
          </table:table-cell>
          <table:table-cell table:formula="of:=[.E452]*[.E452]*[.E452]*[.E45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2.759" calcext:value-type="float">
            <text:p>142.759</text:p>
          </table:table-cell>
          <table:table-cell office:value-type="float" office:value="41.965" calcext:value-type="float">
            <text:p>41.965</text:p>
          </table:table-cell>
          <table:table-cell office:value-type="float" office:value="35" calcext:value-type="float">
            <text:p>35</text:p>
          </table:table-cell>
          <table:table-cell table:formula="of:=[.E453]*[.E453]*[.E453]*[.E45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62.748" calcext:value-type="float">
            <text:p>-62.748</text:p>
          </table:table-cell>
          <table:table-cell office:value-type="float" office:value="10.697" calcext:value-type="float">
            <text:p>10.697</text:p>
          </table:table-cell>
          <table:table-cell office:value-type="float" office:value="103.4" calcext:value-type="float">
            <text:p>103.4</text:p>
          </table:table-cell>
          <table:table-cell table:formula="of:=[.E454]*[.E454]*[.E454]*[.E45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8.766" calcext:value-type="float">
            <text:p>-178.766</text:p>
          </table:table-cell>
          <table:table-cell office:value-type="float" office:value="-30.775" calcext:value-type="float">
            <text:p>-30.775</text:p>
          </table:table-cell>
          <table:table-cell office:value-type="float" office:value="15" calcext:value-type="float">
            <text:p>15</text:p>
          </table:table-cell>
          <table:table-cell table:formula="of:=[.E455]*[.E455]*[.E455]*[.E45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6.182" calcext:value-type="float">
            <text:p>126.182</text:p>
          </table:table-cell>
          <table:table-cell office:value-type="float" office:value="1.402" calcext:value-type="float">
            <text:p>1.402</text:p>
          </table:table-cell>
          <table:table-cell office:value-type="float" office:value="25" calcext:value-type="float">
            <text:p>25</text:p>
          </table:table-cell>
          <table:table-cell table:formula="of:=[.E456]*[.E456]*[.E456]*[.E45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80.544" calcext:value-type="float">
            <text:p>-80.544</text:p>
          </table:table-cell>
          <table:table-cell office:value-type="float" office:value="-6.987" calcext:value-type="float">
            <text:p>-6.987</text:p>
          </table:table-cell>
          <table:table-cell office:value-type="float" office:value="31.8" calcext:value-type="float">
            <text:p>31.8</text:p>
          </table:table-cell>
          <table:table-cell table:formula="of:=[.E457]*[.E457]*[.E457]*[.E45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3.233" calcext:value-type="float">
            <text:p>143.233</text:p>
          </table:table-cell>
          <table:table-cell office:value-type="float" office:value="39.808" calcext:value-type="float">
            <text:p>39.808</text:p>
          </table:table-cell>
          <table:table-cell office:value-type="float" office:value="43" calcext:value-type="float">
            <text:p>43</text:p>
          </table:table-cell>
          <table:table-cell table:formula="of:=[.E458]*[.E458]*[.E458]*[.E45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3.745" calcext:value-type="float">
            <text:p>143.745</text:p>
          </table:table-cell>
          <table:table-cell office:value-type="float" office:value="39.856" calcext:value-type="float">
            <text:p>39.856</text:p>
          </table:table-cell>
          <table:table-cell office:value-type="float" office:value="25" calcext:value-type="float">
            <text:p>25</text:p>
          </table:table-cell>
          <table:table-cell table:formula="of:=[.E459]*[.E459]*[.E459]*[.E45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4.249" calcext:value-type="float">
            <text:p>-14.249</text:p>
          </table:table-cell>
          <table:table-cell office:value-type="float" office:value="-1.352" calcext:value-type="float">
            <text:p>-1.352</text:p>
          </table:table-cell>
          <table:table-cell office:value-type="float" office:value="21.2" calcext:value-type="float">
            <text:p>21.2</text:p>
          </table:table-cell>
          <table:table-cell table:formula="of:=[.E460]*[.E460]*[.E460]*[.E46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4.673" calcext:value-type="float">
            <text:p>-174.673</text:p>
          </table:table-cell>
          <table:table-cell office:value-type="float" office:value="-22.548" calcext:value-type="float">
            <text:p>-22.548</text:p>
          </table:table-cell>
          <table:table-cell office:value-type="float" office:value="15" calcext:value-type="float">
            <text:p>15</text:p>
          </table:table-cell>
          <table:table-cell table:formula="of:=[.E461]*[.E461]*[.E461]*[.E46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0.794" calcext:value-type="float">
            <text:p>-0.794</text:p>
          </table:table-cell>
          <table:table-cell office:value-type="float" office:value="80.161" calcext:value-type="float">
            <text:p>80.161</text:p>
          </table:table-cell>
          <table:table-cell office:value-type="float" office:value="15" calcext:value-type="float">
            <text:p>15</text:p>
          </table:table-cell>
          <table:table-cell table:formula="of:=[.E462]*[.E462]*[.E462]*[.E46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52.099" calcext:value-type="float">
            <text:p>52.099</text:p>
          </table:table-cell>
          <table:table-cell office:value-type="float" office:value="14.432" calcext:value-type="float">
            <text:p>14.432</text:p>
          </table:table-cell>
          <table:table-cell office:value-type="float" office:value="11.9" calcext:value-type="float">
            <text:p>11.9</text:p>
          </table:table-cell>
          <table:table-cell table:formula="of:=[.E463]*[.E463]*[.E463]*[.E46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9.422" calcext:value-type="float">
            <text:p>-179.422</text:p>
          </table:table-cell>
          <table:table-cell office:value-type="float" office:value="-31.278" calcext:value-type="float">
            <text:p>-31.278</text:p>
          </table:table-cell>
          <table:table-cell office:value-type="float" office:value="236.1" calcext:value-type="float">
            <text:p>236.1</text:p>
          </table:table-cell>
          <table:table-cell table:formula="of:=[.E464]*[.E464]*[.E464]*[.E46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58.087" calcext:value-type="float">
            <text:p>-158.087</text:p>
          </table:table-cell>
          <table:table-cell office:value-type="float" office:value="54.358" calcext:value-type="float">
            <text:p>54.358</text:p>
          </table:table-cell>
          <table:table-cell office:value-type="float" office:value="27.5" calcext:value-type="float">
            <text:p>27.5</text:p>
          </table:table-cell>
          <table:table-cell table:formula="of:=[.E465]*[.E465]*[.E465]*[.E46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5.078" calcext:value-type="float">
            <text:p>-175.078</text:p>
          </table:table-cell>
          <table:table-cell office:value-type="float" office:value="-23.878" calcext:value-type="float">
            <text:p>-23.878</text:p>
          </table:table-cell>
          <table:table-cell office:value-type="float" office:value="15" calcext:value-type="float">
            <text:p>15</text:p>
          </table:table-cell>
          <table:table-cell table:formula="of:=[.E466]*[.E466]*[.E466]*[.E46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21.081" calcext:value-type="float">
            <text:p>-21.081</text:p>
          </table:table-cell>
          <table:table-cell office:value-type="float" office:value="-0.922" calcext:value-type="float">
            <text:p>-0.922</text:p>
          </table:table-cell>
          <table:table-cell office:value-type="float" office:value="10" calcext:value-type="float">
            <text:p>10</text:p>
          </table:table-cell>
          <table:table-cell table:formula="of:=[.E467]*[.E467]*[.E467]*[.E46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3.608" calcext:value-type="float">
            <text:p>-173.608</text:p>
          </table:table-cell>
          <table:table-cell office:value-type="float" office:value="-15.237" calcext:value-type="float">
            <text:p>-15.237</text:p>
          </table:table-cell>
          <table:table-cell office:value-type="float" office:value="30" calcext:value-type="float">
            <text:p>30</text:p>
          </table:table-cell>
          <table:table-cell table:formula="of:=[.E468]*[.E468]*[.E468]*[.E46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2.191" calcext:value-type="float">
            <text:p>122.191</text:p>
          </table:table-cell>
          <table:table-cell office:value-type="float" office:value="-0.711" calcext:value-type="float">
            <text:p>-0.711</text:p>
          </table:table-cell>
          <table:table-cell office:value-type="float" office:value="20" calcext:value-type="float">
            <text:p>20</text:p>
          </table:table-cell>
          <table:table-cell table:formula="of:=[.E469]*[.E469]*[.E469]*[.E46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14.875" calcext:value-type="float">
            <text:p>114.875</text:p>
          </table:table-cell>
          <table:table-cell office:value-type="float" office:value="37.156" calcext:value-type="float">
            <text:p>37.156</text:p>
          </table:table-cell>
          <table:table-cell office:value-type="float" office:value="25" calcext:value-type="float">
            <text:p>25</text:p>
          </table:table-cell>
          <table:table-cell table:formula="of:=[.E470]*[.E470]*[.E470]*[.E47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6.163" calcext:value-type="float">
            <text:p>146.163</text:p>
          </table:table-cell>
          <table:table-cell office:value-type="float" office:value="20.711" calcext:value-type="float">
            <text:p>20.711</text:p>
          </table:table-cell>
          <table:table-cell office:value-type="float" office:value="45.7" calcext:value-type="float">
            <text:p>45.7</text:p>
          </table:table-cell>
          <table:table-cell table:formula="of:=[.E471]*[.E471]*[.E471]*[.E47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70.041" calcext:value-type="float">
            <text:p>70.041</text:p>
          </table:table-cell>
          <table:table-cell office:value-type="float" office:value="30.276" calcext:value-type="float">
            <text:p>30.276</text:p>
          </table:table-cell>
          <table:table-cell office:value-type="float" office:value="10" calcext:value-type="float">
            <text:p>10</text:p>
          </table:table-cell>
          <table:table-cell table:formula="of:=[.E472]*[.E472]*[.E472]*[.E47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69.761" calcext:value-type="float">
            <text:p>69.761</text:p>
          </table:table-cell>
          <table:table-cell office:value-type="float" office:value="29.956" calcext:value-type="float">
            <text:p>29.956</text:p>
          </table:table-cell>
          <table:table-cell office:value-type="float" office:value="10" calcext:value-type="float">
            <text:p>10</text:p>
          </table:table-cell>
          <table:table-cell table:formula="of:=[.E473]*[.E473]*[.E473]*[.E47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0.402" calcext:value-type="float">
            <text:p>130.402</text:p>
          </table:table-cell>
          <table:table-cell office:value-type="float" office:value="-6.193" calcext:value-type="float">
            <text:p>-6.193</text:p>
          </table:table-cell>
          <table:table-cell office:value-type="float" office:value="133.3" calcext:value-type="float">
            <text:p>133.3</text:p>
          </table:table-cell>
          <table:table-cell table:formula="of:=[.E474]*[.E474]*[.E474]*[.E47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7.721" calcext:value-type="float">
            <text:p>-177.721</text:p>
          </table:table-cell>
          <table:table-cell office:value-type="float" office:value="-18.855" calcext:value-type="float">
            <text:p>-18.855</text:p>
          </table:table-cell>
          <table:table-cell office:value-type="float" office:value="430" calcext:value-type="float">
            <text:p>430</text:p>
          </table:table-cell>
          <table:table-cell table:formula="of:=[.E475]*[.E475]*[.E475]*[.E47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87.843" calcext:value-type="float">
            <text:p>87.843</text:p>
          </table:table-cell>
          <table:table-cell office:value-type="float" office:value="43.745" calcext:value-type="float">
            <text:p>43.745</text:p>
          </table:table-cell>
          <table:table-cell office:value-type="float" office:value="35" calcext:value-type="float">
            <text:p>35</text:p>
          </table:table-cell>
          <table:table-cell table:formula="of:=[.E476]*[.E476]*[.E476]*[.E47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7.999" calcext:value-type="float">
            <text:p>-177.999</text:p>
          </table:table-cell>
          <table:table-cell office:value-type="float" office:value="-28.278" calcext:value-type="float">
            <text:p>-28.278</text:p>
          </table:table-cell>
          <table:table-cell office:value-type="float" office:value="25" calcext:value-type="float">
            <text:p>25</text:p>
          </table:table-cell>
          <table:table-cell table:formula="of:=[.E477]*[.E477]*[.E477]*[.E47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7.476" calcext:value-type="float">
            <text:p>-77.476</text:p>
          </table:table-cell>
          <table:table-cell office:value-type="float" office:value="-1.443" calcext:value-type="float">
            <text:p>-1.443</text:p>
          </table:table-cell>
          <table:table-cell office:value-type="float" office:value="185.9" calcext:value-type="float">
            <text:p>185.9</text:p>
          </table:table-cell>
          <table:table-cell table:formula="of:=[.E478]*[.E478]*[.E478]*[.E47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1.701" calcext:value-type="float">
            <text:p>151.701</text:p>
          </table:table-cell>
          <table:table-cell office:value-type="float" office:value="-5.213" calcext:value-type="float">
            <text:p>-5.213</text:p>
          </table:table-cell>
          <table:table-cell office:value-type="float" office:value="60" calcext:value-type="float">
            <text:p>60</text:p>
          </table:table-cell>
          <table:table-cell table:formula="of:=[.E479]*[.E479]*[.E479]*[.E47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41.418" calcext:value-type="float">
            <text:p>-141.418</text:p>
          </table:table-cell>
          <table:table-cell office:value-type="float" office:value="60.281" calcext:value-type="float">
            <text:p>60.281</text:p>
          </table:table-cell>
          <table:table-cell office:value-type="float" office:value="15" calcext:value-type="float">
            <text:p>15</text:p>
          </table:table-cell>
          <table:table-cell table:formula="of:=[.E480]*[.E480]*[.E480]*[.E48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52.948" calcext:value-type="float">
            <text:p>-152.948</text:p>
          </table:table-cell>
          <table:table-cell office:value-type="float" office:value="56.543" calcext:value-type="float">
            <text:p>56.543</text:p>
          </table:table-cell>
          <table:table-cell office:value-type="float" office:value="20" calcext:value-type="float">
            <text:p>20</text:p>
          </table:table-cell>
          <table:table-cell table:formula="of:=[.E481]*[.E481]*[.E481]*[.E48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8.646" calcext:value-type="float">
            <text:p>-178.646</text:p>
          </table:table-cell>
          <table:table-cell office:value-type="float" office:value="-17.857" calcext:value-type="float">
            <text:p>-17.857</text:p>
          </table:table-cell>
          <table:table-cell office:value-type="float" office:value="543.7" calcext:value-type="float">
            <text:p>543.7</text:p>
          </table:table-cell>
          <table:table-cell table:formula="of:=[.E482]*[.E482]*[.E482]*[.E48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3.254" calcext:value-type="float">
            <text:p>-173.254</text:p>
          </table:table-cell>
          <table:table-cell office:value-type="float" office:value="-15.262" calcext:value-type="float">
            <text:p>-15.262</text:p>
          </table:table-cell>
          <table:table-cell office:value-type="float" office:value="30.5" calcext:value-type="float">
            <text:p>30.5</text:p>
          </table:table-cell>
          <table:table-cell table:formula="of:=[.E483]*[.E483]*[.E483]*[.E48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1.974" calcext:value-type="float">
            <text:p>171.974</text:p>
          </table:table-cell>
          <table:table-cell office:value-type="float" office:value="52.773" calcext:value-type="float">
            <text:p>52.773</text:p>
          </table:table-cell>
          <table:table-cell office:value-type="float" office:value="30" calcext:value-type="float">
            <text:p>30</text:p>
          </table:table-cell>
          <table:table-cell table:formula="of:=[.E484]*[.E484]*[.E484]*[.E48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.974" calcext:value-type="float">
            <text:p>-1.974</text:p>
          </table:table-cell>
          <table:table-cell office:value-type="float" office:value="-54.035" calcext:value-type="float">
            <text:p>-54.035</text:p>
          </table:table-cell>
          <table:table-cell office:value-type="float" office:value="10" calcext:value-type="float">
            <text:p>10</text:p>
          </table:table-cell>
          <table:table-cell table:formula="of:=[.E485]*[.E485]*[.E485]*[.E48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9.508" calcext:value-type="float">
            <text:p>149.508</text:p>
          </table:table-cell>
          <table:table-cell office:value-type="float" office:value="44.411" calcext:value-type="float">
            <text:p>44.411</text:p>
          </table:table-cell>
          <table:table-cell office:value-type="float" office:value="26" calcext:value-type="float">
            <text:p>26</text:p>
          </table:table-cell>
          <table:table-cell table:formula="of:=[.E486]*[.E486]*[.E486]*[.E48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9.302" calcext:value-type="float">
            <text:p>149.302</text:p>
          </table:table-cell>
          <table:table-cell office:value-type="float" office:value="-5.959" calcext:value-type="float">
            <text:p>-5.959</text:p>
          </table:table-cell>
          <table:table-cell office:value-type="float" office:value="35" calcext:value-type="float">
            <text:p>35</text:p>
          </table:table-cell>
          <table:table-cell table:formula="of:=[.E487]*[.E487]*[.E487]*[.E48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1.044" calcext:value-type="float">
            <text:p>-71.044</text:p>
          </table:table-cell>
          <table:table-cell office:value-type="float" office:value="-27.802" calcext:value-type="float">
            <text:p>-27.802</text:p>
          </table:table-cell>
          <table:table-cell office:value-type="float" office:value="30" calcext:value-type="float">
            <text:p>30</text:p>
          </table:table-cell>
          <table:table-cell table:formula="of:=[.E488]*[.E488]*[.E488]*[.E48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5.429" calcext:value-type="float">
            <text:p>-175.429</text:p>
          </table:table-cell>
          <table:table-cell office:value-type="float" office:value="-23.277" calcext:value-type="float">
            <text:p>-23.277</text:p>
          </table:table-cell>
          <table:table-cell office:value-type="float" office:value="20" calcext:value-type="float">
            <text:p>20</text:p>
          </table:table-cell>
          <table:table-cell table:formula="of:=[.E489]*[.E489]*[.E489]*[.E48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10.307" calcext:value-type="float">
            <text:p>-110.307</text:p>
          </table:table-cell>
          <table:table-cell office:value-type="float" office:value="26.142" calcext:value-type="float">
            <text:p>26.142</text:p>
          </table:table-cell>
          <table:table-cell office:value-type="float" office:value="15" calcext:value-type="float">
            <text:p>15</text:p>
          </table:table-cell>
          <table:table-cell table:formula="of:=[.E490]*[.E490]*[.E490]*[.E49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9.553" calcext:value-type="float">
            <text:p>149.553</text:p>
          </table:table-cell>
          <table:table-cell office:value-type="float" office:value="44.616" calcext:value-type="float">
            <text:p>44.616</text:p>
          </table:table-cell>
          <table:table-cell office:value-type="float" office:value="35" calcext:value-type="float">
            <text:p>35</text:p>
          </table:table-cell>
          <table:table-cell table:formula="of:=[.E491]*[.E491]*[.E491]*[.E49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9.195" calcext:value-type="float">
            <text:p>139.195</text:p>
          </table:table-cell>
          <table:table-cell office:value-type="float" office:value="38.67" calcext:value-type="float">
            <text:p>38.67</text:p>
          </table:table-cell>
          <table:table-cell office:value-type="float" office:value="10" calcext:value-type="float">
            <text:p>10</text:p>
          </table:table-cell>
          <table:table-cell table:formula="of:=[.E492]*[.E492]*[.E492]*[.E49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9.039" calcext:value-type="float">
            <text:p>139.039</text:p>
          </table:table-cell>
          <table:table-cell office:value-type="float" office:value="40.446" calcext:value-type="float">
            <text:p>40.446</text:p>
          </table:table-cell>
          <table:table-cell office:value-type="float" office:value="25" calcext:value-type="float">
            <text:p>25</text:p>
          </table:table-cell>
          <table:table-cell table:formula="of:=[.E493]*[.E493]*[.E493]*[.E49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5.243" calcext:value-type="float">
            <text:p>35.243</text:p>
          </table:table-cell>
          <table:table-cell office:value-type="float" office:value="-4.083" calcext:value-type="float">
            <text:p>-4.083</text:p>
          </table:table-cell>
          <table:table-cell office:value-type="float" office:value="33.8" calcext:value-type="float">
            <text:p>33.8</text:p>
          </table:table-cell>
          <table:table-cell table:formula="of:=[.E494]*[.E494]*[.E494]*[.E49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54.428" calcext:value-type="float">
            <text:p>-154.428</text:p>
          </table:table-cell>
          <table:table-cell office:value-type="float" office:value="56.456" calcext:value-type="float">
            <text:p>56.456</text:p>
          </table:table-cell>
          <table:table-cell office:value-type="float" office:value="25" calcext:value-type="float">
            <text:p>25</text:p>
          </table:table-cell>
          <table:table-cell table:formula="of:=[.E495]*[.E495]*[.E495]*[.E49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48.979" calcext:value-type="float">
            <text:p>-148.979</text:p>
          </table:table-cell>
          <table:table-cell office:value-type="float" office:value="59.684" calcext:value-type="float">
            <text:p>59.684</text:p>
          </table:table-cell>
          <table:table-cell office:value-type="float" office:value="15" calcext:value-type="float">
            <text:p>15</text:p>
          </table:table-cell>
          <table:table-cell table:formula="of:=[.E496]*[.E496]*[.E496]*[.E49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54.214" calcext:value-type="float">
            <text:p>-154.214</text:p>
          </table:table-cell>
          <table:table-cell office:value-type="float" office:value="56.259" calcext:value-type="float">
            <text:p>56.259</text:p>
          </table:table-cell>
          <table:table-cell office:value-type="float" office:value="25" calcext:value-type="float">
            <text:p>25</text:p>
          </table:table-cell>
          <table:table-cell table:formula="of:=[.E497]*[.E497]*[.E497]*[.E49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52.115" calcext:value-type="float">
            <text:p>-152.115</text:p>
          </table:table-cell>
          <table:table-cell office:value-type="float" office:value="56.388" calcext:value-type="float">
            <text:p>56.388</text:p>
          </table:table-cell>
          <table:table-cell office:value-type="float" office:value="15" calcext:value-type="float">
            <text:p>15</text:p>
          </table:table-cell>
          <table:table-cell table:formula="of:=[.E498]*[.E498]*[.E498]*[.E49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51.289" calcext:value-type="float">
            <text:p>-151.289</text:p>
          </table:table-cell>
          <table:table-cell office:value-type="float" office:value="58.205" calcext:value-type="float">
            <text:p>58.205</text:p>
          </table:table-cell>
          <table:table-cell office:value-type="float" office:value="25" calcext:value-type="float">
            <text:p>25</text:p>
          </table:table-cell>
          <table:table-cell table:formula="of:=[.E499]*[.E499]*[.E499]*[.E49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1.744" calcext:value-type="float">
            <text:p>-71.744</text:p>
          </table:table-cell>
          <table:table-cell office:value-type="float" office:value="-16.402" calcext:value-type="float">
            <text:p>-16.402</text:p>
          </table:table-cell>
          <table:table-cell office:value-type="float" office:value="117.7" calcext:value-type="float">
            <text:p>117.7</text:p>
          </table:table-cell>
          <table:table-cell table:formula="of:=[.E500]*[.E500]*[.E500]*[.E50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0.683" calcext:value-type="float">
            <text:p>120.683</text:p>
          </table:table-cell>
          <table:table-cell office:value-type="float" office:value="23.097" calcext:value-type="float">
            <text:p>23.097</text:p>
          </table:table-cell>
          <table:table-cell office:value-type="float" office:value="48.1" calcext:value-type="float">
            <text:p>48.1</text:p>
          </table:table-cell>
          <table:table-cell table:formula="of:=[.E501]*[.E501]*[.E501]*[.E50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05.431" calcext:value-type="float">
            <text:p>105.431</text:p>
          </table:table-cell>
          <table:table-cell office:value-type="float" office:value="-6.399" calcext:value-type="float">
            <text:p>-6.399</text:p>
          </table:table-cell>
          <table:table-cell office:value-type="float" office:value="45" calcext:value-type="float">
            <text:p>45</text:p>
          </table:table-cell>
          <table:table-cell table:formula="of:=[.E502]*[.E502]*[.E502]*[.E50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9.305" calcext:value-type="float">
            <text:p>149.305</text:p>
          </table:table-cell>
          <table:table-cell office:value-type="float" office:value="44.282" calcext:value-type="float">
            <text:p>44.282</text:p>
          </table:table-cell>
          <table:table-cell office:value-type="float" office:value="21.2" calcext:value-type="float">
            <text:p>21.2</text:p>
          </table:table-cell>
          <table:table-cell table:formula="of:=[.E503]*[.E503]*[.E503]*[.E50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73.337" calcext:value-type="float">
            <text:p>73.337</text:p>
          </table:table-cell>
          <table:table-cell office:value-type="float" office:value="38.722" calcext:value-type="float">
            <text:p>38.722</text:p>
          </table:table-cell>
          <table:table-cell office:value-type="float" office:value="35" calcext:value-type="float">
            <text:p>35</text:p>
          </table:table-cell>
          <table:table-cell table:formula="of:=[.E504]*[.E504]*[.E504]*[.E50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74.211" calcext:value-type="float">
            <text:p>74.211</text:p>
          </table:table-cell>
          <table:table-cell office:value-type="float" office:value="39.688" calcext:value-type="float">
            <text:p>39.688</text:p>
          </table:table-cell>
          <table:table-cell office:value-type="float" office:value="15" calcext:value-type="float">
            <text:p>15</text:p>
          </table:table-cell>
          <table:table-cell table:formula="of:=[.E505]*[.E505]*[.E505]*[.E50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1.883" calcext:value-type="float">
            <text:p>141.883</text:p>
          </table:table-cell>
          <table:table-cell office:value-type="float" office:value="37.721" calcext:value-type="float">
            <text:p>37.721</text:p>
          </table:table-cell>
          <table:table-cell office:value-type="float" office:value="35" calcext:value-type="float">
            <text:p>35</text:p>
          </table:table-cell>
          <table:table-cell table:formula="of:=[.E506]*[.E506]*[.E506]*[.E50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7.08" calcext:value-type="float">
            <text:p>-177.08</text:p>
          </table:table-cell>
          <table:table-cell office:value-type="float" office:value="-29.815" calcext:value-type="float">
            <text:p>-29.815</text:p>
          </table:table-cell>
          <table:table-cell office:value-type="float" office:value="25" calcext:value-type="float">
            <text:p>25</text:p>
          </table:table-cell>
          <table:table-cell table:formula="of:=[.E507]*[.E507]*[.E507]*[.E50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6.539" calcext:value-type="float">
            <text:p>-76.539</text:p>
          </table:table-cell>
          <table:table-cell office:value-type="float" office:value="-6.254" calcext:value-type="float">
            <text:p>-6.254</text:p>
          </table:table-cell>
          <table:table-cell office:value-type="float" office:value="119.8" calcext:value-type="float">
            <text:p>119.8</text:p>
          </table:table-cell>
          <table:table-cell table:formula="of:=[.E508]*[.E508]*[.E508]*[.E50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8.033" calcext:value-type="float">
            <text:p>-178.033</text:p>
          </table:table-cell>
          <table:table-cell office:value-type="float" office:value="-29.979" calcext:value-type="float">
            <text:p>-29.979</text:p>
          </table:table-cell>
          <table:table-cell office:value-type="float" office:value="15" calcext:value-type="float">
            <text:p>15</text:p>
          </table:table-cell>
          <table:table-cell table:formula="of:=[.E509]*[.E509]*[.E509]*[.E50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13.464" calcext:value-type="float">
            <text:p>-113.464</text:p>
          </table:table-cell>
          <table:table-cell office:value-type="float" office:value="-27.083" calcext:value-type="float">
            <text:p>-27.083</text:p>
          </table:table-cell>
          <table:table-cell office:value-type="float" office:value="10" calcext:value-type="float">
            <text:p>10</text:p>
          </table:table-cell>
          <table:table-cell table:formula="of:=[.E510]*[.E510]*[.E510]*[.E51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9.835" calcext:value-type="float">
            <text:p>149.835</text:p>
          </table:table-cell>
          <table:table-cell office:value-type="float" office:value="-2.543" calcext:value-type="float">
            <text:p>-2.543</text:p>
          </table:table-cell>
          <table:table-cell office:value-type="float" office:value="35" calcext:value-type="float">
            <text:p>35</text:p>
          </table:table-cell>
          <table:table-cell table:formula="of:=[.E511]*[.E511]*[.E511]*[.E51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68.769" calcext:value-type="float">
            <text:p>-168.769</text:p>
          </table:table-cell>
          <table:table-cell office:value-type="float" office:value="52.168" calcext:value-type="float">
            <text:p>52.168</text:p>
          </table:table-cell>
          <table:table-cell office:value-type="float" office:value="33.3" calcext:value-type="float">
            <text:p>33.3</text:p>
          </table:table-cell>
          <table:table-cell table:formula="of:=[.E512]*[.E512]*[.E512]*[.E51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68.351" calcext:value-type="float">
            <text:p>-168.351</text:p>
          </table:table-cell>
          <table:table-cell office:value-type="float" office:value="52.232" calcext:value-type="float">
            <text:p>52.232</text:p>
          </table:table-cell>
          <table:table-cell office:value-type="float" office:value="25" calcext:value-type="float">
            <text:p>25</text:p>
          </table:table-cell>
          <table:table-cell table:formula="of:=[.E513]*[.E513]*[.E513]*[.E51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1.893" calcext:value-type="float">
            <text:p>121.893</text:p>
          </table:table-cell>
          <table:table-cell office:value-type="float" office:value="24.251" calcext:value-type="float">
            <text:p>24.251</text:p>
          </table:table-cell>
          <table:table-cell office:value-type="float" office:value="35" calcext:value-type="float">
            <text:p>35</text:p>
          </table:table-cell>
          <table:table-cell table:formula="of:=[.E514]*[.E514]*[.E514]*[.E51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9.11" calcext:value-type="float">
            <text:p>-179.11</text:p>
          </table:table-cell>
          <table:table-cell office:value-type="float" office:value="-21.225" calcext:value-type="float">
            <text:p>-21.225</text:p>
          </table:table-cell>
          <table:table-cell office:value-type="float" office:value="630.6" calcext:value-type="float">
            <text:p>630.6</text:p>
          </table:table-cell>
          <table:table-cell table:formula="of:=[.E515]*[.E515]*[.E515]*[.E51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3.416" calcext:value-type="float">
            <text:p>123.416</text:p>
          </table:table-cell>
          <table:table-cell office:value-type="float" office:value="25.193" calcext:value-type="float">
            <text:p>25.193</text:p>
          </table:table-cell>
          <table:table-cell office:value-type="float" office:value="128.8" calcext:value-type="float">
            <text:p>128.8</text:p>
          </table:table-cell>
          <table:table-cell table:formula="of:=[.E516]*[.E516]*[.E516]*[.E51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6.352" calcext:value-type="float">
            <text:p>-76.352</text:p>
          </table:table-cell>
          <table:table-cell office:value-type="float" office:value="5.173" calcext:value-type="float">
            <text:p>5.173</text:p>
          </table:table-cell>
          <table:table-cell office:value-type="float" office:value="64" calcext:value-type="float">
            <text:p>64</text:p>
          </table:table-cell>
          <table:table-cell table:formula="of:=[.E517]*[.E517]*[.E517]*[.E51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8.327" calcext:value-type="float">
            <text:p>128.327</text:p>
          </table:table-cell>
          <table:table-cell office:value-type="float" office:value="25.48" calcext:value-type="float">
            <text:p>25.48</text:p>
          </table:table-cell>
          <table:table-cell office:value-type="float" office:value="23" calcext:value-type="float">
            <text:p>23</text:p>
          </table:table-cell>
          <table:table-cell table:formula="of:=[.E518]*[.E518]*[.E518]*[.E51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6.901" calcext:value-type="float">
            <text:p>146.901</text:p>
          </table:table-cell>
          <table:table-cell office:value-type="float" office:value="45.261" calcext:value-type="float">
            <text:p>45.261</text:p>
          </table:table-cell>
          <table:table-cell office:value-type="float" office:value="25" calcext:value-type="float">
            <text:p>25</text:p>
          </table:table-cell>
          <table:table-cell table:formula="of:=[.E519]*[.E519]*[.E519]*[.E51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34.185" calcext:value-type="float">
            <text:p>-34.185</text:p>
          </table:table-cell>
          <table:table-cell office:value-type="float" office:value="-60.122" calcext:value-type="float">
            <text:p>-60.122</text:p>
          </table:table-cell>
          <table:table-cell office:value-type="float" office:value="15" calcext:value-type="float">
            <text:p>15</text:p>
          </table:table-cell>
          <table:table-cell table:formula="of:=[.E520]*[.E520]*[.E520]*[.E52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82.818" calcext:value-type="float">
            <text:p>-82.818</text:p>
          </table:table-cell>
          <table:table-cell office:value-type="float" office:value="7.917" calcext:value-type="float">
            <text:p>7.917</text:p>
          </table:table-cell>
          <table:table-cell office:value-type="float" office:value="25" calcext:value-type="float">
            <text:p>25</text:p>
          </table:table-cell>
          <table:table-cell table:formula="of:=[.E521]*[.E521]*[.E521]*[.E52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0.428" calcext:value-type="float">
            <text:p>-70.428</text:p>
          </table:table-cell>
          <table:table-cell office:value-type="float" office:value="18.272" calcext:value-type="float">
            <text:p>18.272</text:p>
          </table:table-cell>
          <table:table-cell office:value-type="float" office:value="35.6" calcext:value-type="float">
            <text:p>35.6</text:p>
          </table:table-cell>
          <table:table-cell table:formula="of:=[.E522]*[.E522]*[.E522]*[.E52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7.83" calcext:value-type="float">
            <text:p>177.83</text:p>
          </table:table-cell>
          <table:table-cell office:value-type="float" office:value="52.083" calcext:value-type="float">
            <text:p>52.083</text:p>
          </table:table-cell>
          <table:table-cell office:value-type="float" office:value="15" calcext:value-type="float">
            <text:p>15</text:p>
          </table:table-cell>
          <table:table-cell table:formula="of:=[.E523]*[.E523]*[.E523]*[.E52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5.252" calcext:value-type="float">
            <text:p>145.252</text:p>
          </table:table-cell>
          <table:table-cell office:value-type="float" office:value="42.928" calcext:value-type="float">
            <text:p>42.928</text:p>
          </table:table-cell>
          <table:table-cell office:value-type="float" office:value="43" calcext:value-type="float">
            <text:p>43</text:p>
          </table:table-cell>
          <table:table-cell table:formula="of:=[.E524]*[.E524]*[.E524]*[.E52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8.19" calcext:value-type="float">
            <text:p>148.19</text:p>
          </table:table-cell>
          <table:table-cell office:value-type="float" office:value="-3.036" calcext:value-type="float">
            <text:p>-3.036</text:p>
          </table:table-cell>
          <table:table-cell office:value-type="float" office:value="20" calcext:value-type="float">
            <text:p>20</text:p>
          </table:table-cell>
          <table:table-cell table:formula="of:=[.E525]*[.E525]*[.E525]*[.E52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9.747" calcext:value-type="float">
            <text:p>149.747</text:p>
          </table:table-cell>
          <table:table-cell office:value-type="float" office:value="-5.984" calcext:value-type="float">
            <text:p>-5.984</text:p>
          </table:table-cell>
          <table:table-cell office:value-type="float" office:value="48.4" calcext:value-type="float">
            <text:p>48.4</text:p>
          </table:table-cell>
          <table:table-cell table:formula="of:=[.E526]*[.E526]*[.E526]*[.E52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1.71" calcext:value-type="float">
            <text:p>121.71</text:p>
          </table:table-cell>
          <table:table-cell office:value-type="float" office:value="-8.453" calcext:value-type="float">
            <text:p>-8.453</text:p>
          </table:table-cell>
          <table:table-cell office:value-type="float" office:value="45" calcext:value-type="float">
            <text:p>45</text:p>
          </table:table-cell>
          <table:table-cell table:formula="of:=[.E527]*[.E527]*[.E527]*[.E52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5.455" calcext:value-type="float">
            <text:p>155.455</text:p>
          </table:table-cell>
          <table:table-cell office:value-type="float" office:value="-6.804" calcext:value-type="float">
            <text:p>-6.804</text:p>
          </table:table-cell>
          <table:table-cell office:value-type="float" office:value="45" calcext:value-type="float">
            <text:p>45</text:p>
          </table:table-cell>
          <table:table-cell table:formula="of:=[.E528]*[.E528]*[.E528]*[.E52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5.978" calcext:value-type="float">
            <text:p>-175.978</text:p>
          </table:table-cell>
          <table:table-cell office:value-type="float" office:value="51.782" calcext:value-type="float">
            <text:p>51.782</text:p>
          </table:table-cell>
          <table:table-cell office:value-type="float" office:value="31.9" calcext:value-type="float">
            <text:p>31.9</text:p>
          </table:table-cell>
          <table:table-cell table:formula="of:=[.E529]*[.E529]*[.E529]*[.E52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2.247" calcext:value-type="float">
            <text:p>-172.247</text:p>
          </table:table-cell>
          <table:table-cell office:value-type="float" office:value="51.753" calcext:value-type="float">
            <text:p>51.753</text:p>
          </table:table-cell>
          <table:table-cell office:value-type="float" office:value="35.7" calcext:value-type="float">
            <text:p>35.7</text:p>
          </table:table-cell>
          <table:table-cell table:formula="of:=[.E530]*[.E530]*[.E530]*[.E53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9.031" calcext:value-type="float">
            <text:p>29.031</text:p>
          </table:table-cell>
          <table:table-cell office:value-type="float" office:value="-3.536" calcext:value-type="float">
            <text:p>-3.536</text:p>
          </table:table-cell>
          <table:table-cell office:value-type="float" office:value="13.7" calcext:value-type="float">
            <text:p>13.7</text:p>
          </table:table-cell>
          <table:table-cell table:formula="of:=[.E531]*[.E531]*[.E531]*[.E53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8.883" calcext:value-type="float">
            <text:p>178.883</text:p>
          </table:table-cell>
          <table:table-cell office:value-type="float" office:value="51.363" calcext:value-type="float">
            <text:p>51.363</text:p>
          </table:table-cell>
          <table:table-cell office:value-type="float" office:value="18.6" calcext:value-type="float">
            <text:p>18.6</text:p>
          </table:table-cell>
          <table:table-cell table:formula="of:=[.E532]*[.E532]*[.E532]*[.E53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2.972" calcext:value-type="float">
            <text:p>162.972</text:p>
          </table:table-cell>
          <table:table-cell office:value-type="float" office:value="55.626" calcext:value-type="float">
            <text:p>55.626</text:p>
          </table:table-cell>
          <table:table-cell office:value-type="float" office:value="20" calcext:value-type="float">
            <text:p>20</text:p>
          </table:table-cell>
          <table:table-cell table:formula="of:=[.E533]*[.E533]*[.E533]*[.E53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31.39" calcext:value-type="float">
            <text:p>-131.39</text:p>
          </table:table-cell>
          <table:table-cell office:value-type="float" office:value="51.742" calcext:value-type="float">
            <text:p>51.742</text:p>
          </table:table-cell>
          <table:table-cell office:value-type="float" office:value="15" calcext:value-type="float">
            <text:p>15</text:p>
          </table:table-cell>
          <table:table-cell table:formula="of:=[.E534]*[.E534]*[.E534]*[.E53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3.866" calcext:value-type="float">
            <text:p>-73.866</text:p>
          </table:table-cell>
          <table:table-cell office:value-type="float" office:value="-38.543" calcext:value-type="float">
            <text:p>-38.543</text:p>
          </table:table-cell>
          <table:table-cell office:value-type="float" office:value="20" calcext:value-type="float">
            <text:p>20</text:p>
          </table:table-cell>
          <table:table-cell table:formula="of:=[.E535]*[.E535]*[.E535]*[.E53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7.61" calcext:value-type="float">
            <text:p>167.61</text:p>
          </table:table-cell>
          <table:table-cell office:value-type="float" office:value="-28.5" calcext:value-type="float">
            <text:p>-28.5</text:p>
          </table:table-cell>
          <table:table-cell office:value-type="float" office:value="15" calcext:value-type="float">
            <text:p>15</text:p>
          </table:table-cell>
          <table:table-cell table:formula="of:=[.E536]*[.E536]*[.E536]*[.E53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0.004" calcext:value-type="float">
            <text:p>130.004</text:p>
          </table:table-cell>
          <table:table-cell office:value-type="float" office:value="29.181" calcext:value-type="float">
            <text:p>29.181</text:p>
          </table:table-cell>
          <table:table-cell office:value-type="float" office:value="59.4" calcext:value-type="float">
            <text:p>59.4</text:p>
          </table:table-cell>
          <table:table-cell table:formula="of:=[.E537]*[.E537]*[.E537]*[.E53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7.731" calcext:value-type="float">
            <text:p>127.731</text:p>
          </table:table-cell>
          <table:table-cell office:value-type="float" office:value="-3.995" calcext:value-type="float">
            <text:p>-3.995</text:p>
          </table:table-cell>
          <table:table-cell office:value-type="float" office:value="35" calcext:value-type="float">
            <text:p>35</text:p>
          </table:table-cell>
          <table:table-cell table:formula="of:=[.E538]*[.E538]*[.E538]*[.E53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0.429" calcext:value-type="float">
            <text:p>160.429</text:p>
          </table:table-cell>
          <table:table-cell office:value-type="float" office:value="52.371" calcext:value-type="float">
            <text:p>52.371</text:p>
          </table:table-cell>
          <table:table-cell office:value-type="float" office:value="39.6" calcext:value-type="float">
            <text:p>39.6</text:p>
          </table:table-cell>
          <table:table-cell table:formula="of:=[.E539]*[.E539]*[.E539]*[.E53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0.743" calcext:value-type="float">
            <text:p>140.743</text:p>
          </table:table-cell>
          <table:table-cell office:value-type="float" office:value="43.972" calcext:value-type="float">
            <text:p>43.972</text:p>
          </table:table-cell>
          <table:table-cell office:value-type="float" office:value="30" calcext:value-type="float">
            <text:p>30</text:p>
          </table:table-cell>
          <table:table-cell table:formula="of:=[.E540]*[.E540]*[.E540]*[.E54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3.009" calcext:value-type="float">
            <text:p>143.009</text:p>
          </table:table-cell>
          <table:table-cell office:value-type="float" office:value="37.468" calcext:value-type="float">
            <text:p>37.468</text:p>
          </table:table-cell>
          <table:table-cell office:value-type="float" office:value="20" calcext:value-type="float">
            <text:p>20</text:p>
          </table:table-cell>
          <table:table-cell table:formula="of:=[.E541]*[.E541]*[.E541]*[.E54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1.396" calcext:value-type="float">
            <text:p>121.396</text:p>
          </table:table-cell>
          <table:table-cell office:value-type="float" office:value="21.964" calcext:value-type="float">
            <text:p>21.964</text:p>
          </table:table-cell>
          <table:table-cell office:value-type="float" office:value="20" calcext:value-type="float">
            <text:p>20</text:p>
          </table:table-cell>
          <table:table-cell table:formula="of:=[.E542]*[.E542]*[.E542]*[.E54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30.524" calcext:value-type="float">
            <text:p>-130.524</text:p>
          </table:table-cell>
          <table:table-cell office:value-type="float" office:value="50.607" calcext:value-type="float">
            <text:p>50.607</text:p>
          </table:table-cell>
          <table:table-cell office:value-type="float" office:value="15" calcext:value-type="float">
            <text:p>15</text:p>
          </table:table-cell>
          <table:table-cell table:formula="of:=[.E543]*[.E543]*[.E543]*[.E54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2.946" calcext:value-type="float">
            <text:p>172.946</text:p>
          </table:table-cell>
          <table:table-cell office:value-type="float" office:value="-16.197" calcext:value-type="float">
            <text:p>-16.197</text:p>
          </table:table-cell>
          <table:table-cell office:value-type="float" office:value="15" calcext:value-type="float">
            <text:p>15</text:p>
          </table:table-cell>
          <table:table-cell table:formula="of:=[.E544]*[.E544]*[.E544]*[.E54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92.31" calcext:value-type="float">
            <text:p>-92.31</text:p>
          </table:table-cell>
          <table:table-cell office:value-type="float" office:value="14.548" calcext:value-type="float">
            <text:p>14.548</text:p>
          </table:table-cell>
          <table:table-cell office:value-type="float" office:value="25" calcext:value-type="float">
            <text:p>25</text:p>
          </table:table-cell>
          <table:table-cell table:formula="of:=[.E545]*[.E545]*[.E545]*[.E54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25.764" calcext:value-type="float">
            <text:p>-25.764</text:p>
          </table:table-cell>
          <table:table-cell office:value-type="float" office:value="-59.572" calcext:value-type="float">
            <text:p>-59.572</text:p>
          </table:table-cell>
          <table:table-cell office:value-type="float" office:value="25" calcext:value-type="float">
            <text:p>25</text:p>
          </table:table-cell>
          <table:table-cell table:formula="of:=[.E546]*[.E546]*[.E546]*[.E54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7.743" calcext:value-type="float">
            <text:p>147.743</text:p>
          </table:table-cell>
          <table:table-cell office:value-type="float" office:value="-57.069" calcext:value-type="float">
            <text:p>-57.069</text:p>
          </table:table-cell>
          <table:table-cell office:value-type="float" office:value="10" calcext:value-type="float">
            <text:p>10</text:p>
          </table:table-cell>
          <table:table-cell table:formula="of:=[.E547]*[.E547]*[.E547]*[.E54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1.074" calcext:value-type="float">
            <text:p>121.074</text:p>
          </table:table-cell>
          <table:table-cell office:value-type="float" office:value="56.616" calcext:value-type="float">
            <text:p>56.616</text:p>
          </table:table-cell>
          <table:table-cell office:value-type="float" office:value="15" calcext:value-type="float">
            <text:p>15</text:p>
          </table:table-cell>
          <table:table-cell table:formula="of:=[.E548]*[.E548]*[.E548]*[.E54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6.145" calcext:value-type="float">
            <text:p>126.145</text:p>
          </table:table-cell>
          <table:table-cell office:value-type="float" office:value="0.422" calcext:value-type="float">
            <text:p>0.422</text:p>
          </table:table-cell>
          <table:table-cell office:value-type="float" office:value="47.5" calcext:value-type="float">
            <text:p>47.5</text:p>
          </table:table-cell>
          <table:table-cell table:formula="of:=[.E549]*[.E549]*[.E549]*[.E54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9.78" calcext:value-type="float">
            <text:p>129.78</text:p>
          </table:table-cell>
          <table:table-cell office:value-type="float" office:value="-0.562" calcext:value-type="float">
            <text:p>-0.562</text:p>
          </table:table-cell>
          <table:table-cell office:value-type="float" office:value="45" calcext:value-type="float">
            <text:p>45</text:p>
          </table:table-cell>
          <table:table-cell table:formula="of:=[.E550]*[.E550]*[.E550]*[.E55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47.748" calcext:value-type="float">
            <text:p>47.748</text:p>
          </table:table-cell>
          <table:table-cell office:value-type="float" office:value="34.388" calcext:value-type="float">
            <text:p>34.388</text:p>
          </table:table-cell>
          <table:table-cell office:value-type="float" office:value="15" calcext:value-type="float">
            <text:p>15</text:p>
          </table:table-cell>
          <table:table-cell table:formula="of:=[.E551]*[.E551]*[.E551]*[.E55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9.165" calcext:value-type="float">
            <text:p>-179.165</text:p>
          </table:table-cell>
          <table:table-cell office:value-type="float" office:value="-32.784" calcext:value-type="float">
            <text:p>-32.784</text:p>
          </table:table-cell>
          <table:table-cell office:value-type="float" office:value="30" calcext:value-type="float">
            <text:p>30</text:p>
          </table:table-cell>
          <table:table-cell table:formula="of:=[.E552]*[.E552]*[.E552]*[.E55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6.229" calcext:value-type="float">
            <text:p>156.229</text:p>
          </table:table-cell>
          <table:table-cell office:value-type="float" office:value="50.057" calcext:value-type="float">
            <text:p>50.057</text:p>
          </table:table-cell>
          <table:table-cell office:value-type="float" office:value="57.4" calcext:value-type="float">
            <text:p>57.4</text:p>
          </table:table-cell>
          <table:table-cell table:formula="of:=[.E553]*[.E553]*[.E553]*[.E55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3.959" calcext:value-type="float">
            <text:p>123.959</text:p>
          </table:table-cell>
          <table:table-cell office:value-type="float" office:value="12.221" calcext:value-type="float">
            <text:p>12.221</text:p>
          </table:table-cell>
          <table:table-cell office:value-type="float" office:value="20" calcext:value-type="float">
            <text:p>20</text:p>
          </table:table-cell>
          <table:table-cell table:formula="of:=[.E554]*[.E554]*[.E554]*[.E55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03.647" calcext:value-type="float">
            <text:p>-103.647</text:p>
          </table:table-cell>
          <table:table-cell office:value-type="float" office:value="10.387" calcext:value-type="float">
            <text:p>10.387</text:p>
          </table:table-cell>
          <table:table-cell office:value-type="float" office:value="15" calcext:value-type="float">
            <text:p>15</text:p>
          </table:table-cell>
          <table:table-cell table:formula="of:=[.E555]*[.E555]*[.E555]*[.E55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0.94" calcext:value-type="float">
            <text:p>-70.94</text:p>
          </table:table-cell>
          <table:table-cell office:value-type="float" office:value="-23.409" calcext:value-type="float">
            <text:p>-23.409</text:p>
          </table:table-cell>
          <table:table-cell office:value-type="float" office:value="15" calcext:value-type="float">
            <text:p>15</text:p>
          </table:table-cell>
          <table:table-cell table:formula="of:=[.E556]*[.E556]*[.E556]*[.E55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7.717" calcext:value-type="float">
            <text:p>-177.717</text:p>
          </table:table-cell>
          <table:table-cell office:value-type="float" office:value="-29.901" calcext:value-type="float">
            <text:p>-29.901</text:p>
          </table:table-cell>
          <table:table-cell office:value-type="float" office:value="50" calcext:value-type="float">
            <text:p>50</text:p>
          </table:table-cell>
          <table:table-cell table:formula="of:=[.E557]*[.E557]*[.E557]*[.E55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0.341" calcext:value-type="float">
            <text:p>120.341</text:p>
          </table:table-cell>
          <table:table-cell office:value-type="float" office:value="17.866" calcext:value-type="float">
            <text:p>17.866</text:p>
          </table:table-cell>
          <table:table-cell office:value-type="float" office:value="45" calcext:value-type="float">
            <text:p>45</text:p>
          </table:table-cell>
          <table:table-cell table:formula="of:=[.E558]*[.E558]*[.E558]*[.E55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8.096" calcext:value-type="float">
            <text:p>-178.096</text:p>
          </table:table-cell>
          <table:table-cell office:value-type="float" office:value="-30.525" calcext:value-type="float">
            <text:p>-30.525</text:p>
          </table:table-cell>
          <table:table-cell office:value-type="float" office:value="62.5" calcext:value-type="float">
            <text:p>62.5</text:p>
          </table:table-cell>
          <table:table-cell table:formula="of:=[.E559]*[.E559]*[.E559]*[.E55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66.354" calcext:value-type="float">
            <text:p>-166.354</text:p>
          </table:table-cell>
          <table:table-cell office:value-type="float" office:value="52.227" calcext:value-type="float">
            <text:p>52.227</text:p>
          </table:table-cell>
          <table:table-cell office:value-type="float" office:value="14.5" calcext:value-type="float">
            <text:p>14.5</text:p>
          </table:table-cell>
          <table:table-cell table:formula="of:=[.E560]*[.E560]*[.E560]*[.E56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3.589" calcext:value-type="float">
            <text:p>-173.589</text:p>
          </table:table-cell>
          <table:table-cell office:value-type="float" office:value="51.587" calcext:value-type="float">
            <text:p>51.587</text:p>
          </table:table-cell>
          <table:table-cell office:value-type="float" office:value="25" calcext:value-type="float">
            <text:p>25</text:p>
          </table:table-cell>
          <table:table-cell table:formula="of:=[.E561]*[.E561]*[.E561]*[.E56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8.952" calcext:value-type="float">
            <text:p>-178.952</text:p>
          </table:table-cell>
          <table:table-cell office:value-type="float" office:value="51.297" calcext:value-type="float">
            <text:p>51.297</text:p>
          </table:table-cell>
          <table:table-cell office:value-type="float" office:value="35" calcext:value-type="float">
            <text:p>35</text:p>
          </table:table-cell>
          <table:table-cell table:formula="of:=[.E562]*[.E562]*[.E562]*[.E56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3.041" calcext:value-type="float">
            <text:p>-173.041</text:p>
          </table:table-cell>
          <table:table-cell office:value-type="float" office:value="51.729" calcext:value-type="float">
            <text:p>51.729</text:p>
          </table:table-cell>
          <table:table-cell office:value-type="float" office:value="25" calcext:value-type="float">
            <text:p>25</text:p>
          </table:table-cell>
          <table:table-cell table:formula="of:=[.E563]*[.E563]*[.E563]*[.E56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2.701" calcext:value-type="float">
            <text:p>22.701</text:p>
          </table:table-cell>
          <table:table-cell office:value-type="float" office:value="39.323" calcext:value-type="float">
            <text:p>39.323</text:p>
          </table:table-cell>
          <table:table-cell office:value-type="float" office:value="10" calcext:value-type="float">
            <text:p>10</text:p>
          </table:table-cell>
          <table:table-cell table:formula="of:=[.E564]*[.E564]*[.E564]*[.E56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7.59" calcext:value-type="float">
            <text:p>137.59</text:p>
          </table:table-cell>
          <table:table-cell office:value-type="float" office:value="33.187" calcext:value-type="float">
            <text:p>33.187</text:p>
          </table:table-cell>
          <table:table-cell office:value-type="float" office:value="357.6" calcext:value-type="float">
            <text:p>357.6</text:p>
          </table:table-cell>
          <table:table-cell table:formula="of:=[.E565]*[.E565]*[.E565]*[.E56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68.561" calcext:value-type="float">
            <text:p>-168.561</text:p>
          </table:table-cell>
          <table:table-cell office:value-type="float" office:value="52.571" calcext:value-type="float">
            <text:p>52.571</text:p>
          </table:table-cell>
          <table:table-cell office:value-type="float" office:value="20" calcext:value-type="float">
            <text:p>20</text:p>
          </table:table-cell>
          <table:table-cell table:formula="of:=[.E566]*[.E566]*[.E566]*[.E56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7.657" calcext:value-type="float">
            <text:p>177.657</text:p>
          </table:table-cell>
          <table:table-cell office:value-type="float" office:value="-38.343" calcext:value-type="float">
            <text:p>-38.343</text:p>
          </table:table-cell>
          <table:table-cell office:value-type="float" office:value="35" calcext:value-type="float">
            <text:p>35</text:p>
          </table:table-cell>
          <table:table-cell table:formula="of:=[.E567]*[.E567]*[.E567]*[.E56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30.756" calcext:value-type="float">
            <text:p>-130.756</text:p>
          </table:table-cell>
          <table:table-cell office:value-type="float" office:value="51.286" calcext:value-type="float">
            <text:p>51.286</text:p>
          </table:table-cell>
          <table:table-cell office:value-type="float" office:value="15" calcext:value-type="float">
            <text:p>15</text:p>
          </table:table-cell>
          <table:table-cell table:formula="of:=[.E568]*[.E568]*[.E568]*[.E56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9.089" calcext:value-type="float">
            <text:p>-179.089</text:p>
          </table:table-cell>
          <table:table-cell office:value-type="float" office:value="51.232" calcext:value-type="float">
            <text:p>51.232</text:p>
          </table:table-cell>
          <table:table-cell office:value-type="float" office:value="25" calcext:value-type="float">
            <text:p>25</text:p>
          </table:table-cell>
          <table:table-cell table:formula="of:=[.E569]*[.E569]*[.E569]*[.E56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7.571" calcext:value-type="float">
            <text:p>177.571</text:p>
          </table:table-cell>
          <table:table-cell office:value-type="float" office:value="52.123" calcext:value-type="float">
            <text:p>52.123</text:p>
          </table:table-cell>
          <table:table-cell office:value-type="float" office:value="25" calcext:value-type="float">
            <text:p>25</text:p>
          </table:table-cell>
          <table:table-cell table:formula="of:=[.E570]*[.E570]*[.E570]*[.E57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69.667" calcext:value-type="float">
            <text:p>69.667</text:p>
          </table:table-cell>
          <table:table-cell office:value-type="float" office:value="33.997" calcext:value-type="float">
            <text:p>33.997</text:p>
          </table:table-cell>
          <table:table-cell office:value-type="float" office:value="10" calcext:value-type="float">
            <text:p>10</text:p>
          </table:table-cell>
          <table:table-cell table:formula="of:=[.E571]*[.E571]*[.E571]*[.E57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3.624" calcext:value-type="float">
            <text:p>163.624</text:p>
          </table:table-cell>
          <table:table-cell office:value-type="float" office:value="56.104" calcext:value-type="float">
            <text:p>56.104</text:p>
          </table:table-cell>
          <table:table-cell office:value-type="float" office:value="20" calcext:value-type="float">
            <text:p>20</text:p>
          </table:table-cell>
          <table:table-cell table:formula="of:=[.E572]*[.E572]*[.E572]*[.E57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3.643" calcext:value-type="float">
            <text:p>-173.643</text:p>
          </table:table-cell>
          <table:table-cell office:value-type="float" office:value="-15.131" calcext:value-type="float">
            <text:p>-15.131</text:p>
          </table:table-cell>
          <table:table-cell office:value-type="float" office:value="35" calcext:value-type="float">
            <text:p>35</text:p>
          </table:table-cell>
          <table:table-cell table:formula="of:=[.E573]*[.E573]*[.E573]*[.E57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31.556" calcext:value-type="float">
            <text:p>-131.556</text:p>
          </table:table-cell>
          <table:table-cell office:value-type="float" office:value="51.597" calcext:value-type="float">
            <text:p>51.597</text:p>
          </table:table-cell>
          <table:table-cell office:value-type="float" office:value="15" calcext:value-type="float">
            <text:p>15</text:p>
          </table:table-cell>
          <table:table-cell table:formula="of:=[.E574]*[.E574]*[.E574]*[.E57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8.065" calcext:value-type="float">
            <text:p>128.065</text:p>
          </table:table-cell>
          <table:table-cell office:value-type="float" office:value="-7.363" calcext:value-type="float">
            <text:p>-7.363</text:p>
          </table:table-cell>
          <table:table-cell office:value-type="float" office:value="35" calcext:value-type="float">
            <text:p>35</text:p>
          </table:table-cell>
          <table:table-cell table:formula="of:=[.E575]*[.E575]*[.E575]*[.E57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07.085" calcext:value-type="float">
            <text:p>-107.085</text:p>
          </table:table-cell>
          <table:table-cell office:value-type="float" office:value="18.924" calcext:value-type="float">
            <text:p>18.924</text:p>
          </table:table-cell>
          <table:table-cell office:value-type="float" office:value="15" calcext:value-type="float">
            <text:p>15</text:p>
          </table:table-cell>
          <table:table-cell table:formula="of:=[.E576]*[.E576]*[.E576]*[.E57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7.878" calcext:value-type="float">
            <text:p>-77.878</text:p>
          </table:table-cell>
          <table:table-cell office:value-type="float" office:value="-0.23" calcext:value-type="float">
            <text:p>-0.23</text:p>
          </table:table-cell>
          <table:table-cell office:value-type="float" office:value="15" calcext:value-type="float">
            <text:p>15</text:p>
          </table:table-cell>
          <table:table-cell table:formula="of:=[.E577]*[.E577]*[.E577]*[.E57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9.976" calcext:value-type="float">
            <text:p>159.976</text:p>
          </table:table-cell>
          <table:table-cell office:value-type="float" office:value="51.957" calcext:value-type="float">
            <text:p>51.957</text:p>
          </table:table-cell>
          <table:table-cell office:value-type="float" office:value="28.5" calcext:value-type="float">
            <text:p>28.5</text:p>
          </table:table-cell>
          <table:table-cell table:formula="of:=[.E578]*[.E578]*[.E578]*[.E57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09.662" calcext:value-type="float">
            <text:p>-109.662</text:p>
          </table:table-cell>
          <table:table-cell office:value-type="float" office:value="25.471" calcext:value-type="float">
            <text:p>25.471</text:p>
          </table:table-cell>
          <table:table-cell office:value-type="float" office:value="15" calcext:value-type="float">
            <text:p>15</text:p>
          </table:table-cell>
          <table:table-cell table:formula="of:=[.E579]*[.E579]*[.E579]*[.E57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.779" calcext:value-type="float">
            <text:p>21.779</text:p>
          </table:table-cell>
          <table:table-cell office:value-type="float" office:value="25" calcext:value-type="float">
            <text:p>25</text:p>
          </table:table-cell>
          <table:table-cell table:formula="of:=[.E580]*[.E580]*[.E580]*[.E58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82.579" calcext:value-type="float">
            <text:p>82.579</text:p>
          </table:table-cell>
          <table:table-cell office:value-type="float" office:value="33.136" calcext:value-type="float">
            <text:p>33.136</text:p>
          </table:table-cell>
          <table:table-cell office:value-type="float" office:value="35" calcext:value-type="float">
            <text:p>35</text:p>
          </table:table-cell>
          <table:table-cell table:formula="of:=[.E581]*[.E581]*[.E581]*[.E58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67.613" calcext:value-type="float">
            <text:p>-167.613</text:p>
          </table:table-cell>
          <table:table-cell office:value-type="float" office:value="53.031" calcext:value-type="float">
            <text:p>53.031</text:p>
          </table:table-cell>
          <table:table-cell office:value-type="float" office:value="40" calcext:value-type="float">
            <text:p>40</text:p>
          </table:table-cell>
          <table:table-cell table:formula="of:=[.E582]*[.E582]*[.E582]*[.E58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7.768" calcext:value-type="float">
            <text:p>167.768</text:p>
          </table:table-cell>
          <table:table-cell office:value-type="float" office:value="-16.113" calcext:value-type="float">
            <text:p>-16.113</text:p>
          </table:table-cell>
          <table:table-cell office:value-type="float" office:value="15" calcext:value-type="float">
            <text:p>15</text:p>
          </table:table-cell>
          <table:table-cell table:formula="of:=[.E583]*[.E583]*[.E583]*[.E58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6.046" calcext:value-type="float">
            <text:p>166.046</text:p>
          </table:table-cell>
          <table:table-cell office:value-type="float" office:value="-10.969" calcext:value-type="float">
            <text:p>-10.969</text:p>
          </table:table-cell>
          <table:table-cell office:value-type="float" office:value="35" calcext:value-type="float">
            <text:p>35</text:p>
          </table:table-cell>
          <table:table-cell table:formula="of:=[.E584]*[.E584]*[.E584]*[.E58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6.519" calcext:value-type="float">
            <text:p>156.519</text:p>
          </table:table-cell>
          <table:table-cell office:value-type="float" office:value="48.88" calcext:value-type="float">
            <text:p>48.88</text:p>
          </table:table-cell>
          <table:table-cell office:value-type="float" office:value="20" calcext:value-type="float">
            <text:p>20</text:p>
          </table:table-cell>
          <table:table-cell table:formula="of:=[.E585]*[.E585]*[.E585]*[.E58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18.516" calcext:value-type="float">
            <text:p>-118.516</text:p>
          </table:table-cell>
          <table:table-cell office:value-type="float" office:value="39.378" calcext:value-type="float">
            <text:p>39.378</text:p>
          </table:table-cell>
          <table:table-cell office:value-type="float" office:value="15" calcext:value-type="float">
            <text:p>15</text:p>
          </table:table-cell>
          <table:table-cell table:formula="of:=[.E586]*[.E586]*[.E586]*[.E58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3.384" calcext:value-type="float">
            <text:p>153.384</text:p>
          </table:table-cell>
          <table:table-cell office:value-type="float" office:value="46.463" calcext:value-type="float">
            <text:p>46.463</text:p>
          </table:table-cell>
          <table:table-cell office:value-type="float" office:value="19.1" calcext:value-type="float">
            <text:p>19.1</text:p>
          </table:table-cell>
          <table:table-cell table:formula="of:=[.E587]*[.E587]*[.E587]*[.E58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8.669" calcext:value-type="float">
            <text:p>-18.669</text:p>
          </table:table-cell>
          <table:table-cell office:value-type="float" office:value="-0.242" calcext:value-type="float">
            <text:p>-0.242</text:p>
          </table:table-cell>
          <table:table-cell office:value-type="float" office:value="15" calcext:value-type="float">
            <text:p>15</text:p>
          </table:table-cell>
          <table:table-cell table:formula="of:=[.E588]*[.E588]*[.E588]*[.E58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0.673" calcext:value-type="float">
            <text:p>130.673</text:p>
          </table:table-cell>
          <table:table-cell office:value-type="float" office:value="27.179" calcext:value-type="float">
            <text:p>27.179</text:p>
          </table:table-cell>
          <table:table-cell office:value-type="float" office:value="20" calcext:value-type="float">
            <text:p>20</text:p>
          </table:table-cell>
          <table:table-cell table:formula="of:=[.E589]*[.E589]*[.E589]*[.E58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5.057" calcext:value-type="float">
            <text:p>165.057</text:p>
          </table:table-cell>
          <table:table-cell office:value-type="float" office:value="-48.57" calcext:value-type="float">
            <text:p>-48.57</text:p>
          </table:table-cell>
          <table:table-cell office:value-type="float" office:value="35" calcext:value-type="float">
            <text:p>35</text:p>
          </table:table-cell>
          <table:table-cell table:formula="of:=[.E590]*[.E590]*[.E590]*[.E59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9.946" calcext:value-type="float">
            <text:p>159.946</text:p>
          </table:table-cell>
          <table:table-cell office:value-type="float" office:value="52.226" calcext:value-type="float">
            <text:p>52.226</text:p>
          </table:table-cell>
          <table:table-cell office:value-type="float" office:value="25" calcext:value-type="float">
            <text:p>25</text:p>
          </table:table-cell>
          <table:table-cell table:formula="of:=[.E591]*[.E591]*[.E591]*[.E59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85.743" calcext:value-type="float">
            <text:p>85.743</text:p>
          </table:table-cell>
          <table:table-cell office:value-type="float" office:value="31.151" calcext:value-type="float">
            <text:p>31.151</text:p>
          </table:table-cell>
          <table:table-cell office:value-type="float" office:value="30" calcext:value-type="float">
            <text:p>30</text:p>
          </table:table-cell>
          <table:table-cell table:formula="of:=[.E592]*[.E592]*[.E592]*[.E59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1.499" calcext:value-type="float">
            <text:p>141.499</text:p>
          </table:table-cell>
          <table:table-cell office:value-type="float" office:value="34.378" calcext:value-type="float">
            <text:p>34.378</text:p>
          </table:table-cell>
          <table:table-cell office:value-type="float" office:value="25" calcext:value-type="float">
            <text:p>25</text:p>
          </table:table-cell>
          <table:table-cell table:formula="of:=[.E593]*[.E593]*[.E593]*[.E59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82.786" calcext:value-type="float">
            <text:p>82.786</text:p>
          </table:table-cell>
          <table:table-cell office:value-type="float" office:value="32.116" calcext:value-type="float">
            <text:p>32.116</text:p>
          </table:table-cell>
          <table:table-cell office:value-type="float" office:value="30" calcext:value-type="float">
            <text:p>30</text:p>
          </table:table-cell>
          <table:table-cell table:formula="of:=[.E594]*[.E594]*[.E594]*[.E59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0.846" calcext:value-type="float">
            <text:p>20.846</text:p>
          </table:table-cell>
          <table:table-cell office:value-type="float" office:value="38.301" calcext:value-type="float">
            <text:p>38.301</text:p>
          </table:table-cell>
          <table:table-cell office:value-type="float" office:value="10" calcext:value-type="float">
            <text:p>10</text:p>
          </table:table-cell>
          <table:table-cell table:formula="of:=[.E595]*[.E595]*[.E595]*[.E59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6.821" calcext:value-type="float">
            <text:p>156.821</text:p>
          </table:table-cell>
          <table:table-cell office:value-type="float" office:value="50.824" calcext:value-type="float">
            <text:p>50.824</text:p>
          </table:table-cell>
          <table:table-cell office:value-type="float" office:value="53.4" calcext:value-type="float">
            <text:p>53.4</text:p>
          </table:table-cell>
          <table:table-cell table:formula="of:=[.E596]*[.E596]*[.E596]*[.E59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54.122" calcext:value-type="float">
            <text:p>-154.122</text:p>
          </table:table-cell>
          <table:table-cell office:value-type="float" office:value="56.282" calcext:value-type="float">
            <text:p>56.282</text:p>
          </table:table-cell>
          <table:table-cell office:value-type="float" office:value="20" calcext:value-type="float">
            <text:p>20</text:p>
          </table:table-cell>
          <table:table-cell table:formula="of:=[.E597]*[.E597]*[.E597]*[.E59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6.085" calcext:value-type="float">
            <text:p>156.085</text:p>
          </table:table-cell>
          <table:table-cell office:value-type="float" office:value="49.196" calcext:value-type="float">
            <text:p>49.196</text:p>
          </table:table-cell>
          <table:table-cell office:value-type="float" office:value="30" calcext:value-type="float">
            <text:p>30</text:p>
          </table:table-cell>
          <table:table-cell table:formula="of:=[.E598]*[.E598]*[.E598]*[.E59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6.938" calcext:value-type="float">
            <text:p>126.938</text:p>
          </table:table-cell>
          <table:table-cell office:value-type="float" office:value="6.244" calcext:value-type="float">
            <text:p>6.244</text:p>
          </table:table-cell>
          <table:table-cell office:value-type="float" office:value="35" calcext:value-type="float">
            <text:p>35</text:p>
          </table:table-cell>
          <table:table-cell table:formula="of:=[.E599]*[.E599]*[.E599]*[.E59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4.346" calcext:value-type="float">
            <text:p>24.346</text:p>
          </table:table-cell>
          <table:table-cell office:value-type="float" office:value="34.474" calcext:value-type="float">
            <text:p>34.474</text:p>
          </table:table-cell>
          <table:table-cell office:value-type="float" office:value="25" calcext:value-type="float">
            <text:p>25</text:p>
          </table:table-cell>
          <table:table-cell table:formula="of:=[.E600]*[.E600]*[.E600]*[.E60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4.045" calcext:value-type="float">
            <text:p>174.045</text:p>
          </table:table-cell>
          <table:table-cell office:value-type="float" office:value="52.382" calcext:value-type="float">
            <text:p>52.382</text:p>
          </table:table-cell>
          <table:table-cell office:value-type="float" office:value="35" calcext:value-type="float">
            <text:p>35</text:p>
          </table:table-cell>
          <table:table-cell table:formula="of:=[.E601]*[.E601]*[.E601]*[.E60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7.069" calcext:value-type="float">
            <text:p>157.069</text:p>
          </table:table-cell>
          <table:table-cell office:value-type="float" office:value="50.72" calcext:value-type="float">
            <text:p>50.72</text:p>
          </table:table-cell>
          <table:table-cell office:value-type="float" office:value="45" calcext:value-type="float">
            <text:p>45</text:p>
          </table:table-cell>
          <table:table-cell table:formula="of:=[.E602]*[.E602]*[.E602]*[.E60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6.596" calcext:value-type="float">
            <text:p>156.596</text:p>
          </table:table-cell>
          <table:table-cell office:value-type="float" office:value="48.807" calcext:value-type="float">
            <text:p>48.807</text:p>
          </table:table-cell>
          <table:table-cell office:value-type="float" office:value="20" calcext:value-type="float">
            <text:p>20</text:p>
          </table:table-cell>
          <table:table-cell table:formula="of:=[.E603]*[.E603]*[.E603]*[.E60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6.363" calcext:value-type="float">
            <text:p>156.363</text:p>
          </table:table-cell>
          <table:table-cell office:value-type="float" office:value="50.416" calcext:value-type="float">
            <text:p>50.416</text:p>
          </table:table-cell>
          <table:table-cell office:value-type="float" office:value="54.1" calcext:value-type="float">
            <text:p>54.1</text:p>
          </table:table-cell>
          <table:table-cell table:formula="of:=[.E604]*[.E604]*[.E604]*[.E60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9.829" calcext:value-type="float">
            <text:p>159.829</text:p>
          </table:table-cell>
          <table:table-cell office:value-type="float" office:value="52.46" calcext:value-type="float">
            <text:p>52.46</text:p>
          </table:table-cell>
          <table:table-cell office:value-type="float" office:value="25" calcext:value-type="float">
            <text:p>25</text:p>
          </table:table-cell>
          <table:table-cell table:formula="of:=[.E605]*[.E605]*[.E605]*[.E60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6.302" calcext:value-type="float">
            <text:p>156.302</text:p>
          </table:table-cell>
          <table:table-cell office:value-type="float" office:value="49.416" calcext:value-type="float">
            <text:p>49.416</text:p>
          </table:table-cell>
          <table:table-cell office:value-type="float" office:value="32.8" calcext:value-type="float">
            <text:p>32.8</text:p>
          </table:table-cell>
          <table:table-cell table:formula="of:=[.E606]*[.E606]*[.E606]*[.E60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1.332" calcext:value-type="float">
            <text:p>161.332</text:p>
          </table:table-cell>
          <table:table-cell office:value-type="float" office:value="52.93" calcext:value-type="float">
            <text:p>52.93</text:p>
          </table:table-cell>
          <table:table-cell office:value-type="float" office:value="22.7" calcext:value-type="float">
            <text:p>22.7</text:p>
          </table:table-cell>
          <table:table-cell table:formula="of:=[.E607]*[.E607]*[.E607]*[.E60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3.466" calcext:value-type="float">
            <text:p>143.466</text:p>
          </table:table-cell>
          <table:table-cell office:value-type="float" office:value="39.118" calcext:value-type="float">
            <text:p>39.118</text:p>
          </table:table-cell>
          <table:table-cell office:value-type="float" office:value="20" calcext:value-type="float">
            <text:p>20</text:p>
          </table:table-cell>
          <table:table-cell table:formula="of:=[.E608]*[.E608]*[.E608]*[.E60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3.185" calcext:value-type="float">
            <text:p>143.185</text:p>
          </table:table-cell>
          <table:table-cell office:value-type="float" office:value="39.438" calcext:value-type="float">
            <text:p>39.438</text:p>
          </table:table-cell>
          <table:table-cell office:value-type="float" office:value="22.5" calcext:value-type="float">
            <text:p>22.5</text:p>
          </table:table-cell>
          <table:table-cell table:formula="of:=[.E609]*[.E609]*[.E609]*[.E60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3.585" calcext:value-type="float">
            <text:p>143.585</text:p>
          </table:table-cell>
          <table:table-cell office:value-type="float" office:value="39.402" calcext:value-type="float">
            <text:p>39.402</text:p>
          </table:table-cell>
          <table:table-cell office:value-type="float" office:value="25" calcext:value-type="float">
            <text:p>25</text:p>
          </table:table-cell>
          <table:table-cell table:formula="of:=[.E610]*[.E610]*[.E610]*[.E61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3.094" calcext:value-type="float">
            <text:p>143.094</text:p>
          </table:table-cell>
          <table:table-cell office:value-type="float" office:value="39.522" calcext:value-type="float">
            <text:p>39.522</text:p>
          </table:table-cell>
          <table:table-cell office:value-type="float" office:value="27.7" calcext:value-type="float">
            <text:p>27.7</text:p>
          </table:table-cell>
          <table:table-cell table:formula="of:=[.E611]*[.E611]*[.E611]*[.E61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7.181" calcext:value-type="float">
            <text:p>127.181</text:p>
          </table:table-cell>
          <table:table-cell office:value-type="float" office:value="-3.239" calcext:value-type="float">
            <text:p>-3.239</text:p>
          </table:table-cell>
          <table:table-cell office:value-type="float" office:value="25" calcext:value-type="float">
            <text:p>25</text:p>
          </table:table-cell>
          <table:table-cell table:formula="of:=[.E612]*[.E612]*[.E612]*[.E61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9.914" calcext:value-type="float">
            <text:p>29.914</text:p>
          </table:table-cell>
          <table:table-cell office:value-type="float" office:value="-0.36" calcext:value-type="float">
            <text:p>-0.36</text:p>
          </table:table-cell>
          <table:table-cell office:value-type="float" office:value="15" calcext:value-type="float">
            <text:p>15</text:p>
          </table:table-cell>
          <table:table-cell table:formula="of:=[.E613]*[.E613]*[.E613]*[.E61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68.483" calcext:value-type="float">
            <text:p>-68.483</text:p>
          </table:table-cell>
          <table:table-cell office:value-type="float" office:value="-31.672" calcext:value-type="float">
            <text:p>-31.672</text:p>
          </table:table-cell>
          <table:table-cell office:value-type="float" office:value="25" calcext:value-type="float">
            <text:p>25</text:p>
          </table:table-cell>
          <table:table-cell table:formula="of:=[.E614]*[.E614]*[.E614]*[.E61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8.713" calcext:value-type="float">
            <text:p>-178.713</text:p>
          </table:table-cell>
          <table:table-cell office:value-type="float" office:value="-15.443" calcext:value-type="float">
            <text:p>-15.443</text:p>
          </table:table-cell>
          <table:table-cell office:value-type="float" office:value="25" calcext:value-type="float">
            <text:p>25</text:p>
          </table:table-cell>
          <table:table-cell table:formula="of:=[.E615]*[.E615]*[.E615]*[.E61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4.245" calcext:value-type="float">
            <text:p>144.245</text:p>
          </table:table-cell>
          <table:table-cell office:value-type="float" office:value="41.811" calcext:value-type="float">
            <text:p>41.811</text:p>
          </table:table-cell>
          <table:table-cell office:value-type="float" office:value="30" calcext:value-type="float">
            <text:p>30</text:p>
          </table:table-cell>
          <table:table-cell table:formula="of:=[.E616]*[.E616]*[.E616]*[.E61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1.941" calcext:value-type="float">
            <text:p>-71.941</text:p>
          </table:table-cell>
          <table:table-cell office:value-type="float" office:value="7.013" calcext:value-type="float">
            <text:p>7.013</text:p>
          </table:table-cell>
          <table:table-cell office:value-type="float" office:value="28.2" calcext:value-type="float">
            <text:p>28.2</text:p>
          </table:table-cell>
          <table:table-cell table:formula="of:=[.E617]*[.E617]*[.E617]*[.E61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25.792" calcext:value-type="float">
            <text:p>-25.792</text:p>
          </table:table-cell>
          <table:table-cell office:value-type="float" office:value="-56.505" calcext:value-type="float">
            <text:p>-56.505</text:p>
          </table:table-cell>
          <table:table-cell office:value-type="float" office:value="15" calcext:value-type="float">
            <text:p>15</text:p>
          </table:table-cell>
          <table:table-cell table:formula="of:=[.E618]*[.E618]*[.E618]*[.E61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6.242" calcext:value-type="float">
            <text:p>136.242</text:p>
          </table:table-cell>
          <table:table-cell office:value-type="float" office:value="36.458" calcext:value-type="float">
            <text:p>36.458</text:p>
          </table:table-cell>
          <table:table-cell office:value-type="float" office:value="10" calcext:value-type="float">
            <text:p>10</text:p>
          </table:table-cell>
          <table:table-cell table:formula="of:=[.E619]*[.E619]*[.E619]*[.E61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3.369" calcext:value-type="float">
            <text:p>-173.369</text:p>
          </table:table-cell>
          <table:table-cell office:value-type="float" office:value="-17.005" calcext:value-type="float">
            <text:p>-17.005</text:p>
          </table:table-cell>
          <table:table-cell office:value-type="float" office:value="41.8" calcext:value-type="float">
            <text:p>41.8</text:p>
          </table:table-cell>
          <table:table-cell table:formula="of:=[.E620]*[.E620]*[.E620]*[.E62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13.925" calcext:value-type="float">
            <text:p>-113.925</text:p>
          </table:table-cell>
          <table:table-cell office:value-type="float" office:value="-27.396" calcext:value-type="float">
            <text:p>-27.396</text:p>
          </table:table-cell>
          <table:table-cell office:value-type="float" office:value="15" calcext:value-type="float">
            <text:p>15</text:p>
          </table:table-cell>
          <table:table-cell table:formula="of:=[.E621]*[.E621]*[.E621]*[.E62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98.883" calcext:value-type="float">
            <text:p>-98.883</text:p>
          </table:table-cell>
          <table:table-cell office:value-type="float" office:value="16.716" calcext:value-type="float">
            <text:p>16.716</text:p>
          </table:table-cell>
          <table:table-cell office:value-type="float" office:value="30.7" calcext:value-type="float">
            <text:p>30.7</text:p>
          </table:table-cell>
          <table:table-cell table:formula="of:=[.E622]*[.E622]*[.E622]*[.E62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4.226" calcext:value-type="float">
            <text:p>154.226</text:p>
          </table:table-cell>
          <table:table-cell office:value-type="float" office:value="46.705" calcext:value-type="float">
            <text:p>46.705</text:p>
          </table:table-cell>
          <table:table-cell office:value-type="float" office:value="20" calcext:value-type="float">
            <text:p>20</text:p>
          </table:table-cell>
          <table:table-cell table:formula="of:=[.E623]*[.E623]*[.E623]*[.E62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8.223" calcext:value-type="float">
            <text:p>98.223</text:p>
          </table:table-cell>
          <table:table-cell office:value-type="float" office:value="-0.363" calcext:value-type="float">
            <text:p>-0.363</text:p>
          </table:table-cell>
          <table:table-cell office:value-type="float" office:value="50" calcext:value-type="float">
            <text:p>50</text:p>
          </table:table-cell>
          <table:table-cell table:formula="of:=[.E624]*[.E624]*[.E624]*[.E62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7.15" calcext:value-type="float">
            <text:p>157.15</text:p>
          </table:table-cell>
          <table:table-cell office:value-type="float" office:value="-57.894" calcext:value-type="float">
            <text:p>-57.894</text:p>
          </table:table-cell>
          <table:table-cell office:value-type="float" office:value="15" calcext:value-type="float">
            <text:p>15</text:p>
          </table:table-cell>
          <table:table-cell table:formula="of:=[.E625]*[.E625]*[.E625]*[.E62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1.478" calcext:value-type="float">
            <text:p>121.478</text:p>
          </table:table-cell>
          <table:table-cell office:value-type="float" office:value="24.022" calcext:value-type="float">
            <text:p>24.022</text:p>
          </table:table-cell>
          <table:table-cell office:value-type="float" office:value="25" calcext:value-type="float">
            <text:p>25</text:p>
          </table:table-cell>
          <table:table-cell table:formula="of:=[.E626]*[.E626]*[.E626]*[.E62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1.664" calcext:value-type="float">
            <text:p>121.664</text:p>
          </table:table-cell>
          <table:table-cell office:value-type="float" office:value="24.067" calcext:value-type="float">
            <text:p>24.067</text:p>
          </table:table-cell>
          <table:table-cell office:value-type="float" office:value="20" calcext:value-type="float">
            <text:p>20</text:p>
          </table:table-cell>
          <table:table-cell table:formula="of:=[.E627]*[.E627]*[.E627]*[.E62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1.326" calcext:value-type="float">
            <text:p>121.326</text:p>
          </table:table-cell>
          <table:table-cell office:value-type="float" office:value="23.904" calcext:value-type="float">
            <text:p>23.904</text:p>
          </table:table-cell>
          <table:table-cell office:value-type="float" office:value="20" calcext:value-type="float">
            <text:p>20</text:p>
          </table:table-cell>
          <table:table-cell table:formula="of:=[.E628]*[.E628]*[.E628]*[.E628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1.571" calcext:value-type="float">
            <text:p>121.571</text:p>
          </table:table-cell>
          <table:table-cell office:value-type="float" office:value="23.889" calcext:value-type="float">
            <text:p>23.889</text:p>
          </table:table-cell>
          <table:table-cell office:value-type="float" office:value="25" calcext:value-type="float">
            <text:p>25</text:p>
          </table:table-cell>
          <table:table-cell table:formula="of:=[.E629]*[.E629]*[.E629]*[.E629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1.062" calcext:value-type="float">
            <text:p>121.062</text:p>
          </table:table-cell>
          <table:table-cell office:value-type="float" office:value="23.728" calcext:value-type="float">
            <text:p>23.728</text:p>
          </table:table-cell>
          <table:table-cell office:value-type="float" office:value="25" calcext:value-type="float">
            <text:p>25</text:p>
          </table:table-cell>
          <table:table-cell table:formula="of:=[.E630]*[.E630]*[.E630]*[.E630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77.01" calcext:value-type="float">
            <text:p>-177.01</text:p>
          </table:table-cell>
          <table:table-cell office:value-type="float" office:value="-29.633" calcext:value-type="float">
            <text:p>-29.633</text:p>
          </table:table-cell>
          <table:table-cell office:value-type="float" office:value="25" calcext:value-type="float">
            <text:p>25</text:p>
          </table:table-cell>
          <table:table-cell table:formula="of:=[.E631]*[.E631]*[.E631]*[.E631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2.386" calcext:value-type="float">
            <text:p>122.386</text:p>
          </table:table-cell>
          <table:table-cell office:value-type="float" office:value="9.967" calcext:value-type="float">
            <text:p>9.967</text:p>
          </table:table-cell>
          <table:table-cell office:value-type="float" office:value="25" calcext:value-type="float">
            <text:p>25</text:p>
          </table:table-cell>
          <table:table-cell table:formula="of:=[.E632]*[.E632]*[.E632]*[.E632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4.171" calcext:value-type="float">
            <text:p>154.171</text:p>
          </table:table-cell>
          <table:table-cell office:value-type="float" office:value="-8.292" calcext:value-type="float">
            <text:p>-8.292</text:p>
          </table:table-cell>
          <table:table-cell office:value-type="float" office:value="25" calcext:value-type="float">
            <text:p>25</text:p>
          </table:table-cell>
          <table:table-cell table:formula="of:=[.E633]*[.E633]*[.E633]*[.E633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6.461" calcext:value-type="float">
            <text:p>136.461</text:p>
          </table:table-cell>
          <table:table-cell office:value-type="float" office:value="65.361" calcext:value-type="float">
            <text:p>65.361</text:p>
          </table:table-cell>
          <table:table-cell office:value-type="float" office:value="10" calcext:value-type="float">
            <text:p>10</text:p>
          </table:table-cell>
          <table:table-cell table:formula="of:=[.E634]*[.E634]*[.E634]*[.E634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4.406" calcext:value-type="float">
            <text:p>164.406</text:p>
          </table:table-cell>
          <table:table-cell office:value-type="float" office:value="-49.337" calcext:value-type="float">
            <text:p>-49.337</text:p>
          </table:table-cell>
          <table:table-cell office:value-type="float" office:value="15" calcext:value-type="float">
            <text:p>15</text:p>
          </table:table-cell>
          <table:table-cell table:formula="of:=[.E635]*[.E635]*[.E635]*[.E635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3.141" calcext:value-type="float">
            <text:p>173.141</text:p>
          </table:table-cell>
          <table:table-cell office:value-type="float" office:value="-16.641" calcext:value-type="float">
            <text:p>-16.641</text:p>
          </table:table-cell>
          <table:table-cell office:value-type="float" office:value="35" calcext:value-type="float">
            <text:p>35</text:p>
          </table:table-cell>
          <table:table-cell table:formula="of:=[.E636]*[.E636]*[.E636]*[.E636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4.837" calcext:value-type="float">
            <text:p>-14.837</text:p>
          </table:table-cell>
          <table:table-cell office:value-type="float" office:value="-46.349" calcext:value-type="float">
            <text:p>-46.349</text:p>
          </table:table-cell>
          <table:table-cell office:value-type="float" office:value="15" calcext:value-type="float">
            <text:p>15</text:p>
          </table:table-cell>
          <table:table-cell table:formula="of:=[.E637]*[.E637]*[.E637]*[.E637]/1000" office:value-type="float" office:value="1.7850625" calcext:value-type="float">
            <text:p>1.785062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124.555" calcext:value-type="float">
            <text:p>-124.555</text:p>
          </table:table-cell>
          <table:table-cell office:value-type="float" office:value="40.3828333" calcext:value-type="float">
            <text:p>40.3828333</text:p>
          </table:table-cell>
          <table:table-cell office:value-type="float" office:value="21.713" calcext:value-type="float">
            <text:p>21.713</text:p>
          </table:table-cell>
          <table:table-cell table:formula="of:=[.E638]*[.E638]*[.E638]*[.E638]/1000" office:value-type="float" office:value="1.86320859201" calcext:value-type="float">
            <text:p>1.863208592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66.8752" calcext:value-type="float">
            <text:p>166.8752</text:p>
          </table:table-cell>
          <table:table-cell office:value-type="float" office:value="-13.336" calcext:value-type="float">
            <text:p>-13.336</text:p>
          </table:table-cell>
          <table:table-cell office:value-type="float" office:value="35" calcext:value-type="float">
            <text:p>35</text:p>
          </table:table-cell>
          <table:table-cell table:formula="of:=[.E639]*[.E639]*[.E639]*[.E63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6.758" calcext:value-type="float">
            <text:p>126.758</text:p>
          </table:table-cell>
          <table:table-cell office:value-type="float" office:value="2.258" calcext:value-type="float">
            <text:p>2.258</text:p>
          </table:table-cell>
          <table:table-cell office:value-type="float" office:value="43.21" calcext:value-type="float">
            <text:p>43.21</text:p>
          </table:table-cell>
          <table:table-cell table:formula="of:=[.E640]*[.E640]*[.E640]*[.E64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9.7331" calcext:value-type="float">
            <text:p>169.7331</text:p>
          </table:table-cell>
          <table:table-cell office:value-type="float" office:value="-22.0629" calcext:value-type="float">
            <text:p>-22.0629</text:p>
          </table:table-cell>
          <table:table-cell office:value-type="float" office:value="10" calcext:value-type="float">
            <text:p>10</text:p>
          </table:table-cell>
          <table:table-cell table:formula="of:=[.E641]*[.E641]*[.E641]*[.E64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1.9294" calcext:value-type="float">
            <text:p>141.9294</text:p>
          </table:table-cell>
          <table:table-cell office:value-type="float" office:value="42.6861" calcext:value-type="float">
            <text:p>42.6861</text:p>
          </table:table-cell>
          <table:table-cell office:value-type="float" office:value="35" calcext:value-type="float">
            <text:p>35</text:p>
          </table:table-cell>
          <table:table-cell table:formula="of:=[.E642]*[.E642]*[.E642]*[.E64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.6842" calcext:value-type="float">
            <text:p>9.6842</text:p>
          </table:table-cell>
          <table:table-cell office:value-type="float" office:value="-53.0623" calcext:value-type="float">
            <text:p>-53.0623</text:p>
          </table:table-cell>
          <table:table-cell office:value-type="float" office:value="10" calcext:value-type="float">
            <text:p>10</text:p>
          </table:table-cell>
          <table:table-cell table:formula="of:=[.E643]*[.E643]*[.E643]*[.E64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8.5984" calcext:value-type="float">
            <text:p>168.5984</text:p>
          </table:table-cell>
          <table:table-cell office:value-type="float" office:value="-21.5027" calcext:value-type="float">
            <text:p>-21.5027</text:p>
          </table:table-cell>
          <table:table-cell office:value-type="float" office:value="13" calcext:value-type="float">
            <text:p>13</text:p>
          </table:table-cell>
          <table:table-cell table:formula="of:=[.E644]*[.E644]*[.E644]*[.E64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8.8585" calcext:value-type="float">
            <text:p>168.8585</text:p>
          </table:table-cell>
          <table:table-cell office:value-type="float" office:value="-21.6484" calcext:value-type="float">
            <text:p>-21.6484</text:p>
          </table:table-cell>
          <table:table-cell office:value-type="float" office:value="22" calcext:value-type="float">
            <text:p>22</text:p>
          </table:table-cell>
          <table:table-cell table:formula="of:=[.E645]*[.E645]*[.E645]*[.E64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3.6605" calcext:value-type="float">
            <text:p>-13.6605</text:p>
          </table:table-cell>
          <table:table-cell office:value-type="float" office:value="-1.112" calcext:value-type="float">
            <text:p>-1.112</text:p>
          </table:table-cell>
          <table:table-cell office:value-type="float" office:value="35" calcext:value-type="float">
            <text:p>35</text:p>
          </table:table-cell>
          <table:table-cell table:formula="of:=[.E646]*[.E646]*[.E646]*[.E64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27.4139" calcext:value-type="float">
            <text:p>27.4139</text:p>
          </table:table-cell>
          <table:table-cell office:value-type="float" office:value="36.9293" calcext:value-type="float">
            <text:p>36.9293</text:p>
          </table:table-cell>
          <table:table-cell office:value-type="float" office:value="7" calcext:value-type="float">
            <text:p>7</text:p>
          </table:table-cell>
          <table:table-cell table:formula="of:=[.E647]*[.E647]*[.E647]*[.E64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4.0157" calcext:value-type="float">
            <text:p>164.0157</text:p>
          </table:table-cell>
          <table:table-cell office:value-type="float" office:value="-49.4837" calcext:value-type="float">
            <text:p>-49.4837</text:p>
          </table:table-cell>
          <table:table-cell office:value-type="float" office:value="10" calcext:value-type="float">
            <text:p>10</text:p>
          </table:table-cell>
          <table:table-cell table:formula="of:=[.E648]*[.E648]*[.E648]*[.E64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0.4313" calcext:value-type="float">
            <text:p>120.4313</text:p>
          </table:table-cell>
          <table:table-cell office:value-type="float" office:value="-1.2923" calcext:value-type="float">
            <text:p>-1.2923</text:p>
          </table:table-cell>
          <table:table-cell office:value-type="float" office:value="12" calcext:value-type="float">
            <text:p>12</text:p>
          </table:table-cell>
          <table:table-cell table:formula="of:=[.E649]*[.E649]*[.E649]*[.E64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2.7861" calcext:value-type="float">
            <text:p>162.7861</text:p>
          </table:table-cell>
          <table:table-cell office:value-type="float" office:value="56.9401" calcext:value-type="float">
            <text:p>56.9401</text:p>
          </table:table-cell>
          <table:table-cell office:value-type="float" office:value="17" calcext:value-type="float">
            <text:p>17</text:p>
          </table:table-cell>
          <table:table-cell table:formula="of:=[.E650]*[.E650]*[.E650]*[.E65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26.1936" calcext:value-type="float">
            <text:p>-126.1936</text:p>
          </table:table-cell>
          <table:table-cell office:value-type="float" office:value="40.4535" calcext:value-type="float">
            <text:p>40.4535</text:p>
          </table:table-cell>
          <table:table-cell office:value-type="float" office:value="8.45" calcext:value-type="float">
            <text:p>8.45</text:p>
          </table:table-cell>
          <table:table-cell table:formula="of:=[.E651]*[.E651]*[.E651]*[.E65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73.9776" calcext:value-type="float">
            <text:p>73.9776</text:p>
          </table:table-cell>
          <table:table-cell office:value-type="float" office:value="39.2732" calcext:value-type="float">
            <text:p>39.2732</text:p>
          </table:table-cell>
          <table:table-cell office:value-type="float" office:value="17" calcext:value-type="float">
            <text:p>17</text:p>
          </table:table-cell>
          <table:table-cell table:formula="of:=[.E652]*[.E652]*[.E652]*[.E65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3.0961" calcext:value-type="float">
            <text:p>13.0961</text:p>
          </table:table-cell>
          <table:table-cell office:value-type="float" office:value="42.8621" calcext:value-type="float">
            <text:p>42.8621</text:p>
          </table:table-cell>
          <table:table-cell office:value-type="float" office:value="8" calcext:value-type="float">
            <text:p>8</text:p>
          </table:table-cell>
          <table:table-cell table:formula="of:=[.E653]*[.E653]*[.E653]*[.E65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08.1627" calcext:value-type="float">
            <text:p>108.1627</text:p>
          </table:table-cell>
          <table:table-cell office:value-type="float" office:value="-4.8626" calcext:value-type="float">
            <text:p>-4.8626</text:p>
          </table:table-cell>
          <table:table-cell office:value-type="float" office:value="614" calcext:value-type="float">
            <text:p>614</text:p>
          </table:table-cell>
          <table:table-cell table:formula="of:=[.E654]*[.E654]*[.E654]*[.E65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00.6654" calcext:value-type="float">
            <text:p>100.6654</text:p>
          </table:table-cell>
          <table:table-cell office:value-type="float" office:value="-2.0967" calcext:value-type="float">
            <text:p>-2.0967</text:p>
          </table:table-cell>
          <table:table-cell office:value-type="float" office:value="50" calcext:value-type="float">
            <text:p>50</text:p>
          </table:table-cell>
          <table:table-cell table:formula="of:=[.E655]*[.E655]*[.E655]*[.E65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03.7363" calcext:value-type="float">
            <text:p>-103.7363</text:p>
          </table:table-cell>
          <table:table-cell office:value-type="float" office:value="10.2752" calcext:value-type="float">
            <text:p>10.2752</text:p>
          </table:table-cell>
          <table:table-cell office:value-type="float" office:value="10" calcext:value-type="float">
            <text:p>10</text:p>
          </table:table-cell>
          <table:table-cell table:formula="of:=[.E656]*[.E656]*[.E656]*[.E65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71.1311" calcext:value-type="float">
            <text:p>71.1311</text:p>
          </table:table-cell>
          <table:table-cell office:value-type="float" office:value="36.4725" calcext:value-type="float">
            <text:p>36.4725</text:p>
          </table:table-cell>
          <table:table-cell office:value-type="float" office:value="212" calcext:value-type="float">
            <text:p>212</text:p>
          </table:table-cell>
          <table:table-cell table:formula="of:=[.E657]*[.E657]*[.E657]*[.E65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06.9337" calcext:value-type="float">
            <text:p>-106.9337</text:p>
          </table:table-cell>
          <table:table-cell office:value-type="float" office:value="18.8239" calcext:value-type="float">
            <text:p>18.8239</text:p>
          </table:table-cell>
          <table:table-cell office:value-type="float" office:value="10" calcext:value-type="float">
            <text:p>10</text:p>
          </table:table-cell>
          <table:table-cell table:formula="of:=[.E658]*[.E658]*[.E658]*[.E65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93.633" calcext:value-type="float">
            <text:p>-93.633</text:p>
          </table:table-cell>
          <table:table-cell office:value-type="float" office:value="15.8015" calcext:value-type="float">
            <text:p>15.8015</text:p>
          </table:table-cell>
          <table:table-cell office:value-type="float" office:value="85" calcext:value-type="float">
            <text:p>85</text:p>
          </table:table-cell>
          <table:table-cell table:formula="of:=[.E659]*[.E659]*[.E659]*[.E65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4.648" calcext:value-type="float">
            <text:p>94.648</text:p>
          </table:table-cell>
          <table:table-cell office:value-type="float" office:value="6.8431" calcext:value-type="float">
            <text:p>6.8431</text:p>
          </table:table-cell>
          <table:table-cell office:value-type="float" office:value="10" calcext:value-type="float">
            <text:p>10</text:p>
          </table:table-cell>
          <table:table-cell table:formula="of:=[.E660]*[.E660]*[.E660]*[.E66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31.2622" calcext:value-type="float">
            <text:p>131.2622</text:p>
          </table:table-cell>
          <table:table-cell office:value-type="float" office:value="-0.6212" calcext:value-type="float">
            <text:p>-0.6212</text:p>
          </table:table-cell>
          <table:table-cell office:value-type="float" office:value="18" calcext:value-type="float">
            <text:p>18</text:p>
          </table:table-cell>
          <table:table-cell table:formula="of:=[.E661]*[.E661]*[.E661]*[.E66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1.3792" calcext:value-type="float">
            <text:p>-71.3792</text:p>
          </table:table-cell>
          <table:table-cell office:value-type="float" office:value="-31.7275" calcext:value-type="float">
            <text:p>-31.7275</text:p>
          </table:table-cell>
          <table:table-cell office:value-type="float" office:value="35" calcext:value-type="float">
            <text:p>35</text:p>
          </table:table-cell>
          <table:table-cell table:formula="of:=[.E662]*[.E662]*[.E662]*[.E66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8.0525" calcext:value-type="float">
            <text:p>158.0525</text:p>
          </table:table-cell>
          <table:table-cell office:value-type="float" office:value="-9.3438" calcext:value-type="float">
            <text:p>-9.3438</text:p>
          </table:table-cell>
          <table:table-cell office:value-type="float" office:value="22" calcext:value-type="float">
            <text:p>22</text:p>
          </table:table-cell>
          <table:table-cell table:formula="of:=[.E663]*[.E663]*[.E663]*[.E66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84.8216" calcext:value-type="float">
            <text:p>84.8216</text:p>
          </table:table-cell>
          <table:table-cell office:value-type="float" office:value="28.2244" calcext:value-type="float">
            <text:p>28.2244</text:p>
          </table:table-cell>
          <table:table-cell office:value-type="float" office:value="10" calcext:value-type="float">
            <text:p>10</text:p>
          </table:table-cell>
          <table:table-cell table:formula="of:=[.E664]*[.E664]*[.E664]*[.E66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82.6865" calcext:value-type="float">
            <text:p>-82.6865</text:p>
          </table:table-cell>
          <table:table-cell office:value-type="float" office:value="7.9401" calcext:value-type="float">
            <text:p>7.9401</text:p>
          </table:table-cell>
          <table:table-cell office:value-type="float" office:value="20" calcext:value-type="float">
            <text:p>20</text:p>
          </table:table-cell>
          <table:table-cell table:formula="of:=[.E665]*[.E665]*[.E665]*[.E66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4.4603" calcext:value-type="float">
            <text:p>154.4603</text:p>
          </table:table-cell>
          <table:table-cell office:value-type="float" office:value="-6.5108" calcext:value-type="float">
            <text:p>-6.5108</text:p>
          </table:table-cell>
          <table:table-cell office:value-type="float" office:value="23" calcext:value-type="float">
            <text:p>23</text:p>
          </table:table-cell>
          <table:table-cell table:formula="of:=[.E666]*[.E666]*[.E666]*[.E66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3.1261" calcext:value-type="float">
            <text:p>123.1261</text:p>
          </table:table-cell>
          <table:table-cell office:value-type="float" office:value="6.1572" calcext:value-type="float">
            <text:p>6.1572</text:p>
          </table:table-cell>
          <table:table-cell office:value-type="float" office:value="614" calcext:value-type="float">
            <text:p>614</text:p>
          </table:table-cell>
          <table:table-cell table:formula="of:=[.E667]*[.E667]*[.E667]*[.E66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8.2315" calcext:value-type="float">
            <text:p>148.2315</text:p>
          </table:table-cell>
          <table:table-cell office:value-type="float" office:value="-5.9873" calcext:value-type="float">
            <text:p>-5.9873</text:p>
          </table:table-cell>
          <table:table-cell office:value-type="float" office:value="53.19" calcext:value-type="float">
            <text:p>53.19</text:p>
          </table:table-cell>
          <table:table-cell table:formula="of:=[.E668]*[.E668]*[.E668]*[.E66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10.8647" calcext:value-type="float">
            <text:p>-110.8647</text:p>
          </table:table-cell>
          <table:table-cell office:value-type="float" office:value="-32.0953" calcext:value-type="float">
            <text:p>-32.0953</text:p>
          </table:table-cell>
          <table:table-cell office:value-type="float" office:value="10" calcext:value-type="float">
            <text:p>10</text:p>
          </table:table-cell>
          <table:table-cell table:formula="of:=[.E669]*[.E669]*[.E669]*[.E66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79.0856" calcext:value-type="float">
            <text:p>179.0856</text:p>
          </table:table-cell>
          <table:table-cell office:value-type="float" office:value="-24.6108" calcext:value-type="float">
            <text:p>-24.6108</text:p>
          </table:table-cell>
          <table:table-cell office:value-type="float" office:value="527" calcext:value-type="float">
            <text:p>527</text:p>
          </table:table-cell>
          <table:table-cell table:formula="of:=[.E670]*[.E670]*[.E670]*[.E67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70.3546" calcext:value-type="float">
            <text:p>170.3546</text:p>
          </table:table-cell>
          <table:table-cell office:value-type="float" office:value="-21.4542" calcext:value-type="float">
            <text:p>-21.4542</text:p>
          </table:table-cell>
          <table:table-cell office:value-type="float" office:value="106" calcext:value-type="float">
            <text:p>106</text:p>
          </table:table-cell>
          <table:table-cell table:formula="of:=[.E671]*[.E671]*[.E671]*[.E67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5.0869" calcext:value-type="float">
            <text:p>155.0869</text:p>
          </table:table-cell>
          <table:table-cell office:value-type="float" office:value="-6.6558" calcext:value-type="float">
            <text:p>-6.6558</text:p>
          </table:table-cell>
          <table:table-cell office:value-type="float" office:value="29" calcext:value-type="float">
            <text:p>29</text:p>
          </table:table-cell>
          <table:table-cell table:formula="of:=[.E672]*[.E672]*[.E672]*[.E67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2.052" calcext:value-type="float">
            <text:p>162.052</text:p>
          </table:table-cell>
          <table:table-cell office:value-type="float" office:value="-11.1284" calcext:value-type="float">
            <text:p>-11.1284</text:p>
          </table:table-cell>
          <table:table-cell office:value-type="float" office:value="10" calcext:value-type="float">
            <text:p>10</text:p>
          </table:table-cell>
          <table:table-cell table:formula="of:=[.E673]*[.E673]*[.E673]*[.E67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85.8779" calcext:value-type="float">
            <text:p>-85.8779</text:p>
          </table:table-cell>
          <table:table-cell office:value-type="float" office:value="11.642" calcext:value-type="float">
            <text:p>11.642</text:p>
          </table:table-cell>
          <table:table-cell office:value-type="float" office:value="135" calcext:value-type="float">
            <text:p>135</text:p>
          </table:table-cell>
          <table:table-cell table:formula="of:=[.E674]*[.E674]*[.E674]*[.E67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1.5215" calcext:value-type="float">
            <text:p>-71.5215</text:p>
          </table:table-cell>
          <table:table-cell office:value-type="float" office:value="-30.2921" calcext:value-type="float">
            <text:p>-30.2921</text:p>
          </table:table-cell>
          <table:table-cell office:value-type="float" office:value="27" calcext:value-type="float">
            <text:p>27</text:p>
          </table:table-cell>
          <table:table-cell table:formula="of:=[.E675]*[.E675]*[.E675]*[.E67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10.3209" calcext:value-type="float">
            <text:p>-110.3209</text:p>
          </table:table-cell>
          <table:table-cell office:value-type="float" office:value="26.0913" calcext:value-type="float">
            <text:p>26.0913</text:p>
          </table:table-cell>
          <table:table-cell office:value-type="float" office:value="9.45" calcext:value-type="float">
            <text:p>9.45</text:p>
          </table:table-cell>
          <table:table-cell table:formula="of:=[.E676]*[.E676]*[.E676]*[.E67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23.2523" calcext:value-type="float">
            <text:p>23.2523</text:p>
          </table:table-cell>
          <table:table-cell office:value-type="float" office:value="35.5142" calcext:value-type="float">
            <text:p>35.5142</text:p>
          </table:table-cell>
          <table:table-cell office:value-type="float" office:value="40" calcext:value-type="float">
            <text:p>40</text:p>
          </table:table-cell>
          <table:table-cell table:formula="of:=[.E677]*[.E677]*[.E677]*[.E67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9.706" calcext:value-type="float">
            <text:p>149.706</text:p>
          </table:table-cell>
          <table:table-cell office:value-type="float" office:value="-6.029" calcext:value-type="float">
            <text:p>-6.029</text:p>
          </table:table-cell>
          <table:table-cell office:value-type="float" office:value="56" calcext:value-type="float">
            <text:p>56</text:p>
          </table:table-cell>
          <table:table-cell table:formula="of:=[.E678]*[.E678]*[.E678]*[.E67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42.594" calcext:value-type="float">
            <text:p>-42.594</text:p>
          </table:table-cell>
          <table:table-cell office:value-type="float" office:value="10.701" calcext:value-type="float">
            <text:p>10.701</text:p>
          </table:table-cell>
          <table:table-cell office:value-type="float" office:value="10" calcext:value-type="float">
            <text:p>10</text:p>
          </table:table-cell>
          <table:table-cell table:formula="of:=[.E679]*[.E679]*[.E679]*[.E67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02.888" calcext:value-type="float">
            <text:p>102.888</text:p>
          </table:table-cell>
          <table:table-cell office:value-type="float" office:value="30.308" calcext:value-type="float">
            <text:p>30.308</text:p>
          </table:table-cell>
          <table:table-cell office:value-type="float" office:value="14" calcext:value-type="float">
            <text:p>14</text:p>
          </table:table-cell>
          <table:table-cell table:formula="of:=[.E680]*[.E680]*[.E680]*[.E68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2.542" calcext:value-type="float">
            <text:p>142.542</text:p>
          </table:table-cell>
          <table:table-cell office:value-type="float" office:value="-3.214" calcext:value-type="float">
            <text:p>-3.214</text:p>
          </table:table-cell>
          <table:table-cell office:value-type="float" office:value="13" calcext:value-type="float">
            <text:p>13</text:p>
          </table:table-cell>
          <table:table-cell table:formula="of:=[.E681]*[.E681]*[.E681]*[.E68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4.607" calcext:value-type="float">
            <text:p>154.607</text:p>
          </table:table-cell>
          <table:table-cell office:value-type="float" office:value="-6.475" calcext:value-type="float">
            <text:p>-6.475</text:p>
          </table:table-cell>
          <table:table-cell office:value-type="float" office:value="31" calcext:value-type="float">
            <text:p>31</text:p>
          </table:table-cell>
          <table:table-cell table:formula="of:=[.E682]*[.E682]*[.E682]*[.E68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2.508" calcext:value-type="float">
            <text:p>142.508</text:p>
          </table:table-cell>
          <table:table-cell office:value-type="float" office:value="67.631" calcext:value-type="float">
            <text:p>67.631</text:p>
          </table:table-cell>
          <table:table-cell office:value-type="float" office:value="11" calcext:value-type="float">
            <text:p>11</text:p>
          </table:table-cell>
          <table:table-cell table:formula="of:=[.E683]*[.E683]*[.E683]*[.E68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5.741" calcext:value-type="float">
            <text:p>165.741</text:p>
          </table:table-cell>
          <table:table-cell office:value-type="float" office:value="-10.994" calcext:value-type="float">
            <text:p>-10.994</text:p>
          </table:table-cell>
          <table:table-cell office:value-type="float" office:value="18" calcext:value-type="float">
            <text:p>18</text:p>
          </table:table-cell>
          <table:table-cell table:formula="of:=[.E684]*[.E684]*[.E684]*[.E68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34.03" calcext:value-type="float">
            <text:p>134.03</text:p>
          </table:table-cell>
          <table:table-cell office:value-type="float" office:value="-4.892" calcext:value-type="float">
            <text:p>-4.892</text:p>
          </table:table-cell>
          <table:table-cell office:value-type="float" office:value="13" calcext:value-type="float">
            <text:p>13</text:p>
          </table:table-cell>
          <table:table-cell table:formula="of:=[.E685]*[.E685]*[.E685]*[.E68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3.699" calcext:value-type="float">
            <text:p>153.699</text:p>
          </table:table-cell>
          <table:table-cell office:value-type="float" office:value="-60.326" calcext:value-type="float">
            <text:p>-60.326</text:p>
          </table:table-cell>
          <table:table-cell office:value-type="float" office:value="10" calcext:value-type="float">
            <text:p>10</text:p>
          </table:table-cell>
          <table:table-cell table:formula="of:=[.E686]*[.E686]*[.E686]*[.E68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6.837" calcext:value-type="float">
            <text:p>126.837</text:p>
          </table:table-cell>
          <table:table-cell office:value-type="float" office:value="2.19" calcext:value-type="float">
            <text:p>2.19</text:p>
          </table:table-cell>
          <table:table-cell office:value-type="float" office:value="91.1" calcext:value-type="float">
            <text:p>91.1</text:p>
          </table:table-cell>
          <table:table-cell table:formula="of:=[.E687]*[.E687]*[.E687]*[.E68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4.705" calcext:value-type="float">
            <text:p>-174.705</text:p>
          </table:table-cell>
          <table:table-cell office:value-type="float" office:value="-18.685" calcext:value-type="float">
            <text:p>-18.685</text:p>
          </table:table-cell>
          <table:table-cell office:value-type="float" office:value="134.7" calcext:value-type="float">
            <text:p>134.7</text:p>
          </table:table-cell>
          <table:table-cell table:formula="of:=[.E688]*[.E688]*[.E688]*[.E68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5.955" calcext:value-type="float">
            <text:p>145.955</text:p>
          </table:table-cell>
          <table:table-cell office:value-type="float" office:value="-6.242" calcext:value-type="float">
            <text:p>-6.242</text:p>
          </table:table-cell>
          <table:table-cell office:value-type="float" office:value="118" calcext:value-type="float">
            <text:p>118</text:p>
          </table:table-cell>
          <table:table-cell table:formula="of:=[.E689]*[.E689]*[.E689]*[.E68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70.34" calcext:value-type="float">
            <text:p>170.34</text:p>
          </table:table-cell>
          <table:table-cell office:value-type="float" office:value="-22.141" calcext:value-type="float">
            <text:p>-22.141</text:p>
          </table:table-cell>
          <table:table-cell office:value-type="float" office:value="14" calcext:value-type="float">
            <text:p>14</text:p>
          </table:table-cell>
          <table:table-cell table:formula="of:=[.E690]*[.E690]*[.E690]*[.E69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56.113" calcext:value-type="float">
            <text:p>-56.113</text:p>
          </table:table-cell>
          <table:table-cell office:value-type="float" office:value="-60.948" calcext:value-type="float">
            <text:p>-60.948</text:p>
          </table:table-cell>
          <table:table-cell office:value-type="float" office:value="8" calcext:value-type="float">
            <text:p>8</text:p>
          </table:table-cell>
          <table:table-cell table:formula="of:=[.E691]*[.E691]*[.E691]*[.E69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.911" calcext:value-type="float">
            <text:p>95.911</text:p>
          </table:table-cell>
          <table:table-cell office:value-type="float" office:value="51.842" calcext:value-type="float">
            <text:p>51.842</text:p>
          </table:table-cell>
          <table:table-cell office:value-type="float" office:value="15" calcext:value-type="float">
            <text:p>15</text:p>
          </table:table-cell>
          <table:table-cell table:formula="of:=[.E692]*[.E692]*[.E692]*[.E69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65.09" calcext:value-type="float">
            <text:p>-65.09</text:p>
          </table:table-cell>
          <table:table-cell office:value-type="float" office:value="-15.364" calcext:value-type="float">
            <text:p>-15.364</text:p>
          </table:table-cell>
          <table:table-cell office:value-type="float" office:value="549.9" calcext:value-type="float">
            <text:p>549.9</text:p>
          </table:table-cell>
          <table:table-cell table:formula="of:=[.E693]*[.E693]*[.E693]*[.E69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4.828" calcext:value-type="float">
            <text:p>144.828</text:p>
          </table:table-cell>
          <table:table-cell office:value-type="float" office:value="-3.518" calcext:value-type="float">
            <text:p>-3.518</text:p>
          </table:table-cell>
          <table:table-cell office:value-type="float" office:value="10" calcext:value-type="float">
            <text:p>10</text:p>
          </table:table-cell>
          <table:table-cell table:formula="of:=[.E694]*[.E694]*[.E694]*[.E69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79.874" calcext:value-type="float">
            <text:p>179.874</text:p>
          </table:table-cell>
          <table:table-cell office:value-type="float" office:value="-34.336" calcext:value-type="float">
            <text:p>-34.336</text:p>
          </table:table-cell>
          <table:table-cell office:value-type="float" office:value="86" calcext:value-type="float">
            <text:p>86</text:p>
          </table:table-cell>
          <table:table-cell table:formula="of:=[.E695]*[.E695]*[.E695]*[.E69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0.401" calcext:value-type="float">
            <text:p>140.401</text:p>
          </table:table-cell>
          <table:table-cell office:value-type="float" office:value="37.001" calcext:value-type="float">
            <text:p>37.001</text:p>
          </table:table-cell>
          <table:table-cell office:value-type="float" office:value="11" calcext:value-type="float">
            <text:p>11</text:p>
          </table:table-cell>
          <table:table-cell table:formula="of:=[.E696]*[.E696]*[.E696]*[.E69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94.338" calcext:value-type="float">
            <text:p>-94.338</text:p>
          </table:table-cell>
          <table:table-cell office:value-type="float" office:value="17.208" calcext:value-type="float">
            <text:p>17.208</text:p>
          </table:table-cell>
          <table:table-cell office:value-type="float" office:value="166.2" calcext:value-type="float">
            <text:p>166.2</text:p>
          </table:table-cell>
          <table:table-cell table:formula="of:=[.E697]*[.E697]*[.E697]*[.E69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2.463" calcext:value-type="float">
            <text:p>142.463</text:p>
          </table:table-cell>
          <table:table-cell office:value-type="float" office:value="39.241" calcext:value-type="float">
            <text:p>39.241</text:p>
          </table:table-cell>
          <table:table-cell office:value-type="float" office:value="25.7" calcext:value-type="float">
            <text:p>25.7</text:p>
          </table:table-cell>
          <table:table-cell table:formula="of:=[.E698]*[.E698]*[.E698]*[.E69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2.269" calcext:value-type="float">
            <text:p>142.269</text:p>
          </table:table-cell>
          <table:table-cell office:value-type="float" office:value="36.023" calcext:value-type="float">
            <text:p>36.023</text:p>
          </table:table-cell>
          <table:table-cell office:value-type="float" office:value="16" calcext:value-type="float">
            <text:p>16</text:p>
          </table:table-cell>
          <table:table-cell table:formula="of:=[.E699]*[.E699]*[.E699]*[.E69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3.039" calcext:value-type="float">
            <text:p>123.039</text:p>
          </table:table-cell>
          <table:table-cell office:value-type="float" office:value="4.077" calcext:value-type="float">
            <text:p>4.077</text:p>
          </table:table-cell>
          <table:table-cell office:value-type="float" office:value="525" calcext:value-type="float">
            <text:p>525</text:p>
          </table:table-cell>
          <table:table-cell table:formula="of:=[.E700]*[.E700]*[.E700]*[.E70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9.977" calcext:value-type="float">
            <text:p>149.977</text:p>
          </table:table-cell>
          <table:table-cell office:value-type="float" office:value="-6.001" calcext:value-type="float">
            <text:p>-6.001</text:p>
          </table:table-cell>
          <table:table-cell office:value-type="float" office:value="33" calcext:value-type="float">
            <text:p>33</text:p>
          </table:table-cell>
          <table:table-cell table:formula="of:=[.E701]*[.E701]*[.E701]*[.E70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1.429" calcext:value-type="float">
            <text:p>141.429</text:p>
          </table:table-cell>
          <table:table-cell office:value-type="float" office:value="12.273" calcext:value-type="float">
            <text:p>12.273</text:p>
          </table:table-cell>
          <table:table-cell office:value-type="float" office:value="13" calcext:value-type="float">
            <text:p>13</text:p>
          </table:table-cell>
          <table:table-cell table:formula="of:=[.E702]*[.E702]*[.E702]*[.E70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3.222" calcext:value-type="float">
            <text:p>123.222</text:p>
          </table:table-cell>
          <table:table-cell office:value-type="float" office:value="6.548" calcext:value-type="float">
            <text:p>6.548</text:p>
          </table:table-cell>
          <table:table-cell office:value-type="float" office:value="618" calcext:value-type="float">
            <text:p>618</text:p>
          </table:table-cell>
          <table:table-cell table:formula="of:=[.E703]*[.E703]*[.E703]*[.E70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3.519" calcext:value-type="float">
            <text:p>123.519</text:p>
          </table:table-cell>
          <table:table-cell office:value-type="float" office:value="6.218" calcext:value-type="float">
            <text:p>6.218</text:p>
          </table:table-cell>
          <table:table-cell office:value-type="float" office:value="553" calcext:value-type="float">
            <text:p>553</text:p>
          </table:table-cell>
          <table:table-cell table:formula="of:=[.E704]*[.E704]*[.E704]*[.E70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3.31" calcext:value-type="float">
            <text:p>-73.31</text:p>
          </table:table-cell>
          <table:table-cell office:value-type="float" office:value="-38.067" calcext:value-type="float">
            <text:p>-38.067</text:p>
          </table:table-cell>
          <table:table-cell office:value-type="float" office:value="22" calcext:value-type="float">
            <text:p>22</text:p>
          </table:table-cell>
          <table:table-cell table:formula="of:=[.E705]*[.E705]*[.E705]*[.E70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36.484" calcext:value-type="float">
            <text:p>136.484</text:p>
          </table:table-cell>
          <table:table-cell office:value-type="float" office:value="-2.329" calcext:value-type="float">
            <text:p>-2.329</text:p>
          </table:table-cell>
          <table:table-cell office:value-type="float" office:value="10.5" calcext:value-type="float">
            <text:p>10.5</text:p>
          </table:table-cell>
          <table:table-cell table:formula="of:=[.E706]*[.E706]*[.E706]*[.E70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2.831" calcext:value-type="float">
            <text:p>92.831</text:p>
          </table:table-cell>
          <table:table-cell office:value-type="float" office:value="13.667" calcext:value-type="float">
            <text:p>13.667</text:p>
          </table:table-cell>
          <table:table-cell office:value-type="float" office:value="34" calcext:value-type="float">
            <text:p>34</text:p>
          </table:table-cell>
          <table:table-cell table:formula="of:=[.E707]*[.E707]*[.E707]*[.E70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2.245" calcext:value-type="float">
            <text:p>152.245</text:p>
          </table:table-cell>
          <table:table-cell office:value-type="float" office:value="-3.361" calcext:value-type="float">
            <text:p>-3.361</text:p>
          </table:table-cell>
          <table:table-cell office:value-type="float" office:value="414.6" calcext:value-type="float">
            <text:p>414.6</text:p>
          </table:table-cell>
          <table:table-cell table:formula="of:=[.E708]*[.E708]*[.E708]*[.E70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3.374" calcext:value-type="float">
            <text:p>-73.374</text:p>
          </table:table-cell>
          <table:table-cell office:value-type="float" office:value="-36.665" calcext:value-type="float">
            <text:p>-36.665</text:p>
          </table:table-cell>
          <table:table-cell office:value-type="float" office:value="18" calcext:value-type="float">
            <text:p>18</text:p>
          </table:table-cell>
          <table:table-cell table:formula="of:=[.E709]*[.E709]*[.E709]*[.E70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7.487" calcext:value-type="float">
            <text:p>157.487</text:p>
          </table:table-cell>
          <table:table-cell office:value-type="float" office:value="-8.726" calcext:value-type="float">
            <text:p>-8.726</text:p>
          </table:table-cell>
          <table:table-cell office:value-type="float" office:value="10" calcext:value-type="float">
            <text:p>10</text:p>
          </table:table-cell>
          <table:table-cell table:formula="of:=[.E710]*[.E710]*[.E710]*[.E71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31.395" calcext:value-type="float">
            <text:p>-131.395</text:p>
          </table:table-cell>
          <table:table-cell office:value-type="float" office:value="52.123" calcext:value-type="float">
            <text:p>52.123</text:p>
          </table:table-cell>
          <table:table-cell office:value-type="float" office:value="17" calcext:value-type="float">
            <text:p>17</text:p>
          </table:table-cell>
          <table:table-cell table:formula="of:=[.E711]*[.E711]*[.E711]*[.E71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18.631" calcext:value-type="float">
            <text:p>118.631</text:p>
          </table:table-cell>
          <table:table-cell office:value-type="float" office:value="-8.207" calcext:value-type="float">
            <text:p>-8.207</text:p>
          </table:table-cell>
          <table:table-cell office:value-type="float" office:value="18" calcext:value-type="float">
            <text:p>18</text:p>
          </table:table-cell>
          <table:table-cell table:formula="of:=[.E712]*[.E712]*[.E712]*[.E71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3.378" calcext:value-type="float">
            <text:p>123.378</text:p>
          </table:table-cell>
          <table:table-cell office:value-type="float" office:value="6.74" calcext:value-type="float">
            <text:p>6.74</text:p>
          </table:table-cell>
          <table:table-cell office:value-type="float" office:value="620" calcext:value-type="float">
            <text:p>620</text:p>
          </table:table-cell>
          <table:table-cell table:formula="of:=[.E713]*[.E713]*[.E713]*[.E71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01.524" calcext:value-type="float">
            <text:p>101.524</text:p>
          </table:table-cell>
          <table:table-cell office:value-type="float" office:value="-2.482" calcext:value-type="float">
            <text:p>-2.482</text:p>
          </table:table-cell>
          <table:table-cell office:value-type="float" office:value="9" calcext:value-type="float">
            <text:p>9</text:p>
          </table:table-cell>
          <table:table-cell table:formula="of:=[.E714]*[.E714]*[.E714]*[.E71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2.571" calcext:value-type="float">
            <text:p>-172.571</text:p>
          </table:table-cell>
          <table:table-cell office:value-type="float" office:value="-15.223" calcext:value-type="float">
            <text:p>-15.223</text:p>
          </table:table-cell>
          <table:table-cell office:value-type="float" office:value="11" calcext:value-type="float">
            <text:p>11</text:p>
          </table:table-cell>
          <table:table-cell table:formula="of:=[.E715]*[.E715]*[.E715]*[.E71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0.395" calcext:value-type="float">
            <text:p>140.395</text:p>
          </table:table-cell>
          <table:table-cell office:value-type="float" office:value="32.821" calcext:value-type="float">
            <text:p>32.821</text:p>
          </table:table-cell>
          <table:table-cell office:value-type="float" office:value="53" calcext:value-type="float">
            <text:p>53</text:p>
          </table:table-cell>
          <table:table-cell table:formula="of:=[.E716]*[.E716]*[.E716]*[.E71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6.09" calcext:value-type="float">
            <text:p>166.09</text:p>
          </table:table-cell>
          <table:table-cell office:value-type="float" office:value="-11.612" calcext:value-type="float">
            <text:p>-11.612</text:p>
          </table:table-cell>
          <table:table-cell office:value-type="float" office:value="35" calcext:value-type="float">
            <text:p>35</text:p>
          </table:table-cell>
          <table:table-cell table:formula="of:=[.E717]*[.E717]*[.E717]*[.E71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1.427" calcext:value-type="float">
            <text:p>151.427</text:p>
          </table:table-cell>
          <table:table-cell office:value-type="float" office:value="46.015" calcext:value-type="float">
            <text:p>46.015</text:p>
          </table:table-cell>
          <table:table-cell office:value-type="float" office:value="35" calcext:value-type="float">
            <text:p>35</text:p>
          </table:table-cell>
          <table:table-cell table:formula="of:=[.E718]*[.E718]*[.E718]*[.E71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70.911" calcext:value-type="float">
            <text:p>170.911</text:p>
          </table:table-cell>
          <table:table-cell office:value-type="float" office:value="-22.596" calcext:value-type="float">
            <text:p>-22.596</text:p>
          </table:table-cell>
          <table:table-cell office:value-type="float" office:value="12" calcext:value-type="float">
            <text:p>12</text:p>
          </table:table-cell>
          <table:table-cell table:formula="of:=[.E719]*[.E719]*[.E719]*[.E71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70.743" calcext:value-type="float">
            <text:p>70.743</text:p>
          </table:table-cell>
          <table:table-cell office:value-type="float" office:value="36.419" calcext:value-type="float">
            <text:p>36.419</text:p>
          </table:table-cell>
          <table:table-cell office:value-type="float" office:value="204.8" calcext:value-type="float">
            <text:p>204.8</text:p>
          </table:table-cell>
          <table:table-cell table:formula="of:=[.E720]*[.E720]*[.E720]*[.E72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7.363" calcext:value-type="float">
            <text:p>127.363</text:p>
          </table:table-cell>
          <table:table-cell office:value-type="float" office:value="1.885" calcext:value-type="float">
            <text:p>1.885</text:p>
          </table:table-cell>
          <table:table-cell office:value-type="float" office:value="96" calcext:value-type="float">
            <text:p>96</text:p>
          </table:table-cell>
          <table:table-cell table:formula="of:=[.E721]*[.E721]*[.E721]*[.E72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38.705" calcext:value-type="float">
            <text:p>-38.705</text:p>
          </table:table-cell>
          <table:table-cell office:value-type="float" office:value="8.093" calcext:value-type="float">
            <text:p>8.093</text:p>
          </table:table-cell>
          <table:table-cell office:value-type="float" office:value="9" calcext:value-type="float">
            <text:p>9</text:p>
          </table:table-cell>
          <table:table-cell table:formula="of:=[.E722]*[.E722]*[.E722]*[.E72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4.493" calcext:value-type="float">
            <text:p>164.493</text:p>
          </table:table-cell>
          <table:table-cell office:value-type="float" office:value="-11.041" calcext:value-type="float">
            <text:p>-11.041</text:p>
          </table:table-cell>
          <table:table-cell office:value-type="float" office:value="11" calcext:value-type="float">
            <text:p>11</text:p>
          </table:table-cell>
          <table:table-cell table:formula="of:=[.E723]*[.E723]*[.E723]*[.E72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1.824" calcext:value-type="float">
            <text:p>91.824</text:p>
          </table:table-cell>
          <table:table-cell office:value-type="float" office:value="11.005" calcext:value-type="float">
            <text:p>11.005</text:p>
          </table:table-cell>
          <table:table-cell office:value-type="float" office:value="17" calcext:value-type="float">
            <text:p>17</text:p>
          </table:table-cell>
          <table:table-cell table:formula="of:=[.E724]*[.E724]*[.E724]*[.E72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7.528" calcext:value-type="float">
            <text:p>-177.528</text:p>
          </table:table-cell>
          <table:table-cell office:value-type="float" office:value="51.864" calcext:value-type="float">
            <text:p>51.864</text:p>
          </table:table-cell>
          <table:table-cell office:value-type="float" office:value="14" calcext:value-type="float">
            <text:p>14</text:p>
          </table:table-cell>
          <table:table-cell table:formula="of:=[.E725]*[.E725]*[.E725]*[.E72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9.165" calcext:value-type="float">
            <text:p>-179.165</text:p>
          </table:table-cell>
          <table:table-cell office:value-type="float" office:value="51.878" calcext:value-type="float">
            <text:p>51.878</text:p>
          </table:table-cell>
          <table:table-cell office:value-type="float" office:value="13" calcext:value-type="float">
            <text:p>13</text:p>
          </table:table-cell>
          <table:table-cell table:formula="of:=[.E726]*[.E726]*[.E726]*[.E72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9.891" calcext:value-type="float">
            <text:p>99.891</text:p>
          </table:table-cell>
          <table:table-cell office:value-type="float" office:value="-2.332" calcext:value-type="float">
            <text:p>-2.332</text:p>
          </table:table-cell>
          <table:table-cell office:value-type="float" office:value="25" calcext:value-type="float">
            <text:p>25</text:p>
          </table:table-cell>
          <table:table-cell table:formula="of:=[.E727]*[.E727]*[.E727]*[.E72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25.586" calcext:value-type="float">
            <text:p>-25.586</text:p>
          </table:table-cell>
          <table:table-cell office:value-type="float" office:value="-60.797" calcext:value-type="float">
            <text:p>-60.797</text:p>
          </table:table-cell>
          <table:table-cell office:value-type="float" office:value="8" calcext:value-type="float">
            <text:p>8</text:p>
          </table:table-cell>
          <table:table-cell table:formula="of:=[.E728]*[.E728]*[.E728]*[.E72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30.746" calcext:value-type="float">
            <text:p>-130.746</text:p>
          </table:table-cell>
          <table:table-cell office:value-type="float" office:value="51.254" calcext:value-type="float">
            <text:p>51.254</text:p>
          </table:table-cell>
          <table:table-cell office:value-type="float" office:value="15" calcext:value-type="float">
            <text:p>15</text:p>
          </table:table-cell>
          <table:table-cell table:formula="of:=[.E729]*[.E729]*[.E729]*[.E72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78.291" calcext:value-type="float">
            <text:p>178.291</text:p>
          </table:table-cell>
          <table:table-cell office:value-type="float" office:value="-39.011" calcext:value-type="float">
            <text:p>-39.011</text:p>
          </table:table-cell>
          <table:table-cell office:value-type="float" office:value="20" calcext:value-type="float">
            <text:p>20</text:p>
          </table:table-cell>
          <table:table-cell table:formula="of:=[.E730]*[.E730]*[.E730]*[.E73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2.149" calcext:value-type="float">
            <text:p>162.149</text:p>
          </table:table-cell>
          <table:table-cell office:value-type="float" office:value="-10.95" calcext:value-type="float">
            <text:p>-10.95</text:p>
          </table:table-cell>
          <table:table-cell office:value-type="float" office:value="16" calcext:value-type="float">
            <text:p>16</text:p>
          </table:table-cell>
          <table:table-cell table:formula="of:=[.E731]*[.E731]*[.E731]*[.E73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1.318" calcext:value-type="float">
            <text:p>161.318</text:p>
          </table:table-cell>
          <table:table-cell office:value-type="float" office:value="-51.777" calcext:value-type="float">
            <text:p>-51.777</text:p>
          </table:table-cell>
          <table:table-cell office:value-type="float" office:value="10" calcext:value-type="float">
            <text:p>10</text:p>
          </table:table-cell>
          <table:table-cell table:formula="of:=[.E732]*[.E732]*[.E732]*[.E73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79.53" calcext:value-type="float">
            <text:p>179.53</text:p>
          </table:table-cell>
          <table:table-cell office:value-type="float" office:value="-25.775" calcext:value-type="float">
            <text:p>-25.775</text:p>
          </table:table-cell>
          <table:table-cell office:value-type="float" office:value="509.3" calcext:value-type="float">
            <text:p>509.3</text:p>
          </table:table-cell>
          <table:table-cell table:formula="of:=[.E733]*[.E733]*[.E733]*[.E73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4.11" calcext:value-type="float">
            <text:p>164.11</text:p>
          </table:table-cell>
          <table:table-cell office:value-type="float" office:value="-49.138" calcext:value-type="float">
            <text:p>-49.138</text:p>
          </table:table-cell>
          <table:table-cell office:value-type="float" office:value="18" calcext:value-type="float">
            <text:p>18</text:p>
          </table:table-cell>
          <table:table-cell table:formula="of:=[.E734]*[.E734]*[.E734]*[.E73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38.446" calcext:value-type="float">
            <text:p>138.446</text:p>
          </table:table-cell>
          <table:table-cell office:value-type="float" office:value="37.535" calcext:value-type="float">
            <text:p>37.535</text:p>
          </table:table-cell>
          <table:table-cell office:value-type="float" office:value="12" calcext:value-type="float">
            <text:p>12</text:p>
          </table:table-cell>
          <table:table-cell table:formula="of:=[.E735]*[.E735]*[.E735]*[.E73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5.777" calcext:value-type="float">
            <text:p>155.777</text:p>
          </table:table-cell>
          <table:table-cell office:value-type="float" office:value="-7.169" calcext:value-type="float">
            <text:p>-7.169</text:p>
          </table:table-cell>
          <table:table-cell office:value-type="float" office:value="10" calcext:value-type="float">
            <text:p>10</text:p>
          </table:table-cell>
          <table:table-cell table:formula="of:=[.E736]*[.E736]*[.E736]*[.E73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4.705" calcext:value-type="float">
            <text:p>144.705</text:p>
          </table:table-cell>
          <table:table-cell office:value-type="float" office:value="20.98" calcext:value-type="float">
            <text:p>20.98</text:p>
          </table:table-cell>
          <table:table-cell office:value-type="float" office:value="20" calcext:value-type="float">
            <text:p>20</text:p>
          </table:table-cell>
          <table:table-cell table:formula="of:=[.E737]*[.E737]*[.E737]*[.E73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51.365" calcext:value-type="float">
            <text:p>51.365</text:p>
          </table:table-cell>
          <table:table-cell office:value-type="float" office:value="13.313" calcext:value-type="float">
            <text:p>13.313</text:p>
          </table:table-cell>
          <table:table-cell office:value-type="float" office:value="15" calcext:value-type="float">
            <text:p>15</text:p>
          </table:table-cell>
          <table:table-cell table:formula="of:=[.E738]*[.E738]*[.E738]*[.E73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1.195" calcext:value-type="float">
            <text:p>151.195</text:p>
          </table:table-cell>
          <table:table-cell office:value-type="float" office:value="-6.482" calcext:value-type="float">
            <text:p>-6.482</text:p>
          </table:table-cell>
          <table:table-cell office:value-type="float" office:value="11" calcext:value-type="float">
            <text:p>11</text:p>
          </table:table-cell>
          <table:table-cell table:formula="of:=[.E739]*[.E739]*[.E739]*[.E73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3.166" calcext:value-type="float">
            <text:p>153.166</text:p>
          </table:table-cell>
          <table:table-cell office:value-type="float" office:value="46.351" calcext:value-type="float">
            <text:p>46.351</text:p>
          </table:table-cell>
          <table:table-cell office:value-type="float" office:value="11" calcext:value-type="float">
            <text:p>11</text:p>
          </table:table-cell>
          <table:table-cell table:formula="of:=[.E740]*[.E740]*[.E740]*[.E74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67.028" calcext:value-type="float">
            <text:p>-67.028</text:p>
          </table:table-cell>
          <table:table-cell office:value-type="float" office:value="-24.403" calcext:value-type="float">
            <text:p>-24.403</text:p>
          </table:table-cell>
          <table:table-cell office:value-type="float" office:value="184" calcext:value-type="float">
            <text:p>184</text:p>
          </table:table-cell>
          <table:table-cell table:formula="of:=[.E741]*[.E741]*[.E741]*[.E74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9.312" calcext:value-type="float">
            <text:p>-179.312</text:p>
          </table:table-cell>
          <table:table-cell office:value-type="float" office:value="51.214" calcext:value-type="float">
            <text:p>51.214</text:p>
          </table:table-cell>
          <table:table-cell office:value-type="float" office:value="22" calcext:value-type="float">
            <text:p>22</text:p>
          </table:table-cell>
          <table:table-cell table:formula="of:=[.E742]*[.E742]*[.E742]*[.E74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5.743" calcext:value-type="float">
            <text:p>165.743</text:p>
          </table:table-cell>
          <table:table-cell office:value-type="float" office:value="60.772" calcext:value-type="float">
            <text:p>60.772</text:p>
          </table:table-cell>
          <table:table-cell office:value-type="float" office:value="19" calcext:value-type="float">
            <text:p>19</text:p>
          </table:table-cell>
          <table:table-cell table:formula="of:=[.E743]*[.E743]*[.E743]*[.E74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7.516" calcext:value-type="float">
            <text:p>167.516</text:p>
          </table:table-cell>
          <table:table-cell office:value-type="float" office:value="60.491" calcext:value-type="float">
            <text:p>60.491</text:p>
          </table:table-cell>
          <table:table-cell office:value-type="float" office:value="11" calcext:value-type="float">
            <text:p>11</text:p>
          </table:table-cell>
          <table:table-cell table:formula="of:=[.E744]*[.E744]*[.E744]*[.E74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12.117" calcext:value-type="float">
            <text:p>-112.117</text:p>
          </table:table-cell>
          <table:table-cell office:value-type="float" office:value="28.164" calcext:value-type="float">
            <text:p>28.164</text:p>
          </table:table-cell>
          <table:table-cell office:value-type="float" office:value="14" calcext:value-type="float">
            <text:p>14</text:p>
          </table:table-cell>
          <table:table-cell table:formula="of:=[.E745]*[.E745]*[.E745]*[.E74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2.223" calcext:value-type="float">
            <text:p>152.223</text:p>
          </table:table-cell>
          <table:table-cell office:value-type="float" office:value="-6.584" calcext:value-type="float">
            <text:p>-6.584</text:p>
          </table:table-cell>
          <table:table-cell office:value-type="float" office:value="17" calcext:value-type="float">
            <text:p>17</text:p>
          </table:table-cell>
          <table:table-cell table:formula="of:=[.E746]*[.E746]*[.E746]*[.E74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1.84" calcext:value-type="float">
            <text:p>151.84</text:p>
          </table:table-cell>
          <table:table-cell office:value-type="float" office:value="-5.437" calcext:value-type="float">
            <text:p>-5.437</text:p>
          </table:table-cell>
          <table:table-cell office:value-type="float" office:value="25" calcext:value-type="float">
            <text:p>25</text:p>
          </table:table-cell>
          <table:table-cell table:formula="of:=[.E747]*[.E747]*[.E747]*[.E74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86.172" calcext:value-type="float">
            <text:p>-86.172</text:p>
          </table:table-cell>
          <table:table-cell office:value-type="float" office:value="11.245" calcext:value-type="float">
            <text:p>11.245</text:p>
          </table:table-cell>
          <table:table-cell office:value-type="float" office:value="27" calcext:value-type="float">
            <text:p>27</text:p>
          </table:table-cell>
          <table:table-cell table:formula="of:=[.E748]*[.E748]*[.E748]*[.E74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26.574" calcext:value-type="float">
            <text:p>-126.574</text:p>
          </table:table-cell>
          <table:table-cell office:value-type="float" office:value="40.773" calcext:value-type="float">
            <text:p>40.773</text:p>
          </table:table-cell>
          <table:table-cell office:value-type="float" office:value="12" calcext:value-type="float">
            <text:p>12</text:p>
          </table:table-cell>
          <table:table-cell table:formula="of:=[.E749]*[.E749]*[.E749]*[.E74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9.353" calcext:value-type="float">
            <text:p>-179.353</text:p>
          </table:table-cell>
          <table:table-cell office:value-type="float" office:value="-32.589" calcext:value-type="float">
            <text:p>-32.589</text:p>
          </table:table-cell>
          <table:table-cell office:value-type="float" office:value="34" calcext:value-type="float">
            <text:p>34</text:p>
          </table:table-cell>
          <table:table-cell table:formula="of:=[.E750]*[.E750]*[.E750]*[.E75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5.909" calcext:value-type="float">
            <text:p>145.909</text:p>
          </table:table-cell>
          <table:table-cell office:value-type="float" office:value="-3.484" calcext:value-type="float">
            <text:p>-3.484</text:p>
          </table:table-cell>
          <table:table-cell office:value-type="float" office:value="11.4" calcext:value-type="float">
            <text:p>11.4</text:p>
          </table:table-cell>
          <table:table-cell table:formula="of:=[.E751]*[.E751]*[.E751]*[.E75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30.131" calcext:value-type="float">
            <text:p>130.131</text:p>
          </table:table-cell>
          <table:table-cell office:value-type="float" office:value="33.807" calcext:value-type="float">
            <text:p>33.807</text:p>
          </table:table-cell>
          <table:table-cell office:value-type="float" office:value="10" calcext:value-type="float">
            <text:p>10</text:p>
          </table:table-cell>
          <table:table-cell table:formula="of:=[.E752]*[.E752]*[.E752]*[.E75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6.558" calcext:value-type="float">
            <text:p>-16.558</text:p>
          </table:table-cell>
          <table:table-cell office:value-type="float" office:value="-36.32" calcext:value-type="float">
            <text:p>-36.32</text:p>
          </table:table-cell>
          <table:table-cell office:value-type="float" office:value="10" calcext:value-type="float">
            <text:p>10</text:p>
          </table:table-cell>
          <table:table-cell table:formula="of:=[.E753]*[.E753]*[.E753]*[.E75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5.867" calcext:value-type="float">
            <text:p>145.867</text:p>
          </table:table-cell>
          <table:table-cell office:value-type="float" office:value="16.011" calcext:value-type="float">
            <text:p>16.011</text:p>
          </table:table-cell>
          <table:table-cell office:value-type="float" office:value="142.7" calcext:value-type="float">
            <text:p>142.7</text:p>
          </table:table-cell>
          <table:table-cell table:formula="of:=[.E754]*[.E754]*[.E754]*[.E75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1.491" calcext:value-type="float">
            <text:p>141.491</text:p>
          </table:table-cell>
          <table:table-cell office:value-type="float" office:value="34.064" calcext:value-type="float">
            <text:p>34.064</text:p>
          </table:table-cell>
          <table:table-cell office:value-type="float" office:value="27.8" calcext:value-type="float">
            <text:p>27.8</text:p>
          </table:table-cell>
          <table:table-cell table:formula="of:=[.E755]*[.E755]*[.E755]*[.E75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0.842" calcext:value-type="float">
            <text:p>140.842</text:p>
          </table:table-cell>
          <table:table-cell office:value-type="float" office:value="10.934" calcext:value-type="float">
            <text:p>10.934</text:p>
          </table:table-cell>
          <table:table-cell office:value-type="float" office:value="24.9" calcext:value-type="float">
            <text:p>24.9</text:p>
          </table:table-cell>
          <table:table-cell table:formula="of:=[.E756]*[.E756]*[.E756]*[.E75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2.375" calcext:value-type="float">
            <text:p>92.375</text:p>
          </table:table-cell>
          <table:table-cell office:value-type="float" office:value="8.879" calcext:value-type="float">
            <text:p>8.879</text:p>
          </table:table-cell>
          <table:table-cell office:value-type="float" office:value="16.1" calcext:value-type="float">
            <text:p>16.1</text:p>
          </table:table-cell>
          <table:table-cell table:formula="of:=[.E757]*[.E757]*[.E757]*[.E75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13.834" calcext:value-type="float">
            <text:p>-113.834</text:p>
          </table:table-cell>
          <table:table-cell office:value-type="float" office:value="-26.525" calcext:value-type="float">
            <text:p>-26.525</text:p>
          </table:table-cell>
          <table:table-cell office:value-type="float" office:value="10" calcext:value-type="float">
            <text:p>10</text:p>
          </table:table-cell>
          <table:table-cell table:formula="of:=[.E758]*[.E758]*[.E758]*[.E75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8.71" calcext:value-type="float">
            <text:p>-178.71</text:p>
          </table:table-cell>
          <table:table-cell office:value-type="float" office:value="-20.068" calcext:value-type="float">
            <text:p>-20.068</text:p>
          </table:table-cell>
          <table:table-cell office:value-type="float" office:value="622.6" calcext:value-type="float">
            <text:p>622.6</text:p>
          </table:table-cell>
          <table:table-cell table:formula="of:=[.E759]*[.E759]*[.E759]*[.E75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38.779" calcext:value-type="float">
            <text:p>138.779</text:p>
          </table:table-cell>
          <table:table-cell office:value-type="float" office:value="37.226" calcext:value-type="float">
            <text:p>37.226</text:p>
          </table:table-cell>
          <table:table-cell office:value-type="float" office:value="16" calcext:value-type="float">
            <text:p>16</text:p>
          </table:table-cell>
          <table:table-cell table:formula="of:=[.E760]*[.E760]*[.E760]*[.E76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37.227" calcext:value-type="float">
            <text:p>137.227</text:p>
          </table:table-cell>
          <table:table-cell office:value-type="float" office:value="33.205" calcext:value-type="float">
            <text:p>33.205</text:p>
          </table:table-cell>
          <table:table-cell office:value-type="float" office:value="10" calcext:value-type="float">
            <text:p>10</text:p>
          </table:table-cell>
          <table:table-cell table:formula="of:=[.E761]*[.E761]*[.E761]*[.E76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3.406" calcext:value-type="float">
            <text:p>-73.406</text:p>
          </table:table-cell>
          <table:table-cell office:value-type="float" office:value="-37.695" calcext:value-type="float">
            <text:p>-37.695</text:p>
          </table:table-cell>
          <table:table-cell office:value-type="float" office:value="21" calcext:value-type="float">
            <text:p>21</text:p>
          </table:table-cell>
          <table:table-cell table:formula="of:=[.E762]*[.E762]*[.E762]*[.E76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71.029" calcext:value-type="float">
            <text:p>71.029</text:p>
          </table:table-cell>
          <table:table-cell office:value-type="float" office:value="36.512" calcext:value-type="float">
            <text:p>36.512</text:p>
          </table:table-cell>
          <table:table-cell office:value-type="float" office:value="187.1" calcext:value-type="float">
            <text:p>187.1</text:p>
          </table:table-cell>
          <table:table-cell table:formula="of:=[.E763]*[.E763]*[.E763]*[.E76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4.963" calcext:value-type="float">
            <text:p>-14.963</text:p>
          </table:table-cell>
          <table:table-cell office:value-type="float" office:value="-58.425" calcext:value-type="float">
            <text:p>-58.425</text:p>
          </table:table-cell>
          <table:table-cell office:value-type="float" office:value="10" calcext:value-type="float">
            <text:p>10</text:p>
          </table:table-cell>
          <table:table-cell table:formula="of:=[.E764]*[.E764]*[.E764]*[.E76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58.311" calcext:value-type="float">
            <text:p>58.311</text:p>
          </table:table-cell>
          <table:table-cell office:value-type="float" office:value="28.995" calcext:value-type="float">
            <text:p>28.995</text:p>
          </table:table-cell>
          <table:table-cell office:value-type="float" office:value="10" calcext:value-type="float">
            <text:p>10</text:p>
          </table:table-cell>
          <table:table-cell table:formula="of:=[.E765]*[.E765]*[.E765]*[.E76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20.601" calcext:value-type="float">
            <text:p>-20.601</text:p>
          </table:table-cell>
          <table:table-cell office:value-type="float" office:value="-0.769" calcext:value-type="float">
            <text:p>-0.769</text:p>
          </table:table-cell>
          <table:table-cell office:value-type="float" office:value="10" calcext:value-type="float">
            <text:p>10</text:p>
          </table:table-cell>
          <table:table-cell table:formula="of:=[.E766]*[.E766]*[.E766]*[.E76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0.88" calcext:value-type="float">
            <text:p>150.88</text:p>
          </table:table-cell>
          <table:table-cell office:value-type="float" office:value="-5.581" calcext:value-type="float">
            <text:p>-5.581</text:p>
          </table:table-cell>
          <table:table-cell office:value-type="float" office:value="35" calcext:value-type="float">
            <text:p>35</text:p>
          </table:table-cell>
          <table:table-cell table:formula="of:=[.E767]*[.E767]*[.E767]*[.E76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9.689" calcext:value-type="float">
            <text:p>-19.689</text:p>
          </table:table-cell>
          <table:table-cell office:value-type="float" office:value="-0.674" calcext:value-type="float">
            <text:p>-0.674</text:p>
          </table:table-cell>
          <table:table-cell office:value-type="float" office:value="10" calcext:value-type="float">
            <text:p>10</text:p>
          </table:table-cell>
          <table:table-cell table:formula="of:=[.E768]*[.E768]*[.E768]*[.E76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8.892" calcext:value-type="float">
            <text:p>168.892</text:p>
          </table:table-cell>
          <table:table-cell office:value-type="float" office:value="-19.262" calcext:value-type="float">
            <text:p>-19.262</text:p>
          </table:table-cell>
          <table:table-cell office:value-type="float" office:value="113.7" calcext:value-type="float">
            <text:p>113.7</text:p>
          </table:table-cell>
          <table:table-cell table:formula="of:=[.E769]*[.E769]*[.E769]*[.E76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.672" calcext:value-type="float">
            <text:p>95.672</text:p>
          </table:table-cell>
          <table:table-cell office:value-type="float" office:value="19.917" calcext:value-type="float">
            <text:p>19.917</text:p>
          </table:table-cell>
          <table:table-cell office:value-type="float" office:value="10" calcext:value-type="float">
            <text:p>10</text:p>
          </table:table-cell>
          <table:table-cell table:formula="of:=[.E770]*[.E770]*[.E770]*[.E77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6.585" calcext:value-type="float">
            <text:p>-176.585</text:p>
          </table:table-cell>
          <table:table-cell office:value-type="float" office:value="-21.08" calcext:value-type="float">
            <text:p>-21.08</text:p>
          </table:table-cell>
          <table:table-cell office:value-type="float" office:value="212.9" calcext:value-type="float">
            <text:p>212.9</text:p>
          </table:table-cell>
          <table:table-cell table:formula="of:=[.E771]*[.E771]*[.E771]*[.E77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2.502" calcext:value-type="float">
            <text:p>152.502</text:p>
          </table:table-cell>
          <table:table-cell office:value-type="float" office:value="-5.095" calcext:value-type="float">
            <text:p>-5.095</text:p>
          </table:table-cell>
          <table:table-cell office:value-type="float" office:value="33" calcext:value-type="float">
            <text:p>33</text:p>
          </table:table-cell>
          <table:table-cell table:formula="of:=[.E772]*[.E772]*[.E772]*[.E77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64.643" calcext:value-type="float">
            <text:p>-164.643</text:p>
          </table:table-cell>
          <table:table-cell office:value-type="float" office:value="53.645" calcext:value-type="float">
            <text:p>53.645</text:p>
          </table:table-cell>
          <table:table-cell office:value-type="float" office:value="19" calcext:value-type="float">
            <text:p>19</text:p>
          </table:table-cell>
          <table:table-cell table:formula="of:=[.E773]*[.E773]*[.E773]*[.E77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36.404" calcext:value-type="float">
            <text:p>-36.404</text:p>
          </table:table-cell>
          <table:table-cell office:value-type="float" office:value="-56.051" calcext:value-type="float">
            <text:p>-56.051</text:p>
          </table:table-cell>
          <table:table-cell office:value-type="float" office:value="10" calcext:value-type="float">
            <text:p>10</text:p>
          </table:table-cell>
          <table:table-cell table:formula="of:=[.E774]*[.E774]*[.E774]*[.E77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79.334" calcext:value-type="float">
            <text:p>179.334</text:p>
          </table:table-cell>
          <table:table-cell office:value-type="float" office:value="51.197" calcext:value-type="float">
            <text:p>51.197</text:p>
          </table:table-cell>
          <table:table-cell office:value-type="float" office:value="33" calcext:value-type="float">
            <text:p>33</text:p>
          </table:table-cell>
          <table:table-cell table:formula="of:=[.E775]*[.E775]*[.E775]*[.E77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47.9116" calcext:value-type="float">
            <text:p>-147.9116</text:p>
          </table:table-cell>
          <table:table-cell office:value-type="float" office:value="63.5144" calcext:value-type="float">
            <text:p>63.5144</text:p>
          </table:table-cell>
          <table:table-cell office:value-type="float" office:value="4.2" calcext:value-type="float">
            <text:p>4.2</text:p>
          </table:table-cell>
          <table:table-cell table:formula="of:=[.E776]*[.E776]*[.E776]*[.E77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1.124" calcext:value-type="float">
            <text:p>-71.124</text:p>
          </table:table-cell>
          <table:table-cell office:value-type="float" office:value="-30.805" calcext:value-type="float">
            <text:p>-30.805</text:p>
          </table:table-cell>
          <table:table-cell office:value-type="float" office:value="54" calcext:value-type="float">
            <text:p>54</text:p>
          </table:table-cell>
          <table:table-cell table:formula="of:=[.E777]*[.E777]*[.E777]*[.E77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9.751" calcext:value-type="float">
            <text:p>99.751</text:p>
          </table:table-cell>
          <table:table-cell office:value-type="float" office:value="-47.801" calcext:value-type="float">
            <text:p>-47.801</text:p>
          </table:table-cell>
          <table:table-cell office:value-type="float" office:value="10" calcext:value-type="float">
            <text:p>10</text:p>
          </table:table-cell>
          <table:table-cell table:formula="of:=[.E778]*[.E778]*[.E778]*[.E77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1.248" calcext:value-type="float">
            <text:p>151.248</text:p>
          </table:table-cell>
          <table:table-cell office:value-type="float" office:value="-5.345" calcext:value-type="float">
            <text:p>-5.345</text:p>
          </table:table-cell>
          <table:table-cell office:value-type="float" office:value="39" calcext:value-type="float">
            <text:p>39</text:p>
          </table:table-cell>
          <table:table-cell table:formula="of:=[.E779]*[.E779]*[.E779]*[.E77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8.004" calcext:value-type="float">
            <text:p>168.004</text:p>
          </table:table-cell>
          <table:table-cell office:value-type="float" office:value="-17.664" calcext:value-type="float">
            <text:p>-17.664</text:p>
          </table:table-cell>
          <table:table-cell office:value-type="float" office:value="10" calcext:value-type="float">
            <text:p>10</text:p>
          </table:table-cell>
          <table:table-cell table:formula="of:=[.E780]*[.E780]*[.E780]*[.E78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3.987" calcext:value-type="float">
            <text:p>-73.987</text:p>
          </table:table-cell>
          <table:table-cell office:value-type="float" office:value="-16.086" calcext:value-type="float">
            <text:p>-16.086</text:p>
          </table:table-cell>
          <table:table-cell office:value-type="float" office:value="62" calcext:value-type="float">
            <text:p>62</text:p>
          </table:table-cell>
          <table:table-cell table:formula="of:=[.E781]*[.E781]*[.E781]*[.E78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88.938" calcext:value-type="float">
            <text:p>-88.938</text:p>
          </table:table-cell>
          <table:table-cell office:value-type="float" office:value="13.671" calcext:value-type="float">
            <text:p>13.671</text:p>
          </table:table-cell>
          <table:table-cell office:value-type="float" office:value="10" calcext:value-type="float">
            <text:p>10</text:p>
          </table:table-cell>
          <table:table-cell table:formula="of:=[.E782]*[.E782]*[.E782]*[.E78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4.353" calcext:value-type="float">
            <text:p>154.353</text:p>
          </table:table-cell>
          <table:table-cell office:value-type="float" office:value="-9.231" calcext:value-type="float">
            <text:p>-9.231</text:p>
          </table:table-cell>
          <table:table-cell office:value-type="float" office:value="33" calcext:value-type="float">
            <text:p>33</text:p>
          </table:table-cell>
          <table:table-cell table:formula="of:=[.E783]*[.E783]*[.E783]*[.E78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9.124" calcext:value-type="float">
            <text:p>-179.124</text:p>
          </table:table-cell>
          <table:table-cell office:value-type="float" office:value="-21.178" calcext:value-type="float">
            <text:p>-21.178</text:p>
          </table:table-cell>
          <table:table-cell office:value-type="float" office:value="628.2" calcext:value-type="float">
            <text:p>628.2</text:p>
          </table:table-cell>
          <table:table-cell table:formula="of:=[.E784]*[.E784]*[.E784]*[.E78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3.181" calcext:value-type="float">
            <text:p>153.181</text:p>
          </table:table-cell>
          <table:table-cell office:value-type="float" office:value="-5.097" calcext:value-type="float">
            <text:p>-5.097</text:p>
          </table:table-cell>
          <table:table-cell office:value-type="float" office:value="33" calcext:value-type="float">
            <text:p>33</text:p>
          </table:table-cell>
          <table:table-cell table:formula="of:=[.E785]*[.E785]*[.E785]*[.E78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79.725" calcext:value-type="float">
            <text:p>179.725</text:p>
          </table:table-cell>
          <table:table-cell office:value-type="float" office:value="-31.511" calcext:value-type="float">
            <text:p>-31.511</text:p>
          </table:table-cell>
          <table:table-cell office:value-type="float" office:value="357.7" calcext:value-type="float">
            <text:p>357.7</text:p>
          </table:table-cell>
          <table:table-cell table:formula="of:=[.E786]*[.E786]*[.E786]*[.E78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6.448" calcext:value-type="float">
            <text:p>166.448</text:p>
          </table:table-cell>
          <table:table-cell office:value-type="float" office:value="-12.037" calcext:value-type="float">
            <text:p>-12.037</text:p>
          </table:table-cell>
          <table:table-cell office:value-type="float" office:value="33" calcext:value-type="float">
            <text:p>33</text:p>
          </table:table-cell>
          <table:table-cell table:formula="of:=[.E787]*[.E787]*[.E787]*[.E78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0.917" calcext:value-type="float">
            <text:p>150.917</text:p>
          </table:table-cell>
          <table:table-cell office:value-type="float" office:value="-7.747" calcext:value-type="float">
            <text:p>-7.747</text:p>
          </table:table-cell>
          <table:table-cell office:value-type="float" office:value="10" calcext:value-type="float">
            <text:p>10</text:p>
          </table:table-cell>
          <table:table-cell table:formula="of:=[.E788]*[.E788]*[.E788]*[.E78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54.206" calcext:value-type="float">
            <text:p>-154.206</text:p>
          </table:table-cell>
          <table:table-cell office:value-type="float" office:value="57.369" calcext:value-type="float">
            <text:p>57.369</text:p>
          </table:table-cell>
          <table:table-cell office:value-type="float" office:value="43.6" calcext:value-type="float">
            <text:p>43.6</text:p>
          </table:table-cell>
          <table:table-cell table:formula="of:=[.E789]*[.E789]*[.E789]*[.E78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39.55" calcext:value-type="float">
            <text:p>139.55</text:p>
          </table:table-cell>
          <table:table-cell office:value-type="float" office:value="-50.579" calcext:value-type="float">
            <text:p>-50.579</text:p>
          </table:table-cell>
          <table:table-cell office:value-type="float" office:value="10" calcext:value-type="float">
            <text:p>10</text:p>
          </table:table-cell>
          <table:table-cell table:formula="of:=[.E790]*[.E790]*[.E790]*[.E79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3.807" calcext:value-type="float">
            <text:p>143.807</text:p>
          </table:table-cell>
          <table:table-cell office:value-type="float" office:value="-6.817" calcext:value-type="float">
            <text:p>-6.817</text:p>
          </table:table-cell>
          <table:table-cell office:value-type="float" office:value="10" calcext:value-type="float">
            <text:p>10</text:p>
          </table:table-cell>
          <table:table-cell table:formula="of:=[.E791]*[.E791]*[.E791]*[.E79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0.876" calcext:value-type="float">
            <text:p>150.876</text:p>
          </table:table-cell>
          <table:table-cell office:value-type="float" office:value="-5.844" calcext:value-type="float">
            <text:p>-5.844</text:p>
          </table:table-cell>
          <table:table-cell office:value-type="float" office:value="33" calcext:value-type="float">
            <text:p>33</text:p>
          </table:table-cell>
          <table:table-cell table:formula="of:=[.E792]*[.E792]*[.E792]*[.E79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69.171" calcext:value-type="float">
            <text:p>-69.171</text:p>
          </table:table-cell>
          <table:table-cell office:value-type="float" office:value="-18.901" calcext:value-type="float">
            <text:p>-18.901</text:p>
          </table:table-cell>
          <table:table-cell office:value-type="float" office:value="128.1" calcext:value-type="float">
            <text:p>128.1</text:p>
          </table:table-cell>
          <table:table-cell table:formula="of:=[.E793]*[.E793]*[.E793]*[.E79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8.039" calcext:value-type="float">
            <text:p>168.039</text:p>
          </table:table-cell>
          <table:table-cell office:value-type="float" office:value="-16.117" calcext:value-type="float">
            <text:p>-16.117</text:p>
          </table:table-cell>
          <table:table-cell office:value-type="float" office:value="33" calcext:value-type="float">
            <text:p>33</text:p>
          </table:table-cell>
          <table:table-cell table:formula="of:=[.E794]*[.E794]*[.E794]*[.E79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2.877" calcext:value-type="float">
            <text:p>152.877</text:p>
          </table:table-cell>
          <table:table-cell office:value-type="float" office:value="-5.165" calcext:value-type="float">
            <text:p>-5.165</text:p>
          </table:table-cell>
          <table:table-cell office:value-type="float" office:value="27" calcext:value-type="float">
            <text:p>27</text:p>
          </table:table-cell>
          <table:table-cell table:formula="of:=[.E795]*[.E795]*[.E795]*[.E79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79.403" calcext:value-type="float">
            <text:p>79.403</text:p>
          </table:table-cell>
          <table:table-cell office:value-type="float" office:value="30.512" calcext:value-type="float">
            <text:p>30.512</text:p>
          </table:table-cell>
          <table:table-cell office:value-type="float" office:value="15" calcext:value-type="float">
            <text:p>15</text:p>
          </table:table-cell>
          <table:table-cell table:formula="of:=[.E796]*[.E796]*[.E796]*[.E79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57.193" calcext:value-type="float">
            <text:p>57.193</text:p>
          </table:table-cell>
          <table:table-cell office:value-type="float" office:value="28.343" calcext:value-type="float">
            <text:p>28.343</text:p>
          </table:table-cell>
          <table:table-cell office:value-type="float" office:value="33" calcext:value-type="float">
            <text:p>33</text:p>
          </table:table-cell>
          <table:table-cell table:formula="of:=[.E797]*[.E797]*[.E797]*[.E79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69.123" calcext:value-type="float">
            <text:p>-169.123</text:p>
          </table:table-cell>
          <table:table-cell office:value-type="float" office:value="52.886" calcext:value-type="float">
            <text:p>52.886</text:p>
          </table:table-cell>
          <table:table-cell office:value-type="float" office:value="67.2" calcext:value-type="float">
            <text:p>67.2</text:p>
          </table:table-cell>
          <table:table-cell table:formula="of:=[.E798]*[.E798]*[.E798]*[.E79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6.198" calcext:value-type="float">
            <text:p>126.198</text:p>
          </table:table-cell>
          <table:table-cell office:value-type="float" office:value="1.253" calcext:value-type="float">
            <text:p>1.253</text:p>
          </table:table-cell>
          <table:table-cell office:value-type="float" office:value="33" calcext:value-type="float">
            <text:p>33</text:p>
          </table:table-cell>
          <table:table-cell table:formula="of:=[.E799]*[.E799]*[.E799]*[.E79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5.966" calcext:value-type="float">
            <text:p>125.966</text:p>
          </table:table-cell>
          <table:table-cell office:value-type="float" office:value="0.839" calcext:value-type="float">
            <text:p>0.839</text:p>
          </table:table-cell>
          <table:table-cell office:value-type="float" office:value="33" calcext:value-type="float">
            <text:p>33</text:p>
          </table:table-cell>
          <table:table-cell table:formula="of:=[.E800]*[.E800]*[.E800]*[.E80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12.413" calcext:value-type="float">
            <text:p>112.413</text:p>
          </table:table-cell>
          <table:table-cell office:value-type="float" office:value="-8.194" calcext:value-type="float">
            <text:p>-8.194</text:p>
          </table:table-cell>
          <table:table-cell office:value-type="float" office:value="151.6" calcext:value-type="float">
            <text:p>151.6</text:p>
          </table:table-cell>
          <table:table-cell table:formula="of:=[.E801]*[.E801]*[.E801]*[.E80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1.715" calcext:value-type="float">
            <text:p>-71.715</text:p>
          </table:table-cell>
          <table:table-cell office:value-type="float" office:value="-29.45" calcext:value-type="float">
            <text:p>-29.45</text:p>
          </table:table-cell>
          <table:table-cell office:value-type="float" office:value="27" calcext:value-type="float">
            <text:p>27</text:p>
          </table:table-cell>
          <table:table-cell table:formula="of:=[.E802]*[.E802]*[.E802]*[.E80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70.11" calcext:value-type="float">
            <text:p>70.11</text:p>
          </table:table-cell>
          <table:table-cell office:value-type="float" office:value="37.106" calcext:value-type="float">
            <text:p>37.106</text:p>
          </table:table-cell>
          <table:table-cell office:value-type="float" office:value="33" calcext:value-type="float">
            <text:p>33</text:p>
          </table:table-cell>
          <table:table-cell table:formula="of:=[.E803]*[.E803]*[.E803]*[.E80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65.431" calcext:value-type="float">
            <text:p>-65.431</text:p>
          </table:table-cell>
          <table:table-cell office:value-type="float" office:value="-17.731" calcext:value-type="float">
            <text:p>-17.731</text:p>
          </table:table-cell>
          <table:table-cell office:value-type="float" office:value="24" calcext:value-type="float">
            <text:p>24</text:p>
          </table:table-cell>
          <table:table-cell table:formula="of:=[.E804]*[.E804]*[.E804]*[.E80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1.714" calcext:value-type="float">
            <text:p>151.714</text:p>
          </table:table-cell>
          <table:table-cell office:value-type="float" office:value="-5.147" calcext:value-type="float">
            <text:p>-5.147</text:p>
          </table:table-cell>
          <table:table-cell office:value-type="float" office:value="61.4" calcext:value-type="float">
            <text:p>61.4</text:p>
          </table:table-cell>
          <table:table-cell table:formula="of:=[.E805]*[.E805]*[.E805]*[.E80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4.238" calcext:value-type="float">
            <text:p>-74.238</text:p>
          </table:table-cell>
          <table:table-cell office:value-type="float" office:value="-8.148" calcext:value-type="float">
            <text:p>-8.148</text:p>
          </table:table-cell>
          <table:table-cell office:value-type="float" office:value="164.6" calcext:value-type="float">
            <text:p>164.6</text:p>
          </table:table-cell>
          <table:table-cell table:formula="of:=[.E806]*[.E806]*[.E806]*[.E80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57.605" calcext:value-type="float">
            <text:p>57.605</text:p>
          </table:table-cell>
          <table:table-cell office:value-type="float" office:value="30.154" calcext:value-type="float">
            <text:p>30.154</text:p>
          </table:table-cell>
          <table:table-cell office:value-type="float" office:value="9" calcext:value-type="float">
            <text:p>9</text:p>
          </table:table-cell>
          <table:table-cell table:formula="of:=[.E807]*[.E807]*[.E807]*[.E80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9.329" calcext:value-type="float">
            <text:p>-179.329</text:p>
          </table:table-cell>
          <table:table-cell office:value-type="float" office:value="-15.731" calcext:value-type="float">
            <text:p>-15.731</text:p>
          </table:table-cell>
          <table:table-cell office:value-type="float" office:value="33" calcext:value-type="float">
            <text:p>33</text:p>
          </table:table-cell>
          <table:table-cell table:formula="of:=[.E808]*[.E808]*[.E808]*[.E80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1.41" calcext:value-type="float">
            <text:p>-71.41</text:p>
          </table:table-cell>
          <table:table-cell office:value-type="float" office:value="-30.985" calcext:value-type="float">
            <text:p>-30.985</text:p>
          </table:table-cell>
          <table:table-cell office:value-type="float" office:value="34.8" calcext:value-type="float">
            <text:p>34.8</text:p>
          </table:table-cell>
          <table:table-cell table:formula="of:=[.E809]*[.E809]*[.E809]*[.E80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91.473" calcext:value-type="float">
            <text:p>-91.473</text:p>
          </table:table-cell>
          <table:table-cell office:value-type="float" office:value="14.374" calcext:value-type="float">
            <text:p>14.374</text:p>
          </table:table-cell>
          <table:table-cell office:value-type="float" office:value="33" calcext:value-type="float">
            <text:p>33</text:p>
          </table:table-cell>
          <table:table-cell table:formula="of:=[.E810]*[.E810]*[.E810]*[.E81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78.871" calcext:value-type="float">
            <text:p>178.871</text:p>
          </table:table-cell>
          <table:table-cell office:value-type="float" office:value="51.187" calcext:value-type="float">
            <text:p>51.187</text:p>
          </table:table-cell>
          <table:table-cell office:value-type="float" office:value="20" calcext:value-type="float">
            <text:p>20</text:p>
          </table:table-cell>
          <table:table-cell table:formula="of:=[.E811]*[.E811]*[.E811]*[.E81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20.656" calcext:value-type="float">
            <text:p>20.656</text:p>
          </table:table-cell>
          <table:table-cell office:value-type="float" office:value="37.57" calcext:value-type="float">
            <text:p>37.57</text:p>
          </table:table-cell>
          <table:table-cell office:value-type="float" office:value="33" calcext:value-type="float">
            <text:p>33</text:p>
          </table:table-cell>
          <table:table-cell table:formula="of:=[.E812]*[.E812]*[.E812]*[.E81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4.362" calcext:value-type="float">
            <text:p>144.362</text:p>
          </table:table-cell>
          <table:table-cell office:value-type="float" office:value="-3.562" calcext:value-type="float">
            <text:p>-3.562</text:p>
          </table:table-cell>
          <table:table-cell office:value-type="float" office:value="22.8" calcext:value-type="float">
            <text:p>22.8</text:p>
          </table:table-cell>
          <table:table-cell table:formula="of:=[.E813]*[.E813]*[.E813]*[.E81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9.14" calcext:value-type="float">
            <text:p>-179.14</text:p>
          </table:table-cell>
          <table:table-cell office:value-type="float" office:value="-15.477" calcext:value-type="float">
            <text:p>-15.477</text:p>
          </table:table-cell>
          <table:table-cell office:value-type="float" office:value="10" calcext:value-type="float">
            <text:p>10</text:p>
          </table:table-cell>
          <table:table-cell table:formula="of:=[.E814]*[.E814]*[.E814]*[.E81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3.538" calcext:value-type="float">
            <text:p>143.538</text:p>
          </table:table-cell>
          <table:table-cell office:value-type="float" office:value="27.999" calcext:value-type="float">
            <text:p>27.999</text:p>
          </table:table-cell>
          <table:table-cell office:value-type="float" office:value="9" calcext:value-type="float">
            <text:p>9</text:p>
          </table:table-cell>
          <table:table-cell table:formula="of:=[.E815]*[.E815]*[.E815]*[.E81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31.093" calcext:value-type="float">
            <text:p>131.093</text:p>
          </table:table-cell>
          <table:table-cell office:value-type="float" office:value="30.568" calcext:value-type="float">
            <text:p>30.568</text:p>
          </table:table-cell>
          <table:table-cell office:value-type="float" office:value="10" calcext:value-type="float">
            <text:p>10</text:p>
          </table:table-cell>
          <table:table-cell table:formula="of:=[.E816]*[.E816]*[.E816]*[.E81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6.334" calcext:value-type="float">
            <text:p>126.334</text:p>
          </table:table-cell>
          <table:table-cell office:value-type="float" office:value="9.454" calcext:value-type="float">
            <text:p>9.454</text:p>
          </table:table-cell>
          <table:table-cell office:value-type="float" office:value="33" calcext:value-type="float">
            <text:p>33</text:p>
          </table:table-cell>
          <table:table-cell table:formula="of:=[.E817]*[.E817]*[.E817]*[.E81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6.284" calcext:value-type="float">
            <text:p>126.284</text:p>
          </table:table-cell>
          <table:table-cell office:value-type="float" office:value="9.463" calcext:value-type="float">
            <text:p>9.463</text:p>
          </table:table-cell>
          <table:table-cell office:value-type="float" office:value="33" calcext:value-type="float">
            <text:p>33</text:p>
          </table:table-cell>
          <table:table-cell table:formula="of:=[.E818]*[.E818]*[.E818]*[.E81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0.254" calcext:value-type="float">
            <text:p>120.254</text:p>
          </table:table-cell>
          <table:table-cell office:value-type="float" office:value="1.016" calcext:value-type="float">
            <text:p>1.016</text:p>
          </table:table-cell>
          <table:table-cell office:value-type="float" office:value="33" calcext:value-type="float">
            <text:p>33</text:p>
          </table:table-cell>
          <table:table-cell table:formula="of:=[.E819]*[.E819]*[.E819]*[.E81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4.833" calcext:value-type="float">
            <text:p>154.833</text:p>
          </table:table-cell>
          <table:table-cell office:value-type="float" office:value="-4.548" calcext:value-type="float">
            <text:p>-4.548</text:p>
          </table:table-cell>
          <table:table-cell office:value-type="float" office:value="500" calcext:value-type="float">
            <text:p>500</text:p>
          </table:table-cell>
          <table:table-cell table:formula="of:=[.E820]*[.E820]*[.E820]*[.E82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0.093" calcext:value-type="float">
            <text:p>-70.093</text:p>
          </table:table-cell>
          <table:table-cell office:value-type="float" office:value="-23.944" calcext:value-type="float">
            <text:p>-23.944</text:p>
          </table:table-cell>
          <table:table-cell office:value-type="float" office:value="49.5" calcext:value-type="float">
            <text:p>49.5</text:p>
          </table:table-cell>
          <table:table-cell table:formula="of:=[.E821]*[.E821]*[.E821]*[.E82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86.856" calcext:value-type="float">
            <text:p>-86.856</text:p>
          </table:table-cell>
          <table:table-cell office:value-type="float" office:value="11.657" calcext:value-type="float">
            <text:p>11.657</text:p>
          </table:table-cell>
          <table:table-cell office:value-type="float" office:value="33" calcext:value-type="float">
            <text:p>33</text:p>
          </table:table-cell>
          <table:table-cell table:formula="of:=[.E822]*[.E822]*[.E822]*[.E82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4.273" calcext:value-type="float">
            <text:p>-14.273</text:p>
          </table:table-cell>
          <table:table-cell office:value-type="float" office:value="-1.266" calcext:value-type="float">
            <text:p>-1.266</text:p>
          </table:table-cell>
          <table:table-cell office:value-type="float" office:value="10" calcext:value-type="float">
            <text:p>10</text:p>
          </table:table-cell>
          <table:table-cell table:formula="of:=[.E823]*[.E823]*[.E823]*[.E82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5.279" calcext:value-type="float">
            <text:p>-15.279</text:p>
          </table:table-cell>
          <table:table-cell office:value-type="float" office:value="-1.496" calcext:value-type="float">
            <text:p>-1.496</text:p>
          </table:table-cell>
          <table:table-cell office:value-type="float" office:value="10.6" calcext:value-type="float">
            <text:p>10.6</text:p>
          </table:table-cell>
          <table:table-cell table:formula="of:=[.E824]*[.E824]*[.E824]*[.E82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00.276" calcext:value-type="float">
            <text:p>100.276</text:p>
          </table:table-cell>
          <table:table-cell office:value-type="float" office:value="27.291" calcext:value-type="float">
            <text:p>27.291</text:p>
          </table:table-cell>
          <table:table-cell office:value-type="float" office:value="11.1" calcext:value-type="float">
            <text:p>11.1</text:p>
          </table:table-cell>
          <table:table-cell table:formula="of:=[.E825]*[.E825]*[.E825]*[.E82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9.586" calcext:value-type="float">
            <text:p>159.586</text:p>
          </table:table-cell>
          <table:table-cell office:value-type="float" office:value="53.826" calcext:value-type="float">
            <text:p>53.826</text:p>
          </table:table-cell>
          <table:table-cell office:value-type="float" office:value="33" calcext:value-type="float">
            <text:p>33</text:p>
          </table:table-cell>
          <table:table-cell table:formula="of:=[.E826]*[.E826]*[.E826]*[.E82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9.237" calcext:value-type="float">
            <text:p>149.237</text:p>
          </table:table-cell>
          <table:table-cell office:value-type="float" office:value="44.505" calcext:value-type="float">
            <text:p>44.505</text:p>
          </table:table-cell>
          <table:table-cell office:value-type="float" office:value="18.1" calcext:value-type="float">
            <text:p>18.1</text:p>
          </table:table-cell>
          <table:table-cell table:formula="of:=[.E827]*[.E827]*[.E827]*[.E82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0.16" calcext:value-type="float">
            <text:p>10.16</text:p>
          </table:table-cell>
          <table:table-cell office:value-type="float" office:value="10" calcext:value-type="float">
            <text:p>10</text:p>
          </table:table-cell>
          <table:table-cell table:formula="of:=[.E828]*[.E828]*[.E828]*[.E82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9.103" calcext:value-type="float">
            <text:p>149.103</text:p>
          </table:table-cell>
          <table:table-cell office:value-type="float" office:value="44.537" calcext:value-type="float">
            <text:p>44.537</text:p>
          </table:table-cell>
          <table:table-cell office:value-type="float" office:value="27.8" calcext:value-type="float">
            <text:p>27.8</text:p>
          </table:table-cell>
          <table:table-cell table:formula="of:=[.E829]*[.E829]*[.E829]*[.E82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10.284" calcext:value-type="float">
            <text:p>-110.284</text:p>
          </table:table-cell>
          <table:table-cell office:value-type="float" office:value="26.092" calcext:value-type="float">
            <text:p>26.092</text:p>
          </table:table-cell>
          <table:table-cell office:value-type="float" office:value="12.2" calcext:value-type="float">
            <text:p>12.2</text:p>
          </table:table-cell>
          <table:table-cell table:formula="of:=[.E830]*[.E830]*[.E830]*[.E83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5.577" calcext:value-type="float">
            <text:p>-75.577</text:p>
          </table:table-cell>
          <table:table-cell office:value-type="float" office:value="5.139" calcext:value-type="float">
            <text:p>5.139</text:p>
          </table:table-cell>
          <table:table-cell office:value-type="float" office:value="119.6" calcext:value-type="float">
            <text:p>119.6</text:p>
          </table:table-cell>
          <table:table-cell table:formula="of:=[.E831]*[.E831]*[.E831]*[.E83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3.773" calcext:value-type="float">
            <text:p>153.773</text:p>
          </table:table-cell>
          <table:table-cell office:value-type="float" office:value="-5.429" calcext:value-type="float">
            <text:p>-5.429</text:p>
          </table:table-cell>
          <table:table-cell office:value-type="float" office:value="18.7" calcext:value-type="float">
            <text:p>18.7</text:p>
          </table:table-cell>
          <table:table-cell table:formula="of:=[.E832]*[.E832]*[.E832]*[.E83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9.287" calcext:value-type="float">
            <text:p>169.287</text:p>
          </table:table-cell>
          <table:table-cell office:value-type="float" office:value="-19.544" calcext:value-type="float">
            <text:p>-19.544</text:p>
          </table:table-cell>
          <table:table-cell office:value-type="float" office:value="139.4" calcext:value-type="float">
            <text:p>139.4</text:p>
          </table:table-cell>
          <table:table-cell table:formula="of:=[.E833]*[.E833]*[.E833]*[.E83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88.36" calcext:value-type="float">
            <text:p>-88.36</text:p>
          </table:table-cell>
          <table:table-cell office:value-type="float" office:value="12.128" calcext:value-type="float">
            <text:p>12.128</text:p>
          </table:table-cell>
          <table:table-cell office:value-type="float" office:value="25" calcext:value-type="float">
            <text:p>25</text:p>
          </table:table-cell>
          <table:table-cell table:formula="of:=[.E834]*[.E834]*[.E834]*[.E83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21.695" calcext:value-type="float">
            <text:p>21.695</text:p>
          </table:table-cell>
          <table:table-cell office:value-type="float" office:value="40.149" calcext:value-type="float">
            <text:p>40.149</text:p>
          </table:table-cell>
          <table:table-cell office:value-type="float" office:value="14" calcext:value-type="float">
            <text:p>14</text:p>
          </table:table-cell>
          <table:table-cell table:formula="of:=[.E835]*[.E835]*[.E835]*[.E83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6.777" calcext:value-type="float">
            <text:p>126.777</text:p>
          </table:table-cell>
          <table:table-cell office:value-type="float" office:value="6.279" calcext:value-type="float">
            <text:p>6.279</text:p>
          </table:table-cell>
          <table:table-cell office:value-type="float" office:value="94.1" calcext:value-type="float">
            <text:p>94.1</text:p>
          </table:table-cell>
          <table:table-cell table:formula="of:=[.E836]*[.E836]*[.E836]*[.E83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25.7566667" calcext:value-type="float">
            <text:p>-125.7566667</text:p>
          </table:table-cell>
          <table:table-cell office:value-type="float" office:value="40.5918333" calcext:value-type="float">
            <text:p>40.5918333</text:p>
          </table:table-cell>
          <table:table-cell office:value-type="float" office:value="4.622" calcext:value-type="float">
            <text:p>4.622</text:p>
          </table:table-cell>
          <table:table-cell table:formula="of:=[.E837]*[.E837]*[.E837]*[.E83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10.352" calcext:value-type="float">
            <text:p>110.352</text:p>
          </table:table-cell>
          <table:table-cell office:value-type="float" office:value="-5.786" calcext:value-type="float">
            <text:p>-5.786</text:p>
          </table:table-cell>
          <table:table-cell office:value-type="float" office:value="637.5" calcext:value-type="float">
            <text:p>637.5</text:p>
          </table:table-cell>
          <table:table-cell table:formula="of:=[.E838]*[.E838]*[.E838]*[.E83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0.061" calcext:value-type="float">
            <text:p>150.061</text:p>
          </table:table-cell>
          <table:table-cell office:value-type="float" office:value="44.783" calcext:value-type="float">
            <text:p>44.783</text:p>
          </table:table-cell>
          <table:table-cell office:value-type="float" office:value="18.6" calcext:value-type="float">
            <text:p>18.6</text:p>
          </table:table-cell>
          <table:table-cell table:formula="of:=[.E839]*[.E839]*[.E839]*[.E83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0.158" calcext:value-type="float">
            <text:p>150.158</text:p>
          </table:table-cell>
          <table:table-cell office:value-type="float" office:value="44.767" calcext:value-type="float">
            <text:p>44.767</text:p>
          </table:table-cell>
          <table:table-cell office:value-type="float" office:value="14.7" calcext:value-type="float">
            <text:p>14.7</text:p>
          </table:table-cell>
          <table:table-cell table:formula="of:=[.E840]*[.E840]*[.E840]*[.E84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27.365" calcext:value-type="float">
            <text:p>-27.365</text:p>
          </table:table-cell>
          <table:table-cell office:value-type="float" office:value="-56.362" calcext:value-type="float">
            <text:p>-56.362</text:p>
          </table:table-cell>
          <table:table-cell office:value-type="float" office:value="81.3" calcext:value-type="float">
            <text:p>81.3</text:p>
          </table:table-cell>
          <table:table-cell table:formula="of:=[.E841]*[.E841]*[.E841]*[.E84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12.892" calcext:value-type="float">
            <text:p>112.892</text:p>
          </table:table-cell>
          <table:table-cell office:value-type="float" office:value="-10.362" calcext:value-type="float">
            <text:p>-10.362</text:p>
          </table:table-cell>
          <table:table-cell office:value-type="float" office:value="25.9" calcext:value-type="float">
            <text:p>25.9</text:p>
          </table:table-cell>
          <table:table-cell table:formula="of:=[.E842]*[.E842]*[.E842]*[.E84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2.448" calcext:value-type="float">
            <text:p>122.448</text:p>
          </table:table-cell>
          <table:table-cell office:value-type="float" office:value="23.959" calcext:value-type="float">
            <text:p>23.959</text:p>
          </table:table-cell>
          <table:table-cell office:value-type="float" office:value="16.3" calcext:value-type="float">
            <text:p>16.3</text:p>
          </table:table-cell>
          <table:table-cell table:formula="of:=[.E843]*[.E843]*[.E843]*[.E84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8.965" calcext:value-type="float">
            <text:p>128.965</text:p>
          </table:table-cell>
          <table:table-cell office:value-type="float" office:value="-6.13" calcext:value-type="float">
            <text:p>-6.13</text:p>
          </table:table-cell>
          <table:table-cell office:value-type="float" office:value="13.1" calcext:value-type="float">
            <text:p>13.1</text:p>
          </table:table-cell>
          <table:table-cell table:formula="of:=[.E844]*[.E844]*[.E844]*[.E84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51.621" calcext:value-type="float">
            <text:p>-51.621</text:p>
          </table:table-cell>
          <table:table-cell office:value-type="float" office:value="-53.651" calcext:value-type="float">
            <text:p>-53.651</text:p>
          </table:table-cell>
          <table:table-cell office:value-type="float" office:value="33" calcext:value-type="float">
            <text:p>33</text:p>
          </table:table-cell>
          <table:table-cell table:formula="of:=[.E845]*[.E845]*[.E845]*[.E84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3.231" calcext:value-type="float">
            <text:p>153.231</text:p>
          </table:table-cell>
          <table:table-cell office:value-type="float" office:value="-4.641" calcext:value-type="float">
            <text:p>-4.641</text:p>
          </table:table-cell>
          <table:table-cell office:value-type="float" office:value="49" calcext:value-type="float">
            <text:p>49</text:p>
          </table:table-cell>
          <table:table-cell table:formula="of:=[.E846]*[.E846]*[.E846]*[.E84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0.166" calcext:value-type="float">
            <text:p>-70.166</text:p>
          </table:table-cell>
          <table:table-cell office:value-type="float" office:value="-25.304" calcext:value-type="float">
            <text:p>-25.304</text:p>
          </table:table-cell>
          <table:table-cell office:value-type="float" office:value="47.5" calcext:value-type="float">
            <text:p>47.5</text:p>
          </table:table-cell>
          <table:table-cell table:formula="of:=[.E847]*[.E847]*[.E847]*[.E84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6.753" calcext:value-type="float">
            <text:p>-176.753</text:p>
          </table:table-cell>
          <table:table-cell office:value-type="float" office:value="-29.053" calcext:value-type="float">
            <text:p>-29.053</text:p>
          </table:table-cell>
          <table:table-cell office:value-type="float" office:value="15.6" calcext:value-type="float">
            <text:p>15.6</text:p>
          </table:table-cell>
          <table:table-cell table:formula="of:=[.E848]*[.E848]*[.E848]*[.E84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3.332" calcext:value-type="float">
            <text:p>-173.332</text:p>
          </table:table-cell>
          <table:table-cell office:value-type="float" office:value="-15.286" calcext:value-type="float">
            <text:p>-15.286</text:p>
          </table:table-cell>
          <table:table-cell office:value-type="float" office:value="21.3" calcext:value-type="float">
            <text:p>21.3</text:p>
          </table:table-cell>
          <table:table-cell table:formula="of:=[.E849]*[.E849]*[.E849]*[.E84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7.355" calcext:value-type="float">
            <text:p>-177.355</text:p>
          </table:table-cell>
          <table:table-cell office:value-type="float" office:value="-26.536" calcext:value-type="float">
            <text:p>-26.536</text:p>
          </table:table-cell>
          <table:table-cell office:value-type="float" office:value="18.2" calcext:value-type="float">
            <text:p>18.2</text:p>
          </table:table-cell>
          <table:table-cell table:formula="of:=[.E850]*[.E850]*[.E850]*[.E85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37.245" calcext:value-type="float">
            <text:p>137.245</text:p>
          </table:table-cell>
          <table:table-cell office:value-type="float" office:value="37.634" calcext:value-type="float">
            <text:p>37.634</text:p>
          </table:table-cell>
          <table:table-cell office:value-type="float" office:value="10.6" calcext:value-type="float">
            <text:p>10.6</text:p>
          </table:table-cell>
          <table:table-cell table:formula="of:=[.E851]*[.E851]*[.E851]*[.E85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33.465" calcext:value-type="float">
            <text:p>133.465</text:p>
          </table:table-cell>
          <table:table-cell office:value-type="float" office:value="38.649" calcext:value-type="float">
            <text:p>38.649</text:p>
          </table:table-cell>
          <table:table-cell office:value-type="float" office:value="448.3" calcext:value-type="float">
            <text:p>448.3</text:p>
          </table:table-cell>
          <table:table-cell table:formula="of:=[.E852]*[.E852]*[.E852]*[.E85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26.405" calcext:value-type="float">
            <text:p>-26.405</text:p>
          </table:table-cell>
          <table:table-cell office:value-type="float" office:value="-56.665" calcext:value-type="float">
            <text:p>-56.665</text:p>
          </table:table-cell>
          <table:table-cell office:value-type="float" office:value="20.1" calcext:value-type="float">
            <text:p>20.1</text:p>
          </table:table-cell>
          <table:table-cell table:formula="of:=[.E853]*[.E853]*[.E853]*[.E85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7.279" calcext:value-type="float">
            <text:p>-177.279</text:p>
          </table:table-cell>
          <table:table-cell office:value-type="float" office:value="-29.536" calcext:value-type="float">
            <text:p>-29.536</text:p>
          </table:table-cell>
          <table:table-cell office:value-type="float" office:value="18.7" calcext:value-type="float">
            <text:p>18.7</text:p>
          </table:table-cell>
          <table:table-cell table:formula="of:=[.E854]*[.E854]*[.E854]*[.E85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7.205" calcext:value-type="float">
            <text:p>-177.205</text:p>
          </table:table-cell>
          <table:table-cell office:value-type="float" office:value="-30.227" calcext:value-type="float">
            <text:p>-30.227</text:p>
          </table:table-cell>
          <table:table-cell office:value-type="float" office:value="26.3" calcext:value-type="float">
            <text:p>26.3</text:p>
          </table:table-cell>
          <table:table-cell table:formula="of:=[.E855]*[.E855]*[.E855]*[.E85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8.037" calcext:value-type="float">
            <text:p>-178.037</text:p>
          </table:table-cell>
          <table:table-cell office:value-type="float" office:value="51.281" calcext:value-type="float">
            <text:p>51.281</text:p>
          </table:table-cell>
          <table:table-cell office:value-type="float" office:value="33" calcext:value-type="float">
            <text:p>33</text:p>
          </table:table-cell>
          <table:table-cell table:formula="of:=[.E856]*[.E856]*[.E856]*[.E85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73.237" calcext:value-type="float">
            <text:p>73.237</text:p>
          </table:table-cell>
          <table:table-cell office:value-type="float" office:value="42.104" calcext:value-type="float">
            <text:p>42.104</text:p>
          </table:table-cell>
          <table:table-cell office:value-type="float" office:value="18.5" calcext:value-type="float">
            <text:p>18.5</text:p>
          </table:table-cell>
          <table:table-cell table:formula="of:=[.E857]*[.E857]*[.E857]*[.E85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1.748" calcext:value-type="float">
            <text:p>121.748</text:p>
          </table:table-cell>
          <table:table-cell office:value-type="float" office:value="-7.126" calcext:value-type="float">
            <text:p>-7.126</text:p>
          </table:table-cell>
          <table:table-cell office:value-type="float" office:value="485.9" calcext:value-type="float">
            <text:p>485.9</text:p>
          </table:table-cell>
          <table:table-cell table:formula="of:=[.E858]*[.E858]*[.E858]*[.E85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03.001" calcext:value-type="float">
            <text:p>103.001</text:p>
          </table:table-cell>
          <table:table-cell office:value-type="float" office:value="-5.454" calcext:value-type="float">
            <text:p>-5.454</text:p>
          </table:table-cell>
          <table:table-cell office:value-type="float" office:value="29.3" calcext:value-type="float">
            <text:p>29.3</text:p>
          </table:table-cell>
          <table:table-cell table:formula="of:=[.E859]*[.E859]*[.E859]*[.E85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84.323" calcext:value-type="float">
            <text:p>-84.323</text:p>
          </table:table-cell>
          <table:table-cell office:value-type="float" office:value="10.21" calcext:value-type="float">
            <text:p>10.21</text:p>
          </table:table-cell>
          <table:table-cell office:value-type="float" office:value="78.9" calcext:value-type="float">
            <text:p>78.9</text:p>
          </table:table-cell>
          <table:table-cell table:formula="of:=[.E860]*[.E860]*[.E860]*[.E86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24.614" calcext:value-type="float">
            <text:p>-24.614</text:p>
          </table:table-cell>
          <table:table-cell office:value-type="float" office:value="-56.102" calcext:value-type="float">
            <text:p>-56.102</text:p>
          </table:table-cell>
          <table:table-cell office:value-type="float" office:value="10" calcext:value-type="float">
            <text:p>10</text:p>
          </table:table-cell>
          <table:table-cell table:formula="of:=[.E861]*[.E861]*[.E861]*[.E86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1.56" calcext:value-type="float">
            <text:p>151.56</text:p>
          </table:table-cell>
          <table:table-cell office:value-type="float" office:value="45.578" calcext:value-type="float">
            <text:p>45.578</text:p>
          </table:table-cell>
          <table:table-cell office:value-type="float" office:value="30" calcext:value-type="float">
            <text:p>30</text:p>
          </table:table-cell>
          <table:table-cell table:formula="of:=[.E862]*[.E862]*[.E862]*[.E86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7.981" calcext:value-type="float">
            <text:p>-177.981</text:p>
          </table:table-cell>
          <table:table-cell office:value-type="float" office:value="-30.255" calcext:value-type="float">
            <text:p>-30.255</text:p>
          </table:table-cell>
          <table:table-cell office:value-type="float" office:value="21.4" calcext:value-type="float">
            <text:p>21.4</text:p>
          </table:table-cell>
          <table:table-cell table:formula="of:=[.E863]*[.E863]*[.E863]*[.E86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0.959" calcext:value-type="float">
            <text:p>150.959</text:p>
          </table:table-cell>
          <table:table-cell office:value-type="float" office:value="-5.814" calcext:value-type="float">
            <text:p>-5.814</text:p>
          </table:table-cell>
          <table:table-cell office:value-type="float" office:value="28" calcext:value-type="float">
            <text:p>28</text:p>
          </table:table-cell>
          <table:table-cell table:formula="of:=[.E864]*[.E864]*[.E864]*[.E86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24.183" calcext:value-type="float">
            <text:p>-24.183</text:p>
          </table:table-cell>
          <table:table-cell office:value-type="float" office:value="-58.285" calcext:value-type="float">
            <text:p>-58.285</text:p>
          </table:table-cell>
          <table:table-cell office:value-type="float" office:value="51.7" calcext:value-type="float">
            <text:p>51.7</text:p>
          </table:table-cell>
          <table:table-cell table:formula="of:=[.E865]*[.E865]*[.E865]*[.E86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6.539" calcext:value-type="float">
            <text:p>126.539</text:p>
          </table:table-cell>
          <table:table-cell office:value-type="float" office:value="-7.517" calcext:value-type="float">
            <text:p>-7.517</text:p>
          </table:table-cell>
          <table:table-cell office:value-type="float" office:value="18.4" calcext:value-type="float">
            <text:p>18.4</text:p>
          </table:table-cell>
          <table:table-cell table:formula="of:=[.E866]*[.E866]*[.E866]*[.E86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7.023" calcext:value-type="float">
            <text:p>167.023</text:p>
          </table:table-cell>
          <table:table-cell office:value-type="float" office:value="60.904" calcext:value-type="float">
            <text:p>60.904</text:p>
          </table:table-cell>
          <table:table-cell office:value-type="float" office:value="13" calcext:value-type="float">
            <text:p>13</text:p>
          </table:table-cell>
          <table:table-cell table:formula="of:=[.E867]*[.E867]*[.E867]*[.E86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55.462" calcext:value-type="float">
            <text:p>55.462</text:p>
          </table:table-cell>
          <table:table-cell office:value-type="float" office:value="28.251" calcext:value-type="float">
            <text:p>28.251</text:p>
          </table:table-cell>
          <table:table-cell office:value-type="float" office:value="10.6" calcext:value-type="float">
            <text:p>10.6</text:p>
          </table:table-cell>
          <table:table-cell table:formula="of:=[.E868]*[.E868]*[.E868]*[.E86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66.618" calcext:value-type="float">
            <text:p>-66.618</text:p>
          </table:table-cell>
          <table:table-cell office:value-type="float" office:value="-19.503" calcext:value-type="float">
            <text:p>-19.503</text:p>
          </table:table-cell>
          <table:table-cell office:value-type="float" office:value="266" calcext:value-type="float">
            <text:p>266</text:p>
          </table:table-cell>
          <table:table-cell table:formula="of:=[.E869]*[.E869]*[.E869]*[.E86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80.283" calcext:value-type="float">
            <text:p>-80.283</text:p>
          </table:table-cell>
          <table:table-cell office:value-type="float" office:value="-0.143" calcext:value-type="float">
            <text:p>-0.143</text:p>
          </table:table-cell>
          <table:table-cell office:value-type="float" office:value="14.2" calcext:value-type="float">
            <text:p>14.2</text:p>
          </table:table-cell>
          <table:table-cell table:formula="of:=[.E870]*[.E870]*[.E870]*[.E87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.376" calcext:value-type="float">
            <text:p>-17.376</text:p>
          </table:table-cell>
          <table:table-cell office:value-type="float" office:value="0.003" calcext:value-type="float">
            <text:p>0.003</text:p>
          </table:table-cell>
          <table:table-cell office:value-type="float" office:value="11.1" calcext:value-type="float">
            <text:p>11.1</text:p>
          </table:table-cell>
          <table:table-cell table:formula="of:=[.E871]*[.E871]*[.E871]*[.E87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31.654" calcext:value-type="float">
            <text:p>31.654</text:p>
          </table:table-cell>
          <table:table-cell office:value-type="float" office:value="5.395" calcext:value-type="float">
            <text:p>5.395</text:p>
          </table:table-cell>
          <table:table-cell office:value-type="float" office:value="12.6" calcext:value-type="float">
            <text:p>12.6</text:p>
          </table:table-cell>
          <table:table-cell table:formula="of:=[.E872]*[.E872]*[.E872]*[.E87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85.076" calcext:value-type="float">
            <text:p>85.076</text:p>
          </table:table-cell>
          <table:table-cell office:value-type="float" office:value="47.869" calcext:value-type="float">
            <text:p>47.869</text:p>
          </table:table-cell>
          <table:table-cell office:value-type="float" office:value="57.9" calcext:value-type="float">
            <text:p>57.9</text:p>
          </table:table-cell>
          <table:table-cell table:formula="of:=[.E873]*[.E873]*[.E873]*[.E87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7.229" calcext:value-type="float">
            <text:p>-77.229</text:p>
          </table:table-cell>
          <table:table-cell office:value-type="float" office:value="-6.016" calcext:value-type="float">
            <text:p>-6.016</text:p>
          </table:table-cell>
          <table:table-cell office:value-type="float" office:value="24.2" calcext:value-type="float">
            <text:p>24.2</text:p>
          </table:table-cell>
          <table:table-cell table:formula="of:=[.E874]*[.E874]*[.E874]*[.E87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56.858" calcext:value-type="float">
            <text:p>-156.858</text:p>
          </table:table-cell>
          <table:table-cell office:value-type="float" office:value="58.84" calcext:value-type="float">
            <text:p>58.84</text:p>
          </table:table-cell>
          <table:table-cell office:value-type="float" office:value="211" calcext:value-type="float">
            <text:p>211</text:p>
          </table:table-cell>
          <table:table-cell table:formula="of:=[.E875]*[.E875]*[.E875]*[.E87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9.093" calcext:value-type="float">
            <text:p>-179.093</text:p>
          </table:table-cell>
          <table:table-cell office:value-type="float" office:value="-31.092" calcext:value-type="float">
            <text:p>-31.092</text:p>
          </table:table-cell>
          <table:table-cell office:value-type="float" office:value="144.8" calcext:value-type="float">
            <text:p>144.8</text:p>
          </table:table-cell>
          <table:table-cell table:formula="of:=[.E876]*[.E876]*[.E876]*[.E87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74.164" calcext:value-type="float">
            <text:p>174.164</text:p>
          </table:table-cell>
          <table:table-cell office:value-type="float" office:value="-22.405" calcext:value-type="float">
            <text:p>-22.405</text:p>
          </table:table-cell>
          <table:table-cell office:value-type="float" office:value="33" calcext:value-type="float">
            <text:p>33</text:p>
          </table:table-cell>
          <table:table-cell table:formula="of:=[.E877]*[.E877]*[.E877]*[.E87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4.625" calcext:value-type="float">
            <text:p>124.625</text:p>
          </table:table-cell>
          <table:table-cell office:value-type="float" office:value="9.725" calcext:value-type="float">
            <text:p>9.725</text:p>
          </table:table-cell>
          <table:table-cell office:value-type="float" office:value="30.3" calcext:value-type="float">
            <text:p>30.3</text:p>
          </table:table-cell>
          <table:table-cell table:formula="of:=[.E878]*[.E878]*[.E878]*[.E87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4.459" calcext:value-type="float">
            <text:p>-74.459</text:p>
          </table:table-cell>
          <table:table-cell office:value-type="float" office:value="-7.631" calcext:value-type="float">
            <text:p>-7.631</text:p>
          </table:table-cell>
          <table:table-cell office:value-type="float" office:value="153" calcext:value-type="float">
            <text:p>153</text:p>
          </table:table-cell>
          <table:table-cell table:formula="of:=[.E879]*[.E879]*[.E879]*[.E87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4.459" calcext:value-type="float">
            <text:p>154.459</text:p>
          </table:table-cell>
          <table:table-cell office:value-type="float" office:value="-4.104" calcext:value-type="float">
            <text:p>-4.104</text:p>
          </table:table-cell>
          <table:table-cell office:value-type="float" office:value="493.5" calcext:value-type="float">
            <text:p>493.5</text:p>
          </table:table-cell>
          <table:table-cell table:formula="of:=[.E880]*[.E880]*[.E880]*[.E88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1.965" calcext:value-type="float">
            <text:p>121.965</text:p>
          </table:table-cell>
          <table:table-cell office:value-type="float" office:value="23.043" calcext:value-type="float">
            <text:p>23.043</text:p>
          </table:table-cell>
          <table:table-cell office:value-type="float" office:value="10.7" calcext:value-type="float">
            <text:p>10.7</text:p>
          </table:table-cell>
          <table:table-cell table:formula="of:=[.E881]*[.E881]*[.E881]*[.E88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9.785" calcext:value-type="float">
            <text:p>149.785</text:p>
          </table:table-cell>
          <table:table-cell office:value-type="float" office:value="-6.125" calcext:value-type="float">
            <text:p>-6.125</text:p>
          </table:table-cell>
          <table:table-cell office:value-type="float" office:value="61" calcext:value-type="float">
            <text:p>61</text:p>
          </table:table-cell>
          <table:table-cell table:formula="of:=[.E882]*[.E882]*[.E882]*[.E88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4.537" calcext:value-type="float">
            <text:p>124.537</text:p>
          </table:table-cell>
          <table:table-cell office:value-type="float" office:value="12.399" calcext:value-type="float">
            <text:p>12.399</text:p>
          </table:table-cell>
          <table:table-cell office:value-type="float" office:value="19.3" calcext:value-type="float">
            <text:p>19.3</text:p>
          </table:table-cell>
          <table:table-cell table:formula="of:=[.E883]*[.E883]*[.E883]*[.E88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90.45" calcext:value-type="float">
            <text:p>-90.45</text:p>
          </table:table-cell>
          <table:table-cell office:value-type="float" office:value="13.881" calcext:value-type="float">
            <text:p>13.881</text:p>
          </table:table-cell>
          <table:table-cell office:value-type="float" office:value="68.5" calcext:value-type="float">
            <text:p>68.5</text:p>
          </table:table-cell>
          <table:table-cell table:formula="of:=[.E884]*[.E884]*[.E884]*[.E88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0.855" calcext:value-type="float">
            <text:p>160.855</text:p>
          </table:table-cell>
          <table:table-cell office:value-type="float" office:value="-10.199" calcext:value-type="float">
            <text:p>-10.199</text:p>
          </table:table-cell>
          <table:table-cell office:value-type="float" office:value="39.8" calcext:value-type="float">
            <text:p>39.8</text:p>
          </table:table-cell>
          <table:table-cell table:formula="of:=[.E885]*[.E885]*[.E885]*[.E88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71.082" calcext:value-type="float">
            <text:p>171.082</text:p>
          </table:table-cell>
          <table:table-cell office:value-type="float" office:value="-22.212" calcext:value-type="float">
            <text:p>-22.212</text:p>
          </table:table-cell>
          <table:table-cell office:value-type="float" office:value="55.5" calcext:value-type="float">
            <text:p>55.5</text:p>
          </table:table-cell>
          <table:table-cell table:formula="of:=[.E886]*[.E886]*[.E886]*[.E88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74.9" calcext:value-type="float">
            <text:p>174.9</text:p>
          </table:table-cell>
          <table:table-cell office:value-type="float" office:value="-22.127" calcext:value-type="float">
            <text:p>-22.127</text:p>
          </table:table-cell>
          <table:table-cell office:value-type="float" office:value="18.5" calcext:value-type="float">
            <text:p>18.5</text:p>
          </table:table-cell>
          <table:table-cell table:formula="of:=[.E887]*[.E887]*[.E887]*[.E88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37.896" calcext:value-type="float">
            <text:p>137.896</text:p>
          </table:table-cell>
          <table:table-cell office:value-type="float" office:value="8.919" calcext:value-type="float">
            <text:p>8.919</text:p>
          </table:table-cell>
          <table:table-cell office:value-type="float" office:value="14.6" calcext:value-type="float">
            <text:p>14.6</text:p>
          </table:table-cell>
          <table:table-cell table:formula="of:=[.E888]*[.E888]*[.E888]*[.E88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85.911" calcext:value-type="float">
            <text:p>-85.911</text:p>
          </table:table-cell>
          <table:table-cell office:value-type="float" office:value="11.493" calcext:value-type="float">
            <text:p>11.493</text:p>
          </table:table-cell>
          <table:table-cell office:value-type="float" office:value="86.7" calcext:value-type="float">
            <text:p>86.7</text:p>
          </table:table-cell>
          <table:table-cell table:formula="of:=[.E889]*[.E889]*[.E889]*[.E88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8.645" calcext:value-type="float">
            <text:p>-178.645</text:p>
          </table:table-cell>
          <table:table-cell office:value-type="float" office:value="-20.917" calcext:value-type="float">
            <text:p>-20.917</text:p>
          </table:table-cell>
          <table:table-cell office:value-type="float" office:value="623" calcext:value-type="float">
            <text:p>623</text:p>
          </table:table-cell>
          <table:table-cell table:formula="of:=[.E890]*[.E890]*[.E890]*[.E89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7.423" calcext:value-type="float">
            <text:p>-177.423</text:p>
          </table:table-cell>
          <table:table-cell office:value-type="float" office:value="-28.827" calcext:value-type="float">
            <text:p>-28.827</text:p>
          </table:table-cell>
          <table:table-cell office:value-type="float" office:value="14.8" calcext:value-type="float">
            <text:p>14.8</text:p>
          </table:table-cell>
          <table:table-cell table:formula="of:=[.E891]*[.E891]*[.E891]*[.E89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15.852" calcext:value-type="float">
            <text:p>-115.852</text:p>
          </table:table-cell>
          <table:table-cell office:value-type="float" office:value="33.015" calcext:value-type="float">
            <text:p>33.015</text:p>
          </table:table-cell>
          <table:table-cell office:value-type="float" office:value="11.181" calcext:value-type="float">
            <text:p>11.181</text:p>
          </table:table-cell>
          <table:table-cell table:formula="of:=[.E892]*[.E892]*[.E892]*[.E89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8.161" calcext:value-type="float">
            <text:p>168.161</text:p>
          </table:table-cell>
          <table:table-cell office:value-type="float" office:value="-18.546" calcext:value-type="float">
            <text:p>-18.546</text:p>
          </table:table-cell>
          <table:table-cell office:value-type="float" office:value="25.1" calcext:value-type="float">
            <text:p>25.1</text:p>
          </table:table-cell>
          <table:table-cell table:formula="of:=[.E893]*[.E893]*[.E893]*[.E89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7.968" calcext:value-type="float">
            <text:p>-177.968</text:p>
          </table:table-cell>
          <table:table-cell office:value-type="float" office:value="-31.089" calcext:value-type="float">
            <text:p>-31.089</text:p>
          </table:table-cell>
          <table:table-cell office:value-type="float" office:value="33" calcext:value-type="float">
            <text:p>33</text:p>
          </table:table-cell>
          <table:table-cell table:formula="of:=[.E894]*[.E894]*[.E894]*[.E89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0.931" calcext:value-type="float">
            <text:p>-70.931</text:p>
          </table:table-cell>
          <table:table-cell office:value-type="float" office:value="-17.897" calcext:value-type="float">
            <text:p>-17.897</text:p>
          </table:table-cell>
          <table:table-cell office:value-type="float" office:value="36.5" calcext:value-type="float">
            <text:p>36.5</text:p>
          </table:table-cell>
          <table:table-cell table:formula="of:=[.E895]*[.E895]*[.E895]*[.E89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7.828" calcext:value-type="float">
            <text:p>167.828</text:p>
          </table:table-cell>
          <table:table-cell office:value-type="float" office:value="-14.074" calcext:value-type="float">
            <text:p>-14.074</text:p>
          </table:table-cell>
          <table:table-cell office:value-type="float" office:value="47.5" calcext:value-type="float">
            <text:p>47.5</text:p>
          </table:table-cell>
          <table:table-cell table:formula="of:=[.E896]*[.E896]*[.E896]*[.E89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38.17" calcext:value-type="float">
            <text:p>138.17</text:p>
          </table:table-cell>
          <table:table-cell office:value-type="float" office:value="-2.164" calcext:value-type="float">
            <text:p>-2.164</text:p>
          </table:table-cell>
          <table:table-cell office:value-type="float" office:value="20.7" calcext:value-type="float">
            <text:p>20.7</text:p>
          </table:table-cell>
          <table:table-cell table:formula="of:=[.E897]*[.E897]*[.E897]*[.E89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6.134" calcext:value-type="float">
            <text:p>-176.134</text:p>
          </table:table-cell>
          <table:table-cell office:value-type="float" office:value="-20.397" calcext:value-type="float">
            <text:p>-20.397</text:p>
          </table:table-cell>
          <table:table-cell office:value-type="float" office:value="213.5" calcext:value-type="float">
            <text:p>213.5</text:p>
          </table:table-cell>
          <table:table-cell table:formula="of:=[.E898]*[.E898]*[.E898]*[.E89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1.677" calcext:value-type="float">
            <text:p>141.677</text:p>
          </table:table-cell>
          <table:table-cell office:value-type="float" office:value="39.895" calcext:value-type="float">
            <text:p>39.895</text:p>
          </table:table-cell>
          <table:table-cell office:value-type="float" office:value="67.7" calcext:value-type="float">
            <text:p>67.7</text:p>
          </table:table-cell>
          <table:table-cell table:formula="of:=[.E899]*[.E899]*[.E899]*[.E89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79.288" calcext:value-type="float">
            <text:p>179.288</text:p>
          </table:table-cell>
          <table:table-cell office:value-type="float" office:value="-34.549" calcext:value-type="float">
            <text:p>-34.549</text:p>
          </table:table-cell>
          <table:table-cell office:value-type="float" office:value="32.2" calcext:value-type="float">
            <text:p>32.2</text:p>
          </table:table-cell>
          <table:table-cell table:formula="of:=[.E900]*[.E900]*[.E900]*[.E90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9.165" calcext:value-type="float">
            <text:p>169.165</text:p>
          </table:table-cell>
          <table:table-cell office:value-type="float" office:value="-19.511" calcext:value-type="float">
            <text:p>-19.511</text:p>
          </table:table-cell>
          <table:table-cell office:value-type="float" office:value="111.1" calcext:value-type="float">
            <text:p>111.1</text:p>
          </table:table-cell>
          <table:table-cell table:formula="of:=[.E901]*[.E901]*[.E901]*[.E90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0.595" calcext:value-type="float">
            <text:p>140.595</text:p>
          </table:table-cell>
          <table:table-cell office:value-type="float" office:value="34.794" calcext:value-type="float">
            <text:p>34.794</text:p>
          </table:table-cell>
          <table:table-cell office:value-type="float" office:value="62.6" calcext:value-type="float">
            <text:p>62.6</text:p>
          </table:table-cell>
          <table:table-cell table:formula="of:=[.E902]*[.E902]*[.E902]*[.E90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5.259" calcext:value-type="float">
            <text:p>125.259</text:p>
          </table:table-cell>
          <table:table-cell office:value-type="float" office:value="5.644" calcext:value-type="float">
            <text:p>5.644</text:p>
          </table:table-cell>
          <table:table-cell office:value-type="float" office:value="31.9" calcext:value-type="float">
            <text:p>31.9</text:p>
          </table:table-cell>
          <table:table-cell table:formula="of:=[.E903]*[.E903]*[.E903]*[.E90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5.205" calcext:value-type="float">
            <text:p>125.205</text:p>
          </table:table-cell>
          <table:table-cell office:value-type="float" office:value="26.743" calcext:value-type="float">
            <text:p>26.743</text:p>
          </table:table-cell>
          <table:table-cell office:value-type="float" office:value="193.5" calcext:value-type="float">
            <text:p>193.5</text:p>
          </table:table-cell>
          <table:table-cell table:formula="of:=[.E904]*[.E904]*[.E904]*[.E90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6.251" calcext:value-type="float">
            <text:p>166.251</text:p>
          </table:table-cell>
          <table:table-cell office:value-type="float" office:value="-14.073" calcext:value-type="float">
            <text:p>-14.073</text:p>
          </table:table-cell>
          <table:table-cell office:value-type="float" office:value="37.2" calcext:value-type="float">
            <text:p>37.2</text:p>
          </table:table-cell>
          <table:table-cell table:formula="of:=[.E905]*[.E905]*[.E905]*[.E90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59.613" calcext:value-type="float">
            <text:p>-159.613</text:p>
          </table:table-cell>
          <table:table-cell office:value-type="float" office:value="54.765" calcext:value-type="float">
            <text:p>54.765</text:p>
          </table:table-cell>
          <table:table-cell office:value-type="float" office:value="30.2" calcext:value-type="float">
            <text:p>30.2</text:p>
          </table:table-cell>
          <table:table-cell table:formula="of:=[.E906]*[.E906]*[.E906]*[.E90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8.981" calcext:value-type="float">
            <text:p>-178.981</text:p>
          </table:table-cell>
          <table:table-cell office:value-type="float" office:value="-21.011" calcext:value-type="float">
            <text:p>-21.011</text:p>
          </table:table-cell>
          <table:table-cell office:value-type="float" office:value="624.6" calcext:value-type="float">
            <text:p>624.6</text:p>
          </table:table-cell>
          <table:table-cell table:formula="of:=[.E907]*[.E907]*[.E907]*[.E90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28.432" calcext:value-type="float">
            <text:p>-28.432</text:p>
          </table:table-cell>
          <table:table-cell office:value-type="float" office:value="0.932" calcext:value-type="float">
            <text:p>0.932</text:p>
          </table:table-cell>
          <table:table-cell office:value-type="float" office:value="10" calcext:value-type="float">
            <text:p>10</text:p>
          </table:table-cell>
          <table:table-cell table:formula="of:=[.E908]*[.E908]*[.E908]*[.E90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1.23" calcext:value-type="float">
            <text:p>-71.23</text:p>
          </table:table-cell>
          <table:table-cell office:value-type="float" office:value="-9.196" calcext:value-type="float">
            <text:p>-9.196</text:p>
          </table:table-cell>
          <table:table-cell office:value-type="float" office:value="599.9" calcext:value-type="float">
            <text:p>599.9</text:p>
          </table:table-cell>
          <table:table-cell table:formula="of:=[.E909]*[.E909]*[.E909]*[.E90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1.793" calcext:value-type="float">
            <text:p>-71.793</text:p>
          </table:table-cell>
          <table:table-cell office:value-type="float" office:value="-32.925" calcext:value-type="float">
            <text:p>-32.925</text:p>
          </table:table-cell>
          <table:table-cell office:value-type="float" office:value="33" calcext:value-type="float">
            <text:p>33</text:p>
          </table:table-cell>
          <table:table-cell table:formula="of:=[.E910]*[.E910]*[.E910]*[.E91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4.076" calcext:value-type="float">
            <text:p>-174.076</text:p>
          </table:table-cell>
          <table:table-cell office:value-type="float" office:value="-17.109" calcext:value-type="float">
            <text:p>-17.109</text:p>
          </table:table-cell>
          <table:table-cell office:value-type="float" office:value="141" calcext:value-type="float">
            <text:p>141</text:p>
          </table:table-cell>
          <table:table-cell table:formula="of:=[.E911]*[.E911]*[.E911]*[.E91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5.543" calcext:value-type="float">
            <text:p>125.543</text:p>
          </table:table-cell>
          <table:table-cell office:value-type="float" office:value="5.731" calcext:value-type="float">
            <text:p>5.731</text:p>
          </table:table-cell>
          <table:table-cell office:value-type="float" office:value="153.2" calcext:value-type="float">
            <text:p>153.2</text:p>
          </table:table-cell>
          <table:table-cell table:formula="of:=[.E912]*[.E912]*[.E912]*[.E91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5.911" calcext:value-type="float">
            <text:p>-175.911</text:p>
          </table:table-cell>
          <table:table-cell office:value-type="float" office:value="-25.849" calcext:value-type="float">
            <text:p>-25.849</text:p>
          </table:table-cell>
          <table:table-cell office:value-type="float" office:value="21.1" calcext:value-type="float">
            <text:p>21.1</text:p>
          </table:table-cell>
          <table:table-cell table:formula="of:=[.E913]*[.E913]*[.E913]*[.E91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25.1303333" calcext:value-type="float">
            <text:p>-125.1303333</text:p>
          </table:table-cell>
          <table:table-cell office:value-type="float" office:value="40.5038333" calcext:value-type="float">
            <text:p>40.5038333</text:p>
          </table:table-cell>
          <table:table-cell office:value-type="float" office:value="4.333" calcext:value-type="float">
            <text:p>4.333</text:p>
          </table:table-cell>
          <table:table-cell table:formula="of:=[.E914]*[.E914]*[.E914]*[.E91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4.424" calcext:value-type="float">
            <text:p>154.424</text:p>
          </table:table-cell>
          <table:table-cell office:value-type="float" office:value="-6.056" calcext:value-type="float">
            <text:p>-6.056</text:p>
          </table:table-cell>
          <table:table-cell office:value-type="float" office:value="33" calcext:value-type="float">
            <text:p>33</text:p>
          </table:table-cell>
          <table:table-cell table:formula="of:=[.E915]*[.E915]*[.E915]*[.E91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4.831" calcext:value-type="float">
            <text:p>-174.831</text:p>
          </table:table-cell>
          <table:table-cell office:value-type="float" office:value="-15.816" calcext:value-type="float">
            <text:p>-15.816</text:p>
          </table:table-cell>
          <table:table-cell office:value-type="float" office:value="246.6" calcext:value-type="float">
            <text:p>246.6</text:p>
          </table:table-cell>
          <table:table-cell table:formula="of:=[.E916]*[.E916]*[.E916]*[.E91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9.877" calcext:value-type="float">
            <text:p>-79.877</text:p>
          </table:table-cell>
          <table:table-cell office:value-type="float" office:value="0.482" calcext:value-type="float">
            <text:p>0.482</text:p>
          </table:table-cell>
          <table:table-cell office:value-type="float" office:value="54.9" calcext:value-type="float">
            <text:p>54.9</text:p>
          </table:table-cell>
          <table:table-cell table:formula="of:=[.E917]*[.E917]*[.E917]*[.E91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8.335" calcext:value-type="float">
            <text:p>128.335</text:p>
          </table:table-cell>
          <table:table-cell office:value-type="float" office:value="1.27" calcext:value-type="float">
            <text:p>1.27</text:p>
          </table:table-cell>
          <table:table-cell office:value-type="float" office:value="59.4" calcext:value-type="float">
            <text:p>59.4</text:p>
          </table:table-cell>
          <table:table-cell table:formula="of:=[.E918]*[.E918]*[.E918]*[.E91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0.833" calcext:value-type="float">
            <text:p>120.833</text:p>
          </table:table-cell>
          <table:table-cell office:value-type="float" office:value="1.093" calcext:value-type="float">
            <text:p>1.093</text:p>
          </table:table-cell>
          <table:table-cell office:value-type="float" office:value="27.7" calcext:value-type="float">
            <text:p>27.7</text:p>
          </table:table-cell>
          <table:table-cell table:formula="of:=[.E919]*[.E919]*[.E919]*[.E91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47.286" calcext:value-type="float">
            <text:p>-147.286</text:p>
          </table:table-cell>
          <table:table-cell office:value-type="float" office:value="61.031" calcext:value-type="float">
            <text:p>61.031</text:p>
          </table:table-cell>
          <table:table-cell office:value-type="float" office:value="37" calcext:value-type="float">
            <text:p>37</text:p>
          </table:table-cell>
          <table:table-cell table:formula="of:=[.E920]*[.E920]*[.E920]*[.E92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4.605" calcext:value-type="float">
            <text:p>-174.605</text:p>
          </table:table-cell>
          <table:table-cell office:value-type="float" office:value="-17.038" calcext:value-type="float">
            <text:p>-17.038</text:p>
          </table:table-cell>
          <table:table-cell office:value-type="float" office:value="179.6" calcext:value-type="float">
            <text:p>179.6</text:p>
          </table:table-cell>
          <table:table-cell table:formula="of:=[.E921]*[.E921]*[.E921]*[.E92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69.011" calcext:value-type="float">
            <text:p>69.011</text:p>
          </table:table-cell>
          <table:table-cell office:value-type="float" office:value="36.148" calcext:value-type="float">
            <text:p>36.148</text:p>
          </table:table-cell>
          <table:table-cell office:value-type="float" office:value="36" calcext:value-type="float">
            <text:p>36</text:p>
          </table:table-cell>
          <table:table-cell table:formula="of:=[.E922]*[.E922]*[.E922]*[.E92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7.205" calcext:value-type="float">
            <text:p>167.205</text:p>
          </table:table-cell>
          <table:table-cell office:value-type="float" office:value="-13.323" calcext:value-type="float">
            <text:p>-13.323</text:p>
          </table:table-cell>
          <table:table-cell office:value-type="float" office:value="256.7" calcext:value-type="float">
            <text:p>256.7</text:p>
          </table:table-cell>
          <table:table-cell table:formula="of:=[.E923]*[.E923]*[.E923]*[.E92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6.703" calcext:value-type="float">
            <text:p>-76.703</text:p>
          </table:table-cell>
          <table:table-cell office:value-type="float" office:value="-1.719" calcext:value-type="float">
            <text:p>-1.719</text:p>
          </table:table-cell>
          <table:table-cell office:value-type="float" office:value="195" calcext:value-type="float">
            <text:p>195</text:p>
          </table:table-cell>
          <table:table-cell table:formula="of:=[.E924]*[.E924]*[.E924]*[.E92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70.506" calcext:value-type="float">
            <text:p>170.506</text:p>
          </table:table-cell>
          <table:table-cell office:value-type="float" office:value="-22.518" calcext:value-type="float">
            <text:p>-22.518</text:p>
          </table:table-cell>
          <table:table-cell office:value-type="float" office:value="30" calcext:value-type="float">
            <text:p>30</text:p>
          </table:table-cell>
          <table:table-cell table:formula="of:=[.E925]*[.E925]*[.E925]*[.E92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3.21" calcext:value-type="float">
            <text:p>123.21</text:p>
          </table:table-cell>
          <table:table-cell office:value-type="float" office:value="11.05" calcext:value-type="float">
            <text:p>11.05</text:p>
          </table:table-cell>
          <table:table-cell office:value-type="float" office:value="33" calcext:value-type="float">
            <text:p>33</text:p>
          </table:table-cell>
          <table:table-cell table:formula="of:=[.E926]*[.E926]*[.E926]*[.E92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7.031" calcext:value-type="float">
            <text:p>147.031</text:p>
          </table:table-cell>
          <table:table-cell office:value-type="float" office:value="43.621" calcext:value-type="float">
            <text:p>43.621</text:p>
          </table:table-cell>
          <table:table-cell office:value-type="float" office:value="45" calcext:value-type="float">
            <text:p>45</text:p>
          </table:table-cell>
          <table:table-cell table:formula="of:=[.E927]*[.E927]*[.E927]*[.E92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7.154" calcext:value-type="float">
            <text:p>-177.154</text:p>
          </table:table-cell>
          <table:table-cell office:value-type="float" office:value="-29.273" calcext:value-type="float">
            <text:p>-29.273</text:p>
          </table:table-cell>
          <table:table-cell office:value-type="float" office:value="49" calcext:value-type="float">
            <text:p>49</text:p>
          </table:table-cell>
          <table:table-cell table:formula="of:=[.E928]*[.E928]*[.E928]*[.E92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0.189" calcext:value-type="float">
            <text:p>150.189</text:p>
          </table:table-cell>
          <table:table-cell office:value-type="float" office:value="-6.017" calcext:value-type="float">
            <text:p>-6.017</text:p>
          </table:table-cell>
          <table:table-cell office:value-type="float" office:value="53" calcext:value-type="float">
            <text:p>53</text:p>
          </table:table-cell>
          <table:table-cell table:formula="of:=[.E929]*[.E929]*[.E929]*[.E92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02.712" calcext:value-type="float">
            <text:p>102.712</text:p>
          </table:table-cell>
          <table:table-cell office:value-type="float" office:value="-3.299" calcext:value-type="float">
            <text:p>-3.299</text:p>
          </table:table-cell>
          <table:table-cell office:value-type="float" office:value="33" calcext:value-type="float">
            <text:p>33</text:p>
          </table:table-cell>
          <table:table-cell table:formula="of:=[.E930]*[.E930]*[.E930]*[.E93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59.741" calcext:value-type="float">
            <text:p>59.741</text:p>
          </table:table-cell>
          <table:table-cell office:value-type="float" office:value="33.918" calcext:value-type="float">
            <text:p>33.918</text:p>
          </table:table-cell>
          <table:table-cell office:value-type="float" office:value="33" calcext:value-type="float">
            <text:p>33</text:p>
          </table:table-cell>
          <table:table-cell table:formula="of:=[.E931]*[.E931]*[.E931]*[.E93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4.858" calcext:value-type="float">
            <text:p>-174.858</text:p>
          </table:table-cell>
          <table:table-cell office:value-type="float" office:value="-23.576" calcext:value-type="float">
            <text:p>-23.576</text:p>
          </table:table-cell>
          <table:table-cell office:value-type="float" office:value="32" calcext:value-type="float">
            <text:p>32</text:p>
          </table:table-cell>
          <table:table-cell table:formula="of:=[.E932]*[.E932]*[.E932]*[.E93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90.73" calcext:value-type="float">
            <text:p>-90.73</text:p>
          </table:table-cell>
          <table:table-cell office:value-type="float" office:value="13.778" calcext:value-type="float">
            <text:p>13.778</text:p>
          </table:table-cell>
          <table:table-cell office:value-type="float" office:value="65" calcext:value-type="float">
            <text:p>65</text:p>
          </table:table-cell>
          <table:table-cell table:formula="of:=[.E933]*[.E933]*[.E933]*[.E93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41.688" calcext:value-type="float">
            <text:p>-41.688</text:p>
          </table:table-cell>
          <table:table-cell office:value-type="float" office:value="10.731" calcext:value-type="float">
            <text:p>10.731</text:p>
          </table:table-cell>
          <table:table-cell office:value-type="float" office:value="10" calcext:value-type="float">
            <text:p>10</text:p>
          </table:table-cell>
          <table:table-cell table:formula="of:=[.E934]*[.E934]*[.E934]*[.E93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00.877" calcext:value-type="float">
            <text:p>-100.877</text:p>
          </table:table-cell>
          <table:table-cell office:value-type="float" office:value="17.413" calcext:value-type="float">
            <text:p>17.413</text:p>
          </table:table-cell>
          <table:table-cell office:value-type="float" office:value="41" calcext:value-type="float">
            <text:p>41</text:p>
          </table:table-cell>
          <table:table-cell table:formula="of:=[.E935]*[.E935]*[.E935]*[.E93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52.691" calcext:value-type="float">
            <text:p>-152.691</text:p>
          </table:table-cell>
          <table:table-cell office:value-type="float" office:value="56.423" calcext:value-type="float">
            <text:p>56.423</text:p>
          </table:table-cell>
          <table:table-cell office:value-type="float" office:value="14" calcext:value-type="float">
            <text:p>14</text:p>
          </table:table-cell>
          <table:table-cell table:formula="of:=[.E936]*[.E936]*[.E936]*[.E93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9.029" calcext:value-type="float">
            <text:p>149.029</text:p>
          </table:table-cell>
          <table:table-cell office:value-type="float" office:value="44.14" calcext:value-type="float">
            <text:p>44.14</text:p>
          </table:table-cell>
          <table:table-cell office:value-type="float" office:value="33" calcext:value-type="float">
            <text:p>33</text:p>
          </table:table-cell>
          <table:table-cell table:formula="of:=[.E937]*[.E937]*[.E937]*[.E93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7.119" calcext:value-type="float">
            <text:p>-177.119</text:p>
          </table:table-cell>
          <table:table-cell office:value-type="float" office:value="-30.414" calcext:value-type="float">
            <text:p>-30.414</text:p>
          </table:table-cell>
          <table:table-cell office:value-type="float" office:value="33" calcext:value-type="float">
            <text:p>33</text:p>
          </table:table-cell>
          <table:table-cell table:formula="of:=[.E938]*[.E938]*[.E938]*[.E93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39.259" calcext:value-type="float">
            <text:p>139.259</text:p>
          </table:table-cell>
          <table:table-cell office:value-type="float" office:value="34.809" calcext:value-type="float">
            <text:p>34.809</text:p>
          </table:table-cell>
          <table:table-cell office:value-type="float" office:value="14" calcext:value-type="float">
            <text:p>14</text:p>
          </table:table-cell>
          <table:table-cell table:formula="of:=[.E939]*[.E939]*[.E939]*[.E93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40.278" calcext:value-type="float">
            <text:p>40.278</text:p>
          </table:table-cell>
          <table:table-cell office:value-type="float" office:value="16.659" calcext:value-type="float">
            <text:p>16.659</text:p>
          </table:table-cell>
          <table:table-cell office:value-type="float" office:value="33" calcext:value-type="float">
            <text:p>33</text:p>
          </table:table-cell>
          <table:table-cell table:formula="of:=[.E940]*[.E940]*[.E940]*[.E94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77.954" calcext:value-type="float">
            <text:p>177.954</text:p>
          </table:table-cell>
          <table:table-cell office:value-type="float" office:value="51.144" calcext:value-type="float">
            <text:p>51.144</text:p>
          </table:table-cell>
          <table:table-cell office:value-type="float" office:value="8" calcext:value-type="float">
            <text:p>8</text:p>
          </table:table-cell>
          <table:table-cell table:formula="of:=[.E941]*[.E941]*[.E941]*[.E94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4.447" calcext:value-type="float">
            <text:p>144.447</text:p>
          </table:table-cell>
          <table:table-cell office:value-type="float" office:value="-3.63" calcext:value-type="float">
            <text:p>-3.63</text:p>
          </table:table-cell>
          <table:table-cell office:value-type="float" office:value="33" calcext:value-type="float">
            <text:p>33</text:p>
          </table:table-cell>
          <table:table-cell table:formula="of:=[.E942]*[.E942]*[.E942]*[.E94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2.755" calcext:value-type="float">
            <text:p>152.755</text:p>
          </table:table-cell>
          <table:table-cell office:value-type="float" office:value="-4.157" calcext:value-type="float">
            <text:p>-4.157</text:p>
          </table:table-cell>
          <table:table-cell office:value-type="float" office:value="53" calcext:value-type="float">
            <text:p>53</text:p>
          </table:table-cell>
          <table:table-cell table:formula="of:=[.E943]*[.E943]*[.E943]*[.E94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4.478" calcext:value-type="float">
            <text:p>-74.478</text:p>
          </table:table-cell>
          <table:table-cell office:value-type="float" office:value="-11.637" calcext:value-type="float">
            <text:p>-11.637</text:p>
          </table:table-cell>
          <table:table-cell office:value-type="float" office:value="33" calcext:value-type="float">
            <text:p>33</text:p>
          </table:table-cell>
          <table:table-cell table:formula="of:=[.E944]*[.E944]*[.E944]*[.E94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39.683" calcext:value-type="float">
            <text:p>139.683</text:p>
          </table:table-cell>
          <table:table-cell office:value-type="float" office:value="-51.603" calcext:value-type="float">
            <text:p>-51.603</text:p>
          </table:table-cell>
          <table:table-cell office:value-type="float" office:value="33" calcext:value-type="float">
            <text:p>33</text:p>
          </table:table-cell>
          <table:table-cell table:formula="of:=[.E945]*[.E945]*[.E945]*[.E94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7.573" calcext:value-type="float">
            <text:p>167.573</text:p>
          </table:table-cell>
          <table:table-cell office:value-type="float" office:value="-44.642" calcext:value-type="float">
            <text:p>-44.642</text:p>
          </table:table-cell>
          <table:table-cell office:value-type="float" office:value="19" calcext:value-type="float">
            <text:p>19</text:p>
          </table:table-cell>
          <table:table-cell table:formula="of:=[.E946]*[.E946]*[.E946]*[.E94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2.04" calcext:value-type="float">
            <text:p>142.04</text:p>
          </table:table-cell>
          <table:table-cell office:value-type="float" office:value="-4.084" calcext:value-type="float">
            <text:p>-4.084</text:p>
          </table:table-cell>
          <table:table-cell office:value-type="float" office:value="115" calcext:value-type="float">
            <text:p>115</text:p>
          </table:table-cell>
          <table:table-cell table:formula="of:=[.E947]*[.E947]*[.E947]*[.E94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7.845" calcext:value-type="float">
            <text:p>167.845</text:p>
          </table:table-cell>
          <table:table-cell office:value-type="float" office:value="54.877" calcext:value-type="float">
            <text:p>54.877</text:p>
          </table:table-cell>
          <table:table-cell office:value-type="float" office:value="4" calcext:value-type="float">
            <text:p>4</text:p>
          </table:table-cell>
          <table:table-cell table:formula="of:=[.E948]*[.E948]*[.E948]*[.E94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2.802" calcext:value-type="float">
            <text:p>122.802</text:p>
          </table:table-cell>
          <table:table-cell office:value-type="float" office:value="22.735" calcext:value-type="float">
            <text:p>22.735</text:p>
          </table:table-cell>
          <table:table-cell office:value-type="float" office:value="21" calcext:value-type="float">
            <text:p>21</text:p>
          </table:table-cell>
          <table:table-cell table:formula="of:=[.E949]*[.E949]*[.E949]*[.E94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6.145" calcext:value-type="float">
            <text:p>126.145</text:p>
          </table:table-cell>
          <table:table-cell office:value-type="float" office:value="-2.444" calcext:value-type="float">
            <text:p>-2.444</text:p>
          </table:table-cell>
          <table:table-cell office:value-type="float" office:value="33" calcext:value-type="float">
            <text:p>33</text:p>
          </table:table-cell>
          <table:table-cell table:formula="of:=[.E950]*[.E950]*[.E950]*[.E95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6.11" calcext:value-type="float">
            <text:p>-176.11</text:p>
          </table:table-cell>
          <table:table-cell office:value-type="float" office:value="-29.122" calcext:value-type="float">
            <text:p>-29.122</text:p>
          </table:table-cell>
          <table:table-cell office:value-type="float" office:value="33" calcext:value-type="float">
            <text:p>33</text:p>
          </table:table-cell>
          <table:table-cell table:formula="of:=[.E951]*[.E951]*[.E951]*[.E95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84.28" calcext:value-type="float">
            <text:p>84.28</text:p>
          </table:table-cell>
          <table:table-cell office:value-type="float" office:value="-26.09" calcext:value-type="float">
            <text:p>-26.09</text:p>
          </table:table-cell>
          <table:table-cell office:value-type="float" office:value="33" calcext:value-type="float">
            <text:p>33</text:p>
          </table:table-cell>
          <table:table-cell table:formula="of:=[.E952]*[.E952]*[.E952]*[.E95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56.875" calcext:value-type="float">
            <text:p>56.875</text:p>
          </table:table-cell>
          <table:table-cell office:value-type="float" office:value="-33.416" calcext:value-type="float">
            <text:p>-33.416</text:p>
          </table:table-cell>
          <table:table-cell office:value-type="float" office:value="33" calcext:value-type="float">
            <text:p>33</text:p>
          </table:table-cell>
          <table:table-cell table:formula="of:=[.E953]*[.E953]*[.E953]*[.E95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6.193" calcext:value-type="float">
            <text:p>156.193</text:p>
          </table:table-cell>
          <table:table-cell office:value-type="float" office:value="-7.335" calcext:value-type="float">
            <text:p>-7.335</text:p>
          </table:table-cell>
          <table:table-cell office:value-type="float" office:value="33" calcext:value-type="float">
            <text:p>33</text:p>
          </table:table-cell>
          <table:table-cell table:formula="of:=[.E954]*[.E954]*[.E954]*[.E95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6.639" calcext:value-type="float">
            <text:p>166.639</text:p>
          </table:table-cell>
          <table:table-cell office:value-type="float" office:value="-15.506" calcext:value-type="float">
            <text:p>-15.506</text:p>
          </table:table-cell>
          <table:table-cell office:value-type="float" office:value="10" calcext:value-type="float">
            <text:p>10</text:p>
          </table:table-cell>
          <table:table-cell table:formula="of:=[.E955]*[.E955]*[.E955]*[.E95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6.56" calcext:value-type="float">
            <text:p>146.56</text:p>
          </table:table-cell>
          <table:table-cell office:value-type="float" office:value="43.175" calcext:value-type="float">
            <text:p>43.175</text:p>
          </table:table-cell>
          <table:table-cell office:value-type="float" office:value="50" calcext:value-type="float">
            <text:p>50</text:p>
          </table:table-cell>
          <table:table-cell table:formula="of:=[.E956]*[.E956]*[.E956]*[.E95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1.384" calcext:value-type="float">
            <text:p>91.384</text:p>
          </table:table-cell>
          <table:table-cell office:value-type="float" office:value="6.966" calcext:value-type="float">
            <text:p>6.966</text:p>
          </table:table-cell>
          <table:table-cell office:value-type="float" office:value="33" calcext:value-type="float">
            <text:p>33</text:p>
          </table:table-cell>
          <table:table-cell table:formula="of:=[.E957]*[.E957]*[.E957]*[.E95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95.036" calcext:value-type="float">
            <text:p>-95.036</text:p>
          </table:table-cell>
          <table:table-cell office:value-type="float" office:value="15.612" calcext:value-type="float">
            <text:p>15.612</text:p>
          </table:table-cell>
          <table:table-cell office:value-type="float" office:value="15" calcext:value-type="float">
            <text:p>15</text:p>
          </table:table-cell>
          <table:table-cell table:formula="of:=[.E958]*[.E958]*[.E958]*[.E95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5.928" calcext:value-type="float">
            <text:p>155.928</text:p>
          </table:table-cell>
          <table:table-cell office:value-type="float" office:value="49.149" calcext:value-type="float">
            <text:p>49.149</text:p>
          </table:table-cell>
          <table:table-cell office:value-type="float" office:value="45" calcext:value-type="float">
            <text:p>45</text:p>
          </table:table-cell>
          <table:table-cell table:formula="of:=[.E959]*[.E959]*[.E959]*[.E95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2.618" calcext:value-type="float">
            <text:p>152.618</text:p>
          </table:table-cell>
          <table:table-cell office:value-type="float" office:value="-4.255" calcext:value-type="float">
            <text:p>-4.255</text:p>
          </table:table-cell>
          <table:table-cell office:value-type="float" office:value="30" calcext:value-type="float">
            <text:p>30</text:p>
          </table:table-cell>
          <table:table-cell table:formula="of:=[.E960]*[.E960]*[.E960]*[.E96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28.28" calcext:value-type="float">
            <text:p>-28.28</text:p>
          </table:table-cell>
          <table:table-cell office:value-type="float" office:value="0.922" calcext:value-type="float">
            <text:p>0.922</text:p>
          </table:table-cell>
          <table:table-cell office:value-type="float" office:value="10" calcext:value-type="float">
            <text:p>10</text:p>
          </table:table-cell>
          <table:table-cell table:formula="of:=[.E961]*[.E961]*[.E961]*[.E96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52.765" calcext:value-type="float">
            <text:p>52.765</text:p>
          </table:table-cell>
          <table:table-cell office:value-type="float" office:value="28.415" calcext:value-type="float">
            <text:p>28.415</text:p>
          </table:table-cell>
          <table:table-cell office:value-type="float" office:value="10" calcext:value-type="float">
            <text:p>10</text:p>
          </table:table-cell>
          <table:table-cell table:formula="of:=[.E962]*[.E962]*[.E962]*[.E96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8.169" calcext:value-type="float">
            <text:p>-178.169</text:p>
          </table:table-cell>
          <table:table-cell office:value-type="float" office:value="-28.277" calcext:value-type="float">
            <text:p>-28.277</text:p>
          </table:table-cell>
          <table:table-cell office:value-type="float" office:value="200" calcext:value-type="float">
            <text:p>200</text:p>
          </table:table-cell>
          <table:table-cell table:formula="of:=[.E963]*[.E963]*[.E963]*[.E96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4.905" calcext:value-type="float">
            <text:p>144.905</text:p>
          </table:table-cell>
          <table:table-cell office:value-type="float" office:value="-4.718" calcext:value-type="float">
            <text:p>-4.718</text:p>
          </table:table-cell>
          <table:table-cell office:value-type="float" office:value="20" calcext:value-type="float">
            <text:p>20</text:p>
          </table:table-cell>
          <table:table-cell table:formula="of:=[.E964]*[.E964]*[.E964]*[.E96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4.966" calcext:value-type="float">
            <text:p>144.966</text:p>
          </table:table-cell>
          <table:table-cell office:value-type="float" office:value="-4.866" calcext:value-type="float">
            <text:p>-4.866</text:p>
          </table:table-cell>
          <table:table-cell office:value-type="float" office:value="25.7" calcext:value-type="float">
            <text:p>25.7</text:p>
          </table:table-cell>
          <table:table-cell table:formula="of:=[.E965]*[.E965]*[.E965]*[.E96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3.314" calcext:value-type="float">
            <text:p>153.314</text:p>
          </table:table-cell>
          <table:table-cell office:value-type="float" office:value="44.889" calcext:value-type="float">
            <text:p>44.889</text:p>
          </table:table-cell>
          <table:table-cell office:value-type="float" office:value="20" calcext:value-type="float">
            <text:p>20</text:p>
          </table:table-cell>
          <table:table-cell table:formula="of:=[.E966]*[.E966]*[.E966]*[.E96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2.531" calcext:value-type="float">
            <text:p>142.531</text:p>
          </table:table-cell>
          <table:table-cell office:value-type="float" office:value="11.909" calcext:value-type="float">
            <text:p>11.909</text:p>
          </table:table-cell>
          <table:table-cell office:value-type="float" office:value="21.6" calcext:value-type="float">
            <text:p>21.6</text:p>
          </table:table-cell>
          <table:table-cell table:formula="of:=[.E967]*[.E967]*[.E967]*[.E96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2.317" calcext:value-type="float">
            <text:p>2.317</text:p>
          </table:table-cell>
          <table:table-cell office:value-type="float" office:value="-54.276" calcext:value-type="float">
            <text:p>-54.276</text:p>
          </table:table-cell>
          <table:table-cell office:value-type="float" office:value="10" calcext:value-type="float">
            <text:p>10</text:p>
          </table:table-cell>
          <table:table-cell table:formula="of:=[.E968]*[.E968]*[.E968]*[.E96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1.144" calcext:value-type="float">
            <text:p>141.144</text:p>
          </table:table-cell>
          <table:table-cell office:value-type="float" office:value="46.347" calcext:value-type="float">
            <text:p>46.347</text:p>
          </table:table-cell>
          <table:table-cell office:value-type="float" office:value="18.4" calcext:value-type="float">
            <text:p>18.4</text:p>
          </table:table-cell>
          <table:table-cell table:formula="of:=[.E969]*[.E969]*[.E969]*[.E96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8.376" calcext:value-type="float">
            <text:p>-178.376</text:p>
          </table:table-cell>
          <table:table-cell office:value-type="float" office:value="-15.751" calcext:value-type="float">
            <text:p>-15.751</text:p>
          </table:table-cell>
          <table:table-cell office:value-type="float" office:value="25" calcext:value-type="float">
            <text:p>25</text:p>
          </table:table-cell>
          <table:table-cell table:formula="of:=[.E970]*[.E970]*[.E970]*[.E97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2.88" calcext:value-type="float">
            <text:p>152.88</text:p>
          </table:table-cell>
          <table:table-cell office:value-type="float" office:value="-5.283" calcext:value-type="float">
            <text:p>-5.283</text:p>
          </table:table-cell>
          <table:table-cell office:value-type="float" office:value="40" calcext:value-type="float">
            <text:p>40</text:p>
          </table:table-cell>
          <table:table-cell table:formula="of:=[.E971]*[.E971]*[.E971]*[.E97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2.235" calcext:value-type="float">
            <text:p>152.235</text:p>
          </table:table-cell>
          <table:table-cell office:value-type="float" office:value="-5.275" calcext:value-type="float">
            <text:p>-5.275</text:p>
          </table:table-cell>
          <table:table-cell office:value-type="float" office:value="40" calcext:value-type="float">
            <text:p>40</text:p>
          </table:table-cell>
          <table:table-cell table:formula="of:=[.E972]*[.E972]*[.E972]*[.E97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3.288" calcext:value-type="float">
            <text:p>153.288</text:p>
          </table:table-cell>
          <table:table-cell office:value-type="float" office:value="-4.869" calcext:value-type="float">
            <text:p>-4.869</text:p>
          </table:table-cell>
          <table:table-cell office:value-type="float" office:value="47.5" calcext:value-type="float">
            <text:p>47.5</text:p>
          </table:table-cell>
          <table:table-cell table:formula="of:=[.E973]*[.E973]*[.E973]*[.E97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04.833" calcext:value-type="float">
            <text:p>-104.833</text:p>
          </table:table-cell>
          <table:table-cell office:value-type="float" office:value="-39.811" calcext:value-type="float">
            <text:p>-39.811</text:p>
          </table:table-cell>
          <table:table-cell office:value-type="float" office:value="15" calcext:value-type="float">
            <text:p>15</text:p>
          </table:table-cell>
          <table:table-cell table:formula="of:=[.E974]*[.E974]*[.E974]*[.E97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9.106" calcext:value-type="float">
            <text:p>129.106</text:p>
          </table:table-cell>
          <table:table-cell office:value-type="float" office:value="2.514" calcext:value-type="float">
            <text:p>2.514</text:p>
          </table:table-cell>
          <table:table-cell office:value-type="float" office:value="31.3" calcext:value-type="float">
            <text:p>31.3</text:p>
          </table:table-cell>
          <table:table-cell table:formula="of:=[.E975]*[.E975]*[.E975]*[.E97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5.393" calcext:value-type="float">
            <text:p>145.393</text:p>
          </table:table-cell>
          <table:table-cell office:value-type="float" office:value="-5.775" calcext:value-type="float">
            <text:p>-5.775</text:p>
          </table:table-cell>
          <table:table-cell office:value-type="float" office:value="111" calcext:value-type="float">
            <text:p>111</text:p>
          </table:table-cell>
          <table:table-cell table:formula="of:=[.E976]*[.E976]*[.E976]*[.E97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18.37" calcext:value-type="float">
            <text:p>-118.37</text:p>
          </table:table-cell>
          <table:table-cell office:value-type="float" office:value="34.416" calcext:value-type="float">
            <text:p>34.416</text:p>
          </table:table-cell>
          <table:table-cell office:value-type="float" office:value="8.95" calcext:value-type="float">
            <text:p>8.95</text:p>
          </table:table-cell>
          <table:table-cell table:formula="of:=[.E977]*[.E977]*[.E977]*[.E97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39.674" calcext:value-type="float">
            <text:p>139.674</text:p>
          </table:table-cell>
          <table:table-cell office:value-type="float" office:value="-3.078" calcext:value-type="float">
            <text:p>-3.078</text:p>
          </table:table-cell>
          <table:table-cell office:value-type="float" office:value="30" calcext:value-type="float">
            <text:p>30</text:p>
          </table:table-cell>
          <table:table-cell table:formula="of:=[.E978]*[.E978]*[.E978]*[.E97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3.52" calcext:value-type="float">
            <text:p>153.52</text:p>
          </table:table-cell>
          <table:table-cell office:value-type="float" office:value="-5.242" calcext:value-type="float">
            <text:p>-5.242</text:p>
          </table:table-cell>
          <table:table-cell office:value-type="float" office:value="55" calcext:value-type="float">
            <text:p>55</text:p>
          </table:table-cell>
          <table:table-cell table:formula="of:=[.E979]*[.E979]*[.E979]*[.E97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7.488" calcext:value-type="float">
            <text:p>-77.488</text:p>
          </table:table-cell>
          <table:table-cell office:value-type="float" office:value="6.214" calcext:value-type="float">
            <text:p>6.214</text:p>
          </table:table-cell>
          <table:table-cell office:value-type="float" office:value="15" calcext:value-type="float">
            <text:p>15</text:p>
          </table:table-cell>
          <table:table-cell table:formula="of:=[.E980]*[.E980]*[.E980]*[.E98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7.629" calcext:value-type="float">
            <text:p>147.629</text:p>
          </table:table-cell>
          <table:table-cell office:value-type="float" office:value="17.717" calcext:value-type="float">
            <text:p>17.717</text:p>
          </table:table-cell>
          <table:table-cell office:value-type="float" office:value="25" calcext:value-type="float">
            <text:p>25</text:p>
          </table:table-cell>
          <table:table-cell table:formula="of:=[.E981]*[.E981]*[.E981]*[.E98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51.995" calcext:value-type="float">
            <text:p>51.995</text:p>
          </table:table-cell>
          <table:table-cell office:value-type="float" office:value="14.248" calcext:value-type="float">
            <text:p>14.248</text:p>
          </table:table-cell>
          <table:table-cell office:value-type="float" office:value="15" calcext:value-type="float">
            <text:p>15</text:p>
          </table:table-cell>
          <table:table-cell table:formula="of:=[.E982]*[.E982]*[.E982]*[.E98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8.683" calcext:value-type="float">
            <text:p>-8.683</text:p>
          </table:table-cell>
          <table:table-cell office:value-type="float" office:value="85.8" calcext:value-type="float">
            <text:p>85.8</text:p>
          </table:table-cell>
          <table:table-cell table:formula="of:=[.E983]*[.E983]*[.E983]*[.E98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68.413" calcext:value-type="float">
            <text:p>-68.413</text:p>
          </table:table-cell>
          <table:table-cell office:value-type="float" office:value="-24.418" calcext:value-type="float">
            <text:p>-24.418</text:p>
          </table:table-cell>
          <table:table-cell office:value-type="float" office:value="110.6" calcext:value-type="float">
            <text:p>110.6</text:p>
          </table:table-cell>
          <table:table-cell table:formula="of:=[.E984]*[.E984]*[.E984]*[.E98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93.254" calcext:value-type="float">
            <text:p>-93.254</text:p>
          </table:table-cell>
          <table:table-cell office:value-type="float" office:value="14.545" calcext:value-type="float">
            <text:p>14.545</text:p>
          </table:table-cell>
          <table:table-cell office:value-type="float" office:value="35" calcext:value-type="float">
            <text:p>35</text:p>
          </table:table-cell>
          <table:table-cell table:formula="of:=[.E985]*[.E985]*[.E985]*[.E98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92.847" calcext:value-type="float">
            <text:p>-92.847</text:p>
          </table:table-cell>
          <table:table-cell office:value-type="float" office:value="14.425" calcext:value-type="float">
            <text:p>14.425</text:p>
          </table:table-cell>
          <table:table-cell office:value-type="float" office:value="35" calcext:value-type="float">
            <text:p>35</text:p>
          </table:table-cell>
          <table:table-cell table:formula="of:=[.E986]*[.E986]*[.E986]*[.E98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9.318" calcext:value-type="float">
            <text:p>169.318</text:p>
          </table:table-cell>
          <table:table-cell office:value-type="float" office:value="-18.715" calcext:value-type="float">
            <text:p>-18.715</text:p>
          </table:table-cell>
          <table:table-cell office:value-type="float" office:value="238.7" calcext:value-type="float">
            <text:p>238.7</text:p>
          </table:table-cell>
          <table:table-cell table:formula="of:=[.E987]*[.E987]*[.E987]*[.E98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8.634" calcext:value-type="float">
            <text:p>168.634</text:p>
          </table:table-cell>
          <table:table-cell office:value-type="float" office:value="-17.07" calcext:value-type="float">
            <text:p>-17.07</text:p>
          </table:table-cell>
          <table:table-cell office:value-type="float" office:value="237.2" calcext:value-type="float">
            <text:p>237.2</text:p>
          </table:table-cell>
          <table:table-cell table:formula="of:=[.E988]*[.E988]*[.E988]*[.E98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8.672" calcext:value-type="float">
            <text:p>168.672</text:p>
          </table:table-cell>
          <table:table-cell office:value-type="float" office:value="-19.091" calcext:value-type="float">
            <text:p>-19.091</text:p>
          </table:table-cell>
          <table:table-cell office:value-type="float" office:value="30" calcext:value-type="float">
            <text:p>30</text:p>
          </table:table-cell>
          <table:table-cell table:formula="of:=[.E989]*[.E989]*[.E989]*[.E98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60.043" calcext:value-type="float">
            <text:p>60.043</text:p>
          </table:table-cell>
          <table:table-cell office:value-type="float" office:value="27.793" calcext:value-type="float">
            <text:p>27.793</text:p>
          </table:table-cell>
          <table:table-cell office:value-type="float" office:value="75" calcext:value-type="float">
            <text:p>75</text:p>
          </table:table-cell>
          <table:table-cell table:formula="of:=[.E990]*[.E990]*[.E990]*[.E99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07.988" calcext:value-type="float">
            <text:p>-107.988</text:p>
          </table:table-cell>
          <table:table-cell office:value-type="float" office:value="23.148" calcext:value-type="float">
            <text:p>23.148</text:p>
          </table:table-cell>
          <table:table-cell office:value-type="float" office:value="10" calcext:value-type="float">
            <text:p>10</text:p>
          </table:table-cell>
          <table:table-cell table:formula="of:=[.E991]*[.E991]*[.E991]*[.E99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8.975" calcext:value-type="float">
            <text:p>-178.975</text:p>
          </table:table-cell>
          <table:table-cell office:value-type="float" office:value="51.279" calcext:value-type="float">
            <text:p>51.279</text:p>
          </table:table-cell>
          <table:table-cell office:value-type="float" office:value="30" calcext:value-type="float">
            <text:p>30</text:p>
          </table:table-cell>
          <table:table-cell table:formula="of:=[.E992]*[.E992]*[.E992]*[.E99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5.051" calcext:value-type="float">
            <text:p>-75.051</text:p>
          </table:table-cell>
          <table:table-cell office:value-type="float" office:value="-11.841" calcext:value-type="float">
            <text:p>-11.841</text:p>
          </table:table-cell>
          <table:table-cell office:value-type="float" office:value="10" calcext:value-type="float">
            <text:p>10</text:p>
          </table:table-cell>
          <table:table-cell table:formula="of:=[.E993]*[.E993]*[.E993]*[.E99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8.109" calcext:value-type="float">
            <text:p>148.109</text:p>
          </table:table-cell>
          <table:table-cell office:value-type="float" office:value="43.731" calcext:value-type="float">
            <text:p>43.731</text:p>
          </table:table-cell>
          <table:table-cell office:value-type="float" office:value="26.7" calcext:value-type="float">
            <text:p>26.7</text:p>
          </table:table-cell>
          <table:table-cell table:formula="of:=[.E994]*[.E994]*[.E994]*[.E99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9.569" calcext:value-type="float">
            <text:p>129.569</text:p>
          </table:table-cell>
          <table:table-cell office:value-type="float" office:value="-6.069" calcext:value-type="float">
            <text:p>-6.069</text:p>
          </table:table-cell>
          <table:table-cell office:value-type="float" office:value="176.1" calcext:value-type="float">
            <text:p>176.1</text:p>
          </table:table-cell>
          <table:table-cell table:formula="of:=[.E995]*[.E995]*[.E995]*[.E99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33.895" calcext:value-type="float">
            <text:p>33.895</text:p>
          </table:table-cell>
          <table:table-cell office:value-type="float" office:value="27.575" calcext:value-type="float">
            <text:p>27.575</text:p>
          </table:table-cell>
          <table:table-cell office:value-type="float" office:value="10" calcext:value-type="float">
            <text:p>10</text:p>
          </table:table-cell>
          <table:table-cell table:formula="of:=[.E996]*[.E996]*[.E996]*[.E99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7.609" calcext:value-type="float">
            <text:p>127.609</text:p>
          </table:table-cell>
          <table:table-cell office:value-type="float" office:value="4.575" calcext:value-type="float">
            <text:p>4.575</text:p>
          </table:table-cell>
          <table:table-cell office:value-type="float" office:value="50" calcext:value-type="float">
            <text:p>50</text:p>
          </table:table-cell>
          <table:table-cell table:formula="of:=[.E997]*[.E997]*[.E997]*[.E99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6.033" calcext:value-type="float">
            <text:p>146.033</text:p>
          </table:table-cell>
          <table:table-cell office:value-type="float" office:value="-3.517" calcext:value-type="float">
            <text:p>-3.517</text:p>
          </table:table-cell>
          <table:table-cell office:value-type="float" office:value="15" calcext:value-type="float">
            <text:p>15</text:p>
          </table:table-cell>
          <table:table-cell table:formula="of:=[.E998]*[.E998]*[.E998]*[.E99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3.178" calcext:value-type="float">
            <text:p>143.178</text:p>
          </table:table-cell>
          <table:table-cell office:value-type="float" office:value="40.881" calcext:value-type="float">
            <text:p>40.881</text:p>
          </table:table-cell>
          <table:table-cell office:value-type="float" office:value="27.6" calcext:value-type="float">
            <text:p>27.6</text:p>
          </table:table-cell>
          <table:table-cell table:formula="of:=[.E999]*[.E999]*[.E999]*[.E99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16.103" calcext:value-type="float">
            <text:p>-116.103</text:p>
          </table:table-cell>
          <table:table-cell office:value-type="float" office:value="33.1798333" calcext:value-type="float">
            <text:p>33.1798333</text:p>
          </table:table-cell>
          <table:table-cell office:value-type="float" office:value="10" calcext:value-type="float">
            <text:p>10</text:p>
          </table:table-cell>
          <table:table-cell table:formula="of:=[.E1000]*[.E1000]*[.E1000]*[.E100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7.283" calcext:value-type="float">
            <text:p>147.283</text:p>
          </table:table-cell>
          <table:table-cell office:value-type="float" office:value="43.05" calcext:value-type="float">
            <text:p>43.05</text:p>
          </table:table-cell>
          <table:table-cell office:value-type="float" office:value="23.5" calcext:value-type="float">
            <text:p>23.5</text:p>
          </table:table-cell>
          <table:table-cell table:formula="of:=[.E1001]*[.E1001]*[.E1001]*[.E100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73.885" calcext:value-type="float">
            <text:p>73.885</text:p>
          </table:table-cell>
          <table:table-cell office:value-type="float" office:value="17.412" calcext:value-type="float">
            <text:p>17.412</text:p>
          </table:table-cell>
          <table:table-cell office:value-type="float" office:value="15" calcext:value-type="float">
            <text:p>15</text:p>
          </table:table-cell>
          <table:table-cell table:formula="of:=[.E1002]*[.E1002]*[.E1002]*[.E100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24.301" calcext:value-type="float">
            <text:p>-24.301</text:p>
          </table:table-cell>
          <table:table-cell office:value-type="float" office:value="-60.761" calcext:value-type="float">
            <text:p>-60.761</text:p>
          </table:table-cell>
          <table:table-cell office:value-type="float" office:value="10" calcext:value-type="float">
            <text:p>10</text:p>
          </table:table-cell>
          <table:table-cell table:formula="of:=[.E1003]*[.E1003]*[.E1003]*[.E100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.669" calcext:value-type="float">
            <text:p>95.669</text:p>
          </table:table-cell>
          <table:table-cell office:value-type="float" office:value="3.697" calcext:value-type="float">
            <text:p>3.697</text:p>
          </table:table-cell>
          <table:table-cell office:value-type="float" office:value="39.1" calcext:value-type="float">
            <text:p>39.1</text:p>
          </table:table-cell>
          <table:table-cell table:formula="of:=[.E1004]*[.E1004]*[.E1004]*[.E100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67.33" calcext:value-type="float">
            <text:p>-67.33</text:p>
          </table:table-cell>
          <table:table-cell office:value-type="float" office:value="10.559" calcext:value-type="float">
            <text:p>10.559</text:p>
          </table:table-cell>
          <table:table-cell office:value-type="float" office:value="25" calcext:value-type="float">
            <text:p>25</text:p>
          </table:table-cell>
          <table:table-cell table:formula="of:=[.E1005]*[.E1005]*[.E1005]*[.E100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24.684" calcext:value-type="float">
            <text:p>24.684</text:p>
          </table:table-cell>
          <table:table-cell office:value-type="float" office:value="39.1" calcext:value-type="float">
            <text:p>39.1</text:p>
          </table:table-cell>
          <table:table-cell office:value-type="float" office:value="15" calcext:value-type="float">
            <text:p>15</text:p>
          </table:table-cell>
          <table:table-cell table:formula="of:=[.E1006]*[.E1006]*[.E1006]*[.E100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2.152" calcext:value-type="float">
            <text:p>142.152</text:p>
          </table:table-cell>
          <table:table-cell office:value-type="float" office:value="38.244" calcext:value-type="float">
            <text:p>38.244</text:p>
          </table:table-cell>
          <table:table-cell office:value-type="float" office:value="45.8" calcext:value-type="float">
            <text:p>45.8</text:p>
          </table:table-cell>
          <table:table-cell table:formula="of:=[.E1007]*[.E1007]*[.E1007]*[.E100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8.256" calcext:value-type="float">
            <text:p>148.256</text:p>
          </table:table-cell>
          <table:table-cell office:value-type="float" office:value="-7.039" calcext:value-type="float">
            <text:p>-7.039</text:p>
          </table:table-cell>
          <table:table-cell office:value-type="float" office:value="30" calcext:value-type="float">
            <text:p>30</text:p>
          </table:table-cell>
          <table:table-cell table:formula="of:=[.E1008]*[.E1008]*[.E1008]*[.E100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71.224" calcext:value-type="float">
            <text:p>71.224</text:p>
          </table:table-cell>
          <table:table-cell office:value-type="float" office:value="36.421" calcext:value-type="float">
            <text:p>36.421</text:p>
          </table:table-cell>
          <table:table-cell office:value-type="float" office:value="215.6" calcext:value-type="float">
            <text:p>215.6</text:p>
          </table:table-cell>
          <table:table-cell table:formula="of:=[.E1009]*[.E1009]*[.E1009]*[.E100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29.863" calcext:value-type="float">
            <text:p>29.863</text:p>
          </table:table-cell>
          <table:table-cell office:value-type="float" office:value="0.622" calcext:value-type="float">
            <text:p>0.622</text:p>
          </table:table-cell>
          <table:table-cell office:value-type="float" office:value="29.3" calcext:value-type="float">
            <text:p>29.3</text:p>
          </table:table-cell>
          <table:table-cell table:formula="of:=[.E1010]*[.E1010]*[.E1010]*[.E101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78.866" calcext:value-type="float">
            <text:p>78.866</text:p>
          </table:table-cell>
          <table:table-cell office:value-type="float" office:value="-32.265" calcext:value-type="float">
            <text:p>-32.265</text:p>
          </table:table-cell>
          <table:table-cell office:value-type="float" office:value="15" calcext:value-type="float">
            <text:p>15</text:p>
          </table:table-cell>
          <table:table-cell table:formula="of:=[.E1011]*[.E1011]*[.E1011]*[.E101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8.021" calcext:value-type="float">
            <text:p>168.021</text:p>
          </table:table-cell>
          <table:table-cell office:value-type="float" office:value="-17.67" calcext:value-type="float">
            <text:p>-17.67</text:p>
          </table:table-cell>
          <table:table-cell office:value-type="float" office:value="35" calcext:value-type="float">
            <text:p>35</text:p>
          </table:table-cell>
          <table:table-cell table:formula="of:=[.E1012]*[.E1012]*[.E1012]*[.E101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4.01" calcext:value-type="float">
            <text:p>144.01</text:p>
          </table:table-cell>
          <table:table-cell office:value-type="float" office:value="-4.459" calcext:value-type="float">
            <text:p>-4.459</text:p>
          </table:table-cell>
          <table:table-cell office:value-type="float" office:value="108.8" calcext:value-type="float">
            <text:p>108.8</text:p>
          </table:table-cell>
          <table:table-cell table:formula="of:=[.E1013]*[.E1013]*[.E1013]*[.E101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2.552" calcext:value-type="float">
            <text:p>122.552</text:p>
          </table:table-cell>
          <table:table-cell office:value-type="float" office:value="-0.614" calcext:value-type="float">
            <text:p>-0.614</text:p>
          </table:table-cell>
          <table:table-cell office:value-type="float" office:value="20" calcext:value-type="float">
            <text:p>20</text:p>
          </table:table-cell>
          <table:table-cell table:formula="of:=[.E1014]*[.E1014]*[.E1014]*[.E101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54.081" calcext:value-type="float">
            <text:p>-154.081</text:p>
          </table:table-cell>
          <table:table-cell office:value-type="float" office:value="56.35" calcext:value-type="float">
            <text:p>56.35</text:p>
          </table:table-cell>
          <table:table-cell office:value-type="float" office:value="25" calcext:value-type="float">
            <text:p>25</text:p>
          </table:table-cell>
          <table:table-cell table:formula="of:=[.E1015]*[.E1015]*[.E1015]*[.E101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.59" calcext:value-type="float">
            <text:p>-7.59</text:p>
          </table:table-cell>
          <table:table-cell office:value-type="float" office:value="36.221" calcext:value-type="float">
            <text:p>36.221</text:p>
          </table:table-cell>
          <table:table-cell office:value-type="float" office:value="25" calcext:value-type="float">
            <text:p>25</text:p>
          </table:table-cell>
          <table:table-cell table:formula="of:=[.E1016]*[.E1016]*[.E1016]*[.E101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70.947" calcext:value-type="float">
            <text:p>70.947</text:p>
          </table:table-cell>
          <table:table-cell office:value-type="float" office:value="36.48" calcext:value-type="float">
            <text:p>36.48</text:p>
          </table:table-cell>
          <table:table-cell office:value-type="float" office:value="195.5" calcext:value-type="float">
            <text:p>195.5</text:p>
          </table:table-cell>
          <table:table-cell table:formula="of:=[.E1017]*[.E1017]*[.E1017]*[.E101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81.427" calcext:value-type="float">
            <text:p>-81.427</text:p>
          </table:table-cell>
          <table:table-cell office:value-type="float" office:value="-7.095" calcext:value-type="float">
            <text:p>-7.095</text:p>
          </table:table-cell>
          <table:table-cell office:value-type="float" office:value="25" calcext:value-type="float">
            <text:p>25</text:p>
          </table:table-cell>
          <table:table-cell table:formula="of:=[.E1018]*[.E1018]*[.E1018]*[.E101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6.933" calcext:value-type="float">
            <text:p>-176.933</text:p>
          </table:table-cell>
          <table:table-cell office:value-type="float" office:value="-30.075" calcext:value-type="float">
            <text:p>-30.075</text:p>
          </table:table-cell>
          <table:table-cell office:value-type="float" office:value="25" calcext:value-type="float">
            <text:p>25</text:p>
          </table:table-cell>
          <table:table-cell table:formula="of:=[.E1019]*[.E1019]*[.E1019]*[.E101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7.623" calcext:value-type="float">
            <text:p>-77.623</text:p>
          </table:table-cell>
          <table:table-cell office:value-type="float" office:value="-2.188" calcext:value-type="float">
            <text:p>-2.188</text:p>
          </table:table-cell>
          <table:table-cell office:value-type="float" office:value="20" calcext:value-type="float">
            <text:p>20</text:p>
          </table:table-cell>
          <table:table-cell table:formula="of:=[.E1020]*[.E1020]*[.E1020]*[.E102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7.618" calcext:value-type="float">
            <text:p>-177.618</text:p>
          </table:table-cell>
          <table:table-cell office:value-type="float" office:value="-29.985" calcext:value-type="float">
            <text:p>-29.985</text:p>
          </table:table-cell>
          <table:table-cell office:value-type="float" office:value="35" calcext:value-type="float">
            <text:p>35</text:p>
          </table:table-cell>
          <table:table-cell table:formula="of:=[.E1021]*[.E1021]*[.E1021]*[.E102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8.286" calcext:value-type="float">
            <text:p>128.286</text:p>
          </table:table-cell>
          <table:table-cell office:value-type="float" office:value="-7.403" calcext:value-type="float">
            <text:p>-7.403</text:p>
          </table:table-cell>
          <table:table-cell office:value-type="float" office:value="220" calcext:value-type="float">
            <text:p>220</text:p>
          </table:table-cell>
          <table:table-cell table:formula="of:=[.E1022]*[.E1022]*[.E1022]*[.E102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61.561" calcext:value-type="float">
            <text:p>-161.561</text:p>
          </table:table-cell>
          <table:table-cell office:value-type="float" office:value="54.578" calcext:value-type="float">
            <text:p>54.578</text:p>
          </table:table-cell>
          <table:table-cell office:value-type="float" office:value="35" calcext:value-type="float">
            <text:p>35</text:p>
          </table:table-cell>
          <table:table-cell table:formula="of:=[.E1023]*[.E1023]*[.E1023]*[.E102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39.329" calcext:value-type="float">
            <text:p>139.329</text:p>
          </table:table-cell>
          <table:table-cell office:value-type="float" office:value="29.27" calcext:value-type="float">
            <text:p>29.27</text:p>
          </table:table-cell>
          <table:table-cell office:value-type="float" office:value="431.2" calcext:value-type="float">
            <text:p>431.2</text:p>
          </table:table-cell>
          <table:table-cell table:formula="of:=[.E1024]*[.E1024]*[.E1024]*[.E102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3.997" calcext:value-type="float">
            <text:p>143.997</text:p>
          </table:table-cell>
          <table:table-cell office:value-type="float" office:value="-3.456" calcext:value-type="float">
            <text:p>-3.456</text:p>
          </table:table-cell>
          <table:table-cell office:value-type="float" office:value="25" calcext:value-type="float">
            <text:p>25</text:p>
          </table:table-cell>
          <table:table-cell table:formula="of:=[.E1025]*[.E1025]*[.E1025]*[.E102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2.857" calcext:value-type="float">
            <text:p>142.857</text:p>
          </table:table-cell>
          <table:table-cell office:value-type="float" office:value="22.027" calcext:value-type="float">
            <text:p>22.027</text:p>
          </table:table-cell>
          <table:table-cell office:value-type="float" office:value="269.1" calcext:value-type="float">
            <text:p>269.1</text:p>
          </table:table-cell>
          <table:table-cell table:formula="of:=[.E1026]*[.E1026]*[.E1026]*[.E102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6.574" calcext:value-type="float">
            <text:p>166.574</text:p>
          </table:table-cell>
          <table:table-cell office:value-type="float" office:value="-12.22" calcext:value-type="float">
            <text:p>-12.22</text:p>
          </table:table-cell>
          <table:table-cell office:value-type="float" office:value="114.4" calcext:value-type="float">
            <text:p>114.4</text:p>
          </table:table-cell>
          <table:table-cell table:formula="of:=[.E1027]*[.E1027]*[.E1027]*[.E102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.925" calcext:value-type="float">
            <text:p>95.925</text:p>
          </table:table-cell>
          <table:table-cell office:value-type="float" office:value="36.929" calcext:value-type="float">
            <text:p>36.929</text:p>
          </table:table-cell>
          <table:table-cell office:value-type="float" office:value="17" calcext:value-type="float">
            <text:p>17</text:p>
          </table:table-cell>
          <table:table-cell table:formula="of:=[.E1028]*[.E1028]*[.E1028]*[.E102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2.197" calcext:value-type="float">
            <text:p>-72.197</text:p>
          </table:table-cell>
          <table:table-cell office:value-type="float" office:value="20.378" calcext:value-type="float">
            <text:p>20.378</text:p>
          </table:table-cell>
          <table:table-cell office:value-type="float" office:value="25" calcext:value-type="float">
            <text:p>25</text:p>
          </table:table-cell>
          <table:table-cell table:formula="of:=[.E1029]*[.E1029]*[.E1029]*[.E102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3.238" calcext:value-type="float">
            <text:p>-73.238</text:p>
          </table:table-cell>
          <table:table-cell office:value-type="float" office:value="-36.738" calcext:value-type="float">
            <text:p>-36.738</text:p>
          </table:table-cell>
          <table:table-cell office:value-type="float" office:value="20" calcext:value-type="float">
            <text:p>20</text:p>
          </table:table-cell>
          <table:table-cell table:formula="of:=[.E1030]*[.E1030]*[.E1030]*[.E103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7.035" calcext:value-type="float">
            <text:p>-77.035</text:p>
          </table:table-cell>
          <table:table-cell office:value-type="float" office:value="-2.287" calcext:value-type="float">
            <text:p>-2.287</text:p>
          </table:table-cell>
          <table:table-cell office:value-type="float" office:value="142.1" calcext:value-type="float">
            <text:p>142.1</text:p>
          </table:table-cell>
          <table:table-cell table:formula="of:=[.E1031]*[.E1031]*[.E1031]*[.E103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9.249" calcext:value-type="float">
            <text:p>169.249</text:p>
          </table:table-cell>
          <table:table-cell office:value-type="float" office:value="-20.619" calcext:value-type="float">
            <text:p>-20.619</text:p>
          </table:table-cell>
          <table:table-cell office:value-type="float" office:value="34.9" calcext:value-type="float">
            <text:p>34.9</text:p>
          </table:table-cell>
          <table:table-cell table:formula="of:=[.E1032]*[.E1032]*[.E1032]*[.E103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6.099" calcext:value-type="float">
            <text:p>156.099</text:p>
          </table:table-cell>
          <table:table-cell office:value-type="float" office:value="50.016" calcext:value-type="float">
            <text:p>50.016</text:p>
          </table:table-cell>
          <table:table-cell office:value-type="float" office:value="58.5" calcext:value-type="float">
            <text:p>58.5</text:p>
          </table:table-cell>
          <table:table-cell table:formula="of:=[.E1033]*[.E1033]*[.E1033]*[.E103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9.564" calcext:value-type="float">
            <text:p>169.564</text:p>
          </table:table-cell>
          <table:table-cell office:value-type="float" office:value="-21.169" calcext:value-type="float">
            <text:p>-21.169</text:p>
          </table:table-cell>
          <table:table-cell office:value-type="float" office:value="35" calcext:value-type="float">
            <text:p>35</text:p>
          </table:table-cell>
          <table:table-cell table:formula="of:=[.E1034]*[.E1034]*[.E1034]*[.E103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9.581" calcext:value-type="float">
            <text:p>169.581</text:p>
          </table:table-cell>
          <table:table-cell office:value-type="float" office:value="-21.199" calcext:value-type="float">
            <text:p>-21.199</text:p>
          </table:table-cell>
          <table:table-cell office:value-type="float" office:value="35" calcext:value-type="float">
            <text:p>35</text:p>
          </table:table-cell>
          <table:table-cell table:formula="of:=[.E1035]*[.E1035]*[.E1035]*[.E103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6.31" calcext:value-type="float">
            <text:p>-176.31</text:p>
          </table:table-cell>
          <table:table-cell office:value-type="float" office:value="-24.56" calcext:value-type="float">
            <text:p>-24.56</text:p>
          </table:table-cell>
          <table:table-cell office:value-type="float" office:value="25" calcext:value-type="float">
            <text:p>25</text:p>
          </table:table-cell>
          <table:table-cell table:formula="of:=[.E1036]*[.E1036]*[.E1036]*[.E103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4.888" calcext:value-type="float">
            <text:p>144.888</text:p>
          </table:table-cell>
          <table:table-cell office:value-type="float" office:value="19.316" calcext:value-type="float">
            <text:p>19.316</text:p>
          </table:table-cell>
          <table:table-cell office:value-type="float" office:value="419.5" calcext:value-type="float">
            <text:p>419.5</text:p>
          </table:table-cell>
          <table:table-cell table:formula="of:=[.E1037]*[.E1037]*[.E1037]*[.E103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2.77" calcext:value-type="float">
            <text:p>152.77</text:p>
          </table:table-cell>
          <table:table-cell office:value-type="float" office:value="-9.3" calcext:value-type="float">
            <text:p>-9.3</text:p>
          </table:table-cell>
          <table:table-cell office:value-type="float" office:value="30" calcext:value-type="float">
            <text:p>30</text:p>
          </table:table-cell>
          <table:table-cell table:formula="of:=[.E1038]*[.E1038]*[.E1038]*[.E103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2.439" calcext:value-type="float">
            <text:p>152.439</text:p>
          </table:table-cell>
          <table:table-cell office:value-type="float" office:value="-9.337" calcext:value-type="float">
            <text:p>-9.337</text:p>
          </table:table-cell>
          <table:table-cell office:value-type="float" office:value="30" calcext:value-type="float">
            <text:p>30</text:p>
          </table:table-cell>
          <table:table-cell table:formula="of:=[.E1039]*[.E1039]*[.E1039]*[.E103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8.909" calcext:value-type="float">
            <text:p>128.909</text:p>
          </table:table-cell>
          <table:table-cell office:value-type="float" office:value="0.769" calcext:value-type="float">
            <text:p>0.769</text:p>
          </table:table-cell>
          <table:table-cell office:value-type="float" office:value="30" calcext:value-type="float">
            <text:p>30</text:p>
          </table:table-cell>
          <table:table-cell table:formula="of:=[.E1040]*[.E1040]*[.E1040]*[.E104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3.487" calcext:value-type="float">
            <text:p>153.487</text:p>
          </table:table-cell>
          <table:table-cell office:value-type="float" office:value="-4.617" calcext:value-type="float">
            <text:p>-4.617</text:p>
          </table:table-cell>
          <table:table-cell office:value-type="float" office:value="50" calcext:value-type="float">
            <text:p>50</text:p>
          </table:table-cell>
          <table:table-cell table:formula="of:=[.E1041]*[.E1041]*[.E1041]*[.E104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2.745" calcext:value-type="float">
            <text:p>162.745</text:p>
          </table:table-cell>
          <table:table-cell office:value-type="float" office:value="55.953" calcext:value-type="float">
            <text:p>55.953</text:p>
          </table:table-cell>
          <table:table-cell office:value-type="float" office:value="26.8" calcext:value-type="float">
            <text:p>26.8</text:p>
          </table:table-cell>
          <table:table-cell table:formula="of:=[.E1042]*[.E1042]*[.E1042]*[.E104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51.726" calcext:value-type="float">
            <text:p>51.726</text:p>
          </table:table-cell>
          <table:table-cell office:value-type="float" office:value="13.792" calcext:value-type="float">
            <text:p>13.792</text:p>
          </table:table-cell>
          <table:table-cell office:value-type="float" office:value="15" calcext:value-type="float">
            <text:p>15</text:p>
          </table:table-cell>
          <table:table-cell table:formula="of:=[.E1043]*[.E1043]*[.E1043]*[.E104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02.816" calcext:value-type="float">
            <text:p>102.816</text:p>
          </table:table-cell>
          <table:table-cell office:value-type="float" office:value="-5.409" calcext:value-type="float">
            <text:p>-5.409</text:p>
          </table:table-cell>
          <table:table-cell office:value-type="float" office:value="30" calcext:value-type="float">
            <text:p>30</text:p>
          </table:table-cell>
          <table:table-cell table:formula="of:=[.E1044]*[.E1044]*[.E1044]*[.E104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0.119" calcext:value-type="float">
            <text:p>120.119</text:p>
          </table:table-cell>
          <table:table-cell office:value-type="float" office:value="0.041" calcext:value-type="float">
            <text:p>0.041</text:p>
          </table:table-cell>
          <table:table-cell office:value-type="float" office:value="35" calcext:value-type="float">
            <text:p>35</text:p>
          </table:table-cell>
          <table:table-cell table:formula="of:=[.E1045]*[.E1045]*[.E1045]*[.E104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73.065" calcext:value-type="float">
            <text:p>173.065</text:p>
          </table:table-cell>
          <table:table-cell office:value-type="float" office:value="-16.275" calcext:value-type="float">
            <text:p>-16.275</text:p>
          </table:table-cell>
          <table:table-cell office:value-type="float" office:value="15" calcext:value-type="float">
            <text:p>15</text:p>
          </table:table-cell>
          <table:table-cell table:formula="of:=[.E1046]*[.E1046]*[.E1046]*[.E104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97.154" calcext:value-type="float">
            <text:p>-97.154</text:p>
          </table:table-cell>
          <table:table-cell office:value-type="float" office:value="17.445" calcext:value-type="float">
            <text:p>17.445</text:p>
          </table:table-cell>
          <table:table-cell office:value-type="float" office:value="65" calcext:value-type="float">
            <text:p>65</text:p>
          </table:table-cell>
          <table:table-cell table:formula="of:=[.E1047]*[.E1047]*[.E1047]*[.E104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64.907" calcext:value-type="float">
            <text:p>-64.907</text:p>
          </table:table-cell>
          <table:table-cell office:value-type="float" office:value="-23.07" calcext:value-type="float">
            <text:p>-23.07</text:p>
          </table:table-cell>
          <table:table-cell office:value-type="float" office:value="25" calcext:value-type="float">
            <text:p>25</text:p>
          </table:table-cell>
          <table:table-cell table:formula="of:=[.E1048]*[.E1048]*[.E1048]*[.E104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9.651" calcext:value-type="float">
            <text:p>129.651</text:p>
          </table:table-cell>
          <table:table-cell office:value-type="float" office:value="27.204" calcext:value-type="float">
            <text:p>27.204</text:p>
          </table:table-cell>
          <table:table-cell office:value-type="float" office:value="15" calcext:value-type="float">
            <text:p>15</text:p>
          </table:table-cell>
          <table:table-cell table:formula="of:=[.E1049]*[.E1049]*[.E1049]*[.E104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26.134" calcext:value-type="float">
            <text:p>-26.134</text:p>
          </table:table-cell>
          <table:table-cell office:value-type="float" office:value="-59.674" calcext:value-type="float">
            <text:p>-59.674</text:p>
          </table:table-cell>
          <table:table-cell office:value-type="float" office:value="25" calcext:value-type="float">
            <text:p>25</text:p>
          </table:table-cell>
          <table:table-cell table:formula="of:=[.E1050]*[.E1050]*[.E1050]*[.E105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79.357" calcext:value-type="float">
            <text:p>179.357</text:p>
          </table:table-cell>
          <table:table-cell office:value-type="float" office:value="51.353" calcext:value-type="float">
            <text:p>51.353</text:p>
          </table:table-cell>
          <table:table-cell office:value-type="float" office:value="30" calcext:value-type="float">
            <text:p>30</text:p>
          </table:table-cell>
          <table:table-cell table:formula="of:=[.E1051]*[.E1051]*[.E1051]*[.E105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4.919" calcext:value-type="float">
            <text:p>154.919</text:p>
          </table:table-cell>
          <table:table-cell office:value-type="float" office:value="-6.58" calcext:value-type="float">
            <text:p>-6.58</text:p>
          </table:table-cell>
          <table:table-cell office:value-type="float" office:value="25" calcext:value-type="float">
            <text:p>25</text:p>
          </table:table-cell>
          <table:table-cell table:formula="of:=[.E1052]*[.E1052]*[.E1052]*[.E105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52.778" calcext:value-type="float">
            <text:p>52.778</text:p>
          </table:table-cell>
          <table:table-cell office:value-type="float" office:value="36.277" calcext:value-type="float">
            <text:p>36.277</text:p>
          </table:table-cell>
          <table:table-cell office:value-type="float" office:value="15" calcext:value-type="float">
            <text:p>15</text:p>
          </table:table-cell>
          <table:table-cell table:formula="of:=[.E1053]*[.E1053]*[.E1053]*[.E105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2.095" calcext:value-type="float">
            <text:p>-72.095</text:p>
          </table:table-cell>
          <table:table-cell office:value-type="float" office:value="6.868" calcext:value-type="float">
            <text:p>6.868</text:p>
          </table:table-cell>
          <table:table-cell office:value-type="float" office:value="25" calcext:value-type="float">
            <text:p>25</text:p>
          </table:table-cell>
          <table:table-cell table:formula="of:=[.E1054]*[.E1054]*[.E1054]*[.E105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8.721" calcext:value-type="float">
            <text:p>-178.721</text:p>
          </table:table-cell>
          <table:table-cell office:value-type="float" office:value="51.425" calcext:value-type="float">
            <text:p>51.425</text:p>
          </table:table-cell>
          <table:table-cell office:value-type="float" office:value="25" calcext:value-type="float">
            <text:p>25</text:p>
          </table:table-cell>
          <table:table-cell table:formula="of:=[.E1055]*[.E1055]*[.E1055]*[.E105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3.934" calcext:value-type="float">
            <text:p>-173.934</text:p>
          </table:table-cell>
          <table:table-cell office:value-type="float" office:value="51.657" calcext:value-type="float">
            <text:p>51.657</text:p>
          </table:table-cell>
          <table:table-cell office:value-type="float" office:value="25" calcext:value-type="float">
            <text:p>25</text:p>
          </table:table-cell>
          <table:table-cell table:formula="of:=[.E1056]*[.E1056]*[.E1056]*[.E105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6.153" calcext:value-type="float">
            <text:p>126.153</text:p>
          </table:table-cell>
          <table:table-cell office:value-type="float" office:value="10.127" calcext:value-type="float">
            <text:p>10.127</text:p>
          </table:table-cell>
          <table:table-cell office:value-type="float" office:value="20" calcext:value-type="float">
            <text:p>20</text:p>
          </table:table-cell>
          <table:table-cell table:formula="of:=[.E1057]*[.E1057]*[.E1057]*[.E105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6.191" calcext:value-type="float">
            <text:p>126.191</text:p>
          </table:table-cell>
          <table:table-cell office:value-type="float" office:value="10.336" calcext:value-type="float">
            <text:p>10.336</text:p>
          </table:table-cell>
          <table:table-cell office:value-type="float" office:value="20" calcext:value-type="float">
            <text:p>20</text:p>
          </table:table-cell>
          <table:table-cell table:formula="of:=[.E1058]*[.E1058]*[.E1058]*[.E105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68.135" calcext:value-type="float">
            <text:p>-168.135</text:p>
          </table:table-cell>
          <table:table-cell office:value-type="float" office:value="52.599" calcext:value-type="float">
            <text:p>52.599</text:p>
          </table:table-cell>
          <table:table-cell office:value-type="float" office:value="20" calcext:value-type="float">
            <text:p>20</text:p>
          </table:table-cell>
          <table:table-cell table:formula="of:=[.E1059]*[.E1059]*[.E1059]*[.E105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1.474" calcext:value-type="float">
            <text:p>-71.474</text:p>
          </table:table-cell>
          <table:table-cell office:value-type="float" office:value="-30.332" calcext:value-type="float">
            <text:p>-30.332</text:p>
          </table:table-cell>
          <table:table-cell office:value-type="float" office:value="23.5" calcext:value-type="float">
            <text:p>23.5</text:p>
          </table:table-cell>
          <table:table-cell table:formula="of:=[.E1060]*[.E1060]*[.E1060]*[.E106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0.507" calcext:value-type="float">
            <text:p>-70.507</text:p>
          </table:table-cell>
          <table:table-cell office:value-type="float" office:value="-18.966" calcext:value-type="float">
            <text:p>-18.966</text:p>
          </table:table-cell>
          <table:table-cell office:value-type="float" office:value="51.5" calcext:value-type="float">
            <text:p>51.5</text:p>
          </table:table-cell>
          <table:table-cell table:formula="of:=[.E1061]*[.E1061]*[.E1061]*[.E106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2.353" calcext:value-type="float">
            <text:p>122.353</text:p>
          </table:table-cell>
          <table:table-cell office:value-type="float" office:value="24.025" calcext:value-type="float">
            <text:p>24.025</text:p>
          </table:table-cell>
          <table:table-cell office:value-type="float" office:value="45" calcext:value-type="float">
            <text:p>45</text:p>
          </table:table-cell>
          <table:table-cell table:formula="of:=[.E1062]*[.E1062]*[.E1062]*[.E106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27.284" calcext:value-type="float">
            <text:p>27.284</text:p>
          </table:table-cell>
          <table:table-cell office:value-type="float" office:value="37.617" calcext:value-type="float">
            <text:p>37.617</text:p>
          </table:table-cell>
          <table:table-cell office:value-type="float" office:value="15" calcext:value-type="float">
            <text:p>15</text:p>
          </table:table-cell>
          <table:table-cell table:formula="of:=[.E1063]*[.E1063]*[.E1063]*[.E106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3.741" calcext:value-type="float">
            <text:p>143.741</text:p>
          </table:table-cell>
          <table:table-cell office:value-type="float" office:value="39.729" calcext:value-type="float">
            <text:p>39.729</text:p>
          </table:table-cell>
          <table:table-cell office:value-type="float" office:value="10" calcext:value-type="float">
            <text:p>10</text:p>
          </table:table-cell>
          <table:table-cell table:formula="of:=[.E1064]*[.E1064]*[.E1064]*[.E106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6.353" calcext:value-type="float">
            <text:p>166.353</text:p>
          </table:table-cell>
          <table:table-cell office:value-type="float" office:value="-11.8" calcext:value-type="float">
            <text:p>-11.8</text:p>
          </table:table-cell>
          <table:table-cell office:value-type="float" office:value="62.7" calcext:value-type="float">
            <text:p>62.7</text:p>
          </table:table-cell>
          <table:table-cell table:formula="of:=[.E1065]*[.E1065]*[.E1065]*[.E106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7.621" calcext:value-type="float">
            <text:p>167.621</text:p>
          </table:table-cell>
          <table:table-cell office:value-type="float" office:value="-16.395" calcext:value-type="float">
            <text:p>-16.395</text:p>
          </table:table-cell>
          <table:table-cell office:value-type="float" office:value="15" calcext:value-type="float">
            <text:p>15</text:p>
          </table:table-cell>
          <table:table-cell table:formula="of:=[.E1066]*[.E1066]*[.E1066]*[.E106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23.893" calcext:value-type="float">
            <text:p>-123.893</text:p>
          </table:table-cell>
          <table:table-cell office:value-type="float" office:value="40.846" calcext:value-type="float">
            <text:p>40.846</text:p>
          </table:table-cell>
          <table:table-cell office:value-type="float" office:value="15" calcext:value-type="float">
            <text:p>15</text:p>
          </table:table-cell>
          <table:table-cell table:formula="of:=[.E1067]*[.E1067]*[.E1067]*[.E106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17.704" calcext:value-type="float">
            <text:p>-117.704</text:p>
          </table:table-cell>
          <table:table-cell office:value-type="float" office:value="39.207" calcext:value-type="float">
            <text:p>39.207</text:p>
          </table:table-cell>
          <table:table-cell office:value-type="float" office:value="15" calcext:value-type="float">
            <text:p>15</text:p>
          </table:table-cell>
          <table:table-cell table:formula="of:=[.E1068]*[.E1068]*[.E1068]*[.E106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80.176" calcext:value-type="float">
            <text:p>80.176</text:p>
          </table:table-cell>
          <table:table-cell office:value-type="float" office:value="-41.124" calcext:value-type="float">
            <text:p>-41.124</text:p>
          </table:table-cell>
          <table:table-cell office:value-type="float" office:value="15" calcext:value-type="float">
            <text:p>15</text:p>
          </table:table-cell>
          <table:table-cell table:formula="of:=[.E1069]*[.E1069]*[.E1069]*[.E106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97.363" calcext:value-type="float">
            <text:p>-97.363</text:p>
          </table:table-cell>
          <table:table-cell office:value-type="float" office:value="-36.215" calcext:value-type="float">
            <text:p>-36.215</text:p>
          </table:table-cell>
          <table:table-cell office:value-type="float" office:value="10" calcext:value-type="float">
            <text:p>10</text:p>
          </table:table-cell>
          <table:table-cell table:formula="of:=[.E1070]*[.E1070]*[.E1070]*[.E107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4.079" calcext:value-type="float">
            <text:p>124.079</text:p>
          </table:table-cell>
          <table:table-cell office:value-type="float" office:value="12.835" calcext:value-type="float">
            <text:p>12.835</text:p>
          </table:table-cell>
          <table:table-cell office:value-type="float" office:value="15" calcext:value-type="float">
            <text:p>15</text:p>
          </table:table-cell>
          <table:table-cell table:formula="of:=[.E1071]*[.E1071]*[.E1071]*[.E107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12.833" calcext:value-type="float">
            <text:p>-112.833</text:p>
          </table:table-cell>
          <table:table-cell office:value-type="float" office:value="29.04" calcext:value-type="float">
            <text:p>29.04</text:p>
          </table:table-cell>
          <table:table-cell office:value-type="float" office:value="10" calcext:value-type="float">
            <text:p>10</text:p>
          </table:table-cell>
          <table:table-cell table:formula="of:=[.E1072]*[.E1072]*[.E1072]*[.E107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9.371" calcext:value-type="float">
            <text:p>-179.371</text:p>
          </table:table-cell>
          <table:table-cell office:value-type="float" office:value="51.514" calcext:value-type="float">
            <text:p>51.514</text:p>
          </table:table-cell>
          <table:table-cell office:value-type="float" office:value="25" calcext:value-type="float">
            <text:p>25</text:p>
          </table:table-cell>
          <table:table-cell table:formula="of:=[.E1073]*[.E1073]*[.E1073]*[.E107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7.371" calcext:value-type="float">
            <text:p>-177.371</text:p>
          </table:table-cell>
          <table:table-cell office:value-type="float" office:value="-30.248" calcext:value-type="float">
            <text:p>-30.248</text:p>
          </table:table-cell>
          <table:table-cell office:value-type="float" office:value="25" calcext:value-type="float">
            <text:p>25</text:p>
          </table:table-cell>
          <table:table-cell table:formula="of:=[.E1074]*[.E1074]*[.E1074]*[.E107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1.53" calcext:value-type="float">
            <text:p>141.53</text:p>
          </table:table-cell>
          <table:table-cell office:value-type="float" office:value="-3.507" calcext:value-type="float">
            <text:p>-3.507</text:p>
          </table:table-cell>
          <table:table-cell office:value-type="float" office:value="25" calcext:value-type="float">
            <text:p>25</text:p>
          </table:table-cell>
          <table:table-cell table:formula="of:=[.E1075]*[.E1075]*[.E1075]*[.E107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6.429" calcext:value-type="float">
            <text:p>166.429</text:p>
          </table:table-cell>
          <table:table-cell office:value-type="float" office:value="-13.142" calcext:value-type="float">
            <text:p>-13.142</text:p>
          </table:table-cell>
          <table:table-cell office:value-type="float" office:value="25" calcext:value-type="float">
            <text:p>25</text:p>
          </table:table-cell>
          <table:table-cell table:formula="of:=[.E1076]*[.E1076]*[.E1076]*[.E107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7.369" calcext:value-type="float">
            <text:p>157.369</text:p>
          </table:table-cell>
          <table:table-cell office:value-type="float" office:value="51.035" calcext:value-type="float">
            <text:p>51.035</text:p>
          </table:table-cell>
          <table:table-cell office:value-type="float" office:value="56.7" calcext:value-type="float">
            <text:p>56.7</text:p>
          </table:table-cell>
          <table:table-cell table:formula="of:=[.E1077]*[.E1077]*[.E1077]*[.E107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6.008" calcext:value-type="float">
            <text:p>156.008</text:p>
          </table:table-cell>
          <table:table-cell table:number-columns-repeated="2" office:value-type="float" office:value="49.8" calcext:value-type="float">
            <text:p>49.8</text:p>
          </table:table-cell>
          <table:table-cell table:formula="of:=[.E1078]*[.E1078]*[.E1078]*[.E107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0.764" calcext:value-type="float">
            <text:p>150.764</text:p>
          </table:table-cell>
          <table:table-cell office:value-type="float" office:value="-3.649" calcext:value-type="float">
            <text:p>-3.649</text:p>
          </table:table-cell>
          <table:table-cell office:value-type="float" office:value="20" calcext:value-type="float">
            <text:p>20</text:p>
          </table:table-cell>
          <table:table-cell table:formula="of:=[.E1079]*[.E1079]*[.E1079]*[.E107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6.302" calcext:value-type="float">
            <text:p>156.302</text:p>
          </table:table-cell>
          <table:table-cell office:value-type="float" office:value="50.08" calcext:value-type="float">
            <text:p>50.08</text:p>
          </table:table-cell>
          <table:table-cell office:value-type="float" office:value="55.2" calcext:value-type="float">
            <text:p>55.2</text:p>
          </table:table-cell>
          <table:table-cell table:formula="of:=[.E1080]*[.E1080]*[.E1080]*[.E108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70.401" calcext:value-type="float">
            <text:p>-70.401</text:p>
          </table:table-cell>
          <table:table-cell office:value-type="float" office:value="19.451" calcext:value-type="float">
            <text:p>19.451</text:p>
          </table:table-cell>
          <table:table-cell office:value-type="float" office:value="16.7" calcext:value-type="float">
            <text:p>16.7</text:p>
          </table:table-cell>
          <table:table-cell table:formula="of:=[.E1081]*[.E1081]*[.E1081]*[.E108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9.695" calcext:value-type="float">
            <text:p>169.695</text:p>
          </table:table-cell>
          <table:table-cell office:value-type="float" office:value="-20.802" calcext:value-type="float">
            <text:p>-20.802</text:p>
          </table:table-cell>
          <table:table-cell office:value-type="float" office:value="45" calcext:value-type="float">
            <text:p>45</text:p>
          </table:table-cell>
          <table:table-cell table:formula="of:=[.E1082]*[.E1082]*[.E1082]*[.E108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69.296" calcext:value-type="float">
            <text:p>169.296</text:p>
          </table:table-cell>
          <table:table-cell office:value-type="float" office:value="-20.811" calcext:value-type="float">
            <text:p>-20.811</text:p>
          </table:table-cell>
          <table:table-cell office:value-type="float" office:value="35" calcext:value-type="float">
            <text:p>35</text:p>
          </table:table-cell>
          <table:table-cell table:formula="of:=[.E1083]*[.E1083]*[.E1083]*[.E108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54.979" calcext:value-type="float">
            <text:p>54.979</text:p>
          </table:table-cell>
          <table:table-cell office:value-type="float" office:value="35.385" calcext:value-type="float">
            <text:p>35.385</text:p>
          </table:table-cell>
          <table:table-cell office:value-type="float" office:value="15" calcext:value-type="float">
            <text:p>15</text:p>
          </table:table-cell>
          <table:table-cell table:formula="of:=[.E1084]*[.E1084]*[.E1084]*[.E108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4.078" calcext:value-type="float">
            <text:p>144.078</text:p>
          </table:table-cell>
          <table:table-cell office:value-type="float" office:value="42.108" calcext:value-type="float">
            <text:p>42.108</text:p>
          </table:table-cell>
          <table:table-cell office:value-type="float" office:value="45.1" calcext:value-type="float">
            <text:p>45.1</text:p>
          </table:table-cell>
          <table:table-cell table:formula="of:=[.E1085]*[.E1085]*[.E1085]*[.E108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6.428" calcext:value-type="float">
            <text:p>156.428</text:p>
          </table:table-cell>
          <table:table-cell office:value-type="float" office:value="50.137" calcext:value-type="float">
            <text:p>50.137</text:p>
          </table:table-cell>
          <table:table-cell office:value-type="float" office:value="54.2" calcext:value-type="float">
            <text:p>54.2</text:p>
          </table:table-cell>
          <table:table-cell table:formula="of:=[.E1086]*[.E1086]*[.E1086]*[.E108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9.901" calcext:value-type="float">
            <text:p>159.901</text:p>
          </table:table-cell>
          <table:table-cell office:value-type="float" office:value="51.764" calcext:value-type="float">
            <text:p>51.764</text:p>
          </table:table-cell>
          <table:table-cell office:value-type="float" office:value="30" calcext:value-type="float">
            <text:p>30</text:p>
          </table:table-cell>
          <table:table-cell table:formula="of:=[.E1087]*[.E1087]*[.E1087]*[.E108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3.336" calcext:value-type="float">
            <text:p>143.336</text:p>
          </table:table-cell>
          <table:table-cell office:value-type="float" office:value="39.515" calcext:value-type="float">
            <text:p>39.515</text:p>
          </table:table-cell>
          <table:table-cell office:value-type="float" office:value="27.8" calcext:value-type="float">
            <text:p>27.8</text:p>
          </table:table-cell>
          <table:table-cell table:formula="of:=[.E1088]*[.E1088]*[.E1088]*[.E108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02.25" calcext:value-type="float">
            <text:p>102.25</text:p>
          </table:table-cell>
          <table:table-cell office:value-type="float" office:value="28.43" calcext:value-type="float">
            <text:p>28.43</text:p>
          </table:table-cell>
          <table:table-cell office:value-type="float" office:value="10" calcext:value-type="float">
            <text:p>10</text:p>
          </table:table-cell>
          <table:table-cell table:formula="of:=[.E1089]*[.E1089]*[.E1089]*[.E108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72.957" calcext:value-type="float">
            <text:p>-172.957</text:p>
          </table:table-cell>
          <table:table-cell office:value-type="float" office:value="-14.53" calcext:value-type="float">
            <text:p>-14.53</text:p>
          </table:table-cell>
          <table:table-cell office:value-type="float" office:value="15" calcext:value-type="float">
            <text:p>15</text:p>
          </table:table-cell>
          <table:table-cell table:formula="of:=[.E1090]*[.E1090]*[.E1090]*[.E1090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-0.317" calcext:value-type="float">
            <text:p>-0.317</text:p>
          </table:table-cell>
          <table:table-cell office:value-type="float" office:value="30" calcext:value-type="float">
            <text:p>30</text:p>
          </table:table-cell>
          <table:table-cell table:formula="of:=[.E1091]*[.E1091]*[.E1091]*[.E1091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1.555" calcext:value-type="float">
            <text:p>121.555</text:p>
          </table:table-cell>
          <table:table-cell office:value-type="float" office:value="24.014" calcext:value-type="float">
            <text:p>24.014</text:p>
          </table:table-cell>
          <table:table-cell office:value-type="float" office:value="25" calcext:value-type="float">
            <text:p>25</text:p>
          </table:table-cell>
          <table:table-cell table:formula="of:=[.E1092]*[.E1092]*[.E1092]*[.E1092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1.424" calcext:value-type="float">
            <text:p>121.424</text:p>
          </table:table-cell>
          <table:table-cell office:value-type="float" office:value="23.867" calcext:value-type="float">
            <text:p>23.867</text:p>
          </table:table-cell>
          <table:table-cell office:value-type="float" office:value="25" calcext:value-type="float">
            <text:p>25</text:p>
          </table:table-cell>
          <table:table-cell table:formula="of:=[.E1093]*[.E1093]*[.E1093]*[.E1093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1.741" calcext:value-type="float">
            <text:p>121.741</text:p>
          </table:table-cell>
          <table:table-cell office:value-type="float" office:value="24.188" calcext:value-type="float">
            <text:p>24.188</text:p>
          </table:table-cell>
          <table:table-cell office:value-type="float" office:value="30" calcext:value-type="float">
            <text:p>30</text:p>
          </table:table-cell>
          <table:table-cell table:formula="of:=[.E1094]*[.E1094]*[.E1094]*[.E1094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35.634" calcext:value-type="float">
            <text:p>-135.634</text:p>
          </table:table-cell>
          <table:table-cell office:value-type="float" office:value="-55.879" calcext:value-type="float">
            <text:p>-55.879</text:p>
          </table:table-cell>
          <table:table-cell office:value-type="float" office:value="10" calcext:value-type="float">
            <text:p>10</text:p>
          </table:table-cell>
          <table:table-cell table:formula="of:=[.E1095]*[.E1095]*[.E1095]*[.E1095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80.993" calcext:value-type="float">
            <text:p>-80.993</text:p>
          </table:table-cell>
          <table:table-cell office:value-type="float" office:value="7.329" calcext:value-type="float">
            <text:p>7.329</text:p>
          </table:table-cell>
          <table:table-cell office:value-type="float" office:value="54.4" calcext:value-type="float">
            <text:p>54.4</text:p>
          </table:table-cell>
          <table:table-cell table:formula="of:=[.E1096]*[.E1096]*[.E1096]*[.E1096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9.876" calcext:value-type="float">
            <text:p>159.876</text:p>
          </table:table-cell>
          <table:table-cell office:value-type="float" office:value="-9.729" calcext:value-type="float">
            <text:p>-9.729</text:p>
          </table:table-cell>
          <table:table-cell office:value-type="float" office:value="15" calcext:value-type="float">
            <text:p>15</text:p>
          </table:table-cell>
          <table:table-cell table:formula="of:=[.E1097]*[.E1097]*[.E1097]*[.E1097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107.252" calcext:value-type="float">
            <text:p>-107.252</text:p>
          </table:table-cell>
          <table:table-cell office:value-type="float" office:value="18.945" calcext:value-type="float">
            <text:p>18.945</text:p>
          </table:table-cell>
          <table:table-cell office:value-type="float" office:value="15" calcext:value-type="float">
            <text:p>15</text:p>
          </table:table-cell>
          <table:table-cell table:formula="of:=[.E1098]*[.E1098]*[.E1098]*[.E1098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12.054" calcext:value-type="float">
            <text:p>112.054</text:p>
          </table:table-cell>
          <table:table-cell office:value-type="float" office:value="-6.985" calcext:value-type="float">
            <text:p>-6.985</text:p>
          </table:table-cell>
          <table:table-cell office:value-type="float" office:value="45" calcext:value-type="float">
            <text:p>45</text:p>
          </table:table-cell>
          <table:table-cell table:formula="of:=[.E1099]*[.E1099]*[.E1099]*[.E1099]/1000" office:value-type="float" office:value="1.8974736" calcext:value-type="float">
            <text:p>1.897473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92.4507" calcext:value-type="float">
            <text:p>-92.4507</text:p>
          </table:table-cell>
          <table:table-cell office:value-type="float" office:value="14.6843" calcext:value-type="float">
            <text:p>14.6843</text:p>
          </table:table-cell>
          <table:table-cell office:value-type="float" office:value="66" calcext:value-type="float">
            <text:p>66</text:p>
          </table:table-cell>
          <table:table-cell table:formula="of:=[.E1100]*[.E1100]*[.E1100]*[.E110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42.3568" calcext:value-type="float">
            <text:p>42.3568</text:p>
          </table:table-cell>
          <table:table-cell office:value-type="float" office:value="-43.1219" calcext:value-type="float">
            <text:p>-43.1219</text:p>
          </table:table-cell>
          <table:table-cell office:value-type="float" office:value="13" calcext:value-type="float">
            <text:p>13</text:p>
          </table:table-cell>
          <table:table-cell table:formula="of:=[.E1101]*[.E1101]*[.E1101]*[.E110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1.3815" calcext:value-type="float">
            <text:p>-71.3815</text:p>
          </table:table-cell>
          <table:table-cell office:value-type="float" office:value="-30.0404" calcext:value-type="float">
            <text:p>-30.0404</text:p>
          </table:table-cell>
          <table:table-cell office:value-type="float" office:value="63" calcext:value-type="float">
            <text:p>63</text:p>
          </table:table-cell>
          <table:table-cell table:formula="of:=[.E1102]*[.E1102]*[.E1102]*[.E110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1.2431" calcext:value-type="float">
            <text:p>-11.2431</text:p>
          </table:table-cell>
          <table:table-cell office:value-type="float" office:value="71.6312" calcext:value-type="float">
            <text:p>71.6312</text:p>
          </table:table-cell>
          <table:table-cell office:value-type="float" office:value="10" calcext:value-type="float">
            <text:p>10</text:p>
          </table:table-cell>
          <table:table-cell table:formula="of:=[.E1103]*[.E1103]*[.E1103]*[.E110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3.2429" calcext:value-type="float">
            <text:p>153.2429</text:p>
          </table:table-cell>
          <table:table-cell office:value-type="float" office:value="52.8549" calcext:value-type="float">
            <text:p>52.8549</text:p>
          </table:table-cell>
          <table:table-cell office:value-type="float" office:value="461" calcext:value-type="float">
            <text:p>461</text:p>
          </table:table-cell>
          <table:table-cell table:formula="of:=[.E1104]*[.E1104]*[.E1104]*[.E110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8.0633" calcext:value-type="float">
            <text:p>-178.0633</text:p>
          </table:table-cell>
          <table:table-cell office:value-type="float" office:value="-18.3604" calcext:value-type="float">
            <text:p>-18.3604</text:p>
          </table:table-cell>
          <table:table-cell office:value-type="float" office:value="550" calcext:value-type="float">
            <text:p>550</text:p>
          </table:table-cell>
          <table:table-cell table:formula="of:=[.E1105]*[.E1105]*[.E1105]*[.E110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1.4025" calcext:value-type="float">
            <text:p>151.4025</text:p>
          </table:table-cell>
          <table:table-cell office:value-type="float" office:value="-5.5024" calcext:value-type="float">
            <text:p>-5.5024</text:p>
          </table:table-cell>
          <table:table-cell office:value-type="float" office:value="40" calcext:value-type="float">
            <text:p>40</text:p>
          </table:table-cell>
          <table:table-cell table:formula="of:=[.E1106]*[.E1106]*[.E1106]*[.E110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2.6116" calcext:value-type="float">
            <text:p>142.6116</text:p>
          </table:table-cell>
          <table:table-cell office:value-type="float" office:value="-6.3043" calcext:value-type="float">
            <text:p>-6.3043</text:p>
          </table:table-cell>
          <table:table-cell office:value-type="float" office:value="20.49" calcext:value-type="float">
            <text:p>20.49</text:p>
          </table:table-cell>
          <table:table-cell table:formula="of:=[.E1107]*[.E1107]*[.E1107]*[.E110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9.1485" calcext:value-type="float">
            <text:p>169.1485</text:p>
          </table:table-cell>
          <table:table-cell office:value-type="float" office:value="-21.6971" calcext:value-type="float">
            <text:p>-21.6971</text:p>
          </table:table-cell>
          <table:table-cell office:value-type="float" office:value="24" calcext:value-type="float">
            <text:p>24</text:p>
          </table:table-cell>
          <table:table-cell table:formula="of:=[.E1108]*[.E1108]*[.E1108]*[.E110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3.0735" calcext:value-type="float">
            <text:p>123.0735</text:p>
          </table:table-cell>
          <table:table-cell office:value-type="float" office:value="-7.2168" calcext:value-type="float">
            <text:p>-7.2168</text:p>
          </table:table-cell>
          <table:table-cell office:value-type="float" office:value="553.81" calcext:value-type="float">
            <text:p>553.81</text:p>
          </table:table-cell>
          <table:table-cell table:formula="of:=[.E1109]*[.E1109]*[.E1109]*[.E110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8.6086" calcext:value-type="float">
            <text:p>8.6086</text:p>
          </table:table-cell>
          <table:table-cell office:value-type="float" office:value="-54.2632" calcext:value-type="float">
            <text:p>-54.2632</text:p>
          </table:table-cell>
          <table:table-cell office:value-type="float" office:value="9" calcext:value-type="float">
            <text:p>9</text:p>
          </table:table-cell>
          <table:table-cell table:formula="of:=[.E1110]*[.E1110]*[.E1110]*[.E111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7.9206" calcext:value-type="float">
            <text:p>127.9206</text:p>
          </table:table-cell>
          <table:table-cell office:value-type="float" office:value="-7.5082" calcext:value-type="float">
            <text:p>-7.5082</text:p>
          </table:table-cell>
          <table:table-cell office:value-type="float" office:value="152" calcext:value-type="float">
            <text:p>152</text:p>
          </table:table-cell>
          <table:table-cell table:formula="of:=[.E1111]*[.E1111]*[.E1111]*[.E111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9.7899" calcext:value-type="float">
            <text:p>-79.7899</text:p>
          </table:table-cell>
          <table:table-cell office:value-type="float" office:value="0.4261" calcext:value-type="float">
            <text:p>0.4261</text:p>
          </table:table-cell>
          <table:table-cell office:value-type="float" office:value="16" calcext:value-type="float">
            <text:p>16</text:p>
          </table:table-cell>
          <table:table-cell table:formula="of:=[.E1112]*[.E1112]*[.E1112]*[.E111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6.5943" calcext:value-type="float">
            <text:p>166.5943</text:p>
          </table:table-cell>
          <table:table-cell office:value-type="float" office:value="-13.9805" calcext:value-type="float">
            <text:p>-13.9805</text:p>
          </table:table-cell>
          <table:table-cell office:value-type="float" office:value="27.59" calcext:value-type="float">
            <text:p>27.59</text:p>
          </table:table-cell>
          <table:table-cell table:formula="of:=[.E1113]*[.E1113]*[.E1113]*[.E111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6.6245" calcext:value-type="float">
            <text:p>166.6245</text:p>
          </table:table-cell>
          <table:table-cell office:value-type="float" office:value="-14.0683" calcext:value-type="float">
            <text:p>-14.0683</text:p>
          </table:table-cell>
          <table:table-cell office:value-type="float" office:value="24" calcext:value-type="float">
            <text:p>24</text:p>
          </table:table-cell>
          <table:table-cell table:formula="of:=[.E1114]*[.E1114]*[.E1114]*[.E111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2.781" calcext:value-type="float">
            <text:p>142.781</text:p>
          </table:table-cell>
          <table:table-cell office:value-type="float" office:value="41.9723" calcext:value-type="float">
            <text:p>41.9723</text:p>
          </table:table-cell>
          <table:table-cell office:value-type="float" office:value="46" calcext:value-type="float">
            <text:p>46</text:p>
          </table:table-cell>
          <table:table-cell table:formula="of:=[.E1115]*[.E1115]*[.E1115]*[.E111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3.6505" calcext:value-type="float">
            <text:p>93.6505</text:p>
          </table:table-cell>
          <table:table-cell office:value-type="float" office:value="24.8036" calcext:value-type="float">
            <text:p>24.8036</text:p>
          </table:table-cell>
          <table:table-cell office:value-type="float" office:value="55" calcext:value-type="float">
            <text:p>55</text:p>
          </table:table-cell>
          <table:table-cell table:formula="of:=[.E1116]*[.E1116]*[.E1116]*[.E111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1.2574" calcext:value-type="float">
            <text:p>-71.2574</text:p>
          </table:table-cell>
          <table:table-cell office:value-type="float" office:value="-9.1825" calcext:value-type="float">
            <text:p>-9.1825</text:p>
          </table:table-cell>
          <table:table-cell office:value-type="float" office:value="602.75" calcext:value-type="float">
            <text:p>602.75</text:p>
          </table:table-cell>
          <table:table-cell table:formula="of:=[.E1117]*[.E1117]*[.E1117]*[.E111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8.8729" calcext:value-type="float">
            <text:p>128.8729</text:p>
          </table:table-cell>
          <table:table-cell office:value-type="float" office:value="31.0009" calcext:value-type="float">
            <text:p>31.0009</text:p>
          </table:table-cell>
          <table:table-cell office:value-type="float" office:value="12" calcext:value-type="float">
            <text:p>12</text:p>
          </table:table-cell>
          <table:table-cell table:formula="of:=[.E1118]*[.E1118]*[.E1118]*[.E111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1.804" calcext:value-type="float">
            <text:p>-71.804</text:p>
          </table:table-cell>
          <table:table-cell office:value-type="float" office:value="-31.5173" calcext:value-type="float">
            <text:p>-31.5173</text:p>
          </table:table-cell>
          <table:table-cell office:value-type="float" office:value="23" calcext:value-type="float">
            <text:p>23</text:p>
          </table:table-cell>
          <table:table-cell table:formula="of:=[.E1119]*[.E1119]*[.E1119]*[.E111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09.6226" calcext:value-type="float">
            <text:p>-109.6226</text:p>
          </table:table-cell>
          <table:table-cell office:value-type="float" office:value="24.913" calcext:value-type="float">
            <text:p>24.913</text:p>
          </table:table-cell>
          <table:table-cell office:value-type="float" office:value="10" calcext:value-type="float">
            <text:p>10</text:p>
          </table:table-cell>
          <table:table-cell table:formula="of:=[.E1120]*[.E1120]*[.E1120]*[.E112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8.403" calcext:value-type="float">
            <text:p>158.403</text:p>
          </table:table-cell>
          <table:table-cell office:value-type="float" office:value="-9.307" calcext:value-type="float">
            <text:p>-9.307</text:p>
          </table:table-cell>
          <table:table-cell office:value-type="float" office:value="12" calcext:value-type="float">
            <text:p>12</text:p>
          </table:table-cell>
          <table:table-cell table:formula="of:=[.E1121]*[.E1121]*[.E1121]*[.E112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56.43" calcext:value-type="float">
            <text:p>-156.43</text:p>
          </table:table-cell>
          <table:table-cell office:value-type="float" office:value="56.594" calcext:value-type="float">
            <text:p>56.594</text:p>
          </table:table-cell>
          <table:table-cell office:value-type="float" office:value="72.6" calcext:value-type="float">
            <text:p>72.6</text:p>
          </table:table-cell>
          <table:table-cell table:formula="of:=[.E1122]*[.E1122]*[.E1122]*[.E112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32.1618" calcext:value-type="float">
            <text:p>-132.1618</text:p>
          </table:table-cell>
          <table:table-cell office:value-type="float" office:value="-54.3312" calcext:value-type="float">
            <text:p>-54.3312</text:p>
          </table:table-cell>
          <table:table-cell office:value-type="float" office:value="7.2" calcext:value-type="float">
            <text:p>7.2</text:p>
          </table:table-cell>
          <table:table-cell table:formula="of:=[.E1123]*[.E1123]*[.E1123]*[.E112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1.7706" calcext:value-type="float">
            <text:p>151.7706</text:p>
          </table:table-cell>
          <table:table-cell office:value-type="float" office:value="-5.375" calcext:value-type="float">
            <text:p>-5.375</text:p>
          </table:table-cell>
          <table:table-cell office:value-type="float" office:value="31" calcext:value-type="float">
            <text:p>31</text:p>
          </table:table-cell>
          <table:table-cell table:formula="of:=[.E1124]*[.E1124]*[.E1124]*[.E112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86.0173" calcext:value-type="float">
            <text:p>86.0173</text:p>
          </table:table-cell>
          <table:table-cell office:value-type="float" office:value="27.7711" calcext:value-type="float">
            <text:p>27.7711</text:p>
          </table:table-cell>
          <table:table-cell office:value-type="float" office:value="22.91" calcext:value-type="float">
            <text:p>22.91</text:p>
          </table:table-cell>
          <table:table-cell table:formula="of:=[.E1125]*[.E1125]*[.E1125]*[.E112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2.8808" calcext:value-type="float">
            <text:p>142.8808</text:p>
          </table:table-cell>
          <table:table-cell office:value-type="float" office:value="39.8558" calcext:value-type="float">
            <text:p>39.8558</text:p>
          </table:table-cell>
          <table:table-cell office:value-type="float" office:value="23" calcext:value-type="float">
            <text:p>23</text:p>
          </table:table-cell>
          <table:table-cell table:formula="of:=[.E1126]*[.E1126]*[.E1126]*[.E112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66.688" calcext:value-type="float">
            <text:p>-66.688</text:p>
          </table:table-cell>
          <table:table-cell office:value-type="float" office:value="-23.1125" calcext:value-type="float">
            <text:p>-23.1125</text:p>
          </table:table-cell>
          <table:table-cell office:value-type="float" office:value="223" calcext:value-type="float">
            <text:p>223</text:p>
          </table:table-cell>
          <table:table-cell table:formula="of:=[.E1127]*[.E1127]*[.E1127]*[.E112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79.6621" calcext:value-type="float">
            <text:p>179.6621</text:p>
          </table:table-cell>
          <table:table-cell office:value-type="float" office:value="-37.6478" calcext:value-type="float">
            <text:p>-37.6478</text:p>
          </table:table-cell>
          <table:table-cell office:value-type="float" office:value="22" calcext:value-type="float">
            <text:p>22</text:p>
          </table:table-cell>
          <table:table-cell table:formula="of:=[.E1128]*[.E1128]*[.E1128]*[.E112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4.4294" calcext:value-type="float">
            <text:p>144.4294</text:p>
          </table:table-cell>
          <table:table-cell office:value-type="float" office:value="13.7641" calcext:value-type="float">
            <text:p>13.7641</text:p>
          </table:table-cell>
          <table:table-cell office:value-type="float" office:value="130" calcext:value-type="float">
            <text:p>130</text:p>
          </table:table-cell>
          <table:table-cell table:formula="of:=[.E1129]*[.E1129]*[.E1129]*[.E112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5.5096" calcext:value-type="float">
            <text:p>-175.5096</text:p>
          </table:table-cell>
          <table:table-cell office:value-type="float" office:value="-14.9831" calcext:value-type="float">
            <text:p>-14.9831</text:p>
          </table:table-cell>
          <table:table-cell office:value-type="float" office:value="18" calcext:value-type="float">
            <text:p>18</text:p>
          </table:table-cell>
          <table:table-cell table:formula="of:=[.E1130]*[.E1130]*[.E1130]*[.E113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7.6073" calcext:value-type="float">
            <text:p>-177.6073</text:p>
          </table:table-cell>
          <table:table-cell office:value-type="float" office:value="-29.9414" calcext:value-type="float">
            <text:p>-29.9414</text:p>
          </table:table-cell>
          <table:table-cell office:value-type="float" office:value="26.59" calcext:value-type="float">
            <text:p>26.59</text:p>
          </table:table-cell>
          <table:table-cell table:formula="of:=[.E1131]*[.E1131]*[.E1131]*[.E113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0.7022" calcext:value-type="float">
            <text:p>-70.7022</text:p>
          </table:table-cell>
          <table:table-cell office:value-type="float" office:value="-19.9807" calcext:value-type="float">
            <text:p>-19.9807</text:p>
          </table:table-cell>
          <table:table-cell office:value-type="float" office:value="20" calcext:value-type="float">
            <text:p>20</text:p>
          </table:table-cell>
          <table:table-cell table:formula="of:=[.E1132]*[.E1132]*[.E1132]*[.E113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2.7964" calcext:value-type="float">
            <text:p>-12.7964</text:p>
          </table:table-cell>
          <table:table-cell office:value-type="float" office:value="-58.153" calcext:value-type="float">
            <text:p>-58.153</text:p>
          </table:table-cell>
          <table:table-cell office:value-type="float" office:value="22.87" calcext:value-type="float">
            <text:p>22.87</text:p>
          </table:table-cell>
          <table:table-cell table:formula="of:=[.E1133]*[.E1133]*[.E1133]*[.E113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2.7864" calcext:value-type="float">
            <text:p>152.7864</text:p>
          </table:table-cell>
          <table:table-cell office:value-type="float" office:value="53.1995" calcext:value-type="float">
            <text:p>53.1995</text:p>
          </table:table-cell>
          <table:table-cell office:value-type="float" office:value="573" calcext:value-type="float">
            <text:p>573</text:p>
          </table:table-cell>
          <table:table-cell table:formula="of:=[.E1134]*[.E1134]*[.E1134]*[.E113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8.1999" calcext:value-type="float">
            <text:p>-78.1999</text:p>
          </table:table-cell>
          <table:table-cell office:value-type="float" office:value="5.7732" calcext:value-type="float">
            <text:p>5.7732</text:p>
          </table:table-cell>
          <table:table-cell office:value-type="float" office:value="12" calcext:value-type="float">
            <text:p>12</text:p>
          </table:table-cell>
          <table:table-cell table:formula="of:=[.E1135]*[.E1135]*[.E1135]*[.E113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07.236" calcext:value-type="float">
            <text:p>107.236</text:p>
          </table:table-cell>
          <table:table-cell office:value-type="float" office:value="-10.004" calcext:value-type="float">
            <text:p>-10.004</text:p>
          </table:table-cell>
          <table:table-cell office:value-type="float" office:value="9" calcext:value-type="float">
            <text:p>9</text:p>
          </table:table-cell>
          <table:table-cell table:formula="of:=[.E1136]*[.E1136]*[.E1136]*[.E113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1.444" calcext:value-type="float">
            <text:p>151.444</text:p>
          </table:table-cell>
          <table:table-cell office:value-type="float" office:value="52.235" calcext:value-type="float">
            <text:p>52.235</text:p>
          </table:table-cell>
          <table:table-cell office:value-type="float" office:value="624" calcext:value-type="float">
            <text:p>624</text:p>
          </table:table-cell>
          <table:table-cell table:formula="of:=[.E1137]*[.E1137]*[.E1137]*[.E113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5.655" calcext:value-type="float">
            <text:p>165.655</text:p>
          </table:table-cell>
          <table:table-cell office:value-type="float" office:value="-10.997" calcext:value-type="float">
            <text:p>-10.997</text:p>
          </table:table-cell>
          <table:table-cell office:value-type="float" office:value="11" calcext:value-type="float">
            <text:p>11</text:p>
          </table:table-cell>
          <table:table-cell table:formula="of:=[.E1138]*[.E1138]*[.E1138]*[.E113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7.286" calcext:value-type="float">
            <text:p>167.286</text:p>
          </table:table-cell>
          <table:table-cell office:value-type="float" office:value="-14.344" calcext:value-type="float">
            <text:p>-14.344</text:p>
          </table:table-cell>
          <table:table-cell office:value-type="float" office:value="200.7" calcext:value-type="float">
            <text:p>200.7</text:p>
          </table:table-cell>
          <table:table-cell table:formula="of:=[.E1139]*[.E1139]*[.E1139]*[.E113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66.391" calcext:value-type="float">
            <text:p>66.391</text:p>
          </table:table-cell>
          <table:table-cell office:value-type="float" office:value="-17.592" calcext:value-type="float">
            <text:p>-17.592</text:p>
          </table:table-cell>
          <table:table-cell office:value-type="float" office:value="20" calcext:value-type="float">
            <text:p>20</text:p>
          </table:table-cell>
          <table:table-cell table:formula="of:=[.E1140]*[.E1140]*[.E1140]*[.E114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63.094" calcext:value-type="float">
            <text:p>-63.094</text:p>
          </table:table-cell>
          <table:table-cell office:value-type="float" office:value="-28.043" calcext:value-type="float">
            <text:p>-28.043</text:p>
          </table:table-cell>
          <table:table-cell office:value-type="float" office:value="586.9" calcext:value-type="float">
            <text:p>586.9</text:p>
          </table:table-cell>
          <table:table-cell table:formula="of:=[.E1141]*[.E1141]*[.E1141]*[.E114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4.276" calcext:value-type="float">
            <text:p>134.276</text:p>
          </table:table-cell>
          <table:table-cell office:value-type="float" office:value="-1.617" calcext:value-type="float">
            <text:p>-1.617</text:p>
          </table:table-cell>
          <table:table-cell office:value-type="float" office:value="16" calcext:value-type="float">
            <text:p>16</text:p>
          </table:table-cell>
          <table:table-cell table:formula="of:=[.E1142]*[.E1142]*[.E1142]*[.E114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1.365" calcext:value-type="float">
            <text:p>-71.365</text:p>
          </table:table-cell>
          <table:table-cell office:value-type="float" office:value="-32.625" calcext:value-type="float">
            <text:p>-32.625</text:p>
          </table:table-cell>
          <table:table-cell office:value-type="float" office:value="29" calcext:value-type="float">
            <text:p>29</text:p>
          </table:table-cell>
          <table:table-cell table:formula="of:=[.E1143]*[.E1143]*[.E1143]*[.E114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-19.125" calcext:value-type="float">
            <text:p>-19.125</text:p>
          </table:table-cell>
          <table:table-cell office:value-type="float" office:value="16" calcext:value-type="float">
            <text:p>16</text:p>
          </table:table-cell>
          <table:table-cell table:formula="of:=[.E1144]*[.E1144]*[.E1144]*[.E114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5.991" calcext:value-type="float">
            <text:p>95.991</text:p>
          </table:table-cell>
          <table:table-cell office:value-type="float" office:value="51.708" calcext:value-type="float">
            <text:p>51.708</text:p>
          </table:table-cell>
          <table:table-cell office:value-type="float" office:value="12" calcext:value-type="float">
            <text:p>12</text:p>
          </table:table-cell>
          <table:table-cell table:formula="of:=[.E1145]*[.E1145]*[.E1145]*[.E114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3.206" calcext:value-type="float">
            <text:p>123.206</text:p>
          </table:table-cell>
          <table:table-cell office:value-type="float" office:value="9.999" calcext:value-type="float">
            <text:p>9.999</text:p>
          </table:table-cell>
          <table:table-cell office:value-type="float" office:value="11" calcext:value-type="float">
            <text:p>11</text:p>
          </table:table-cell>
          <table:table-cell table:formula="of:=[.E1146]*[.E1146]*[.E1146]*[.E114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2.779" calcext:value-type="float">
            <text:p>142.779</text:p>
          </table:table-cell>
          <table:table-cell office:value-type="float" office:value="40.273" calcext:value-type="float">
            <text:p>40.273</text:p>
          </table:table-cell>
          <table:table-cell office:value-type="float" office:value="30" calcext:value-type="float">
            <text:p>30</text:p>
          </table:table-cell>
          <table:table-cell table:formula="of:=[.E1147]*[.E1147]*[.E1147]*[.E114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7.893" calcext:value-type="float">
            <text:p>97.893</text:p>
          </table:table-cell>
          <table:table-cell office:value-type="float" office:value="2.965" calcext:value-type="float">
            <text:p>2.965</text:p>
          </table:table-cell>
          <table:table-cell office:value-type="float" office:value="91" calcext:value-type="float">
            <text:p>91</text:p>
          </table:table-cell>
          <table:table-cell table:formula="of:=[.E1148]*[.E1148]*[.E1148]*[.E114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63.029" calcext:value-type="float">
            <text:p>-63.029</text:p>
          </table:table-cell>
          <table:table-cell office:value-type="float" office:value="-28.398" calcext:value-type="float">
            <text:p>-28.398</text:p>
          </table:table-cell>
          <table:table-cell office:value-type="float" office:value="578.9" calcext:value-type="float">
            <text:p>578.9</text:p>
          </table:table-cell>
          <table:table-cell table:formula="of:=[.E1149]*[.E1149]*[.E1149]*[.E114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79.751" calcext:value-type="float">
            <text:p>179.751</text:p>
          </table:table-cell>
          <table:table-cell office:value-type="float" office:value="-23.801" calcext:value-type="float">
            <text:p>-23.801</text:p>
          </table:table-cell>
          <table:table-cell office:value-type="float" office:value="532" calcext:value-type="float">
            <text:p>532</text:p>
          </table:table-cell>
          <table:table-cell table:formula="of:=[.E1150]*[.E1150]*[.E1150]*[.E115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2.205" calcext:value-type="float">
            <text:p>142.205</text:p>
          </table:table-cell>
          <table:table-cell office:value-type="float" office:value="39.955" calcext:value-type="float">
            <text:p>39.955</text:p>
          </table:table-cell>
          <table:table-cell office:value-type="float" office:value="33" calcext:value-type="float">
            <text:p>33</text:p>
          </table:table-cell>
          <table:table-cell table:formula="of:=[.E1151]*[.E1151]*[.E1151]*[.E115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07.693" calcext:value-type="float">
            <text:p>107.693</text:p>
          </table:table-cell>
          <table:table-cell office:value-type="float" office:value="-9.848" calcext:value-type="float">
            <text:p>-9.848</text:p>
          </table:table-cell>
          <table:table-cell office:value-type="float" office:value="14" calcext:value-type="float">
            <text:p>14</text:p>
          </table:table-cell>
          <table:table-cell table:formula="of:=[.E1152]*[.E1152]*[.E1152]*[.E115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3.37" calcext:value-type="float">
            <text:p>143.37</text:p>
          </table:table-cell>
          <table:table-cell office:value-type="float" office:value="38.969" calcext:value-type="float">
            <text:p>38.969</text:p>
          </table:table-cell>
          <table:table-cell office:value-type="float" office:value="2.8" calcext:value-type="float">
            <text:p>2.8</text:p>
          </table:table-cell>
          <table:table-cell table:formula="of:=[.E1153]*[.E1153]*[.E1153]*[.E115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2.834" calcext:value-type="float">
            <text:p>-72.834</text:p>
          </table:table-cell>
          <table:table-cell office:value-type="float" office:value="-35.38" calcext:value-type="float">
            <text:p>-35.38</text:p>
          </table:table-cell>
          <table:table-cell office:value-type="float" office:value="21" calcext:value-type="float">
            <text:p>21</text:p>
          </table:table-cell>
          <table:table-cell table:formula="of:=[.E1154]*[.E1154]*[.E1154]*[.E115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59.18" calcext:value-type="float">
            <text:p>59.18</text:p>
          </table:table-cell>
          <table:table-cell office:value-type="float" office:value="28.412" calcext:value-type="float">
            <text:p>28.412</text:p>
          </table:table-cell>
          <table:table-cell office:value-type="float" office:value="12" calcext:value-type="float">
            <text:p>12</text:p>
          </table:table-cell>
          <table:table-cell table:formula="of:=[.E1155]*[.E1155]*[.E1155]*[.E115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09.156" calcext:value-type="float">
            <text:p>-109.156</text:p>
          </table:table-cell>
          <table:table-cell office:value-type="float" office:value="24.696" calcext:value-type="float">
            <text:p>24.696</text:p>
          </table:table-cell>
          <table:table-cell office:value-type="float" office:value="13" calcext:value-type="float">
            <text:p>13</text:p>
          </table:table-cell>
          <table:table-cell table:formula="of:=[.E1156]*[.E1156]*[.E1156]*[.E115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69.848" calcext:value-type="float">
            <text:p>-169.848</text:p>
          </table:table-cell>
          <table:table-cell office:value-type="float" office:value="52.876" calcext:value-type="float">
            <text:p>52.876</text:p>
          </table:table-cell>
          <table:table-cell office:value-type="float" office:value="14" calcext:value-type="float">
            <text:p>14</text:p>
          </table:table-cell>
          <table:table-cell table:formula="of:=[.E1157]*[.E1157]*[.E1157]*[.E115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1.447" calcext:value-type="float">
            <text:p>161.447</text:p>
          </table:table-cell>
          <table:table-cell office:value-type="float" office:value="-10.627" calcext:value-type="float">
            <text:p>-10.627</text:p>
          </table:table-cell>
          <table:table-cell office:value-type="float" office:value="35" calcext:value-type="float">
            <text:p>35</text:p>
          </table:table-cell>
          <table:table-cell table:formula="of:=[.E1158]*[.E1158]*[.E1158]*[.E115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3.257" calcext:value-type="float">
            <text:p>-73.257</text:p>
          </table:table-cell>
          <table:table-cell office:value-type="float" office:value="-36.217" calcext:value-type="float">
            <text:p>-36.217</text:p>
          </table:table-cell>
          <table:table-cell office:value-type="float" office:value="18" calcext:value-type="float">
            <text:p>18</text:p>
          </table:table-cell>
          <table:table-cell table:formula="of:=[.E1159]*[.E1159]*[.E1159]*[.E115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3.499" calcext:value-type="float">
            <text:p>123.499</text:p>
          </table:table-cell>
          <table:table-cell office:value-type="float" office:value="23.501" calcext:value-type="float">
            <text:p>23.501</text:p>
          </table:table-cell>
          <table:table-cell office:value-type="float" office:value="20" calcext:value-type="float">
            <text:p>20</text:p>
          </table:table-cell>
          <table:table-cell table:formula="of:=[.E1160]*[.E1160]*[.E1160]*[.E116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9.49" calcext:value-type="float">
            <text:p>99.49</text:p>
          </table:table-cell>
          <table:table-cell office:value-type="float" office:value="-1.479" calcext:value-type="float">
            <text:p>-1.479</text:p>
          </table:table-cell>
          <table:table-cell office:value-type="float" office:value="20" calcext:value-type="float">
            <text:p>20</text:p>
          </table:table-cell>
          <table:table-cell table:formula="of:=[.E1161]*[.E1161]*[.E1161]*[.E116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3.782" calcext:value-type="float">
            <text:p>153.782</text:p>
          </table:table-cell>
          <table:table-cell office:value-type="float" office:value="-5.157" calcext:value-type="float">
            <text:p>-5.157</text:p>
          </table:table-cell>
          <table:table-cell office:value-type="float" office:value="64" calcext:value-type="float">
            <text:p>64</text:p>
          </table:table-cell>
          <table:table-cell table:formula="of:=[.E1162]*[.E1162]*[.E1162]*[.E116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26.858" calcext:value-type="float">
            <text:p>-26.858</text:p>
          </table:table-cell>
          <table:table-cell office:value-type="float" office:value="-60.203" calcext:value-type="float">
            <text:p>-60.203</text:p>
          </table:table-cell>
          <table:table-cell office:value-type="float" office:value="20" calcext:value-type="float">
            <text:p>20</text:p>
          </table:table-cell>
          <table:table-cell table:formula="of:=[.E1163]*[.E1163]*[.E1163]*[.E116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70.635" calcext:value-type="float">
            <text:p>170.635</text:p>
          </table:table-cell>
          <table:table-cell office:value-type="float" office:value="-22.352" calcext:value-type="float">
            <text:p>-22.352</text:p>
          </table:table-cell>
          <table:table-cell office:value-type="float" office:value="27" calcext:value-type="float">
            <text:p>27</text:p>
          </table:table-cell>
          <table:table-cell table:formula="of:=[.E1164]*[.E1164]*[.E1164]*[.E116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92.364" calcext:value-type="float">
            <text:p>-92.364</text:p>
          </table:table-cell>
          <table:table-cell office:value-type="float" office:value="14.423" calcext:value-type="float">
            <text:p>14.423</text:p>
          </table:table-cell>
          <table:table-cell office:value-type="float" office:value="24" calcext:value-type="float">
            <text:p>24</text:p>
          </table:table-cell>
          <table:table-cell table:formula="of:=[.E1165]*[.E1165]*[.E1165]*[.E116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73.824" calcext:value-type="float">
            <text:p>73.824</text:p>
          </table:table-cell>
          <table:table-cell office:value-type="float" office:value="39.533" calcext:value-type="float">
            <text:p>39.533</text:p>
          </table:table-cell>
          <table:table-cell office:value-type="float" office:value="27.4" calcext:value-type="float">
            <text:p>27.4</text:p>
          </table:table-cell>
          <table:table-cell table:formula="of:=[.E1166]*[.E1166]*[.E1166]*[.E116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83.52" calcext:value-type="float">
            <text:p>83.52</text:p>
          </table:table-cell>
          <table:table-cell office:value-type="float" office:value="30.901" calcext:value-type="float">
            <text:p>30.901</text:p>
          </table:table-cell>
          <table:table-cell office:value-type="float" office:value="12" calcext:value-type="float">
            <text:p>12</text:p>
          </table:table-cell>
          <table:table-cell table:formula="of:=[.E1167]*[.E1167]*[.E1167]*[.E116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9.808" calcext:value-type="float">
            <text:p>99.808</text:p>
          </table:table-cell>
          <table:table-cell office:value-type="float" office:value="-2.245" calcext:value-type="float">
            <text:p>-2.245</text:p>
          </table:table-cell>
          <table:table-cell office:value-type="float" office:value="25" calcext:value-type="float">
            <text:p>25</text:p>
          </table:table-cell>
          <table:table-cell table:formula="of:=[.E1168]*[.E1168]*[.E1168]*[.E116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0.182" calcext:value-type="float">
            <text:p>-70.182</text:p>
          </table:table-cell>
          <table:table-cell office:value-type="float" office:value="-22.954" calcext:value-type="float">
            <text:p>-22.954</text:p>
          </table:table-cell>
          <table:table-cell office:value-type="float" office:value="45" calcext:value-type="float">
            <text:p>45</text:p>
          </table:table-cell>
          <table:table-cell table:formula="of:=[.E1169]*[.E1169]*[.E1169]*[.E116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00.141" calcext:value-type="float">
            <text:p>100.141</text:p>
          </table:table-cell>
          <table:table-cell office:value-type="float" office:value="-1.999" calcext:value-type="float">
            <text:p>-1.999</text:p>
          </table:table-cell>
          <table:table-cell office:value-type="float" office:value="30" calcext:value-type="float">
            <text:p>30</text:p>
          </table:table-cell>
          <table:table-cell table:formula="of:=[.E1170]*[.E1170]*[.E1170]*[.E117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9.971" calcext:value-type="float">
            <text:p>-179.971</text:p>
          </table:table-cell>
          <table:table-cell office:value-type="float" office:value="51.307" calcext:value-type="float">
            <text:p>51.307</text:p>
          </table:table-cell>
          <table:table-cell office:value-type="float" office:value="21" calcext:value-type="float">
            <text:p>21</text:p>
          </table:table-cell>
          <table:table-cell table:formula="of:=[.E1171]*[.E1171]*[.E1171]*[.E117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4.635" calcext:value-type="float">
            <text:p>154.635</text:p>
          </table:table-cell>
          <table:table-cell office:value-type="float" office:value="-7.979" calcext:value-type="float">
            <text:p>-7.979</text:p>
          </table:table-cell>
          <table:table-cell office:value-type="float" office:value="18" calcext:value-type="float">
            <text:p>18</text:p>
          </table:table-cell>
          <table:table-cell table:formula="of:=[.E1172]*[.E1172]*[.E1172]*[.E117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90.618" calcext:value-type="float">
            <text:p>-90.618</text:p>
          </table:table-cell>
          <table:table-cell office:value-type="float" office:value="13.554" calcext:value-type="float">
            <text:p>13.554</text:p>
          </table:table-cell>
          <table:table-cell office:value-type="float" office:value="23" calcext:value-type="float">
            <text:p>23</text:p>
          </table:table-cell>
          <table:table-cell table:formula="of:=[.E1173]*[.E1173]*[.E1173]*[.E117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6.588" calcext:value-type="float">
            <text:p>136.588</text:p>
          </table:table-cell>
          <table:table-cell office:value-type="float" office:value="37.336" calcext:value-type="float">
            <text:p>37.336</text:p>
          </table:table-cell>
          <table:table-cell office:value-type="float" office:value="8" calcext:value-type="float">
            <text:p>8</text:p>
          </table:table-cell>
          <table:table-cell table:formula="of:=[.E1174]*[.E1174]*[.E1174]*[.E117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6.976" calcext:value-type="float">
            <text:p>126.976</text:p>
          </table:table-cell>
          <table:table-cell office:value-type="float" office:value="-1.034" calcext:value-type="float">
            <text:p>-1.034</text:p>
          </table:table-cell>
          <table:table-cell office:value-type="float" office:value="12" calcext:value-type="float">
            <text:p>12</text:p>
          </table:table-cell>
          <table:table-cell table:formula="of:=[.E1175]*[.E1175]*[.E1175]*[.E117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4.726" calcext:value-type="float">
            <text:p>154.726</text:p>
          </table:table-cell>
          <table:table-cell office:value-type="float" office:value="46.483" calcext:value-type="float">
            <text:p>46.483</text:p>
          </table:table-cell>
          <table:table-cell office:value-type="float" office:value="10" calcext:value-type="float">
            <text:p>10</text:p>
          </table:table-cell>
          <table:table-cell table:formula="of:=[.E1176]*[.E1176]*[.E1176]*[.E117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6.677" calcext:value-type="float">
            <text:p>-76.677</text:p>
          </table:table-cell>
          <table:table-cell office:value-type="float" office:value="-13.457" calcext:value-type="float">
            <text:p>-13.457</text:p>
          </table:table-cell>
          <table:table-cell office:value-type="float" office:value="23" calcext:value-type="float">
            <text:p>23</text:p>
          </table:table-cell>
          <table:table-cell table:formula="of:=[.E1177]*[.E1177]*[.E1177]*[.E117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0.982" calcext:value-type="float">
            <text:p>150.982</text:p>
          </table:table-cell>
          <table:table-cell office:value-type="float" office:value="-5.881" calcext:value-type="float">
            <text:p>-5.881</text:p>
          </table:table-cell>
          <table:table-cell office:value-type="float" office:value="32" calcext:value-type="float">
            <text:p>32</text:p>
          </table:table-cell>
          <table:table-cell table:formula="of:=[.E1178]*[.E1178]*[.E1178]*[.E117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55.935" calcext:value-type="float">
            <text:p>-155.935</text:p>
          </table:table-cell>
          <table:table-cell office:value-type="float" office:value="19.878" calcext:value-type="float">
            <text:p>19.878</text:p>
          </table:table-cell>
          <table:table-cell office:value-type="float" office:value="38.9" calcext:value-type="float">
            <text:p>38.9</text:p>
          </table:table-cell>
          <table:table-cell table:formula="of:=[.E1179]*[.E1179]*[.E1179]*[.E117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1.022" calcext:value-type="float">
            <text:p>-71.022</text:p>
          </table:table-cell>
          <table:table-cell office:value-type="float" office:value="-27.017" calcext:value-type="float">
            <text:p>-27.017</text:p>
          </table:table-cell>
          <table:table-cell office:value-type="float" office:value="12" calcext:value-type="float">
            <text:p>12</text:p>
          </table:table-cell>
          <table:table-cell table:formula="of:=[.E1180]*[.E1180]*[.E1180]*[.E118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7.214" calcext:value-type="float">
            <text:p>127.214</text:p>
          </table:table-cell>
          <table:table-cell office:value-type="float" office:value="-3.595" calcext:value-type="float">
            <text:p>-3.595</text:p>
          </table:table-cell>
          <table:table-cell office:value-type="float" office:value="30.1" calcext:value-type="float">
            <text:p>30.1</text:p>
          </table:table-cell>
          <table:table-cell table:formula="of:=[.E1181]*[.E1181]*[.E1181]*[.E118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8.39" calcext:value-type="float">
            <text:p>-178.39</text:p>
          </table:table-cell>
          <table:table-cell office:value-type="float" office:value="-17.747" calcext:value-type="float">
            <text:p>-17.747</text:p>
          </table:table-cell>
          <table:table-cell office:value-type="float" office:value="597.5" calcext:value-type="float">
            <text:p>597.5</text:p>
          </table:table-cell>
          <table:table-cell table:formula="of:=[.E1182]*[.E1182]*[.E1182]*[.E118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23.212" calcext:value-type="float">
            <text:p>23.212</text:p>
          </table:table-cell>
          <table:table-cell office:value-type="float" office:value="36.311" calcext:value-type="float">
            <text:p>36.311</text:p>
          </table:table-cell>
          <table:table-cell office:value-type="float" office:value="66" calcext:value-type="float">
            <text:p>66</text:p>
          </table:table-cell>
          <table:table-cell table:formula="of:=[.E1183]*[.E1183]*[.E1183]*[.E118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8.571" calcext:value-type="float">
            <text:p>-178.571</text:p>
          </table:table-cell>
          <table:table-cell office:value-type="float" office:value="-15.265" calcext:value-type="float">
            <text:p>-15.265</text:p>
          </table:table-cell>
          <table:table-cell office:value-type="float" office:value="10" calcext:value-type="float">
            <text:p>10</text:p>
          </table:table-cell>
          <table:table-cell table:formula="of:=[.E1184]*[.E1184]*[.E1184]*[.E118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7.082" calcext:value-type="float">
            <text:p>97.082</text:p>
          </table:table-cell>
          <table:table-cell office:value-type="float" office:value="1.819" calcext:value-type="float">
            <text:p>1.819</text:p>
          </table:table-cell>
          <table:table-cell office:value-type="float" office:value="21" calcext:value-type="float">
            <text:p>21</text:p>
          </table:table-cell>
          <table:table-cell table:formula="of:=[.E1185]*[.E1185]*[.E1185]*[.E118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8.459" calcext:value-type="float">
            <text:p>98.459</text:p>
          </table:table-cell>
          <table:table-cell office:value-type="float" office:value="0.587" calcext:value-type="float">
            <text:p>0.587</text:p>
          </table:table-cell>
          <table:table-cell office:value-type="float" office:value="34" calcext:value-type="float">
            <text:p>34</text:p>
          </table:table-cell>
          <table:table-cell table:formula="of:=[.E1186]*[.E1186]*[.E1186]*[.E118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70.612" calcext:value-type="float">
            <text:p>170.612</text:p>
          </table:table-cell>
          <table:table-cell office:value-type="float" office:value="-21.975" calcext:value-type="float">
            <text:p>-21.975</text:p>
          </table:table-cell>
          <table:table-cell office:value-type="float" office:value="68" calcext:value-type="float">
            <text:p>68</text:p>
          </table:table-cell>
          <table:table-cell table:formula="of:=[.E1187]*[.E1187]*[.E1187]*[.E118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9.607" calcext:value-type="float">
            <text:p>99.607</text:p>
          </table:table-cell>
          <table:table-cell office:value-type="float" office:value="-1.644" calcext:value-type="float">
            <text:p>-1.644</text:p>
          </table:table-cell>
          <table:table-cell office:value-type="float" office:value="19" calcext:value-type="float">
            <text:p>19</text:p>
          </table:table-cell>
          <table:table-cell table:formula="of:=[.E1188]*[.E1188]*[.E1188]*[.E118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7.259" calcext:value-type="float">
            <text:p>167.259</text:p>
          </table:table-cell>
          <table:table-cell office:value-type="float" office:value="-14.252" calcext:value-type="float">
            <text:p>-14.252</text:p>
          </table:table-cell>
          <table:table-cell office:value-type="float" office:value="206.3" calcext:value-type="float">
            <text:p>206.3</text:p>
          </table:table-cell>
          <table:table-cell table:formula="of:=[.E1189]*[.E1189]*[.E1189]*[.E118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2.304" calcext:value-type="float">
            <text:p>92.304</text:p>
          </table:table-cell>
          <table:table-cell office:value-type="float" office:value="5.099" calcext:value-type="float">
            <text:p>5.099</text:p>
          </table:table-cell>
          <table:table-cell office:value-type="float" office:value="11.7" calcext:value-type="float">
            <text:p>11.7</text:p>
          </table:table-cell>
          <table:table-cell table:formula="of:=[.E1190]*[.E1190]*[.E1190]*[.E119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2.208" calcext:value-type="float">
            <text:p>162.208</text:p>
          </table:table-cell>
          <table:table-cell office:value-type="float" office:value="-11.128" calcext:value-type="float">
            <text:p>-11.128</text:p>
          </table:table-cell>
          <table:table-cell office:value-type="float" office:value="10" calcext:value-type="float">
            <text:p>10</text:p>
          </table:table-cell>
          <table:table-cell table:formula="of:=[.E1191]*[.E1191]*[.E1191]*[.E119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28.772" calcext:value-type="float">
            <text:p>-128.772</text:p>
          </table:table-cell>
          <table:table-cell office:value-type="float" office:value="49.277" calcext:value-type="float">
            <text:p>49.277</text:p>
          </table:table-cell>
          <table:table-cell office:value-type="float" office:value="10" calcext:value-type="float">
            <text:p>10</text:p>
          </table:table-cell>
          <table:table-cell table:formula="of:=[.E1192]*[.E1192]*[.E1192]*[.E119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2.694" calcext:value-type="float">
            <text:p>122.694</text:p>
          </table:table-cell>
          <table:table-cell office:value-type="float" office:value="24.53" calcext:value-type="float">
            <text:p>24.53</text:p>
          </table:table-cell>
          <table:table-cell office:value-type="float" office:value="94" calcext:value-type="float">
            <text:p>94</text:p>
          </table:table-cell>
          <table:table-cell table:formula="of:=[.E1193]*[.E1193]*[.E1193]*[.E119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2.839" calcext:value-type="float">
            <text:p>122.839</text:p>
          </table:table-cell>
          <table:table-cell office:value-type="float" office:value="-9.362" calcext:value-type="float">
            <text:p>-9.362</text:p>
          </table:table-cell>
          <table:table-cell office:value-type="float" office:value="65.8" calcext:value-type="float">
            <text:p>65.8</text:p>
          </table:table-cell>
          <table:table-cell table:formula="of:=[.E1194]*[.E1194]*[.E1194]*[.E119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5.339" calcext:value-type="float">
            <text:p>135.339</text:p>
          </table:table-cell>
          <table:table-cell office:value-type="float" office:value="-3.665" calcext:value-type="float">
            <text:p>-3.665</text:p>
          </table:table-cell>
          <table:table-cell office:value-type="float" office:value="25.7" calcext:value-type="float">
            <text:p>25.7</text:p>
          </table:table-cell>
          <table:table-cell table:formula="of:=[.E1195]*[.E1195]*[.E1195]*[.E119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7.4" calcext:value-type="float">
            <text:p>127.4</text:p>
          </table:table-cell>
          <table:table-cell office:value-type="float" office:value="-3.12" calcext:value-type="float">
            <text:p>-3.12</text:p>
          </table:table-cell>
          <table:table-cell office:value-type="float" office:value="17.4" calcext:value-type="float">
            <text:p>17.4</text:p>
          </table:table-cell>
          <table:table-cell table:formula="of:=[.E1196]*[.E1196]*[.E1196]*[.E119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4.196" calcext:value-type="float">
            <text:p>-174.196</text:p>
          </table:table-cell>
          <table:table-cell office:value-type="float" office:value="-16.83" calcext:value-type="float">
            <text:p>-16.83</text:p>
          </table:table-cell>
          <table:table-cell office:value-type="float" office:value="129.8" calcext:value-type="float">
            <text:p>129.8</text:p>
          </table:table-cell>
          <table:table-cell table:formula="of:=[.E1197]*[.E1197]*[.E1197]*[.E119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9.835" calcext:value-type="float">
            <text:p>169.835</text:p>
          </table:table-cell>
          <table:table-cell office:value-type="float" office:value="-21.672" calcext:value-type="float">
            <text:p>-21.672</text:p>
          </table:table-cell>
          <table:table-cell office:value-type="float" office:value="10" calcext:value-type="float">
            <text:p>10</text:p>
          </table:table-cell>
          <table:table-cell table:formula="of:=[.E1198]*[.E1198]*[.E1198]*[.E119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5.78" calcext:value-type="float">
            <text:p>165.78</text:p>
          </table:table-cell>
          <table:table-cell office:value-type="float" office:value="55.538" calcext:value-type="float">
            <text:p>55.538</text:p>
          </table:table-cell>
          <table:table-cell office:value-type="float" office:value="10" calcext:value-type="float">
            <text:p>10</text:p>
          </table:table-cell>
          <table:table-cell table:formula="of:=[.E1199]*[.E1199]*[.E1199]*[.E119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4.57" calcext:value-type="float">
            <text:p>144.57</text:p>
          </table:table-cell>
          <table:table-cell office:value-type="float" office:value="42.648" calcext:value-type="float">
            <text:p>42.648</text:p>
          </table:table-cell>
          <table:table-cell office:value-type="float" office:value="32" calcext:value-type="float">
            <text:p>32</text:p>
          </table:table-cell>
          <table:table-cell table:formula="of:=[.E1200]*[.E1200]*[.E1200]*[.E120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87.721" calcext:value-type="float">
            <text:p>87.721</text:p>
          </table:table-cell>
          <table:table-cell office:value-type="float" office:value="50.211" calcext:value-type="float">
            <text:p>50.211</text:p>
          </table:table-cell>
          <table:table-cell office:value-type="float" office:value="10" calcext:value-type="float">
            <text:p>10</text:p>
          </table:table-cell>
          <table:table-cell table:formula="of:=[.E1201]*[.E1201]*[.E1201]*[.E120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58.633" calcext:value-type="float">
            <text:p>-58.633</text:p>
          </table:table-cell>
          <table:table-cell office:value-type="float" office:value="18.266" calcext:value-type="float">
            <text:p>18.266</text:p>
          </table:table-cell>
          <table:table-cell office:value-type="float" office:value="41.5" calcext:value-type="float">
            <text:p>41.5</text:p>
          </table:table-cell>
          <table:table-cell table:formula="of:=[.E1202]*[.E1202]*[.E1202]*[.E120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8.232" calcext:value-type="float">
            <text:p>-178.232</text:p>
          </table:table-cell>
          <table:table-cell office:value-type="float" office:value="-30.531" calcext:value-type="float">
            <text:p>-30.531</text:p>
          </table:table-cell>
          <table:table-cell office:value-type="float" office:value="62.4" calcext:value-type="float">
            <text:p>62.4</text:p>
          </table:table-cell>
          <table:table-cell table:formula="of:=[.E1203]*[.E1203]*[.E1203]*[.E120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3.701" calcext:value-type="float">
            <text:p>153.701</text:p>
          </table:table-cell>
          <table:table-cell office:value-type="float" office:value="-5.311" calcext:value-type="float">
            <text:p>-5.311</text:p>
          </table:table-cell>
          <table:table-cell office:value-type="float" office:value="71.9" calcext:value-type="float">
            <text:p>71.9</text:p>
          </table:table-cell>
          <table:table-cell table:formula="of:=[.E1204]*[.E1204]*[.E1204]*[.E120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3.275" calcext:value-type="float">
            <text:p>153.275</text:p>
          </table:table-cell>
          <table:table-cell office:value-type="float" office:value="-4.786" calcext:value-type="float">
            <text:p>-4.786</text:p>
          </table:table-cell>
          <table:table-cell office:value-type="float" office:value="34" calcext:value-type="float">
            <text:p>34</text:p>
          </table:table-cell>
          <table:table-cell table:formula="of:=[.E1205]*[.E1205]*[.E1205]*[.E120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3.973" calcext:value-type="float">
            <text:p>133.973</text:p>
          </table:table-cell>
          <table:table-cell office:value-type="float" office:value="-1.511" calcext:value-type="float">
            <text:p>-1.511</text:p>
          </table:table-cell>
          <table:table-cell office:value-type="float" office:value="10" calcext:value-type="float">
            <text:p>10</text:p>
          </table:table-cell>
          <table:table-cell table:formula="of:=[.E1206]*[.E1206]*[.E1206]*[.E120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6.383" calcext:value-type="float">
            <text:p>166.383</text:p>
          </table:table-cell>
          <table:table-cell office:value-type="float" office:value="-12.592" calcext:value-type="float">
            <text:p>-12.592</text:p>
          </table:table-cell>
          <table:table-cell office:value-type="float" office:value="33" calcext:value-type="float">
            <text:p>33</text:p>
          </table:table-cell>
          <table:table-cell table:formula="of:=[.E1207]*[.E1207]*[.E1207]*[.E120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0.586" calcext:value-type="float">
            <text:p>-70.586</text:p>
          </table:table-cell>
          <table:table-cell office:value-type="float" office:value="-27.535" calcext:value-type="float">
            <text:p>-27.535</text:p>
          </table:table-cell>
          <table:table-cell office:value-type="float" office:value="62" calcext:value-type="float">
            <text:p>62</text:p>
          </table:table-cell>
          <table:table-cell table:formula="of:=[.E1208]*[.E1208]*[.E1208]*[.E120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2.427" calcext:value-type="float">
            <text:p>142.427</text:p>
          </table:table-cell>
          <table:table-cell office:value-type="float" office:value="-3.212" calcext:value-type="float">
            <text:p>-3.212</text:p>
          </table:table-cell>
          <table:table-cell office:value-type="float" office:value="11" calcext:value-type="float">
            <text:p>11</text:p>
          </table:table-cell>
          <table:table-cell table:formula="of:=[.E1209]*[.E1209]*[.E1209]*[.E120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78.982" calcext:value-type="float">
            <text:p>178.982</text:p>
          </table:table-cell>
          <table:table-cell office:value-type="float" office:value="-37.137" calcext:value-type="float">
            <text:p>-37.137</text:p>
          </table:table-cell>
          <table:table-cell office:value-type="float" office:value="18" calcext:value-type="float">
            <text:p>18</text:p>
          </table:table-cell>
          <table:table-cell table:formula="of:=[.E1210]*[.E1210]*[.E1210]*[.E121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23.422" calcext:value-type="float">
            <text:p>-123.422</text:p>
          </table:table-cell>
          <table:table-cell office:value-type="float" office:value="-55.537" calcext:value-type="float">
            <text:p>-55.537</text:p>
          </table:table-cell>
          <table:table-cell office:value-type="float" office:value="10" calcext:value-type="float">
            <text:p>10</text:p>
          </table:table-cell>
          <table:table-cell table:formula="of:=[.E1211]*[.E1211]*[.E1211]*[.E121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1.649" calcext:value-type="float">
            <text:p>-71.649</text:p>
          </table:table-cell>
          <table:table-cell office:value-type="float" office:value="-17.745" calcext:value-type="float">
            <text:p>-17.745</text:p>
          </table:table-cell>
          <table:table-cell office:value-type="float" office:value="24" calcext:value-type="float">
            <text:p>24</text:p>
          </table:table-cell>
          <table:table-cell table:formula="of:=[.E1212]*[.E1212]*[.E1212]*[.E121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8.393" calcext:value-type="float">
            <text:p>148.393</text:p>
          </table:table-cell>
          <table:table-cell office:value-type="float" office:value="44.268" calcext:value-type="float">
            <text:p>44.268</text:p>
          </table:table-cell>
          <table:table-cell office:value-type="float" office:value="33" calcext:value-type="float">
            <text:p>33</text:p>
          </table:table-cell>
          <table:table-cell table:formula="of:=[.E1213]*[.E1213]*[.E1213]*[.E121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5.865" calcext:value-type="float">
            <text:p>155.865</text:p>
          </table:table-cell>
          <table:table-cell office:value-type="float" office:value="-7.41" calcext:value-type="float">
            <text:p>-7.41</text:p>
          </table:table-cell>
          <table:table-cell office:value-type="float" office:value="17" calcext:value-type="float">
            <text:p>17</text:p>
          </table:table-cell>
          <table:table-cell table:formula="of:=[.E1214]*[.E1214]*[.E1214]*[.E121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3.109" calcext:value-type="float">
            <text:p>-73.109</text:p>
          </table:table-cell>
          <table:table-cell office:value-type="float" office:value="-32.668" calcext:value-type="float">
            <text:p>-32.668</text:p>
          </table:table-cell>
          <table:table-cell office:value-type="float" office:value="11" calcext:value-type="float">
            <text:p>11</text:p>
          </table:table-cell>
          <table:table-cell table:formula="of:=[.E1215]*[.E1215]*[.E1215]*[.E121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70.207" calcext:value-type="float">
            <text:p>170.207</text:p>
          </table:table-cell>
          <table:table-cell office:value-type="float" office:value="-21.986" calcext:value-type="float">
            <text:p>-21.986</text:p>
          </table:table-cell>
          <table:table-cell office:value-type="float" office:value="10" calcext:value-type="float">
            <text:p>10</text:p>
          </table:table-cell>
          <table:table-cell table:formula="of:=[.E1216]*[.E1216]*[.E1216]*[.E121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3.134" calcext:value-type="float">
            <text:p>133.134</text:p>
          </table:table-cell>
          <table:table-cell office:value-type="float" office:value="35.456" calcext:value-type="float">
            <text:p>35.456</text:p>
          </table:table-cell>
          <table:table-cell office:value-type="float" office:value="10" calcext:value-type="float">
            <text:p>10</text:p>
          </table:table-cell>
          <table:table-cell table:formula="of:=[.E1217]*[.E1217]*[.E1217]*[.E121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01.905" calcext:value-type="float">
            <text:p>101.905</text:p>
          </table:table-cell>
          <table:table-cell office:value-type="float" office:value="-4.612" calcext:value-type="float">
            <text:p>-4.612</text:p>
          </table:table-cell>
          <table:table-cell office:value-type="float" office:value="33" calcext:value-type="float">
            <text:p>33</text:p>
          </table:table-cell>
          <table:table-cell table:formula="of:=[.E1218]*[.E1218]*[.E1218]*[.E121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02.102" calcext:value-type="float">
            <text:p>102.102</text:p>
          </table:table-cell>
          <table:table-cell office:value-type="float" office:value="-4.646" calcext:value-type="float">
            <text:p>-4.646</text:p>
          </table:table-cell>
          <table:table-cell office:value-type="float" office:value="33" calcext:value-type="float">
            <text:p>33</text:p>
          </table:table-cell>
          <table:table-cell table:formula="of:=[.E1219]*[.E1219]*[.E1219]*[.E121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88.33" calcext:value-type="float">
            <text:p>-88.33</text:p>
          </table:table-cell>
          <table:table-cell office:value-type="float" office:value="15.782" calcext:value-type="float">
            <text:p>15.782</text:p>
          </table:table-cell>
          <table:table-cell office:value-type="float" office:value="10" calcext:value-type="float">
            <text:p>10</text:p>
          </table:table-cell>
          <table:table-cell table:formula="of:=[.E1220]*[.E1220]*[.E1220]*[.E122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9.022" calcext:value-type="float">
            <text:p>129.022</text:p>
          </table:table-cell>
          <table:table-cell office:value-type="float" office:value="-6.954" calcext:value-type="float">
            <text:p>-6.954</text:p>
          </table:table-cell>
          <table:table-cell office:value-type="float" office:value="33" calcext:value-type="float">
            <text:p>33</text:p>
          </table:table-cell>
          <table:table-cell table:formula="of:=[.E1221]*[.E1221]*[.E1221]*[.E122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88.038" calcext:value-type="float">
            <text:p>-88.038</text:p>
          </table:table-cell>
          <table:table-cell office:value-type="float" office:value="11.663" calcext:value-type="float">
            <text:p>11.663</text:p>
          </table:table-cell>
          <table:table-cell office:value-type="float" office:value="54.6" calcext:value-type="float">
            <text:p>54.6</text:p>
          </table:table-cell>
          <table:table-cell table:formula="of:=[.E1222]*[.E1222]*[.E1222]*[.E122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8.901" calcext:value-type="float">
            <text:p>138.901</text:p>
          </table:table-cell>
          <table:table-cell office:value-type="float" office:value="-2.693" calcext:value-type="float">
            <text:p>-2.693</text:p>
          </table:table-cell>
          <table:table-cell office:value-type="float" office:value="33" calcext:value-type="float">
            <text:p>33</text:p>
          </table:table-cell>
          <table:table-cell table:formula="of:=[.E1223]*[.E1223]*[.E1223]*[.E122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19.584" calcext:value-type="float">
            <text:p>119.584</text:p>
          </table:table-cell>
          <table:table-cell office:value-type="float" office:value="0.207" calcext:value-type="float">
            <text:p>0.207</text:p>
          </table:table-cell>
          <table:table-cell office:value-type="float" office:value="33" calcext:value-type="float">
            <text:p>33</text:p>
          </table:table-cell>
          <table:table-cell table:formula="of:=[.E1224]*[.E1224]*[.E1224]*[.E122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4.874" calcext:value-type="float">
            <text:p>-74.874</text:p>
          </table:table-cell>
          <table:table-cell office:value-type="float" office:value="-40.316" calcext:value-type="float">
            <text:p>-40.316</text:p>
          </table:table-cell>
          <table:table-cell office:value-type="float" office:value="9" calcext:value-type="float">
            <text:p>9</text:p>
          </table:table-cell>
          <table:table-cell table:formula="of:=[.E1225]*[.E1225]*[.E1225]*[.E122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3.107" calcext:value-type="float">
            <text:p>163.107</text:p>
          </table:table-cell>
          <table:table-cell office:value-type="float" office:value="-50.008" calcext:value-type="float">
            <text:p>-50.008</text:p>
          </table:table-cell>
          <table:table-cell office:value-type="float" office:value="10" calcext:value-type="float">
            <text:p>10</text:p>
          </table:table-cell>
          <table:table-cell table:formula="of:=[.E1226]*[.E1226]*[.E1226]*[.E122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9.376" calcext:value-type="float">
            <text:p>-179.376</text:p>
          </table:table-cell>
          <table:table-cell office:value-type="float" office:value="-15.848" calcext:value-type="float">
            <text:p>-15.848</text:p>
          </table:table-cell>
          <table:table-cell office:value-type="float" office:value="23.4" calcext:value-type="float">
            <text:p>23.4</text:p>
          </table:table-cell>
          <table:table-cell table:formula="of:=[.E1227]*[.E1227]*[.E1227]*[.E122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68.788" calcext:value-type="float">
            <text:p>-68.788</text:p>
          </table:table-cell>
          <table:table-cell office:value-type="float" office:value="-13.74" calcext:value-type="float">
            <text:p>-13.74</text:p>
          </table:table-cell>
          <table:table-cell office:value-type="float" office:value="586" calcext:value-type="float">
            <text:p>586</text:p>
          </table:table-cell>
          <table:table-cell table:formula="of:=[.E1228]*[.E1228]*[.E1228]*[.E122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60.892" calcext:value-type="float">
            <text:p>-60.892</text:p>
          </table:table-cell>
          <table:table-cell office:value-type="float" office:value="11.112" calcext:value-type="float">
            <text:p>11.112</text:p>
          </table:table-cell>
          <table:table-cell office:value-type="float" office:value="5" calcext:value-type="float">
            <text:p>5</text:p>
          </table:table-cell>
          <table:table-cell table:formula="of:=[.E1229]*[.E1229]*[.E1229]*[.E122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79.533" calcext:value-type="float">
            <text:p>179.533</text:p>
          </table:table-cell>
          <table:table-cell office:value-type="float" office:value="51.277" calcext:value-type="float">
            <text:p>51.277</text:p>
          </table:table-cell>
          <table:table-cell office:value-type="float" office:value="33" calcext:value-type="float">
            <text:p>33</text:p>
          </table:table-cell>
          <table:table-cell table:formula="of:=[.E1230]*[.E1230]*[.E1230]*[.E123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30.039" calcext:value-type="float">
            <text:p>-30.039</text:p>
          </table:table-cell>
          <table:table-cell office:value-type="float" office:value="0.87" calcext:value-type="float">
            <text:p>0.87</text:p>
          </table:table-cell>
          <table:table-cell office:value-type="float" office:value="10" calcext:value-type="float">
            <text:p>10</text:p>
          </table:table-cell>
          <table:table-cell table:formula="of:=[.E1231]*[.E1231]*[.E1231]*[.E123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1.314" calcext:value-type="float">
            <text:p>131.314</text:p>
          </table:table-cell>
          <table:table-cell office:value-type="float" office:value="31.789" calcext:value-type="float">
            <text:p>31.789</text:p>
          </table:table-cell>
          <table:table-cell office:value-type="float" office:value="49.2" calcext:value-type="float">
            <text:p>49.2</text:p>
          </table:table-cell>
          <table:table-cell table:formula="of:=[.E1232]*[.E1232]*[.E1232]*[.E123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1.468" calcext:value-type="float">
            <text:p>131.468</text:p>
          </table:table-cell>
          <table:table-cell office:value-type="float" office:value="31.885" calcext:value-type="float">
            <text:p>31.885</text:p>
          </table:table-cell>
          <table:table-cell office:value-type="float" office:value="22" calcext:value-type="float">
            <text:p>22</text:p>
          </table:table-cell>
          <table:table-cell table:formula="of:=[.E1233]*[.E1233]*[.E1233]*[.E123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3.126" calcext:value-type="float">
            <text:p>-173.126</text:p>
          </table:table-cell>
          <table:table-cell office:value-type="float" office:value="-15.267" calcext:value-type="float">
            <text:p>-15.267</text:p>
          </table:table-cell>
          <table:table-cell office:value-type="float" office:value="41.2" calcext:value-type="float">
            <text:p>41.2</text:p>
          </table:table-cell>
          <table:table-cell table:formula="of:=[.E1234]*[.E1234]*[.E1234]*[.E123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9.119" calcext:value-type="float">
            <text:p>159.119</text:p>
          </table:table-cell>
          <table:table-cell office:value-type="float" office:value="51.568" calcext:value-type="float">
            <text:p>51.568</text:p>
          </table:table-cell>
          <table:table-cell office:value-type="float" office:value="20" calcext:value-type="float">
            <text:p>20</text:p>
          </table:table-cell>
          <table:table-cell table:formula="of:=[.E1235]*[.E1235]*[.E1235]*[.E123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7.13" calcext:value-type="float">
            <text:p>167.13</text:p>
          </table:table-cell>
          <table:table-cell office:value-type="float" office:value="-13.481" calcext:value-type="float">
            <text:p>-13.481</text:p>
          </table:table-cell>
          <table:table-cell office:value-type="float" office:value="200.1" calcext:value-type="float">
            <text:p>200.1</text:p>
          </table:table-cell>
          <table:table-cell table:formula="of:=[.E1236]*[.E1236]*[.E1236]*[.E123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7.297" calcext:value-type="float">
            <text:p>167.297</text:p>
          </table:table-cell>
          <table:table-cell office:value-type="float" office:value="-14.705" calcext:value-type="float">
            <text:p>-14.705</text:p>
          </table:table-cell>
          <table:table-cell office:value-type="float" office:value="164.4" calcext:value-type="float">
            <text:p>164.4</text:p>
          </table:table-cell>
          <table:table-cell table:formula="of:=[.E1237]*[.E1237]*[.E1237]*[.E123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8.944" calcext:value-type="float">
            <text:p>138.944</text:p>
          </table:table-cell>
          <table:table-cell office:value-type="float" office:value="28.983" calcext:value-type="float">
            <text:p>28.983</text:p>
          </table:table-cell>
          <table:table-cell office:value-type="float" office:value="477.2" calcext:value-type="float">
            <text:p>477.2</text:p>
          </table:table-cell>
          <table:table-cell table:formula="of:=[.E1238]*[.E1238]*[.E1238]*[.E123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86.772" calcext:value-type="float">
            <text:p>-86.772</text:p>
          </table:table-cell>
          <table:table-cell office:value-type="float" office:value="11.905" calcext:value-type="float">
            <text:p>11.905</text:p>
          </table:table-cell>
          <table:table-cell office:value-type="float" office:value="33" calcext:value-type="float">
            <text:p>33</text:p>
          </table:table-cell>
          <table:table-cell table:formula="of:=[.E1239]*[.E1239]*[.E1239]*[.E123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2.38" calcext:value-type="float">
            <text:p>142.38</text:p>
          </table:table-cell>
          <table:table-cell office:value-type="float" office:value="37.353" calcext:value-type="float">
            <text:p>37.353</text:p>
          </table:table-cell>
          <table:table-cell office:value-type="float" office:value="40.8" calcext:value-type="float">
            <text:p>40.8</text:p>
          </table:table-cell>
          <table:table-cell table:formula="of:=[.E1240]*[.E1240]*[.E1240]*[.E124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1.417" calcext:value-type="float">
            <text:p>-71.417</text:p>
          </table:table-cell>
          <table:table-cell office:value-type="float" office:value="-28.906" calcext:value-type="float">
            <text:p>-28.906</text:p>
          </table:table-cell>
          <table:table-cell office:value-type="float" office:value="19.9" calcext:value-type="float">
            <text:p>19.9</text:p>
          </table:table-cell>
          <table:table-cell table:formula="of:=[.E1241]*[.E1241]*[.E1241]*[.E124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1.515" calcext:value-type="float">
            <text:p>151.515</text:p>
          </table:table-cell>
          <table:table-cell office:value-type="float" office:value="-4.836" calcext:value-type="float">
            <text:p>-4.836</text:p>
          </table:table-cell>
          <table:table-cell office:value-type="float" office:value="127.9" calcext:value-type="float">
            <text:p>127.9</text:p>
          </table:table-cell>
          <table:table-cell table:formula="of:=[.E1242]*[.E1242]*[.E1242]*[.E124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4.766" calcext:value-type="float">
            <text:p>154.766</text:p>
          </table:table-cell>
          <table:table-cell office:value-type="float" office:value="-61.673" calcext:value-type="float">
            <text:p>-61.673</text:p>
          </table:table-cell>
          <table:table-cell office:value-type="float" office:value="10" calcext:value-type="float">
            <text:p>10</text:p>
          </table:table-cell>
          <table:table-cell table:formula="of:=[.E1243]*[.E1243]*[.E1243]*[.E124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6.917" calcext:value-type="float">
            <text:p>-76.917</text:p>
          </table:table-cell>
          <table:table-cell office:value-type="float" office:value="-3.792" calcext:value-type="float">
            <text:p>-3.792</text:p>
          </table:table-cell>
          <table:table-cell office:value-type="float" office:value="97" calcext:value-type="float">
            <text:p>97</text:p>
          </table:table-cell>
          <table:table-cell table:formula="of:=[.E1244]*[.E1244]*[.E1244]*[.E124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7.438" calcext:value-type="float">
            <text:p>127.438</text:p>
          </table:table-cell>
          <table:table-cell office:value-type="float" office:value="-1.318" calcext:value-type="float">
            <text:p>-1.318</text:p>
          </table:table-cell>
          <table:table-cell office:value-type="float" office:value="14.2" calcext:value-type="float">
            <text:p>14.2</text:p>
          </table:table-cell>
          <table:table-cell table:formula="of:=[.E1245]*[.E1245]*[.E1245]*[.E124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79.339" calcext:value-type="float">
            <text:p>179.339</text:p>
          </table:table-cell>
          <table:table-cell office:value-type="float" office:value="-25.778" calcext:value-type="float">
            <text:p>-25.778</text:p>
          </table:table-cell>
          <table:table-cell office:value-type="float" office:value="518.7" calcext:value-type="float">
            <text:p>518.7</text:p>
          </table:table-cell>
          <table:table-cell table:formula="of:=[.E1246]*[.E1246]*[.E1246]*[.E124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9.167" calcext:value-type="float">
            <text:p>149.167</text:p>
          </table:table-cell>
          <table:table-cell office:value-type="float" office:value="45.749" calcext:value-type="float">
            <text:p>45.749</text:p>
          </table:table-cell>
          <table:table-cell office:value-type="float" office:value="116.6" calcext:value-type="float">
            <text:p>116.6</text:p>
          </table:table-cell>
          <table:table-cell table:formula="of:=[.E1247]*[.E1247]*[.E1247]*[.E124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7.249" calcext:value-type="float">
            <text:p>167.249</text:p>
          </table:table-cell>
          <table:table-cell office:value-type="float" office:value="-16.812" calcext:value-type="float">
            <text:p>-16.812</text:p>
          </table:table-cell>
          <table:table-cell office:value-type="float" office:value="33" calcext:value-type="float">
            <text:p>33</text:p>
          </table:table-cell>
          <table:table-cell table:formula="of:=[.E1248]*[.E1248]*[.E1248]*[.E124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4.12" calcext:value-type="float">
            <text:p>154.12</text:p>
          </table:table-cell>
          <table:table-cell office:value-type="float" office:value="-5.702" calcext:value-type="float">
            <text:p>-5.702</text:p>
          </table:table-cell>
          <table:table-cell office:value-type="float" office:value="28" calcext:value-type="float">
            <text:p>28</text:p>
          </table:table-cell>
          <table:table-cell table:formula="of:=[.E1249]*[.E1249]*[.E1249]*[.E124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4.934" calcext:value-type="float">
            <text:p>154.934</text:p>
          </table:table-cell>
          <table:table-cell office:value-type="float" office:value="-6.47" calcext:value-type="float">
            <text:p>-6.47</text:p>
          </table:table-cell>
          <table:table-cell office:value-type="float" office:value="26.3" calcext:value-type="float">
            <text:p>26.3</text:p>
          </table:table-cell>
          <table:table-cell table:formula="of:=[.E1250]*[.E1250]*[.E1250]*[.E125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28.798" calcext:value-type="float">
            <text:p>-128.798</text:p>
          </table:table-cell>
          <table:table-cell office:value-type="float" office:value="-10.786" calcext:value-type="float">
            <text:p>-10.786</text:p>
          </table:table-cell>
          <table:table-cell office:value-type="float" office:value="15" calcext:value-type="float">
            <text:p>15</text:p>
          </table:table-cell>
          <table:table-cell table:formula="of:=[.E1251]*[.E1251]*[.E1251]*[.E125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18.537" calcext:value-type="float">
            <text:p>-118.537</text:p>
          </table:table-cell>
          <table:table-cell office:value-type="float" office:value="34.213" calcext:value-type="float">
            <text:p>34.213</text:p>
          </table:table-cell>
          <table:table-cell office:value-type="float" office:value="18.202" calcext:value-type="float">
            <text:p>18.202</text:p>
          </table:table-cell>
          <table:table-cell table:formula="of:=[.E1252]*[.E1252]*[.E1252]*[.E125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5.99" calcext:value-type="float">
            <text:p>145.99</text:p>
          </table:table-cell>
          <table:table-cell office:value-type="float" office:value="-5.909" calcext:value-type="float">
            <text:p>-5.909</text:p>
          </table:table-cell>
          <table:table-cell office:value-type="float" office:value="30.4" calcext:value-type="float">
            <text:p>30.4</text:p>
          </table:table-cell>
          <table:table-cell table:formula="of:=[.E1253]*[.E1253]*[.E1253]*[.E125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98.717" calcext:value-type="float">
            <text:p>-98.717</text:p>
          </table:table-cell>
          <table:table-cell office:value-type="float" office:value="16.755" calcext:value-type="float">
            <text:p>16.755</text:p>
          </table:table-cell>
          <table:table-cell office:value-type="float" office:value="20.7" calcext:value-type="float">
            <text:p>20.7</text:p>
          </table:table-cell>
          <table:table-cell table:formula="of:=[.E1254]*[.E1254]*[.E1254]*[.E125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79.846" calcext:value-type="float">
            <text:p>179.846</text:p>
          </table:table-cell>
          <table:table-cell office:value-type="float" office:value="-23.866" calcext:value-type="float">
            <text:p>-23.866</text:p>
          </table:table-cell>
          <table:table-cell office:value-type="float" office:value="523.1" calcext:value-type="float">
            <text:p>523.1</text:p>
          </table:table-cell>
          <table:table-cell table:formula="of:=[.E1255]*[.E1255]*[.E1255]*[.E125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72.957" calcext:value-type="float">
            <text:p>172.957</text:p>
          </table:table-cell>
          <table:table-cell office:value-type="float" office:value="-20.836" calcext:value-type="float">
            <text:p>-20.836</text:p>
          </table:table-cell>
          <table:table-cell office:value-type="float" office:value="12.6" calcext:value-type="float">
            <text:p>12.6</text:p>
          </table:table-cell>
          <table:table-cell table:formula="of:=[.E1256]*[.E1256]*[.E1256]*[.E125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6.893" calcext:value-type="float">
            <text:p>-176.893</text:p>
          </table:table-cell>
          <table:table-cell office:value-type="float" office:value="-28.678" calcext:value-type="float">
            <text:p>-28.678</text:p>
          </table:table-cell>
          <table:table-cell office:value-type="float" office:value="10.7" calcext:value-type="float">
            <text:p>10.7</text:p>
          </table:table-cell>
          <table:table-cell table:formula="of:=[.E1257]*[.E1257]*[.E1257]*[.E125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0.918" calcext:value-type="float">
            <text:p>-70.918</text:p>
          </table:table-cell>
          <table:table-cell office:value-type="float" office:value="-26.708" calcext:value-type="float">
            <text:p>-26.708</text:p>
          </table:table-cell>
          <table:table-cell office:value-type="float" office:value="28.9" calcext:value-type="float">
            <text:p>28.9</text:p>
          </table:table-cell>
          <table:table-cell table:formula="of:=[.E1258]*[.E1258]*[.E1258]*[.E125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3.386" calcext:value-type="float">
            <text:p>163.386</text:p>
          </table:table-cell>
          <table:table-cell office:value-type="float" office:value="-11.062" calcext:value-type="float">
            <text:p>-11.062</text:p>
          </table:table-cell>
          <table:table-cell office:value-type="float" office:value="25.3" calcext:value-type="float">
            <text:p>25.3</text:p>
          </table:table-cell>
          <table:table-cell table:formula="of:=[.E1259]*[.E1259]*[.E1259]*[.E125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26.205" calcext:value-type="float">
            <text:p>-26.205</text:p>
          </table:table-cell>
          <table:table-cell office:value-type="float" office:value="-59.274" calcext:value-type="float">
            <text:p>-59.274</text:p>
          </table:table-cell>
          <table:table-cell office:value-type="float" office:value="61" calcext:value-type="float">
            <text:p>61</text:p>
          </table:table-cell>
          <table:table-cell table:formula="of:=[.E1260]*[.E1260]*[.E1260]*[.E126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9.703" calcext:value-type="float">
            <text:p>-179.703</text:p>
          </table:table-cell>
          <table:table-cell office:value-type="float" office:value="-15.727" calcext:value-type="float">
            <text:p>-15.727</text:p>
          </table:table-cell>
          <table:table-cell office:value-type="float" office:value="9.7" calcext:value-type="float">
            <text:p>9.7</text:p>
          </table:table-cell>
          <table:table-cell table:formula="of:=[.E1261]*[.E1261]*[.E1261]*[.E126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6.806" calcext:value-type="float">
            <text:p>-76.806</text:p>
          </table:table-cell>
          <table:table-cell office:value-type="float" office:value="6.845" calcext:value-type="float">
            <text:p>6.845</text:p>
          </table:table-cell>
          <table:table-cell office:value-type="float" office:value="14.3" calcext:value-type="float">
            <text:p>14.3</text:p>
          </table:table-cell>
          <table:table-cell table:formula="of:=[.E1262]*[.E1262]*[.E1262]*[.E126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9.118" calcext:value-type="float">
            <text:p>129.118</text:p>
          </table:table-cell>
          <table:table-cell office:value-type="float" office:value="1.289" calcext:value-type="float">
            <text:p>1.289</text:p>
          </table:table-cell>
          <table:table-cell office:value-type="float" office:value="27.7" calcext:value-type="float">
            <text:p>27.7</text:p>
          </table:table-cell>
          <table:table-cell table:formula="of:=[.E1263]*[.E1263]*[.E1263]*[.E126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12.138" calcext:value-type="float">
            <text:p>112.138</text:p>
          </table:table-cell>
          <table:table-cell office:value-type="float" office:value="-6.046" calcext:value-type="float">
            <text:p>-6.046</text:p>
          </table:table-cell>
          <table:table-cell office:value-type="float" office:value="624.6" calcext:value-type="float">
            <text:p>624.6</text:p>
          </table:table-cell>
          <table:table-cell table:formula="of:=[.E1264]*[.E1264]*[.E1264]*[.E126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5.523" calcext:value-type="float">
            <text:p>5.523</text:p>
          </table:table-cell>
          <table:table-cell office:value-type="float" office:value="78.562" calcext:value-type="float">
            <text:p>78.562</text:p>
          </table:table-cell>
          <table:table-cell office:value-type="float" office:value="10" calcext:value-type="float">
            <text:p>10</text:p>
          </table:table-cell>
          <table:table-cell table:formula="of:=[.E1265]*[.E1265]*[.E1265]*[.E126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2.367" calcext:value-type="float">
            <text:p>-172.367</text:p>
          </table:table-cell>
          <table:table-cell office:value-type="float" office:value="-16.524" calcext:value-type="float">
            <text:p>-16.524</text:p>
          </table:table-cell>
          <table:table-cell office:value-type="float" office:value="15" calcext:value-type="float">
            <text:p>15</text:p>
          </table:table-cell>
          <table:table-cell table:formula="of:=[.E1266]*[.E1266]*[.E1266]*[.E126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30.092" calcext:value-type="float">
            <text:p>-130.092</text:p>
          </table:table-cell>
          <table:table-cell office:value-type="float" office:value="50.724" calcext:value-type="float">
            <text:p>50.724</text:p>
          </table:table-cell>
          <table:table-cell office:value-type="float" office:value="19.7" calcext:value-type="float">
            <text:p>19.7</text:p>
          </table:table-cell>
          <table:table-cell table:formula="of:=[.E1267]*[.E1267]*[.E1267]*[.E126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39.605" calcext:value-type="float">
            <text:p>39.605</text:p>
          </table:table-cell>
          <table:table-cell office:value-type="float" office:value="39.71" calcext:value-type="float">
            <text:p>39.71</text:p>
          </table:table-cell>
          <table:table-cell office:value-type="float" office:value="27.2" calcext:value-type="float">
            <text:p>27.2</text:p>
          </table:table-cell>
          <table:table-cell table:formula="of:=[.E1268]*[.E1268]*[.E1268]*[.E126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7.576" calcext:value-type="float">
            <text:p>147.576</text:p>
          </table:table-cell>
          <table:table-cell office:value-type="float" office:value="-6.191" calcext:value-type="float">
            <text:p>-6.191</text:p>
          </table:table-cell>
          <table:table-cell office:value-type="float" office:value="38.5" calcext:value-type="float">
            <text:p>38.5</text:p>
          </table:table-cell>
          <table:table-cell table:formula="of:=[.E1269]*[.E1269]*[.E1269]*[.E126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9.405" calcext:value-type="float">
            <text:p>139.405</text:p>
          </table:table-cell>
          <table:table-cell office:value-type="float" office:value="27.983" calcext:value-type="float">
            <text:p>27.983</text:p>
          </table:table-cell>
          <table:table-cell office:value-type="float" office:value="498.5" calcext:value-type="float">
            <text:p>498.5</text:p>
          </table:table-cell>
          <table:table-cell table:formula="of:=[.E1270]*[.E1270]*[.E1270]*[.E127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2.631" calcext:value-type="float">
            <text:p>122.631</text:p>
          </table:table-cell>
          <table:table-cell office:value-type="float" office:value="0.972" calcext:value-type="float">
            <text:p>0.972</text:p>
          </table:table-cell>
          <table:table-cell office:value-type="float" office:value="12.4" calcext:value-type="float">
            <text:p>12.4</text:p>
          </table:table-cell>
          <table:table-cell table:formula="of:=[.E1271]*[.E1271]*[.E1271]*[.E127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71.119" calcext:value-type="float">
            <text:p>71.119</text:p>
          </table:table-cell>
          <table:table-cell office:value-type="float" office:value="36.334" calcext:value-type="float">
            <text:p>36.334</text:p>
          </table:table-cell>
          <table:table-cell office:value-type="float" office:value="212.9" calcext:value-type="float">
            <text:p>212.9</text:p>
          </table:table-cell>
          <table:table-cell table:formula="of:=[.E1272]*[.E1272]*[.E1272]*[.E127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9.585" calcext:value-type="float">
            <text:p>139.585</text:p>
          </table:table-cell>
          <table:table-cell office:value-type="float" office:value="28.08" calcext:value-type="float">
            <text:p>28.08</text:p>
          </table:table-cell>
          <table:table-cell office:value-type="float" office:value="433.1" calcext:value-type="float">
            <text:p>433.1</text:p>
          </table:table-cell>
          <table:table-cell table:formula="of:=[.E1273]*[.E1273]*[.E1273]*[.E127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5.521" calcext:value-type="float">
            <text:p>-175.521</text:p>
          </table:table-cell>
          <table:table-cell office:value-type="float" office:value="-15.008" calcext:value-type="float">
            <text:p>-15.008</text:p>
          </table:table-cell>
          <table:table-cell office:value-type="float" office:value="16" calcext:value-type="float">
            <text:p>16</text:p>
          </table:table-cell>
          <table:table-cell table:formula="of:=[.E1274]*[.E1274]*[.E1274]*[.E127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5.45" calcext:value-type="float">
            <text:p>-175.45</text:p>
          </table:table-cell>
          <table:table-cell office:value-type="float" office:value="58.427" calcext:value-type="float">
            <text:p>58.427</text:p>
          </table:table-cell>
          <table:table-cell office:value-type="float" office:value="20.2" calcext:value-type="float">
            <text:p>20.2</text:p>
          </table:table-cell>
          <table:table-cell table:formula="of:=[.E1275]*[.E1275]*[.E1275]*[.E127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1.627" calcext:value-type="float">
            <text:p>121.627</text:p>
          </table:table-cell>
          <table:table-cell office:value-type="float" office:value="23.722" calcext:value-type="float">
            <text:p>23.722</text:p>
          </table:table-cell>
          <table:table-cell office:value-type="float" office:value="10" calcext:value-type="float">
            <text:p>10</text:p>
          </table:table-cell>
          <table:table-cell table:formula="of:=[.E1276]*[.E1276]*[.E1276]*[.E127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7.457" calcext:value-type="float">
            <text:p>97.457</text:p>
          </table:table-cell>
          <table:table-cell office:value-type="float" office:value="3.908" calcext:value-type="float">
            <text:p>3.908</text:p>
          </table:table-cell>
          <table:table-cell office:value-type="float" office:value="48.4" calcext:value-type="float">
            <text:p>48.4</text:p>
          </table:table-cell>
          <table:table-cell table:formula="of:=[.E1277]*[.E1277]*[.E1277]*[.E127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7.079" calcext:value-type="float">
            <text:p>167.079</text:p>
          </table:table-cell>
          <table:table-cell office:value-type="float" office:value="-13.559" calcext:value-type="float">
            <text:p>-13.559</text:p>
          </table:table-cell>
          <table:table-cell office:value-type="float" office:value="176" calcext:value-type="float">
            <text:p>176</text:p>
          </table:table-cell>
          <table:table-cell table:formula="of:=[.E1278]*[.E1278]*[.E1278]*[.E127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1.997" calcext:value-type="float">
            <text:p>161.997</text:p>
          </table:table-cell>
          <table:table-cell office:value-type="float" office:value="-11.164" calcext:value-type="float">
            <text:p>-11.164</text:p>
          </table:table-cell>
          <table:table-cell office:value-type="float" office:value="29.1" calcext:value-type="float">
            <text:p>29.1</text:p>
          </table:table-cell>
          <table:table-cell table:formula="of:=[.E1279]*[.E1279]*[.E1279]*[.E127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5.966" calcext:value-type="float">
            <text:p>145.966</text:p>
          </table:table-cell>
          <table:table-cell office:value-type="float" office:value="-3.406" calcext:value-type="float">
            <text:p>-3.406</text:p>
          </table:table-cell>
          <table:table-cell office:value-type="float" office:value="38.3" calcext:value-type="float">
            <text:p>38.3</text:p>
          </table:table-cell>
          <table:table-cell table:formula="of:=[.E1280]*[.E1280]*[.E1280]*[.E128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3.34" calcext:value-type="float">
            <text:p>123.34</text:p>
          </table:table-cell>
          <table:table-cell office:value-type="float" office:value="0.141" calcext:value-type="float">
            <text:p>0.141</text:p>
          </table:table-cell>
          <table:table-cell office:value-type="float" office:value="151" calcext:value-type="float">
            <text:p>151</text:p>
          </table:table-cell>
          <table:table-cell table:formula="of:=[.E1281]*[.E1281]*[.E1281]*[.E128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5.129" calcext:value-type="float">
            <text:p>125.129</text:p>
          </table:table-cell>
          <table:table-cell office:value-type="float" office:value="-8.081" calcext:value-type="float">
            <text:p>-8.081</text:p>
          </table:table-cell>
          <table:table-cell office:value-type="float" office:value="9.8" calcext:value-type="float">
            <text:p>9.8</text:p>
          </table:table-cell>
          <table:table-cell table:formula="of:=[.E1282]*[.E1282]*[.E1282]*[.E128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0.556" calcext:value-type="float">
            <text:p>130.556</text:p>
          </table:table-cell>
          <table:table-cell office:value-type="float" office:value="-3.162" calcext:value-type="float">
            <text:p>-3.162</text:p>
          </table:table-cell>
          <table:table-cell office:value-type="float" office:value="46.6" calcext:value-type="float">
            <text:p>46.6</text:p>
          </table:table-cell>
          <table:table-cell table:formula="of:=[.E1283]*[.E1283]*[.E1283]*[.E128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0.12" calcext:value-type="float">
            <text:p>150.12</text:p>
          </table:table-cell>
          <table:table-cell office:value-type="float" office:value="-3.527" calcext:value-type="float">
            <text:p>-3.527</text:p>
          </table:table-cell>
          <table:table-cell office:value-type="float" office:value="33" calcext:value-type="float">
            <text:p>33</text:p>
          </table:table-cell>
          <table:table-cell table:formula="of:=[.E1284]*[.E1284]*[.E1284]*[.E128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7.431" calcext:value-type="float">
            <text:p>137.431</text:p>
          </table:table-cell>
          <table:table-cell office:value-type="float" office:value="30.245" calcext:value-type="float">
            <text:p>30.245</text:p>
          </table:table-cell>
          <table:table-cell office:value-type="float" office:value="485.1" calcext:value-type="float">
            <text:p>485.1</text:p>
          </table:table-cell>
          <table:table-cell table:formula="of:=[.E1285]*[.E1285]*[.E1285]*[.E128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1.092" calcext:value-type="float">
            <text:p>-71.092</text:p>
          </table:table-cell>
          <table:table-cell office:value-type="float" office:value="-27.26" calcext:value-type="float">
            <text:p>-27.26</text:p>
          </table:table-cell>
          <table:table-cell office:value-type="float" office:value="32.5" calcext:value-type="float">
            <text:p>32.5</text:p>
          </table:table-cell>
          <table:table-cell table:formula="of:=[.E1286]*[.E1286]*[.E1286]*[.E128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7.051" calcext:value-type="float">
            <text:p>167.051</text:p>
          </table:table-cell>
          <table:table-cell office:value-type="float" office:value="-13.112" calcext:value-type="float">
            <text:p>-13.112</text:p>
          </table:table-cell>
          <table:table-cell office:value-type="float" office:value="171.6" calcext:value-type="float">
            <text:p>171.6</text:p>
          </table:table-cell>
          <table:table-cell table:formula="of:=[.E1287]*[.E1287]*[.E1287]*[.E128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10.996" calcext:value-type="float">
            <text:p>-110.996</text:p>
          </table:table-cell>
          <table:table-cell office:value-type="float" office:value="26.856" calcext:value-type="float">
            <text:p>26.856</text:p>
          </table:table-cell>
          <table:table-cell office:value-type="float" office:value="10" calcext:value-type="float">
            <text:p>10</text:p>
          </table:table-cell>
          <table:table-cell table:formula="of:=[.E1288]*[.E1288]*[.E1288]*[.E128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7.599" calcext:value-type="float">
            <text:p>167.599</text:p>
          </table:table-cell>
          <table:table-cell office:value-type="float" office:value="-45.003" calcext:value-type="float">
            <text:p>-45.003</text:p>
          </table:table-cell>
          <table:table-cell office:value-type="float" office:value="82.7" calcext:value-type="float">
            <text:p>82.7</text:p>
          </table:table-cell>
          <table:table-cell table:formula="of:=[.E1289]*[.E1289]*[.E1289]*[.E128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60.587" calcext:value-type="float">
            <text:p>-60.587</text:p>
          </table:table-cell>
          <table:table-cell office:value-type="float" office:value="10.402" calcext:value-type="float">
            <text:p>10.402</text:p>
          </table:table-cell>
          <table:table-cell office:value-type="float" office:value="56.2" calcext:value-type="float">
            <text:p>56.2</text:p>
          </table:table-cell>
          <table:table-cell table:formula="of:=[.E1290]*[.E1290]*[.E1290]*[.E129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69.785" calcext:value-type="float">
            <text:p>-69.785</text:p>
          </table:table-cell>
          <table:table-cell office:value-type="float" office:value="-20.833" calcext:value-type="float">
            <text:p>-20.833</text:p>
          </table:table-cell>
          <table:table-cell office:value-type="float" office:value="70.3" calcext:value-type="float">
            <text:p>70.3</text:p>
          </table:table-cell>
          <table:table-cell table:formula="of:=[.E1291]*[.E1291]*[.E1291]*[.E129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3.882" calcext:value-type="float">
            <text:p>133.882</text:p>
          </table:table-cell>
          <table:table-cell office:value-type="float" office:value="-19.829" calcext:value-type="float">
            <text:p>-19.829</text:p>
          </table:table-cell>
          <table:table-cell office:value-type="float" office:value="5" calcext:value-type="float">
            <text:p>5</text:p>
          </table:table-cell>
          <table:table-cell table:formula="of:=[.E1292]*[.E1292]*[.E1292]*[.E129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0.214" calcext:value-type="float">
            <text:p>140.214</text:p>
          </table:table-cell>
          <table:table-cell office:value-type="float" office:value="35.362" calcext:value-type="float">
            <text:p>35.362</text:p>
          </table:table-cell>
          <table:table-cell office:value-type="float" office:value="62.9" calcext:value-type="float">
            <text:p>62.9</text:p>
          </table:table-cell>
          <table:table-cell table:formula="of:=[.E1293]*[.E1293]*[.E1293]*[.E129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4.155" calcext:value-type="float">
            <text:p>124.155</text:p>
          </table:table-cell>
          <table:table-cell office:value-type="float" office:value="-8.247" calcext:value-type="float">
            <text:p>-8.247</text:p>
          </table:table-cell>
          <table:table-cell office:value-type="float" office:value="33" calcext:value-type="float">
            <text:p>33</text:p>
          </table:table-cell>
          <table:table-cell table:formula="of:=[.E1294]*[.E1294]*[.E1294]*[.E129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66.529" calcext:value-type="float">
            <text:p>-66.529</text:p>
          </table:table-cell>
          <table:table-cell office:value-type="float" office:value="-23.052" calcext:value-type="float">
            <text:p>-23.052</text:p>
          </table:table-cell>
          <table:table-cell office:value-type="float" office:value="199" calcext:value-type="float">
            <text:p>199</text:p>
          </table:table-cell>
          <table:table-cell table:formula="of:=[.E1295]*[.E1295]*[.E1295]*[.E129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08.285" calcext:value-type="float">
            <text:p>-108.285</text:p>
          </table:table-cell>
          <table:table-cell office:value-type="float" office:value="-26.999" calcext:value-type="float">
            <text:p>-26.999</text:p>
          </table:table-cell>
          <table:table-cell office:value-type="float" office:value="10" calcext:value-type="float">
            <text:p>10</text:p>
          </table:table-cell>
          <table:table-cell table:formula="of:=[.E1296]*[.E1296]*[.E1296]*[.E129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6.701" calcext:value-type="float">
            <text:p>126.701</text:p>
          </table:table-cell>
          <table:table-cell office:value-type="float" office:value="7.09" calcext:value-type="float">
            <text:p>7.09</text:p>
          </table:table-cell>
          <table:table-cell office:value-type="float" office:value="24.7" calcext:value-type="float">
            <text:p>24.7</text:p>
          </table:table-cell>
          <table:table-cell table:formula="of:=[.E1297]*[.E1297]*[.E1297]*[.E129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1.573" calcext:value-type="float">
            <text:p>141.573</text:p>
          </table:table-cell>
          <table:table-cell office:value-type="float" office:value="37.155" calcext:value-type="float">
            <text:p>37.155</text:p>
          </table:table-cell>
          <table:table-cell office:value-type="float" office:value="30.3" calcext:value-type="float">
            <text:p>30.3</text:p>
          </table:table-cell>
          <table:table-cell table:formula="of:=[.E1298]*[.E1298]*[.E1298]*[.E129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1.796" calcext:value-type="float">
            <text:p>141.796</text:p>
          </table:table-cell>
          <table:table-cell office:value-type="float" office:value="37.363" calcext:value-type="float">
            <text:p>37.363</text:p>
          </table:table-cell>
          <table:table-cell office:value-type="float" office:value="29.4" calcext:value-type="float">
            <text:p>29.4</text:p>
          </table:table-cell>
          <table:table-cell table:formula="of:=[.E1299]*[.E1299]*[.E1299]*[.E129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1.837" calcext:value-type="float">
            <text:p>131.837</text:p>
          </table:table-cell>
          <table:table-cell office:value-type="float" office:value="32.034" calcext:value-type="float">
            <text:p>32.034</text:p>
          </table:table-cell>
          <table:table-cell office:value-type="float" office:value="54" calcext:value-type="float">
            <text:p>54</text:p>
          </table:table-cell>
          <table:table-cell table:formula="of:=[.E1300]*[.E1300]*[.E1300]*[.E130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7.929" calcext:value-type="float">
            <text:p>167.929</text:p>
          </table:table-cell>
          <table:table-cell office:value-type="float" office:value="-14.998" calcext:value-type="float">
            <text:p>-14.998</text:p>
          </table:table-cell>
          <table:table-cell office:value-type="float" office:value="14.5" calcext:value-type="float">
            <text:p>14.5</text:p>
          </table:table-cell>
          <table:table-cell table:formula="of:=[.E1301]*[.E1301]*[.E1301]*[.E130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5.204" calcext:value-type="float">
            <text:p>165.204</text:p>
          </table:table-cell>
          <table:table-cell office:value-type="float" office:value="-11.037" calcext:value-type="float">
            <text:p>-11.037</text:p>
          </table:table-cell>
          <table:table-cell office:value-type="float" office:value="18.8" calcext:value-type="float">
            <text:p>18.8</text:p>
          </table:table-cell>
          <table:table-cell table:formula="of:=[.E1302]*[.E1302]*[.E1302]*[.E130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6.301" calcext:value-type="float">
            <text:p>146.301</text:p>
          </table:table-cell>
          <table:table-cell office:value-type="float" office:value="19.376" calcext:value-type="float">
            <text:p>19.376</text:p>
          </table:table-cell>
          <table:table-cell office:value-type="float" office:value="47.7" calcext:value-type="float">
            <text:p>47.7</text:p>
          </table:table-cell>
          <table:table-cell table:formula="of:=[.E1303]*[.E1303]*[.E1303]*[.E130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8.696" calcext:value-type="float">
            <text:p>138.696</text:p>
          </table:table-cell>
          <table:table-cell office:value-type="float" office:value="-2.488" calcext:value-type="float">
            <text:p>-2.488</text:p>
          </table:table-cell>
          <table:table-cell office:value-type="float" office:value="29" calcext:value-type="float">
            <text:p>29</text:p>
          </table:table-cell>
          <table:table-cell table:formula="of:=[.E1304]*[.E1304]*[.E1304]*[.E130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24.266" calcext:value-type="float">
            <text:p>-124.266</text:p>
          </table:table-cell>
          <table:table-cell office:value-type="float" office:value="62.237" calcext:value-type="float">
            <text:p>62.237</text:p>
          </table:table-cell>
          <table:table-cell office:value-type="float" office:value="10" calcext:value-type="float">
            <text:p>10</text:p>
          </table:table-cell>
          <table:table-cell table:formula="of:=[.E1305]*[.E1305]*[.E1305]*[.E130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9.854" calcext:value-type="float">
            <text:p>159.854</text:p>
          </table:table-cell>
          <table:table-cell office:value-type="float" office:value="-9.829" calcext:value-type="float">
            <text:p>-9.829</text:p>
          </table:table-cell>
          <table:table-cell office:value-type="float" office:value="31.9" calcext:value-type="float">
            <text:p>31.9</text:p>
          </table:table-cell>
          <table:table-cell table:formula="of:=[.E1306]*[.E1306]*[.E1306]*[.E130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3.516" calcext:value-type="float">
            <text:p>-173.516</text:p>
          </table:table-cell>
          <table:table-cell office:value-type="float" office:value="-15.289" calcext:value-type="float">
            <text:p>-15.289</text:p>
          </table:table-cell>
          <table:table-cell office:value-type="float" office:value="33" calcext:value-type="float">
            <text:p>33</text:p>
          </table:table-cell>
          <table:table-cell table:formula="of:=[.E1307]*[.E1307]*[.E1307]*[.E130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1.653" calcext:value-type="float">
            <text:p>-71.653</text:p>
          </table:table-cell>
          <table:table-cell office:value-type="float" office:value="-33.198" calcext:value-type="float">
            <text:p>-33.198</text:p>
          </table:table-cell>
          <table:table-cell office:value-type="float" office:value="42.2" calcext:value-type="float">
            <text:p>42.2</text:p>
          </table:table-cell>
          <table:table-cell table:formula="of:=[.E1308]*[.E1308]*[.E1308]*[.E130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1.551" calcext:value-type="float">
            <text:p>-71.551</text:p>
          </table:table-cell>
          <table:table-cell office:value-type="float" office:value="-32.633" calcext:value-type="float">
            <text:p>-32.633</text:p>
          </table:table-cell>
          <table:table-cell office:value-type="float" office:value="33" calcext:value-type="float">
            <text:p>33</text:p>
          </table:table-cell>
          <table:table-cell table:formula="of:=[.E1309]*[.E1309]*[.E1309]*[.E130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19.727" calcext:value-type="float">
            <text:p>119.727</text:p>
          </table:table-cell>
          <table:table-cell office:value-type="float" office:value="-1.964" calcext:value-type="float">
            <text:p>-1.964</text:p>
          </table:table-cell>
          <table:table-cell office:value-type="float" office:value="43.5" calcext:value-type="float">
            <text:p>43.5</text:p>
          </table:table-cell>
          <table:table-cell table:formula="of:=[.E1310]*[.E1310]*[.E1310]*[.E131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3.46" calcext:value-type="float">
            <text:p>163.46</text:p>
          </table:table-cell>
          <table:table-cell office:value-type="float" office:value="56.194" calcext:value-type="float">
            <text:p>56.194</text:p>
          </table:table-cell>
          <table:table-cell office:value-type="float" office:value="33" calcext:value-type="float">
            <text:p>33</text:p>
          </table:table-cell>
          <table:table-cell table:formula="of:=[.E1311]*[.E1311]*[.E1311]*[.E131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8.032" calcext:value-type="float">
            <text:p>-178.032</text:p>
          </table:table-cell>
          <table:table-cell office:value-type="float" office:value="-18.785" calcext:value-type="float">
            <text:p>-18.785</text:p>
          </table:table-cell>
          <table:table-cell office:value-type="float" office:value="451.4" calcext:value-type="float">
            <text:p>451.4</text:p>
          </table:table-cell>
          <table:table-cell table:formula="of:=[.E1312]*[.E1312]*[.E1312]*[.E131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26.831" calcext:value-type="float">
            <text:p>-126.831</text:p>
          </table:table-cell>
          <table:table-cell office:value-type="float" office:value="40.503" calcext:value-type="float">
            <text:p>40.503</text:p>
          </table:table-cell>
          <table:table-cell office:value-type="float" office:value="10" calcext:value-type="float">
            <text:p>10</text:p>
          </table:table-cell>
          <table:table-cell table:formula="of:=[.E1313]*[.E1313]*[.E1313]*[.E131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11.298" calcext:value-type="float">
            <text:p>111.298</text:p>
          </table:table-cell>
          <table:table-cell office:value-type="float" office:value="-5.788" calcext:value-type="float">
            <text:p>-5.788</text:p>
          </table:table-cell>
          <table:table-cell office:value-type="float" office:value="533.5" calcext:value-type="float">
            <text:p>533.5</text:p>
          </table:table-cell>
          <table:table-cell table:formula="of:=[.E1314]*[.E1314]*[.E1314]*[.E131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38.944" calcext:value-type="float">
            <text:p>38.944</text:p>
          </table:table-cell>
          <table:table-cell office:value-type="float" office:value="-43.548" calcext:value-type="float">
            <text:p>-43.548</text:p>
          </table:table-cell>
          <table:table-cell office:value-type="float" office:value="10" calcext:value-type="float">
            <text:p>10</text:p>
          </table:table-cell>
          <table:table-cell table:formula="of:=[.E1315]*[.E1315]*[.E1315]*[.E131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55.454" calcext:value-type="float">
            <text:p>-155.454</text:p>
          </table:table-cell>
          <table:table-cell office:value-type="float" office:value="19.43" calcext:value-type="float">
            <text:p>19.43</text:p>
          </table:table-cell>
          <table:table-cell office:value-type="float" office:value="12" calcext:value-type="float">
            <text:p>12</text:p>
          </table:table-cell>
          <table:table-cell table:formula="of:=[.E1316]*[.E1316]*[.E1316]*[.E131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0.518" calcext:value-type="float">
            <text:p>-70.518</text:p>
          </table:table-cell>
          <table:table-cell office:value-type="float" office:value="-26.135" calcext:value-type="float">
            <text:p>-26.135</text:p>
          </table:table-cell>
          <table:table-cell office:value-type="float" office:value="16.1" calcext:value-type="float">
            <text:p>16.1</text:p>
          </table:table-cell>
          <table:table-cell table:formula="of:=[.E1317]*[.E1317]*[.E1317]*[.E131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7.476" calcext:value-type="float">
            <text:p>-177.476</text:p>
          </table:table-cell>
          <table:table-cell office:value-type="float" office:value="-16.636" calcext:value-type="float">
            <text:p>-16.636</text:p>
          </table:table-cell>
          <table:table-cell office:value-type="float" office:value="33" calcext:value-type="float">
            <text:p>33</text:p>
          </table:table-cell>
          <table:table-cell table:formula="of:=[.E1318]*[.E1318]*[.E1318]*[.E131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2.402" calcext:value-type="float">
            <text:p>122.402</text:p>
          </table:table-cell>
          <table:table-cell office:value-type="float" office:value="24.176" calcext:value-type="float">
            <text:p>24.176</text:p>
          </table:table-cell>
          <table:table-cell office:value-type="float" office:value="44.1" calcext:value-type="float">
            <text:p>44.1</text:p>
          </table:table-cell>
          <table:table-cell table:formula="of:=[.E1319]*[.E1319]*[.E1319]*[.E131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9.099" calcext:value-type="float">
            <text:p>139.099</text:p>
          </table:table-cell>
          <table:table-cell office:value-type="float" office:value="41.346" calcext:value-type="float">
            <text:p>41.346</text:p>
          </table:table-cell>
          <table:table-cell office:value-type="float" office:value="9.9" calcext:value-type="float">
            <text:p>9.9</text:p>
          </table:table-cell>
          <table:table-cell table:formula="of:=[.E1320]*[.E1320]*[.E1320]*[.E132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2.509" calcext:value-type="float">
            <text:p>152.509</text:p>
          </table:table-cell>
          <table:table-cell office:value-type="float" office:value="-4.805" calcext:value-type="float">
            <text:p>-4.805</text:p>
          </table:table-cell>
          <table:table-cell office:value-type="float" office:value="71.6" calcext:value-type="float">
            <text:p>71.6</text:p>
          </table:table-cell>
          <table:table-cell table:formula="of:=[.E1321]*[.E1321]*[.E1321]*[.E132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20.312" calcext:value-type="float">
            <text:p>-120.312</text:p>
          </table:table-cell>
          <table:table-cell office:value-type="float" office:value="36.2316667" calcext:value-type="float">
            <text:p>36.2316667</text:p>
          </table:table-cell>
          <table:table-cell office:value-type="float" office:value="9.578" calcext:value-type="float">
            <text:p>9.578</text:p>
          </table:table-cell>
          <table:table-cell table:formula="of:=[.E1322]*[.E1322]*[.E1322]*[.E132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57.52" calcext:value-type="float">
            <text:p>57.52</text:p>
          </table:table-cell>
          <table:table-cell office:value-type="float" office:value="11.429" calcext:value-type="float">
            <text:p>11.429</text:p>
          </table:table-cell>
          <table:table-cell office:value-type="float" office:value="10" calcext:value-type="float">
            <text:p>10</text:p>
          </table:table-cell>
          <table:table-cell table:formula="of:=[.E1323]*[.E1323]*[.E1323]*[.E132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5.451" calcext:value-type="float">
            <text:p>-175.451</text:p>
          </table:table-cell>
          <table:table-cell office:value-type="float" office:value="-21.466" calcext:value-type="float">
            <text:p>-21.466</text:p>
          </table:table-cell>
          <table:table-cell office:value-type="float" office:value="68" calcext:value-type="float">
            <text:p>68</text:p>
          </table:table-cell>
          <table:table-cell table:formula="of:=[.E1324]*[.E1324]*[.E1324]*[.E132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6.566" calcext:value-type="float">
            <text:p>126.566</text:p>
          </table:table-cell>
          <table:table-cell office:value-type="float" office:value="5.346" calcext:value-type="float">
            <text:p>5.346</text:p>
          </table:table-cell>
          <table:table-cell office:value-type="float" office:value="41" calcext:value-type="float">
            <text:p>41</text:p>
          </table:table-cell>
          <table:table-cell table:formula="of:=[.E1325]*[.E1325]*[.E1325]*[.E132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7.924" calcext:value-type="float">
            <text:p>127.924</text:p>
          </table:table-cell>
          <table:table-cell office:value-type="float" office:value="-4.056" calcext:value-type="float">
            <text:p>-4.056</text:p>
          </table:table-cell>
          <table:table-cell office:value-type="float" office:value="16.9" calcext:value-type="float">
            <text:p>16.9</text:p>
          </table:table-cell>
          <table:table-cell table:formula="of:=[.E1326]*[.E1326]*[.E1326]*[.E132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7.046" calcext:value-type="float">
            <text:p>147.046</text:p>
          </table:table-cell>
          <table:table-cell office:value-type="float" office:value="-5.458" calcext:value-type="float">
            <text:p>-5.458</text:p>
          </table:table-cell>
          <table:table-cell office:value-type="float" office:value="234.9" calcext:value-type="float">
            <text:p>234.9</text:p>
          </table:table-cell>
          <table:table-cell table:formula="of:=[.E1327]*[.E1327]*[.E1327]*[.E132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4.699" calcext:value-type="float">
            <text:p>-74.699</text:p>
          </table:table-cell>
          <table:table-cell office:value-type="float" office:value="-10.599" calcext:value-type="float">
            <text:p>-10.599</text:p>
          </table:table-cell>
          <table:table-cell office:value-type="float" office:value="14" calcext:value-type="float">
            <text:p>14</text:p>
          </table:table-cell>
          <table:table-cell table:formula="of:=[.E1328]*[.E1328]*[.E1328]*[.E132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20.877" calcext:value-type="float">
            <text:p>-20.877</text:p>
          </table:table-cell>
          <table:table-cell office:value-type="float" office:value="-60.597" calcext:value-type="float">
            <text:p>-60.597</text:p>
          </table:table-cell>
          <table:table-cell office:value-type="float" office:value="10" calcext:value-type="float">
            <text:p>10</text:p>
          </table:table-cell>
          <table:table-cell table:formula="of:=[.E1329]*[.E1329]*[.E1329]*[.E132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2.361" calcext:value-type="float">
            <text:p>142.361</text:p>
          </table:table-cell>
          <table:table-cell office:value-type="float" office:value="42.158" calcext:value-type="float">
            <text:p>42.158</text:p>
          </table:table-cell>
          <table:table-cell office:value-type="float" office:value="44" calcext:value-type="float">
            <text:p>44</text:p>
          </table:table-cell>
          <table:table-cell table:formula="of:=[.E1330]*[.E1330]*[.E1330]*[.E133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2.557" calcext:value-type="float">
            <text:p>142.557</text:p>
          </table:table-cell>
          <table:table-cell office:value-type="float" office:value="26.823" calcext:value-type="float">
            <text:p>26.823</text:p>
          </table:table-cell>
          <table:table-cell office:value-type="float" office:value="22.2" calcext:value-type="float">
            <text:p>22.2</text:p>
          </table:table-cell>
          <table:table-cell table:formula="of:=[.E1331]*[.E1331]*[.E1331]*[.E133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70.635" calcext:value-type="float">
            <text:p>170.635</text:p>
          </table:table-cell>
          <table:table-cell office:value-type="float" office:value="-22.504" calcext:value-type="float">
            <text:p>-22.504</text:p>
          </table:table-cell>
          <table:table-cell office:value-type="float" office:value="29.8" calcext:value-type="float">
            <text:p>29.8</text:p>
          </table:table-cell>
          <table:table-cell table:formula="of:=[.E1332]*[.E1332]*[.E1332]*[.E133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57.715" calcext:value-type="float">
            <text:p>57.715</text:p>
          </table:table-cell>
          <table:table-cell office:value-type="float" office:value="29.913" calcext:value-type="float">
            <text:p>29.913</text:p>
          </table:table-cell>
          <table:table-cell office:value-type="float" office:value="33" calcext:value-type="float">
            <text:p>33</text:p>
          </table:table-cell>
          <table:table-cell table:formula="of:=[.E1333]*[.E1333]*[.E1333]*[.E133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22.934" calcext:value-type="float">
            <text:p>22.934</text:p>
          </table:table-cell>
          <table:table-cell office:value-type="float" office:value="38.222" calcext:value-type="float">
            <text:p>38.222</text:p>
          </table:table-cell>
          <table:table-cell office:value-type="float" office:value="33" calcext:value-type="float">
            <text:p>33</text:p>
          </table:table-cell>
          <table:table-cell table:formula="of:=[.E1334]*[.E1334]*[.E1334]*[.E133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9.377" calcext:value-type="float">
            <text:p>169.377</text:p>
          </table:table-cell>
          <table:table-cell office:value-type="float" office:value="-21.743" calcext:value-type="float">
            <text:p>-21.743</text:p>
          </table:table-cell>
          <table:table-cell office:value-type="float" office:value="29.9" calcext:value-type="float">
            <text:p>29.9</text:p>
          </table:table-cell>
          <table:table-cell table:formula="of:=[.E1335]*[.E1335]*[.E1335]*[.E133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9.232" calcext:value-type="float">
            <text:p>139.232</text:p>
          </table:table-cell>
          <table:table-cell office:value-type="float" office:value="-4.576" calcext:value-type="float">
            <text:p>-4.576</text:p>
          </table:table-cell>
          <table:table-cell office:value-type="float" office:value="33" calcext:value-type="float">
            <text:p>33</text:p>
          </table:table-cell>
          <table:table-cell table:formula="of:=[.E1336]*[.E1336]*[.E1336]*[.E133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28.796" calcext:value-type="float">
            <text:p>28.796</text:p>
          </table:table-cell>
          <table:table-cell office:value-type="float" office:value="-51.422" calcext:value-type="float">
            <text:p>-51.422</text:p>
          </table:table-cell>
          <table:table-cell office:value-type="float" office:value="10" calcext:value-type="float">
            <text:p>10</text:p>
          </table:table-cell>
          <table:table-cell table:formula="of:=[.E1337]*[.E1337]*[.E1337]*[.E133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70.025" calcext:value-type="float">
            <text:p>170.025</text:p>
          </table:table-cell>
          <table:table-cell office:value-type="float" office:value="-21.982" calcext:value-type="float">
            <text:p>-21.982</text:p>
          </table:table-cell>
          <table:table-cell office:value-type="float" office:value="33" calcext:value-type="float">
            <text:p>33</text:p>
          </table:table-cell>
          <table:table-cell table:formula="of:=[.E1338]*[.E1338]*[.E1338]*[.E133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70.165" calcext:value-type="float">
            <text:p>170.165</text:p>
          </table:table-cell>
          <table:table-cell office:value-type="float" office:value="-21.989" calcext:value-type="float">
            <text:p>-21.989</text:p>
          </table:table-cell>
          <table:table-cell office:value-type="float" office:value="33" calcext:value-type="float">
            <text:p>33</text:p>
          </table:table-cell>
          <table:table-cell table:formula="of:=[.E1339]*[.E1339]*[.E1339]*[.E133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6.338" calcext:value-type="float">
            <text:p>166.338</text:p>
          </table:table-cell>
          <table:table-cell office:value-type="float" office:value="-13.101" calcext:value-type="float">
            <text:p>-13.101</text:p>
          </table:table-cell>
          <table:table-cell office:value-type="float" office:value="48" calcext:value-type="float">
            <text:p>48</text:p>
          </table:table-cell>
          <table:table-cell table:formula="of:=[.E1340]*[.E1340]*[.E1340]*[.E134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6.004" calcext:value-type="float">
            <text:p>166.004</text:p>
          </table:table-cell>
          <table:table-cell office:value-type="float" office:value="-12.689" calcext:value-type="float">
            <text:p>-12.689</text:p>
          </table:table-cell>
          <table:table-cell office:value-type="float" office:value="33" calcext:value-type="float">
            <text:p>33</text:p>
          </table:table-cell>
          <table:table-cell table:formula="of:=[.E1341]*[.E1341]*[.E1341]*[.E134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7.297" calcext:value-type="float">
            <text:p>-177.297</text:p>
          </table:table-cell>
          <table:table-cell office:value-type="float" office:value="-23.466" calcext:value-type="float">
            <text:p>-23.466</text:p>
          </table:table-cell>
          <table:table-cell office:value-type="float" office:value="79" calcext:value-type="float">
            <text:p>79</text:p>
          </table:table-cell>
          <table:table-cell table:formula="of:=[.E1342]*[.E1342]*[.E1342]*[.E134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71.357" calcext:value-type="float">
            <text:p>171.357</text:p>
          </table:table-cell>
          <table:table-cell office:value-type="float" office:value="-22.673" calcext:value-type="float">
            <text:p>-22.673</text:p>
          </table:table-cell>
          <table:table-cell office:value-type="float" office:value="38" calcext:value-type="float">
            <text:p>38</text:p>
          </table:table-cell>
          <table:table-cell table:formula="of:=[.E1343]*[.E1343]*[.E1343]*[.E134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27.78" calcext:value-type="float">
            <text:p>-27.78</text:p>
          </table:table-cell>
          <table:table-cell office:value-type="float" office:value="38.815" calcext:value-type="float">
            <text:p>38.815</text:p>
          </table:table-cell>
          <table:table-cell office:value-type="float" office:value="10" calcext:value-type="float">
            <text:p>10</text:p>
          </table:table-cell>
          <table:table-cell table:formula="of:=[.E1344]*[.E1344]*[.E1344]*[.E134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57.162" calcext:value-type="float">
            <text:p>-157.162</text:p>
          </table:table-cell>
          <table:table-cell office:value-type="float" office:value="55.453" calcext:value-type="float">
            <text:p>55.453</text:p>
          </table:table-cell>
          <table:table-cell office:value-type="float" office:value="33" calcext:value-type="float">
            <text:p>33</text:p>
          </table:table-cell>
          <table:table-cell table:formula="of:=[.E1345]*[.E1345]*[.E1345]*[.E134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59.472" calcext:value-type="float">
            <text:p>59.472</text:p>
          </table:table-cell>
          <table:table-cell office:value-type="float" office:value="33.897" calcext:value-type="float">
            <text:p>33.897</text:p>
          </table:table-cell>
          <table:table-cell office:value-type="float" office:value="33" calcext:value-type="float">
            <text:p>33</text:p>
          </table:table-cell>
          <table:table-cell table:formula="of:=[.E1346]*[.E1346]*[.E1346]*[.E134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6.581" calcext:value-type="float">
            <text:p>146.581</text:p>
          </table:table-cell>
          <table:table-cell office:value-type="float" office:value="44.592" calcext:value-type="float">
            <text:p>44.592</text:p>
          </table:table-cell>
          <table:table-cell office:value-type="float" office:value="91" calcext:value-type="float">
            <text:p>91</text:p>
          </table:table-cell>
          <table:table-cell table:formula="of:=[.E1347]*[.E1347]*[.E1347]*[.E134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9.213" calcext:value-type="float">
            <text:p>-179.213</text:p>
          </table:table-cell>
          <table:table-cell office:value-type="float" office:value="51.232" calcext:value-type="float">
            <text:p>51.232</text:p>
          </table:table-cell>
          <table:table-cell office:value-type="float" office:value="25" calcext:value-type="float">
            <text:p>25</text:p>
          </table:table-cell>
          <table:table-cell table:formula="of:=[.E1348]*[.E1348]*[.E1348]*[.E134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7.319" calcext:value-type="float">
            <text:p>167.319</text:p>
          </table:table-cell>
          <table:table-cell office:value-type="float" office:value="-14.521" calcext:value-type="float">
            <text:p>-14.521</text:p>
          </table:table-cell>
          <table:table-cell office:value-type="float" office:value="160" calcext:value-type="float">
            <text:p>160</text:p>
          </table:table-cell>
          <table:table-cell table:formula="of:=[.E1349]*[.E1349]*[.E1349]*[.E134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16.685" calcext:value-type="float">
            <text:p>116.685</text:p>
          </table:table-cell>
          <table:table-cell office:value-type="float" office:value="-11.36" calcext:value-type="float">
            <text:p>-11.36</text:p>
          </table:table-cell>
          <table:table-cell office:value-type="float" office:value="33" calcext:value-type="float">
            <text:p>33</text:p>
          </table:table-cell>
          <table:table-cell table:formula="of:=[.E1350]*[.E1350]*[.E1350]*[.E135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9.002" calcext:value-type="float">
            <text:p>149.002</text:p>
          </table:table-cell>
          <table:table-cell office:value-type="float" office:value="44.026" calcext:value-type="float">
            <text:p>44.026</text:p>
          </table:table-cell>
          <table:table-cell office:value-type="float" office:value="33" calcext:value-type="float">
            <text:p>33</text:p>
          </table:table-cell>
          <table:table-cell table:formula="of:=[.E1351]*[.E1351]*[.E1351]*[.E135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5.952" calcext:value-type="float">
            <text:p>-175.952</text:p>
          </table:table-cell>
          <table:table-cell office:value-type="float" office:value="51.659" calcext:value-type="float">
            <text:p>51.659</text:p>
          </table:table-cell>
          <table:table-cell office:value-type="float" office:value="33" calcext:value-type="float">
            <text:p>33</text:p>
          </table:table-cell>
          <table:table-cell table:formula="of:=[.E1352]*[.E1352]*[.E1352]*[.E135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73.084" calcext:value-type="float">
            <text:p>173.084</text:p>
          </table:table-cell>
          <table:table-cell office:value-type="float" office:value="-27.914" calcext:value-type="float">
            <text:p>-27.914</text:p>
          </table:table-cell>
          <table:table-cell office:value-type="float" office:value="33" calcext:value-type="float">
            <text:p>33</text:p>
          </table:table-cell>
          <table:table-cell table:formula="of:=[.E1353]*[.E1353]*[.E1353]*[.E135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8.602" calcext:value-type="float">
            <text:p>158.602</text:p>
          </table:table-cell>
          <table:table-cell office:value-type="float" office:value="-53.863" calcext:value-type="float">
            <text:p>-53.863</text:p>
          </table:table-cell>
          <table:table-cell office:value-type="float" office:value="33" calcext:value-type="float">
            <text:p>33</text:p>
          </table:table-cell>
          <table:table-cell table:formula="of:=[.E1354]*[.E1354]*[.E1354]*[.E135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0.323" calcext:value-type="float">
            <text:p>160.323</text:p>
          </table:table-cell>
          <table:table-cell office:value-type="float" office:value="-9.828" calcext:value-type="float">
            <text:p>-9.828</text:p>
          </table:table-cell>
          <table:table-cell office:value-type="float" office:value="33" calcext:value-type="float">
            <text:p>33</text:p>
          </table:table-cell>
          <table:table-cell table:formula="of:=[.E1355]*[.E1355]*[.E1355]*[.E135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70.032" calcext:value-type="float">
            <text:p>170.032</text:p>
          </table:table-cell>
          <table:table-cell office:value-type="float" office:value="53.566" calcext:value-type="float">
            <text:p>53.566</text:p>
          </table:table-cell>
          <table:table-cell office:value-type="float" office:value="33" calcext:value-type="float">
            <text:p>33</text:p>
          </table:table-cell>
          <table:table-cell table:formula="of:=[.E1356]*[.E1356]*[.E1356]*[.E135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29.292" calcext:value-type="float">
            <text:p>-129.292</text:p>
          </table:table-cell>
          <table:table-cell office:value-type="float" office:value="48.802" calcext:value-type="float">
            <text:p>48.802</text:p>
          </table:table-cell>
          <table:table-cell office:value-type="float" office:value="10" calcext:value-type="float">
            <text:p>10</text:p>
          </table:table-cell>
          <table:table-cell table:formula="of:=[.E1357]*[.E1357]*[.E1357]*[.E135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04.181" calcext:value-type="float">
            <text:p>104.181</text:p>
          </table:table-cell>
          <table:table-cell office:value-type="float" office:value="32.492" calcext:value-type="float">
            <text:p>32.492</text:p>
          </table:table-cell>
          <table:table-cell office:value-type="float" office:value="33" calcext:value-type="float">
            <text:p>33</text:p>
          </table:table-cell>
          <table:table-cell table:formula="of:=[.E1358]*[.E1358]*[.E1358]*[.E135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8.47" calcext:value-type="float">
            <text:p>-78.47</text:p>
          </table:table-cell>
          <table:table-cell office:value-type="float" office:value="7.337" calcext:value-type="float">
            <text:p>7.337</text:p>
          </table:table-cell>
          <table:table-cell office:value-type="float" office:value="22" calcext:value-type="float">
            <text:p>22</text:p>
          </table:table-cell>
          <table:table-cell table:formula="of:=[.E1359]*[.E1359]*[.E1359]*[.E135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9.804" calcext:value-type="float">
            <text:p>-79.804</text:p>
          </table:table-cell>
          <table:table-cell office:value-type="float" office:value="0.782" calcext:value-type="float">
            <text:p>0.782</text:p>
          </table:table-cell>
          <table:table-cell office:value-type="float" office:value="9" calcext:value-type="float">
            <text:p>9</text:p>
          </table:table-cell>
          <table:table-cell table:formula="of:=[.E1360]*[.E1360]*[.E1360]*[.E136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53.69" calcext:value-type="float">
            <text:p>53.69</text:p>
          </table:table-cell>
          <table:table-cell office:value-type="float" office:value="70.843" calcext:value-type="float">
            <text:p>70.843</text:p>
          </table:table-cell>
          <table:table-cell office:value-type="float" office:value="0" calcext:value-type="float">
            <text:p>0</text:p>
          </table:table-cell>
          <table:table-cell table:formula="of:=[.E1361]*[.E1361]*[.E1361]*[.E136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26.772" calcext:value-type="float">
            <text:p>-26.772</text:p>
          </table:table-cell>
          <table:table-cell office:value-type="float" office:value="0.898" calcext:value-type="float">
            <text:p>0.898</text:p>
          </table:table-cell>
          <table:table-cell office:value-type="float" office:value="33" calcext:value-type="float">
            <text:p>33</text:p>
          </table:table-cell>
          <table:table-cell table:formula="of:=[.E1362]*[.E1362]*[.E1362]*[.E136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66.315" calcext:value-type="float">
            <text:p>66.315</text:p>
          </table:table-cell>
          <table:table-cell office:value-type="float" office:value="30.251" calcext:value-type="float">
            <text:p>30.251</text:p>
          </table:table-cell>
          <table:table-cell office:value-type="float" office:value="11" calcext:value-type="float">
            <text:p>11</text:p>
          </table:table-cell>
          <table:table-cell table:formula="of:=[.E1363]*[.E1363]*[.E1363]*[.E136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40.723" calcext:value-type="float">
            <text:p>40.723</text:p>
          </table:table-cell>
          <table:table-cell office:value-type="float" office:value="38.474" calcext:value-type="float">
            <text:p>38.474</text:p>
          </table:table-cell>
          <table:table-cell office:value-type="float" office:value="26" calcext:value-type="float">
            <text:p>26</text:p>
          </table:table-cell>
          <table:table-cell table:formula="of:=[.E1364]*[.E1364]*[.E1364]*[.E136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4.651" calcext:value-type="float">
            <text:p>154.651</text:p>
          </table:table-cell>
          <table:table-cell office:value-type="float" office:value="-6.58" calcext:value-type="float">
            <text:p>-6.58</text:p>
          </table:table-cell>
          <table:table-cell office:value-type="float" office:value="50" calcext:value-type="float">
            <text:p>50</text:p>
          </table:table-cell>
          <table:table-cell table:formula="of:=[.E1365]*[.E1365]*[.E1365]*[.E136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26.139" calcext:value-type="float">
            <text:p>26.139</text:p>
          </table:table-cell>
          <table:table-cell office:value-type="float" office:value="40.418" calcext:value-type="float">
            <text:p>40.418</text:p>
          </table:table-cell>
          <table:table-cell office:value-type="float" office:value="5" calcext:value-type="float">
            <text:p>5</text:p>
          </table:table-cell>
          <table:table-cell table:formula="of:=[.E1366]*[.E1366]*[.E1366]*[.E136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54.063" calcext:value-type="float">
            <text:p>54.063</text:p>
          </table:table-cell>
          <table:table-cell office:value-type="float" office:value="70.817" calcext:value-type="float">
            <text:p>70.817</text:p>
          </table:table-cell>
          <table:table-cell office:value-type="float" office:value="0" calcext:value-type="float">
            <text:p>0</text:p>
          </table:table-cell>
          <table:table-cell table:formula="of:=[.E1367]*[.E1367]*[.E1367]*[.E136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6.651" calcext:value-type="float">
            <text:p>146.651</text:p>
          </table:table-cell>
          <table:table-cell office:value-type="float" office:value="43.176" calcext:value-type="float">
            <text:p>43.176</text:p>
          </table:table-cell>
          <table:table-cell office:value-type="float" office:value="43" calcext:value-type="float">
            <text:p>43</text:p>
          </table:table-cell>
          <table:table-cell table:formula="of:=[.E1368]*[.E1368]*[.E1368]*[.E136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4.034" calcext:value-type="float">
            <text:p>94.034</text:p>
          </table:table-cell>
          <table:table-cell office:value-type="float" office:value="45.136" calcext:value-type="float">
            <text:p>45.136</text:p>
          </table:table-cell>
          <table:table-cell office:value-type="float" office:value="33" calcext:value-type="float">
            <text:p>33</text:p>
          </table:table-cell>
          <table:table-cell table:formula="of:=[.E1369]*[.E1369]*[.E1369]*[.E136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1.478" calcext:value-type="float">
            <text:p>-71.478</text:p>
          </table:table-cell>
          <table:table-cell office:value-type="float" office:value="-32.518" calcext:value-type="float">
            <text:p>-32.518</text:p>
          </table:table-cell>
          <table:table-cell office:value-type="float" office:value="33" calcext:value-type="float">
            <text:p>33</text:p>
          </table:table-cell>
          <table:table-cell table:formula="of:=[.E1370]*[.E1370]*[.E1370]*[.E137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37.33" calcext:value-type="float">
            <text:p>-137.33</text:p>
          </table:table-cell>
          <table:table-cell office:value-type="float" office:value="57.84" calcext:value-type="float">
            <text:p>57.84</text:p>
          </table:table-cell>
          <table:table-cell office:value-type="float" office:value="33" calcext:value-type="float">
            <text:p>33</text:p>
          </table:table-cell>
          <table:table-cell table:formula="of:=[.E1371]*[.E1371]*[.E1371]*[.E137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3.394" calcext:value-type="float">
            <text:p>-13.394</text:p>
          </table:table-cell>
          <table:table-cell office:value-type="float" office:value="-58.302" calcext:value-type="float">
            <text:p>-58.302</text:p>
          </table:table-cell>
          <table:table-cell office:value-type="float" office:value="33" calcext:value-type="float">
            <text:p>33</text:p>
          </table:table-cell>
          <table:table-cell table:formula="of:=[.E1372]*[.E1372]*[.E1372]*[.E137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06.788" calcext:value-type="float">
            <text:p>-106.788</text:p>
          </table:table-cell>
          <table:table-cell office:value-type="float" office:value="18.827" calcext:value-type="float">
            <text:p>18.827</text:p>
          </table:table-cell>
          <table:table-cell office:value-type="float" office:value="20" calcext:value-type="float">
            <text:p>20</text:p>
          </table:table-cell>
          <table:table-cell table:formula="of:=[.E1373]*[.E1373]*[.E1373]*[.E137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1.699" calcext:value-type="float">
            <text:p>-71.699</text:p>
          </table:table-cell>
          <table:table-cell office:value-type="float" office:value="-30.466" calcext:value-type="float">
            <text:p>-30.466</text:p>
          </table:table-cell>
          <table:table-cell office:value-type="float" office:value="45" calcext:value-type="float">
            <text:p>45</text:p>
          </table:table-cell>
          <table:table-cell table:formula="of:=[.E1374]*[.E1374]*[.E1374]*[.E137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6.214" calcext:value-type="float">
            <text:p>166.214</text:p>
          </table:table-cell>
          <table:table-cell office:value-type="float" office:value="-13.102" calcext:value-type="float">
            <text:p>-13.102</text:p>
          </table:table-cell>
          <table:table-cell office:value-type="float" office:value="10" calcext:value-type="float">
            <text:p>10</text:p>
          </table:table-cell>
          <table:table-cell table:formula="of:=[.E1375]*[.E1375]*[.E1375]*[.E137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0.28" calcext:value-type="float">
            <text:p>120.28</text:p>
          </table:table-cell>
          <table:table-cell office:value-type="float" office:value="20.981" calcext:value-type="float">
            <text:p>20.981</text:p>
          </table:table-cell>
          <table:table-cell office:value-type="float" office:value="25" calcext:value-type="float">
            <text:p>25</text:p>
          </table:table-cell>
          <table:table-cell table:formula="of:=[.E1376]*[.E1376]*[.E1376]*[.E137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6.429" calcext:value-type="float">
            <text:p>166.429</text:p>
          </table:table-cell>
          <table:table-cell office:value-type="float" office:value="-13.384" calcext:value-type="float">
            <text:p>-13.384</text:p>
          </table:table-cell>
          <table:table-cell office:value-type="float" office:value="35" calcext:value-type="float">
            <text:p>35</text:p>
          </table:table-cell>
          <table:table-cell table:formula="of:=[.E1377]*[.E1377]*[.E1377]*[.E137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71.68" calcext:value-type="float">
            <text:p>171.68</text:p>
          </table:table-cell>
          <table:table-cell office:value-type="float" office:value="-14.571" calcext:value-type="float">
            <text:p>-14.571</text:p>
          </table:table-cell>
          <table:table-cell office:value-type="float" office:value="10" calcext:value-type="float">
            <text:p>10</text:p>
          </table:table-cell>
          <table:table-cell table:formula="of:=[.E1378]*[.E1378]*[.E1378]*[.E137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7.66" calcext:value-type="float">
            <text:p>-77.66</text:p>
          </table:table-cell>
          <table:table-cell office:value-type="float" office:value="-1.671" calcext:value-type="float">
            <text:p>-1.671</text:p>
          </table:table-cell>
          <table:table-cell office:value-type="float" office:value="171.6" calcext:value-type="float">
            <text:p>171.6</text:p>
          </table:table-cell>
          <table:table-cell table:formula="of:=[.E1379]*[.E1379]*[.E1379]*[.E137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1.395" calcext:value-type="float">
            <text:p>161.395</text:p>
          </table:table-cell>
          <table:table-cell office:value-type="float" office:value="-10.436" calcext:value-type="float">
            <text:p>-10.436</text:p>
          </table:table-cell>
          <table:table-cell office:value-type="float" office:value="30" calcext:value-type="float">
            <text:p>30</text:p>
          </table:table-cell>
          <table:table-cell table:formula="of:=[.E1380]*[.E1380]*[.E1380]*[.E138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0.175" calcext:value-type="float">
            <text:p>140.175</text:p>
          </table:table-cell>
          <table:table-cell office:value-type="float" office:value="29.773" calcext:value-type="float">
            <text:p>29.773</text:p>
          </table:table-cell>
          <table:table-cell office:value-type="float" office:value="184.6" calcext:value-type="float">
            <text:p>184.6</text:p>
          </table:table-cell>
          <table:table-cell table:formula="of:=[.E1381]*[.E1381]*[.E1381]*[.E138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5.544" calcext:value-type="float">
            <text:p>135.544</text:p>
          </table:table-cell>
          <table:table-cell office:value-type="float" office:value="-3.428" calcext:value-type="float">
            <text:p>-3.428</text:p>
          </table:table-cell>
          <table:table-cell office:value-type="float" office:value="35" calcext:value-type="float">
            <text:p>35</text:p>
          </table:table-cell>
          <table:table-cell table:formula="of:=[.E1382]*[.E1382]*[.E1382]*[.E138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55.885" calcext:value-type="float">
            <text:p>55.885</text:p>
          </table:table-cell>
          <table:table-cell office:value-type="float" office:value="37.733" calcext:value-type="float">
            <text:p>37.733</text:p>
          </table:table-cell>
          <table:table-cell office:value-type="float" office:value="15" calcext:value-type="float">
            <text:p>15</text:p>
          </table:table-cell>
          <table:table-cell table:formula="of:=[.E1383]*[.E1383]*[.E1383]*[.E138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47.14" calcext:value-type="float">
            <text:p>47.14</text:p>
          </table:table-cell>
          <table:table-cell office:value-type="float" office:value="43.191" calcext:value-type="float">
            <text:p>43.191</text:p>
          </table:table-cell>
          <table:table-cell office:value-type="float" office:value="15" calcext:value-type="float">
            <text:p>15</text:p>
          </table:table-cell>
          <table:table-cell table:formula="of:=[.E1384]*[.E1384]*[.E1384]*[.E138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42.683" calcext:value-type="float">
            <text:p>-142.683</text:p>
          </table:table-cell>
          <table:table-cell office:value-type="float" office:value="59.702" calcext:value-type="float">
            <text:p>59.702</text:p>
          </table:table-cell>
          <table:table-cell office:value-type="float" office:value="15" calcext:value-type="float">
            <text:p>15</text:p>
          </table:table-cell>
          <table:table-cell table:formula="of:=[.E1385]*[.E1385]*[.E1385]*[.E138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19.364" calcext:value-type="float">
            <text:p>119.364</text:p>
          </table:table-cell>
          <table:table-cell office:value-type="float" office:value="0.288" calcext:value-type="float">
            <text:p>0.288</text:p>
          </table:table-cell>
          <table:table-cell office:value-type="float" office:value="25" calcext:value-type="float">
            <text:p>25</text:p>
          </table:table-cell>
          <table:table-cell table:formula="of:=[.E1386]*[.E1386]*[.E1386]*[.E138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1.952" calcext:value-type="float">
            <text:p>121.952</text:p>
          </table:table-cell>
          <table:table-cell office:value-type="float" office:value="12.584" calcext:value-type="float">
            <text:p>12.584</text:p>
          </table:table-cell>
          <table:table-cell office:value-type="float" office:value="15" calcext:value-type="float">
            <text:p>15</text:p>
          </table:table-cell>
          <table:table-cell table:formula="of:=[.E1387]*[.E1387]*[.E1387]*[.E138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04.189" calcext:value-type="float">
            <text:p>-104.189</text:p>
          </table:table-cell>
          <table:table-cell office:value-type="float" office:value="6.843" calcext:value-type="float">
            <text:p>6.843</text:p>
          </table:table-cell>
          <table:table-cell office:value-type="float" office:value="10" calcext:value-type="float">
            <text:p>10</text:p>
          </table:table-cell>
          <table:table-cell table:formula="of:=[.E1388]*[.E1388]*[.E1388]*[.E138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9.222" calcext:value-type="float">
            <text:p>-179.222</text:p>
          </table:table-cell>
          <table:table-cell office:value-type="float" office:value="51.207" calcext:value-type="float">
            <text:p>51.207</text:p>
          </table:table-cell>
          <table:table-cell office:value-type="float" office:value="34.2" calcext:value-type="float">
            <text:p>34.2</text:p>
          </table:table-cell>
          <table:table-cell table:formula="of:=[.E1389]*[.E1389]*[.E1389]*[.E138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09.424" calcext:value-type="float">
            <text:p>-109.424</text:p>
          </table:table-cell>
          <table:table-cell office:value-type="float" office:value="25.035" calcext:value-type="float">
            <text:p>25.035</text:p>
          </table:table-cell>
          <table:table-cell office:value-type="float" office:value="15" calcext:value-type="float">
            <text:p>15</text:p>
          </table:table-cell>
          <table:table-cell table:formula="of:=[.E1390]*[.E1390]*[.E1390]*[.E139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4.555" calcext:value-type="float">
            <text:p>134.555</text:p>
          </table:table-cell>
          <table:table-cell office:value-type="float" office:value="38.502" calcext:value-type="float">
            <text:p>38.502</text:p>
          </table:table-cell>
          <table:table-cell office:value-type="float" office:value="398.1" calcext:value-type="float">
            <text:p>398.1</text:p>
          </table:table-cell>
          <table:table-cell table:formula="of:=[.E1391]*[.E1391]*[.E1391]*[.E139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28.546" calcext:value-type="float">
            <text:p>28.546</text:p>
          </table:table-cell>
          <table:table-cell office:value-type="float" office:value="38.515" calcext:value-type="float">
            <text:p>38.515</text:p>
          </table:table-cell>
          <table:table-cell office:value-type="float" office:value="10" calcext:value-type="float">
            <text:p>10</text:p>
          </table:table-cell>
          <table:table-cell table:formula="of:=[.E1392]*[.E1392]*[.E1392]*[.E139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9.498" calcext:value-type="float">
            <text:p>-179.498</text:p>
          </table:table-cell>
          <table:table-cell office:value-type="float" office:value="-21.882" calcext:value-type="float">
            <text:p>-21.882</text:p>
          </table:table-cell>
          <table:table-cell office:value-type="float" office:value="593.5" calcext:value-type="float">
            <text:p>593.5</text:p>
          </table:table-cell>
          <table:table-cell table:formula="of:=[.E1393]*[.E1393]*[.E1393]*[.E139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50.072" calcext:value-type="float">
            <text:p>-150.072</text:p>
          </table:table-cell>
          <table:table-cell office:value-type="float" office:value="65.393" calcext:value-type="float">
            <text:p>65.393</text:p>
          </table:table-cell>
          <table:table-cell office:value-type="float" office:value="10" calcext:value-type="float">
            <text:p>10</text:p>
          </table:table-cell>
          <table:table-cell table:formula="of:=[.E1394]*[.E1394]*[.E1394]*[.E139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2.676" calcext:value-type="float">
            <text:p>142.676</text:p>
          </table:table-cell>
          <table:table-cell office:value-type="float" office:value="42.035" calcext:value-type="float">
            <text:p>42.035</text:p>
          </table:table-cell>
          <table:table-cell office:value-type="float" office:value="58.3" calcext:value-type="float">
            <text:p>58.3</text:p>
          </table:table-cell>
          <table:table-cell table:formula="of:=[.E1395]*[.E1395]*[.E1395]*[.E139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8.49" calcext:value-type="float">
            <text:p>128.49</text:p>
          </table:table-cell>
          <table:table-cell office:value-type="float" office:value="25.637" calcext:value-type="float">
            <text:p>25.637</text:p>
          </table:table-cell>
          <table:table-cell office:value-type="float" office:value="15" calcext:value-type="float">
            <text:p>15</text:p>
          </table:table-cell>
          <table:table-cell table:formula="of:=[.E1396]*[.E1396]*[.E1396]*[.E139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0.094" calcext:value-type="float">
            <text:p>120.094</text:p>
          </table:table-cell>
          <table:table-cell office:value-type="float" office:value="-1.916" calcext:value-type="float">
            <text:p>-1.916</text:p>
          </table:table-cell>
          <table:table-cell office:value-type="float" office:value="35" calcext:value-type="float">
            <text:p>35</text:p>
          </table:table-cell>
          <table:table-cell table:formula="of:=[.E1397]*[.E1397]*[.E1397]*[.E139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9.445" calcext:value-type="float">
            <text:p>129.445</text:p>
          </table:table-cell>
          <table:table-cell office:value-type="float" office:value="29.938" calcext:value-type="float">
            <text:p>29.938</text:p>
          </table:table-cell>
          <table:table-cell office:value-type="float" office:value="160.1" calcext:value-type="float">
            <text:p>160.1</text:p>
          </table:table-cell>
          <table:table-cell table:formula="of:=[.E1398]*[.E1398]*[.E1398]*[.E139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8.542" calcext:value-type="float">
            <text:p>158.542</text:p>
          </table:table-cell>
          <table:table-cell office:value-type="float" office:value="-9.213" calcext:value-type="float">
            <text:p>-9.213</text:p>
          </table:table-cell>
          <table:table-cell office:value-type="float" office:value="27.5" calcext:value-type="float">
            <text:p>27.5</text:p>
          </table:table-cell>
          <table:table-cell table:formula="of:=[.E1399]*[.E1399]*[.E1399]*[.E139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68.311" calcext:value-type="float">
            <text:p>-68.311</text:p>
          </table:table-cell>
          <table:table-cell office:value-type="float" office:value="-21.362" calcext:value-type="float">
            <text:p>-21.362</text:p>
          </table:table-cell>
          <table:table-cell office:value-type="float" office:value="114.7" calcext:value-type="float">
            <text:p>114.7</text:p>
          </table:table-cell>
          <table:table-cell table:formula="of:=[.E1400]*[.E1400]*[.E1400]*[.E140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20.532" calcext:value-type="float">
            <text:p>20.532</text:p>
          </table:table-cell>
          <table:table-cell office:value-type="float" office:value="41.386" calcext:value-type="float">
            <text:p>41.386</text:p>
          </table:table-cell>
          <table:table-cell office:value-type="float" office:value="20" calcext:value-type="float">
            <text:p>20</text:p>
          </table:table-cell>
          <table:table-cell table:formula="of:=[.E1401]*[.E1401]*[.E1401]*[.E140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4.316" calcext:value-type="float">
            <text:p>144.316</text:p>
          </table:table-cell>
          <table:table-cell office:value-type="float" office:value="43.523" calcext:value-type="float">
            <text:p>43.523</text:p>
          </table:table-cell>
          <table:table-cell office:value-type="float" office:value="30" calcext:value-type="float">
            <text:p>30</text:p>
          </table:table-cell>
          <table:table-cell table:formula="of:=[.E1402]*[.E1402]*[.E1402]*[.E140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63.23" calcext:value-type="float">
            <text:p>-63.23</text:p>
          </table:table-cell>
          <table:table-cell office:value-type="float" office:value="-27.623" calcext:value-type="float">
            <text:p>-27.623</text:p>
          </table:table-cell>
          <table:table-cell office:value-type="float" office:value="580.4" calcext:value-type="float">
            <text:p>580.4</text:p>
          </table:table-cell>
          <table:table-cell table:formula="of:=[.E1403]*[.E1403]*[.E1403]*[.E140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7.33" calcext:value-type="float">
            <text:p>-177.33</text:p>
          </table:table-cell>
          <table:table-cell office:value-type="float" office:value="-24.719" calcext:value-type="float">
            <text:p>-24.719</text:p>
          </table:table-cell>
          <table:table-cell office:value-type="float" office:value="143.6" calcext:value-type="float">
            <text:p>143.6</text:p>
          </table:table-cell>
          <table:table-cell table:formula="of:=[.E1404]*[.E1404]*[.E1404]*[.E140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01.313" calcext:value-type="float">
            <text:p>101.313</text:p>
          </table:table-cell>
          <table:table-cell office:value-type="float" office:value="-0.897" calcext:value-type="float">
            <text:p>-0.897</text:p>
          </table:table-cell>
          <table:table-cell office:value-type="float" office:value="179.3" calcext:value-type="float">
            <text:p>179.3</text:p>
          </table:table-cell>
          <table:table-cell table:formula="of:=[.E1405]*[.E1405]*[.E1405]*[.E140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6.286" calcext:value-type="float">
            <text:p>96.286</text:p>
          </table:table-cell>
          <table:table-cell office:value-type="float" office:value="5.121" calcext:value-type="float">
            <text:p>5.121</text:p>
          </table:table-cell>
          <table:table-cell office:value-type="float" office:value="50" calcext:value-type="float">
            <text:p>50</text:p>
          </table:table-cell>
          <table:table-cell table:formula="of:=[.E1406]*[.E1406]*[.E1406]*[.E140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12.225" calcext:value-type="float">
            <text:p>112.225</text:p>
          </table:table-cell>
          <table:table-cell office:value-type="float" office:value="-5.972" calcext:value-type="float">
            <text:p>-5.972</text:p>
          </table:table-cell>
          <table:table-cell office:value-type="float" office:value="598" calcext:value-type="float">
            <text:p>598</text:p>
          </table:table-cell>
          <table:table-cell table:formula="of:=[.E1407]*[.E1407]*[.E1407]*[.E140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1.188" calcext:value-type="float">
            <text:p>151.188</text:p>
          </table:table-cell>
          <table:table-cell office:value-type="float" office:value="45.527" calcext:value-type="float">
            <text:p>45.527</text:p>
          </table:table-cell>
          <table:table-cell office:value-type="float" office:value="40" calcext:value-type="float">
            <text:p>40</text:p>
          </table:table-cell>
          <table:table-cell table:formula="of:=[.E1408]*[.E1408]*[.E1408]*[.E140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5.978" calcext:value-type="float">
            <text:p>145.978</text:p>
          </table:table-cell>
          <table:table-cell office:value-type="float" office:value="22.232" calcext:value-type="float">
            <text:p>22.232</text:p>
          </table:table-cell>
          <table:table-cell office:value-type="float" office:value="10" calcext:value-type="float">
            <text:p>10</text:p>
          </table:table-cell>
          <table:table-cell table:formula="of:=[.E1409]*[.E1409]*[.E1409]*[.E140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27.199" calcext:value-type="float">
            <text:p>-27.199</text:p>
          </table:table-cell>
          <table:table-cell office:value-type="float" office:value="-60.244" calcext:value-type="float">
            <text:p>-60.244</text:p>
          </table:table-cell>
          <table:table-cell office:value-type="float" office:value="20" calcext:value-type="float">
            <text:p>20</text:p>
          </table:table-cell>
          <table:table-cell table:formula="of:=[.E1410]*[.E1410]*[.E1410]*[.E141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7.132" calcext:value-type="float">
            <text:p>167.132</text:p>
          </table:table-cell>
          <table:table-cell office:value-type="float" office:value="-12.191" calcext:value-type="float">
            <text:p>-12.191</text:p>
          </table:table-cell>
          <table:table-cell office:value-type="float" office:value="241.6" calcext:value-type="float">
            <text:p>241.6</text:p>
          </table:table-cell>
          <table:table-cell table:formula="of:=[.E1411]*[.E1411]*[.E1411]*[.E141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9.093" calcext:value-type="float">
            <text:p>-179.093</text:p>
          </table:table-cell>
          <table:table-cell office:value-type="float" office:value="-21.149" calcext:value-type="float">
            <text:p>-21.149</text:p>
          </table:table-cell>
          <table:table-cell office:value-type="float" office:value="625" calcext:value-type="float">
            <text:p>625</text:p>
          </table:table-cell>
          <table:table-cell table:formula="of:=[.E1412]*[.E1412]*[.E1412]*[.E141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80.487" calcext:value-type="float">
            <text:p>80.487</text:p>
          </table:table-cell>
          <table:table-cell office:value-type="float" office:value="31.525" calcext:value-type="float">
            <text:p>31.525</text:p>
          </table:table-cell>
          <table:table-cell office:value-type="float" office:value="20" calcext:value-type="float">
            <text:p>20</text:p>
          </table:table-cell>
          <table:table-cell table:formula="of:=[.E1413]*[.E1413]*[.E1413]*[.E141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07.176" calcext:value-type="float">
            <text:p>-107.176</text:p>
          </table:table-cell>
          <table:table-cell office:value-type="float" office:value="18.919" calcext:value-type="float">
            <text:p>18.919</text:p>
          </table:table-cell>
          <table:table-cell office:value-type="float" office:value="25" calcext:value-type="float">
            <text:p>25</text:p>
          </table:table-cell>
          <table:table-cell table:formula="of:=[.E1414]*[.E1414]*[.E1414]*[.E141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1.139" calcext:value-type="float">
            <text:p>-71.139</text:p>
          </table:table-cell>
          <table:table-cell office:value-type="float" office:value="-9.031" calcext:value-type="float">
            <text:p>-9.031</text:p>
          </table:table-cell>
          <table:table-cell office:value-type="float" office:value="593.8" calcext:value-type="float">
            <text:p>593.8</text:p>
          </table:table-cell>
          <table:table-cell table:formula="of:=[.E1415]*[.E1415]*[.E1415]*[.E141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5.389" calcext:value-type="float">
            <text:p>145.389</text:p>
          </table:table-cell>
          <table:table-cell office:value-type="float" office:value="44.12" calcext:value-type="float">
            <text:p>44.12</text:p>
          </table:table-cell>
          <table:table-cell office:value-type="float" office:value="170" calcext:value-type="float">
            <text:p>170</text:p>
          </table:table-cell>
          <table:table-cell table:formula="of:=[.E1416]*[.E1416]*[.E1416]*[.E141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8.227" calcext:value-type="float">
            <text:p>128.227</text:p>
          </table:table-cell>
          <table:table-cell office:value-type="float" office:value="28.952" calcext:value-type="float">
            <text:p>28.952</text:p>
          </table:table-cell>
          <table:table-cell office:value-type="float" office:value="197.6" calcext:value-type="float">
            <text:p>197.6</text:p>
          </table:table-cell>
          <table:table-cell table:formula="of:=[.E1417]*[.E1417]*[.E1417]*[.E141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68.82" calcext:value-type="float">
            <text:p>-68.82</text:p>
          </table:table-cell>
          <table:table-cell office:value-type="float" office:value="-18.954" calcext:value-type="float">
            <text:p>-18.954</text:p>
          </table:table-cell>
          <table:table-cell office:value-type="float" office:value="124" calcext:value-type="float">
            <text:p>124</text:p>
          </table:table-cell>
          <table:table-cell table:formula="of:=[.E1418]*[.E1418]*[.E1418]*[.E141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8.493" calcext:value-type="float">
            <text:p>128.493</text:p>
          </table:table-cell>
          <table:table-cell office:value-type="float" office:value="-5.714" calcext:value-type="float">
            <text:p>-5.714</text:p>
          </table:table-cell>
          <table:table-cell office:value-type="float" office:value="330" calcext:value-type="float">
            <text:p>330</text:p>
          </table:table-cell>
          <table:table-cell table:formula="of:=[.E1419]*[.E1419]*[.E1419]*[.E141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1.248" calcext:value-type="float">
            <text:p>121.248</text:p>
          </table:table-cell>
          <table:table-cell office:value-type="float" office:value="22.336" calcext:value-type="float">
            <text:p>22.336</text:p>
          </table:table-cell>
          <table:table-cell office:value-type="float" office:value="68.4" calcext:value-type="float">
            <text:p>68.4</text:p>
          </table:table-cell>
          <table:table-cell table:formula="of:=[.E1420]*[.E1420]*[.E1420]*[.E142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22.406" calcext:value-type="float">
            <text:p>-122.406</text:p>
          </table:table-cell>
          <table:table-cell office:value-type="float" office:value="47.288" calcext:value-type="float">
            <text:p>47.288</text:p>
          </table:table-cell>
          <table:table-cell office:value-type="float" office:value="64.7" calcext:value-type="float">
            <text:p>64.7</text:p>
          </table:table-cell>
          <table:table-cell table:formula="of:=[.E1421]*[.E1421]*[.E1421]*[.E142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1.819" calcext:value-type="float">
            <text:p>151.819</text:p>
          </table:table-cell>
          <table:table-cell office:value-type="float" office:value="-5.514" calcext:value-type="float">
            <text:p>-5.514</text:p>
          </table:table-cell>
          <table:table-cell office:value-type="float" office:value="14.8" calcext:value-type="float">
            <text:p>14.8</text:p>
          </table:table-cell>
          <table:table-cell table:formula="of:=[.E1422]*[.E1422]*[.E1422]*[.E142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6.629" calcext:value-type="float">
            <text:p>166.629</text:p>
          </table:table-cell>
          <table:table-cell office:value-type="float" office:value="-13.405" calcext:value-type="float">
            <text:p>-13.405</text:p>
          </table:table-cell>
          <table:table-cell office:value-type="float" office:value="35" calcext:value-type="float">
            <text:p>35</text:p>
          </table:table-cell>
          <table:table-cell table:formula="of:=[.E1423]*[.E1423]*[.E1423]*[.E142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9.713" calcext:value-type="float">
            <text:p>-179.713</text:p>
          </table:table-cell>
          <table:table-cell office:value-type="float" office:value="-22.103" calcext:value-type="float">
            <text:p>-22.103</text:p>
          </table:table-cell>
          <table:table-cell office:value-type="float" office:value="589.2" calcext:value-type="float">
            <text:p>589.2</text:p>
          </table:table-cell>
          <table:table-cell table:formula="of:=[.E1424]*[.E1424]*[.E1424]*[.E142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6.557" calcext:value-type="float">
            <text:p>126.557</text:p>
          </table:table-cell>
          <table:table-cell office:value-type="float" office:value="78.035" calcext:value-type="float">
            <text:p>78.035</text:p>
          </table:table-cell>
          <table:table-cell office:value-type="float" office:value="15" calcext:value-type="float">
            <text:p>15</text:p>
          </table:table-cell>
          <table:table-cell table:formula="of:=[.E1425]*[.E1425]*[.E1425]*[.E142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1.539" calcext:value-type="float">
            <text:p>-71.539</text:p>
          </table:table-cell>
          <table:table-cell office:value-type="float" office:value="-26.43" calcext:value-type="float">
            <text:p>-26.43</text:p>
          </table:table-cell>
          <table:table-cell office:value-type="float" office:value="15" calcext:value-type="float">
            <text:p>15</text:p>
          </table:table-cell>
          <table:table-cell table:formula="of:=[.E1426]*[.E1426]*[.E1426]*[.E142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7.063" calcext:value-type="float">
            <text:p>147.063</text:p>
          </table:table-cell>
          <table:table-cell office:value-type="float" office:value="43.527" calcext:value-type="float">
            <text:p>43.527</text:p>
          </table:table-cell>
          <table:table-cell office:value-type="float" office:value="48.6" calcext:value-type="float">
            <text:p>48.6</text:p>
          </table:table-cell>
          <table:table-cell table:formula="of:=[.E1427]*[.E1427]*[.E1427]*[.E142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52.79" calcext:value-type="float">
            <text:p>-152.79</text:p>
          </table:table-cell>
          <table:table-cell office:value-type="float" office:value="56.489" calcext:value-type="float">
            <text:p>56.489</text:p>
          </table:table-cell>
          <table:table-cell office:value-type="float" office:value="18.6" calcext:value-type="float">
            <text:p>18.6</text:p>
          </table:table-cell>
          <table:table-cell table:formula="of:=[.E1428]*[.E1428]*[.E1428]*[.E142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26.064" calcext:value-type="float">
            <text:p>-26.064</text:p>
          </table:table-cell>
          <table:table-cell office:value-type="float" office:value="-56.529" calcext:value-type="float">
            <text:p>-56.529</text:p>
          </table:table-cell>
          <table:table-cell office:value-type="float" office:value="35" calcext:value-type="float">
            <text:p>35</text:p>
          </table:table-cell>
          <table:table-cell table:formula="of:=[.E1429]*[.E1429]*[.E1429]*[.E142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6.993" calcext:value-type="float">
            <text:p>96.993</text:p>
          </table:table-cell>
          <table:table-cell office:value-type="float" office:value="35.613" calcext:value-type="float">
            <text:p>35.613</text:p>
          </table:table-cell>
          <table:table-cell office:value-type="float" office:value="20" calcext:value-type="float">
            <text:p>20</text:p>
          </table:table-cell>
          <table:table-cell table:formula="of:=[.E1430]*[.E1430]*[.E1430]*[.E143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9.598" calcext:value-type="float">
            <text:p>149.598</text:p>
          </table:table-cell>
          <table:table-cell office:value-type="float" office:value="-6.163" calcext:value-type="float">
            <text:p>-6.163</text:p>
          </table:table-cell>
          <table:table-cell office:value-type="float" office:value="35" calcext:value-type="float">
            <text:p>35</text:p>
          </table:table-cell>
          <table:table-cell table:formula="of:=[.E1431]*[.E1431]*[.E1431]*[.E143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6.874" calcext:value-type="float">
            <text:p>126.874</text:p>
          </table:table-cell>
          <table:table-cell office:value-type="float" office:value="27.146" calcext:value-type="float">
            <text:p>27.146</text:p>
          </table:table-cell>
          <table:table-cell office:value-type="float" office:value="50" calcext:value-type="float">
            <text:p>50</text:p>
          </table:table-cell>
          <table:table-cell table:formula="of:=[.E1432]*[.E1432]*[.E1432]*[.E143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8.6" calcext:value-type="float">
            <text:p>168.6</text:p>
          </table:table-cell>
          <table:table-cell office:value-type="float" office:value="54.016" calcext:value-type="float">
            <text:p>54.016</text:p>
          </table:table-cell>
          <table:table-cell office:value-type="float" office:value="22.8" calcext:value-type="float">
            <text:p>22.8</text:p>
          </table:table-cell>
          <table:table-cell table:formula="of:=[.E1433]*[.E1433]*[.E1433]*[.E143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70.412" calcext:value-type="float">
            <text:p>70.412</text:p>
          </table:table-cell>
          <table:table-cell office:value-type="float" office:value="36.458" calcext:value-type="float">
            <text:p>36.458</text:p>
          </table:table-cell>
          <table:table-cell office:value-type="float" office:value="216.2" calcext:value-type="float">
            <text:p>216.2</text:p>
          </table:table-cell>
          <table:table-cell table:formula="of:=[.E1434]*[.E1434]*[.E1434]*[.E143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5.84" calcext:value-type="float">
            <text:p>-75.84</text:p>
          </table:table-cell>
          <table:table-cell office:value-type="float" office:value="-43.789" calcext:value-type="float">
            <text:p>-43.789</text:p>
          </table:table-cell>
          <table:table-cell office:value-type="float" office:value="25" calcext:value-type="float">
            <text:p>25</text:p>
          </table:table-cell>
          <table:table-cell table:formula="of:=[.E1435]*[.E1435]*[.E1435]*[.E143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0.244" calcext:value-type="float">
            <text:p>150.244</text:p>
          </table:table-cell>
          <table:table-cell office:value-type="float" office:value="44.934" calcext:value-type="float">
            <text:p>44.934</text:p>
          </table:table-cell>
          <table:table-cell office:value-type="float" office:value="31.6" calcext:value-type="float">
            <text:p>31.6</text:p>
          </table:table-cell>
          <table:table-cell table:formula="of:=[.E1436]*[.E1436]*[.E1436]*[.E143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3.396" calcext:value-type="float">
            <text:p>163.396</text:p>
          </table:table-cell>
          <table:table-cell office:value-type="float" office:value="-49.867" calcext:value-type="float">
            <text:p>-49.867</text:p>
          </table:table-cell>
          <table:table-cell office:value-type="float" office:value="15" calcext:value-type="float">
            <text:p>15</text:p>
          </table:table-cell>
          <table:table-cell table:formula="of:=[.E1437]*[.E1437]*[.E1437]*[.E143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1.741" calcext:value-type="float">
            <text:p>141.741</text:p>
          </table:table-cell>
          <table:table-cell office:value-type="float" office:value="36.202" calcext:value-type="float">
            <text:p>36.202</text:p>
          </table:table-cell>
          <table:table-cell office:value-type="float" office:value="30" calcext:value-type="float">
            <text:p>30</text:p>
          </table:table-cell>
          <table:table-cell table:formula="of:=[.E1438]*[.E1438]*[.E1438]*[.E143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0.761" calcext:value-type="float">
            <text:p>130.761</text:p>
          </table:table-cell>
          <table:table-cell office:value-type="float" office:value="-7.508" calcext:value-type="float">
            <text:p>-7.508</text:p>
          </table:table-cell>
          <table:table-cell office:value-type="float" office:value="35" calcext:value-type="float">
            <text:p>35</text:p>
          </table:table-cell>
          <table:table-cell table:formula="of:=[.E1439]*[.E1439]*[.E1439]*[.E143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4.783" calcext:value-type="float">
            <text:p>-74.783</text:p>
          </table:table-cell>
          <table:table-cell office:value-type="float" office:value="-39.964" calcext:value-type="float">
            <text:p>-39.964</text:p>
          </table:table-cell>
          <table:table-cell office:value-type="float" office:value="25" calcext:value-type="float">
            <text:p>25</text:p>
          </table:table-cell>
          <table:table-cell table:formula="of:=[.E1440]*[.E1440]*[.E1440]*[.E144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0.032" calcext:value-type="float">
            <text:p>150.032</text:p>
          </table:table-cell>
          <table:table-cell office:value-type="float" office:value="-6.19" calcext:value-type="float">
            <text:p>-6.19</text:p>
          </table:table-cell>
          <table:table-cell office:value-type="float" office:value="25" calcext:value-type="float">
            <text:p>25</text:p>
          </table:table-cell>
          <table:table-cell table:formula="of:=[.E1441]*[.E1441]*[.E1441]*[.E144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5.985" calcext:value-type="float">
            <text:p>-75.985</text:p>
          </table:table-cell>
          <table:table-cell office:value-type="float" office:value="-44.808" calcext:value-type="float">
            <text:p>-44.808</text:p>
          </table:table-cell>
          <table:table-cell office:value-type="float" office:value="20" calcext:value-type="float">
            <text:p>20</text:p>
          </table:table-cell>
          <table:table-cell table:formula="of:=[.E1442]*[.E1442]*[.E1442]*[.E144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7.433" calcext:value-type="float">
            <text:p>167.433</text:p>
          </table:table-cell>
          <table:table-cell office:value-type="float" office:value="-16.97" calcext:value-type="float">
            <text:p>-16.97</text:p>
          </table:table-cell>
          <table:table-cell office:value-type="float" office:value="10" calcext:value-type="float">
            <text:p>10</text:p>
          </table:table-cell>
          <table:table-cell table:formula="of:=[.E1443]*[.E1443]*[.E1443]*[.E144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37.844" calcext:value-type="float">
            <text:p>37.844</text:p>
          </table:table-cell>
          <table:table-cell office:value-type="float" office:value="15" calcext:value-type="float">
            <text:p>15</text:p>
          </table:table-cell>
          <table:table-cell table:formula="of:=[.E1444]*[.E1444]*[.E1444]*[.E144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1.172" calcext:value-type="float">
            <text:p>151.172</text:p>
          </table:table-cell>
          <table:table-cell office:value-type="float" office:value="45.782" calcext:value-type="float">
            <text:p>45.782</text:p>
          </table:table-cell>
          <table:table-cell office:value-type="float" office:value="61.8" calcext:value-type="float">
            <text:p>61.8</text:p>
          </table:table-cell>
          <table:table-cell table:formula="of:=[.E1445]*[.E1445]*[.E1445]*[.E144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1.564" calcext:value-type="float">
            <text:p>161.564</text:p>
          </table:table-cell>
          <table:table-cell office:value-type="float" office:value="-10.658" calcext:value-type="float">
            <text:p>-10.658</text:p>
          </table:table-cell>
          <table:table-cell office:value-type="float" office:value="35" calcext:value-type="float">
            <text:p>35</text:p>
          </table:table-cell>
          <table:table-cell table:formula="of:=[.E1446]*[.E1446]*[.E1446]*[.E144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47.867" calcext:value-type="float">
            <text:p>47.867</text:p>
          </table:table-cell>
          <table:table-cell office:value-type="float" office:value="34.29" calcext:value-type="float">
            <text:p>34.29</text:p>
          </table:table-cell>
          <table:table-cell office:value-type="float" office:value="15" calcext:value-type="float">
            <text:p>15</text:p>
          </table:table-cell>
          <table:table-cell table:formula="of:=[.E1447]*[.E1447]*[.E1447]*[.E144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1.922" calcext:value-type="float">
            <text:p>161.922</text:p>
          </table:table-cell>
          <table:table-cell office:value-type="float" office:value="53.533" calcext:value-type="float">
            <text:p>53.533</text:p>
          </table:table-cell>
          <table:table-cell office:value-type="float" office:value="26" calcext:value-type="float">
            <text:p>26</text:p>
          </table:table-cell>
          <table:table-cell table:formula="of:=[.E1448]*[.E1448]*[.E1448]*[.E144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6.216" calcext:value-type="float">
            <text:p>126.216</text:p>
          </table:table-cell>
          <table:table-cell office:value-type="float" office:value="10.317" calcext:value-type="float">
            <text:p>10.317</text:p>
          </table:table-cell>
          <table:table-cell office:value-type="float" office:value="20" calcext:value-type="float">
            <text:p>20</text:p>
          </table:table-cell>
          <table:table-cell table:formula="of:=[.E1449]*[.E1449]*[.E1449]*[.E144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67.889" calcext:value-type="float">
            <text:p>-167.889</text:p>
          </table:table-cell>
          <table:table-cell office:value-type="float" office:value="52.67" calcext:value-type="float">
            <text:p>52.67</text:p>
          </table:table-cell>
          <table:table-cell office:value-type="float" office:value="20" calcext:value-type="float">
            <text:p>20</text:p>
          </table:table-cell>
          <table:table-cell table:formula="of:=[.E1450]*[.E1450]*[.E1450]*[.E145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68.396" calcext:value-type="float">
            <text:p>-168.396</text:p>
          </table:table-cell>
          <table:table-cell office:value-type="float" office:value="52.319" calcext:value-type="float">
            <text:p>52.319</text:p>
          </table:table-cell>
          <table:table-cell office:value-type="float" office:value="20" calcext:value-type="float">
            <text:p>20</text:p>
          </table:table-cell>
          <table:table-cell table:formula="of:=[.E1451]*[.E1451]*[.E1451]*[.E145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0.713" calcext:value-type="float">
            <text:p>120.713</text:p>
          </table:table-cell>
          <table:table-cell office:value-type="float" office:value="13.498" calcext:value-type="float">
            <text:p>13.498</text:p>
          </table:table-cell>
          <table:table-cell office:value-type="float" office:value="90.4" calcext:value-type="float">
            <text:p>90.4</text:p>
          </table:table-cell>
          <table:table-cell table:formula="of:=[.E1452]*[.E1452]*[.E1452]*[.E145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5.009" calcext:value-type="float">
            <text:p>145.009</text:p>
          </table:table-cell>
          <table:table-cell office:value-type="float" office:value="18.8" calcext:value-type="float">
            <text:p>18.8</text:p>
          </table:table-cell>
          <table:table-cell office:value-type="float" office:value="370.1" calcext:value-type="float">
            <text:p>370.1</text:p>
          </table:table-cell>
          <table:table-cell table:formula="of:=[.E1453]*[.E1453]*[.E1453]*[.E145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6.805" calcext:value-type="float">
            <text:p>156.805</text:p>
          </table:table-cell>
          <table:table-cell office:value-type="float" office:value="50.722" calcext:value-type="float">
            <text:p>50.722</text:p>
          </table:table-cell>
          <table:table-cell office:value-type="float" office:value="53.3" calcext:value-type="float">
            <text:p>53.3</text:p>
          </table:table-cell>
          <table:table-cell table:formula="of:=[.E1454]*[.E1454]*[.E1454]*[.E145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01.78" calcext:value-type="float">
            <text:p>101.78</text:p>
          </table:table-cell>
          <table:table-cell office:value-type="float" office:value="26.467" calcext:value-type="float">
            <text:p>26.467</text:p>
          </table:table-cell>
          <table:table-cell office:value-type="float" office:value="10" calcext:value-type="float">
            <text:p>10</text:p>
          </table:table-cell>
          <table:table-cell table:formula="of:=[.E1455]*[.E1455]*[.E1455]*[.E145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90.94" calcext:value-type="float">
            <text:p>-90.94</text:p>
          </table:table-cell>
          <table:table-cell office:value-type="float" office:value="13.671" calcext:value-type="float">
            <text:p>13.671</text:p>
          </table:table-cell>
          <table:table-cell office:value-type="float" office:value="44.8" calcext:value-type="float">
            <text:p>44.8</text:p>
          </table:table-cell>
          <table:table-cell table:formula="of:=[.E1456]*[.E1456]*[.E1456]*[.E145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7.493" calcext:value-type="float">
            <text:p>137.493</text:p>
          </table:table-cell>
          <table:table-cell office:value-type="float" office:value="-2.945" calcext:value-type="float">
            <text:p>-2.945</text:p>
          </table:table-cell>
          <table:table-cell office:value-type="float" office:value="41.3" calcext:value-type="float">
            <text:p>41.3</text:p>
          </table:table-cell>
          <table:table-cell table:formula="of:=[.E1457]*[.E1457]*[.E1457]*[.E145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7.666" calcext:value-type="float">
            <text:p>-177.666</text:p>
          </table:table-cell>
          <table:table-cell office:value-type="float" office:value="-20.955" calcext:value-type="float">
            <text:p>-20.955</text:p>
          </table:table-cell>
          <table:table-cell office:value-type="float" office:value="360.2" calcext:value-type="float">
            <text:p>360.2</text:p>
          </table:table-cell>
          <table:table-cell table:formula="of:=[.E1458]*[.E1458]*[.E1458]*[.E145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9.788" calcext:value-type="float">
            <text:p>-179.788</text:p>
          </table:table-cell>
          <table:table-cell office:value-type="float" office:value="51.511" calcext:value-type="float">
            <text:p>51.511</text:p>
          </table:table-cell>
          <table:table-cell office:value-type="float" office:value="30.4" calcext:value-type="float">
            <text:p>30.4</text:p>
          </table:table-cell>
          <table:table-cell table:formula="of:=[.E1459]*[.E1459]*[.E1459]*[.E145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179.838" calcext:value-type="float">
            <text:p>-179.838</text:p>
          </table:table-cell>
          <table:table-cell office:value-type="float" office:value="51.415" calcext:value-type="float">
            <text:p>51.415</text:p>
          </table:table-cell>
          <table:table-cell office:value-type="float" office:value="20" calcext:value-type="float">
            <text:p>20</text:p>
          </table:table-cell>
          <table:table-cell table:formula="of:=[.E1460]*[.E1460]*[.E1460]*[.E146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9.925" calcext:value-type="float">
            <text:p>139.925</text:p>
          </table:table-cell>
          <table:table-cell office:value-type="float" office:value="27.664" calcext:value-type="float">
            <text:p>27.664</text:p>
          </table:table-cell>
          <table:table-cell office:value-type="float" office:value="487" calcext:value-type="float">
            <text:p>487</text:p>
          </table:table-cell>
          <table:table-cell table:formula="of:=[.E1461]*[.E1461]*[.E1461]*[.E146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5.776" calcext:value-type="float">
            <text:p>145.776</text:p>
          </table:table-cell>
          <table:table-cell office:value-type="float" office:value="18.947" calcext:value-type="float">
            <text:p>18.947</text:p>
          </table:table-cell>
          <table:table-cell office:value-type="float" office:value="189" calcext:value-type="float">
            <text:p>189</text:p>
          </table:table-cell>
          <table:table-cell table:formula="of:=[.E1462]*[.E1462]*[.E1462]*[.E146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18.986" calcext:value-type="float">
            <text:p>118.986</text:p>
          </table:table-cell>
          <table:table-cell office:value-type="float" office:value="-8.128" calcext:value-type="float">
            <text:p>-8.128</text:p>
          </table:table-cell>
          <table:table-cell office:value-type="float" office:value="20" calcext:value-type="float">
            <text:p>20</text:p>
          </table:table-cell>
          <table:table-cell table:formula="of:=[.E1463]*[.E1463]*[.E1463]*[.E146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.594" calcext:value-type="float">
            <text:p>1.594</text:p>
          </table:table-cell>
          <table:table-cell office:value-type="float" office:value="36.274" calcext:value-type="float">
            <text:p>36.274</text:p>
          </table:table-cell>
          <table:table-cell office:value-type="float" office:value="15" calcext:value-type="float">
            <text:p>15</text:p>
          </table:table-cell>
          <table:table-cell table:formula="of:=[.E1464]*[.E1464]*[.E1464]*[.E146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22.162" calcext:value-type="float">
            <text:p>22.162</text:p>
          </table:table-cell>
          <table:table-cell office:value-type="float" office:value="39.228" calcext:value-type="float">
            <text:p>39.228</text:p>
          </table:table-cell>
          <table:table-cell office:value-type="float" office:value="10" calcext:value-type="float">
            <text:p>10</text:p>
          </table:table-cell>
          <table:table-cell table:formula="of:=[.E1465]*[.E1465]*[.E1465]*[.E146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3.275" calcext:value-type="float">
            <text:p>153.275</text:p>
          </table:table-cell>
          <table:table-cell office:value-type="float" office:value="-4.495" calcext:value-type="float">
            <text:p>-4.495</text:p>
          </table:table-cell>
          <table:table-cell office:value-type="float" office:value="35" calcext:value-type="float">
            <text:p>35</text:p>
          </table:table-cell>
          <table:table-cell table:formula="of:=[.E1466]*[.E1466]*[.E1466]*[.E146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5.278" calcext:value-type="float">
            <text:p>165.278</text:p>
          </table:table-cell>
          <table:table-cell office:value-type="float" office:value="-48.707" calcext:value-type="float">
            <text:p>-48.707</text:p>
          </table:table-cell>
          <table:table-cell office:value-type="float" office:value="15" calcext:value-type="float">
            <text:p>15</text:p>
          </table:table-cell>
          <table:table-cell table:formula="of:=[.E1467]*[.E1467]*[.E1467]*[.E146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1.451" calcext:value-type="float">
            <text:p>141.451</text:p>
          </table:table-cell>
          <table:table-cell office:value-type="float" office:value="34.26" calcext:value-type="float">
            <text:p>34.26</text:p>
          </table:table-cell>
          <table:table-cell office:value-type="float" office:value="25" calcext:value-type="float">
            <text:p>25</text:p>
          </table:table-cell>
          <table:table-cell table:formula="of:=[.E1468]*[.E1468]*[.E1468]*[.E146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9.725" calcext:value-type="float">
            <text:p>159.725</text:p>
          </table:table-cell>
          <table:table-cell office:value-type="float" office:value="52.827" calcext:value-type="float">
            <text:p>52.827</text:p>
          </table:table-cell>
          <table:table-cell office:value-type="float" office:value="23.7" calcext:value-type="float">
            <text:p>23.7</text:p>
          </table:table-cell>
          <table:table-cell table:formula="of:=[.E1469]*[.E1469]*[.E1469]*[.E146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1.217" calcext:value-type="float">
            <text:p>161.217</text:p>
          </table:table-cell>
          <table:table-cell office:value-type="float" office:value="53.031" calcext:value-type="float">
            <text:p>53.031</text:p>
          </table:table-cell>
          <table:table-cell office:value-type="float" office:value="20" calcext:value-type="float">
            <text:p>20</text:p>
          </table:table-cell>
          <table:table-cell table:formula="of:=[.E1470]*[.E1470]*[.E1470]*[.E147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84.228" calcext:value-type="float">
            <text:p>-84.228</text:p>
          </table:table-cell>
          <table:table-cell office:value-type="float" office:value="8.984" calcext:value-type="float">
            <text:p>8.984</text:p>
          </table:table-cell>
          <table:table-cell office:value-type="float" office:value="15" calcext:value-type="float">
            <text:p>15</text:p>
          </table:table-cell>
          <table:table-cell table:formula="of:=[.E1471]*[.E1471]*[.E1471]*[.E147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9.797" calcext:value-type="float">
            <text:p>99.797</text:p>
          </table:table-cell>
          <table:table-cell office:value-type="float" office:value="22.565" calcext:value-type="float">
            <text:p>22.565</text:p>
          </table:table-cell>
          <table:table-cell office:value-type="float" office:value="10" calcext:value-type="float">
            <text:p>10</text:p>
          </table:table-cell>
          <table:table-cell table:formula="of:=[.E1472]*[.E1472]*[.E1472]*[.E147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5.53" calcext:value-type="float">
            <text:p>145.53</text:p>
          </table:table-cell>
          <table:table-cell office:value-type="float" office:value="42.117" calcext:value-type="float">
            <text:p>42.117</text:p>
          </table:table-cell>
          <table:table-cell office:value-type="float" office:value="15" calcext:value-type="float">
            <text:p>15</text:p>
          </table:table-cell>
          <table:table-cell table:formula="of:=[.E1473]*[.E1473]*[.E1473]*[.E1473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4.821" calcext:value-type="float">
            <text:p>124.821</text:p>
          </table:table-cell>
          <table:table-cell office:value-type="float" office:value="22.85" calcext:value-type="float">
            <text:p>22.85</text:p>
          </table:table-cell>
          <table:table-cell office:value-type="float" office:value="20" calcext:value-type="float">
            <text:p>20</text:p>
          </table:table-cell>
          <table:table-cell table:formula="of:=[.E1474]*[.E1474]*[.E1474]*[.E1474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1.282" calcext:value-type="float">
            <text:p>121.282</text:p>
          </table:table-cell>
          <table:table-cell office:value-type="float" office:value="23.769" calcext:value-type="float">
            <text:p>23.769</text:p>
          </table:table-cell>
          <table:table-cell office:value-type="float" office:value="25" calcext:value-type="float">
            <text:p>25</text:p>
          </table:table-cell>
          <table:table-cell table:formula="of:=[.E1475]*[.E1475]*[.E1475]*[.E1475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1.304" calcext:value-type="float">
            <text:p>131.304</text:p>
          </table:table-cell>
          <table:table-cell office:value-type="float" office:value="29.796" calcext:value-type="float">
            <text:p>29.796</text:p>
          </table:table-cell>
          <table:table-cell office:value-type="float" office:value="35" calcext:value-type="float">
            <text:p>35</text:p>
          </table:table-cell>
          <table:table-cell table:formula="of:=[.E1476]*[.E1476]*[.E1476]*[.E1476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4.027" calcext:value-type="float">
            <text:p>124.027</text:p>
          </table:table-cell>
          <table:table-cell office:value-type="float" office:value="-8.931" calcext:value-type="float">
            <text:p>-8.931</text:p>
          </table:table-cell>
          <table:table-cell office:value-type="float" office:value="35" calcext:value-type="float">
            <text:p>35</text:p>
          </table:table-cell>
          <table:table-cell table:formula="of:=[.E1477]*[.E1477]*[.E1477]*[.E1477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34.754" calcext:value-type="float">
            <text:p>134.754</text:p>
          </table:table-cell>
          <table:table-cell office:value-type="float" office:value="33.504" calcext:value-type="float">
            <text:p>33.504</text:p>
          </table:table-cell>
          <table:table-cell office:value-type="float" office:value="25" calcext:value-type="float">
            <text:p>25</text:p>
          </table:table-cell>
          <table:table-cell table:formula="of:=[.E1478]*[.E1478]*[.E1478]*[.E1478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55.078" calcext:value-type="float">
            <text:p>155.078</text:p>
          </table:table-cell>
          <table:table-cell office:value-type="float" office:value="-6.424" calcext:value-type="float">
            <text:p>-6.424</text:p>
          </table:table-cell>
          <table:table-cell office:value-type="float" office:value="65" calcext:value-type="float">
            <text:p>65</text:p>
          </table:table-cell>
          <table:table-cell table:formula="of:=[.E1479]*[.E1479]*[.E1479]*[.E1479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9.457" calcext:value-type="float">
            <text:p>169.457</text:p>
          </table:table-cell>
          <table:table-cell office:value-type="float" office:value="-20.489" calcext:value-type="float">
            <text:p>-20.489</text:p>
          </table:table-cell>
          <table:table-cell office:value-type="float" office:value="35" calcext:value-type="float">
            <text:p>35</text:p>
          </table:table-cell>
          <table:table-cell table:formula="of:=[.E1480]*[.E1480]*[.E1480]*[.E1480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69.509" calcext:value-type="float">
            <text:p>169.509</text:p>
          </table:table-cell>
          <table:table-cell office:value-type="float" office:value="-20.517" calcext:value-type="float">
            <text:p>-20.517</text:p>
          </table:table-cell>
          <table:table-cell office:value-type="float" office:value="35" calcext:value-type="float">
            <text:p>35</text:p>
          </table:table-cell>
          <table:table-cell table:formula="of:=[.E1481]*[.E1481]*[.E1481]*[.E1481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22.467" calcext:value-type="float">
            <text:p>122.467</text:p>
          </table:table-cell>
          <table:table-cell office:value-type="float" office:value="10.6" calcext:value-type="float">
            <text:p>10.6</text:p>
          </table:table-cell>
          <table:table-cell office:value-type="float" office:value="25" calcext:value-type="float">
            <text:p>25</text:p>
          </table:table-cell>
          <table:table-cell table:formula="of:=[.E1482]*[.E1482]*[.E1482]*[.E1482]/1000" office:value-type="float" office:value="2.0151121" calcext:value-type="float">
            <text:p>2.01511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71.587" calcext:value-type="float">
            <text:p>-71.587</text:p>
          </table:table-cell>
          <table:table-cell office:value-type="float" office:value="-8.144" calcext:value-type="float">
            <text:p>-8.144</text:p>
          </table:table-cell>
          <table:table-cell office:value-type="float" office:value="570.41" calcext:value-type="float">
            <text:p>570.41</text:p>
          </table:table-cell>
          <table:table-cell table:formula="of:=[.E1483]*[.E1483]*[.E1483]*[.E148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8.9273" calcext:value-type="float">
            <text:p>-178.9273</text:p>
          </table:table-cell>
          <table:table-cell office:value-type="float" office:value="-17.8735" calcext:value-type="float">
            <text:p>-17.8735</text:p>
          </table:table-cell>
          <table:table-cell office:value-type="float" office:value="540" calcext:value-type="float">
            <text:p>540</text:p>
          </table:table-cell>
          <table:table-cell table:formula="of:=[.E1484]*[.E1484]*[.E1484]*[.E148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20.5565" calcext:value-type="float">
            <text:p>20.5565</text:p>
          </table:table-cell>
          <table:table-cell office:value-type="float" office:value="37.5203" calcext:value-type="float">
            <text:p>37.5203</text:p>
          </table:table-cell>
          <table:table-cell office:value-type="float" office:value="14" calcext:value-type="float">
            <text:p>14</text:p>
          </table:table-cell>
          <table:table-cell table:formula="of:=[.E1485]*[.E1485]*[.E1485]*[.E148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29.289" calcext:value-type="float">
            <text:p>-129.289</text:p>
          </table:table-cell>
          <table:table-cell office:value-type="float" office:value="49.3346" calcext:value-type="float">
            <text:p>49.3346</text:p>
          </table:table-cell>
          <table:table-cell office:value-type="float" office:value="10" calcext:value-type="float">
            <text:p>10</text:p>
          </table:table-cell>
          <table:table-cell table:formula="of:=[.E1486]*[.E1486]*[.E1486]*[.E148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63.0058" calcext:value-type="float">
            <text:p>-63.0058</text:p>
          </table:table-cell>
          <table:table-cell office:value-type="float" office:value="-20.6588" calcext:value-type="float">
            <text:p>-20.6588</text:p>
          </table:table-cell>
          <table:table-cell office:value-type="float" office:value="559" calcext:value-type="float">
            <text:p>559</text:p>
          </table:table-cell>
          <table:table-cell table:formula="of:=[.E1487]*[.E1487]*[.E1487]*[.E148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3.1996" calcext:value-type="float">
            <text:p>153.1996</text:p>
          </table:table-cell>
          <table:table-cell office:value-type="float" office:value="-4.3762" calcext:value-type="float">
            <text:p>-4.3762</text:p>
          </table:table-cell>
          <table:table-cell office:value-type="float" office:value="22.86" calcext:value-type="float">
            <text:p>22.86</text:p>
          </table:table-cell>
          <table:table-cell table:formula="of:=[.E1488]*[.E1488]*[.E1488]*[.E148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3.1682" calcext:value-type="float">
            <text:p>-173.1682</text:p>
          </table:table-cell>
          <table:table-cell office:value-type="float" office:value="-15.3197" calcext:value-type="float">
            <text:p>-15.3197</text:p>
          </table:table-cell>
          <table:table-cell office:value-type="float" office:value="10" calcext:value-type="float">
            <text:p>10</text:p>
          </table:table-cell>
          <table:table-cell table:formula="of:=[.E1489]*[.E1489]*[.E1489]*[.E148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90.9718" calcext:value-type="float">
            <text:p>-90.9718</text:p>
          </table:table-cell>
          <table:table-cell office:value-type="float" office:value="13.7174" calcext:value-type="float">
            <text:p>13.7174</text:p>
          </table:table-cell>
          <table:table-cell office:value-type="float" office:value="38.12" calcext:value-type="float">
            <text:p>38.12</text:p>
          </table:table-cell>
          <table:table-cell table:formula="of:=[.E1490]*[.E1490]*[.E1490]*[.E149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70.9196" calcext:value-type="float">
            <text:p>170.9196</text:p>
          </table:table-cell>
          <table:table-cell office:value-type="float" office:value="54.0312" calcext:value-type="float">
            <text:p>54.0312</text:p>
          </table:table-cell>
          <table:table-cell office:value-type="float" office:value="5" calcext:value-type="float">
            <text:p>5</text:p>
          </table:table-cell>
          <table:table-cell table:formula="of:=[.E1491]*[.E1491]*[.E1491]*[.E149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7.3767" calcext:value-type="float">
            <text:p>167.3767</text:p>
          </table:table-cell>
          <table:table-cell office:value-type="float" office:value="-14.5884" calcext:value-type="float">
            <text:p>-14.5884</text:p>
          </table:table-cell>
          <table:table-cell office:value-type="float" office:value="169" calcext:value-type="float">
            <text:p>169</text:p>
          </table:table-cell>
          <table:table-cell table:formula="of:=[.E1492]*[.E1492]*[.E1492]*[.E149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8.8871" calcext:value-type="float">
            <text:p>148.8871</text:p>
          </table:table-cell>
          <table:table-cell office:value-type="float" office:value="-6.0033" calcext:value-type="float">
            <text:p>-6.0033</text:p>
          </table:table-cell>
          <table:table-cell office:value-type="float" office:value="42" calcext:value-type="float">
            <text:p>42</text:p>
          </table:table-cell>
          <table:table-cell table:formula="of:=[.E1493]*[.E1493]*[.E1493]*[.E149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2.7915" calcext:value-type="float">
            <text:p>152.7915</text:p>
          </table:table-cell>
          <table:table-cell office:value-type="float" office:value="-3.6849" calcext:value-type="float">
            <text:p>-3.6849</text:p>
          </table:table-cell>
          <table:table-cell office:value-type="float" office:value="476" calcext:value-type="float">
            <text:p>476</text:p>
          </table:table-cell>
          <table:table-cell table:formula="of:=[.E1494]*[.E1494]*[.E1494]*[.E149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94.569" calcext:value-type="float">
            <text:p>94.569</text:p>
          </table:table-cell>
          <table:table-cell office:value-type="float" office:value="20.9228" calcext:value-type="float">
            <text:p>20.9228</text:p>
          </table:table-cell>
          <table:table-cell office:value-type="float" office:value="82" calcext:value-type="float">
            <text:p>82</text:p>
          </table:table-cell>
          <table:table-cell table:formula="of:=[.E1495]*[.E1495]*[.E1495]*[.E149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8.4217" calcext:value-type="float">
            <text:p>158.4217</text:p>
          </table:table-cell>
          <table:table-cell office:value-type="float" office:value="-8.8994" calcext:value-type="float">
            <text:p>-8.8994</text:p>
          </table:table-cell>
          <table:table-cell office:value-type="float" office:value="12.59" calcext:value-type="float">
            <text:p>12.59</text:p>
          </table:table-cell>
          <table:table-cell table:formula="of:=[.E1496]*[.E1496]*[.E1496]*[.E149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71.4519" calcext:value-type="float">
            <text:p>-71.4519</text:p>
          </table:table-cell>
          <table:table-cell office:value-type="float" office:value="-30.8796" calcext:value-type="float">
            <text:p>-30.8796</text:p>
          </table:table-cell>
          <table:table-cell office:value-type="float" office:value="46" calcext:value-type="float">
            <text:p>46</text:p>
          </table:table-cell>
          <table:table-cell table:formula="of:=[.E1497]*[.E1497]*[.E1497]*[.E149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3.2154" calcext:value-type="float">
            <text:p>163.2154</text:p>
          </table:table-cell>
          <table:table-cell office:value-type="float" office:value="-11.1093" calcext:value-type="float">
            <text:p>-11.1093</text:p>
          </table:table-cell>
          <table:table-cell office:value-type="float" office:value="10" calcext:value-type="float">
            <text:p>10</text:p>
          </table:table-cell>
          <table:table-cell table:formula="of:=[.E1498]*[.E1498]*[.E1498]*[.E149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4.1694" calcext:value-type="float">
            <text:p>164.1694</text:p>
          </table:table-cell>
          <table:table-cell office:value-type="float" office:value="-10.8759" calcext:value-type="float">
            <text:p>-10.8759</text:p>
          </table:table-cell>
          <table:table-cell office:value-type="float" office:value="11" calcext:value-type="float">
            <text:p>11</text:p>
          </table:table-cell>
          <table:table-cell table:formula="of:=[.E1499]*[.E1499]*[.E1499]*[.E149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2.0317" calcext:value-type="float">
            <text:p>142.0317</text:p>
          </table:table-cell>
          <table:table-cell office:value-type="float" office:value="38.9056" calcext:value-type="float">
            <text:p>38.9056</text:p>
          </table:table-cell>
          <table:table-cell office:value-type="float" office:value="35" calcext:value-type="float">
            <text:p>35</text:p>
          </table:table-cell>
          <table:table-cell table:formula="of:=[.E1500]*[.E1500]*[.E1500]*[.E150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1.7773" calcext:value-type="float">
            <text:p>151.7773</text:p>
          </table:table-cell>
          <table:table-cell office:value-type="float" office:value="-5.2005" calcext:value-type="float">
            <text:p>-5.2005</text:p>
          </table:table-cell>
          <table:table-cell office:value-type="float" office:value="44" calcext:value-type="float">
            <text:p>44</text:p>
          </table:table-cell>
          <table:table-cell table:formula="of:=[.E1501]*[.E1501]*[.E1501]*[.E150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8.52" calcext:value-type="float">
            <text:p>168.52</text:p>
          </table:table-cell>
          <table:table-cell office:value-type="float" office:value="-17.0309" calcext:value-type="float">
            <text:p>-17.0309</text:p>
          </table:table-cell>
          <table:table-cell office:value-type="float" office:value="219.96" calcext:value-type="float">
            <text:p>219.96</text:p>
          </table:table-cell>
          <table:table-cell table:formula="of:=[.E1502]*[.E1502]*[.E1502]*[.E150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6.5751" calcext:value-type="float">
            <text:p>126.5751</text:p>
          </table:table-cell>
          <table:table-cell office:value-type="float" office:value="1.9604" calcext:value-type="float">
            <text:p>1.9604</text:p>
          </table:table-cell>
          <table:table-cell office:value-type="float" office:value="39" calcext:value-type="float">
            <text:p>39</text:p>
          </table:table-cell>
          <table:table-cell table:formula="of:=[.E1503]*[.E1503]*[.E1503]*[.E150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73.5714" calcext:value-type="float">
            <text:p>-73.5714</text:p>
          </table:table-cell>
          <table:table-cell office:value-type="float" office:value="-14.598" calcext:value-type="float">
            <text:p>-14.598</text:p>
          </table:table-cell>
          <table:table-cell office:value-type="float" office:value="101" calcext:value-type="float">
            <text:p>101</text:p>
          </table:table-cell>
          <table:table-cell table:formula="of:=[.E1504]*[.E1504]*[.E1504]*[.E150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8.722" calcext:value-type="float">
            <text:p>8.722</text:p>
          </table:table-cell>
          <table:table-cell office:value-type="float" office:value="-53.4967" calcext:value-type="float">
            <text:p>-53.4967</text:p>
          </table:table-cell>
          <table:table-cell office:value-type="float" office:value="11.18" calcext:value-type="float">
            <text:p>11.18</text:p>
          </table:table-cell>
          <table:table-cell table:formula="of:=[.E1505]*[.E1505]*[.E1505]*[.E150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25.1338333" calcext:value-type="float">
            <text:p>-125.1338333</text:p>
          </table:table-cell>
          <table:table-cell office:value-type="float" office:value="40.8286667" calcext:value-type="float">
            <text:p>40.8286667</text:p>
          </table:table-cell>
          <table:table-cell office:value-type="float" office:value="16.441" calcext:value-type="float">
            <text:p>16.441</text:p>
          </table:table-cell>
          <table:table-cell table:formula="of:=[.E1506]*[.E1506]*[.E1506]*[.E150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4.931" calcext:value-type="float">
            <text:p>154.931</text:p>
          </table:table-cell>
          <table:table-cell office:value-type="float" office:value="-6.4456" calcext:value-type="float">
            <text:p>-6.4456</text:p>
          </table:table-cell>
          <table:table-cell office:value-type="float" office:value="35" calcext:value-type="float">
            <text:p>35</text:p>
          </table:table-cell>
          <table:table-cell table:formula="of:=[.E1507]*[.E1507]*[.E1507]*[.E150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65.5052" calcext:value-type="float">
            <text:p>65.5052</text:p>
          </table:table-cell>
          <table:table-cell office:value-type="float" office:value="27.1825" calcext:value-type="float">
            <text:p>27.1825</text:p>
          </table:table-cell>
          <table:table-cell office:value-type="float" office:value="12" calcext:value-type="float">
            <text:p>12</text:p>
          </table:table-cell>
          <table:table-cell table:formula="of:=[.E1508]*[.E1508]*[.E1508]*[.E150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5.288" calcext:value-type="float">
            <text:p>145.288</text:p>
          </table:table-cell>
          <table:table-cell office:value-type="float" office:value="18.728" calcext:value-type="float">
            <text:p>18.728</text:p>
          </table:table-cell>
          <table:table-cell office:value-type="float" office:value="602.2" calcext:value-type="float">
            <text:p>602.2</text:p>
          </table:table-cell>
          <table:table-cell table:formula="of:=[.E1509]*[.E1509]*[.E1509]*[.E150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5.969" calcext:value-type="float">
            <text:p>165.969</text:p>
          </table:table-cell>
          <table:table-cell office:value-type="float" office:value="-10.838" calcext:value-type="float">
            <text:p>-10.838</text:p>
          </table:table-cell>
          <table:table-cell office:value-type="float" office:value="12" calcext:value-type="float">
            <text:p>12</text:p>
          </table:table-cell>
          <table:table-cell table:formula="of:=[.E1510]*[.E1510]*[.E1510]*[.E151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70.653" calcext:value-type="float">
            <text:p>-70.653</text:p>
          </table:table-cell>
          <table:table-cell office:value-type="float" office:value="-28.094" calcext:value-type="float">
            <text:p>-28.094</text:p>
          </table:table-cell>
          <table:table-cell office:value-type="float" office:value="45" calcext:value-type="float">
            <text:p>45</text:p>
          </table:table-cell>
          <table:table-cell table:formula="of:=[.E1511]*[.E1511]*[.E1511]*[.E151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95.885" calcext:value-type="float">
            <text:p>95.885</text:p>
          </table:table-cell>
          <table:table-cell office:value-type="float" office:value="23.005" calcext:value-type="float">
            <text:p>23.005</text:p>
          </table:table-cell>
          <table:table-cell office:value-type="float" office:value="13.7" calcext:value-type="float">
            <text:p>13.7</text:p>
          </table:table-cell>
          <table:table-cell table:formula="of:=[.E1512]*[.E1512]*[.E1512]*[.E151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0.605" calcext:value-type="float">
            <text:p>-10.605</text:p>
          </table:table-cell>
          <table:table-cell office:value-type="float" office:value="71.441" calcext:value-type="float">
            <text:p>71.441</text:p>
          </table:table-cell>
          <table:table-cell office:value-type="float" office:value="14" calcext:value-type="float">
            <text:p>14</text:p>
          </table:table-cell>
          <table:table-cell table:formula="of:=[.E1513]*[.E1513]*[.E1513]*[.E151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7.117" calcext:value-type="float">
            <text:p>147.117</text:p>
          </table:table-cell>
          <table:table-cell office:value-type="float" office:value="-5.462" calcext:value-type="float">
            <text:p>-5.462</text:p>
          </table:table-cell>
          <table:table-cell office:value-type="float" office:value="198" calcext:value-type="float">
            <text:p>198</text:p>
          </table:table-cell>
          <table:table-cell table:formula="of:=[.E1514]*[.E1514]*[.E1514]*[.E151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38.072" calcext:value-type="float">
            <text:p>138.072</text:p>
          </table:table-cell>
          <table:table-cell office:value-type="float" office:value="31.456" calcext:value-type="float">
            <text:p>31.456</text:p>
          </table:table-cell>
          <table:table-cell office:value-type="float" office:value="365.3" calcext:value-type="float">
            <text:p>365.3</text:p>
          </table:table-cell>
          <table:table-cell table:formula="of:=[.E1515]*[.E1515]*[.E1515]*[.E151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8.226" calcext:value-type="float">
            <text:p>168.226</text:p>
          </table:table-cell>
          <table:table-cell office:value-type="float" office:value="-20.244" calcext:value-type="float">
            <text:p>-20.244</text:p>
          </table:table-cell>
          <table:table-cell office:value-type="float" office:value="11" calcext:value-type="float">
            <text:p>11</text:p>
          </table:table-cell>
          <table:table-cell table:formula="of:=[.E1516]*[.E1516]*[.E1516]*[.E151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1.2" calcext:value-type="float">
            <text:p>161.2</text:p>
          </table:table-cell>
          <table:table-cell office:value-type="float" office:value="-10.375" calcext:value-type="float">
            <text:p>-10.375</text:p>
          </table:table-cell>
          <table:table-cell office:value-type="float" office:value="79" calcext:value-type="float">
            <text:p>79</text:p>
          </table:table-cell>
          <table:table-cell table:formula="of:=[.E1517]*[.E1517]*[.E1517]*[.E151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39.187" calcext:value-type="float">
            <text:p>139.187</text:p>
          </table:table-cell>
          <table:table-cell office:value-type="float" office:value="28.349" calcext:value-type="float">
            <text:p>28.349</text:p>
          </table:table-cell>
          <table:table-cell office:value-type="float" office:value="470" calcext:value-type="float">
            <text:p>470</text:p>
          </table:table-cell>
          <table:table-cell table:formula="of:=[.E1518]*[.E1518]*[.E1518]*[.E151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00.991" calcext:value-type="float">
            <text:p>100.991</text:p>
          </table:table-cell>
          <table:table-cell office:value-type="float" office:value="-3.762" calcext:value-type="float">
            <text:p>-3.762</text:p>
          </table:table-cell>
          <table:table-cell office:value-type="float" office:value="26" calcext:value-type="float">
            <text:p>26</text:p>
          </table:table-cell>
          <table:table-cell table:formula="of:=[.E1519]*[.E1519]*[.E1519]*[.E151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7.551" calcext:value-type="float">
            <text:p>157.551</text:p>
          </table:table-cell>
          <table:table-cell office:value-type="float" office:value="-9.019" calcext:value-type="float">
            <text:p>-9.019</text:p>
          </table:table-cell>
          <table:table-cell office:value-type="float" office:value="15.4" calcext:value-type="float">
            <text:p>15.4</text:p>
          </table:table-cell>
          <table:table-cell table:formula="of:=[.E1520]*[.E1520]*[.E1520]*[.E152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4.695" calcext:value-type="float">
            <text:p>-14.695</text:p>
          </table:table-cell>
          <table:table-cell office:value-type="float" office:value="-58.173" calcext:value-type="float">
            <text:p>-58.173</text:p>
          </table:table-cell>
          <table:table-cell office:value-type="float" office:value="13" calcext:value-type="float">
            <text:p>13</text:p>
          </table:table-cell>
          <table:table-cell table:formula="of:=[.E1521]*[.E1521]*[.E1521]*[.E152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4.035" calcext:value-type="float">
            <text:p>-174.035</text:p>
          </table:table-cell>
          <table:table-cell office:value-type="float" office:value="-20.708" calcext:value-type="float">
            <text:p>-20.708</text:p>
          </table:table-cell>
          <table:table-cell office:value-type="float" office:value="18" calcext:value-type="float">
            <text:p>18</text:p>
          </table:table-cell>
          <table:table-cell table:formula="of:=[.E1522]*[.E1522]*[.E1522]*[.E152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9.782" calcext:value-type="float">
            <text:p>129.782</text:p>
          </table:table-cell>
          <table:table-cell office:value-type="float" office:value="29.218" calcext:value-type="float">
            <text:p>29.218</text:p>
          </table:table-cell>
          <table:table-cell office:value-type="float" office:value="34" calcext:value-type="float">
            <text:p>34</text:p>
          </table:table-cell>
          <table:table-cell table:formula="of:=[.E1523]*[.E1523]*[.E1523]*[.E152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5.91" calcext:value-type="float">
            <text:p>165.91</text:p>
          </table:table-cell>
          <table:table-cell office:value-type="float" office:value="-13.298" calcext:value-type="float">
            <text:p>-13.298</text:p>
          </table:table-cell>
          <table:table-cell office:value-type="float" office:value="35" calcext:value-type="float">
            <text:p>35</text:p>
          </table:table-cell>
          <table:table-cell table:formula="of:=[.E1524]*[.E1524]*[.E1524]*[.E152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6.086" calcext:value-type="float">
            <text:p>166.086</text:p>
          </table:table-cell>
          <table:table-cell office:value-type="float" office:value="-12.39" calcext:value-type="float">
            <text:p>-12.39</text:p>
          </table:table-cell>
          <table:table-cell office:value-type="float" office:value="21" calcext:value-type="float">
            <text:p>21</text:p>
          </table:table-cell>
          <table:table-cell table:formula="of:=[.E1525]*[.E1525]*[.E1525]*[.E152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2.371" calcext:value-type="float">
            <text:p>122.371</text:p>
          </table:table-cell>
          <table:table-cell office:value-type="float" office:value="4.079" calcext:value-type="float">
            <text:p>4.079</text:p>
          </table:table-cell>
          <table:table-cell office:value-type="float" office:value="574" calcext:value-type="float">
            <text:p>574</text:p>
          </table:table-cell>
          <table:table-cell table:formula="of:=[.E1526]*[.E1526]*[.E1526]*[.E152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6.924" calcext:value-type="float">
            <text:p>-176.924</text:p>
          </table:table-cell>
          <table:table-cell office:value-type="float" office:value="-31.232" calcext:value-type="float">
            <text:p>-31.232</text:p>
          </table:table-cell>
          <table:table-cell office:value-type="float" office:value="18" calcext:value-type="float">
            <text:p>18</text:p>
          </table:table-cell>
          <table:table-cell table:formula="of:=[.E1527]*[.E1527]*[.E1527]*[.E152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3.754" calcext:value-type="float">
            <text:p>143.754</text:p>
          </table:table-cell>
          <table:table-cell office:value-type="float" office:value="41.892" calcext:value-type="float">
            <text:p>41.892</text:p>
          </table:table-cell>
          <table:table-cell office:value-type="float" office:value="25" calcext:value-type="float">
            <text:p>25</text:p>
          </table:table-cell>
          <table:table-cell table:formula="of:=[.E1528]*[.E1528]*[.E1528]*[.E152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1.464" calcext:value-type="float">
            <text:p>141.464</text:p>
          </table:table-cell>
          <table:table-cell office:value-type="float" office:value="39.802" calcext:value-type="float">
            <text:p>39.802</text:p>
          </table:table-cell>
          <table:table-cell office:value-type="float" office:value="108" calcext:value-type="float">
            <text:p>108</text:p>
          </table:table-cell>
          <table:table-cell table:formula="of:=[.E1529]*[.E1529]*[.E1529]*[.E152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3.181" calcext:value-type="float">
            <text:p>143.181</text:p>
          </table:table-cell>
          <table:table-cell office:value-type="float" office:value="12.516" calcext:value-type="float">
            <text:p>12.516</text:p>
          </table:table-cell>
          <table:table-cell office:value-type="float" office:value="76" calcext:value-type="float">
            <text:p>76</text:p>
          </table:table-cell>
          <table:table-cell table:formula="of:=[.E1530]*[.E1530]*[.E1530]*[.E153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23.433" calcext:value-type="float">
            <text:p>-23.433</text:p>
          </table:table-cell>
          <table:table-cell office:value-type="float" office:value="-57.335" calcext:value-type="float">
            <text:p>-57.335</text:p>
          </table:table-cell>
          <table:table-cell office:value-type="float" office:value="14" calcext:value-type="float">
            <text:p>14</text:p>
          </table:table-cell>
          <table:table-cell table:formula="of:=[.E1531]*[.E1531]*[.E1531]*[.E153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7.098" calcext:value-type="float">
            <text:p>147.098</text:p>
          </table:table-cell>
          <table:table-cell office:value-type="float" office:value="-5.757" calcext:value-type="float">
            <text:p>-5.757</text:p>
          </table:table-cell>
          <table:table-cell office:value-type="float" office:value="53" calcext:value-type="float">
            <text:p>53</text:p>
          </table:table-cell>
          <table:table-cell table:formula="of:=[.E1532]*[.E1532]*[.E1532]*[.E153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77.838" calcext:value-type="float">
            <text:p>-77.838</text:p>
          </table:table-cell>
          <table:table-cell office:value-type="float" office:value="-2.312" calcext:value-type="float">
            <text:p>-2.312</text:p>
          </table:table-cell>
          <table:table-cell office:value-type="float" office:value="122.9" calcext:value-type="float">
            <text:p>122.9</text:p>
          </table:table-cell>
          <table:table-cell table:formula="of:=[.E1533]*[.E1533]*[.E1533]*[.E153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70.237" calcext:value-type="float">
            <text:p>-70.237</text:p>
          </table:table-cell>
          <table:table-cell office:value-type="float" office:value="-22.925" calcext:value-type="float">
            <text:p>-22.925</text:p>
          </table:table-cell>
          <table:table-cell office:value-type="float" office:value="26" calcext:value-type="float">
            <text:p>26</text:p>
          </table:table-cell>
          <table:table-cell table:formula="of:=[.E1534]*[.E1534]*[.E1534]*[.E153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01.02" calcext:value-type="float">
            <text:p>101.02</text:p>
          </table:table-cell>
          <table:table-cell office:value-type="float" office:value="-3.899" calcext:value-type="float">
            <text:p>-3.899</text:p>
          </table:table-cell>
          <table:table-cell office:value-type="float" office:value="21" calcext:value-type="float">
            <text:p>21</text:p>
          </table:table-cell>
          <table:table-cell table:formula="of:=[.E1535]*[.E1535]*[.E1535]*[.E153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7.553" calcext:value-type="float">
            <text:p>167.553</text:p>
          </table:table-cell>
          <table:table-cell office:value-type="float" office:value="-44.796" calcext:value-type="float">
            <text:p>-44.796</text:p>
          </table:table-cell>
          <table:table-cell office:value-type="float" office:value="18" calcext:value-type="float">
            <text:p>18</text:p>
          </table:table-cell>
          <table:table-cell table:formula="of:=[.E1536]*[.E1536]*[.E1536]*[.E153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office:value-type="float" office:value="-4.99" calcext:value-type="float">
            <text:p>-4.99</text:p>
          </table:table-cell>
          <table:table-cell office:value-type="float" office:value="40" calcext:value-type="float">
            <text:p>40</text:p>
          </table:table-cell>
          <table:table-cell table:formula="of:=[.E1537]*[.E1537]*[.E1537]*[.E153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77.963" calcext:value-type="float">
            <text:p>-77.963</text:p>
          </table:table-cell>
          <table:table-cell office:value-type="float" office:value="2.966" calcext:value-type="float">
            <text:p>2.966</text:p>
          </table:table-cell>
          <table:table-cell office:value-type="float" office:value="15" calcext:value-type="float">
            <text:p>15</text:p>
          </table:table-cell>
          <table:table-cell table:formula="of:=[.E1538]*[.E1538]*[.E1538]*[.E153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34.85" calcext:value-type="float">
            <text:p>134.85</text:p>
          </table:table-cell>
          <table:table-cell office:value-type="float" office:value="36.808" calcext:value-type="float">
            <text:p>36.808</text:p>
          </table:table-cell>
          <table:table-cell office:value-type="float" office:value="350.4" calcext:value-type="float">
            <text:p>350.4</text:p>
          </table:table-cell>
          <table:table-cell table:formula="of:=[.E1539]*[.E1539]*[.E1539]*[.E153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63.283" calcext:value-type="float">
            <text:p>-63.283</text:p>
          </table:table-cell>
          <table:table-cell office:value-type="float" office:value="-26.052" calcext:value-type="float">
            <text:p>-26.052</text:p>
          </table:table-cell>
          <table:table-cell office:value-type="float" office:value="572" calcext:value-type="float">
            <text:p>572</text:p>
          </table:table-cell>
          <table:table-cell table:formula="of:=[.E1540]*[.E1540]*[.E1540]*[.E154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5.512" calcext:value-type="float">
            <text:p>155.512</text:p>
          </table:table-cell>
          <table:table-cell office:value-type="float" office:value="-6.759" calcext:value-type="float">
            <text:p>-6.759</text:p>
          </table:table-cell>
          <table:table-cell office:value-type="float" office:value="38" calcext:value-type="float">
            <text:p>38</text:p>
          </table:table-cell>
          <table:table-cell table:formula="of:=[.E1541]*[.E1541]*[.E1541]*[.E154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7.789" calcext:value-type="float">
            <text:p>167.789</text:p>
          </table:table-cell>
          <table:table-cell office:value-type="float" office:value="-15.798" calcext:value-type="float">
            <text:p>-15.798</text:p>
          </table:table-cell>
          <table:table-cell office:value-type="float" office:value="150" calcext:value-type="float">
            <text:p>150</text:p>
          </table:table-cell>
          <table:table-cell table:formula="of:=[.E1542]*[.E1542]*[.E1542]*[.E154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97.05" calcext:value-type="float">
            <text:p>97.05</text:p>
          </table:table-cell>
          <table:table-cell office:value-type="float" office:value="0.093" calcext:value-type="float">
            <text:p>0.093</text:p>
          </table:table-cell>
          <table:table-cell office:value-type="float" office:value="12" calcext:value-type="float">
            <text:p>12</text:p>
          </table:table-cell>
          <table:table-cell table:formula="of:=[.E1543]*[.E1543]*[.E1543]*[.E154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29.83" calcext:value-type="float">
            <text:p>29.83</text:p>
          </table:table-cell>
          <table:table-cell office:value-type="float" office:value="-6.224" calcext:value-type="float">
            <text:p>-6.224</text:p>
          </table:table-cell>
          <table:table-cell office:value-type="float" office:value="22" calcext:value-type="float">
            <text:p>22</text:p>
          </table:table-cell>
          <table:table-cell table:formula="of:=[.E1544]*[.E1544]*[.E1544]*[.E154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67.895" calcext:value-type="float">
            <text:p>-67.895</text:p>
          </table:table-cell>
          <table:table-cell office:value-type="float" office:value="-22.361" calcext:value-type="float">
            <text:p>-22.361</text:p>
          </table:table-cell>
          <table:table-cell office:value-type="float" office:value="147" calcext:value-type="float">
            <text:p>147</text:p>
          </table:table-cell>
          <table:table-cell table:formula="of:=[.E1545]*[.E1545]*[.E1545]*[.E154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79.314" calcext:value-type="float">
            <text:p>179.314</text:p>
          </table:table-cell>
          <table:table-cell office:value-type="float" office:value="51.239" calcext:value-type="float">
            <text:p>51.239</text:p>
          </table:table-cell>
          <table:table-cell office:value-type="float" office:value="17" calcext:value-type="float">
            <text:p>17</text:p>
          </table:table-cell>
          <table:table-cell table:formula="of:=[.E1546]*[.E1546]*[.E1546]*[.E154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95.592" calcext:value-type="float">
            <text:p>95.592</text:p>
          </table:table-cell>
          <table:table-cell office:value-type="float" office:value="2.908" calcext:value-type="float">
            <text:p>2.908</text:p>
          </table:table-cell>
          <table:table-cell office:value-type="float" office:value="36" calcext:value-type="float">
            <text:p>36</text:p>
          </table:table-cell>
          <table:table-cell table:formula="of:=[.E1547]*[.E1547]*[.E1547]*[.E154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21.194" calcext:value-type="float">
            <text:p>-21.194</text:p>
          </table:table-cell>
          <table:table-cell office:value-type="float" office:value="-0.878" calcext:value-type="float">
            <text:p>-0.878</text:p>
          </table:table-cell>
          <table:table-cell office:value-type="float" office:value="10" calcext:value-type="float">
            <text:p>10</text:p>
          </table:table-cell>
          <table:table-cell table:formula="of:=[.E1548]*[.E1548]*[.E1548]*[.E154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81.409" calcext:value-type="float">
            <text:p>-81.409</text:p>
          </table:table-cell>
          <table:table-cell office:value-type="float" office:value="18.958" calcext:value-type="float">
            <text:p>18.958</text:p>
          </table:table-cell>
          <table:table-cell office:value-type="float" office:value="10" calcext:value-type="float">
            <text:p>10</text:p>
          </table:table-cell>
          <table:table-cell table:formula="of:=[.E1549]*[.E1549]*[.E1549]*[.E154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5.228" calcext:value-type="float">
            <text:p>145.228</text:p>
          </table:table-cell>
          <table:table-cell office:value-type="float" office:value="42.9" calcext:value-type="float">
            <text:p>42.9</text:p>
          </table:table-cell>
          <table:table-cell office:value-type="float" office:value="35" calcext:value-type="float">
            <text:p>35</text:p>
          </table:table-cell>
          <table:table-cell table:formula="of:=[.E1550]*[.E1550]*[.E1550]*[.E155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2.161" calcext:value-type="float">
            <text:p>162.161</text:p>
          </table:table-cell>
          <table:table-cell office:value-type="float" office:value="-10.951" calcext:value-type="float">
            <text:p>-10.951</text:p>
          </table:table-cell>
          <table:table-cell office:value-type="float" office:value="36" calcext:value-type="float">
            <text:p>36</text:p>
          </table:table-cell>
          <table:table-cell table:formula="of:=[.E1551]*[.E1551]*[.E1551]*[.E155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34.5324" calcext:value-type="float">
            <text:p>-134.5324</text:p>
          </table:table-cell>
          <table:table-cell office:value-type="float" office:value="55.0721" calcext:value-type="float">
            <text:p>55.0721</text:p>
          </table:table-cell>
          <table:table-cell office:value-type="float" office:value="19.9" calcext:value-type="float">
            <text:p>19.9</text:p>
          </table:table-cell>
          <table:table-cell table:formula="of:=[.E1552]*[.E1552]*[.E1552]*[.E155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9.314" calcext:value-type="float">
            <text:p>169.314</text:p>
          </table:table-cell>
          <table:table-cell office:value-type="float" office:value="-22.273" calcext:value-type="float">
            <text:p>-22.273</text:p>
          </table:table-cell>
          <table:table-cell office:value-type="float" office:value="10" calcext:value-type="float">
            <text:p>10</text:p>
          </table:table-cell>
          <table:table-cell table:formula="of:=[.E1553]*[.E1553]*[.E1553]*[.E155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1.362" calcext:value-type="float">
            <text:p>121.362</text:p>
          </table:table-cell>
          <table:table-cell office:value-type="float" office:value="23.039" calcext:value-type="float">
            <text:p>23.039</text:p>
          </table:table-cell>
          <table:table-cell office:value-type="float" office:value="10" calcext:value-type="float">
            <text:p>10</text:p>
          </table:table-cell>
          <table:table-cell table:formula="of:=[.E1554]*[.E1554]*[.E1554]*[.E155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39.248" calcext:value-type="float">
            <text:p>139.248</text:p>
          </table:table-cell>
          <table:table-cell office:value-type="float" office:value="47.151" calcext:value-type="float">
            <text:p>47.151</text:p>
          </table:table-cell>
          <table:table-cell office:value-type="float" office:value="470.3" calcext:value-type="float">
            <text:p>470.3</text:p>
          </table:table-cell>
          <table:table-cell table:formula="of:=[.E1555]*[.E1555]*[.E1555]*[.E155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71.637" calcext:value-type="float">
            <text:p>-71.637</text:p>
          </table:table-cell>
          <table:table-cell office:value-type="float" office:value="-30.608" calcext:value-type="float">
            <text:p>-30.608</text:p>
          </table:table-cell>
          <table:table-cell office:value-type="float" office:value="33" calcext:value-type="float">
            <text:p>33</text:p>
          </table:table-cell>
          <table:table-cell table:formula="of:=[.E1556]*[.E1556]*[.E1556]*[.E155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3.634" calcext:value-type="float">
            <text:p>3.634</text:p>
          </table:table-cell>
          <table:table-cell office:value-type="float" office:value="36.964" calcext:value-type="float">
            <text:p>36.964</text:p>
          </table:table-cell>
          <table:table-cell office:value-type="float" office:value="12" calcext:value-type="float">
            <text:p>12</text:p>
          </table:table-cell>
          <table:table-cell table:formula="of:=[.E1557]*[.E1557]*[.E1557]*[.E155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3.238" calcext:value-type="float">
            <text:p>153.238</text:p>
          </table:table-cell>
          <table:table-cell office:value-type="float" office:value="-4.694" calcext:value-type="float">
            <text:p>-4.694</text:p>
          </table:table-cell>
          <table:table-cell office:value-type="float" office:value="40.2" calcext:value-type="float">
            <text:p>40.2</text:p>
          </table:table-cell>
          <table:table-cell table:formula="of:=[.E1558]*[.E1558]*[.E1558]*[.E155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00.865" calcext:value-type="float">
            <text:p>-100.865</text:p>
          </table:table-cell>
          <table:table-cell office:value-type="float" office:value="16.985" calcext:value-type="float">
            <text:p>16.985</text:p>
          </table:table-cell>
          <table:table-cell office:value-type="float" office:value="24.9" calcext:value-type="float">
            <text:p>24.9</text:p>
          </table:table-cell>
          <table:table-cell table:formula="of:=[.E1559]*[.E1559]*[.E1559]*[.E155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9.53" calcext:value-type="float">
            <text:p>159.53</text:p>
          </table:table-cell>
          <table:table-cell office:value-type="float" office:value="-9.613" calcext:value-type="float">
            <text:p>-9.613</text:p>
          </table:table-cell>
          <table:table-cell office:value-type="float" office:value="16" calcext:value-type="float">
            <text:p>16</text:p>
          </table:table-cell>
          <table:table-cell table:formula="of:=[.E1560]*[.E1560]*[.E1560]*[.E156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2.734" calcext:value-type="float">
            <text:p>122.734</text:p>
          </table:table-cell>
          <table:table-cell office:value-type="float" office:value="23.954" calcext:value-type="float">
            <text:p>23.954</text:p>
          </table:table-cell>
          <table:table-cell office:value-type="float" office:value="14" calcext:value-type="float">
            <text:p>14</text:p>
          </table:table-cell>
          <table:table-cell table:formula="of:=[.E1561]*[.E1561]*[.E1561]*[.E156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55.116" calcext:value-type="float">
            <text:p>-155.116</text:p>
          </table:table-cell>
          <table:table-cell office:value-type="float" office:value="59.025" calcext:value-type="float">
            <text:p>59.025</text:p>
          </table:table-cell>
          <table:table-cell office:value-type="float" office:value="131.3" calcext:value-type="float">
            <text:p>131.3</text:p>
          </table:table-cell>
          <table:table-cell table:formula="of:=[.E1562]*[.E1562]*[.E1562]*[.E156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32.526" calcext:value-type="float">
            <text:p>132.526</text:p>
          </table:table-cell>
          <table:table-cell office:value-type="float" office:value="34.083" calcext:value-type="float">
            <text:p>34.083</text:p>
          </table:table-cell>
          <table:table-cell office:value-type="float" office:value="50" calcext:value-type="float">
            <text:p>50</text:p>
          </table:table-cell>
          <table:table-cell table:formula="of:=[.E1563]*[.E1563]*[.E1563]*[.E156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22.7266667" calcext:value-type="float">
            <text:p>-122.7266667</text:p>
          </table:table-cell>
          <table:table-cell office:value-type="float" office:value="47.149" calcext:value-type="float">
            <text:p>47.149</text:p>
          </table:table-cell>
          <table:table-cell office:value-type="float" office:value="51.798" calcext:value-type="float">
            <text:p>51.798</text:p>
          </table:table-cell>
          <table:table-cell table:formula="of:=[.E1564]*[.E1564]*[.E1564]*[.E156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6.899" calcext:value-type="float">
            <text:p>126.899</text:p>
          </table:table-cell>
          <table:table-cell office:value-type="float" office:value="6.631" calcext:value-type="float">
            <text:p>6.631</text:p>
          </table:table-cell>
          <table:table-cell office:value-type="float" office:value="33" calcext:value-type="float">
            <text:p>33</text:p>
          </table:table-cell>
          <table:table-cell table:formula="of:=[.E1565]*[.E1565]*[.E1565]*[.E156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49.946" calcext:value-type="float">
            <text:p>49.946</text:p>
          </table:table-cell>
          <table:table-cell office:value-type="float" office:value="40.245" calcext:value-type="float">
            <text:p>40.245</text:p>
          </table:table-cell>
          <table:table-cell office:value-type="float" office:value="50.4" calcext:value-type="float">
            <text:p>50.4</text:p>
          </table:table-cell>
          <table:table-cell table:formula="of:=[.E1566]*[.E1566]*[.E1566]*[.E156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1.771" calcext:value-type="float">
            <text:p>151.771</text:p>
          </table:table-cell>
          <table:table-cell office:value-type="float" office:value="-5.228" calcext:value-type="float">
            <text:p>-5.228</text:p>
          </table:table-cell>
          <table:table-cell office:value-type="float" office:value="33" calcext:value-type="float">
            <text:p>33</text:p>
          </table:table-cell>
          <table:table-cell table:formula="of:=[.E1567]*[.E1567]*[.E1567]*[.E156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29.876" calcext:value-type="float">
            <text:p>-29.876</text:p>
          </table:table-cell>
          <table:table-cell office:value-type="float" office:value="-55.627" calcext:value-type="float">
            <text:p>-55.627</text:p>
          </table:table-cell>
          <table:table-cell office:value-type="float" office:value="10" calcext:value-type="float">
            <text:p>10</text:p>
          </table:table-cell>
          <table:table-cell table:formula="of:=[.E1568]*[.E1568]*[.E1568]*[.E156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05.63" calcext:value-type="float">
            <text:p>105.63</text:p>
          </table:table-cell>
          <table:table-cell office:value-type="float" office:value="-6.549" calcext:value-type="float">
            <text:p>-6.549</text:p>
          </table:table-cell>
          <table:table-cell office:value-type="float" office:value="38" calcext:value-type="float">
            <text:p>38</text:p>
          </table:table-cell>
          <table:table-cell table:formula="of:=[.E1569]*[.E1569]*[.E1569]*[.E156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7.394" calcext:value-type="float">
            <text:p>127.394</text:p>
          </table:table-cell>
          <table:table-cell office:value-type="float" office:value="-4.11" calcext:value-type="float">
            <text:p>-4.11</text:p>
          </table:table-cell>
          <table:table-cell office:value-type="float" office:value="16" calcext:value-type="float">
            <text:p>16</text:p>
          </table:table-cell>
          <table:table-cell table:formula="of:=[.E1570]*[.E1570]*[.E1570]*[.E157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2.246" calcext:value-type="float">
            <text:p>142.246</text:p>
          </table:table-cell>
          <table:table-cell office:value-type="float" office:value="48.786" calcext:value-type="float">
            <text:p>48.786</text:p>
          </table:table-cell>
          <table:table-cell office:value-type="float" office:value="10" calcext:value-type="float">
            <text:p>10</text:p>
          </table:table-cell>
          <table:table-cell table:formula="of:=[.E1571]*[.E1571]*[.E1571]*[.E157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6.837" calcext:value-type="float">
            <text:p>146.837</text:p>
          </table:table-cell>
          <table:table-cell office:value-type="float" office:value="43.046" calcext:value-type="float">
            <text:p>43.046</text:p>
          </table:table-cell>
          <table:table-cell office:value-type="float" office:value="61.1" calcext:value-type="float">
            <text:p>61.1</text:p>
          </table:table-cell>
          <table:table-cell table:formula="of:=[.E1572]*[.E1572]*[.E1572]*[.E157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6.46" calcext:value-type="float">
            <text:p>-176.46</text:p>
          </table:table-cell>
          <table:table-cell office:value-type="float" office:value="-21.422" calcext:value-type="float">
            <text:p>-21.422</text:p>
          </table:table-cell>
          <table:table-cell office:value-type="float" office:value="164.2" calcext:value-type="float">
            <text:p>164.2</text:p>
          </table:table-cell>
          <table:table-cell table:formula="of:=[.E1573]*[.E1573]*[.E1573]*[.E157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72.662" calcext:value-type="float">
            <text:p>-72.662</text:p>
          </table:table-cell>
          <table:table-cell office:value-type="float" office:value="-16.66" calcext:value-type="float">
            <text:p>-16.66</text:p>
          </table:table-cell>
          <table:table-cell office:value-type="float" office:value="87.2" calcext:value-type="float">
            <text:p>87.2</text:p>
          </table:table-cell>
          <table:table-cell table:formula="of:=[.E1574]*[.E1574]*[.E1574]*[.E157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6.376" calcext:value-type="float">
            <text:p>-176.376</text:p>
          </table:table-cell>
          <table:table-cell office:value-type="float" office:value="-21.632" calcext:value-type="float">
            <text:p>-21.632</text:p>
          </table:table-cell>
          <table:table-cell office:value-type="float" office:value="144.3" calcext:value-type="float">
            <text:p>144.3</text:p>
          </table:table-cell>
          <table:table-cell table:formula="of:=[.E1575]*[.E1575]*[.E1575]*[.E157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6.764" calcext:value-type="float">
            <text:p>126.764</text:p>
          </table:table-cell>
          <table:table-cell office:value-type="float" office:value="5.41" calcext:value-type="float">
            <text:p>5.41</text:p>
          </table:table-cell>
          <table:table-cell office:value-type="float" office:value="50" calcext:value-type="float">
            <text:p>50</text:p>
          </table:table-cell>
          <table:table-cell table:formula="of:=[.E1576]*[.E1576]*[.E1576]*[.E157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33.677" calcext:value-type="float">
            <text:p>-33.677</text:p>
          </table:table-cell>
          <table:table-cell office:value-type="float" office:value="52.718" calcext:value-type="float">
            <text:p>52.718</text:p>
          </table:table-cell>
          <table:table-cell office:value-type="float" office:value="10" calcext:value-type="float">
            <text:p>10</text:p>
          </table:table-cell>
          <table:table-cell table:formula="of:=[.E1577]*[.E1577]*[.E1577]*[.E157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78.336" calcext:value-type="float">
            <text:p>178.336</text:p>
          </table:table-cell>
          <table:table-cell office:value-type="float" office:value="-26.569" calcext:value-type="float">
            <text:p>-26.569</text:p>
          </table:table-cell>
          <table:table-cell office:value-type="float" office:value="624.7" calcext:value-type="float">
            <text:p>624.7</text:p>
          </table:table-cell>
          <table:table-cell table:formula="of:=[.E1578]*[.E1578]*[.E1578]*[.E157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75.749" calcext:value-type="float">
            <text:p>-75.749</text:p>
          </table:table-cell>
          <table:table-cell office:value-type="float" office:value="3.849" calcext:value-type="float">
            <text:p>3.849</text:p>
          </table:table-cell>
          <table:table-cell office:value-type="float" office:value="198.7" calcext:value-type="float">
            <text:p>198.7</text:p>
          </table:table-cell>
          <table:table-cell table:formula="of:=[.E1579]*[.E1579]*[.E1579]*[.E157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71.872" calcext:value-type="float">
            <text:p>-71.872</text:p>
          </table:table-cell>
          <table:table-cell office:value-type="float" office:value="-30.058" calcext:value-type="float">
            <text:p>-30.058</text:p>
          </table:table-cell>
          <table:table-cell office:value-type="float" office:value="19" calcext:value-type="float">
            <text:p>19</text:p>
          </table:table-cell>
          <table:table-cell table:formula="of:=[.E1580]*[.E1580]*[.E1580]*[.E158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9.287" calcext:value-type="float">
            <text:p>169.287</text:p>
          </table:table-cell>
          <table:table-cell office:value-type="float" office:value="-20.438" calcext:value-type="float">
            <text:p>-20.438</text:p>
          </table:table-cell>
          <table:table-cell office:value-type="float" office:value="57" calcext:value-type="float">
            <text:p>57</text:p>
          </table:table-cell>
          <table:table-cell table:formula="of:=[.E1581]*[.E1581]*[.E1581]*[.E158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42.686" calcext:value-type="float">
            <text:p>42.686</text:p>
          </table:table-cell>
          <table:table-cell office:value-type="float" office:value="-42.504" calcext:value-type="float">
            <text:p>-42.504</text:p>
          </table:table-cell>
          <table:table-cell office:value-type="float" office:value="10" calcext:value-type="float">
            <text:p>10</text:p>
          </table:table-cell>
          <table:table-cell table:formula="of:=[.E1582]*[.E1582]*[.E1582]*[.E158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79.998" calcext:value-type="float">
            <text:p>179.998</text:p>
          </table:table-cell>
          <table:table-cell office:value-type="float" office:value="-31.16" calcext:value-type="float">
            <text:p>-31.16</text:p>
          </table:table-cell>
          <table:table-cell office:value-type="float" office:value="369.4" calcext:value-type="float">
            <text:p>369.4</text:p>
          </table:table-cell>
          <table:table-cell table:formula="of:=[.E1583]*[.E1583]*[.E1583]*[.E158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5.568" calcext:value-type="float">
            <text:p>155.568</text:p>
          </table:table-cell>
          <table:table-cell office:value-type="float" office:value="-7.133" calcext:value-type="float">
            <text:p>-7.133</text:p>
          </table:table-cell>
          <table:table-cell office:value-type="float" office:value="24" calcext:value-type="float">
            <text:p>24</text:p>
          </table:table-cell>
          <table:table-cell table:formula="of:=[.E1584]*[.E1584]*[.E1584]*[.E158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32.126" calcext:value-type="float">
            <text:p>32.126</text:p>
          </table:table-cell>
          <table:table-cell office:value-type="float" office:value="34.556" calcext:value-type="float">
            <text:p>34.556</text:p>
          </table:table-cell>
          <table:table-cell office:value-type="float" office:value="33" calcext:value-type="float">
            <text:p>33</text:p>
          </table:table-cell>
          <table:table-cell table:formula="of:=[.E1585]*[.E1585]*[.E1585]*[.E158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1.498" calcext:value-type="float">
            <text:p>121.498</text:p>
          </table:table-cell>
          <table:table-cell office:value-type="float" office:value="21.898" calcext:value-type="float">
            <text:p>21.898</text:p>
          </table:table-cell>
          <table:table-cell office:value-type="float" office:value="20" calcext:value-type="float">
            <text:p>20</text:p>
          </table:table-cell>
          <table:table-cell table:formula="of:=[.E1586]*[.E1586]*[.E1586]*[.E158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00.965" calcext:value-type="float">
            <text:p>-100.965</text:p>
          </table:table-cell>
          <table:table-cell office:value-type="float" office:value="17.6" calcext:value-type="float">
            <text:p>17.6</text:p>
          </table:table-cell>
          <table:table-cell office:value-type="float" office:value="18.3" calcext:value-type="float">
            <text:p>18.3</text:p>
          </table:table-cell>
          <table:table-cell table:formula="of:=[.E1587]*[.E1587]*[.E1587]*[.E158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78.695" calcext:value-type="float">
            <text:p>178.695</text:p>
          </table:table-cell>
          <table:table-cell office:value-type="float" office:value="51.221" calcext:value-type="float">
            <text:p>51.221</text:p>
          </table:table-cell>
          <table:table-cell office:value-type="float" office:value="20.4" calcext:value-type="float">
            <text:p>20.4</text:p>
          </table:table-cell>
          <table:table-cell table:formula="of:=[.E1588]*[.E1588]*[.E1588]*[.E158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30.148" calcext:value-type="float">
            <text:p>130.148</text:p>
          </table:table-cell>
          <table:table-cell office:value-type="float" office:value="28.094" calcext:value-type="float">
            <text:p>28.094</text:p>
          </table:table-cell>
          <table:table-cell office:value-type="float" office:value="19.7" calcext:value-type="float">
            <text:p>19.7</text:p>
          </table:table-cell>
          <table:table-cell table:formula="of:=[.E1589]*[.E1589]*[.E1589]*[.E158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01.436" calcext:value-type="float">
            <text:p>101.436</text:p>
          </table:table-cell>
          <table:table-cell office:value-type="float" office:value="-2.045" calcext:value-type="float">
            <text:p>-2.045</text:p>
          </table:table-cell>
          <table:table-cell office:value-type="float" office:value="33" calcext:value-type="float">
            <text:p>33</text:p>
          </table:table-cell>
          <table:table-cell table:formula="of:=[.E1590]*[.E1590]*[.E1590]*[.E159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99.196" calcext:value-type="float">
            <text:p>99.196</text:p>
          </table:table-cell>
          <table:table-cell office:value-type="float" office:value="21.966" calcext:value-type="float">
            <text:p>21.966</text:p>
          </table:table-cell>
          <table:table-cell office:value-type="float" office:value="12.5" calcext:value-type="float">
            <text:p>12.5</text:p>
          </table:table-cell>
          <table:table-cell table:formula="of:=[.E1591]*[.E1591]*[.E1591]*[.E159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3.93" calcext:value-type="float">
            <text:p>153.93</text:p>
          </table:table-cell>
          <table:table-cell office:value-type="float" office:value="-3.959" calcext:value-type="float">
            <text:p>-3.959</text:p>
          </table:table-cell>
          <table:table-cell office:value-type="float" office:value="386" calcext:value-type="float">
            <text:p>386</text:p>
          </table:table-cell>
          <table:table-cell table:formula="of:=[.E1592]*[.E1592]*[.E1592]*[.E159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3.361" calcext:value-type="float">
            <text:p>-3.361</text:p>
          </table:table-cell>
          <table:table-cell office:value-type="float" office:value="-55.945" calcext:value-type="float">
            <text:p>-55.945</text:p>
          </table:table-cell>
          <table:table-cell office:value-type="float" office:value="10" calcext:value-type="float">
            <text:p>10</text:p>
          </table:table-cell>
          <table:table-cell table:formula="of:=[.E1593]*[.E1593]*[.E1593]*[.E159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21.996" calcext:value-type="float">
            <text:p>-21.996</text:p>
          </table:table-cell>
          <table:table-cell office:value-type="float" office:value="-0.893" calcext:value-type="float">
            <text:p>-0.893</text:p>
          </table:table-cell>
          <table:table-cell office:value-type="float" office:value="12.2" calcext:value-type="float">
            <text:p>12.2</text:p>
          </table:table-cell>
          <table:table-cell table:formula="of:=[.E1594]*[.E1594]*[.E1594]*[.E159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5.396" calcext:value-type="float">
            <text:p>125.396</text:p>
          </table:table-cell>
          <table:table-cell office:value-type="float" office:value="12.39" calcext:value-type="float">
            <text:p>12.39</text:p>
          </table:table-cell>
          <table:table-cell office:value-type="float" office:value="24.1" calcext:value-type="float">
            <text:p>24.1</text:p>
          </table:table-cell>
          <table:table-cell table:formula="of:=[.E1595]*[.E1595]*[.E1595]*[.E159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5.92" calcext:value-type="float">
            <text:p>125.92</text:p>
          </table:table-cell>
          <table:table-cell office:value-type="float" office:value="12.047" calcext:value-type="float">
            <text:p>12.047</text:p>
          </table:table-cell>
          <table:table-cell office:value-type="float" office:value="27.4" calcext:value-type="float">
            <text:p>27.4</text:p>
          </table:table-cell>
          <table:table-cell table:formula="of:=[.E1596]*[.E1596]*[.E1596]*[.E159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5.564" calcext:value-type="float">
            <text:p>125.564</text:p>
          </table:table-cell>
          <table:table-cell office:value-type="float" office:value="11.925" calcext:value-type="float">
            <text:p>11.925</text:p>
          </table:table-cell>
          <table:table-cell office:value-type="float" office:value="17.4" calcext:value-type="float">
            <text:p>17.4</text:p>
          </table:table-cell>
          <table:table-cell table:formula="of:=[.E1597]*[.E1597]*[.E1597]*[.E159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1.283" calcext:value-type="float">
            <text:p>151.283</text:p>
          </table:table-cell>
          <table:table-cell office:value-type="float" office:value="45.928" calcext:value-type="float">
            <text:p>45.928</text:p>
          </table:table-cell>
          <table:table-cell office:value-type="float" office:value="23.1" calcext:value-type="float">
            <text:p>23.1</text:p>
          </table:table-cell>
          <table:table-cell table:formula="of:=[.E1598]*[.E1598]*[.E1598]*[.E159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34.476" calcext:value-type="float">
            <text:p>134.476</text:p>
          </table:table-cell>
          <table:table-cell office:value-type="float" office:value="-4.434" calcext:value-type="float">
            <text:p>-4.434</text:p>
          </table:table-cell>
          <table:table-cell office:value-type="float" office:value="22.3" calcext:value-type="float">
            <text:p>22.3</text:p>
          </table:table-cell>
          <table:table-cell table:formula="of:=[.E1599]*[.E1599]*[.E1599]*[.E159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7.98" calcext:value-type="float">
            <text:p>127.98</text:p>
          </table:table-cell>
          <table:table-cell office:value-type="float" office:value="-1.258" calcext:value-type="float">
            <text:p>-1.258</text:p>
          </table:table-cell>
          <table:table-cell office:value-type="float" office:value="16.6" calcext:value-type="float">
            <text:p>16.6</text:p>
          </table:table-cell>
          <table:table-cell table:formula="of:=[.E1600]*[.E1600]*[.E1600]*[.E160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18.711" calcext:value-type="float">
            <text:p>118.711</text:p>
          </table:table-cell>
          <table:table-cell office:value-type="float" office:value="22.528" calcext:value-type="float">
            <text:p>22.528</text:p>
          </table:table-cell>
          <table:table-cell office:value-type="float" office:value="13.1" calcext:value-type="float">
            <text:p>13.1</text:p>
          </table:table-cell>
          <table:table-cell table:formula="of:=[.E1601]*[.E1601]*[.E1601]*[.E160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71.658" calcext:value-type="float">
            <text:p>171.658</text:p>
          </table:table-cell>
          <table:table-cell office:value-type="float" office:value="-42.963" calcext:value-type="float">
            <text:p>-42.963</text:p>
          </table:table-cell>
          <table:table-cell office:value-type="float" office:value="13.6" calcext:value-type="float">
            <text:p>13.6</text:p>
          </table:table-cell>
          <table:table-cell table:formula="of:=[.E1602]*[.E1602]*[.E1602]*[.E160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76.057" calcext:value-type="float">
            <text:p>-76.057</text:p>
          </table:table-cell>
          <table:table-cell office:value-type="float" office:value="2.917" calcext:value-type="float">
            <text:p>2.917</text:p>
          </table:table-cell>
          <table:table-cell office:value-type="float" office:value="12.1" calcext:value-type="float">
            <text:p>12.1</text:p>
          </table:table-cell>
          <table:table-cell table:formula="of:=[.E1603]*[.E1603]*[.E1603]*[.E160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35.97" calcext:value-type="float">
            <text:p>135.97</text:p>
          </table:table-cell>
          <table:table-cell office:value-type="float" office:value="-3.176" calcext:value-type="float">
            <text:p>-3.176</text:p>
          </table:table-cell>
          <table:table-cell office:value-type="float" office:value="23.2" calcext:value-type="float">
            <text:p>23.2</text:p>
          </table:table-cell>
          <table:table-cell table:formula="of:=[.E1604]*[.E1604]*[.E1604]*[.E160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5.891" calcext:value-type="float">
            <text:p>125.891</text:p>
          </table:table-cell>
          <table:table-cell office:value-type="float" office:value="0.425" calcext:value-type="float">
            <text:p>0.425</text:p>
          </table:table-cell>
          <table:table-cell office:value-type="float" office:value="15.9" calcext:value-type="float">
            <text:p>15.9</text:p>
          </table:table-cell>
          <table:table-cell table:formula="of:=[.E1605]*[.E1605]*[.E1605]*[.E160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92.713" calcext:value-type="float">
            <text:p>-92.713</text:p>
          </table:table-cell>
          <table:table-cell office:value-type="float" office:value="14.523" calcext:value-type="float">
            <text:p>14.523</text:p>
          </table:table-cell>
          <table:table-cell office:value-type="float" office:value="26.5" calcext:value-type="float">
            <text:p>26.5</text:p>
          </table:table-cell>
          <table:table-cell table:formula="of:=[.E1606]*[.E1606]*[.E1606]*[.E160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2.45" calcext:value-type="float">
            <text:p>122.45</text:p>
          </table:table-cell>
          <table:table-cell office:value-type="float" office:value="19.914" calcext:value-type="float">
            <text:p>19.914</text:p>
          </table:table-cell>
          <table:table-cell office:value-type="float" office:value="168.6" calcext:value-type="float">
            <text:p>168.6</text:p>
          </table:table-cell>
          <table:table-cell table:formula="of:=[.E1607]*[.E1607]*[.E1607]*[.E160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8.204" calcext:value-type="float">
            <text:p>128.204</text:p>
          </table:table-cell>
          <table:table-cell office:value-type="float" office:value="4.015" calcext:value-type="float">
            <text:p>4.015</text:p>
          </table:table-cell>
          <table:table-cell office:value-type="float" office:value="23.6" calcext:value-type="float">
            <text:p>23.6</text:p>
          </table:table-cell>
          <table:table-cell table:formula="of:=[.E1608]*[.E1608]*[.E1608]*[.E160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9.318" calcext:value-type="float">
            <text:p>-19.318</text:p>
          </table:table-cell>
          <table:table-cell office:value-type="float" office:value="-0.564" calcext:value-type="float">
            <text:p>-0.564</text:p>
          </table:table-cell>
          <table:table-cell office:value-type="float" office:value="27.1" calcext:value-type="float">
            <text:p>27.1</text:p>
          </table:table-cell>
          <table:table-cell table:formula="of:=[.E1609]*[.E1609]*[.E1609]*[.E160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6.711" calcext:value-type="float">
            <text:p>166.711</text:p>
          </table:table-cell>
          <table:table-cell office:value-type="float" office:value="-14.537" calcext:value-type="float">
            <text:p>-14.537</text:p>
          </table:table-cell>
          <table:table-cell office:value-type="float" office:value="25" calcext:value-type="float">
            <text:p>25</text:p>
          </table:table-cell>
          <table:table-cell table:formula="of:=[.E1610]*[.E1610]*[.E1610]*[.E161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77.872" calcext:value-type="float">
            <text:p>-77.872</text:p>
          </table:table-cell>
          <table:table-cell office:value-type="float" office:value="19.613" calcext:value-type="float">
            <text:p>19.613</text:p>
          </table:table-cell>
          <table:table-cell office:value-type="float" office:value="23.1" calcext:value-type="float">
            <text:p>23.1</text:p>
          </table:table-cell>
          <table:table-cell table:formula="of:=[.E1611]*[.E1611]*[.E1611]*[.E161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6.318" calcext:value-type="float">
            <text:p>166.318</text:p>
          </table:table-cell>
          <table:table-cell office:value-type="float" office:value="-15.894" calcext:value-type="float">
            <text:p>-15.894</text:p>
          </table:table-cell>
          <table:table-cell office:value-type="float" office:value="9.6" calcext:value-type="float">
            <text:p>9.6</text:p>
          </table:table-cell>
          <table:table-cell table:formula="of:=[.E1612]*[.E1612]*[.E1612]*[.E161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1.176" calcext:value-type="float">
            <text:p>151.176</text:p>
          </table:table-cell>
          <table:table-cell office:value-type="float" office:value="45.253" calcext:value-type="float">
            <text:p>45.253</text:p>
          </table:table-cell>
          <table:table-cell office:value-type="float" office:value="27.2" calcext:value-type="float">
            <text:p>27.2</text:p>
          </table:table-cell>
          <table:table-cell table:formula="of:=[.E1613]*[.E1613]*[.E1613]*[.E161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6.371" calcext:value-type="float">
            <text:p>126.371</text:p>
          </table:table-cell>
          <table:table-cell office:value-type="float" office:value="8.361" calcext:value-type="float">
            <text:p>8.361</text:p>
          </table:table-cell>
          <table:table-cell office:value-type="float" office:value="35.9" calcext:value-type="float">
            <text:p>35.9</text:p>
          </table:table-cell>
          <table:table-cell table:formula="of:=[.E1614]*[.E1614]*[.E1614]*[.E161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78.774" calcext:value-type="float">
            <text:p>78.774</text:p>
          </table:table-cell>
          <table:table-cell office:value-type="float" office:value="30.78" calcext:value-type="float">
            <text:p>30.78</text:p>
          </table:table-cell>
          <table:table-cell office:value-type="float" office:value="10.3" calcext:value-type="float">
            <text:p>10.3</text:p>
          </table:table-cell>
          <table:table-cell table:formula="of:=[.E1615]*[.E1615]*[.E1615]*[.E161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70.701" calcext:value-type="float">
            <text:p>-70.701</text:p>
          </table:table-cell>
          <table:table-cell office:value-type="float" office:value="-16.506" calcext:value-type="float">
            <text:p>-16.506</text:p>
          </table:table-cell>
          <table:table-cell office:value-type="float" office:value="127.7" calcext:value-type="float">
            <text:p>127.7</text:p>
          </table:table-cell>
          <table:table-cell table:formula="of:=[.E1616]*[.E1616]*[.E1616]*[.E161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4.161" calcext:value-type="float">
            <text:p>-174.161</text:p>
          </table:table-cell>
          <table:table-cell office:value-type="float" office:value="-20.467" calcext:value-type="float">
            <text:p>-20.467</text:p>
          </table:table-cell>
          <table:table-cell office:value-type="float" office:value="13.3" calcext:value-type="float">
            <text:p>13.3</text:p>
          </table:table-cell>
          <table:table-cell table:formula="of:=[.E1617]*[.E1617]*[.E1617]*[.E161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92.249" calcext:value-type="float">
            <text:p>92.249</text:p>
          </table:table-cell>
          <table:table-cell office:value-type="float" office:value="-2.211" calcext:value-type="float">
            <text:p>-2.211</text:p>
          </table:table-cell>
          <table:table-cell office:value-type="float" office:value="32.2" calcext:value-type="float">
            <text:p>32.2</text:p>
          </table:table-cell>
          <table:table-cell table:formula="of:=[.E1618]*[.E1618]*[.E1618]*[.E161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86.301" calcext:value-type="float">
            <text:p>-86.301</text:p>
          </table:table-cell>
          <table:table-cell office:value-type="float" office:value="11.426" calcext:value-type="float">
            <text:p>11.426</text:p>
          </table:table-cell>
          <table:table-cell office:value-type="float" office:value="52.5" calcext:value-type="float">
            <text:p>52.5</text:p>
          </table:table-cell>
          <table:table-cell table:formula="of:=[.E1619]*[.E1619]*[.E1619]*[.E161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4.694" calcext:value-type="float">
            <text:p>124.694</text:p>
          </table:table-cell>
          <table:table-cell office:value-type="float" office:value="9.755" calcext:value-type="float">
            <text:p>9.755</text:p>
          </table:table-cell>
          <table:table-cell office:value-type="float" office:value="25.9" calcext:value-type="float">
            <text:p>25.9</text:p>
          </table:table-cell>
          <table:table-cell table:formula="of:=[.E1620]*[.E1620]*[.E1620]*[.E162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9.028" calcext:value-type="float">
            <text:p>-179.028</text:p>
          </table:table-cell>
          <table:table-cell office:value-type="float" office:value="51.314" calcext:value-type="float">
            <text:p>51.314</text:p>
          </table:table-cell>
          <table:table-cell office:value-type="float" office:value="19.6" calcext:value-type="float">
            <text:p>19.6</text:p>
          </table:table-cell>
          <table:table-cell table:formula="of:=[.E1621]*[.E1621]*[.E1621]*[.E162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1.384" calcext:value-type="float">
            <text:p>121.384</text:p>
          </table:table-cell>
          <table:table-cell office:value-type="float" office:value="-8.048" calcext:value-type="float">
            <text:p>-8.048</text:p>
          </table:table-cell>
          <table:table-cell office:value-type="float" office:value="13.8" calcext:value-type="float">
            <text:p>13.8</text:p>
          </table:table-cell>
          <table:table-cell table:formula="of:=[.E1622]*[.E1622]*[.E1622]*[.E162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9.185" calcext:value-type="float">
            <text:p>159.185</text:p>
          </table:table-cell>
          <table:table-cell office:value-type="float" office:value="49.488" calcext:value-type="float">
            <text:p>49.488</text:p>
          </table:table-cell>
          <table:table-cell office:value-type="float" office:value="16.4" calcext:value-type="float">
            <text:p>16.4</text:p>
          </table:table-cell>
          <table:table-cell table:formula="of:=[.E1623]*[.E1623]*[.E1623]*[.E162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7.885" calcext:value-type="float">
            <text:p>-177.885</text:p>
          </table:table-cell>
          <table:table-cell office:value-type="float" office:value="-29.915" calcext:value-type="float">
            <text:p>-29.915</text:p>
          </table:table-cell>
          <table:table-cell office:value-type="float" office:value="30.5" calcext:value-type="float">
            <text:p>30.5</text:p>
          </table:table-cell>
          <table:table-cell table:formula="of:=[.E1624]*[.E1624]*[.E1624]*[.E162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44.185" calcext:value-type="float">
            <text:p>44.185</text:p>
          </table:table-cell>
          <table:table-cell office:value-type="float" office:value="40.987" calcext:value-type="float">
            <text:p>40.987</text:p>
          </table:table-cell>
          <table:table-cell office:value-type="float" office:value="5.4" calcext:value-type="float">
            <text:p>5.4</text:p>
          </table:table-cell>
          <table:table-cell table:formula="of:=[.E1625]*[.E1625]*[.E1625]*[.E162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75.018" calcext:value-type="float">
            <text:p>175.018</text:p>
          </table:table-cell>
          <table:table-cell office:value-type="float" office:value="-22.239" calcext:value-type="float">
            <text:p>-22.239</text:p>
          </table:table-cell>
          <table:table-cell office:value-type="float" office:value="21.8" calcext:value-type="float">
            <text:p>21.8</text:p>
          </table:table-cell>
          <table:table-cell table:formula="of:=[.E1626]*[.E1626]*[.E1626]*[.E162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7.293" calcext:value-type="float">
            <text:p>167.293</text:p>
          </table:table-cell>
          <table:table-cell office:value-type="float" office:value="-14.88" calcext:value-type="float">
            <text:p>-14.88</text:p>
          </table:table-cell>
          <table:table-cell office:value-type="float" office:value="124.8" calcext:value-type="float">
            <text:p>124.8</text:p>
          </table:table-cell>
          <table:table-cell table:formula="of:=[.E1627]*[.E1627]*[.E1627]*[.E162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8.78" calcext:value-type="float">
            <text:p>148.78</text:p>
          </table:table-cell>
          <table:table-cell office:value-type="float" office:value="-5.964" calcext:value-type="float">
            <text:p>-5.964</text:p>
          </table:table-cell>
          <table:table-cell office:value-type="float" office:value="53.4" calcext:value-type="float">
            <text:p>53.4</text:p>
          </table:table-cell>
          <table:table-cell table:formula="of:=[.E1628]*[.E1628]*[.E1628]*[.E162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47.989" calcext:value-type="float">
            <text:p>47.989</text:p>
          </table:table-cell>
          <table:table-cell office:value-type="float" office:value="-37.319" calcext:value-type="float">
            <text:p>-37.319</text:p>
          </table:table-cell>
          <table:table-cell office:value-type="float" office:value="10" calcext:value-type="float">
            <text:p>10</text:p>
          </table:table-cell>
          <table:table-cell table:formula="of:=[.E1629]*[.E1629]*[.E1629]*[.E162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7.688" calcext:value-type="float">
            <text:p>127.688</text:p>
          </table:table-cell>
          <table:table-cell office:value-type="float" office:value="4.817" calcext:value-type="float">
            <text:p>4.817</text:p>
          </table:table-cell>
          <table:table-cell office:value-type="float" office:value="152.9" calcext:value-type="float">
            <text:p>152.9</text:p>
          </table:table-cell>
          <table:table-cell table:formula="of:=[.E1630]*[.E1630]*[.E1630]*[.E163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38.364" calcext:value-type="float">
            <text:p>138.364</text:p>
          </table:table-cell>
          <table:table-cell office:value-type="float" office:value="-2.323" calcext:value-type="float">
            <text:p>-2.323</text:p>
          </table:table-cell>
          <table:table-cell office:value-type="float" office:value="33" calcext:value-type="float">
            <text:p>33</text:p>
          </table:table-cell>
          <table:table-cell table:formula="of:=[.E1631]*[.E1631]*[.E1631]*[.E163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8.058" calcext:value-type="float">
            <text:p>168.058</text:p>
          </table:table-cell>
          <table:table-cell office:value-type="float" office:value="-18.411" calcext:value-type="float">
            <text:p>-18.411</text:p>
          </table:table-cell>
          <table:table-cell office:value-type="float" office:value="30.7" calcext:value-type="float">
            <text:p>30.7</text:p>
          </table:table-cell>
          <table:table-cell table:formula="of:=[.E1632]*[.E1632]*[.E1632]*[.E163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9.005" calcext:value-type="float">
            <text:p>159.005</text:p>
          </table:table-cell>
          <table:table-cell office:value-type="float" office:value="-59.538" calcext:value-type="float">
            <text:p>-59.538</text:p>
          </table:table-cell>
          <table:table-cell office:value-type="float" office:value="33" calcext:value-type="float">
            <text:p>33</text:p>
          </table:table-cell>
          <table:table-cell table:formula="of:=[.E1633]*[.E1633]*[.E1633]*[.E163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7.693" calcext:value-type="float">
            <text:p>147.693</text:p>
          </table:table-cell>
          <table:table-cell office:value-type="float" office:value="49.282" calcext:value-type="float">
            <text:p>49.282</text:p>
          </table:table-cell>
          <table:table-cell office:value-type="float" office:value="542" calcext:value-type="float">
            <text:p>542</text:p>
          </table:table-cell>
          <table:table-cell table:formula="of:=[.E1634]*[.E1634]*[.E1634]*[.E163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39.232" calcext:value-type="float">
            <text:p>139.232</text:p>
          </table:table-cell>
          <table:table-cell office:value-type="float" office:value="46.736" calcext:value-type="float">
            <text:p>46.736</text:p>
          </table:table-cell>
          <table:table-cell office:value-type="float" office:value="430" calcext:value-type="float">
            <text:p>430</text:p>
          </table:table-cell>
          <table:table-cell table:formula="of:=[.E1635]*[.E1635]*[.E1635]*[.E163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9.898" calcext:value-type="float">
            <text:p>-179.898</text:p>
          </table:table-cell>
          <table:table-cell office:value-type="float" office:value="51.272" calcext:value-type="float">
            <text:p>51.272</text:p>
          </table:table-cell>
          <table:table-cell office:value-type="float" office:value="20.1" calcext:value-type="float">
            <text:p>20.1</text:p>
          </table:table-cell>
          <table:table-cell table:formula="of:=[.E1636]*[.E1636]*[.E1636]*[.E163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9.304" calcext:value-type="float">
            <text:p>-179.304</text:p>
          </table:table-cell>
          <table:table-cell office:value-type="float" office:value="-32.793" calcext:value-type="float">
            <text:p>-32.793</text:p>
          </table:table-cell>
          <table:table-cell office:value-type="float" office:value="10" calcext:value-type="float">
            <text:p>10</text:p>
          </table:table-cell>
          <table:table-cell table:formula="of:=[.E1637]*[.E1637]*[.E1637]*[.E163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6.167" calcext:value-type="float">
            <text:p>126.167</text:p>
          </table:table-cell>
          <table:table-cell office:value-type="float" office:value="0.67" calcext:value-type="float">
            <text:p>0.67</text:p>
          </table:table-cell>
          <table:table-cell office:value-type="float" office:value="32.2" calcext:value-type="float">
            <text:p>32.2</text:p>
          </table:table-cell>
          <table:table-cell table:formula="of:=[.E1638]*[.E1638]*[.E1638]*[.E163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1.689" calcext:value-type="float">
            <text:p>141.689</text:p>
          </table:table-cell>
          <table:table-cell office:value-type="float" office:value="36.988" calcext:value-type="float">
            <text:p>36.988</text:p>
          </table:table-cell>
          <table:table-cell office:value-type="float" office:value="47.7" calcext:value-type="float">
            <text:p>47.7</text:p>
          </table:table-cell>
          <table:table-cell table:formula="of:=[.E1639]*[.E1639]*[.E1639]*[.E163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2.85" calcext:value-type="float">
            <text:p>142.85</text:p>
          </table:table-cell>
          <table:table-cell office:value-type="float" office:value="42.565" calcext:value-type="float">
            <text:p>42.565</text:p>
          </table:table-cell>
          <table:table-cell office:value-type="float" office:value="102" calcext:value-type="float">
            <text:p>102</text:p>
          </table:table-cell>
          <table:table-cell table:formula="of:=[.E1640]*[.E1640]*[.E1640]*[.E164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69.381" calcext:value-type="float">
            <text:p>-169.381</text:p>
          </table:table-cell>
          <table:table-cell office:value-type="float" office:value="52.448" calcext:value-type="float">
            <text:p>52.448</text:p>
          </table:table-cell>
          <table:table-cell office:value-type="float" office:value="33" calcext:value-type="float">
            <text:p>33</text:p>
          </table:table-cell>
          <table:table-cell table:formula="of:=[.E1641]*[.E1641]*[.E1641]*[.E164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77.411" calcext:value-type="float">
            <text:p>-77.411</text:p>
          </table:table-cell>
          <table:table-cell office:value-type="float" office:value="-3.342" calcext:value-type="float">
            <text:p>-3.342</text:p>
          </table:table-cell>
          <table:table-cell office:value-type="float" office:value="105.7" calcext:value-type="float">
            <text:p>105.7</text:p>
          </table:table-cell>
          <table:table-cell table:formula="of:=[.E1642]*[.E1642]*[.E1642]*[.E164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3.616" calcext:value-type="float">
            <text:p>153.616</text:p>
          </table:table-cell>
          <table:table-cell office:value-type="float" office:value="-5.03" calcext:value-type="float">
            <text:p>-5.03</text:p>
          </table:table-cell>
          <table:table-cell office:value-type="float" office:value="40.9" calcext:value-type="float">
            <text:p>40.9</text:p>
          </table:table-cell>
          <table:table-cell table:formula="of:=[.E1643]*[.E1643]*[.E1643]*[.E164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6.525" calcext:value-type="float">
            <text:p>126.525</text:p>
          </table:table-cell>
          <table:table-cell office:value-type="float" office:value="1.904" calcext:value-type="float">
            <text:p>1.904</text:p>
          </table:table-cell>
          <table:table-cell office:value-type="float" office:value="27.6" calcext:value-type="float">
            <text:p>27.6</text:p>
          </table:table-cell>
          <table:table-cell table:formula="of:=[.E1644]*[.E1644]*[.E1644]*[.E164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52.914" calcext:value-type="float">
            <text:p>-152.914</text:p>
          </table:table-cell>
          <table:table-cell office:value-type="float" office:value="56.331" calcext:value-type="float">
            <text:p>56.331</text:p>
          </table:table-cell>
          <table:table-cell office:value-type="float" office:value="16.7" calcext:value-type="float">
            <text:p>16.7</text:p>
          </table:table-cell>
          <table:table-cell table:formula="of:=[.E1645]*[.E1645]*[.E1645]*[.E164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9.079" calcext:value-type="float">
            <text:p>-179.079</text:p>
          </table:table-cell>
          <table:table-cell office:value-type="float" office:value="-21.819" calcext:value-type="float">
            <text:p>-21.819</text:p>
          </table:table-cell>
          <table:table-cell office:value-type="float" office:value="583.4" calcext:value-type="float">
            <text:p>583.4</text:p>
          </table:table-cell>
          <table:table-cell table:formula="of:=[.E1646]*[.E1646]*[.E1646]*[.E164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3.843" calcext:value-type="float">
            <text:p>163.843</text:p>
          </table:table-cell>
          <table:table-cell office:value-type="float" office:value="55.172" calcext:value-type="float">
            <text:p>55.172</text:p>
          </table:table-cell>
          <table:table-cell office:value-type="float" office:value="14.8" calcext:value-type="float">
            <text:p>14.8</text:p>
          </table:table-cell>
          <table:table-cell table:formula="of:=[.E1647]*[.E1647]*[.E1647]*[.E164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39.309" calcext:value-type="float">
            <text:p>139.309</text:p>
          </table:table-cell>
          <table:table-cell office:value-type="float" office:value="-2.394" calcext:value-type="float">
            <text:p>-2.394</text:p>
          </table:table-cell>
          <table:table-cell office:value-type="float" office:value="33" calcext:value-type="float">
            <text:p>33</text:p>
          </table:table-cell>
          <table:table-cell table:formula="of:=[.E1648]*[.E1648]*[.E1648]*[.E164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8.783" calcext:value-type="float">
            <text:p>148.783</text:p>
          </table:table-cell>
          <table:table-cell office:value-type="float" office:value="-6.291" calcext:value-type="float">
            <text:p>-6.291</text:p>
          </table:table-cell>
          <table:table-cell office:value-type="float" office:value="49.3" calcext:value-type="float">
            <text:p>49.3</text:p>
          </table:table-cell>
          <table:table-cell table:formula="of:=[.E1649]*[.E1649]*[.E1649]*[.E164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77.512" calcext:value-type="float">
            <text:p>177.512</text:p>
          </table:table-cell>
          <table:table-cell office:value-type="float" office:value="-36.663" calcext:value-type="float">
            <text:p>-36.663</text:p>
          </table:table-cell>
          <table:table-cell office:value-type="float" office:value="39.3" calcext:value-type="float">
            <text:p>39.3</text:p>
          </table:table-cell>
          <table:table-cell table:formula="of:=[.E1650]*[.E1650]*[.E1650]*[.E165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71.284" calcext:value-type="float">
            <text:p>171.284</text:p>
          </table:table-cell>
          <table:table-cell office:value-type="float" office:value="-14.312" calcext:value-type="float">
            <text:p>-14.312</text:p>
          </table:table-cell>
          <table:table-cell office:value-type="float" office:value="33" calcext:value-type="float">
            <text:p>33</text:p>
          </table:table-cell>
          <table:table-cell table:formula="of:=[.E1651]*[.E1651]*[.E1651]*[.E165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office:value-type="float" office:value="34.006" calcext:value-type="float">
            <text:p>34.006</text:p>
          </table:table-cell>
          <table:table-cell office:value-type="float" office:value="47.6" calcext:value-type="float">
            <text:p>47.6</text:p>
          </table:table-cell>
          <table:table-cell table:formula="of:=[.E1652]*[.E1652]*[.E1652]*[.E165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8.85" calcext:value-type="float">
            <text:p>168.85</text:p>
          </table:table-cell>
          <table:table-cell office:value-type="float" office:value="-18.903" calcext:value-type="float">
            <text:p>-18.903</text:p>
          </table:table-cell>
          <table:table-cell office:value-type="float" office:value="182.4" calcext:value-type="float">
            <text:p>182.4</text:p>
          </table:table-cell>
          <table:table-cell table:formula="of:=[.E1653]*[.E1653]*[.E1653]*[.E165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42.187" calcext:value-type="float">
            <text:p>42.187</text:p>
          </table:table-cell>
          <table:table-cell office:value-type="float" office:value="40.33" calcext:value-type="float">
            <text:p>40.33</text:p>
          </table:table-cell>
          <table:table-cell office:value-type="float" office:value="11.6" calcext:value-type="float">
            <text:p>11.6</text:p>
          </table:table-cell>
          <table:table-cell table:formula="of:=[.E1654]*[.E1654]*[.E1654]*[.E165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24.766" calcext:value-type="float">
            <text:p>24.766</text:p>
          </table:table-cell>
          <table:table-cell office:value-type="float" office:value="40.142" calcext:value-type="float">
            <text:p>40.142</text:p>
          </table:table-cell>
          <table:table-cell office:value-type="float" office:value="2.4" calcext:value-type="float">
            <text:p>2.4</text:p>
          </table:table-cell>
          <table:table-cell table:formula="of:=[.E1655]*[.E1655]*[.E1655]*[.E165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93.582" calcext:value-type="float">
            <text:p>93.582</text:p>
          </table:table-cell>
          <table:table-cell office:value-type="float" office:value="12.942" calcext:value-type="float">
            <text:p>12.942</text:p>
          </table:table-cell>
          <table:table-cell office:value-type="float" office:value="78" calcext:value-type="float">
            <text:p>78</text:p>
          </table:table-cell>
          <table:table-cell table:formula="of:=[.E1656]*[.E1656]*[.E1656]*[.E165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0.36" calcext:value-type="float">
            <text:p>140.36</text:p>
          </table:table-cell>
          <table:table-cell office:value-type="float" office:value="29.325" calcext:value-type="float">
            <text:p>29.325</text:p>
          </table:table-cell>
          <table:table-cell office:value-type="float" office:value="175.8" calcext:value-type="float">
            <text:p>175.8</text:p>
          </table:table-cell>
          <table:table-cell table:formula="of:=[.E1657]*[.E1657]*[.E1657]*[.E165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82.68" calcext:value-type="float">
            <text:p>-82.68</text:p>
          </table:table-cell>
          <table:table-cell office:value-type="float" office:value="6.718" calcext:value-type="float">
            <text:p>6.718</text:p>
          </table:table-cell>
          <table:table-cell office:value-type="float" office:value="10" calcext:value-type="float">
            <text:p>10</text:p>
          </table:table-cell>
          <table:table-cell table:formula="of:=[.E1658]*[.E1658]*[.E1658]*[.E165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6.015" calcext:value-type="float">
            <text:p>166.015</text:p>
          </table:table-cell>
          <table:table-cell office:value-type="float" office:value="-10.861" calcext:value-type="float">
            <text:p>-10.861</text:p>
          </table:table-cell>
          <table:table-cell office:value-type="float" office:value="36" calcext:value-type="float">
            <text:p>36</text:p>
          </table:table-cell>
          <table:table-cell table:formula="of:=[.E1659]*[.E1659]*[.E1659]*[.E165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24.319" calcext:value-type="float">
            <text:p>24.319</text:p>
          </table:table-cell>
          <table:table-cell office:value-type="float" office:value="40.004" calcext:value-type="float">
            <text:p>40.004</text:p>
          </table:table-cell>
          <table:table-cell office:value-type="float" office:value="10" calcext:value-type="float">
            <text:p>10</text:p>
          </table:table-cell>
          <table:table-cell table:formula="of:=[.E1660]*[.E1660]*[.E1660]*[.E166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7.61" calcext:value-type="float">
            <text:p>-177.61</text:p>
          </table:table-cell>
          <table:table-cell office:value-type="float" office:value="-29.97" calcext:value-type="float">
            <text:p>-29.97</text:p>
          </table:table-cell>
          <table:table-cell office:value-type="float" office:value="28" calcext:value-type="float">
            <text:p>28</text:p>
          </table:table-cell>
          <table:table-cell table:formula="of:=[.E1661]*[.E1661]*[.E1661]*[.E166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71.336" calcext:value-type="float">
            <text:p>-71.336</text:p>
          </table:table-cell>
          <table:table-cell office:value-type="float" office:value="-32.199" calcext:value-type="float">
            <text:p>-32.199</text:p>
          </table:table-cell>
          <table:table-cell office:value-type="float" office:value="65.2" calcext:value-type="float">
            <text:p>65.2</text:p>
          </table:table-cell>
          <table:table-cell table:formula="of:=[.E1662]*[.E1662]*[.E1662]*[.E166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60.839" calcext:value-type="float">
            <text:p>60.839</text:p>
          </table:table-cell>
          <table:table-cell office:value-type="float" office:value="-29.682" calcext:value-type="float">
            <text:p>-29.682</text:p>
          </table:table-cell>
          <table:table-cell office:value-type="float" office:value="10" calcext:value-type="float">
            <text:p>10</text:p>
          </table:table-cell>
          <table:table-cell table:formula="of:=[.E1663]*[.E1663]*[.E1663]*[.E166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01.098" calcext:value-type="float">
            <text:p>101.098</text:p>
          </table:table-cell>
          <table:table-cell office:value-type="float" office:value="30.927" calcext:value-type="float">
            <text:p>30.927</text:p>
          </table:table-cell>
          <table:table-cell office:value-type="float" office:value="33" calcext:value-type="float">
            <text:p>33</text:p>
          </table:table-cell>
          <table:table-cell table:formula="of:=[.E1664]*[.E1664]*[.E1664]*[.E166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29.496" calcext:value-type="float">
            <text:p>-129.496</text:p>
          </table:table-cell>
          <table:table-cell office:value-type="float" office:value="49.479" calcext:value-type="float">
            <text:p>49.479</text:p>
          </table:table-cell>
          <table:table-cell office:value-type="float" office:value="10" calcext:value-type="float">
            <text:p>10</text:p>
          </table:table-cell>
          <table:table-cell table:formula="of:=[.E1665]*[.E1665]*[.E1665]*[.E166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6.657" calcext:value-type="float">
            <text:p>126.657</text:p>
          </table:table-cell>
          <table:table-cell office:value-type="float" office:value="9.475" calcext:value-type="float">
            <text:p>9.475</text:p>
          </table:table-cell>
          <table:table-cell office:value-type="float" office:value="54" calcext:value-type="float">
            <text:p>54</text:p>
          </table:table-cell>
          <table:table-cell table:formula="of:=[.E1666]*[.E1666]*[.E1666]*[.E166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90.881" calcext:value-type="float">
            <text:p>-90.881</text:p>
          </table:table-cell>
          <table:table-cell office:value-type="float" office:value="13.833" calcext:value-type="float">
            <text:p>13.833</text:p>
          </table:table-cell>
          <table:table-cell office:value-type="float" office:value="58" calcext:value-type="float">
            <text:p>58</text:p>
          </table:table-cell>
          <table:table-cell table:formula="of:=[.E1667]*[.E1667]*[.E1667]*[.E166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94.245" calcext:value-type="float">
            <text:p>94.245</text:p>
          </table:table-cell>
          <table:table-cell office:value-type="float" office:value="1.193" calcext:value-type="float">
            <text:p>1.193</text:p>
          </table:table-cell>
          <table:table-cell office:value-type="float" office:value="27" calcext:value-type="float">
            <text:p>27</text:p>
          </table:table-cell>
          <table:table-cell table:formula="of:=[.E1668]*[.E1668]*[.E1668]*[.E166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6.933" calcext:value-type="float">
            <text:p>126.933</text:p>
          </table:table-cell>
          <table:table-cell office:value-type="float" office:value="2.963" calcext:value-type="float">
            <text:p>2.963</text:p>
          </table:table-cell>
          <table:table-cell office:value-type="float" office:value="37" calcext:value-type="float">
            <text:p>37</text:p>
          </table:table-cell>
          <table:table-cell table:formula="of:=[.E1669]*[.E1669]*[.E1669]*[.E166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72.615" calcext:value-type="float">
            <text:p>72.615</text:p>
          </table:table-cell>
          <table:table-cell office:value-type="float" office:value="39.349" calcext:value-type="float">
            <text:p>39.349</text:p>
          </table:table-cell>
          <table:table-cell office:value-type="float" office:value="40" calcext:value-type="float">
            <text:p>40</text:p>
          </table:table-cell>
          <table:table-cell table:formula="of:=[.E1670]*[.E1670]*[.E1670]*[.E167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2.661" calcext:value-type="float">
            <text:p>142.661</text:p>
          </table:table-cell>
          <table:table-cell office:value-type="float" office:value="24.274" calcext:value-type="float">
            <text:p>24.274</text:p>
          </table:table-cell>
          <table:table-cell office:value-type="float" office:value="33" calcext:value-type="float">
            <text:p>33</text:p>
          </table:table-cell>
          <table:table-cell table:formula="of:=[.E1671]*[.E1671]*[.E1671]*[.E167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9.737" calcext:value-type="float">
            <text:p>149.737</text:p>
          </table:table-cell>
          <table:table-cell office:value-type="float" office:value="44.343" calcext:value-type="float">
            <text:p>44.343</text:p>
          </table:table-cell>
          <table:table-cell office:value-type="float" office:value="33" calcext:value-type="float">
            <text:p>33</text:p>
          </table:table-cell>
          <table:table-cell table:formula="of:=[.E1672]*[.E1672]*[.E1672]*[.E167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8.971" calcext:value-type="float">
            <text:p>148.971</text:p>
          </table:table-cell>
          <table:table-cell office:value-type="float" office:value="44.209" calcext:value-type="float">
            <text:p>44.209</text:p>
          </table:table-cell>
          <table:table-cell office:value-type="float" office:value="46" calcext:value-type="float">
            <text:p>46</text:p>
          </table:table-cell>
          <table:table-cell table:formula="of:=[.E1673]*[.E1673]*[.E1673]*[.E167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3.112" calcext:value-type="float">
            <text:p>143.112</text:p>
          </table:table-cell>
          <table:table-cell office:value-type="float" office:value="25.51" calcext:value-type="float">
            <text:p>25.51</text:p>
          </table:table-cell>
          <table:table-cell office:value-type="float" office:value="33" calcext:value-type="float">
            <text:p>33</text:p>
          </table:table-cell>
          <table:table-cell table:formula="of:=[.E1674]*[.E1674]*[.E1674]*[.E167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5.3" calcext:value-type="float">
            <text:p>125.3</text:p>
          </table:table-cell>
          <table:table-cell office:value-type="float" office:value="-8.062" calcext:value-type="float">
            <text:p>-8.062</text:p>
          </table:table-cell>
          <table:table-cell office:value-type="float" office:value="25" calcext:value-type="float">
            <text:p>25</text:p>
          </table:table-cell>
          <table:table-cell table:formula="of:=[.E1675]*[.E1675]*[.E1675]*[.E167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5.9" calcext:value-type="float">
            <text:p>-175.9</text:p>
          </table:table-cell>
          <table:table-cell office:value-type="float" office:value="-22.878" calcext:value-type="float">
            <text:p>-22.878</text:p>
          </table:table-cell>
          <table:table-cell office:value-type="float" office:value="65" calcext:value-type="float">
            <text:p>65</text:p>
          </table:table-cell>
          <table:table-cell table:formula="of:=[.E1676]*[.E1676]*[.E1676]*[.E167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6.375" calcext:value-type="float">
            <text:p>126.375</text:p>
          </table:table-cell>
          <table:table-cell office:value-type="float" office:value="8.478" calcext:value-type="float">
            <text:p>8.478</text:p>
          </table:table-cell>
          <table:table-cell office:value-type="float" office:value="60" calcext:value-type="float">
            <text:p>60</text:p>
          </table:table-cell>
          <table:table-cell table:formula="of:=[.E1677]*[.E1677]*[.E1677]*[.E167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2.939" calcext:value-type="float">
            <text:p>122.939</text:p>
          </table:table-cell>
          <table:table-cell office:value-type="float" office:value="7.249" calcext:value-type="float">
            <text:p>7.249</text:p>
          </table:table-cell>
          <table:table-cell office:value-type="float" office:value="22" calcext:value-type="float">
            <text:p>22</text:p>
          </table:table-cell>
          <table:table-cell table:formula="of:=[.E1678]*[.E1678]*[.E1678]*[.E167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7.837" calcext:value-type="float">
            <text:p>-177.837</text:p>
          </table:table-cell>
          <table:table-cell office:value-type="float" office:value="-29.934" calcext:value-type="float">
            <text:p>-29.934</text:p>
          </table:table-cell>
          <table:table-cell office:value-type="float" office:value="35" calcext:value-type="float">
            <text:p>35</text:p>
          </table:table-cell>
          <table:table-cell table:formula="of:=[.E1679]*[.E1679]*[.E1679]*[.E167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7.873" calcext:value-type="float">
            <text:p>-177.873</text:p>
          </table:table-cell>
          <table:table-cell office:value-type="float" office:value="-29.887" calcext:value-type="float">
            <text:p>-29.887</text:p>
          </table:table-cell>
          <table:table-cell office:value-type="float" office:value="33" calcext:value-type="float">
            <text:p>33</text:p>
          </table:table-cell>
          <table:table-cell table:formula="of:=[.E1680]*[.E1680]*[.E1680]*[.E168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5.312" calcext:value-type="float">
            <text:p>155.312</text:p>
          </table:table-cell>
          <table:table-cell office:value-type="float" office:value="-6.736" calcext:value-type="float">
            <text:p>-6.736</text:p>
          </table:table-cell>
          <table:table-cell office:value-type="float" office:value="47" calcext:value-type="float">
            <text:p>47</text:p>
          </table:table-cell>
          <table:table-cell table:formula="of:=[.E1681]*[.E1681]*[.E1681]*[.E168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78.43" calcext:value-type="float">
            <text:p>78.43</text:p>
          </table:table-cell>
          <table:table-cell office:value-type="float" office:value="32.455" calcext:value-type="float">
            <text:p>32.455</text:p>
          </table:table-cell>
          <table:table-cell office:value-type="float" office:value="33" calcext:value-type="float">
            <text:p>33</text:p>
          </table:table-cell>
          <table:table-cell table:formula="of:=[.E1682]*[.E1682]*[.E1682]*[.E168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99.043" calcext:value-type="float">
            <text:p>99.043</text:p>
          </table:table-cell>
          <table:table-cell office:value-type="float" office:value="-2.308" calcext:value-type="float">
            <text:p>-2.308</text:p>
          </table:table-cell>
          <table:table-cell office:value-type="float" office:value="33" calcext:value-type="float">
            <text:p>33</text:p>
          </table:table-cell>
          <table:table-cell table:formula="of:=[.E1683]*[.E1683]*[.E1683]*[.E168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04.015" calcext:value-type="float">
            <text:p>104.015</text:p>
          </table:table-cell>
          <table:table-cell office:value-type="float" office:value="28.243" calcext:value-type="float">
            <text:p>28.243</text:p>
          </table:table-cell>
          <table:table-cell office:value-type="float" office:value="11" calcext:value-type="float">
            <text:p>11</text:p>
          </table:table-cell>
          <table:table-cell table:formula="of:=[.E1684]*[.E1684]*[.E1684]*[.E168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9.751" calcext:value-type="float">
            <text:p>169.751</text:p>
          </table:table-cell>
          <table:table-cell office:value-type="float" office:value="-19.912" calcext:value-type="float">
            <text:p>-19.912</text:p>
          </table:table-cell>
          <table:table-cell office:value-type="float" office:value="39" calcext:value-type="float">
            <text:p>39</text:p>
          </table:table-cell>
          <table:table-cell table:formula="of:=[.E1685]*[.E1685]*[.E1685]*[.E168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55.161" calcext:value-type="float">
            <text:p>55.161</text:p>
          </table:table-cell>
          <table:table-cell office:value-type="float" office:value="73.302" calcext:value-type="float">
            <text:p>73.302</text:p>
          </table:table-cell>
          <table:table-cell office:value-type="float" office:value="0" calcext:value-type="float">
            <text:p>0</text:p>
          </table:table-cell>
          <table:table-cell table:formula="of:=[.E1686]*[.E1686]*[.E1686]*[.E168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8.027" calcext:value-type="float">
            <text:p>-18.027</text:p>
          </table:table-cell>
          <table:table-cell office:value-type="float" office:value="-0.189" calcext:value-type="float">
            <text:p>-0.189</text:p>
          </table:table-cell>
          <table:table-cell office:value-type="float" office:value="33" calcext:value-type="float">
            <text:p>33</text:p>
          </table:table-cell>
          <table:table-cell table:formula="of:=[.E1687]*[.E1687]*[.E1687]*[.E168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96.598" calcext:value-type="float">
            <text:p>-96.598</text:p>
          </table:table-cell>
          <table:table-cell office:value-type="float" office:value="18.267" calcext:value-type="float">
            <text:p>18.267</text:p>
          </table:table-cell>
          <table:table-cell office:value-type="float" office:value="84" calcext:value-type="float">
            <text:p>84</text:p>
          </table:table-cell>
          <table:table-cell table:formula="of:=[.E1688]*[.E1688]*[.E1688]*[.E168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9.993" calcext:value-type="float">
            <text:p>149.993</text:p>
          </table:table-cell>
          <table:table-cell office:value-type="float" office:value="-6.868" calcext:value-type="float">
            <text:p>-6.868</text:p>
          </table:table-cell>
          <table:table-cell office:value-type="float" office:value="43" calcext:value-type="float">
            <text:p>43</text:p>
          </table:table-cell>
          <table:table-cell table:formula="of:=[.E1689]*[.E1689]*[.E1689]*[.E168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31.116" calcext:value-type="float">
            <text:p>131.116</text:p>
          </table:table-cell>
          <table:table-cell office:value-type="float" office:value="-6.305" calcext:value-type="float">
            <text:p>-6.305</text:p>
          </table:table-cell>
          <table:table-cell office:value-type="float" office:value="35" calcext:value-type="float">
            <text:p>35</text:p>
          </table:table-cell>
          <table:table-cell table:formula="of:=[.E1690]*[.E1690]*[.E1690]*[.E169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5.544" calcext:value-type="float">
            <text:p>125.544</text:p>
          </table:table-cell>
          <table:table-cell office:value-type="float" office:value="-7.432" calcext:value-type="float">
            <text:p>-7.432</text:p>
          </table:table-cell>
          <table:table-cell office:value-type="float" office:value="390" calcext:value-type="float">
            <text:p>390</text:p>
          </table:table-cell>
          <table:table-cell table:formula="of:=[.E1691]*[.E1691]*[.E1691]*[.E169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3.582" calcext:value-type="float">
            <text:p>153.582</text:p>
          </table:table-cell>
          <table:table-cell office:value-type="float" office:value="49.019" calcext:value-type="float">
            <text:p>49.019</text:p>
          </table:table-cell>
          <table:table-cell office:value-type="float" office:value="138.9" calcext:value-type="float">
            <text:p>138.9</text:p>
          </table:table-cell>
          <table:table-cell table:formula="of:=[.E1692]*[.E1692]*[.E1692]*[.E169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74.903" calcext:value-type="float">
            <text:p>174.903</text:p>
          </table:table-cell>
          <table:table-cell office:value-type="float" office:value="-17.021" calcext:value-type="float">
            <text:p>-17.021</text:p>
          </table:table-cell>
          <table:table-cell office:value-type="float" office:value="10" calcext:value-type="float">
            <text:p>10</text:p>
          </table:table-cell>
          <table:table-cell table:formula="of:=[.E1693]*[.E1693]*[.E1693]*[.E169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7.246" calcext:value-type="float">
            <text:p>167.246</text:p>
          </table:table-cell>
          <table:table-cell office:value-type="float" office:value="-15.582" calcext:value-type="float">
            <text:p>-15.582</text:p>
          </table:table-cell>
          <table:table-cell office:value-type="float" office:value="45" calcext:value-type="float">
            <text:p>45</text:p>
          </table:table-cell>
          <table:table-cell table:formula="of:=[.E1694]*[.E1694]*[.E1694]*[.E169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4.136" calcext:value-type="float">
            <text:p>154.136</text:p>
          </table:table-cell>
          <table:table-cell office:value-type="float" office:value="-5.931" calcext:value-type="float">
            <text:p>-5.931</text:p>
          </table:table-cell>
          <table:table-cell office:value-type="float" office:value="45" calcext:value-type="float">
            <text:p>45</text:p>
          </table:table-cell>
          <table:table-cell table:formula="of:=[.E1695]*[.E1695]*[.E1695]*[.E169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6.636" calcext:value-type="float">
            <text:p>146.636</text:p>
          </table:table-cell>
          <table:table-cell office:value-type="float" office:value="-6.516" calcext:value-type="float">
            <text:p>-6.516</text:p>
          </table:table-cell>
          <table:table-cell office:value-type="float" office:value="110.8" calcext:value-type="float">
            <text:p>110.8</text:p>
          </table:table-cell>
          <table:table-cell table:formula="of:=[.E1696]*[.E1696]*[.E1696]*[.E169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1.18" calcext:value-type="float">
            <text:p>141.18</text:p>
          </table:table-cell>
          <table:table-cell office:value-type="float" office:value="46.399" calcext:value-type="float">
            <text:p>46.399</text:p>
          </table:table-cell>
          <table:table-cell office:value-type="float" office:value="17.5" calcext:value-type="float">
            <text:p>17.5</text:p>
          </table:table-cell>
          <table:table-cell table:formula="of:=[.E1697]*[.E1697]*[.E1697]*[.E169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75.868" calcext:value-type="float">
            <text:p>175.868</text:p>
          </table:table-cell>
          <table:table-cell office:value-type="float" office:value="51.595" calcext:value-type="float">
            <text:p>51.595</text:p>
          </table:table-cell>
          <table:table-cell office:value-type="float" office:value="25" calcext:value-type="float">
            <text:p>25</text:p>
          </table:table-cell>
          <table:table-cell table:formula="of:=[.E1698]*[.E1698]*[.E1698]*[.E169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6.451" calcext:value-type="float">
            <text:p>126.451</text:p>
          </table:table-cell>
          <table:table-cell office:value-type="float" office:value="6.754" calcext:value-type="float">
            <text:p>6.754</text:p>
          </table:table-cell>
          <table:table-cell office:value-type="float" office:value="50" calcext:value-type="float">
            <text:p>50</text:p>
          </table:table-cell>
          <table:table-cell table:formula="of:=[.E1699]*[.E1699]*[.E1699]*[.E169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7.219" calcext:value-type="float">
            <text:p>-177.219</text:p>
          </table:table-cell>
          <table:table-cell office:value-type="float" office:value="-25.946" calcext:value-type="float">
            <text:p>-25.946</text:p>
          </table:table-cell>
          <table:table-cell office:value-type="float" office:value="70" calcext:value-type="float">
            <text:p>70</text:p>
          </table:table-cell>
          <table:table-cell table:formula="of:=[.E1700]*[.E1700]*[.E1700]*[.E170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78.782" calcext:value-type="float">
            <text:p>178.782</text:p>
          </table:table-cell>
          <table:table-cell office:value-type="float" office:value="-34.85" calcext:value-type="float">
            <text:p>-34.85</text:p>
          </table:table-cell>
          <table:table-cell office:value-type="float" office:value="199.4" calcext:value-type="float">
            <text:p>199.4</text:p>
          </table:table-cell>
          <table:table-cell table:formula="of:=[.E1701]*[.E1701]*[.E1701]*[.E170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45.741" calcext:value-type="float">
            <text:p>-45.741</text:p>
          </table:table-cell>
          <table:table-cell office:value-type="float" office:value="15.291" calcext:value-type="float">
            <text:p>15.291</text:p>
          </table:table-cell>
          <table:table-cell office:value-type="float" office:value="10" calcext:value-type="float">
            <text:p>10</text:p>
          </table:table-cell>
          <table:table-cell table:formula="of:=[.E1702]*[.E1702]*[.E1702]*[.E170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8.724" calcext:value-type="float">
            <text:p>148.724</text:p>
          </table:table-cell>
          <table:table-cell office:value-type="float" office:value="43.948" calcext:value-type="float">
            <text:p>43.948</text:p>
          </table:table-cell>
          <table:table-cell office:value-type="float" office:value="19.3" calcext:value-type="float">
            <text:p>19.3</text:p>
          </table:table-cell>
          <table:table-cell table:formula="of:=[.E1703]*[.E1703]*[.E1703]*[.E170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8.424" calcext:value-type="float">
            <text:p>148.424</text:p>
          </table:table-cell>
          <table:table-cell office:value-type="float" office:value="43.789" calcext:value-type="float">
            <text:p>43.789</text:p>
          </table:table-cell>
          <table:table-cell office:value-type="float" office:value="29.3" calcext:value-type="float">
            <text:p>29.3</text:p>
          </table:table-cell>
          <table:table-cell table:formula="of:=[.E1704]*[.E1704]*[.E1704]*[.E170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8.187" calcext:value-type="float">
            <text:p>148.187</text:p>
          </table:table-cell>
          <table:table-cell office:value-type="float" office:value="43.584" calcext:value-type="float">
            <text:p>43.584</text:p>
          </table:table-cell>
          <table:table-cell office:value-type="float" office:value="30" calcext:value-type="float">
            <text:p>30</text:p>
          </table:table-cell>
          <table:table-cell table:formula="of:=[.E1705]*[.E1705]*[.E1705]*[.E170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0.309" calcext:value-type="float">
            <text:p>160.309</text:p>
          </table:table-cell>
          <table:table-cell office:value-type="float" office:value="-52.744" calcext:value-type="float">
            <text:p>-52.744</text:p>
          </table:table-cell>
          <table:table-cell office:value-type="float" office:value="15" calcext:value-type="float">
            <text:p>15</text:p>
          </table:table-cell>
          <table:table-cell table:formula="of:=[.E1706]*[.E1706]*[.E1706]*[.E170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7.374" calcext:value-type="float">
            <text:p>127.374</text:p>
          </table:table-cell>
          <table:table-cell office:value-type="float" office:value="4.738" calcext:value-type="float">
            <text:p>4.738</text:p>
          </table:table-cell>
          <table:table-cell office:value-type="float" office:value="35" calcext:value-type="float">
            <text:p>35</text:p>
          </table:table-cell>
          <table:table-cell table:formula="of:=[.E1707]*[.E1707]*[.E1707]*[.E170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8.758" calcext:value-type="float">
            <text:p>148.758</text:p>
          </table:table-cell>
          <table:table-cell office:value-type="float" office:value="-6.024" calcext:value-type="float">
            <text:p>-6.024</text:p>
          </table:table-cell>
          <table:table-cell office:value-type="float" office:value="35" calcext:value-type="float">
            <text:p>35</text:p>
          </table:table-cell>
          <table:table-cell table:formula="of:=[.E1708]*[.E1708]*[.E1708]*[.E170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32.192" calcext:value-type="float">
            <text:p>132.192</text:p>
          </table:table-cell>
          <table:table-cell office:value-type="float" office:value="33.231" calcext:value-type="float">
            <text:p>33.231</text:p>
          </table:table-cell>
          <table:table-cell office:value-type="float" office:value="45.7" calcext:value-type="float">
            <text:p>45.7</text:p>
          </table:table-cell>
          <table:table-cell table:formula="of:=[.E1709]*[.E1709]*[.E1709]*[.E170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77.086" calcext:value-type="float">
            <text:p>-77.086</text:p>
          </table:table-cell>
          <table:table-cell office:value-type="float" office:value="-5.61" calcext:value-type="float">
            <text:p>-5.61</text:p>
          </table:table-cell>
          <table:table-cell office:value-type="float" office:value="15" calcext:value-type="float">
            <text:p>15</text:p>
          </table:table-cell>
          <table:table-cell table:formula="of:=[.E1710]*[.E1710]*[.E1710]*[.E171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32.136" calcext:value-type="float">
            <text:p>132.136</text:p>
          </table:table-cell>
          <table:table-cell office:value-type="float" office:value="32.241" calcext:value-type="float">
            <text:p>32.241</text:p>
          </table:table-cell>
          <table:table-cell office:value-type="float" office:value="30" calcext:value-type="float">
            <text:p>30</text:p>
          </table:table-cell>
          <table:table-cell table:formula="of:=[.E1711]*[.E1711]*[.E1711]*[.E171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0.265" calcext:value-type="float">
            <text:p>120.265</text:p>
          </table:table-cell>
          <table:table-cell office:value-type="float" office:value="-8.875" calcext:value-type="float">
            <text:p>-8.875</text:p>
          </table:table-cell>
          <table:table-cell office:value-type="float" office:value="30.6" calcext:value-type="float">
            <text:p>30.6</text:p>
          </table:table-cell>
          <table:table-cell table:formula="of:=[.E1712]*[.E1712]*[.E1712]*[.E171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2.218" calcext:value-type="float">
            <text:p>122.218</text:p>
          </table:table-cell>
          <table:table-cell office:value-type="float" office:value="24.401" calcext:value-type="float">
            <text:p>24.401</text:p>
          </table:table-cell>
          <table:table-cell office:value-type="float" office:value="71.1" calcext:value-type="float">
            <text:p>71.1</text:p>
          </table:table-cell>
          <table:table-cell table:formula="of:=[.E1713]*[.E1713]*[.E1713]*[.E171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3.959" calcext:value-type="float">
            <text:p>153.959</text:p>
          </table:table-cell>
          <table:table-cell office:value-type="float" office:value="-5.631" calcext:value-type="float">
            <text:p>-5.631</text:p>
          </table:table-cell>
          <table:table-cell office:value-type="float" office:value="25" calcext:value-type="float">
            <text:p>25</text:p>
          </table:table-cell>
          <table:table-cell table:formula="of:=[.E1714]*[.E1714]*[.E1714]*[.E171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73.032" calcext:value-type="float">
            <text:p>-73.032</text:p>
          </table:table-cell>
          <table:table-cell office:value-type="float" office:value="6.747" calcext:value-type="float">
            <text:p>6.747</text:p>
          </table:table-cell>
          <table:table-cell office:value-type="float" office:value="161.2" calcext:value-type="float">
            <text:p>161.2</text:p>
          </table:table-cell>
          <table:table-cell table:formula="of:=[.E1715]*[.E1715]*[.E1715]*[.E171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96.463" calcext:value-type="float">
            <text:p>96.463</text:p>
          </table:table-cell>
          <table:table-cell office:value-type="float" office:value="13.555" calcext:value-type="float">
            <text:p>13.555</text:p>
          </table:table-cell>
          <table:table-cell office:value-type="float" office:value="30" calcext:value-type="float">
            <text:p>30</text:p>
          </table:table-cell>
          <table:table-cell table:formula="of:=[.E1716]*[.E1716]*[.E1716]*[.E171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69.603" calcext:value-type="float">
            <text:p>-169.603</text:p>
          </table:table-cell>
          <table:table-cell office:value-type="float" office:value="52.45" calcext:value-type="float">
            <text:p>52.45</text:p>
          </table:table-cell>
          <table:table-cell office:value-type="float" office:value="35" calcext:value-type="float">
            <text:p>35</text:p>
          </table:table-cell>
          <table:table-cell table:formula="of:=[.E1717]*[.E1717]*[.E1717]*[.E171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7.045" calcext:value-type="float">
            <text:p>167.045</text:p>
          </table:table-cell>
          <table:table-cell office:value-type="float" office:value="-13.954" calcext:value-type="float">
            <text:p>-13.954</text:p>
          </table:table-cell>
          <table:table-cell office:value-type="float" office:value="125" calcext:value-type="float">
            <text:p>125</text:p>
          </table:table-cell>
          <table:table-cell table:formula="of:=[.E1718]*[.E1718]*[.E1718]*[.E171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41.572" calcext:value-type="float">
            <text:p>41.572</text:p>
          </table:table-cell>
          <table:table-cell office:value-type="float" office:value="39.235" calcext:value-type="float">
            <text:p>39.235</text:p>
          </table:table-cell>
          <table:table-cell office:value-type="float" office:value="24.7" calcext:value-type="float">
            <text:p>24.7</text:p>
          </table:table-cell>
          <table:table-cell table:formula="of:=[.E1719]*[.E1719]*[.E1719]*[.E171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79.778" calcext:value-type="float">
            <text:p>179.778</text:p>
          </table:table-cell>
          <table:table-cell office:value-type="float" office:value="51.826" calcext:value-type="float">
            <text:p>51.826</text:p>
          </table:table-cell>
          <table:table-cell office:value-type="float" office:value="15" calcext:value-type="float">
            <text:p>15</text:p>
          </table:table-cell>
          <table:table-cell table:formula="of:=[.E1720]*[.E1720]*[.E1720]*[.E172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1.149" calcext:value-type="float">
            <text:p>161.149</text:p>
          </table:table-cell>
          <table:table-cell office:value-type="float" office:value="-10.061" calcext:value-type="float">
            <text:p>-10.061</text:p>
          </table:table-cell>
          <table:table-cell office:value-type="float" office:value="45" calcext:value-type="float">
            <text:p>45</text:p>
          </table:table-cell>
          <table:table-cell table:formula="of:=[.E1721]*[.E1721]*[.E1721]*[.E172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39.593" calcext:value-type="float">
            <text:p>139.593</text:p>
          </table:table-cell>
          <table:table-cell office:value-type="float" office:value="11.323" calcext:value-type="float">
            <text:p>11.323</text:p>
          </table:table-cell>
          <table:table-cell office:value-type="float" office:value="35" calcext:value-type="float">
            <text:p>35</text:p>
          </table:table-cell>
          <table:table-cell table:formula="of:=[.E1722]*[.E1722]*[.E1722]*[.E172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15.061" calcext:value-type="float">
            <text:p>115.061</text:p>
          </table:table-cell>
          <table:table-cell office:value-type="float" office:value="37.545" calcext:value-type="float">
            <text:p>37.545</text:p>
          </table:table-cell>
          <table:table-cell office:value-type="float" office:value="20" calcext:value-type="float">
            <text:p>20</text:p>
          </table:table-cell>
          <table:table-cell table:formula="of:=[.E1723]*[.E1723]*[.E1723]*[.E172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78.166" calcext:value-type="float">
            <text:p>178.166</text:p>
          </table:table-cell>
          <table:table-cell office:value-type="float" office:value="49.937" calcext:value-type="float">
            <text:p>49.937</text:p>
          </table:table-cell>
          <table:table-cell office:value-type="float" office:value="19.7" calcext:value-type="float">
            <text:p>19.7</text:p>
          </table:table-cell>
          <table:table-cell table:formula="of:=[.E1724]*[.E1724]*[.E1724]*[.E172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1.361" calcext:value-type="float">
            <text:p>141.361</text:p>
          </table:table-cell>
          <table:table-cell office:value-type="float" office:value="36.27" calcext:value-type="float">
            <text:p>36.27</text:p>
          </table:table-cell>
          <table:table-cell office:value-type="float" office:value="35" calcext:value-type="float">
            <text:p>35</text:p>
          </table:table-cell>
          <table:table-cell table:formula="of:=[.E1725]*[.E1725]*[.E1725]*[.E172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2.116" calcext:value-type="float">
            <text:p>152.116</text:p>
          </table:table-cell>
          <table:table-cell office:value-type="float" office:value="-5.36" calcext:value-type="float">
            <text:p>-5.36</text:p>
          </table:table-cell>
          <table:table-cell office:value-type="float" office:value="51" calcext:value-type="float">
            <text:p>51</text:p>
          </table:table-cell>
          <table:table-cell table:formula="of:=[.E1726]*[.E1726]*[.E1726]*[.E172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1.289" calcext:value-type="float">
            <text:p>-171.289</text:p>
          </table:table-cell>
          <table:table-cell office:value-type="float" office:value="51.05" calcext:value-type="float">
            <text:p>51.05</text:p>
          </table:table-cell>
          <table:table-cell office:value-type="float" office:value="21.4" calcext:value-type="float">
            <text:p>21.4</text:p>
          </table:table-cell>
          <table:table-cell table:formula="of:=[.E1727]*[.E1727]*[.E1727]*[.E172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22.405" calcext:value-type="float">
            <text:p>22.405</text:p>
          </table:table-cell>
          <table:table-cell office:value-type="float" office:value="38.365" calcext:value-type="float">
            <text:p>38.365</text:p>
          </table:table-cell>
          <table:table-cell office:value-type="float" office:value="75" calcext:value-type="float">
            <text:p>75</text:p>
          </table:table-cell>
          <table:table-cell table:formula="of:=[.E1728]*[.E1728]*[.E1728]*[.E172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0.703" calcext:value-type="float">
            <text:p>150.703</text:p>
          </table:table-cell>
          <table:table-cell office:value-type="float" office:value="-6.029" calcext:value-type="float">
            <text:p>-6.029</text:p>
          </table:table-cell>
          <table:table-cell office:value-type="float" office:value="35" calcext:value-type="float">
            <text:p>35</text:p>
          </table:table-cell>
          <table:table-cell table:formula="of:=[.E1729]*[.E1729]*[.E1729]*[.E172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0.701" calcext:value-type="float">
            <text:p>150.701</text:p>
          </table:table-cell>
          <table:table-cell office:value-type="float" office:value="-5.773" calcext:value-type="float">
            <text:p>-5.773</text:p>
          </table:table-cell>
          <table:table-cell office:value-type="float" office:value="55" calcext:value-type="float">
            <text:p>55</text:p>
          </table:table-cell>
          <table:table-cell table:formula="of:=[.E1730]*[.E1730]*[.E1730]*[.E173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93.798" calcext:value-type="float">
            <text:p>93.798</text:p>
          </table:table-cell>
          <table:table-cell office:value-type="float" office:value="28.065" calcext:value-type="float">
            <text:p>28.065</text:p>
          </table:table-cell>
          <table:table-cell office:value-type="float" office:value="25" calcext:value-type="float">
            <text:p>25</text:p>
          </table:table-cell>
          <table:table-cell table:formula="of:=[.E1731]*[.E1731]*[.E1731]*[.E173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28.206" calcext:value-type="float">
            <text:p>28.206</text:p>
          </table:table-cell>
          <table:table-cell office:value-type="float" office:value="40.203" calcext:value-type="float">
            <text:p>40.203</text:p>
          </table:table-cell>
          <table:table-cell office:value-type="float" office:value="27.4" calcext:value-type="float">
            <text:p>27.4</text:p>
          </table:table-cell>
          <table:table-cell table:formula="of:=[.E1732]*[.E1732]*[.E1732]*[.E173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3.851" calcext:value-type="float">
            <text:p>153.851</text:p>
          </table:table-cell>
          <table:table-cell office:value-type="float" office:value="47.112" calcext:value-type="float">
            <text:p>47.112</text:p>
          </table:table-cell>
          <table:table-cell office:value-type="float" office:value="30" calcext:value-type="float">
            <text:p>30</text:p>
          </table:table-cell>
          <table:table-cell table:formula="of:=[.E1733]*[.E1733]*[.E1733]*[.E173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4.329" calcext:value-type="float">
            <text:p>144.329</text:p>
          </table:table-cell>
          <table:table-cell office:value-type="float" office:value="-5.1" calcext:value-type="float">
            <text:p>-5.1</text:p>
          </table:table-cell>
          <table:table-cell office:value-type="float" office:value="108" calcext:value-type="float">
            <text:p>108</text:p>
          </table:table-cell>
          <table:table-cell table:formula="of:=[.E1734]*[.E1734]*[.E1734]*[.E173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54.444" calcext:value-type="float">
            <text:p>-154.444</text:p>
          </table:table-cell>
          <table:table-cell office:value-type="float" office:value="56.325" calcext:value-type="float">
            <text:p>56.325</text:p>
          </table:table-cell>
          <table:table-cell office:value-type="float" office:value="18.4" calcext:value-type="float">
            <text:p>18.4</text:p>
          </table:table-cell>
          <table:table-cell table:formula="of:=[.E1735]*[.E1735]*[.E1735]*[.E173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7.948" calcext:value-type="float">
            <text:p>127.948</text:p>
          </table:table-cell>
          <table:table-cell office:value-type="float" office:value="-6.405" calcext:value-type="float">
            <text:p>-6.405</text:p>
          </table:table-cell>
          <table:table-cell office:value-type="float" office:value="359.1" calcext:value-type="float">
            <text:p>359.1</text:p>
          </table:table-cell>
          <table:table-cell table:formula="of:=[.E1736]*[.E1736]*[.E1736]*[.E173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37.414" calcext:value-type="float">
            <text:p>-37.414</text:p>
          </table:table-cell>
          <table:table-cell office:value-type="float" office:value="7.646" calcext:value-type="float">
            <text:p>7.646</text:p>
          </table:table-cell>
          <table:table-cell office:value-type="float" office:value="20" calcext:value-type="float">
            <text:p>20</text:p>
          </table:table-cell>
          <table:table-cell table:formula="of:=[.E1737]*[.E1737]*[.E1737]*[.E173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7.868" calcext:value-type="float">
            <text:p>-177.868</text:p>
          </table:table-cell>
          <table:table-cell office:value-type="float" office:value="-26.465" calcext:value-type="float">
            <text:p>-26.465</text:p>
          </table:table-cell>
          <table:table-cell office:value-type="float" office:value="181.3" calcext:value-type="float">
            <text:p>181.3</text:p>
          </table:table-cell>
          <table:table-cell table:formula="of:=[.E1738]*[.E1738]*[.E1738]*[.E173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8.17" calcext:value-type="float">
            <text:p>-178.17</text:p>
          </table:table-cell>
          <table:table-cell office:value-type="float" office:value="-30.685" calcext:value-type="float">
            <text:p>-30.685</text:p>
          </table:table-cell>
          <table:table-cell office:value-type="float" office:value="65" calcext:value-type="float">
            <text:p>65</text:p>
          </table:table-cell>
          <table:table-cell table:formula="of:=[.E1739]*[.E1739]*[.E1739]*[.E173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9.084" calcext:value-type="float">
            <text:p>169.084</text:p>
          </table:table-cell>
          <table:table-cell office:value-type="float" office:value="-18.984" calcext:value-type="float">
            <text:p>-18.984</text:p>
          </table:table-cell>
          <table:table-cell office:value-type="float" office:value="142.9" calcext:value-type="float">
            <text:p>142.9</text:p>
          </table:table-cell>
          <table:table-cell table:formula="of:=[.E1740]*[.E1740]*[.E1740]*[.E174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28.599" calcext:value-type="float">
            <text:p>-28.599</text:p>
          </table:table-cell>
          <table:table-cell office:value-type="float" office:value="-55.61" calcext:value-type="float">
            <text:p>-55.61</text:p>
          </table:table-cell>
          <table:table-cell office:value-type="float" office:value="25" calcext:value-type="float">
            <text:p>25</text:p>
          </table:table-cell>
          <table:table-cell table:formula="of:=[.E1741]*[.E1741]*[.E1741]*[.E174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82.297" calcext:value-type="float">
            <text:p>-82.297</text:p>
          </table:table-cell>
          <table:table-cell office:value-type="float" office:value="7.514" calcext:value-type="float">
            <text:p>7.514</text:p>
          </table:table-cell>
          <table:table-cell office:value-type="float" office:value="30" calcext:value-type="float">
            <text:p>30</text:p>
          </table:table-cell>
          <table:table-cell table:formula="of:=[.E1742]*[.E1742]*[.E1742]*[.E174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67.914" calcext:value-type="float">
            <text:p>-67.914</text:p>
          </table:table-cell>
          <table:table-cell office:value-type="float" office:value="-23.167" calcext:value-type="float">
            <text:p>-23.167</text:p>
          </table:table-cell>
          <table:table-cell office:value-type="float" office:value="124.8" calcext:value-type="float">
            <text:p>124.8</text:p>
          </table:table-cell>
          <table:table-cell table:formula="of:=[.E1743]*[.E1743]*[.E1743]*[.E174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99.726" calcext:value-type="float">
            <text:p>-99.726</text:p>
          </table:table-cell>
          <table:table-cell office:value-type="float" office:value="16.872" calcext:value-type="float">
            <text:p>16.872</text:p>
          </table:table-cell>
          <table:table-cell office:value-type="float" office:value="25" calcext:value-type="float">
            <text:p>25</text:p>
          </table:table-cell>
          <table:table-cell table:formula="of:=[.E1744]*[.E1744]*[.E1744]*[.E174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36.712" calcext:value-type="float">
            <text:p>136.712</text:p>
          </table:table-cell>
          <table:table-cell office:value-type="float" office:value="36.088" calcext:value-type="float">
            <text:p>36.088</text:p>
          </table:table-cell>
          <table:table-cell office:value-type="float" office:value="15" calcext:value-type="float">
            <text:p>15</text:p>
          </table:table-cell>
          <table:table-cell table:formula="of:=[.E1745]*[.E1745]*[.E1745]*[.E174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77.841" calcext:value-type="float">
            <text:p>77.841</text:p>
          </table:table-cell>
          <table:table-cell office:value-type="float" office:value="39.857" calcext:value-type="float">
            <text:p>39.857</text:p>
          </table:table-cell>
          <table:table-cell office:value-type="float" office:value="20" calcext:value-type="float">
            <text:p>20</text:p>
          </table:table-cell>
          <table:table-cell table:formula="of:=[.E1746]*[.E1746]*[.E1746]*[.E174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6.111" calcext:value-type="float">
            <text:p>166.111</text:p>
          </table:table-cell>
          <table:table-cell office:value-type="float" office:value="-12.331" calcext:value-type="float">
            <text:p>-12.331</text:p>
          </table:table-cell>
          <table:table-cell office:value-type="float" office:value="15" calcext:value-type="float">
            <text:p>15</text:p>
          </table:table-cell>
          <table:table-cell table:formula="of:=[.E1747]*[.E1747]*[.E1747]*[.E174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0.914" calcext:value-type="float">
            <text:p>160.914</text:p>
          </table:table-cell>
          <table:table-cell office:value-type="float" office:value="-51.964" calcext:value-type="float">
            <text:p>-51.964</text:p>
          </table:table-cell>
          <table:table-cell office:value-type="float" office:value="15" calcext:value-type="float">
            <text:p>15</text:p>
          </table:table-cell>
          <table:table-cell table:formula="of:=[.E1748]*[.E1748]*[.E1748]*[.E174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04.521" calcext:value-type="float">
            <text:p>104.521</text:p>
          </table:table-cell>
          <table:table-cell office:value-type="float" office:value="43.099" calcext:value-type="float">
            <text:p>43.099</text:p>
          </table:table-cell>
          <table:table-cell office:value-type="float" office:value="20" calcext:value-type="float">
            <text:p>20</text:p>
          </table:table-cell>
          <table:table-cell table:formula="of:=[.E1749]*[.E1749]*[.E1749]*[.E174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68.865" calcext:value-type="float">
            <text:p>-168.865</text:p>
          </table:table-cell>
          <table:table-cell office:value-type="float" office:value="51.252" calcext:value-type="float">
            <text:p>51.252</text:p>
          </table:table-cell>
          <table:table-cell office:value-type="float" office:value="22.1" calcext:value-type="float">
            <text:p>22.1</text:p>
          </table:table-cell>
          <table:table-cell table:formula="of:=[.E1750]*[.E1750]*[.E1750]*[.E175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9.89" calcext:value-type="float">
            <text:p>129.89</text:p>
          </table:table-cell>
          <table:table-cell office:value-type="float" office:value="40.09" calcext:value-type="float">
            <text:p>40.09</text:p>
          </table:table-cell>
          <table:table-cell office:value-type="float" office:value="607.5" calcext:value-type="float">
            <text:p>607.5</text:p>
          </table:table-cell>
          <table:table-cell table:formula="of:=[.E1751]*[.E1751]*[.E1751]*[.E175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2.335" calcext:value-type="float">
            <text:p>142.335</text:p>
          </table:table-cell>
          <table:table-cell office:value-type="float" office:value="40.341" calcext:value-type="float">
            <text:p>40.341</text:p>
          </table:table-cell>
          <table:table-cell office:value-type="float" office:value="53.4" calcext:value-type="float">
            <text:p>53.4</text:p>
          </table:table-cell>
          <table:table-cell table:formula="of:=[.E1752]*[.E1752]*[.E1752]*[.E175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73.149" calcext:value-type="float">
            <text:p>-73.149</text:p>
          </table:table-cell>
          <table:table-cell office:value-type="float" office:value="-37.86" calcext:value-type="float">
            <text:p>-37.86</text:p>
          </table:table-cell>
          <table:table-cell office:value-type="float" office:value="25" calcext:value-type="float">
            <text:p>25</text:p>
          </table:table-cell>
          <table:table-cell table:formula="of:=[.E1753]*[.E1753]*[.E1753]*[.E175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6.778" calcext:value-type="float">
            <text:p>-176.778</text:p>
          </table:table-cell>
          <table:table-cell office:value-type="float" office:value="-28.572" calcext:value-type="float">
            <text:p>-28.572</text:p>
          </table:table-cell>
          <table:table-cell office:value-type="float" office:value="35" calcext:value-type="float">
            <text:p>35</text:p>
          </table:table-cell>
          <table:table-cell table:formula="of:=[.E1754]*[.E1754]*[.E1754]*[.E175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69.958" calcext:value-type="float">
            <text:p>-69.958</text:p>
          </table:table-cell>
          <table:table-cell office:value-type="float" office:value="-33.832" calcext:value-type="float">
            <text:p>-33.832</text:p>
          </table:table-cell>
          <table:table-cell office:value-type="float" office:value="15" calcext:value-type="float">
            <text:p>15</text:p>
          </table:table-cell>
          <table:table-cell table:formula="of:=[.E1755]*[.E1755]*[.E1755]*[.E175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9.935" calcext:value-type="float">
            <text:p>159.935</text:p>
          </table:table-cell>
          <table:table-cell office:value-type="float" office:value="53.538" calcext:value-type="float">
            <text:p>53.538</text:p>
          </table:table-cell>
          <table:table-cell office:value-type="float" office:value="43" calcext:value-type="float">
            <text:p>43</text:p>
          </table:table-cell>
          <table:table-cell table:formula="of:=[.E1756]*[.E1756]*[.E1756]*[.E175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4.83" calcext:value-type="float">
            <text:p>144.83</text:p>
          </table:table-cell>
          <table:table-cell office:value-type="float" office:value="-3.32" calcext:value-type="float">
            <text:p>-3.32</text:p>
          </table:table-cell>
          <table:table-cell office:value-type="float" office:value="30" calcext:value-type="float">
            <text:p>30</text:p>
          </table:table-cell>
          <table:table-cell table:formula="of:=[.E1757]*[.E1757]*[.E1757]*[.E175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79.428" calcext:value-type="float">
            <text:p>-79.428</text:p>
          </table:table-cell>
          <table:table-cell office:value-type="float" office:value="0.801" calcext:value-type="float">
            <text:p>0.801</text:p>
          </table:table-cell>
          <table:table-cell office:value-type="float" office:value="25" calcext:value-type="float">
            <text:p>25</text:p>
          </table:table-cell>
          <table:table-cell table:formula="of:=[.E1758]*[.E1758]*[.E1758]*[.E175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3.317" calcext:value-type="float">
            <text:p>143.317</text:p>
          </table:table-cell>
          <table:table-cell office:value-type="float" office:value="38.305" calcext:value-type="float">
            <text:p>38.305</text:p>
          </table:table-cell>
          <table:table-cell office:value-type="float" office:value="10" calcext:value-type="float">
            <text:p>10</text:p>
          </table:table-cell>
          <table:table-cell table:formula="of:=[.E1759]*[.E1759]*[.E1759]*[.E175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79.543" calcext:value-type="float">
            <text:p>-79.543</text:p>
          </table:table-cell>
          <table:table-cell office:value-type="float" office:value="1.153" calcext:value-type="float">
            <text:p>1.153</text:p>
          </table:table-cell>
          <table:table-cell office:value-type="float" office:value="27.5" calcext:value-type="float">
            <text:p>27.5</text:p>
          </table:table-cell>
          <table:table-cell table:formula="of:=[.E1760]*[.E1760]*[.E1760]*[.E176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1.517" calcext:value-type="float">
            <text:p>121.517</text:p>
          </table:table-cell>
          <table:table-cell office:value-type="float" office:value="23.655" calcext:value-type="float">
            <text:p>23.655</text:p>
          </table:table-cell>
          <table:table-cell office:value-type="float" office:value="30" calcext:value-type="float">
            <text:p>30</text:p>
          </table:table-cell>
          <table:table-cell table:formula="of:=[.E1761]*[.E1761]*[.E1761]*[.E176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5.201" calcext:value-type="float">
            <text:p>-175.201</text:p>
          </table:table-cell>
          <table:table-cell office:value-type="float" office:value="51.534" calcext:value-type="float">
            <text:p>51.534</text:p>
          </table:table-cell>
          <table:table-cell office:value-type="float" office:value="19.1" calcext:value-type="float">
            <text:p>19.1</text:p>
          </table:table-cell>
          <table:table-cell table:formula="of:=[.E1762]*[.E1762]*[.E1762]*[.E176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66.949" calcext:value-type="float">
            <text:p>-166.949</text:p>
          </table:table-cell>
          <table:table-cell office:value-type="float" office:value="53.312" calcext:value-type="float">
            <text:p>53.312</text:p>
          </table:table-cell>
          <table:table-cell office:value-type="float" office:value="25" calcext:value-type="float">
            <text:p>25</text:p>
          </table:table-cell>
          <table:table-cell table:formula="of:=[.E1763]*[.E1763]*[.E1763]*[.E176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5.135" calcext:value-type="float">
            <text:p>-175.135</text:p>
          </table:table-cell>
          <table:table-cell office:value-type="float" office:value="51.518" calcext:value-type="float">
            <text:p>51.518</text:p>
          </table:table-cell>
          <table:table-cell office:value-type="float" office:value="15" calcext:value-type="float">
            <text:p>15</text:p>
          </table:table-cell>
          <table:table-cell table:formula="of:=[.E1764]*[.E1764]*[.E1764]*[.E176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6.981" calcext:value-type="float">
            <text:p>-176.981</text:p>
          </table:table-cell>
          <table:table-cell office:value-type="float" office:value="51.093" calcext:value-type="float">
            <text:p>51.093</text:p>
          </table:table-cell>
          <table:table-cell office:value-type="float" office:value="15" calcext:value-type="float">
            <text:p>15</text:p>
          </table:table-cell>
          <table:table-cell table:formula="of:=[.E1765]*[.E1765]*[.E1765]*[.E176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1.345" calcext:value-type="float">
            <text:p>-171.345</text:p>
          </table:table-cell>
          <table:table-cell office:value-type="float" office:value="52.925" calcext:value-type="float">
            <text:p>52.925</text:p>
          </table:table-cell>
          <table:table-cell office:value-type="float" office:value="104.1" calcext:value-type="float">
            <text:p>104.1</text:p>
          </table:table-cell>
          <table:table-cell table:formula="of:=[.E1766]*[.E1766]*[.E1766]*[.E176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70.036" calcext:value-type="float">
            <text:p>-70.036</text:p>
          </table:table-cell>
          <table:table-cell office:value-type="float" office:value="-25.552" calcext:value-type="float">
            <text:p>-25.552</text:p>
          </table:table-cell>
          <table:table-cell office:value-type="float" office:value="44.9" calcext:value-type="float">
            <text:p>44.9</text:p>
          </table:table-cell>
          <table:table-cell table:formula="of:=[.E1767]*[.E1767]*[.E1767]*[.E176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6.245" calcext:value-type="float">
            <text:p>126.245</text:p>
          </table:table-cell>
          <table:table-cell office:value-type="float" office:value="-6.856" calcext:value-type="float">
            <text:p>-6.856</text:p>
          </table:table-cell>
          <table:table-cell office:value-type="float" office:value="450.8" calcext:value-type="float">
            <text:p>450.8</text:p>
          </table:table-cell>
          <table:table-cell table:formula="of:=[.E1768]*[.E1768]*[.E1768]*[.E176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95.781" calcext:value-type="float">
            <text:p>95.781</text:p>
          </table:table-cell>
          <table:table-cell office:value-type="float" office:value="22.178" calcext:value-type="float">
            <text:p>22.178</text:p>
          </table:table-cell>
          <table:table-cell office:value-type="float" office:value="34.3" calcext:value-type="float">
            <text:p>34.3</text:p>
          </table:table-cell>
          <table:table-cell table:formula="of:=[.E1769]*[.E1769]*[.E1769]*[.E176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16.2308333" calcext:value-type="float">
            <text:p>-116.2308333</text:p>
          </table:table-cell>
          <table:table-cell office:value-type="float" office:value="31.8321667" calcext:value-type="float">
            <text:p>31.8321667</text:p>
          </table:table-cell>
          <table:table-cell office:value-type="float" office:value="6" calcext:value-type="float">
            <text:p>6</text:p>
          </table:table-cell>
          <table:table-cell table:formula="of:=[.E1770]*[.E1770]*[.E1770]*[.E177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67.701" calcext:value-type="float">
            <text:p>-167.701</text:p>
          </table:table-cell>
          <table:table-cell office:value-type="float" office:value="53.141" calcext:value-type="float">
            <text:p>53.141</text:p>
          </table:table-cell>
          <table:table-cell office:value-type="float" office:value="17.6" calcext:value-type="float">
            <text:p>17.6</text:p>
          </table:table-cell>
          <table:table-cell table:formula="of:=[.E1771]*[.E1771]*[.E1771]*[.E177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25.711" calcext:value-type="float">
            <text:p>-125.711</text:p>
          </table:table-cell>
          <table:table-cell office:value-type="float" office:value="40.447" calcext:value-type="float">
            <text:p>40.447</text:p>
          </table:table-cell>
          <table:table-cell office:value-type="float" office:value="10" calcext:value-type="float">
            <text:p>10</text:p>
          </table:table-cell>
          <table:table-cell table:formula="of:=[.E1772]*[.E1772]*[.E1772]*[.E177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5.977" calcext:value-type="float">
            <text:p>165.977</text:p>
          </table:table-cell>
          <table:table-cell office:value-type="float" office:value="-10.658" calcext:value-type="float">
            <text:p>-10.658</text:p>
          </table:table-cell>
          <table:table-cell office:value-type="float" office:value="35" calcext:value-type="float">
            <text:p>35</text:p>
          </table:table-cell>
          <table:table-cell table:formula="of:=[.E1773]*[.E1773]*[.E1773]*[.E177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05.447" calcext:value-type="float">
            <text:p>105.447</text:p>
          </table:table-cell>
          <table:table-cell office:value-type="float" office:value="-6.624" calcext:value-type="float">
            <text:p>-6.624</text:p>
          </table:table-cell>
          <table:table-cell office:value-type="float" office:value="60" calcext:value-type="float">
            <text:p>60</text:p>
          </table:table-cell>
          <table:table-cell table:formula="of:=[.E1774]*[.E1774]*[.E1774]*[.E177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2.692" calcext:value-type="float">
            <text:p>142.692</text:p>
          </table:table-cell>
          <table:table-cell office:value-type="float" office:value="-5.702" calcext:value-type="float">
            <text:p>-5.702</text:p>
          </table:table-cell>
          <table:table-cell office:value-type="float" office:value="15" calcext:value-type="float">
            <text:p>15</text:p>
          </table:table-cell>
          <table:table-cell table:formula="of:=[.E1775]*[.E1775]*[.E1775]*[.E177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86.818" calcext:value-type="float">
            <text:p>-86.818</text:p>
          </table:table-cell>
          <table:table-cell office:value-type="float" office:value="11.775" calcext:value-type="float">
            <text:p>11.775</text:p>
          </table:table-cell>
          <table:table-cell office:value-type="float" office:value="35" calcext:value-type="float">
            <text:p>35</text:p>
          </table:table-cell>
          <table:table-cell table:formula="of:=[.E1776]*[.E1776]*[.E1776]*[.E177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87.009" calcext:value-type="float">
            <text:p>-87.009</text:p>
          </table:table-cell>
          <table:table-cell office:value-type="float" office:value="11.541" calcext:value-type="float">
            <text:p>11.541</text:p>
          </table:table-cell>
          <table:table-cell office:value-type="float" office:value="35" calcext:value-type="float">
            <text:p>35</text:p>
          </table:table-cell>
          <table:table-cell table:formula="of:=[.E1777]*[.E1777]*[.E1777]*[.E177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4.903" calcext:value-type="float">
            <text:p>164.903</text:p>
          </table:table-cell>
          <table:table-cell office:value-type="float" office:value="-48.691" calcext:value-type="float">
            <text:p>-48.691</text:p>
          </table:table-cell>
          <table:table-cell office:value-type="float" office:value="35" calcext:value-type="float">
            <text:p>35</text:p>
          </table:table-cell>
          <table:table-cell table:formula="of:=[.E1778]*[.E1778]*[.E1778]*[.E177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9.93" calcext:value-type="float">
            <text:p>159.93</text:p>
          </table:table-cell>
          <table:table-cell office:value-type="float" office:value="52.28" calcext:value-type="float">
            <text:p>52.28</text:p>
          </table:table-cell>
          <table:table-cell office:value-type="float" office:value="35" calcext:value-type="float">
            <text:p>35</text:p>
          </table:table-cell>
          <table:table-cell table:formula="of:=[.E1779]*[.E1779]*[.E1779]*[.E177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92.228" calcext:value-type="float">
            <text:p>-92.228</text:p>
          </table:table-cell>
          <table:table-cell office:value-type="float" office:value="13.486" calcext:value-type="float">
            <text:p>13.486</text:p>
          </table:table-cell>
          <table:table-cell office:value-type="float" office:value="25" calcext:value-type="float">
            <text:p>25</text:p>
          </table:table-cell>
          <table:table-cell table:formula="of:=[.E1780]*[.E1780]*[.E1780]*[.E178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07.211" calcext:value-type="float">
            <text:p>-107.211</text:p>
          </table:table-cell>
          <table:table-cell office:value-type="float" office:value="22.485" calcext:value-type="float">
            <text:p>22.485</text:p>
          </table:table-cell>
          <table:table-cell office:value-type="float" office:value="10" calcext:value-type="float">
            <text:p>10</text:p>
          </table:table-cell>
          <table:table-cell table:formula="of:=[.E1781]*[.E1781]*[.E1781]*[.E178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20.942" calcext:value-type="float">
            <text:p>20.942</text:p>
          </table:table-cell>
          <table:table-cell office:value-type="float" office:value="38.182" calcext:value-type="float">
            <text:p>38.182</text:p>
          </table:table-cell>
          <table:table-cell office:value-type="float" office:value="10" calcext:value-type="float">
            <text:p>10</text:p>
          </table:table-cell>
          <table:table-cell table:formula="of:=[.E1782]*[.E1782]*[.E1782]*[.E178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3.992" calcext:value-type="float">
            <text:p>123.992</text:p>
          </table:table-cell>
          <table:table-cell office:value-type="float" office:value="-8.462" calcext:value-type="float">
            <text:p>-8.462</text:p>
          </table:table-cell>
          <table:table-cell office:value-type="float" office:value="25" calcext:value-type="float">
            <text:p>25</text:p>
          </table:table-cell>
          <table:table-cell table:formula="of:=[.E1783]*[.E1783]*[.E1783]*[.E178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3.897" calcext:value-type="float">
            <text:p>123.897</text:p>
          </table:table-cell>
          <table:table-cell office:value-type="float" office:value="-8.552" calcext:value-type="float">
            <text:p>-8.552</text:p>
          </table:table-cell>
          <table:table-cell office:value-type="float" office:value="25" calcext:value-type="float">
            <text:p>25</text:p>
          </table:table-cell>
          <table:table-cell table:formula="of:=[.E1784]*[.E1784]*[.E1784]*[.E178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64.23" calcext:value-type="float">
            <text:p>164.23</text:p>
          </table:table-cell>
          <table:table-cell office:value-type="float" office:value="-10.946" calcext:value-type="float">
            <text:p>-10.946</text:p>
          </table:table-cell>
          <table:table-cell office:value-type="float" office:value="25" calcext:value-type="float">
            <text:p>25</text:p>
          </table:table-cell>
          <table:table-cell table:formula="of:=[.E1785]*[.E1785]*[.E1785]*[.E1785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5.398" calcext:value-type="float">
            <text:p>155.398</text:p>
          </table:table-cell>
          <table:table-cell office:value-type="float" office:value="49.205" calcext:value-type="float">
            <text:p>49.205</text:p>
          </table:table-cell>
          <table:table-cell office:value-type="float" office:value="49.2" calcext:value-type="float">
            <text:p>49.2</text:p>
          </table:table-cell>
          <table:table-cell table:formula="of:=[.E1786]*[.E1786]*[.E1786]*[.E1786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1.922" calcext:value-type="float">
            <text:p>151.922</text:p>
          </table:table-cell>
          <table:table-cell office:value-type="float" office:value="-5.423" calcext:value-type="float">
            <text:p>-5.423</text:p>
          </table:table-cell>
          <table:table-cell office:value-type="float" office:value="21.2" calcext:value-type="float">
            <text:p>21.2</text:p>
          </table:table-cell>
          <table:table-cell table:formula="of:=[.E1787]*[.E1787]*[.E1787]*[.E1787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54.056" calcext:value-type="float">
            <text:p>-154.056</text:p>
          </table:table-cell>
          <table:table-cell office:value-type="float" office:value="56.304" calcext:value-type="float">
            <text:p>56.304</text:p>
          </table:table-cell>
          <table:table-cell office:value-type="float" office:value="20" calcext:value-type="float">
            <text:p>20</text:p>
          </table:table-cell>
          <table:table-cell table:formula="of:=[.E1788]*[.E1788]*[.E1788]*[.E1788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5.014" calcext:value-type="float">
            <text:p>145.014</text:p>
          </table:table-cell>
          <table:table-cell office:value-type="float" office:value="-4.588" calcext:value-type="float">
            <text:p>-4.588</text:p>
          </table:table-cell>
          <table:table-cell office:value-type="float" office:value="52.1" calcext:value-type="float">
            <text:p>52.1</text:p>
          </table:table-cell>
          <table:table-cell table:formula="of:=[.E1789]*[.E1789]*[.E1789]*[.E1789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53.723" calcext:value-type="float">
            <text:p>153.723</text:p>
          </table:table-cell>
          <table:table-cell office:value-type="float" office:value="46.65" calcext:value-type="float">
            <text:p>46.65</text:p>
          </table:table-cell>
          <table:table-cell office:value-type="float" office:value="27" calcext:value-type="float">
            <text:p>27</text:p>
          </table:table-cell>
          <table:table-cell table:formula="of:=[.E1790]*[.E1790]*[.E1790]*[.E1790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9.28" calcext:value-type="float">
            <text:p>149.28</text:p>
          </table:table-cell>
          <table:table-cell office:value-type="float" office:value="-50.652" calcext:value-type="float">
            <text:p>-50.652</text:p>
          </table:table-cell>
          <table:table-cell office:value-type="float" office:value="15" calcext:value-type="float">
            <text:p>15</text:p>
          </table:table-cell>
          <table:table-cell table:formula="of:=[.E1791]*[.E1791]*[.E1791]*[.E1791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47.219" calcext:value-type="float">
            <text:p>-47.219</text:p>
          </table:table-cell>
          <table:table-cell office:value-type="float" office:value="14.173" calcext:value-type="float">
            <text:p>14.173</text:p>
          </table:table-cell>
          <table:table-cell office:value-type="float" office:value="17.5" calcext:value-type="float">
            <text:p>17.5</text:p>
          </table:table-cell>
          <table:table-cell table:formula="of:=[.E1792]*[.E1792]*[.E1792]*[.E1792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7.295" calcext:value-type="float">
            <text:p>-177.295</text:p>
          </table:table-cell>
          <table:table-cell office:value-type="float" office:value="-17.634" calcext:value-type="float">
            <text:p>-17.634</text:p>
          </table:table-cell>
          <table:table-cell office:value-type="float" office:value="400.4" calcext:value-type="float">
            <text:p>400.4</text:p>
          </table:table-cell>
          <table:table-cell table:formula="of:=[.E1793]*[.E1793]*[.E1793]*[.E1793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70.949" calcext:value-type="float">
            <text:p>-70.949</text:p>
          </table:table-cell>
          <table:table-cell office:value-type="float" office:value="-8.27" calcext:value-type="float">
            <text:p>-8.27</text:p>
          </table:table-cell>
          <table:table-cell office:value-type="float" office:value="646" calcext:value-type="float">
            <text:p>646</text:p>
          </table:table-cell>
          <table:table-cell table:formula="of:=[.E1794]*[.E1794]*[.E1794]*[.E1794]/1000" office:value-type="float" office:value="2.1381376" calcext:value-type="float">
            <text:p>2.138137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79.3728" calcext:value-type="float">
            <text:p>-179.3728</text:p>
          </table:table-cell>
          <table:table-cell office:value-type="float" office:value="-31.7447" calcext:value-type="float">
            <text:p>-31.7447</text:p>
          </table:table-cell>
          <table:table-cell office:value-type="float" office:value="115" calcext:value-type="float">
            <text:p>115</text:p>
          </table:table-cell>
          <table:table-cell table:formula="of:=[.E1795]*[.E1795]*[.E1795]*[.E179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16.6272" calcext:value-type="float">
            <text:p>116.6272</text:p>
          </table:table-cell>
          <table:table-cell office:value-type="float" office:value="-8.319" calcext:value-type="float">
            <text:p>-8.319</text:p>
          </table:table-cell>
          <table:table-cell office:value-type="float" office:value="21" calcext:value-type="float">
            <text:p>21</text:p>
          </table:table-cell>
          <table:table-cell table:formula="of:=[.E1796]*[.E1796]*[.E1796]*[.E179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16.4375" calcext:value-type="float">
            <text:p>116.4375</text:p>
          </table:table-cell>
          <table:table-cell office:value-type="float" office:value="-8.2581" calcext:value-type="float">
            <text:p>-8.2581</text:p>
          </table:table-cell>
          <table:table-cell office:value-type="float" office:value="34" calcext:value-type="float">
            <text:p>34</text:p>
          </table:table-cell>
          <table:table-cell table:formula="of:=[.E1797]*[.E1797]*[.E1797]*[.E179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54.9996667" calcext:value-type="float">
            <text:p>-154.9996667</text:p>
          </table:table-cell>
          <table:table-cell office:value-type="float" office:value="19.3181667" calcext:value-type="float">
            <text:p>19.3181667</text:p>
          </table:table-cell>
          <table:table-cell office:value-type="float" office:value="5.81" calcext:value-type="float">
            <text:p>5.81</text:p>
          </table:table-cell>
          <table:table-cell table:formula="of:=[.E1798]*[.E1798]*[.E1798]*[.E179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51.4999" calcext:value-type="float">
            <text:p>151.4999</text:p>
          </table:table-cell>
          <table:table-cell office:value-type="float" office:value="-5.5321" calcext:value-type="float">
            <text:p>-5.5321</text:p>
          </table:table-cell>
          <table:table-cell office:value-type="float" office:value="35" calcext:value-type="float">
            <text:p>35</text:p>
          </table:table-cell>
          <table:table-cell table:formula="of:=[.E1799]*[.E1799]*[.E1799]*[.E179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92.0092" calcext:value-type="float">
            <text:p>-92.0092</text:p>
          </table:table-cell>
          <table:table-cell office:value-type="float" office:value="14.9091" calcext:value-type="float">
            <text:p>14.9091</text:p>
          </table:table-cell>
          <table:table-cell office:value-type="float" office:value="93" calcext:value-type="float">
            <text:p>93</text:p>
          </table:table-cell>
          <table:table-cell table:formula="of:=[.E1800]*[.E1800]*[.E1800]*[.E180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5.0658" calcext:value-type="float">
            <text:p>125.0658</text:p>
          </table:table-cell>
          <table:table-cell office:value-type="float" office:value="5.5043" calcext:value-type="float">
            <text:p>5.5043</text:p>
          </table:table-cell>
          <table:table-cell office:value-type="float" office:value="26" calcext:value-type="float">
            <text:p>26</text:p>
          </table:table-cell>
          <table:table-cell table:formula="of:=[.E1801]*[.E1801]*[.E1801]*[.E180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72.0617" calcext:value-type="float">
            <text:p>-72.0617</text:p>
          </table:table-cell>
          <table:table-cell office:value-type="float" office:value="-33.0375" calcext:value-type="float">
            <text:p>-33.0375</text:p>
          </table:table-cell>
          <table:table-cell office:value-type="float" office:value="28" calcext:value-type="float">
            <text:p>28</text:p>
          </table:table-cell>
          <table:table-cell table:formula="of:=[.E1802]*[.E1802]*[.E1802]*[.E180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8.8036" calcext:value-type="float">
            <text:p>-178.8036</text:p>
          </table:table-cell>
          <table:table-cell office:value-type="float" office:value="-23.2593" calcext:value-type="float">
            <text:p>-23.2593</text:p>
          </table:table-cell>
          <table:table-cell office:value-type="float" office:value="414.5" calcext:value-type="float">
            <text:p>414.5</text:p>
          </table:table-cell>
          <table:table-cell table:formula="of:=[.E1803]*[.E1803]*[.E1803]*[.E180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76.0518" calcext:value-type="float">
            <text:p>176.0518</text:p>
          </table:table-cell>
          <table:table-cell office:value-type="float" office:value="-19.3733" calcext:value-type="float">
            <text:p>-19.3733</text:p>
          </table:table-cell>
          <table:table-cell office:value-type="float" office:value="12" calcext:value-type="float">
            <text:p>12</text:p>
          </table:table-cell>
          <table:table-cell table:formula="of:=[.E1804]*[.E1804]*[.E1804]*[.E180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1.1316" calcext:value-type="float">
            <text:p>161.1316</text:p>
          </table:table-cell>
          <table:table-cell office:value-type="float" office:value="-10.749" calcext:value-type="float">
            <text:p>-10.749</text:p>
          </table:table-cell>
          <table:table-cell office:value-type="float" office:value="19.73" calcext:value-type="float">
            <text:p>19.73</text:p>
          </table:table-cell>
          <table:table-cell table:formula="of:=[.E1805]*[.E1805]*[.E1805]*[.E180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88.8968" calcext:value-type="float">
            <text:p>-88.8968</text:p>
          </table:table-cell>
          <table:table-cell office:value-type="float" office:value="11.9097" calcext:value-type="float">
            <text:p>11.9097</text:p>
          </table:table-cell>
          <table:table-cell office:value-type="float" office:value="10" calcext:value-type="float">
            <text:p>10</text:p>
          </table:table-cell>
          <table:table-cell table:formula="of:=[.E1806]*[.E1806]*[.E1806]*[.E180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41.387" calcext:value-type="float">
            <text:p>141.387</text:p>
          </table:table-cell>
          <table:table-cell office:value-type="float" office:value="37.3931" calcext:value-type="float">
            <text:p>37.3931</text:p>
          </table:table-cell>
          <table:table-cell office:value-type="float" office:value="9" calcext:value-type="float">
            <text:p>9</text:p>
          </table:table-cell>
          <table:table-cell table:formula="of:=[.E1807]*[.E1807]*[.E1807]*[.E180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8.2443" calcext:value-type="float">
            <text:p>-178.2443</text:p>
          </table:table-cell>
          <table:table-cell office:value-type="float" office:value="-19.7819" calcext:value-type="float">
            <text:p>-19.7819</text:p>
          </table:table-cell>
          <table:table-cell office:value-type="float" office:value="596.4" calcext:value-type="float">
            <text:p>596.4</text:p>
          </table:table-cell>
          <table:table-cell table:formula="of:=[.E1808]*[.E1808]*[.E1808]*[.E180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8.2038" calcext:value-type="float">
            <text:p>-178.2038</text:p>
          </table:table-cell>
          <table:table-cell office:value-type="float" office:value="-21.9724" calcext:value-type="float">
            <text:p>-21.9724</text:p>
          </table:table-cell>
          <table:table-cell office:value-type="float" office:value="405.69" calcext:value-type="float">
            <text:p>405.69</text:p>
          </table:table-cell>
          <table:table-cell table:formula="of:=[.E1809]*[.E1809]*[.E1809]*[.E180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79.616" calcext:value-type="float">
            <text:p>-79.616</text:p>
          </table:table-cell>
          <table:table-cell office:value-type="float" office:value="0.4947" calcext:value-type="float">
            <text:p>0.4947</text:p>
          </table:table-cell>
          <table:table-cell office:value-type="float" office:value="29.95" calcext:value-type="float">
            <text:p>29.95</text:p>
          </table:table-cell>
          <table:table-cell table:formula="of:=[.E1810]*[.E1810]*[.E1810]*[.E181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94.8654" calcext:value-type="float">
            <text:p>94.8654</text:p>
          </table:table-cell>
          <table:table-cell office:value-type="float" office:value="23.0944" calcext:value-type="float">
            <text:p>23.0944</text:p>
          </table:table-cell>
          <table:table-cell office:value-type="float" office:value="136" calcext:value-type="float">
            <text:p>136</text:p>
          </table:table-cell>
          <table:table-cell table:formula="of:=[.E1811]*[.E1811]*[.E1811]*[.E181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6.8551" calcext:value-type="float">
            <text:p>166.8551</text:p>
          </table:table-cell>
          <table:table-cell office:value-type="float" office:value="-14.3235" calcext:value-type="float">
            <text:p>-14.3235</text:p>
          </table:table-cell>
          <table:table-cell office:value-type="float" office:value="26" calcext:value-type="float">
            <text:p>26</text:p>
          </table:table-cell>
          <table:table-cell table:formula="of:=[.E1812]*[.E1812]*[.E1812]*[.E181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9.5079" calcext:value-type="float">
            <text:p>129.5079</text:p>
          </table:table-cell>
          <table:table-cell office:value-type="float" office:value="-4.1064" calcext:value-type="float">
            <text:p>-4.1064</text:p>
          </table:table-cell>
          <table:table-cell office:value-type="float" office:value="21" calcext:value-type="float">
            <text:p>21</text:p>
          </table:table-cell>
          <table:table-cell table:formula="of:=[.E1813]*[.E1813]*[.E1813]*[.E181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72.0585" calcext:value-type="float">
            <text:p>-72.0585</text:p>
          </table:table-cell>
          <table:table-cell office:value-type="float" office:value="-29.5097" calcext:value-type="float">
            <text:p>-29.5097</text:p>
          </table:table-cell>
          <table:table-cell office:value-type="float" office:value="10" calcext:value-type="float">
            <text:p>10</text:p>
          </table:table-cell>
          <table:table-cell table:formula="of:=[.E1814]*[.E1814]*[.E1814]*[.E181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72.0068" calcext:value-type="float">
            <text:p>-72.0068</text:p>
          </table:table-cell>
          <table:table-cell office:value-type="float" office:value="-29.5067" calcext:value-type="float">
            <text:p>-29.5067</text:p>
          </table:table-cell>
          <table:table-cell office:value-type="float" office:value="12" calcext:value-type="float">
            <text:p>12</text:p>
          </table:table-cell>
          <table:table-cell table:formula="of:=[.E1815]*[.E1815]*[.E1815]*[.E181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69.4458" calcext:value-type="float">
            <text:p>-169.4458</text:p>
          </table:table-cell>
          <table:table-cell office:value-type="float" office:value="52.376" calcext:value-type="float">
            <text:p>52.376</text:p>
          </table:table-cell>
          <table:table-cell office:value-type="float" office:value="29" calcext:value-type="float">
            <text:p>29</text:p>
          </table:table-cell>
          <table:table-cell table:formula="of:=[.E1816]*[.E1816]*[.E1816]*[.E181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3.6959" calcext:value-type="float">
            <text:p>163.6959</text:p>
          </table:table-cell>
          <table:table-cell office:value-type="float" office:value="-11.0559" calcext:value-type="float">
            <text:p>-11.0559</text:p>
          </table:table-cell>
          <table:table-cell office:value-type="float" office:value="11.19" calcext:value-type="float">
            <text:p>11.19</text:p>
          </table:table-cell>
          <table:table-cell table:formula="of:=[.E1817]*[.E1817]*[.E1817]*[.E181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46.1688" calcext:value-type="float">
            <text:p>146.1688</text:p>
          </table:table-cell>
          <table:table-cell office:value-type="float" office:value="0.8295" calcext:value-type="float">
            <text:p>0.8295</text:p>
          </table:table-cell>
          <table:table-cell office:value-type="float" office:value="13" calcext:value-type="float">
            <text:p>13</text:p>
          </table:table-cell>
          <table:table-cell table:formula="of:=[.E1818]*[.E1818]*[.E1818]*[.E181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8.4001" calcext:value-type="float">
            <text:p>-178.4001</text:p>
          </table:table-cell>
          <table:table-cell office:value-type="float" office:value="-19.8015" calcext:value-type="float">
            <text:p>-19.8015</text:p>
          </table:table-cell>
          <table:table-cell office:value-type="float" office:value="615.42" calcext:value-type="float">
            <text:p>615.42</text:p>
          </table:table-cell>
          <table:table-cell table:formula="of:=[.E1819]*[.E1819]*[.E1819]*[.E181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92.4614" calcext:value-type="float">
            <text:p>-92.4614</text:p>
          </table:table-cell>
          <table:table-cell office:value-type="float" office:value="14.724" calcext:value-type="float">
            <text:p>14.724</text:p>
          </table:table-cell>
          <table:table-cell office:value-type="float" office:value="53" calcext:value-type="float">
            <text:p>53</text:p>
          </table:table-cell>
          <table:table-cell table:formula="of:=[.E1820]*[.E1820]*[.E1820]*[.E182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28.3669" calcext:value-type="float">
            <text:p>-28.3669</text:p>
          </table:table-cell>
          <table:table-cell office:value-type="float" office:value="-55.4703" calcext:value-type="float">
            <text:p>-55.4703</text:p>
          </table:table-cell>
          <table:table-cell office:value-type="float" office:value="8" calcext:value-type="float">
            <text:p>8</text:p>
          </table:table-cell>
          <table:table-cell table:formula="of:=[.E1821]*[.E1821]*[.E1821]*[.E182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7.7247" calcext:value-type="float">
            <text:p>-177.7247</text:p>
          </table:table-cell>
          <table:table-cell office:value-type="float" office:value="-29.9772" calcext:value-type="float">
            <text:p>-29.9772</text:p>
          </table:table-cell>
          <table:table-cell office:value-type="float" office:value="20" calcext:value-type="float">
            <text:p>20</text:p>
          </table:table-cell>
          <table:table-cell table:formula="of:=[.E1822]*[.E1822]*[.E1822]*[.E182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25.3889" calcext:value-type="float">
            <text:p>25.3889</text:p>
          </table:table-cell>
          <table:table-cell office:value-type="float" office:value="40.2893" calcext:value-type="float">
            <text:p>40.2893</text:p>
          </table:table-cell>
          <table:table-cell office:value-type="float" office:value="6.43" calcext:value-type="float">
            <text:p>6.43</text:p>
          </table:table-cell>
          <table:table-cell table:formula="of:=[.E1823]*[.E1823]*[.E1823]*[.E182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70.9455" calcext:value-type="float">
            <text:p>-70.9455</text:p>
          </table:table-cell>
          <table:table-cell office:value-type="float" office:value="-19.8927" calcext:value-type="float">
            <text:p>-19.8927</text:p>
          </table:table-cell>
          <table:table-cell office:value-type="float" office:value="28.42" calcext:value-type="float">
            <text:p>28.42</text:p>
          </table:table-cell>
          <table:table-cell table:formula="of:=[.E1824]*[.E1824]*[.E1824]*[.E182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82.5864" calcext:value-type="float">
            <text:p>82.5864</text:p>
          </table:table-cell>
          <table:table-cell office:value-type="float" office:value="35.9053" calcext:value-type="float">
            <text:p>35.9053</text:p>
          </table:table-cell>
          <table:table-cell office:value-type="float" office:value="10" calcext:value-type="float">
            <text:p>10</text:p>
          </table:table-cell>
          <table:table-cell table:formula="of:=[.E1825]*[.E1825]*[.E1825]*[.E182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47.0621" calcext:value-type="float">
            <text:p>-47.0621</text:p>
          </table:table-cell>
          <table:table-cell office:value-type="float" office:value="-60.2627" calcext:value-type="float">
            <text:p>-60.2627</text:p>
          </table:table-cell>
          <table:table-cell office:value-type="float" office:value="9.97" calcext:value-type="float">
            <text:p>9.97</text:p>
          </table:table-cell>
          <table:table-cell table:formula="of:=[.E1826]*[.E1826]*[.E1826]*[.E182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57.283" calcext:value-type="float">
            <text:p>157.283</text:p>
          </table:table-cell>
          <table:table-cell office:value-type="float" office:value="50.954" calcext:value-type="float">
            <text:p>50.954</text:p>
          </table:table-cell>
          <table:table-cell office:value-type="float" office:value="41" calcext:value-type="float">
            <text:p>41</text:p>
          </table:table-cell>
          <table:table-cell table:formula="of:=[.E1827]*[.E1827]*[.E1827]*[.E182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77.393" calcext:value-type="float">
            <text:p>-77.393</text:p>
          </table:table-cell>
          <table:table-cell office:value-type="float" office:value="1.135" calcext:value-type="float">
            <text:p>1.135</text:p>
          </table:table-cell>
          <table:table-cell office:value-type="float" office:value="145" calcext:value-type="float">
            <text:p>145</text:p>
          </table:table-cell>
          <table:table-cell table:formula="of:=[.E1828]*[.E1828]*[.E1828]*[.E182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43.092" calcext:value-type="float">
            <text:p>143.092</text:p>
          </table:table-cell>
          <table:table-cell office:value-type="float" office:value="42.77" calcext:value-type="float">
            <text:p>42.77</text:p>
          </table:table-cell>
          <table:table-cell office:value-type="float" office:value="107" calcext:value-type="float">
            <text:p>107</text:p>
          </table:table-cell>
          <table:table-cell table:formula="of:=[.E1829]*[.E1829]*[.E1829]*[.E182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44.944" calcext:value-type="float">
            <text:p>144.944</text:p>
          </table:table-cell>
          <table:table-cell office:value-type="float" office:value="40.887" calcext:value-type="float">
            <text:p>40.887</text:p>
          </table:table-cell>
          <table:table-cell office:value-type="float" office:value="12" calcext:value-type="float">
            <text:p>12</text:p>
          </table:table-cell>
          <table:table-cell table:formula="of:=[.E1830]*[.E1830]*[.E1830]*[.E183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5.621" calcext:value-type="float">
            <text:p>125.621</text:p>
          </table:table-cell>
          <table:table-cell office:value-type="float" office:value="27.324" calcext:value-type="float">
            <text:p>27.324</text:p>
          </table:table-cell>
          <table:table-cell office:value-type="float" office:value="224.9" calcext:value-type="float">
            <text:p>224.9</text:p>
          </table:table-cell>
          <table:table-cell table:formula="of:=[.E1831]*[.E1831]*[.E1831]*[.E183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75.966" calcext:value-type="float">
            <text:p>-75.966</text:p>
          </table:table-cell>
          <table:table-cell office:value-type="float" office:value="-14.438" calcext:value-type="float">
            <text:p>-14.438</text:p>
          </table:table-cell>
          <table:table-cell office:value-type="float" office:value="24" calcext:value-type="float">
            <text:p>24</text:p>
          </table:table-cell>
          <table:table-cell table:formula="of:=[.E1832]*[.E1832]*[.E1832]*[.E183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88.155" calcext:value-type="float">
            <text:p>88.155</text:p>
          </table:table-cell>
          <table:table-cell office:value-type="float" office:value="27.73" calcext:value-type="float">
            <text:p>27.73</text:p>
          </table:table-cell>
          <table:table-cell office:value-type="float" office:value="50" calcext:value-type="float">
            <text:p>50</text:p>
          </table:table-cell>
          <table:table-cell table:formula="of:=[.E1833]*[.E1833]*[.E1833]*[.E183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1.708" calcext:value-type="float">
            <text:p>-171.708</text:p>
          </table:table-cell>
          <table:table-cell office:value-type="float" office:value="52.171" calcext:value-type="float">
            <text:p>52.171</text:p>
          </table:table-cell>
          <table:table-cell office:value-type="float" office:value="32" calcext:value-type="float">
            <text:p>32</text:p>
          </table:table-cell>
          <table:table-cell table:formula="of:=[.E1834]*[.E1834]*[.E1834]*[.E183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6.752" calcext:value-type="float">
            <text:p>126.752</text:p>
          </table:table-cell>
          <table:table-cell office:value-type="float" office:value="-6.362" calcext:value-type="float">
            <text:p>-6.362</text:p>
          </table:table-cell>
          <table:table-cell office:value-type="float" office:value="469.8" calcext:value-type="float">
            <text:p>469.8</text:p>
          </table:table-cell>
          <table:table-cell table:formula="of:=[.E1835]*[.E1835]*[.E1835]*[.E183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99.822" calcext:value-type="float">
            <text:p>99.822</text:p>
          </table:table-cell>
          <table:table-cell office:value-type="float" office:value="20.687" calcext:value-type="float">
            <text:p>20.687</text:p>
          </table:table-cell>
          <table:table-cell office:value-type="float" office:value="8" calcext:value-type="float">
            <text:p>8</text:p>
          </table:table-cell>
          <table:table-cell table:formula="of:=[.E1836]*[.E1836]*[.E1836]*[.E183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72.96" calcext:value-type="float">
            <text:p>-72.96</text:p>
          </table:table-cell>
          <table:table-cell office:value-type="float" office:value="-36.422" calcext:value-type="float">
            <text:p>-36.422</text:p>
          </table:table-cell>
          <table:table-cell office:value-type="float" office:value="26" calcext:value-type="float">
            <text:p>26</text:p>
          </table:table-cell>
          <table:table-cell table:formula="of:=[.E1837]*[.E1837]*[.E1837]*[.E183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41.474" calcext:value-type="float">
            <text:p>141.474</text:p>
          </table:table-cell>
          <table:table-cell office:value-type="float" office:value="12.487" calcext:value-type="float">
            <text:p>12.487</text:p>
          </table:table-cell>
          <table:table-cell office:value-type="float" office:value="16" calcext:value-type="float">
            <text:p>16</text:p>
          </table:table-cell>
          <table:table-cell table:formula="of:=[.E1838]*[.E1838]*[.E1838]*[.E183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50.428" calcext:value-type="float">
            <text:p>150.428</text:p>
          </table:table-cell>
          <table:table-cell office:value-type="float" office:value="-5.966" calcext:value-type="float">
            <text:p>-5.966</text:p>
          </table:table-cell>
          <table:table-cell office:value-type="float" office:value="28" calcext:value-type="float">
            <text:p>28</text:p>
          </table:table-cell>
          <table:table-cell table:formula="of:=[.E1839]*[.E1839]*[.E1839]*[.E183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96.548" calcext:value-type="float">
            <text:p>96.548</text:p>
          </table:table-cell>
          <table:table-cell office:value-type="float" office:value="33.165" calcext:value-type="float">
            <text:p>33.165</text:p>
          </table:table-cell>
          <table:table-cell office:value-type="float" office:value="17" calcext:value-type="float">
            <text:p>17</text:p>
          </table:table-cell>
          <table:table-cell table:formula="of:=[.E1840]*[.E1840]*[.E1840]*[.E184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1.116" calcext:value-type="float">
            <text:p>161.116</text:p>
          </table:table-cell>
          <table:table-cell office:value-type="float" office:value="-10.878" calcext:value-type="float">
            <text:p>-10.878</text:p>
          </table:table-cell>
          <table:table-cell office:value-type="float" office:value="21" calcext:value-type="float">
            <text:p>21</text:p>
          </table:table-cell>
          <table:table-cell table:formula="of:=[.E1841]*[.E1841]*[.E1841]*[.E184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71.891" calcext:value-type="float">
            <text:p>-71.891</text:p>
          </table:table-cell>
          <table:table-cell office:value-type="float" office:value="-34.29" calcext:value-type="float">
            <text:p>-34.29</text:p>
          </table:table-cell>
          <table:table-cell office:value-type="float" office:value="11" calcext:value-type="float">
            <text:p>11</text:p>
          </table:table-cell>
          <table:table-cell table:formula="of:=[.E1842]*[.E1842]*[.E1842]*[.E184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30.703" calcext:value-type="float">
            <text:p>130.703</text:p>
          </table:table-cell>
          <table:table-cell office:value-type="float" office:value="42.587" calcext:value-type="float">
            <text:p>42.587</text:p>
          </table:table-cell>
          <table:table-cell office:value-type="float" office:value="577.7" calcext:value-type="float">
            <text:p>577.7</text:p>
          </table:table-cell>
          <table:table-cell table:formula="of:=[.E1843]*[.E1843]*[.E1843]*[.E184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30.385" calcext:value-type="float">
            <text:p>130.385</text:p>
          </table:table-cell>
          <table:table-cell office:value-type="float" office:value="-6.133" calcext:value-type="float">
            <text:p>-6.133</text:p>
          </table:table-cell>
          <table:table-cell office:value-type="float" office:value="130" calcext:value-type="float">
            <text:p>130</text:p>
          </table:table-cell>
          <table:table-cell table:formula="of:=[.E1844]*[.E1844]*[.E1844]*[.E184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3.427" calcext:value-type="float">
            <text:p>123.427</text:p>
          </table:table-cell>
          <table:table-cell office:value-type="float" office:value="-7.146" calcext:value-type="float">
            <text:p>-7.146</text:p>
          </table:table-cell>
          <table:table-cell office:value-type="float" office:value="642.4" calcext:value-type="float">
            <text:p>642.4</text:p>
          </table:table-cell>
          <table:table-cell table:formula="of:=[.E1845]*[.E1845]*[.E1845]*[.E184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12.903" calcext:value-type="float">
            <text:p>-112.903</text:p>
          </table:table-cell>
          <table:table-cell office:value-type="float" office:value="29.039" calcext:value-type="float">
            <text:p>29.039</text:p>
          </table:table-cell>
          <table:table-cell office:value-type="float" office:value="10" calcext:value-type="float">
            <text:p>10</text:p>
          </table:table-cell>
          <table:table-cell table:formula="of:=[.E1846]*[.E1846]*[.E1846]*[.E184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51.548" calcext:value-type="float">
            <text:p>151.548</text:p>
          </table:table-cell>
          <table:table-cell office:value-type="float" office:value="46.049" calcext:value-type="float">
            <text:p>46.049</text:p>
          </table:table-cell>
          <table:table-cell office:value-type="float" office:value="31" calcext:value-type="float">
            <text:p>31</text:p>
          </table:table-cell>
          <table:table-cell table:formula="of:=[.E1847]*[.E1847]*[.E1847]*[.E184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3.819" calcext:value-type="float">
            <text:p>-173.819</text:p>
          </table:table-cell>
          <table:table-cell office:value-type="float" office:value="-21.863" calcext:value-type="float">
            <text:p>-21.863</text:p>
          </table:table-cell>
          <table:table-cell office:value-type="float" office:value="29" calcext:value-type="float">
            <text:p>29</text:p>
          </table:table-cell>
          <table:table-cell table:formula="of:=[.E1848]*[.E1848]*[.E1848]*[.E184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6.967" calcext:value-type="float">
            <text:p>166.967</text:p>
          </table:table-cell>
          <table:table-cell office:value-type="float" office:value="-13.501" calcext:value-type="float">
            <text:p>-13.501</text:p>
          </table:table-cell>
          <table:table-cell office:value-type="float" office:value="110" calcext:value-type="float">
            <text:p>110</text:p>
          </table:table-cell>
          <table:table-cell table:formula="of:=[.E1849]*[.E1849]*[.E1849]*[.E184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40.881" calcext:value-type="float">
            <text:p>140.881</text:p>
          </table:table-cell>
          <table:table-cell office:value-type="float" office:value="39.03" calcext:value-type="float">
            <text:p>39.03</text:p>
          </table:table-cell>
          <table:table-cell office:value-type="float" office:value="7.8" calcext:value-type="float">
            <text:p>7.8</text:p>
          </table:table-cell>
          <table:table-cell table:formula="of:=[.E1850]*[.E1850]*[.E1850]*[.E185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41.526" calcext:value-type="float">
            <text:p>141.526</text:p>
          </table:table-cell>
          <table:table-cell office:value-type="float" office:value="36.164" calcext:value-type="float">
            <text:p>36.164</text:p>
          </table:table-cell>
          <table:table-cell office:value-type="float" office:value="27" calcext:value-type="float">
            <text:p>27</text:p>
          </table:table-cell>
          <table:table-cell table:formula="of:=[.E1851]*[.E1851]*[.E1851]*[.E185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5.63" calcext:value-type="float">
            <text:p>125.63</text:p>
          </table:table-cell>
          <table:table-cell office:value-type="float" office:value="13.351" calcext:value-type="float">
            <text:p>13.351</text:p>
          </table:table-cell>
          <table:table-cell office:value-type="float" office:value="24" calcext:value-type="float">
            <text:p>24</text:p>
          </table:table-cell>
          <table:table-cell table:formula="of:=[.E1852]*[.E1852]*[.E1852]*[.E185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21.67" calcext:value-type="float">
            <text:p>21.67</text:p>
          </table:table-cell>
          <table:table-cell office:value-type="float" office:value="36.501" calcext:value-type="float">
            <text:p>36.501</text:p>
          </table:table-cell>
          <table:table-cell office:value-type="float" office:value="29" calcext:value-type="float">
            <text:p>29</text:p>
          </table:table-cell>
          <table:table-cell table:formula="of:=[.E1853]*[.E1853]*[.E1853]*[.E185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41.899" calcext:value-type="float">
            <text:p>-41.899</text:p>
          </table:table-cell>
          <table:table-cell office:value-type="float" office:value="10.671" calcext:value-type="float">
            <text:p>10.671</text:p>
          </table:table-cell>
          <table:table-cell office:value-type="float" office:value="9" calcext:value-type="float">
            <text:p>9</text:p>
          </table:table-cell>
          <table:table-cell table:formula="of:=[.E1854]*[.E1854]*[.E1854]*[.E185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45.718" calcext:value-type="float">
            <text:p>145.718</text:p>
          </table:table-cell>
          <table:table-cell office:value-type="float" office:value="10.454" calcext:value-type="float">
            <text:p>10.454</text:p>
          </table:table-cell>
          <table:table-cell office:value-type="float" office:value="14" calcext:value-type="float">
            <text:p>14</text:p>
          </table:table-cell>
          <table:table-cell table:formula="of:=[.E1855]*[.E1855]*[.E1855]*[.E185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7.464" calcext:value-type="float">
            <text:p>127.464</text:p>
          </table:table-cell>
          <table:table-cell office:value-type="float" office:value="2.872" calcext:value-type="float">
            <text:p>2.872</text:p>
          </table:table-cell>
          <table:table-cell office:value-type="float" office:value="25" calcext:value-type="float">
            <text:p>25</text:p>
          </table:table-cell>
          <table:table-cell table:formula="of:=[.E1856]*[.E1856]*[.E1856]*[.E185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55.741" calcext:value-type="float">
            <text:p>155.741</text:p>
          </table:table-cell>
          <table:table-cell office:value-type="float" office:value="-7.306" calcext:value-type="float">
            <text:p>-7.306</text:p>
          </table:table-cell>
          <table:table-cell office:value-type="float" office:value="10" calcext:value-type="float">
            <text:p>10</text:p>
          </table:table-cell>
          <table:table-cell table:formula="of:=[.E1857]*[.E1857]*[.E1857]*[.E185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9.354" calcext:value-type="float">
            <text:p>169.354</text:p>
          </table:table-cell>
          <table:table-cell office:value-type="float" office:value="-20.754" calcext:value-type="float">
            <text:p>-20.754</text:p>
          </table:table-cell>
          <table:table-cell office:value-type="float" office:value="35" calcext:value-type="float">
            <text:p>35</text:p>
          </table:table-cell>
          <table:table-cell table:formula="of:=[.E1858]*[.E1858]*[.E1858]*[.E185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46.298" calcext:value-type="float">
            <text:p>146.298</text:p>
          </table:table-cell>
          <table:table-cell office:value-type="float" office:value="-54.74" calcext:value-type="float">
            <text:p>-54.74</text:p>
          </table:table-cell>
          <table:table-cell office:value-type="float" office:value="11" calcext:value-type="float">
            <text:p>11</text:p>
          </table:table-cell>
          <table:table-cell table:formula="of:=[.E1859]*[.E1859]*[.E1859]*[.E185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0.493" calcext:value-type="float">
            <text:p>120.493</text:p>
          </table:table-cell>
          <table:table-cell office:value-type="float" office:value="21.974" calcext:value-type="float">
            <text:p>21.974</text:p>
          </table:table-cell>
          <table:table-cell office:value-type="float" office:value="10" calcext:value-type="float">
            <text:p>10</text:p>
          </table:table-cell>
          <table:table-cell table:formula="of:=[.E1860]*[.E1860]*[.E1860]*[.E186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2.033" calcext:value-type="float">
            <text:p>-172.033</text:p>
          </table:table-cell>
          <table:table-cell office:value-type="float" office:value="-16.592" calcext:value-type="float">
            <text:p>-16.592</text:p>
          </table:table-cell>
          <table:table-cell office:value-type="float" office:value="28" calcext:value-type="float">
            <text:p>28</text:p>
          </table:table-cell>
          <table:table-cell table:formula="of:=[.E1861]*[.E1861]*[.E1861]*[.E186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97.041" calcext:value-type="float">
            <text:p>97.041</text:p>
          </table:table-cell>
          <table:table-cell office:value-type="float" office:value="1.989" calcext:value-type="float">
            <text:p>1.989</text:p>
          </table:table-cell>
          <table:table-cell office:value-type="float" office:value="30" calcext:value-type="float">
            <text:p>30</text:p>
          </table:table-cell>
          <table:table-cell table:formula="of:=[.E1862]*[.E1862]*[.E1862]*[.E186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63.47" calcext:value-type="float">
            <text:p>-63.47</text:p>
          </table:table-cell>
          <table:table-cell office:value-type="float" office:value="-24.983" calcext:value-type="float">
            <text:p>-24.983</text:p>
          </table:table-cell>
          <table:table-cell office:value-type="float" office:value="579.1" calcext:value-type="float">
            <text:p>579.1</text:p>
          </table:table-cell>
          <table:table-cell table:formula="of:=[.E1863]*[.E1863]*[.E1863]*[.E186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3.706" calcext:value-type="float">
            <text:p>163.706</text:p>
          </table:table-cell>
          <table:table-cell office:value-type="float" office:value="-11.15" calcext:value-type="float">
            <text:p>-11.15</text:p>
          </table:table-cell>
          <table:table-cell office:value-type="float" office:value="13" calcext:value-type="float">
            <text:p>13</text:p>
          </table:table-cell>
          <table:table-cell table:formula="of:=[.E1864]*[.E1864]*[.E1864]*[.E186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28.976" calcext:value-type="float">
            <text:p>-28.976</text:p>
          </table:table-cell>
          <table:table-cell office:value-type="float" office:value="-55.372" calcext:value-type="float">
            <text:p>-55.372</text:p>
          </table:table-cell>
          <table:table-cell office:value-type="float" office:value="10" calcext:value-type="float">
            <text:p>10</text:p>
          </table:table-cell>
          <table:table-cell table:formula="of:=[.E1865]*[.E1865]*[.E1865]*[.E186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0.003" calcext:value-type="float">
            <text:p>160.003</text:p>
          </table:table-cell>
          <table:table-cell office:value-type="float" office:value="55.682" calcext:value-type="float">
            <text:p>55.682</text:p>
          </table:table-cell>
          <table:table-cell office:value-type="float" office:value="188.6" calcext:value-type="float">
            <text:p>188.6</text:p>
          </table:table-cell>
          <table:table-cell table:formula="of:=[.E1866]*[.E1866]*[.E1866]*[.E186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76.783" calcext:value-type="float">
            <text:p>176.783</text:p>
          </table:table-cell>
          <table:table-cell office:value-type="float" office:value="51.439" calcext:value-type="float">
            <text:p>51.439</text:p>
          </table:table-cell>
          <table:table-cell office:value-type="float" office:value="20" calcext:value-type="float">
            <text:p>20</text:p>
          </table:table-cell>
          <table:table-cell table:formula="of:=[.E1867]*[.E1867]*[.E1867]*[.E186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59.999" calcext:value-type="float">
            <text:p>159.999</text:p>
          </table:table-cell>
          <table:table-cell office:value-type="float" office:value="55.492" calcext:value-type="float">
            <text:p>55.492</text:p>
          </table:table-cell>
          <table:table-cell office:value-type="float" office:value="174.8" calcext:value-type="float">
            <text:p>174.8</text:p>
          </table:table-cell>
          <table:table-cell table:formula="of:=[.E1868]*[.E1868]*[.E1868]*[.E186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3.707" calcext:value-type="float">
            <text:p>123.707</text:p>
          </table:table-cell>
          <table:table-cell office:value-type="float" office:value="6.761" calcext:value-type="float">
            <text:p>6.761</text:p>
          </table:table-cell>
          <table:table-cell office:value-type="float" office:value="565.8" calcext:value-type="float">
            <text:p>565.8</text:p>
          </table:table-cell>
          <table:table-cell table:formula="of:=[.E1869]*[.E1869]*[.E1869]*[.E186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71.738" calcext:value-type="float">
            <text:p>-71.738</text:p>
          </table:table-cell>
          <table:table-cell office:value-type="float" office:value="-8.295" calcext:value-type="float">
            <text:p>-8.295</text:p>
          </table:table-cell>
          <table:table-cell office:value-type="float" office:value="534.3" calcext:value-type="float">
            <text:p>534.3</text:p>
          </table:table-cell>
          <table:table-cell table:formula="of:=[.E1870]*[.E1870]*[.E1870]*[.E187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6.937" calcext:value-type="float">
            <text:p>-176.937</text:p>
          </table:table-cell>
          <table:table-cell office:value-type="float" office:value="-18.064" calcext:value-type="float">
            <text:p>-18.064</text:p>
          </table:table-cell>
          <table:table-cell office:value-type="float" office:value="351.8" calcext:value-type="float">
            <text:p>351.8</text:p>
          </table:table-cell>
          <table:table-cell table:formula="of:=[.E1871]*[.E1871]*[.E1871]*[.E187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01.776" calcext:value-type="float">
            <text:p>101.776</text:p>
          </table:table-cell>
          <table:table-cell office:value-type="float" office:value="-4.022" calcext:value-type="float">
            <text:p>-4.022</text:p>
          </table:table-cell>
          <table:table-cell office:value-type="float" office:value="28" calcext:value-type="float">
            <text:p>28</text:p>
          </table:table-cell>
          <table:table-cell table:formula="of:=[.E1872]*[.E1872]*[.E1872]*[.E187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5.354" calcext:value-type="float">
            <text:p>165.354</text:p>
          </table:table-cell>
          <table:table-cell office:value-type="float" office:value="-10.86" calcext:value-type="float">
            <text:p>-10.86</text:p>
          </table:table-cell>
          <table:table-cell office:value-type="float" office:value="33" calcext:value-type="float">
            <text:p>33</text:p>
          </table:table-cell>
          <table:table-cell table:formula="of:=[.E1873]*[.E1873]*[.E1873]*[.E187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48.82" calcext:value-type="float">
            <text:p>148.82</text:p>
          </table:table-cell>
          <table:table-cell office:value-type="float" office:value="-5.978" calcext:value-type="float">
            <text:p>-5.978</text:p>
          </table:table-cell>
          <table:table-cell office:value-type="float" office:value="47.5" calcext:value-type="float">
            <text:p>47.5</text:p>
          </table:table-cell>
          <table:table-cell table:formula="of:=[.E1874]*[.E1874]*[.E1874]*[.E187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84.159" calcext:value-type="float">
            <text:p>-84.159</text:p>
          </table:table-cell>
          <table:table-cell office:value-type="float" office:value="9.044" calcext:value-type="float">
            <text:p>9.044</text:p>
          </table:table-cell>
          <table:table-cell office:value-type="float" office:value="20" calcext:value-type="float">
            <text:p>20</text:p>
          </table:table-cell>
          <table:table-cell table:formula="of:=[.E1875]*[.E1875]*[.E1875]*[.E187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7.668" calcext:value-type="float">
            <text:p>-177.668</text:p>
          </table:table-cell>
          <table:table-cell office:value-type="float" office:value="51.587" calcext:value-type="float">
            <text:p>51.587</text:p>
          </table:table-cell>
          <table:table-cell office:value-type="float" office:value="33" calcext:value-type="float">
            <text:p>33</text:p>
          </table:table-cell>
          <table:table-cell table:formula="of:=[.E1876]*[.E1876]*[.E1876]*[.E187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59.52" calcext:value-type="float">
            <text:p>159.52</text:p>
          </table:table-cell>
          <table:table-cell office:value-type="float" office:value="52.056" calcext:value-type="float">
            <text:p>52.056</text:p>
          </table:table-cell>
          <table:table-cell office:value-type="float" office:value="56.6" calcext:value-type="float">
            <text:p>56.6</text:p>
          </table:table-cell>
          <table:table-cell table:formula="of:=[.E1877]*[.E1877]*[.E1877]*[.E187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8.994" calcext:value-type="float">
            <text:p>-178.994</text:p>
          </table:table-cell>
          <table:table-cell office:value-type="float" office:value="-30.487" calcext:value-type="float">
            <text:p>-30.487</text:p>
          </table:table-cell>
          <table:table-cell office:value-type="float" office:value="129.5" calcext:value-type="float">
            <text:p>129.5</text:p>
          </table:table-cell>
          <table:table-cell table:formula="of:=[.E1878]*[.E1878]*[.E1878]*[.E187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9.519" calcext:value-type="float">
            <text:p>-179.519</text:p>
          </table:table-cell>
          <table:table-cell office:value-type="float" office:value="-22.227" calcext:value-type="float">
            <text:p>-22.227</text:p>
          </table:table-cell>
          <table:table-cell office:value-type="float" office:value="586.1" calcext:value-type="float">
            <text:p>586.1</text:p>
          </table:table-cell>
          <table:table-cell table:formula="of:=[.E1879]*[.E1879]*[.E1879]*[.E187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98.216" calcext:value-type="float">
            <text:p>-98.216</text:p>
          </table:table-cell>
          <table:table-cell office:value-type="float" office:value="16.333" calcext:value-type="float">
            <text:p>16.333</text:p>
          </table:table-cell>
          <table:table-cell office:value-type="float" office:value="33" calcext:value-type="float">
            <text:p>33</text:p>
          </table:table-cell>
          <table:table-cell table:formula="of:=[.E1880]*[.E1880]*[.E1880]*[.E188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9.382" calcext:value-type="float">
            <text:p>-179.382</text:p>
          </table:table-cell>
          <table:table-cell office:value-type="float" office:value="-31.791" calcext:value-type="float">
            <text:p>-31.791</text:p>
          </table:table-cell>
          <table:table-cell office:value-type="float" office:value="108.3" calcext:value-type="float">
            <text:p>108.3</text:p>
          </table:table-cell>
          <table:table-cell table:formula="of:=[.E1881]*[.E1881]*[.E1881]*[.E188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07.35" calcext:value-type="float">
            <text:p>-107.35</text:p>
          </table:table-cell>
          <table:table-cell office:value-type="float" office:value="18.993" calcext:value-type="float">
            <text:p>18.993</text:p>
          </table:table-cell>
          <table:table-cell office:value-type="float" office:value="33" calcext:value-type="float">
            <text:p>33</text:p>
          </table:table-cell>
          <table:table-cell table:formula="of:=[.E1882]*[.E1882]*[.E1882]*[.E188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7.647" calcext:value-type="float">
            <text:p>127.647</text:p>
          </table:table-cell>
          <table:table-cell office:value-type="float" office:value="7.742" calcext:value-type="float">
            <text:p>7.742</text:p>
          </table:table-cell>
          <table:table-cell office:value-type="float" office:value="10" calcext:value-type="float">
            <text:p>10</text:p>
          </table:table-cell>
          <table:table-cell table:formula="of:=[.E1883]*[.E1883]*[.E1883]*[.E188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78.133" calcext:value-type="float">
            <text:p>78.133</text:p>
          </table:table-cell>
          <table:table-cell office:value-type="float" office:value="35.345" calcext:value-type="float">
            <text:p>35.345</text:p>
          </table:table-cell>
          <table:table-cell office:value-type="float" office:value="33" calcext:value-type="float">
            <text:p>33</text:p>
          </table:table-cell>
          <table:table-cell table:formula="of:=[.E1884]*[.E1884]*[.E1884]*[.E188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8.51" calcext:value-type="float">
            <text:p>-178.51</text:p>
          </table:table-cell>
          <table:table-cell office:value-type="float" office:value="-20.412" calcext:value-type="float">
            <text:p>-20.412</text:p>
          </table:table-cell>
          <table:table-cell office:value-type="float" office:value="590.8" calcext:value-type="float">
            <text:p>590.8</text:p>
          </table:table-cell>
          <table:table-cell table:formula="of:=[.E1885]*[.E1885]*[.E1885]*[.E188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13.436" calcext:value-type="float">
            <text:p>-113.436</text:p>
          </table:table-cell>
          <table:table-cell office:value-type="float" office:value="-22.118" calcext:value-type="float">
            <text:p>-22.118</text:p>
          </table:table-cell>
          <table:table-cell office:value-type="float" office:value="10" calcext:value-type="float">
            <text:p>10</text:p>
          </table:table-cell>
          <table:table-cell table:formula="of:=[.E1886]*[.E1886]*[.E1886]*[.E188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1.445" calcext:value-type="float">
            <text:p>161.445</text:p>
          </table:table-cell>
          <table:table-cell office:value-type="float" office:value="-10.769" calcext:value-type="float">
            <text:p>-10.769</text:p>
          </table:table-cell>
          <table:table-cell office:value-type="float" office:value="33" calcext:value-type="float">
            <text:p>33</text:p>
          </table:table-cell>
          <table:table-cell table:formula="of:=[.E1887]*[.E1887]*[.E1887]*[.E188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95.05" calcext:value-type="float">
            <text:p>95.05</text:p>
          </table:table-cell>
          <table:table-cell office:value-type="float" office:value="1.833" calcext:value-type="float">
            <text:p>1.833</text:p>
          </table:table-cell>
          <table:table-cell office:value-type="float" office:value="33" calcext:value-type="float">
            <text:p>33</text:p>
          </table:table-cell>
          <table:table-cell table:formula="of:=[.E1888]*[.E1888]*[.E1888]*[.E188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5.127" calcext:value-type="float">
            <text:p>125.127</text:p>
          </table:table-cell>
          <table:table-cell office:value-type="float" office:value="-8.378" calcext:value-type="float">
            <text:p>-8.378</text:p>
          </table:table-cell>
          <table:table-cell office:value-type="float" office:value="11.2" calcext:value-type="float">
            <text:p>11.2</text:p>
          </table:table-cell>
          <table:table-cell table:formula="of:=[.E1889]*[.E1889]*[.E1889]*[.E188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48.004" calcext:value-type="float">
            <text:p>148.004</text:p>
          </table:table-cell>
          <table:table-cell office:value-type="float" office:value="44.072" calcext:value-type="float">
            <text:p>44.072</text:p>
          </table:table-cell>
          <table:table-cell office:value-type="float" office:value="28.8" calcext:value-type="float">
            <text:p>28.8</text:p>
          </table:table-cell>
          <table:table-cell table:formula="of:=[.E1890]*[.E1890]*[.E1890]*[.E189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5.656" calcext:value-type="float">
            <text:p>125.656</text:p>
          </table:table-cell>
          <table:table-cell office:value-type="float" office:value="12.011" calcext:value-type="float">
            <text:p>12.011</text:p>
          </table:table-cell>
          <table:table-cell office:value-type="float" office:value="20.1" calcext:value-type="float">
            <text:p>20.1</text:p>
          </table:table-cell>
          <table:table-cell table:formula="of:=[.E1891]*[.E1891]*[.E1891]*[.E189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35.109" calcext:value-type="float">
            <text:p>135.109</text:p>
          </table:table-cell>
          <table:table-cell office:value-type="float" office:value="-4.183" calcext:value-type="float">
            <text:p>-4.183</text:p>
          </table:table-cell>
          <table:table-cell office:value-type="float" office:value="33" calcext:value-type="float">
            <text:p>33</text:p>
          </table:table-cell>
          <table:table-cell table:formula="of:=[.E1892]*[.E1892]*[.E1892]*[.E189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35.018" calcext:value-type="float">
            <text:p>135.018</text:p>
          </table:table-cell>
          <table:table-cell office:value-type="float" office:value="34.583" calcext:value-type="float">
            <text:p>34.583</text:p>
          </table:table-cell>
          <table:table-cell office:value-type="float" office:value="21.9" calcext:value-type="float">
            <text:p>21.9</text:p>
          </table:table-cell>
          <table:table-cell table:formula="of:=[.E1893]*[.E1893]*[.E1893]*[.E189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63.096" calcext:value-type="float">
            <text:p>-63.096</text:p>
          </table:table-cell>
          <table:table-cell office:value-type="float" office:value="-28.501" calcext:value-type="float">
            <text:p>-28.501</text:p>
          </table:table-cell>
          <table:table-cell office:value-type="float" office:value="600.5" calcext:value-type="float">
            <text:p>600.5</text:p>
          </table:table-cell>
          <table:table-cell table:formula="of:=[.E1894]*[.E1894]*[.E1894]*[.E189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63.252" calcext:value-type="float">
            <text:p>-63.252</text:p>
          </table:table-cell>
          <table:table-cell office:value-type="float" office:value="-28.299" calcext:value-type="float">
            <text:p>-28.299</text:p>
          </table:table-cell>
          <table:table-cell office:value-type="float" office:value="561.5" calcext:value-type="float">
            <text:p>561.5</text:p>
          </table:table-cell>
          <table:table-cell table:formula="of:=[.E1895]*[.E1895]*[.E1895]*[.E189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92.428" calcext:value-type="float">
            <text:p>-92.428</text:p>
          </table:table-cell>
          <table:table-cell office:value-type="float" office:value="15.994" calcext:value-type="float">
            <text:p>15.994</text:p>
          </table:table-cell>
          <table:table-cell office:value-type="float" office:value="164.2" calcext:value-type="float">
            <text:p>164.2</text:p>
          </table:table-cell>
          <table:table-cell table:formula="of:=[.E1896]*[.E1896]*[.E1896]*[.E189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04.302" calcext:value-type="float">
            <text:p>104.302</text:p>
          </table:table-cell>
          <table:table-cell office:value-type="float" office:value="-4.967" calcext:value-type="float">
            <text:p>-4.967</text:p>
          </table:table-cell>
          <table:table-cell office:value-type="float" office:value="23.1" calcext:value-type="float">
            <text:p>23.1</text:p>
          </table:table-cell>
          <table:table-cell table:formula="of:=[.E1897]*[.E1897]*[.E1897]*[.E189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9.169" calcext:value-type="float">
            <text:p>169.169</text:p>
          </table:table-cell>
          <table:table-cell office:value-type="float" office:value="-18.773" calcext:value-type="float">
            <text:p>-18.773</text:p>
          </table:table-cell>
          <table:table-cell office:value-type="float" office:value="205.7" calcext:value-type="float">
            <text:p>205.7</text:p>
          </table:table-cell>
          <table:table-cell table:formula="of:=[.E1898]*[.E1898]*[.E1898]*[.E189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69.446" calcext:value-type="float">
            <text:p>-69.446</text:p>
          </table:table-cell>
          <table:table-cell office:value-type="float" office:value="-13.339" calcext:value-type="float">
            <text:p>-13.339</text:p>
          </table:table-cell>
          <table:table-cell office:value-type="float" office:value="596" calcext:value-type="float">
            <text:p>596</text:p>
          </table:table-cell>
          <table:table-cell table:formula="of:=[.E1899]*[.E1899]*[.E1899]*[.E189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5.995" calcext:value-type="float">
            <text:p>125.995</text:p>
          </table:table-cell>
          <table:table-cell office:value-type="float" office:value="0.486" calcext:value-type="float">
            <text:p>0.486</text:p>
          </table:table-cell>
          <table:table-cell office:value-type="float" office:value="14.5" calcext:value-type="float">
            <text:p>14.5</text:p>
          </table:table-cell>
          <table:table-cell table:formula="of:=[.E1900]*[.E1900]*[.E1900]*[.E190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46.02" calcext:value-type="float">
            <text:p>146.02</text:p>
          </table:table-cell>
          <table:table-cell office:value-type="float" office:value="-5.889" calcext:value-type="float">
            <text:p>-5.889</text:p>
          </table:table-cell>
          <table:table-cell office:value-type="float" office:value="25.3" calcext:value-type="float">
            <text:p>25.3</text:p>
          </table:table-cell>
          <table:table-cell table:formula="of:=[.E1901]*[.E1901]*[.E1901]*[.E190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37.832" calcext:value-type="float">
            <text:p>137.832</text:p>
          </table:table-cell>
          <table:table-cell office:value-type="float" office:value="32.02" calcext:value-type="float">
            <text:p>32.02</text:p>
          </table:table-cell>
          <table:table-cell office:value-type="float" office:value="350.7" calcext:value-type="float">
            <text:p>350.7</text:p>
          </table:table-cell>
          <table:table-cell table:formula="of:=[.E1902]*[.E1902]*[.E1902]*[.E190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8.669" calcext:value-type="float">
            <text:p>-178.669</text:p>
          </table:table-cell>
          <table:table-cell office:value-type="float" office:value="51.374" calcext:value-type="float">
            <text:p>51.374</text:p>
          </table:table-cell>
          <table:table-cell office:value-type="float" office:value="32" calcext:value-type="float">
            <text:p>32</text:p>
          </table:table-cell>
          <table:table-cell table:formula="of:=[.E1903]*[.E1903]*[.E1903]*[.E190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60.458" calcext:value-type="float">
            <text:p>-160.458</text:p>
          </table:table-cell>
          <table:table-cell office:value-type="float" office:value="55.177" calcext:value-type="float">
            <text:p>55.177</text:p>
          </table:table-cell>
          <table:table-cell office:value-type="float" office:value="32.3" calcext:value-type="float">
            <text:p>32.3</text:p>
          </table:table-cell>
          <table:table-cell table:formula="of:=[.E1904]*[.E1904]*[.E1904]*[.E190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8.864" calcext:value-type="float">
            <text:p>-178.864</text:p>
          </table:table-cell>
          <table:table-cell office:value-type="float" office:value="-17.778" calcext:value-type="float">
            <text:p>-17.778</text:p>
          </table:table-cell>
          <table:table-cell office:value-type="float" office:value="565.1" calcext:value-type="float">
            <text:p>565.1</text:p>
          </table:table-cell>
          <table:table-cell table:formula="of:=[.E1905]*[.E1905]*[.E1905]*[.E190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3.562" calcext:value-type="float">
            <text:p>-13.562</text:p>
          </table:table-cell>
          <table:table-cell office:value-type="float" office:value="-0.965" calcext:value-type="float">
            <text:p>-0.965</text:p>
          </table:table-cell>
          <table:table-cell office:value-type="float" office:value="15.5" calcext:value-type="float">
            <text:p>15.5</text:p>
          </table:table-cell>
          <table:table-cell table:formula="of:=[.E1906]*[.E1906]*[.E1906]*[.E190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42.846" calcext:value-type="float">
            <text:p>-142.846</text:p>
          </table:table-cell>
          <table:table-cell office:value-type="float" office:value="57.589" calcext:value-type="float">
            <text:p>57.589</text:p>
          </table:table-cell>
          <table:table-cell office:value-type="float" office:value="13.6" calcext:value-type="float">
            <text:p>13.6</text:p>
          </table:table-cell>
          <table:table-cell table:formula="of:=[.E1907]*[.E1907]*[.E1907]*[.E190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43.33" calcext:value-type="float">
            <text:p>143.33</text:p>
          </table:table-cell>
          <table:table-cell office:value-type="float" office:value="39.419" calcext:value-type="float">
            <text:p>39.419</text:p>
          </table:table-cell>
          <table:table-cell office:value-type="float" office:value="28.6" calcext:value-type="float">
            <text:p>28.6</text:p>
          </table:table-cell>
          <table:table-cell table:formula="of:=[.E1908]*[.E1908]*[.E1908]*[.E190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59.886" calcext:value-type="float">
            <text:p>159.886</text:p>
          </table:table-cell>
          <table:table-cell office:value-type="float" office:value="52.915" calcext:value-type="float">
            <text:p>52.915</text:p>
          </table:table-cell>
          <table:table-cell office:value-type="float" office:value="38.6" calcext:value-type="float">
            <text:p>38.6</text:p>
          </table:table-cell>
          <table:table-cell table:formula="of:=[.E1909]*[.E1909]*[.E1909]*[.E190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25.641" calcext:value-type="float">
            <text:p>-125.641</text:p>
          </table:table-cell>
          <table:table-cell office:value-type="float" office:value="42.182" calcext:value-type="float">
            <text:p>42.182</text:p>
          </table:table-cell>
          <table:table-cell office:value-type="float" office:value="11" calcext:value-type="float">
            <text:p>11</text:p>
          </table:table-cell>
          <table:table-cell table:formula="of:=[.E1910]*[.E1910]*[.E1910]*[.E191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4.681" calcext:value-type="float">
            <text:p>124.681</text:p>
          </table:table-cell>
          <table:table-cell office:value-type="float" office:value="-8.099" calcext:value-type="float">
            <text:p>-8.099</text:p>
          </table:table-cell>
          <table:table-cell office:value-type="float" office:value="28.8" calcext:value-type="float">
            <text:p>28.8</text:p>
          </table:table-cell>
          <table:table-cell table:formula="of:=[.E1911]*[.E1911]*[.E1911]*[.E191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2.533" calcext:value-type="float">
            <text:p>122.533</text:p>
          </table:table-cell>
          <table:table-cell office:value-type="float" office:value="-7.204" calcext:value-type="float">
            <text:p>-7.204</text:p>
          </table:table-cell>
          <table:table-cell office:value-type="float" office:value="536.4" calcext:value-type="float">
            <text:p>536.4</text:p>
          </table:table-cell>
          <table:table-cell table:formula="of:=[.E1912]*[.E1912]*[.E1912]*[.E191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59.139" calcext:value-type="float">
            <text:p>159.139</text:p>
          </table:table-cell>
          <table:table-cell office:value-type="float" office:value="-9.929" calcext:value-type="float">
            <text:p>-9.929</text:p>
          </table:table-cell>
          <table:table-cell office:value-type="float" office:value="10" calcext:value-type="float">
            <text:p>10</text:p>
          </table:table-cell>
          <table:table-cell table:formula="of:=[.E1913]*[.E1913]*[.E1913]*[.E191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70.423" calcext:value-type="float">
            <text:p>70.423</text:p>
          </table:table-cell>
          <table:table-cell office:value-type="float" office:value="35.993" calcext:value-type="float">
            <text:p>35.993</text:p>
          </table:table-cell>
          <table:table-cell office:value-type="float" office:value="142.4" calcext:value-type="float">
            <text:p>142.4</text:p>
          </table:table-cell>
          <table:table-cell table:formula="of:=[.E1914]*[.E1914]*[.E1914]*[.E191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6.483" calcext:value-type="float">
            <text:p>-176.483</text:p>
          </table:table-cell>
          <table:table-cell office:value-type="float" office:value="-21.568" calcext:value-type="float">
            <text:p>-21.568</text:p>
          </table:table-cell>
          <table:table-cell office:value-type="float" office:value="180.5" calcext:value-type="float">
            <text:p>180.5</text:p>
          </table:table-cell>
          <table:table-cell table:formula="of:=[.E1915]*[.E1915]*[.E1915]*[.E191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6.385" calcext:value-type="float">
            <text:p>166.385</text:p>
          </table:table-cell>
          <table:table-cell office:value-type="float" office:value="-15.465" calcext:value-type="float">
            <text:p>-15.465</text:p>
          </table:table-cell>
          <table:table-cell office:value-type="float" office:value="12.1" calcext:value-type="float">
            <text:p>12.1</text:p>
          </table:table-cell>
          <table:table-cell table:formula="of:=[.E1916]*[.E1916]*[.E1916]*[.E191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43.333" calcext:value-type="float">
            <text:p>143.333</text:p>
          </table:table-cell>
          <table:table-cell office:value-type="float" office:value="39.571" calcext:value-type="float">
            <text:p>39.571</text:p>
          </table:table-cell>
          <table:table-cell office:value-type="float" office:value="9.6" calcext:value-type="float">
            <text:p>9.6</text:p>
          </table:table-cell>
          <table:table-cell table:formula="of:=[.E1917]*[.E1917]*[.E1917]*[.E191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2.35" calcext:value-type="float">
            <text:p>162.35</text:p>
          </table:table-cell>
          <table:table-cell office:value-type="float" office:value="-11.022" calcext:value-type="float">
            <text:p>-11.022</text:p>
          </table:table-cell>
          <table:table-cell office:value-type="float" office:value="24.7" calcext:value-type="float">
            <text:p>24.7</text:p>
          </table:table-cell>
          <table:table-cell table:formula="of:=[.E1918]*[.E1918]*[.E1918]*[.E191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21.8798333" calcext:value-type="float">
            <text:p>-121.8798333</text:p>
          </table:table-cell>
          <table:table-cell office:value-type="float" office:value="37.0361667" calcext:value-type="float">
            <text:p>37.0361667</text:p>
          </table:table-cell>
          <table:table-cell office:value-type="float" office:value="17.214" calcext:value-type="float">
            <text:p>17.214</text:p>
          </table:table-cell>
          <table:table-cell table:formula="of:=[.E1919]*[.E1919]*[.E1919]*[.E191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99.328" calcext:value-type="float">
            <text:p>-99.328</text:p>
          </table:table-cell>
          <table:table-cell office:value-type="float" office:value="16.773" calcext:value-type="float">
            <text:p>16.773</text:p>
          </table:table-cell>
          <table:table-cell office:value-type="float" office:value="19.2" calcext:value-type="float">
            <text:p>19.2</text:p>
          </table:table-cell>
          <table:table-cell table:formula="of:=[.E1920]*[.E1920]*[.E1920]*[.E192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9.002" calcext:value-type="float">
            <text:p>169.002</text:p>
          </table:table-cell>
          <table:table-cell office:value-type="float" office:value="-19.306" calcext:value-type="float">
            <text:p>-19.306</text:p>
          </table:table-cell>
          <table:table-cell office:value-type="float" office:value="165.7" calcext:value-type="float">
            <text:p>165.7</text:p>
          </table:table-cell>
          <table:table-cell table:formula="of:=[.E1921]*[.E1921]*[.E1921]*[.E192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4.761" calcext:value-type="float">
            <text:p>-174.761</text:p>
          </table:table-cell>
          <table:table-cell office:value-type="float" office:value="-17.766" calcext:value-type="float">
            <text:p>-17.766</text:p>
          </table:table-cell>
          <table:table-cell office:value-type="float" office:value="230.1" calcext:value-type="float">
            <text:p>230.1</text:p>
          </table:table-cell>
          <table:table-cell table:formula="of:=[.E1922]*[.E1922]*[.E1922]*[.E192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86.616" calcext:value-type="float">
            <text:p>86.616</text:p>
          </table:table-cell>
          <table:table-cell office:value-type="float" office:value="26.755" calcext:value-type="float">
            <text:p>26.755</text:p>
          </table:table-cell>
          <table:table-cell office:value-type="float" office:value="57.4" calcext:value-type="float">
            <text:p>57.4</text:p>
          </table:table-cell>
          <table:table-cell table:formula="of:=[.E1923]*[.E1923]*[.E1923]*[.E192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8.325" calcext:value-type="float">
            <text:p>128.325</text:p>
          </table:table-cell>
          <table:table-cell office:value-type="float" office:value="-7.501" calcext:value-type="float">
            <text:p>-7.501</text:p>
          </table:table-cell>
          <table:table-cell office:value-type="float" office:value="86.3" calcext:value-type="float">
            <text:p>86.3</text:p>
          </table:table-cell>
          <table:table-cell table:formula="of:=[.E1924]*[.E1924]*[.E1924]*[.E192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7.43" calcext:value-type="float">
            <text:p>167.43</text:p>
          </table:table-cell>
          <table:table-cell office:value-type="float" office:value="55.149" calcext:value-type="float">
            <text:p>55.149</text:p>
          </table:table-cell>
          <table:table-cell office:value-type="float" office:value="33" calcext:value-type="float">
            <text:p>33</text:p>
          </table:table-cell>
          <table:table-cell table:formula="of:=[.E1925]*[.E1925]*[.E1925]*[.E192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43.27" calcext:value-type="float">
            <text:p>-143.27</text:p>
          </table:table-cell>
          <table:table-cell office:value-type="float" office:value="58.586" calcext:value-type="float">
            <text:p>58.586</text:p>
          </table:table-cell>
          <table:table-cell office:value-type="float" office:value="10" calcext:value-type="float">
            <text:p>10</text:p>
          </table:table-cell>
          <table:table-cell table:formula="of:=[.E1926]*[.E1926]*[.E1926]*[.E192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0.301" calcext:value-type="float">
            <text:p>120.301</text:p>
          </table:table-cell>
          <table:table-cell office:value-type="float" office:value="16.066" calcext:value-type="float">
            <text:p>16.066</text:p>
          </table:table-cell>
          <table:table-cell office:value-type="float" office:value="107" calcext:value-type="float">
            <text:p>107</text:p>
          </table:table-cell>
          <table:table-cell table:formula="of:=[.E1927]*[.E1927]*[.E1927]*[.E192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67.291" calcext:value-type="float">
            <text:p>-167.291</text:p>
          </table:table-cell>
          <table:table-cell office:value-type="float" office:value="53.47" calcext:value-type="float">
            <text:p>53.47</text:p>
          </table:table-cell>
          <table:table-cell office:value-type="float" office:value="10" calcext:value-type="float">
            <text:p>10</text:p>
          </table:table-cell>
          <table:table-cell table:formula="of:=[.E1928]*[.E1928]*[.E1928]*[.E192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7.891" calcext:value-type="float">
            <text:p>167.891</text:p>
          </table:table-cell>
          <table:table-cell office:value-type="float" office:value="-15.854" calcext:value-type="float">
            <text:p>-15.854</text:p>
          </table:table-cell>
          <table:table-cell office:value-type="float" office:value="233.6" calcext:value-type="float">
            <text:p>233.6</text:p>
          </table:table-cell>
          <table:table-cell table:formula="of:=[.E1929]*[.E1929]*[.E1929]*[.E192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24.239" calcext:value-type="float">
            <text:p>-124.239</text:p>
          </table:table-cell>
          <table:table-cell office:value-type="float" office:value="62.222" calcext:value-type="float">
            <text:p>62.222</text:p>
          </table:table-cell>
          <table:table-cell office:value-type="float" office:value="6" calcext:value-type="float">
            <text:p>6</text:p>
          </table:table-cell>
          <table:table-cell table:formula="of:=[.E1930]*[.E1930]*[.E1930]*[.E193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8.656" calcext:value-type="float">
            <text:p>-178.656</text:p>
          </table:table-cell>
          <table:table-cell office:value-type="float" office:value="-34.693" calcext:value-type="float">
            <text:p>-34.693</text:p>
          </table:table-cell>
          <table:table-cell office:value-type="float" office:value="51.6" calcext:value-type="float">
            <text:p>51.6</text:p>
          </table:table-cell>
          <table:table-cell table:formula="of:=[.E1931]*[.E1931]*[.E1931]*[.E193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8.507" calcext:value-type="float">
            <text:p>128.507</text:p>
          </table:table-cell>
          <table:table-cell office:value-type="float" office:value="-0.953" calcext:value-type="float">
            <text:p>-0.953</text:p>
          </table:table-cell>
          <table:table-cell office:value-type="float" office:value="33" calcext:value-type="float">
            <text:p>33</text:p>
          </table:table-cell>
          <table:table-cell table:formula="of:=[.E1932]*[.E1932]*[.E1932]*[.E193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31.945" calcext:value-type="float">
            <text:p>131.945</text:p>
          </table:table-cell>
          <table:table-cell office:value-type="float" office:value="32.386" calcext:value-type="float">
            <text:p>32.386</text:p>
          </table:table-cell>
          <table:table-cell office:value-type="float" office:value="46.2" calcext:value-type="float">
            <text:p>46.2</text:p>
          </table:table-cell>
          <table:table-cell table:formula="of:=[.E1933]*[.E1933]*[.E1933]*[.E193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69.338" calcext:value-type="float">
            <text:p>-69.338</text:p>
          </table:table-cell>
          <table:table-cell office:value-type="float" office:value="17.984" calcext:value-type="float">
            <text:p>17.984</text:p>
          </table:table-cell>
          <table:table-cell office:value-type="float" office:value="23.9" calcext:value-type="float">
            <text:p>23.9</text:p>
          </table:table-cell>
          <table:table-cell table:formula="of:=[.E1934]*[.E1934]*[.E1934]*[.E193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53.54" calcext:value-type="float">
            <text:p>53.54</text:p>
          </table:table-cell>
          <table:table-cell office:value-type="float" office:value="-36.46" calcext:value-type="float">
            <text:p>-36.46</text:p>
          </table:table-cell>
          <table:table-cell office:value-type="float" office:value="10" calcext:value-type="float">
            <text:p>10</text:p>
          </table:table-cell>
          <table:table-cell table:formula="of:=[.E1935]*[.E1935]*[.E1935]*[.E193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52.419" calcext:value-type="float">
            <text:p>52.419</text:p>
          </table:table-cell>
          <table:table-cell office:value-type="float" office:value="-36.429" calcext:value-type="float">
            <text:p>-36.429</text:p>
          </table:table-cell>
          <table:table-cell office:value-type="float" office:value="10" calcext:value-type="float">
            <text:p>10</text:p>
          </table:table-cell>
          <table:table-cell table:formula="of:=[.E1936]*[.E1936]*[.E1936]*[.E193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38.431" calcext:value-type="float">
            <text:p>138.431</text:p>
          </table:table-cell>
          <table:table-cell office:value-type="float" office:value="30.909" calcext:value-type="float">
            <text:p>30.909</text:p>
          </table:table-cell>
          <table:table-cell office:value-type="float" office:value="403.1" calcext:value-type="float">
            <text:p>403.1</text:p>
          </table:table-cell>
          <table:table-cell table:formula="of:=[.E1937]*[.E1937]*[.E1937]*[.E193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63.172" calcext:value-type="float">
            <text:p>-63.172</text:p>
          </table:table-cell>
          <table:table-cell office:value-type="float" office:value="-28.19" calcext:value-type="float">
            <text:p>-28.19</text:p>
          </table:table-cell>
          <table:table-cell office:value-type="float" office:value="601.9" calcext:value-type="float">
            <text:p>601.9</text:p>
          </table:table-cell>
          <table:table-cell table:formula="of:=[.E1938]*[.E1938]*[.E1938]*[.E193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13.857" calcext:value-type="float">
            <text:p>-113.857</text:p>
          </table:table-cell>
          <table:table-cell office:value-type="float" office:value="44.058" calcext:value-type="float">
            <text:p>44.058</text:p>
          </table:table-cell>
          <table:table-cell office:value-type="float" office:value="10" calcext:value-type="float">
            <text:p>10</text:p>
          </table:table-cell>
          <table:table-cell table:formula="of:=[.E1939]*[.E1939]*[.E1939]*[.E193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53.02" calcext:value-type="float">
            <text:p>-53.02</text:p>
          </table:table-cell>
          <table:table-cell office:value-type="float" office:value="-60.889" calcext:value-type="float">
            <text:p>-60.889</text:p>
          </table:table-cell>
          <table:table-cell office:value-type="float" office:value="10" calcext:value-type="float">
            <text:p>10</text:p>
          </table:table-cell>
          <table:table-cell table:formula="of:=[.E1940]*[.E1940]*[.E1940]*[.E194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02.604" calcext:value-type="float">
            <text:p>102.604</text:p>
          </table:table-cell>
          <table:table-cell office:value-type="float" office:value="21.4" calcext:value-type="float">
            <text:p>21.4</text:p>
          </table:table-cell>
          <table:table-cell office:value-type="float" office:value="33" calcext:value-type="float">
            <text:p>33</text:p>
          </table:table-cell>
          <table:table-cell table:formula="of:=[.E1941]*[.E1941]*[.E1941]*[.E194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94.722" calcext:value-type="float">
            <text:p>94.722</text:p>
          </table:table-cell>
          <table:table-cell office:value-type="float" office:value="5.723" calcext:value-type="float">
            <text:p>5.723</text:p>
          </table:table-cell>
          <table:table-cell office:value-type="float" office:value="78.5" calcext:value-type="float">
            <text:p>78.5</text:p>
          </table:table-cell>
          <table:table-cell table:formula="of:=[.E1942]*[.E1942]*[.E1942]*[.E194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69.438" calcext:value-type="float">
            <text:p>-69.438</text:p>
          </table:table-cell>
          <table:table-cell office:value-type="float" office:value="-18.268" calcext:value-type="float">
            <text:p>-18.268</text:p>
          </table:table-cell>
          <table:table-cell office:value-type="float" office:value="146" calcext:value-type="float">
            <text:p>146</text:p>
          </table:table-cell>
          <table:table-cell table:formula="of:=[.E1943]*[.E1943]*[.E1943]*[.E194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51.143" calcext:value-type="float">
            <text:p>151.143</text:p>
          </table:table-cell>
          <table:table-cell office:value-type="float" office:value="44.679" calcext:value-type="float">
            <text:p>44.679</text:p>
          </table:table-cell>
          <table:table-cell office:value-type="float" office:value="33" calcext:value-type="float">
            <text:p>33</text:p>
          </table:table-cell>
          <table:table-cell table:formula="of:=[.E1944]*[.E1944]*[.E1944]*[.E194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98.149" calcext:value-type="float">
            <text:p>-98.149</text:p>
          </table:table-cell>
          <table:table-cell office:value-type="float" office:value="16.607" calcext:value-type="float">
            <text:p>16.607</text:p>
          </table:table-cell>
          <table:table-cell office:value-type="float" office:value="40.5" calcext:value-type="float">
            <text:p>40.5</text:p>
          </table:table-cell>
          <table:table-cell table:formula="of:=[.E1945]*[.E1945]*[.E1945]*[.E194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43.79" calcext:value-type="float">
            <text:p>143.79</text:p>
          </table:table-cell>
          <table:table-cell office:value-type="float" office:value="-3.558" calcext:value-type="float">
            <text:p>-3.558</text:p>
          </table:table-cell>
          <table:table-cell office:value-type="float" office:value="33" calcext:value-type="float">
            <text:p>33</text:p>
          </table:table-cell>
          <table:table-cell table:formula="of:=[.E1946]*[.E1946]*[.E1946]*[.E194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6.421" calcext:value-type="float">
            <text:p>166.421</text:p>
          </table:table-cell>
          <table:table-cell office:value-type="float" office:value="-13.426" calcext:value-type="float">
            <text:p>-13.426</text:p>
          </table:table-cell>
          <table:table-cell office:value-type="float" office:value="33" calcext:value-type="float">
            <text:p>33</text:p>
          </table:table-cell>
          <table:table-cell table:formula="of:=[.E1947]*[.E1947]*[.E1947]*[.E194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42.75" calcext:value-type="float">
            <text:p>142.75</text:p>
          </table:table-cell>
          <table:table-cell office:value-type="float" office:value="38.64" calcext:value-type="float">
            <text:p>38.64</text:p>
          </table:table-cell>
          <table:table-cell office:value-type="float" office:value="33" calcext:value-type="float">
            <text:p>33</text:p>
          </table:table-cell>
          <table:table-cell table:formula="of:=[.E1948]*[.E1948]*[.E1948]*[.E194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5.366" calcext:value-type="float">
            <text:p>15.366</text:p>
          </table:table-cell>
          <table:table-cell office:value-type="float" office:value="40.914" calcext:value-type="float">
            <text:p>40.914</text:p>
          </table:table-cell>
          <table:table-cell office:value-type="float" office:value="10" calcext:value-type="float">
            <text:p>10</text:p>
          </table:table-cell>
          <table:table-cell table:formula="of:=[.E1949]*[.E1949]*[.E1949]*[.E194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67.67" calcext:value-type="float">
            <text:p>-167.67</text:p>
          </table:table-cell>
          <table:table-cell office:value-type="float" office:value="52.969" calcext:value-type="float">
            <text:p>52.969</text:p>
          </table:table-cell>
          <table:table-cell office:value-type="float" office:value="33" calcext:value-type="float">
            <text:p>33</text:p>
          </table:table-cell>
          <table:table-cell table:formula="of:=[.E1950]*[.E1950]*[.E1950]*[.E195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9.984" calcext:value-type="float">
            <text:p>-179.984</text:p>
          </table:table-cell>
          <table:table-cell office:value-type="float" office:value="-16.76" calcext:value-type="float">
            <text:p>-16.76</text:p>
          </table:table-cell>
          <table:table-cell office:value-type="float" office:value="33" calcext:value-type="float">
            <text:p>33</text:p>
          </table:table-cell>
          <table:table-cell table:formula="of:=[.E1951]*[.E1951]*[.E1951]*[.E195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07.709" calcext:value-type="float">
            <text:p>107.709</text:p>
          </table:table-cell>
          <table:table-cell office:value-type="float" office:value="-11.149" calcext:value-type="float">
            <text:p>-11.149</text:p>
          </table:table-cell>
          <table:table-cell office:value-type="float" office:value="31" calcext:value-type="float">
            <text:p>31</text:p>
          </table:table-cell>
          <table:table-cell table:formula="of:=[.E1952]*[.E1952]*[.E1952]*[.E195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9.209" calcext:value-type="float">
            <text:p>19.209</text:p>
          </table:table-cell>
          <table:table-cell office:value-type="float" office:value="42.096" calcext:value-type="float">
            <text:p>42.096</text:p>
          </table:table-cell>
          <table:table-cell office:value-type="float" office:value="10" calcext:value-type="float">
            <text:p>10</text:p>
          </table:table-cell>
          <table:table-cell table:formula="of:=[.E1953]*[.E1953]*[.E1953]*[.E195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72.658" calcext:value-type="float">
            <text:p>-72.658</text:p>
          </table:table-cell>
          <table:table-cell office:value-type="float" office:value="-16.39" calcext:value-type="float">
            <text:p>-16.39</text:p>
          </table:table-cell>
          <table:table-cell office:value-type="float" office:value="53" calcext:value-type="float">
            <text:p>53</text:p>
          </table:table-cell>
          <table:table-cell table:formula="of:=[.E1954]*[.E1954]*[.E1954]*[.E195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3.492" calcext:value-type="float">
            <text:p>123.492</text:p>
          </table:table-cell>
          <table:table-cell office:value-type="float" office:value="7.33" calcext:value-type="float">
            <text:p>7.33</text:p>
          </table:table-cell>
          <table:table-cell office:value-type="float" office:value="33" calcext:value-type="float">
            <text:p>33</text:p>
          </table:table-cell>
          <table:table-cell table:formula="of:=[.E1955]*[.E1955]*[.E1955]*[.E195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2.176" calcext:value-type="float">
            <text:p>162.176</text:p>
          </table:table-cell>
          <table:table-cell office:value-type="float" office:value="-11.23" calcext:value-type="float">
            <text:p>-11.23</text:p>
          </table:table-cell>
          <table:table-cell office:value-type="float" office:value="33" calcext:value-type="float">
            <text:p>33</text:p>
          </table:table-cell>
          <table:table-cell table:formula="of:=[.E1956]*[.E1956]*[.E1956]*[.E195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2.403" calcext:value-type="float">
            <text:p>122.403</text:p>
          </table:table-cell>
          <table:table-cell office:value-type="float" office:value="8.249" calcext:value-type="float">
            <text:p>8.249</text:p>
          </table:table-cell>
          <table:table-cell office:value-type="float" office:value="24" calcext:value-type="float">
            <text:p>24</text:p>
          </table:table-cell>
          <table:table-cell table:formula="of:=[.E1957]*[.E1957]*[.E1957]*[.E195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37.609" calcext:value-type="float">
            <text:p>137.609</text:p>
          </table:table-cell>
          <table:table-cell office:value-type="float" office:value="32.005" calcext:value-type="float">
            <text:p>32.005</text:p>
          </table:table-cell>
          <table:table-cell office:value-type="float" office:value="439" calcext:value-type="float">
            <text:p>439</text:p>
          </table:table-cell>
          <table:table-cell table:formula="of:=[.E1958]*[.E1958]*[.E1958]*[.E195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2.361" calcext:value-type="float">
            <text:p>122.361</text:p>
          </table:table-cell>
          <table:table-cell office:value-type="float" office:value="16.882" calcext:value-type="float">
            <text:p>16.882</text:p>
          </table:table-cell>
          <table:table-cell office:value-type="float" office:value="33" calcext:value-type="float">
            <text:p>33</text:p>
          </table:table-cell>
          <table:table-cell table:formula="of:=[.E1959]*[.E1959]*[.E1959]*[.E195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56.393" calcext:value-type="float">
            <text:p>56.393</text:p>
          </table:table-cell>
          <table:table-cell office:value-type="float" office:value="27.609" calcext:value-type="float">
            <text:p>27.609</text:p>
          </table:table-cell>
          <table:table-cell office:value-type="float" office:value="29" calcext:value-type="float">
            <text:p>29</text:p>
          </table:table-cell>
          <table:table-cell table:formula="of:=[.E1960]*[.E1960]*[.E1960]*[.E196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04.157" calcext:value-type="float">
            <text:p>104.157</text:p>
          </table:table-cell>
          <table:table-cell office:value-type="float" office:value="32.752" calcext:value-type="float">
            <text:p>32.752</text:p>
          </table:table-cell>
          <table:table-cell office:value-type="float" office:value="16" calcext:value-type="float">
            <text:p>16</text:p>
          </table:table-cell>
          <table:table-cell table:formula="of:=[.E1961]*[.E1961]*[.E1961]*[.E196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9.274" calcext:value-type="float">
            <text:p>169.274</text:p>
          </table:table-cell>
          <table:table-cell office:value-type="float" office:value="-20.609" calcext:value-type="float">
            <text:p>-20.609</text:p>
          </table:table-cell>
          <table:table-cell office:value-type="float" office:value="52" calcext:value-type="float">
            <text:p>52</text:p>
          </table:table-cell>
          <table:table-cell table:formula="of:=[.E1962]*[.E1962]*[.E1962]*[.E196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98.953" calcext:value-type="float">
            <text:p>98.953</text:p>
          </table:table-cell>
          <table:table-cell office:value-type="float" office:value="24.57" calcext:value-type="float">
            <text:p>24.57</text:p>
          </table:table-cell>
          <table:table-cell office:value-type="float" office:value="8" calcext:value-type="float">
            <text:p>8</text:p>
          </table:table-cell>
          <table:table-cell table:formula="of:=[.E1963]*[.E1963]*[.E1963]*[.E196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71.337" calcext:value-type="float">
            <text:p>-71.337</text:p>
          </table:table-cell>
          <table:table-cell office:value-type="float" office:value="-29.941" calcext:value-type="float">
            <text:p>-29.941</text:p>
          </table:table-cell>
          <table:table-cell office:value-type="float" office:value="4" calcext:value-type="float">
            <text:p>4</text:p>
          </table:table-cell>
          <table:table-cell table:formula="of:=[.E1964]*[.E1964]*[.E1964]*[.E196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97.843" calcext:value-type="float">
            <text:p>97.843</text:p>
          </table:table-cell>
          <table:table-cell office:value-type="float" office:value="0.393" calcext:value-type="float">
            <text:p>0.393</text:p>
          </table:table-cell>
          <table:table-cell office:value-type="float" office:value="20" calcext:value-type="float">
            <text:p>20</text:p>
          </table:table-cell>
          <table:table-cell table:formula="of:=[.E1965]*[.E1965]*[.E1965]*[.E196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7.139" calcext:value-type="float">
            <text:p>167.139</text:p>
          </table:table-cell>
          <table:table-cell office:value-type="float" office:value="-15.023" calcext:value-type="float">
            <text:p>-15.023</text:p>
          </table:table-cell>
          <table:table-cell office:value-type="float" office:value="33" calcext:value-type="float">
            <text:p>33</text:p>
          </table:table-cell>
          <table:table-cell table:formula="of:=[.E1966]*[.E1966]*[.E1966]*[.E196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32.07" calcext:value-type="float">
            <text:p>-32.07</text:p>
          </table:table-cell>
          <table:table-cell office:value-type="float" office:value="52.636" calcext:value-type="float">
            <text:p>52.636</text:p>
          </table:table-cell>
          <table:table-cell office:value-type="float" office:value="33" calcext:value-type="float">
            <text:p>33</text:p>
          </table:table-cell>
          <table:table-cell table:formula="of:=[.E1967]*[.E1967]*[.E1967]*[.E196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54.177" calcext:value-type="float">
            <text:p>54.177</text:p>
          </table:table-cell>
          <table:table-cell office:value-type="float" office:value="70.779" calcext:value-type="float">
            <text:p>70.779</text:p>
          </table:table-cell>
          <table:table-cell office:value-type="float" office:value="0" calcext:value-type="float">
            <text:p>0</text:p>
          </table:table-cell>
          <table:table-cell table:formula="of:=[.E1968]*[.E1968]*[.E1968]*[.E196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86.481" calcext:value-type="float">
            <text:p>86.481</text:p>
          </table:table-cell>
          <table:table-cell office:value-type="float" office:value="35.178" calcext:value-type="float">
            <text:p>35.178</text:p>
          </table:table-cell>
          <table:table-cell office:value-type="float" office:value="33" calcext:value-type="float">
            <text:p>33</text:p>
          </table:table-cell>
          <table:table-cell table:formula="of:=[.E1969]*[.E1969]*[.E1969]*[.E196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2.189" calcext:value-type="float">
            <text:p>122.189</text:p>
          </table:table-cell>
          <table:table-cell office:value-type="float" office:value="16.552" calcext:value-type="float">
            <text:p>16.552</text:p>
          </table:table-cell>
          <table:table-cell office:value-type="float" office:value="35" calcext:value-type="float">
            <text:p>35</text:p>
          </table:table-cell>
          <table:table-cell table:formula="of:=[.E1970]*[.E1970]*[.E1970]*[.E197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7.538" calcext:value-type="float">
            <text:p>167.538</text:p>
          </table:table-cell>
          <table:table-cell office:value-type="float" office:value="-15.963" calcext:value-type="float">
            <text:p>-15.963</text:p>
          </table:table-cell>
          <table:table-cell office:value-type="float" office:value="51" calcext:value-type="float">
            <text:p>51</text:p>
          </table:table-cell>
          <table:table-cell table:formula="of:=[.E1971]*[.E1971]*[.E1971]*[.E197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2.067" calcext:value-type="float">
            <text:p>122.067</text:p>
          </table:table-cell>
          <table:table-cell office:value-type="float" office:value="22.638" calcext:value-type="float">
            <text:p>22.638</text:p>
          </table:table-cell>
          <table:table-cell office:value-type="float" office:value="28" calcext:value-type="float">
            <text:p>28</text:p>
          </table:table-cell>
          <table:table-cell table:formula="of:=[.E1972]*[.E1972]*[.E1972]*[.E197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22.082" calcext:value-type="float">
            <text:p>-22.082</text:p>
          </table:table-cell>
          <table:table-cell office:value-type="float" office:value="-0.773" calcext:value-type="float">
            <text:p>-0.773</text:p>
          </table:table-cell>
          <table:table-cell office:value-type="float" office:value="20" calcext:value-type="float">
            <text:p>20</text:p>
          </table:table-cell>
          <table:table-cell table:formula="of:=[.E1973]*[.E1973]*[.E1973]*[.E197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40.653" calcext:value-type="float">
            <text:p>40.653</text:p>
          </table:table-cell>
          <table:table-cell office:value-type="float" office:value="38.934" calcext:value-type="float">
            <text:p>38.934</text:p>
          </table:table-cell>
          <table:table-cell office:value-type="float" office:value="10" calcext:value-type="float">
            <text:p>10</text:p>
          </table:table-cell>
          <table:table-cell table:formula="of:=[.E1974]*[.E1974]*[.E1974]*[.E197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67.151" calcext:value-type="float">
            <text:p>-67.151</text:p>
          </table:table-cell>
          <table:table-cell office:value-type="float" office:value="-23.804" calcext:value-type="float">
            <text:p>-23.804</text:p>
          </table:table-cell>
          <table:table-cell office:value-type="float" office:value="183.7" calcext:value-type="float">
            <text:p>183.7</text:p>
          </table:table-cell>
          <table:table-cell table:formula="of:=[.E1975]*[.E1975]*[.E1975]*[.E197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51.009" calcext:value-type="float">
            <text:p>151.009</text:p>
          </table:table-cell>
          <table:table-cell office:value-type="float" office:value="51.604" calcext:value-type="float">
            <text:p>51.604</text:p>
          </table:table-cell>
          <table:table-cell office:value-type="float" office:value="535.6" calcext:value-type="float">
            <text:p>535.6</text:p>
          </table:table-cell>
          <table:table-cell table:formula="of:=[.E1976]*[.E1976]*[.E1976]*[.E197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45.396" calcext:value-type="float">
            <text:p>145.396</text:p>
          </table:table-cell>
          <table:table-cell office:value-type="float" office:value="-4.999" calcext:value-type="float">
            <text:p>-4.999</text:p>
          </table:table-cell>
          <table:table-cell office:value-type="float" office:value="60" calcext:value-type="float">
            <text:p>60</text:p>
          </table:table-cell>
          <table:table-cell table:formula="of:=[.E1977]*[.E1977]*[.E1977]*[.E197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6.657" calcext:value-type="float">
            <text:p>166.657</text:p>
          </table:table-cell>
          <table:table-cell office:value-type="float" office:value="-14.057" calcext:value-type="float">
            <text:p>-14.057</text:p>
          </table:table-cell>
          <table:table-cell office:value-type="float" office:value="45" calcext:value-type="float">
            <text:p>45</text:p>
          </table:table-cell>
          <table:table-cell table:formula="of:=[.E1978]*[.E1978]*[.E1978]*[.E197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2.064" calcext:value-type="float">
            <text:p>122.064</text:p>
          </table:table-cell>
          <table:table-cell office:value-type="float" office:value="15.136" calcext:value-type="float">
            <text:p>15.136</text:p>
          </table:table-cell>
          <table:table-cell office:value-type="float" office:value="22.5" calcext:value-type="float">
            <text:p>22.5</text:p>
          </table:table-cell>
          <table:table-cell table:formula="of:=[.E1979]*[.E1979]*[.E1979]*[.E197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29.57" calcext:value-type="float">
            <text:p>29.57</text:p>
          </table:table-cell>
          <table:table-cell office:value-type="float" office:value="39.098" calcext:value-type="float">
            <text:p>39.098</text:p>
          </table:table-cell>
          <table:table-cell office:value-type="float" office:value="25" calcext:value-type="float">
            <text:p>25</text:p>
          </table:table-cell>
          <table:table-cell table:formula="of:=[.E1980]*[.E1980]*[.E1980]*[.E198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6.181" calcext:value-type="float">
            <text:p>126.181</text:p>
          </table:table-cell>
          <table:table-cell office:value-type="float" office:value="1.138" calcext:value-type="float">
            <text:p>1.138</text:p>
          </table:table-cell>
          <table:table-cell office:value-type="float" office:value="26.9" calcext:value-type="float">
            <text:p>26.9</text:p>
          </table:table-cell>
          <table:table-cell table:formula="of:=[.E1981]*[.E1981]*[.E1981]*[.E198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19.572" calcext:value-type="float">
            <text:p>119.572</text:p>
          </table:table-cell>
          <table:table-cell office:value-type="float" office:value="38.31" calcext:value-type="float">
            <text:p>38.31</text:p>
          </table:table-cell>
          <table:table-cell office:value-type="float" office:value="10" calcext:value-type="float">
            <text:p>10</text:p>
          </table:table-cell>
          <table:table-cell table:formula="of:=[.E1982]*[.E1982]*[.E1982]*[.E198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9.831" calcext:value-type="float">
            <text:p>-179.831</text:p>
          </table:table-cell>
          <table:table-cell office:value-type="float" office:value="51.294" calcext:value-type="float">
            <text:p>51.294</text:p>
          </table:table-cell>
          <table:table-cell office:value-type="float" office:value="28.3" calcext:value-type="float">
            <text:p>28.3</text:p>
          </table:table-cell>
          <table:table-cell table:formula="of:=[.E1983]*[.E1983]*[.E1983]*[.E198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4.479" calcext:value-type="float">
            <text:p>164.479</text:p>
          </table:table-cell>
          <table:table-cell office:value-type="float" office:value="-10.407" calcext:value-type="float">
            <text:p>-10.407</text:p>
          </table:table-cell>
          <table:table-cell office:value-type="float" office:value="10" calcext:value-type="float">
            <text:p>10</text:p>
          </table:table-cell>
          <table:table-cell table:formula="of:=[.E1984]*[.E1984]*[.E1984]*[.E198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8.087" calcext:value-type="float">
            <text:p>-178.087</text:p>
          </table:table-cell>
          <table:table-cell office:value-type="float" office:value="-30.725" calcext:value-type="float">
            <text:p>-30.725</text:p>
          </table:table-cell>
          <table:table-cell office:value-type="float" office:value="50" calcext:value-type="float">
            <text:p>50</text:p>
          </table:table-cell>
          <table:table-cell table:formula="of:=[.E1985]*[.E1985]*[.E1985]*[.E198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70.596" calcext:value-type="float">
            <text:p>170.596</text:p>
          </table:table-cell>
          <table:table-cell office:value-type="float" office:value="-21.558" calcext:value-type="float">
            <text:p>-21.558</text:p>
          </table:table-cell>
          <table:table-cell office:value-type="float" office:value="150" calcext:value-type="float">
            <text:p>150</text:p>
          </table:table-cell>
          <table:table-cell table:formula="of:=[.E1986]*[.E1986]*[.E1986]*[.E198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71.301" calcext:value-type="float">
            <text:p>-171.301</text:p>
          </table:table-cell>
          <table:table-cell office:value-type="float" office:value="50.513" calcext:value-type="float">
            <text:p>50.513</text:p>
          </table:table-cell>
          <table:table-cell office:value-type="float" office:value="19.7" calcext:value-type="float">
            <text:p>19.7</text:p>
          </table:table-cell>
          <table:table-cell table:formula="of:=[.E1987]*[.E1987]*[.E1987]*[.E198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68.588" calcext:value-type="float">
            <text:p>68.588</text:p>
          </table:table-cell>
          <table:table-cell office:value-type="float" office:value="29.988" calcext:value-type="float">
            <text:p>29.988</text:p>
          </table:table-cell>
          <table:table-cell office:value-type="float" office:value="25" calcext:value-type="float">
            <text:p>25</text:p>
          </table:table-cell>
          <table:table-cell table:formula="of:=[.E1988]*[.E1988]*[.E1988]*[.E198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51.592" calcext:value-type="float">
            <text:p>151.592</text:p>
          </table:table-cell>
          <table:table-cell office:value-type="float" office:value="-5.388" calcext:value-type="float">
            <text:p>-5.388</text:p>
          </table:table-cell>
          <table:table-cell office:value-type="float" office:value="35" calcext:value-type="float">
            <text:p>35</text:p>
          </table:table-cell>
          <table:table-cell table:formula="of:=[.E1989]*[.E1989]*[.E1989]*[.E198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7.399" calcext:value-type="float">
            <text:p>167.399</text:p>
          </table:table-cell>
          <table:table-cell office:value-type="float" office:value="-15.817" calcext:value-type="float">
            <text:p>-15.817</text:p>
          </table:table-cell>
          <table:table-cell office:value-type="float" office:value="30" calcext:value-type="float">
            <text:p>30</text:p>
          </table:table-cell>
          <table:table-cell table:formula="of:=[.E1990]*[.E1990]*[.E1990]*[.E199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7.097" calcext:value-type="float">
            <text:p>167.097</text:p>
          </table:table-cell>
          <table:table-cell office:value-type="float" office:value="-15.685" calcext:value-type="float">
            <text:p>-15.685</text:p>
          </table:table-cell>
          <table:table-cell office:value-type="float" office:value="30" calcext:value-type="float">
            <text:p>30</text:p>
          </table:table-cell>
          <table:table-cell table:formula="of:=[.E1991]*[.E1991]*[.E1991]*[.E199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3.832" calcext:value-type="float">
            <text:p>123.832</text:p>
          </table:table-cell>
          <table:table-cell office:value-type="float" office:value="-7.22" calcext:value-type="float">
            <text:p>-7.22</text:p>
          </table:table-cell>
          <table:table-cell office:value-type="float" office:value="586.3" calcext:value-type="float">
            <text:p>586.3</text:p>
          </table:table-cell>
          <table:table-cell table:formula="of:=[.E1992]*[.E1992]*[.E1992]*[.E199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9.768" calcext:value-type="float">
            <text:p>129.768</text:p>
          </table:table-cell>
          <table:table-cell office:value-type="float" office:value="-5.581" calcext:value-type="float">
            <text:p>-5.581</text:p>
          </table:table-cell>
          <table:table-cell office:value-type="float" office:value="190" calcext:value-type="float">
            <text:p>190</text:p>
          </table:table-cell>
          <table:table-cell table:formula="of:=[.E1993]*[.E1993]*[.E1993]*[.E199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55.853" calcext:value-type="float">
            <text:p>-155.853</text:p>
          </table:table-cell>
          <table:table-cell office:value-type="float" office:value="55.703" calcext:value-type="float">
            <text:p>55.703</text:p>
          </table:table-cell>
          <table:table-cell office:value-type="float" office:value="20" calcext:value-type="float">
            <text:p>20</text:p>
          </table:table-cell>
          <table:table-cell table:formula="of:=[.E1994]*[.E1994]*[.E1994]*[.E199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9.957" calcext:value-type="float">
            <text:p>169.957</text:p>
          </table:table-cell>
          <table:table-cell office:value-type="float" office:value="-20.744" calcext:value-type="float">
            <text:p>-20.744</text:p>
          </table:table-cell>
          <table:table-cell office:value-type="float" office:value="137.5" calcext:value-type="float">
            <text:p>137.5</text:p>
          </table:table-cell>
          <table:table-cell table:formula="of:=[.E1995]*[.E1995]*[.E1995]*[.E199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78.089" calcext:value-type="float">
            <text:p>-78.089</text:p>
          </table:table-cell>
          <table:table-cell office:value-type="float" office:value="-10.648" calcext:value-type="float">
            <text:p>-10.648</text:p>
          </table:table-cell>
          <table:table-cell office:value-type="float" office:value="64.1" calcext:value-type="float">
            <text:p>64.1</text:p>
          </table:table-cell>
          <table:table-cell table:formula="of:=[.E1996]*[.E1996]*[.E1996]*[.E199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35.877" calcext:value-type="float">
            <text:p>-35.877</text:p>
          </table:table-cell>
          <table:table-cell office:value-type="float" office:value="7.367" calcext:value-type="float">
            <text:p>7.367</text:p>
          </table:table-cell>
          <table:table-cell office:value-type="float" office:value="15" calcext:value-type="float">
            <text:p>15</text:p>
          </table:table-cell>
          <table:table-cell table:formula="of:=[.E1997]*[.E1997]*[.E1997]*[.E199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53.544" calcext:value-type="float">
            <text:p>153.544</text:p>
          </table:table-cell>
          <table:table-cell office:value-type="float" office:value="46.57" calcext:value-type="float">
            <text:p>46.57</text:p>
          </table:table-cell>
          <table:table-cell office:value-type="float" office:value="25" calcext:value-type="float">
            <text:p>25</text:p>
          </table:table-cell>
          <table:table-cell table:formula="of:=[.E1998]*[.E1998]*[.E1998]*[.E199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54.66" calcext:value-type="float">
            <text:p>154.66</text:p>
          </table:table-cell>
          <table:table-cell office:value-type="float" office:value="48.622" calcext:value-type="float">
            <text:p>48.622</text:p>
          </table:table-cell>
          <table:table-cell office:value-type="float" office:value="30" calcext:value-type="float">
            <text:p>30</text:p>
          </table:table-cell>
          <table:table-cell table:formula="of:=[.E1999]*[.E1999]*[.E1999]*[.E199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45.818" calcext:value-type="float">
            <text:p>-45.818</text:p>
          </table:table-cell>
          <table:table-cell office:value-type="float" office:value="23.724" calcext:value-type="float">
            <text:p>23.724</text:p>
          </table:table-cell>
          <table:table-cell office:value-type="float" office:value="22.5" calcext:value-type="float">
            <text:p>22.5</text:p>
          </table:table-cell>
          <table:table-cell table:formula="of:=[.E2000]*[.E2000]*[.E2000]*[.E200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9.824" calcext:value-type="float">
            <text:p>-19.824</text:p>
          </table:table-cell>
          <table:table-cell office:value-type="float" office:value="66.218" calcext:value-type="float">
            <text:p>66.218</text:p>
          </table:table-cell>
          <table:table-cell office:value-type="float" office:value="10" calcext:value-type="float">
            <text:p>10</text:p>
          </table:table-cell>
          <table:table-cell table:formula="of:=[.E2001]*[.E2001]*[.E2001]*[.E200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45.145" calcext:value-type="float">
            <text:p>145.145</text:p>
          </table:table-cell>
          <table:table-cell office:value-type="float" office:value="19.089" calcext:value-type="float">
            <text:p>19.089</text:p>
          </table:table-cell>
          <table:table-cell office:value-type="float" office:value="635" calcext:value-type="float">
            <text:p>635</text:p>
          </table:table-cell>
          <table:table-cell table:formula="of:=[.E2002]*[.E2002]*[.E2002]*[.E200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2.124" calcext:value-type="float">
            <text:p>122.124</text:p>
          </table:table-cell>
          <table:table-cell office:value-type="float" office:value="24.078" calcext:value-type="float">
            <text:p>24.078</text:p>
          </table:table-cell>
          <table:table-cell office:value-type="float" office:value="35" calcext:value-type="float">
            <text:p>35</text:p>
          </table:table-cell>
          <table:table-cell table:formula="of:=[.E2003]*[.E2003]*[.E2003]*[.E200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47.697" calcext:value-type="float">
            <text:p>147.697</text:p>
          </table:table-cell>
          <table:table-cell office:value-type="float" office:value="43.823" calcext:value-type="float">
            <text:p>43.823</text:p>
          </table:table-cell>
          <table:table-cell office:value-type="float" office:value="38.1" calcext:value-type="float">
            <text:p>38.1</text:p>
          </table:table-cell>
          <table:table-cell table:formula="of:=[.E2004]*[.E2004]*[.E2004]*[.E200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72.813" calcext:value-type="float">
            <text:p>-72.813</text:p>
          </table:table-cell>
          <table:table-cell office:value-type="float" office:value="-39.071" calcext:value-type="float">
            <text:p>-39.071</text:p>
          </table:table-cell>
          <table:table-cell office:value-type="float" office:value="25" calcext:value-type="float">
            <text:p>25</text:p>
          </table:table-cell>
          <table:table-cell table:formula="of:=[.E2005]*[.E2005]*[.E2005]*[.E200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59.953" calcext:value-type="float">
            <text:p>159.953</text:p>
          </table:table-cell>
          <table:table-cell office:value-type="float" office:value="54.101" calcext:value-type="float">
            <text:p>54.101</text:p>
          </table:table-cell>
          <table:table-cell office:value-type="float" office:value="10" calcext:value-type="float">
            <text:p>10</text:p>
          </table:table-cell>
          <table:table-cell table:formula="of:=[.E2006]*[.E2006]*[.E2006]*[.E200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24.802" calcext:value-type="float">
            <text:p>24.802</text:p>
          </table:table-cell>
          <table:table-cell office:value-type="float" office:value="118" calcext:value-type="float">
            <text:p>118</text:p>
          </table:table-cell>
          <table:table-cell table:formula="of:=[.E2007]*[.E2007]*[.E2007]*[.E200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34.439" calcext:value-type="float">
            <text:p>134.439</text:p>
          </table:table-cell>
          <table:table-cell office:value-type="float" office:value="-0.719" calcext:value-type="float">
            <text:p>-0.719</text:p>
          </table:table-cell>
          <table:table-cell office:value-type="float" office:value="35" calcext:value-type="float">
            <text:p>35</text:p>
          </table:table-cell>
          <table:table-cell table:formula="of:=[.E2008]*[.E2008]*[.E2008]*[.E200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81.686" calcext:value-type="float">
            <text:p>-81.686</text:p>
          </table:table-cell>
          <table:table-cell office:value-type="float" office:value="-3.831" calcext:value-type="float">
            <text:p>-3.831</text:p>
          </table:table-cell>
          <table:table-cell office:value-type="float" office:value="30" calcext:value-type="float">
            <text:p>30</text:p>
          </table:table-cell>
          <table:table-cell table:formula="of:=[.E2009]*[.E2009]*[.E2009]*[.E200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8.547" calcext:value-type="float">
            <text:p>168.547</text:p>
          </table:table-cell>
          <table:table-cell office:value-type="float" office:value="-15.344" calcext:value-type="float">
            <text:p>-15.344</text:p>
          </table:table-cell>
          <table:table-cell office:value-type="float" office:value="35" calcext:value-type="float">
            <text:p>35</text:p>
          </table:table-cell>
          <table:table-cell table:formula="of:=[.E2010]*[.E2010]*[.E2010]*[.E201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98.577" calcext:value-type="float">
            <text:p>98.577</text:p>
          </table:table-cell>
          <table:table-cell office:value-type="float" office:value="45.273" calcext:value-type="float">
            <text:p>45.273</text:p>
          </table:table-cell>
          <table:table-cell office:value-type="float" office:value="30" calcext:value-type="float">
            <text:p>30</text:p>
          </table:table-cell>
          <table:table-cell table:formula="of:=[.E2011]*[.E2011]*[.E2011]*[.E201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79.338" calcext:value-type="float">
            <text:p>-79.338</text:p>
          </table:table-cell>
          <table:table-cell office:value-type="float" office:value="1.541" calcext:value-type="float">
            <text:p>1.541</text:p>
          </table:table-cell>
          <table:table-cell office:value-type="float" office:value="15" calcext:value-type="float">
            <text:p>15</text:p>
          </table:table-cell>
          <table:table-cell table:formula="of:=[.E2012]*[.E2012]*[.E2012]*[.E201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07.116" calcext:value-type="float">
            <text:p>107.116</text:p>
          </table:table-cell>
          <table:table-cell office:value-type="float" office:value="-4.509" calcext:value-type="float">
            <text:p>-4.509</text:p>
          </table:table-cell>
          <table:table-cell office:value-type="float" office:value="596.3" calcext:value-type="float">
            <text:p>596.3</text:p>
          </table:table-cell>
          <table:table-cell table:formula="of:=[.E2013]*[.E2013]*[.E2013]*[.E201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69.547" calcext:value-type="float">
            <text:p>-169.547</text:p>
          </table:table-cell>
          <table:table-cell office:value-type="float" office:value="52.351" calcext:value-type="float">
            <text:p>52.351</text:p>
          </table:table-cell>
          <table:table-cell office:value-type="float" office:value="25" calcext:value-type="float">
            <text:p>25</text:p>
          </table:table-cell>
          <table:table-cell table:formula="of:=[.E2014]*[.E2014]*[.E2014]*[.E201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1.577" calcext:value-type="float">
            <text:p>121.577</text:p>
          </table:table-cell>
          <table:table-cell office:value-type="float" office:value="23.965" calcext:value-type="float">
            <text:p>23.965</text:p>
          </table:table-cell>
          <table:table-cell office:value-type="float" office:value="55" calcext:value-type="float">
            <text:p>55</text:p>
          </table:table-cell>
          <table:table-cell table:formula="of:=[.E2015]*[.E2015]*[.E2015]*[.E201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30.462" calcext:value-type="float">
            <text:p>130.462</text:p>
          </table:table-cell>
          <table:table-cell office:value-type="float" office:value="43.943" calcext:value-type="float">
            <text:p>43.943</text:p>
          </table:table-cell>
          <table:table-cell office:value-type="float" office:value="581" calcext:value-type="float">
            <text:p>581</text:p>
          </table:table-cell>
          <table:table-cell table:formula="of:=[.E2016]*[.E2016]*[.E2016]*[.E201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42.908" calcext:value-type="float">
            <text:p>142.908</text:p>
          </table:table-cell>
          <table:table-cell office:value-type="float" office:value="26.497" calcext:value-type="float">
            <text:p>26.497</text:p>
          </table:table-cell>
          <table:table-cell office:value-type="float" office:value="10" calcext:value-type="float">
            <text:p>10</text:p>
          </table:table-cell>
          <table:table-cell table:formula="of:=[.E2017]*[.E2017]*[.E2017]*[.E201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74.545" calcext:value-type="float">
            <text:p>74.545</text:p>
          </table:table-cell>
          <table:table-cell office:value-type="float" office:value="39.897" calcext:value-type="float">
            <text:p>39.897</text:p>
          </table:table-cell>
          <table:table-cell office:value-type="float" office:value="20" calcext:value-type="float">
            <text:p>20</text:p>
          </table:table-cell>
          <table:table-cell table:formula="of:=[.E2018]*[.E2018]*[.E2018]*[.E201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74.734" calcext:value-type="float">
            <text:p>74.734</text:p>
          </table:table-cell>
          <table:table-cell office:value-type="float" office:value="39.831" calcext:value-type="float">
            <text:p>39.831</text:p>
          </table:table-cell>
          <table:table-cell office:value-type="float" office:value="20" calcext:value-type="float">
            <text:p>20</text:p>
          </table:table-cell>
          <table:table-cell table:formula="of:=[.E2019]*[.E2019]*[.E2019]*[.E201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04.151" calcext:value-type="float">
            <text:p>104.151</text:p>
          </table:table-cell>
          <table:table-cell office:value-type="float" office:value="38.622" calcext:value-type="float">
            <text:p>38.622</text:p>
          </table:table-cell>
          <table:table-cell office:value-type="float" office:value="25" calcext:value-type="float">
            <text:p>25</text:p>
          </table:table-cell>
          <table:table-cell table:formula="of:=[.E2020]*[.E2020]*[.E2020]*[.E2020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35.656" calcext:value-type="float">
            <text:p>135.656</text:p>
          </table:table-cell>
          <table:table-cell office:value-type="float" office:value="-3.637" calcext:value-type="float">
            <text:p>-3.637</text:p>
          </table:table-cell>
          <table:table-cell office:value-type="float" office:value="10" calcext:value-type="float">
            <text:p>10</text:p>
          </table:table-cell>
          <table:table-cell table:formula="of:=[.E2021]*[.E2021]*[.E2021]*[.E2021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56.532" calcext:value-type="float">
            <text:p>156.532</text:p>
          </table:table-cell>
          <table:table-cell office:value-type="float" office:value="50.645" calcext:value-type="float">
            <text:p>50.645</text:p>
          </table:table-cell>
          <table:table-cell office:value-type="float" office:value="56.3" calcext:value-type="float">
            <text:p>56.3</text:p>
          </table:table-cell>
          <table:table-cell table:formula="of:=[.E2022]*[.E2022]*[.E2022]*[.E2022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57.58" calcext:value-type="float">
            <text:p>157.58</text:p>
          </table:table-cell>
          <table:table-cell office:value-type="float" office:value="50.632" calcext:value-type="float">
            <text:p>50.632</text:p>
          </table:table-cell>
          <table:table-cell office:value-type="float" office:value="30" calcext:value-type="float">
            <text:p>30</text:p>
          </table:table-cell>
          <table:table-cell table:formula="of:=[.E2023]*[.E2023]*[.E2023]*[.E2023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43.525" calcext:value-type="float">
            <text:p>143.525</text:p>
          </table:table-cell>
          <table:table-cell office:value-type="float" office:value="41.831" calcext:value-type="float">
            <text:p>41.831</text:p>
          </table:table-cell>
          <table:table-cell office:value-type="float" office:value="49.5" calcext:value-type="float">
            <text:p>49.5</text:p>
          </table:table-cell>
          <table:table-cell table:formula="of:=[.E2024]*[.E2024]*[.E2024]*[.E2024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26.945" calcext:value-type="float">
            <text:p>-26.945</text:p>
          </table:table-cell>
          <table:table-cell office:value-type="float" office:value="0.622" calcext:value-type="float">
            <text:p>0.622</text:p>
          </table:table-cell>
          <table:table-cell office:value-type="float" office:value="15" calcext:value-type="float">
            <text:p>15</text:p>
          </table:table-cell>
          <table:table-cell table:formula="of:=[.E2025]*[.E2025]*[.E2025]*[.E2025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56.28" calcext:value-type="float">
            <text:p>-156.28</text:p>
          </table:table-cell>
          <table:table-cell office:value-type="float" office:value="55.802" calcext:value-type="float">
            <text:p>55.802</text:p>
          </table:table-cell>
          <table:table-cell office:value-type="float" office:value="20" calcext:value-type="float">
            <text:p>20</text:p>
          </table:table-cell>
          <table:table-cell table:formula="of:=[.E2026]*[.E2026]*[.E2026]*[.E2026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9.551" calcext:value-type="float">
            <text:p>169.551</text:p>
          </table:table-cell>
          <table:table-cell office:value-type="float" office:value="-20.661" calcext:value-type="float">
            <text:p>-20.661</text:p>
          </table:table-cell>
          <table:table-cell office:value-type="float" office:value="35" calcext:value-type="float">
            <text:p>35</text:p>
          </table:table-cell>
          <table:table-cell table:formula="of:=[.E2027]*[.E2027]*[.E2027]*[.E2027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9.278" calcext:value-type="float">
            <text:p>169.278</text:p>
          </table:table-cell>
          <table:table-cell office:value-type="float" office:value="-20.515" calcext:value-type="float">
            <text:p>-20.515</text:p>
          </table:table-cell>
          <table:table-cell office:value-type="float" office:value="35" calcext:value-type="float">
            <text:p>35</text:p>
          </table:table-cell>
          <table:table-cell table:formula="of:=[.E2028]*[.E2028]*[.E2028]*[.E2028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01.134" calcext:value-type="float">
            <text:p>101.134</text:p>
          </table:table-cell>
          <table:table-cell office:value-type="float" office:value="51.639" calcext:value-type="float">
            <text:p>51.639</text:p>
          </table:table-cell>
          <table:table-cell office:value-type="float" office:value="35" calcext:value-type="float">
            <text:p>35</text:p>
          </table:table-cell>
          <table:table-cell table:formula="of:=[.E2029]*[.E2029]*[.E2029]*[.E2029]/1000" office:value-type="float" office:value="2.2667121" calcext:value-type="float">
            <text:p>2.266712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70.1267" calcext:value-type="float">
            <text:p>-70.1267</text:p>
          </table:table-cell>
          <table:table-cell office:value-type="float" office:value="-14.6844" calcext:value-type="float">
            <text:p>-14.6844</text:p>
          </table:table-cell>
          <table:table-cell office:value-type="float" office:value="257.42" calcext:value-type="float">
            <text:p>257.42</text:p>
          </table:table-cell>
          <table:table-cell table:formula="of:=[.E2030]*[.E2030]*[.E2030]*[.E2030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.9209" calcext:value-type="float">
            <text:p>126.9209</text:p>
          </table:table-cell>
          <table:table-cell office:value-type="float" office:value="5.8983" calcext:value-type="float">
            <text:p>5.8983</text:p>
          </table:table-cell>
          <table:table-cell office:value-type="float" office:value="60.21" calcext:value-type="float">
            <text:p>60.21</text:p>
          </table:table-cell>
          <table:table-cell table:formula="of:=[.E2031]*[.E2031]*[.E2031]*[.E2031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1.2046" calcext:value-type="float">
            <text:p>151.2046</text:p>
          </table:table-cell>
          <table:table-cell office:value-type="float" office:value="-5.7012" calcext:value-type="float">
            <text:p>-5.7012</text:p>
          </table:table-cell>
          <table:table-cell office:value-type="float" office:value="39" calcext:value-type="float">
            <text:p>39</text:p>
          </table:table-cell>
          <table:table-cell table:formula="of:=[.E2032]*[.E2032]*[.E2032]*[.E2032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8.6715" calcext:value-type="float">
            <text:p>168.6715</text:p>
          </table:table-cell>
          <table:table-cell office:value-type="float" office:value="-21.3246" calcext:value-type="float">
            <text:p>-21.3246</text:p>
          </table:table-cell>
          <table:table-cell office:value-type="float" office:value="10" calcext:value-type="float">
            <text:p>10</text:p>
          </table:table-cell>
          <table:table-cell table:formula="of:=[.E2033]*[.E2033]*[.E2033]*[.E2033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9.1461" calcext:value-type="float">
            <text:p>179.1461</text:p>
          </table:table-cell>
          <table:table-cell office:value-type="float" office:value="-37.3586" calcext:value-type="float">
            <text:p>-37.3586</text:p>
          </table:table-cell>
          <table:table-cell office:value-type="float" office:value="19" calcext:value-type="float">
            <text:p>19</text:p>
          </table:table-cell>
          <table:table-cell table:formula="of:=[.E2034]*[.E2034]*[.E2034]*[.E2034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7.3786" calcext:value-type="float">
            <text:p>167.3786</text:p>
          </table:table-cell>
          <table:table-cell office:value-type="float" office:value="-16.0429" calcext:value-type="float">
            <text:p>-16.0429</text:p>
          </table:table-cell>
          <table:table-cell office:value-type="float" office:value="24" calcext:value-type="float">
            <text:p>24</text:p>
          </table:table-cell>
          <table:table-cell table:formula="of:=[.E2035]*[.E2035]*[.E2035]*[.E2035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.7543" calcext:value-type="float">
            <text:p>130.7543</text:p>
          </table:table-cell>
          <table:table-cell office:value-type="float" office:value="32.7906" calcext:value-type="float">
            <text:p>32.7906</text:p>
          </table:table-cell>
          <table:table-cell office:value-type="float" office:value="10" calcext:value-type="float">
            <text:p>10</text:p>
          </table:table-cell>
          <table:table-cell table:formula="of:=[.E2036]*[.E2036]*[.E2036]*[.E2036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1.4262" calcext:value-type="float">
            <text:p>-71.4262</text:p>
          </table:table-cell>
          <table:table-cell office:value-type="float" office:value="-31.5622" calcext:value-type="float">
            <text:p>-31.5622</text:p>
          </table:table-cell>
          <table:table-cell office:value-type="float" office:value="28.41" calcext:value-type="float">
            <text:p>28.41</text:p>
          </table:table-cell>
          <table:table-cell table:formula="of:=[.E2037]*[.E2037]*[.E2037]*[.E2037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8.5277" calcext:value-type="float">
            <text:p>138.5277</text:p>
          </table:table-cell>
          <table:table-cell office:value-type="float" office:value="-2.6286" calcext:value-type="float">
            <text:p>-2.6286</text:p>
          </table:table-cell>
          <table:table-cell office:value-type="float" office:value="48" calcext:value-type="float">
            <text:p>48</text:p>
          </table:table-cell>
          <table:table-cell table:formula="of:=[.E2038]*[.E2038]*[.E2038]*[.E2038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5.1409" calcext:value-type="float">
            <text:p>165.1409</text:p>
          </table:table-cell>
          <table:table-cell office:value-type="float" office:value="-10.4012" calcext:value-type="float">
            <text:p>-10.4012</text:p>
          </table:table-cell>
          <table:table-cell office:value-type="float" office:value="11" calcext:value-type="float">
            <text:p>11</text:p>
          </table:table-cell>
          <table:table-cell table:formula="of:=[.E2039]*[.E2039]*[.E2039]*[.E2039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.1605" calcext:value-type="float">
            <text:p>-17.1605</text:p>
          </table:table-cell>
          <table:table-cell office:value-type="float" office:value="-35.3639" calcext:value-type="float">
            <text:p>-35.3639</text:p>
          </table:table-cell>
          <table:table-cell office:value-type="float" office:value="10" calcext:value-type="float">
            <text:p>10</text:p>
          </table:table-cell>
          <table:table-cell table:formula="of:=[.E2040]*[.E2040]*[.E2040]*[.E2040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.5348" calcext:value-type="float">
            <text:p>122.5348</text:p>
          </table:table-cell>
          <table:table-cell office:value-type="float" office:value="-7.2968" calcext:value-type="float">
            <text:p>-7.2968</text:p>
          </table:table-cell>
          <table:table-cell office:value-type="float" office:value="552.06" calcext:value-type="float">
            <text:p>552.06</text:p>
          </table:table-cell>
          <table:table-cell table:formula="of:=[.E2041]*[.E2041]*[.E2041]*[.E2041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10.8112" calcext:value-type="float">
            <text:p>-110.8112</text:p>
          </table:table-cell>
          <table:table-cell office:value-type="float" office:value="-32.1082" calcext:value-type="float">
            <text:p>-32.1082</text:p>
          </table:table-cell>
          <table:table-cell office:value-type="float" office:value="16.54" calcext:value-type="float">
            <text:p>16.54</text:p>
          </table:table-cell>
          <table:table-cell table:formula="of:=[.E2042]*[.E2042]*[.E2042]*[.E2042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55.0033" calcext:value-type="float">
            <text:p>-55.0033</text:p>
          </table:table-cell>
          <table:table-cell office:value-type="float" office:value="-53.9451" calcext:value-type="float">
            <text:p>-53.9451</text:p>
          </table:table-cell>
          <table:table-cell office:value-type="float" office:value="11.78" calcext:value-type="float">
            <text:p>11.78</text:p>
          </table:table-cell>
          <table:table-cell table:formula="of:=[.E2043]*[.E2043]*[.E2043]*[.E2043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5.2297" calcext:value-type="float">
            <text:p>-175.2297</text:p>
          </table:table-cell>
          <table:table-cell office:value-type="float" office:value="51.537" calcext:value-type="float">
            <text:p>51.537</text:p>
          </table:table-cell>
          <table:table-cell office:value-type="float" office:value="29" calcext:value-type="float">
            <text:p>29</text:p>
          </table:table-cell>
          <table:table-cell table:formula="of:=[.E2044]*[.E2044]*[.E2044]*[.E2044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8.476" calcext:value-type="float">
            <text:p>138.476</text:p>
          </table:table-cell>
          <table:table-cell office:value-type="float" office:value="-3.517" calcext:value-type="float">
            <text:p>-3.517</text:p>
          </table:table-cell>
          <table:table-cell office:value-type="float" office:value="66" calcext:value-type="float">
            <text:p>66</text:p>
          </table:table-cell>
          <table:table-cell table:formula="of:=[.E2045]*[.E2045]*[.E2045]*[.E2045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5.588" calcext:value-type="float">
            <text:p>165.588</text:p>
          </table:table-cell>
          <table:table-cell office:value-type="float" office:value="-10.499" calcext:value-type="float">
            <text:p>-10.499</text:p>
          </table:table-cell>
          <table:table-cell office:value-type="float" office:value="8.8" calcext:value-type="float">
            <text:p>8.8</text:p>
          </table:table-cell>
          <table:table-cell table:formula="of:=[.E2046]*[.E2046]*[.E2046]*[.E2046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13.104" calcext:value-type="float">
            <text:p>-113.104</text:p>
          </table:table-cell>
          <table:table-cell office:value-type="float" office:value="28.696" calcext:value-type="float">
            <text:p>28.696</text:p>
          </table:table-cell>
          <table:table-cell office:value-type="float" office:value="13" calcext:value-type="float">
            <text:p>13</text:p>
          </table:table-cell>
          <table:table-cell table:formula="of:=[.E2047]*[.E2047]*[.E2047]*[.E2047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9.716" calcext:value-type="float">
            <text:p>169.716</text:p>
          </table:table-cell>
          <table:table-cell office:value-type="float" office:value="-20.671" calcext:value-type="float">
            <text:p>-20.671</text:p>
          </table:table-cell>
          <table:table-cell office:value-type="float" office:value="185.1" calcext:value-type="float">
            <text:p>185.1</text:p>
          </table:table-cell>
          <table:table-cell table:formula="of:=[.E2048]*[.E2048]*[.E2048]*[.E2048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4.525" calcext:value-type="float">
            <text:p>-74.525</text:p>
          </table:table-cell>
          <table:table-cell office:value-type="float" office:value="-7.641" calcext:value-type="float">
            <text:p>-7.641</text:p>
          </table:table-cell>
          <table:table-cell office:value-type="float" office:value="147" calcext:value-type="float">
            <text:p>147</text:p>
          </table:table-cell>
          <table:table-cell table:formula="of:=[.E2049]*[.E2049]*[.E2049]*[.E2049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.264" calcext:value-type="float">
            <text:p>143.264</text:p>
          </table:table-cell>
          <table:table-cell office:value-type="float" office:value="38.034" calcext:value-type="float">
            <text:p>38.034</text:p>
          </table:table-cell>
          <table:table-cell office:value-type="float" office:value="23" calcext:value-type="float">
            <text:p>23</text:p>
          </table:table-cell>
          <table:table-cell table:formula="of:=[.E2050]*[.E2050]*[.E2050]*[.E2050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8.471" calcext:value-type="float">
            <text:p>168.471</text:p>
          </table:table-cell>
          <table:table-cell office:value-type="float" office:value="-20.628" calcext:value-type="float">
            <text:p>-20.628</text:p>
          </table:table-cell>
          <table:table-cell office:value-type="float" office:value="9" calcext:value-type="float">
            <text:p>9</text:p>
          </table:table-cell>
          <table:table-cell table:formula="of:=[.E2051]*[.E2051]*[.E2051]*[.E2051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63.136" calcext:value-type="float">
            <text:p>-63.136</text:p>
          </table:table-cell>
          <table:table-cell office:value-type="float" office:value="-26.803" calcext:value-type="float">
            <text:p>-26.803</text:p>
          </table:table-cell>
          <table:table-cell office:value-type="float" office:value="576.8" calcext:value-type="float">
            <text:p>576.8</text:p>
          </table:table-cell>
          <table:table-cell table:formula="of:=[.E2052]*[.E2052]*[.E2052]*[.E2052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3.76" calcext:value-type="float">
            <text:p>133.76</text:p>
          </table:table-cell>
          <table:table-cell office:value-type="float" office:value="-4.963" calcext:value-type="float">
            <text:p>-4.963</text:p>
          </table:table-cell>
          <table:table-cell office:value-type="float" office:value="26" calcext:value-type="float">
            <text:p>26</text:p>
          </table:table-cell>
          <table:table-cell table:formula="of:=[.E2053]*[.E2053]*[.E2053]*[.E2053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1.83" calcext:value-type="float">
            <text:p>171.83</text:p>
          </table:table-cell>
          <table:table-cell office:value-type="float" office:value="-43.522" calcext:value-type="float">
            <text:p>-43.522</text:p>
          </table:table-cell>
          <table:table-cell office:value-type="float" office:value="12" calcext:value-type="float">
            <text:p>12</text:p>
          </table:table-cell>
          <table:table-cell table:formula="of:=[.E2054]*[.E2054]*[.E2054]*[.E2054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.765" calcext:value-type="float">
            <text:p>150.765</text:p>
          </table:table-cell>
          <table:table-cell office:value-type="float" office:value="-5.746" calcext:value-type="float">
            <text:p>-5.746</text:p>
          </table:table-cell>
          <table:table-cell office:value-type="float" office:value="44" calcext:value-type="float">
            <text:p>44</text:p>
          </table:table-cell>
          <table:table-cell table:formula="of:=[.E2055]*[.E2055]*[.E2055]*[.E2055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.543" calcext:value-type="float">
            <text:p>136.543</text:p>
          </table:table-cell>
          <table:table-cell office:value-type="float" office:value="-2.174" calcext:value-type="float">
            <text:p>-2.174</text:p>
          </table:table-cell>
          <table:table-cell office:value-type="float" office:value="18" calcext:value-type="float">
            <text:p>18</text:p>
          </table:table-cell>
          <table:table-cell table:formula="of:=[.E2056]*[.E2056]*[.E2056]*[.E2056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1.799" calcext:value-type="float">
            <text:p>-71.799</text:p>
          </table:table-cell>
          <table:table-cell office:value-type="float" office:value="-34.326" calcext:value-type="float">
            <text:p>-34.326</text:p>
          </table:table-cell>
          <table:table-cell office:value-type="float" office:value="18" calcext:value-type="float">
            <text:p>18</text:p>
          </table:table-cell>
          <table:table-cell table:formula="of:=[.E2057]*[.E2057]*[.E2057]*[.E2057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.425" calcext:value-type="float">
            <text:p>128.425</text:p>
          </table:table-cell>
          <table:table-cell office:value-type="float" office:value="25.93" calcext:value-type="float">
            <text:p>25.93</text:p>
          </table:table-cell>
          <table:table-cell office:value-type="float" office:value="25" calcext:value-type="float">
            <text:p>25</text:p>
          </table:table-cell>
          <table:table-cell table:formula="of:=[.E2058]*[.E2058]*[.E2058]*[.E2058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2.571" calcext:value-type="float">
            <text:p>-72.571</text:p>
          </table:table-cell>
          <table:table-cell office:value-type="float" office:value="18.443" calcext:value-type="float">
            <text:p>18.443</text:p>
          </table:table-cell>
          <table:table-cell office:value-type="float" office:value="13" calcext:value-type="float">
            <text:p>13</text:p>
          </table:table-cell>
          <table:table-cell table:formula="of:=[.E2059]*[.E2059]*[.E2059]*[.E2059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.297" calcext:value-type="float">
            <text:p>107.297</text:p>
          </table:table-cell>
          <table:table-cell office:value-type="float" office:value="-7.782" calcext:value-type="float">
            <text:p>-7.782</text:p>
          </table:table-cell>
          <table:table-cell office:value-type="float" office:value="46" calcext:value-type="float">
            <text:p>46</text:p>
          </table:table-cell>
          <table:table-cell table:formula="of:=[.E2060]*[.E2060]*[.E2060]*[.E2060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6.33" calcext:value-type="float">
            <text:p>-176.33</text:p>
          </table:table-cell>
          <table:table-cell office:value-type="float" office:value="-27.424" calcext:value-type="float">
            <text:p>-27.424</text:p>
          </table:table-cell>
          <table:table-cell office:value-type="float" office:value="25" calcext:value-type="float">
            <text:p>25</text:p>
          </table:table-cell>
          <table:table-cell table:formula="of:=[.E2061]*[.E2061]*[.E2061]*[.E2061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7.683" calcext:value-type="float">
            <text:p>-177.683</text:p>
          </table:table-cell>
          <table:table-cell office:value-type="float" office:value="-29.756" calcext:value-type="float">
            <text:p>-29.756</text:p>
          </table:table-cell>
          <table:table-cell office:value-type="float" office:value="36" calcext:value-type="float">
            <text:p>36</text:p>
          </table:table-cell>
          <table:table-cell table:formula="of:=[.E2062]*[.E2062]*[.E2062]*[.E2062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.214" calcext:value-type="float">
            <text:p>142.214</text:p>
          </table:table-cell>
          <table:table-cell office:value-type="float" office:value="37.552" calcext:value-type="float">
            <text:p>37.552</text:p>
          </table:table-cell>
          <table:table-cell office:value-type="float" office:value="22" calcext:value-type="float">
            <text:p>22</text:p>
          </table:table-cell>
          <table:table-cell table:formula="of:=[.E2063]*[.E2063]*[.E2063]*[.E2063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2.099" calcext:value-type="float">
            <text:p>-22.099</text:p>
          </table:table-cell>
          <table:table-cell office:value-type="float" office:value="-58.227" calcext:value-type="float">
            <text:p>-58.227</text:p>
          </table:table-cell>
          <table:table-cell office:value-type="float" office:value="8" calcext:value-type="float">
            <text:p>8</text:p>
          </table:table-cell>
          <table:table-cell table:formula="of:=[.E2064]*[.E2064]*[.E2064]*[.E2064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.627" calcext:value-type="float">
            <text:p>99.627</text:p>
          </table:table-cell>
          <table:table-cell office:value-type="float" office:value="-2.13" calcext:value-type="float">
            <text:p>-2.13</text:p>
          </table:table-cell>
          <table:table-cell office:value-type="float" office:value="22" calcext:value-type="float">
            <text:p>22</text:p>
          </table:table-cell>
          <table:table-cell table:formula="of:=[.E2065]*[.E2065]*[.E2065]*[.E2065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4.371" calcext:value-type="float">
            <text:p>-34.371</text:p>
          </table:table-cell>
          <table:table-cell office:value-type="float" office:value="-61.029" calcext:value-type="float">
            <text:p>-61.029</text:p>
          </table:table-cell>
          <table:table-cell office:value-type="float" office:value="13" calcext:value-type="float">
            <text:p>13</text:p>
          </table:table-cell>
          <table:table-cell table:formula="of:=[.E2066]*[.E2066]*[.E2066]*[.E2066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.583" calcext:value-type="float">
            <text:p>33.583</text:p>
          </table:table-cell>
          <table:table-cell office:value-type="float" office:value="-21.324" calcext:value-type="float">
            <text:p>-21.324</text:p>
          </table:table-cell>
          <table:table-cell office:value-type="float" office:value="11" calcext:value-type="float">
            <text:p>11</text:p>
          </table:table-cell>
          <table:table-cell table:formula="of:=[.E2067]*[.E2067]*[.E2067]*[.E2067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4.896" calcext:value-type="float">
            <text:p>144.896</text:p>
          </table:table-cell>
          <table:table-cell office:value-type="float" office:value="38.107" calcext:value-type="float">
            <text:p>38.107</text:p>
          </table:table-cell>
          <table:table-cell office:value-type="float" office:value="11" calcext:value-type="float">
            <text:p>11</text:p>
          </table:table-cell>
          <table:table-cell table:formula="of:=[.E2068]*[.E2068]*[.E2068]*[.E2068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.119" calcext:value-type="float">
            <text:p>145.119</text:p>
          </table:table-cell>
          <table:table-cell office:value-type="float" office:value="43.006" calcext:value-type="float">
            <text:p>43.006</text:p>
          </table:table-cell>
          <table:table-cell office:value-type="float" office:value="39" calcext:value-type="float">
            <text:p>39</text:p>
          </table:table-cell>
          <table:table-cell table:formula="of:=[.E2069]*[.E2069]*[.E2069]*[.E2069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.665" calcext:value-type="float">
            <text:p>-86.665</text:p>
          </table:table-cell>
          <table:table-cell office:value-type="float" office:value="11.422" calcext:value-type="float">
            <text:p>11.422</text:p>
          </table:table-cell>
          <table:table-cell office:value-type="float" office:value="35" calcext:value-type="float">
            <text:p>35</text:p>
          </table:table-cell>
          <table:table-cell table:formula="of:=[.E2070]*[.E2070]*[.E2070]*[.E2070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5.538" calcext:value-type="float">
            <text:p>135.538</text:p>
          </table:table-cell>
          <table:table-cell office:value-type="float" office:value="-3.615" calcext:value-type="float">
            <text:p>-3.615</text:p>
          </table:table-cell>
          <table:table-cell office:value-type="float" office:value="16.6" calcext:value-type="float">
            <text:p>16.6</text:p>
          </table:table-cell>
          <table:table-cell table:formula="of:=[.E2071]*[.E2071]*[.E2071]*[.E2071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.619" calcext:value-type="float">
            <text:p>142.619</text:p>
          </table:table-cell>
          <table:table-cell office:value-type="float" office:value="37.812" calcext:value-type="float">
            <text:p>37.812</text:p>
          </table:table-cell>
          <table:table-cell office:value-type="float" office:value="10" calcext:value-type="float">
            <text:p>10</text:p>
          </table:table-cell>
          <table:table-cell table:formula="of:=[.E2072]*[.E2072]*[.E2072]*[.E2072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.855" calcext:value-type="float">
            <text:p>128.855</text:p>
          </table:table-cell>
          <table:table-cell office:value-type="float" office:value="2.354" calcext:value-type="float">
            <text:p>2.354</text:p>
          </table:table-cell>
          <table:table-cell office:value-type="float" office:value="31" calcext:value-type="float">
            <text:p>31</text:p>
          </table:table-cell>
          <table:table-cell table:formula="of:=[.E2073]*[.E2073]*[.E2073]*[.E2073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1.568" calcext:value-type="float">
            <text:p>141.568</text:p>
          </table:table-cell>
          <table:table-cell office:value-type="float" office:value="38.849" calcext:value-type="float">
            <text:p>38.849</text:p>
          </table:table-cell>
          <table:table-cell office:value-type="float" office:value="68" calcext:value-type="float">
            <text:p>68</text:p>
          </table:table-cell>
          <table:table-cell table:formula="of:=[.E2074]*[.E2074]*[.E2074]*[.E2074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7.5472" calcext:value-type="float">
            <text:p>177.5472</text:p>
          </table:table-cell>
          <table:table-cell office:value-type="float" office:value="50.3298" calcext:value-type="float">
            <text:p>50.3298</text:p>
          </table:table-cell>
          <table:table-cell office:value-type="float" office:value="5" calcext:value-type="float">
            <text:p>5</text:p>
          </table:table-cell>
          <table:table-cell table:formula="of:=[.E2075]*[.E2075]*[.E2075]*[.E2075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.196" calcext:value-type="float">
            <text:p>150.196</text:p>
          </table:table-cell>
          <table:table-cell office:value-type="float" office:value="-5.912" calcext:value-type="float">
            <text:p>-5.912</text:p>
          </table:table-cell>
          <table:table-cell office:value-type="float" office:value="33" calcext:value-type="float">
            <text:p>33</text:p>
          </table:table-cell>
          <table:table-cell table:formula="of:=[.E2076]*[.E2076]*[.E2076]*[.E2076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4.98" calcext:value-type="float">
            <text:p>144.98</text:p>
          </table:table-cell>
          <table:table-cell office:value-type="float" office:value="12.686" calcext:value-type="float">
            <text:p>12.686</text:p>
          </table:table-cell>
          <table:table-cell office:value-type="float" office:value="37" calcext:value-type="float">
            <text:p>37</text:p>
          </table:table-cell>
          <table:table-cell table:formula="of:=[.E2077]*[.E2077]*[.E2077]*[.E2077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53.211" calcext:value-type="float">
            <text:p>-153.211</text:p>
          </table:table-cell>
          <table:table-cell office:value-type="float" office:value="57.078" calcext:value-type="float">
            <text:p>57.078</text:p>
          </table:table-cell>
          <table:table-cell office:value-type="float" office:value="33" calcext:value-type="float">
            <text:p>33</text:p>
          </table:table-cell>
          <table:table-cell table:formula="of:=[.E2078]*[.E2078]*[.E2078]*[.E2078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.799" calcext:value-type="float">
            <text:p>54.799</text:p>
          </table:table-cell>
          <table:table-cell office:value-type="float" office:value="39.566" calcext:value-type="float">
            <text:p>39.566</text:p>
          </table:table-cell>
          <table:table-cell office:value-type="float" office:value="30" calcext:value-type="float">
            <text:p>30</text:p>
          </table:table-cell>
          <table:table-cell table:formula="of:=[.E2079]*[.E2079]*[.E2079]*[.E2079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3.945" calcext:value-type="float">
            <text:p>153.945</text:p>
          </table:table-cell>
          <table:table-cell office:value-type="float" office:value="-4.766" calcext:value-type="float">
            <text:p>-4.766</text:p>
          </table:table-cell>
          <table:table-cell office:value-type="float" office:value="50" calcext:value-type="float">
            <text:p>50</text:p>
          </table:table-cell>
          <table:table-cell table:formula="of:=[.E2080]*[.E2080]*[.E2080]*[.E2080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6.91" calcext:value-type="float">
            <text:p>166.91</text:p>
          </table:table-cell>
          <table:table-cell office:value-type="float" office:value="-15.421" calcext:value-type="float">
            <text:p>-15.421</text:p>
          </table:table-cell>
          <table:table-cell office:value-type="float" office:value="23" calcext:value-type="float">
            <text:p>23</text:p>
          </table:table-cell>
          <table:table-cell table:formula="of:=[.E2081]*[.E2081]*[.E2081]*[.E2081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62.99" calcext:value-type="float">
            <text:p>-62.99</text:p>
          </table:table-cell>
          <table:table-cell office:value-type="float" office:value="-28.307" calcext:value-type="float">
            <text:p>-28.307</text:p>
          </table:table-cell>
          <table:table-cell office:value-type="float" office:value="608.5" calcext:value-type="float">
            <text:p>608.5</text:p>
          </table:table-cell>
          <table:table-cell table:formula="of:=[.E2082]*[.E2082]*[.E2082]*[.E2082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54.489" calcext:value-type="float">
            <text:p>-154.489</text:p>
          </table:table-cell>
          <table:table-cell office:value-type="float" office:value="57.413" calcext:value-type="float">
            <text:p>57.413</text:p>
          </table:table-cell>
          <table:table-cell office:value-type="float" office:value="66" calcext:value-type="float">
            <text:p>66</text:p>
          </table:table-cell>
          <table:table-cell table:formula="of:=[.E2083]*[.E2083]*[.E2083]*[.E2083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8.763" calcext:value-type="float">
            <text:p>148.763</text:p>
          </table:table-cell>
          <table:table-cell office:value-type="float" office:value="-6.351" calcext:value-type="float">
            <text:p>-6.351</text:p>
          </table:table-cell>
          <table:table-cell office:value-type="float" office:value="33" calcext:value-type="float">
            <text:p>33</text:p>
          </table:table-cell>
          <table:table-cell table:formula="of:=[.E2084]*[.E2084]*[.E2084]*[.E2084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.976" calcext:value-type="float">
            <text:p>88.976</text:p>
          </table:table-cell>
          <table:table-cell office:value-type="float" office:value="-1.339" calcext:value-type="float">
            <text:p>-1.339</text:p>
          </table:table-cell>
          <table:table-cell office:value-type="float" office:value="10" calcext:value-type="float">
            <text:p>10</text:p>
          </table:table-cell>
          <table:table-cell table:formula="of:=[.E2085]*[.E2085]*[.E2085]*[.E2085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7.436" calcext:value-type="float">
            <text:p>-97.436</text:p>
          </table:table-cell>
          <table:table-cell office:value-type="float" office:value="18.386" calcext:value-type="float">
            <text:p>18.386</text:p>
          </table:table-cell>
          <table:table-cell office:value-type="float" office:value="70" calcext:value-type="float">
            <text:p>70</text:p>
          </table:table-cell>
          <table:table-cell table:formula="of:=[.E2086]*[.E2086]*[.E2086]*[.E2086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3.235" calcext:value-type="float">
            <text:p>153.235</text:p>
          </table:table-cell>
          <table:table-cell office:value-type="float" office:value="-4.596" calcext:value-type="float">
            <text:p>-4.596</text:p>
          </table:table-cell>
          <table:table-cell office:value-type="float" office:value="114.1" calcext:value-type="float">
            <text:p>114.1</text:p>
          </table:table-cell>
          <table:table-cell table:formula="of:=[.E2087]*[.E2087]*[.E2087]*[.E2087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.946" calcext:value-type="float">
            <text:p>128.946</text:p>
          </table:table-cell>
          <table:table-cell office:value-type="float" office:value="-6.92" calcext:value-type="float">
            <text:p>-6.92</text:p>
          </table:table-cell>
          <table:table-cell office:value-type="float" office:value="33" calcext:value-type="float">
            <text:p>33</text:p>
          </table:table-cell>
          <table:table-cell table:formula="of:=[.E2088]*[.E2088]*[.E2088]*[.E2088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1.926" calcext:value-type="float">
            <text:p>141.926</text:p>
          </table:table-cell>
          <table:table-cell office:value-type="float" office:value="-2.961" calcext:value-type="float">
            <text:p>-2.961</text:p>
          </table:table-cell>
          <table:table-cell office:value-type="float" office:value="10" calcext:value-type="float">
            <text:p>10</text:p>
          </table:table-cell>
          <table:table-cell table:formula="of:=[.E2089]*[.E2089]*[.E2089]*[.E2089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6.16" calcext:value-type="float">
            <text:p>166.16</text:p>
          </table:table-cell>
          <table:table-cell office:value-type="float" office:value="-11.04" calcext:value-type="float">
            <text:p>-11.04</text:p>
          </table:table-cell>
          <table:table-cell office:value-type="float" office:value="110.2" calcext:value-type="float">
            <text:p>110.2</text:p>
          </table:table-cell>
          <table:table-cell table:formula="of:=[.E2090]*[.E2090]*[.E2090]*[.E2090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.261" calcext:value-type="float">
            <text:p>99.261</text:p>
          </table:table-cell>
          <table:table-cell office:value-type="float" office:value="-0.544" calcext:value-type="float">
            <text:p>-0.544</text:p>
          </table:table-cell>
          <table:table-cell office:value-type="float" office:value="55.7" calcext:value-type="float">
            <text:p>55.7</text:p>
          </table:table-cell>
          <table:table-cell table:formula="of:=[.E2091]*[.E2091]*[.E2091]*[.E2091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.536" calcext:value-type="float">
            <text:p>122.536</text:p>
          </table:table-cell>
          <table:table-cell office:value-type="float" office:value="1.241" calcext:value-type="float">
            <text:p>1.241</text:p>
          </table:table-cell>
          <table:table-cell office:value-type="float" office:value="24" calcext:value-type="float">
            <text:p>24</text:p>
          </table:table-cell>
          <table:table-cell table:formula="of:=[.E2092]*[.E2092]*[.E2092]*[.E2092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7.375" calcext:value-type="float">
            <text:p>167.375</text:p>
          </table:table-cell>
          <table:table-cell office:value-type="float" office:value="-15.145" calcext:value-type="float">
            <text:p>-15.145</text:p>
          </table:table-cell>
          <table:table-cell office:value-type="float" office:value="123.1" calcext:value-type="float">
            <text:p>123.1</text:p>
          </table:table-cell>
          <table:table-cell table:formula="of:=[.E2093]*[.E2093]*[.E2093]*[.E2093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7.624" calcext:value-type="float">
            <text:p>-177.624</text:p>
          </table:table-cell>
          <table:table-cell office:value-type="float" office:value="-28.683" calcext:value-type="float">
            <text:p>-28.683</text:p>
          </table:table-cell>
          <table:table-cell office:value-type="float" office:value="30" calcext:value-type="float">
            <text:p>30</text:p>
          </table:table-cell>
          <table:table-cell table:formula="of:=[.E2094]*[.E2094]*[.E2094]*[.E2094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63.486" calcext:value-type="float">
            <text:p>-63.486</text:p>
          </table:table-cell>
          <table:table-cell office:value-type="float" office:value="10.598" calcext:value-type="float">
            <text:p>10.598</text:p>
          </table:table-cell>
          <table:table-cell office:value-type="float" office:value="19.9" calcext:value-type="float">
            <text:p>19.9</text:p>
          </table:table-cell>
          <table:table-cell table:formula="of:=[.E2095]*[.E2095]*[.E2095]*[.E2095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.45" calcext:value-type="float">
            <text:p>120.4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2096]*[.E2096]*[.E2096]*[.E2096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42.254" calcext:value-type="float">
            <text:p>-42.254</text:p>
          </table:table-cell>
          <table:table-cell office:value-type="float" office:value="10.797" calcext:value-type="float">
            <text:p>10.797</text:p>
          </table:table-cell>
          <table:table-cell office:value-type="float" office:value="10" calcext:value-type="float">
            <text:p>10</text:p>
          </table:table-cell>
          <table:table-cell table:formula="of:=[.E2097]*[.E2097]*[.E2097]*[.E2097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7.881" calcext:value-type="float">
            <text:p>-77.881</text:p>
          </table:table-cell>
          <table:table-cell office:value-type="float" office:value="-2.75" calcext:value-type="float">
            <text:p>-2.75</text:p>
          </table:table-cell>
          <table:table-cell office:value-type="float" office:value="24.4" calcext:value-type="float">
            <text:p>24.4</text:p>
          </table:table-cell>
          <table:table-cell table:formula="of:=[.E2098]*[.E2098]*[.E2098]*[.E2098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.175" calcext:value-type="float">
            <text:p>142.175</text:p>
          </table:table-cell>
          <table:table-cell office:value-type="float" office:value="40.246" calcext:value-type="float">
            <text:p>40.246</text:p>
          </table:table-cell>
          <table:table-cell office:value-type="float" office:value="26.9" calcext:value-type="float">
            <text:p>26.9</text:p>
          </table:table-cell>
          <table:table-cell table:formula="of:=[.E2099]*[.E2099]*[.E2099]*[.E2099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26.3028333" calcext:value-type="float">
            <text:p>-126.3028333</text:p>
          </table:table-cell>
          <table:table-cell office:value-type="float" office:value="40.4055" calcext:value-type="float">
            <text:p>40.4055</text:p>
          </table:table-cell>
          <table:table-cell office:value-type="float" office:value="4.972" calcext:value-type="float">
            <text:p>4.972</text:p>
          </table:table-cell>
          <table:table-cell table:formula="of:=[.E2100]*[.E2100]*[.E2100]*[.E2100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3.569" calcext:value-type="float">
            <text:p>-23.569</text:p>
          </table:table-cell>
          <table:table-cell office:value-type="float" office:value="-1.278" calcext:value-type="float">
            <text:p>-1.278</text:p>
          </table:table-cell>
          <table:table-cell office:value-type="float" office:value="10" calcext:value-type="float">
            <text:p>10</text:p>
          </table:table-cell>
          <table:table-cell table:formula="of:=[.E2101]*[.E2101]*[.E2101]*[.E2101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9.361" calcext:value-type="float">
            <text:p>169.361</text:p>
          </table:table-cell>
          <table:table-cell office:value-type="float" office:value="-20.553" calcext:value-type="float">
            <text:p>-20.553</text:p>
          </table:table-cell>
          <table:table-cell office:value-type="float" office:value="27.7" calcext:value-type="float">
            <text:p>27.7</text:p>
          </table:table-cell>
          <table:table-cell table:formula="of:=[.E2102]*[.E2102]*[.E2102]*[.E2102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7.733" calcext:value-type="float">
            <text:p>127.733</text:p>
          </table:table-cell>
          <table:table-cell office:value-type="float" office:value="1.015" calcext:value-type="float">
            <text:p>1.015</text:p>
          </table:table-cell>
          <table:table-cell office:value-type="float" office:value="19.9" calcext:value-type="float">
            <text:p>19.9</text:p>
          </table:table-cell>
          <table:table-cell table:formula="of:=[.E2103]*[.E2103]*[.E2103]*[.E2103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9.789" calcext:value-type="float">
            <text:p>169.789</text:p>
          </table:table-cell>
          <table:table-cell office:value-type="float" office:value="-20.23" calcext:value-type="float">
            <text:p>-20.23</text:p>
          </table:table-cell>
          <table:table-cell office:value-type="float" office:value="33" calcext:value-type="float">
            <text:p>33</text:p>
          </table:table-cell>
          <table:table-cell table:formula="of:=[.E2104]*[.E2104]*[.E2104]*[.E2104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.647" calcext:value-type="float">
            <text:p>158.647</text:p>
          </table:table-cell>
          <table:table-cell office:value-type="float" office:value="51.934" calcext:value-type="float">
            <text:p>51.934</text:p>
          </table:table-cell>
          <table:table-cell office:value-type="float" office:value="34" calcext:value-type="float">
            <text:p>34</text:p>
          </table:table-cell>
          <table:table-cell table:formula="of:=[.E2105]*[.E2105]*[.E2105]*[.E2105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6.927" calcext:value-type="float">
            <text:p>166.927</text:p>
          </table:table-cell>
          <table:table-cell office:value-type="float" office:value="-45.277" calcext:value-type="float">
            <text:p>-45.277</text:p>
          </table:table-cell>
          <table:table-cell office:value-type="float" office:value="28.1" calcext:value-type="float">
            <text:p>28.1</text:p>
          </table:table-cell>
          <table:table-cell table:formula="of:=[.E2106]*[.E2106]*[.E2106]*[.E2106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.868" calcext:value-type="float">
            <text:p>70.868</text:p>
          </table:table-cell>
          <table:table-cell office:value-type="float" office:value="36.379" calcext:value-type="float">
            <text:p>36.379</text:p>
          </table:table-cell>
          <table:table-cell office:value-type="float" office:value="214.5" calcext:value-type="float">
            <text:p>214.5</text:p>
          </table:table-cell>
          <table:table-cell table:formula="of:=[.E2107]*[.E2107]*[.E2107]*[.E2107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66.543" calcext:value-type="float">
            <text:p>-66.543</text:p>
          </table:table-cell>
          <table:table-cell office:value-type="float" office:value="-22.671" calcext:value-type="float">
            <text:p>-22.671</text:p>
          </table:table-cell>
          <table:table-cell office:value-type="float" office:value="221" calcext:value-type="float">
            <text:p>221</text:p>
          </table:table-cell>
          <table:table-cell table:formula="of:=[.E2108]*[.E2108]*[.E2108]*[.E2108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.57" calcext:value-type="float">
            <text:p>126.57</text:p>
          </table:table-cell>
          <table:table-cell office:value-type="float" office:value="7.219" calcext:value-type="float">
            <text:p>7.219</text:p>
          </table:table-cell>
          <table:table-cell office:value-type="float" office:value="58.7" calcext:value-type="float">
            <text:p>58.7</text:p>
          </table:table-cell>
          <table:table-cell table:formula="of:=[.E2109]*[.E2109]*[.E2109]*[.E2109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5.239" calcext:value-type="float">
            <text:p>165.239</text:p>
          </table:table-cell>
          <table:table-cell office:value-type="float" office:value="-11.122" calcext:value-type="float">
            <text:p>-11.122</text:p>
          </table:table-cell>
          <table:table-cell office:value-type="float" office:value="18.8" calcext:value-type="float">
            <text:p>18.8</text:p>
          </table:table-cell>
          <table:table-cell table:formula="of:=[.E2110]*[.E2110]*[.E2110]*[.E2110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8.591" calcext:value-type="float">
            <text:p>-178.591</text:p>
          </table:table-cell>
          <table:table-cell office:value-type="float" office:value="-20.878" calcext:value-type="float">
            <text:p>-20.878</text:p>
          </table:table-cell>
          <table:table-cell office:value-type="float" office:value="566.4" calcext:value-type="float">
            <text:p>566.4</text:p>
          </table:table-cell>
          <table:table-cell table:formula="of:=[.E2111]*[.E2111]*[.E2111]*[.E2111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25.856" calcext:value-type="float">
            <text:p>-125.856</text:p>
          </table:table-cell>
          <table:table-cell office:value-type="float" office:value="41.679" calcext:value-type="float">
            <text:p>41.679</text:p>
          </table:table-cell>
          <table:table-cell office:value-type="float" office:value="1.303" calcext:value-type="float">
            <text:p>1.303</text:p>
          </table:table-cell>
          <table:table-cell table:formula="of:=[.E2112]*[.E2112]*[.E2112]*[.E2112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2.187" calcext:value-type="float">
            <text:p>-72.187</text:p>
          </table:table-cell>
          <table:table-cell office:value-type="float" office:value="-13.108" calcext:value-type="float">
            <text:p>-13.108</text:p>
          </table:table-cell>
          <table:table-cell office:value-type="float" office:value="104.5" calcext:value-type="float">
            <text:p>104.5</text:p>
          </table:table-cell>
          <table:table-cell table:formula="of:=[.E2113]*[.E2113]*[.E2113]*[.E2113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6.218" calcext:value-type="float">
            <text:p>-176.218</text:p>
          </table:table-cell>
          <table:table-cell office:value-type="float" office:value="-20.252" calcext:value-type="float">
            <text:p>-20.252</text:p>
          </table:table-cell>
          <table:table-cell office:value-type="float" office:value="265.5" calcext:value-type="float">
            <text:p>265.5</text:p>
          </table:table-cell>
          <table:table-cell table:formula="of:=[.E2114]*[.E2114]*[.E2114]*[.E2114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61.606" calcext:value-type="float">
            <text:p>-161.606</text:p>
          </table:table-cell>
          <table:table-cell office:value-type="float" office:value="54.567" calcext:value-type="float">
            <text:p>54.567</text:p>
          </table:table-cell>
          <table:table-cell office:value-type="float" office:value="28.4" calcext:value-type="float">
            <text:p>28.4</text:p>
          </table:table-cell>
          <table:table-cell table:formula="of:=[.E2115]*[.E2115]*[.E2115]*[.E2115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.957" calcext:value-type="float">
            <text:p>122.957</text:p>
          </table:table-cell>
          <table:table-cell office:value-type="float" office:value="1.156" calcext:value-type="float">
            <text:p>1.156</text:p>
          </table:table-cell>
          <table:table-cell office:value-type="float" office:value="33" calcext:value-type="float">
            <text:p>33</text:p>
          </table:table-cell>
          <table:table-cell table:formula="of:=[.E2116]*[.E2116]*[.E2116]*[.E2116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.673" calcext:value-type="float">
            <text:p>43.673</text:p>
          </table:table-cell>
          <table:table-cell office:value-type="float" office:value="42.453" calcext:value-type="float">
            <text:p>42.453</text:p>
          </table:table-cell>
          <table:table-cell office:value-type="float" office:value="17.2" calcext:value-type="float">
            <text:p>17.2</text:p>
          </table:table-cell>
          <table:table-cell table:formula="of:=[.E2117]*[.E2117]*[.E2117]*[.E2117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.48" calcext:value-type="float">
            <text:p>126.48</text:p>
          </table:table-cell>
          <table:table-cell office:value-type="float" office:value="8.87" calcext:value-type="float">
            <text:p>8.87</text:p>
          </table:table-cell>
          <table:table-cell office:value-type="float" office:value="23.9" calcext:value-type="float">
            <text:p>23.9</text:p>
          </table:table-cell>
          <table:table-cell table:formula="of:=[.E2118]*[.E2118]*[.E2118]*[.E2118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.901" calcext:value-type="float">
            <text:p>95.901</text:p>
          </table:table-cell>
          <table:table-cell office:value-type="float" office:value="23.613" calcext:value-type="float">
            <text:p>23.613</text:p>
          </table:table-cell>
          <table:table-cell office:value-type="float" office:value="19.7" calcext:value-type="float">
            <text:p>19.7</text:p>
          </table:table-cell>
          <table:table-cell table:formula="of:=[.E2119]*[.E2119]*[.E2119]*[.E2119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0.776" calcext:value-type="float">
            <text:p>-70.776</text:p>
          </table:table-cell>
          <table:table-cell office:value-type="float" office:value="-10.97" calcext:value-type="float">
            <text:p>-10.97</text:p>
          </table:table-cell>
          <table:table-cell office:value-type="float" office:value="598.8" calcext:value-type="float">
            <text:p>598.8</text:p>
          </table:table-cell>
          <table:table-cell table:formula="of:=[.E2120]*[.E2120]*[.E2120]*[.E2120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.668" calcext:value-type="float">
            <text:p>26.668</text:p>
          </table:table-cell>
          <table:table-cell office:value-type="float" office:value="45.841" calcext:value-type="float">
            <text:p>45.841</text:p>
          </table:table-cell>
          <table:table-cell office:value-type="float" office:value="89.3" calcext:value-type="float">
            <text:p>89.3</text:p>
          </table:table-cell>
          <table:table-cell table:formula="of:=[.E2121]*[.E2121]*[.E2121]*[.E2121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8.414" calcext:value-type="float">
            <text:p>-178.414</text:p>
          </table:table-cell>
          <table:table-cell office:value-type="float" office:value="-30.523" calcext:value-type="float">
            <text:p>-30.523</text:p>
          </table:table-cell>
          <table:table-cell office:value-type="float" office:value="43.8" calcext:value-type="float">
            <text:p>43.8</text:p>
          </table:table-cell>
          <table:table-cell table:formula="of:=[.E2122]*[.E2122]*[.E2122]*[.E2122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3.667" calcext:value-type="float">
            <text:p>133.667</text:p>
          </table:table-cell>
          <table:table-cell office:value-type="float" office:value="-6.081" calcext:value-type="float">
            <text:p>-6.081</text:p>
          </table:table-cell>
          <table:table-cell office:value-type="float" office:value="27.7" calcext:value-type="float">
            <text:p>27.7</text:p>
          </table:table-cell>
          <table:table-cell table:formula="of:=[.E2123]*[.E2123]*[.E2123]*[.E2123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2.779" calcext:value-type="float">
            <text:p>152.779</text:p>
          </table:table-cell>
          <table:table-cell office:value-type="float" office:value="-6.526" calcext:value-type="float">
            <text:p>-6.526</text:p>
          </table:table-cell>
          <table:table-cell office:value-type="float" office:value="16.6" calcext:value-type="float">
            <text:p>16.6</text:p>
          </table:table-cell>
          <table:table-cell table:formula="of:=[.E2124]*[.E2124]*[.E2124]*[.E2124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0.568" calcext:value-type="float">
            <text:p>-70.568</text:p>
          </table:table-cell>
          <table:table-cell office:value-type="float" office:value="-24.71" calcext:value-type="float">
            <text:p>-24.71</text:p>
          </table:table-cell>
          <table:table-cell office:value-type="float" office:value="33" calcext:value-type="float">
            <text:p>33</text:p>
          </table:table-cell>
          <table:table-cell table:formula="of:=[.E2125]*[.E2125]*[.E2125]*[.E2125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4.371" calcext:value-type="float">
            <text:p>154.371</text:p>
          </table:table-cell>
          <table:table-cell office:value-type="float" office:value="-7.288" calcext:value-type="float">
            <text:p>-7.288</text:p>
          </table:table-cell>
          <table:table-cell office:value-type="float" office:value="24.7" calcext:value-type="float">
            <text:p>24.7</text:p>
          </table:table-cell>
          <table:table-cell table:formula="of:=[.E2126]*[.E2126]*[.E2126]*[.E2126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66.205" calcext:value-type="float">
            <text:p>-66.205</text:p>
          </table:table-cell>
          <table:table-cell office:value-type="float" office:value="-22.767" calcext:value-type="float">
            <text:p>-22.767</text:p>
          </table:table-cell>
          <table:table-cell office:value-type="float" office:value="248.7" calcext:value-type="float">
            <text:p>248.7</text:p>
          </table:table-cell>
          <table:table-cell table:formula="of:=[.E2127]*[.E2127]*[.E2127]*[.E2127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0.701" calcext:value-type="float">
            <text:p>-70.701</text:p>
          </table:table-cell>
          <table:table-cell office:value-type="float" office:value="-24.495" calcext:value-type="float">
            <text:p>-24.495</text:p>
          </table:table-cell>
          <table:table-cell office:value-type="float" office:value="34.8" calcext:value-type="float">
            <text:p>34.8</text:p>
          </table:table-cell>
          <table:table-cell table:formula="of:=[.E2128]*[.E2128]*[.E2128]*[.E2128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6.916" calcext:value-type="float">
            <text:p>-26.916</text:p>
          </table:table-cell>
          <table:table-cell office:value-type="float" office:value="-60.063" calcext:value-type="float">
            <text:p>-60.063</text:p>
          </table:table-cell>
          <table:table-cell office:value-type="float" office:value="47.6" calcext:value-type="float">
            <text:p>47.6</text:p>
          </table:table-cell>
          <table:table-cell table:formula="of:=[.E2129]*[.E2129]*[.E2129]*[.E2129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02.973" calcext:value-type="float">
            <text:p>-102.973</text:p>
          </table:table-cell>
          <table:table-cell office:value-type="float" office:value="18.404" calcext:value-type="float">
            <text:p>18.404</text:p>
          </table:table-cell>
          <table:table-cell office:value-type="float" office:value="26.5" calcext:value-type="float">
            <text:p>26.5</text:p>
          </table:table-cell>
          <table:table-cell table:formula="of:=[.E2130]*[.E2130]*[.E2130]*[.E2130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6.185" calcext:value-type="float">
            <text:p>166.185</text:p>
          </table:table-cell>
          <table:table-cell office:value-type="float" office:value="-13.987" calcext:value-type="float">
            <text:p>-13.987</text:p>
          </table:table-cell>
          <table:table-cell office:value-type="float" office:value="33" calcext:value-type="float">
            <text:p>33</text:p>
          </table:table-cell>
          <table:table-cell table:formula="of:=[.E2131]*[.E2131]*[.E2131]*[.E2131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6.24" calcext:value-type="float">
            <text:p>166.24</text:p>
          </table:table-cell>
          <table:table-cell office:value-type="float" office:value="-14.043" calcext:value-type="float">
            <text:p>-14.043</text:p>
          </table:table-cell>
          <table:table-cell office:value-type="float" office:value="33" calcext:value-type="float">
            <text:p>33</text:p>
          </table:table-cell>
          <table:table-cell table:formula="of:=[.E2132]*[.E2132]*[.E2132]*[.E2132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.224" calcext:value-type="float">
            <text:p>75.224</text:p>
          </table:table-cell>
          <table:table-cell office:value-type="float" office:value="39.431" calcext:value-type="float">
            <text:p>39.431</text:p>
          </table:table-cell>
          <table:table-cell office:value-type="float" office:value="6.8" calcext:value-type="float">
            <text:p>6.8</text:p>
          </table:table-cell>
          <table:table-cell table:formula="of:=[.E2133]*[.E2133]*[.E2133]*[.E2133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.61" calcext:value-type="float">
            <text:p>120.61</text:p>
          </table:table-cell>
          <table:table-cell office:value-type="float" office:value="15.344" calcext:value-type="float">
            <text:p>15.344</text:p>
          </table:table-cell>
          <table:table-cell office:value-type="float" office:value="188.4" calcext:value-type="float">
            <text:p>188.4</text:p>
          </table:table-cell>
          <table:table-cell table:formula="of:=[.E2134]*[.E2134]*[.E2134]*[.E2134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.411" calcext:value-type="float">
            <text:p>126.411</text:p>
          </table:table-cell>
          <table:table-cell office:value-type="float" office:value="1.622" calcext:value-type="float">
            <text:p>1.622</text:p>
          </table:table-cell>
          <table:table-cell office:value-type="float" office:value="50.7" calcext:value-type="float">
            <text:p>50.7</text:p>
          </table:table-cell>
          <table:table-cell table:formula="of:=[.E2135]*[.E2135]*[.E2135]*[.E2135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.35" calcext:value-type="float">
            <text:p>63.35</text:p>
          </table:table-cell>
          <table:table-cell office:value-type="float" office:value="40.32" calcext:value-type="float">
            <text:p>40.32</text:p>
          </table:table-cell>
          <table:table-cell office:value-type="float" office:value="14.5" calcext:value-type="float">
            <text:p>14.5</text:p>
          </table:table-cell>
          <table:table-cell table:formula="of:=[.E2136]*[.E2136]*[.E2136]*[.E2136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.806" calcext:value-type="float">
            <text:p>118.806</text:p>
          </table:table-cell>
          <table:table-cell office:value-type="float" office:value="-2.823" calcext:value-type="float">
            <text:p>-2.823</text:p>
          </table:table-cell>
          <table:table-cell office:value-type="float" office:value="33" calcext:value-type="float">
            <text:p>33</text:p>
          </table:table-cell>
          <table:table-cell table:formula="of:=[.E2137]*[.E2137]*[.E2137]*[.E2137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1.924" calcext:value-type="float">
            <text:p>-91.924</text:p>
          </table:table-cell>
          <table:table-cell office:value-type="float" office:value="14.066" calcext:value-type="float">
            <text:p>14.066</text:p>
          </table:table-cell>
          <table:table-cell office:value-type="float" office:value="67.1" calcext:value-type="float">
            <text:p>67.1</text:p>
          </table:table-cell>
          <table:table-cell table:formula="of:=[.E2138]*[.E2138]*[.E2138]*[.E2138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.054" calcext:value-type="float">
            <text:p>62.054</text:p>
          </table:table-cell>
          <table:table-cell office:value-type="float" office:value="27.793" calcext:value-type="float">
            <text:p>27.793</text:p>
          </table:table-cell>
          <table:table-cell office:value-type="float" office:value="64" calcext:value-type="float">
            <text:p>64</text:p>
          </table:table-cell>
          <table:table-cell table:formula="of:=[.E2139]*[.E2139]*[.E2139]*[.E2139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8.103" calcext:value-type="float">
            <text:p>-78.103</text:p>
          </table:table-cell>
          <table:table-cell office:value-type="float" office:value="-4.843" calcext:value-type="float">
            <text:p>-4.843</text:p>
          </table:table-cell>
          <table:table-cell office:value-type="float" office:value="104.2" calcext:value-type="float">
            <text:p>104.2</text:p>
          </table:table-cell>
          <table:table-cell table:formula="of:=[.E2140]*[.E2140]*[.E2140]*[.E2140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9.339" calcext:value-type="float">
            <text:p>-179.339</text:p>
          </table:table-cell>
          <table:table-cell office:value-type="float" office:value="-30.383" calcext:value-type="float">
            <text:p>-30.383</text:p>
          </table:table-cell>
          <table:table-cell office:value-type="float" office:value="238" calcext:value-type="float">
            <text:p>238</text:p>
          </table:table-cell>
          <table:table-cell table:formula="of:=[.E2141]*[.E2141]*[.E2141]*[.E2141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.228" calcext:value-type="float">
            <text:p>20.228</text:p>
          </table:table-cell>
          <table:table-cell office:value-type="float" office:value="38.026" calcext:value-type="float">
            <text:p>38.026</text:p>
          </table:table-cell>
          <table:table-cell office:value-type="float" office:value="14.3" calcext:value-type="float">
            <text:p>14.3</text:p>
          </table:table-cell>
          <table:table-cell table:formula="of:=[.E2142]*[.E2142]*[.E2142]*[.E2142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5.931" calcext:value-type="float">
            <text:p>165.931</text:p>
          </table:table-cell>
          <table:table-cell office:value-type="float" office:value="-12.597" calcext:value-type="float">
            <text:p>-12.597</text:p>
          </table:table-cell>
          <table:table-cell office:value-type="float" office:value="30.7" calcext:value-type="float">
            <text:p>30.7</text:p>
          </table:table-cell>
          <table:table-cell table:formula="of:=[.E2143]*[.E2143]*[.E2143]*[.E2143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.513" calcext:value-type="float">
            <text:p>160.513</text:p>
          </table:table-cell>
          <table:table-cell office:value-type="float" office:value="-51.225" calcext:value-type="float">
            <text:p>-51.225</text:p>
          </table:table-cell>
          <table:table-cell office:value-type="float" office:value="10" calcext:value-type="float">
            <text:p>10</text:p>
          </table:table-cell>
          <table:table-cell table:formula="of:=[.E2144]*[.E2144]*[.E2144]*[.E2144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8.358" calcext:value-type="float">
            <text:p>-98.358</text:p>
          </table:table-cell>
          <table:table-cell office:value-type="float" office:value="16.558" calcext:value-type="float">
            <text:p>16.558</text:p>
          </table:table-cell>
          <table:table-cell office:value-type="float" office:value="33.8" calcext:value-type="float">
            <text:p>33.8</text:p>
          </table:table-cell>
          <table:table-cell table:formula="of:=[.E2145]*[.E2145]*[.E2145]*[.E2145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7.601" calcext:value-type="float">
            <text:p>167.601</text:p>
          </table:table-cell>
          <table:table-cell office:value-type="float" office:value="-17.26" calcext:value-type="float">
            <text:p>-17.26</text:p>
          </table:table-cell>
          <table:table-cell office:value-type="float" office:value="30" calcext:value-type="float">
            <text:p>30</text:p>
          </table:table-cell>
          <table:table-cell table:formula="of:=[.E2146]*[.E2146]*[.E2146]*[.E2146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1.742" calcext:value-type="float">
            <text:p>171.742</text:p>
          </table:table-cell>
          <table:table-cell office:value-type="float" office:value="-22.293" calcext:value-type="float">
            <text:p>-22.293</text:p>
          </table:table-cell>
          <table:table-cell office:value-type="float" office:value="33" calcext:value-type="float">
            <text:p>33</text:p>
          </table:table-cell>
          <table:table-cell table:formula="of:=[.E2147]*[.E2147]*[.E2147]*[.E2147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6.274" calcext:value-type="float">
            <text:p>176.274</text:p>
          </table:table-cell>
          <table:table-cell office:value-type="float" office:value="51.744" calcext:value-type="float">
            <text:p>51.744</text:p>
          </table:table-cell>
          <table:table-cell office:value-type="float" office:value="33" calcext:value-type="float">
            <text:p>33</text:p>
          </table:table-cell>
          <table:table-cell table:formula="of:=[.E2148]*[.E2148]*[.E2148]*[.E2148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6.753" calcext:value-type="float">
            <text:p>146.753</text:p>
          </table:table-cell>
          <table:table-cell office:value-type="float" office:value="43.53" calcext:value-type="float">
            <text:p>43.53</text:p>
          </table:table-cell>
          <table:table-cell office:value-type="float" office:value="44" calcext:value-type="float">
            <text:p>44</text:p>
          </table:table-cell>
          <table:table-cell table:formula="of:=[.E2149]*[.E2149]*[.E2149]*[.E2149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.075" calcext:value-type="float">
            <text:p>122.075</text:p>
          </table:table-cell>
          <table:table-cell office:value-type="float" office:value="23.247" calcext:value-type="float">
            <text:p>23.247</text:p>
          </table:table-cell>
          <table:table-cell office:value-type="float" office:value="33" calcext:value-type="float">
            <text:p>33</text:p>
          </table:table-cell>
          <table:table-cell table:formula="of:=[.E2150]*[.E2150]*[.E2150]*[.E2150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.222" calcext:value-type="float">
            <text:p>-85.222</text:p>
          </table:table-cell>
          <table:table-cell office:value-type="float" office:value="10.204" calcext:value-type="float">
            <text:p>10.204</text:p>
          </table:table-cell>
          <table:table-cell office:value-type="float" office:value="56" calcext:value-type="float">
            <text:p>56</text:p>
          </table:table-cell>
          <table:table-cell table:formula="of:=[.E2151]*[.E2151]*[.E2151]*[.E2151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2.264" calcext:value-type="float">
            <text:p>-172.264</text:p>
          </table:table-cell>
          <table:table-cell office:value-type="float" office:value="-17.098" calcext:value-type="float">
            <text:p>-17.098</text:p>
          </table:table-cell>
          <table:table-cell office:value-type="float" office:value="33" calcext:value-type="float">
            <text:p>33</text:p>
          </table:table-cell>
          <table:table-cell table:formula="of:=[.E2152]*[.E2152]*[.E2152]*[.E2152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.327" calcext:value-type="float">
            <text:p>122.327</text:p>
          </table:table-cell>
          <table:table-cell office:value-type="float" office:value="16.773" calcext:value-type="float">
            <text:p>16.773</text:p>
          </table:table-cell>
          <table:table-cell office:value-type="float" office:value="37" calcext:value-type="float">
            <text:p>37</text:p>
          </table:table-cell>
          <table:table-cell table:formula="of:=[.E2153]*[.E2153]*[.E2153]*[.E2153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8.127" calcext:value-type="float">
            <text:p>-78.127</text:p>
          </table:table-cell>
          <table:table-cell office:value-type="float" office:value="7.409" calcext:value-type="float">
            <text:p>7.409</text:p>
          </table:table-cell>
          <table:table-cell office:value-type="float" office:value="3" calcext:value-type="float">
            <text:p>3</text:p>
          </table:table-cell>
          <table:table-cell table:formula="of:=[.E2154]*[.E2154]*[.E2154]*[.E2154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.318" calcext:value-type="float">
            <text:p>96.318</text:p>
          </table:table-cell>
          <table:table-cell office:value-type="float" office:value="3.397" calcext:value-type="float">
            <text:p>3.397</text:p>
          </table:table-cell>
          <table:table-cell office:value-type="float" office:value="33" calcext:value-type="float">
            <text:p>33</text:p>
          </table:table-cell>
          <table:table-cell table:formula="of:=[.E2155]*[.E2155]*[.E2155]*[.E2155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.71" calcext:value-type="float">
            <text:p>98.71</text:p>
          </table:table-cell>
          <table:table-cell office:value-type="float" office:value="24.531" calcext:value-type="float">
            <text:p>24.531</text:p>
          </table:table-cell>
          <table:table-cell office:value-type="float" office:value="10" calcext:value-type="float">
            <text:p>10</text:p>
          </table:table-cell>
          <table:table-cell table:formula="of:=[.E2156]*[.E2156]*[.E2156]*[.E2156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.472" calcext:value-type="float">
            <text:p>63.472</text:p>
          </table:table-cell>
          <table:table-cell office:value-type="float" office:value="40.381" calcext:value-type="float">
            <text:p>40.381</text:p>
          </table:table-cell>
          <table:table-cell office:value-type="float" office:value="10" calcext:value-type="float">
            <text:p>10</text:p>
          </table:table-cell>
          <table:table-cell table:formula="of:=[.E2157]*[.E2157]*[.E2157]*[.E2157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.773" calcext:value-type="float">
            <text:p>63.773</text:p>
          </table:table-cell>
          <table:table-cell office:value-type="float" office:value="40.311" calcext:value-type="float">
            <text:p>40.311</text:p>
          </table:table-cell>
          <table:table-cell office:value-type="float" office:value="33" calcext:value-type="float">
            <text:p>33</text:p>
          </table:table-cell>
          <table:table-cell table:formula="of:=[.E2158]*[.E2158]*[.E2158]*[.E2158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9.123" calcext:value-type="float">
            <text:p>149.123</text:p>
          </table:table-cell>
          <table:table-cell office:value-type="float" office:value="44.915" calcext:value-type="float">
            <text:p>44.915</text:p>
          </table:table-cell>
          <table:table-cell office:value-type="float" office:value="41" calcext:value-type="float">
            <text:p>41</text:p>
          </table:table-cell>
          <table:table-cell table:formula="of:=[.E2159]*[.E2159]*[.E2159]*[.E2159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6.499" calcext:value-type="float">
            <text:p>166.499</text:p>
          </table:table-cell>
          <table:table-cell office:value-type="float" office:value="-12.519" calcext:value-type="float">
            <text:p>-12.519</text:p>
          </table:table-cell>
          <table:table-cell office:value-type="float" office:value="54" calcext:value-type="float">
            <text:p>54</text:p>
          </table:table-cell>
          <table:table-cell table:formula="of:=[.E2160]*[.E2160]*[.E2160]*[.E2160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.198" calcext:value-type="float">
            <text:p>102.198</text:p>
          </table:table-cell>
          <table:table-cell office:value-type="float" office:value="-4.882" calcext:value-type="float">
            <text:p>-4.882</text:p>
          </table:table-cell>
          <table:table-cell office:value-type="float" office:value="33" calcext:value-type="float">
            <text:p>33</text:p>
          </table:table-cell>
          <table:table-cell table:formula="of:=[.E2161]*[.E2161]*[.E2161]*[.E2161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7.734" calcext:value-type="float">
            <text:p>147.734</text:p>
          </table:table-cell>
          <table:table-cell office:value-type="float" office:value="43.024" calcext:value-type="float">
            <text:p>43.024</text:p>
          </table:table-cell>
          <table:table-cell office:value-type="float" office:value="15" calcext:value-type="float">
            <text:p>15</text:p>
          </table:table-cell>
          <table:table-cell table:formula="of:=[.E2162]*[.E2162]*[.E2162]*[.E2162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.58" calcext:value-type="float">
            <text:p>122.58</text:p>
          </table:table-cell>
          <table:table-cell office:value-type="float" office:value="40.641" calcext:value-type="float">
            <text:p>40.641</text:p>
          </table:table-cell>
          <table:table-cell office:value-type="float" office:value="33" calcext:value-type="float">
            <text:p>33</text:p>
          </table:table-cell>
          <table:table-cell table:formula="of:=[.E2163]*[.E2163]*[.E2163]*[.E2163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5.894" calcext:value-type="float">
            <text:p>155.894</text:p>
          </table:table-cell>
          <table:table-cell office:value-type="float" office:value="-7.461" calcext:value-type="float">
            <text:p>-7.461</text:p>
          </table:table-cell>
          <table:table-cell office:value-type="float" office:value="34" calcext:value-type="float">
            <text:p>34</text:p>
          </table:table-cell>
          <table:table-cell table:formula="of:=[.E2164]*[.E2164]*[.E2164]*[.E2164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1.549" calcext:value-type="float">
            <text:p>-21.549</text:p>
          </table:table-cell>
          <table:table-cell office:value-type="float" office:value="-60.823" calcext:value-type="float">
            <text:p>-60.823</text:p>
          </table:table-cell>
          <table:table-cell office:value-type="float" office:value="33" calcext:value-type="float">
            <text:p>33</text:p>
          </table:table-cell>
          <table:table-cell table:formula="of:=[.E2165]*[.E2165]*[.E2165]*[.E2165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.787" calcext:value-type="float">
            <text:p>122.787</text:p>
          </table:table-cell>
          <table:table-cell office:value-type="float" office:value="13.372" calcext:value-type="float">
            <text:p>13.372</text:p>
          </table:table-cell>
          <table:table-cell office:value-type="float" office:value="33" calcext:value-type="float">
            <text:p>33</text:p>
          </table:table-cell>
          <table:table-cell table:formula="of:=[.E2166]*[.E2166]*[.E2166]*[.E2166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8.949" calcext:value-type="float">
            <text:p>168.949</text:p>
          </table:table-cell>
          <table:table-cell office:value-type="float" office:value="-20.122" calcext:value-type="float">
            <text:p>-20.122</text:p>
          </table:table-cell>
          <table:table-cell office:value-type="float" office:value="20" calcext:value-type="float">
            <text:p>20</text:p>
          </table:table-cell>
          <table:table-cell table:formula="of:=[.E2167]*[.E2167]*[.E2167]*[.E2167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.539" calcext:value-type="float">
            <text:p>121.539</text:p>
          </table:table-cell>
          <table:table-cell office:value-type="float" office:value="23.564" calcext:value-type="float">
            <text:p>23.564</text:p>
          </table:table-cell>
          <table:table-cell office:value-type="float" office:value="22.2" calcext:value-type="float">
            <text:p>22.2</text:p>
          </table:table-cell>
          <table:table-cell table:formula="of:=[.E2168]*[.E2168]*[.E2168]*[.E2168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6.407" calcext:value-type="float">
            <text:p>166.407</text:p>
          </table:table-cell>
          <table:table-cell office:value-type="float" office:value="-13.248" calcext:value-type="float">
            <text:p>-13.248</text:p>
          </table:table-cell>
          <table:table-cell office:value-type="float" office:value="35" calcext:value-type="float">
            <text:p>35</text:p>
          </table:table-cell>
          <table:table-cell table:formula="of:=[.E2169]*[.E2169]*[.E2169]*[.E2169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.603" calcext:value-type="float">
            <text:p>130.603</text:p>
          </table:table-cell>
          <table:table-cell office:value-type="float" office:value="-5.912" calcext:value-type="float">
            <text:p>-5.912</text:p>
          </table:table-cell>
          <table:table-cell office:value-type="float" office:value="131" calcext:value-type="float">
            <text:p>131</text:p>
          </table:table-cell>
          <table:table-cell table:formula="of:=[.E2170]*[.E2170]*[.E2170]*[.E2170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2.282" calcext:value-type="float">
            <text:p>152.282</text:p>
          </table:table-cell>
          <table:table-cell office:value-type="float" office:value="-5.116" calcext:value-type="float">
            <text:p>-5.116</text:p>
          </table:table-cell>
          <table:table-cell office:value-type="float" office:value="40" calcext:value-type="float">
            <text:p>40</text:p>
          </table:table-cell>
          <table:table-cell table:formula="of:=[.E2171]*[.E2171]*[.E2171]*[.E2171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3.868" calcext:value-type="float">
            <text:p>153.868</text:p>
          </table:table-cell>
          <table:table-cell office:value-type="float" office:value="-5.754" calcext:value-type="float">
            <text:p>-5.754</text:p>
          </table:table-cell>
          <table:table-cell office:value-type="float" office:value="35" calcext:value-type="float">
            <text:p>35</text:p>
          </table:table-cell>
          <table:table-cell table:formula="of:=[.E2172]*[.E2172]*[.E2172]*[.E2172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.965" calcext:value-type="float">
            <text:p>145.965</text:p>
          </table:table-cell>
          <table:table-cell office:value-type="float" office:value="63.952" calcext:value-type="float">
            <text:p>63.952</text:p>
          </table:table-cell>
          <table:table-cell office:value-type="float" office:value="10" calcext:value-type="float">
            <text:p>10</text:p>
          </table:table-cell>
          <table:table-cell table:formula="of:=[.E2173]*[.E2173]*[.E2173]*[.E2173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7.318" calcext:value-type="float">
            <text:p>-177.318</text:p>
          </table:table-cell>
          <table:table-cell office:value-type="float" office:value="51.396" calcext:value-type="float">
            <text:p>51.396</text:p>
          </table:table-cell>
          <table:table-cell office:value-type="float" office:value="24.2" calcext:value-type="float">
            <text:p>24.2</text:p>
          </table:table-cell>
          <table:table-cell table:formula="of:=[.E2174]*[.E2174]*[.E2174]*[.E2174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.285" calcext:value-type="float">
            <text:p>102.285</text:p>
          </table:table-cell>
          <table:table-cell office:value-type="float" office:value="-4.33" calcext:value-type="float">
            <text:p>-4.33</text:p>
          </table:table-cell>
          <table:table-cell office:value-type="float" office:value="75" calcext:value-type="float">
            <text:p>75</text:p>
          </table:table-cell>
          <table:table-cell table:formula="of:=[.E2175]*[.E2175]*[.E2175]*[.E2175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61.377" calcext:value-type="float">
            <text:p>-61.377</text:p>
          </table:table-cell>
          <table:table-cell office:value-type="float" office:value="-63.398" calcext:value-type="float">
            <text:p>-63.398</text:p>
          </table:table-cell>
          <table:table-cell office:value-type="float" office:value="12.5" calcext:value-type="float">
            <text:p>12.5</text:p>
          </table:table-cell>
          <table:table-cell table:formula="of:=[.E2176]*[.E2176]*[.E2176]*[.E2176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6.974" calcext:value-type="float">
            <text:p>-176.974</text:p>
          </table:table-cell>
          <table:table-cell office:value-type="float" office:value="51.409" calcext:value-type="float">
            <text:p>51.409</text:p>
          </table:table-cell>
          <table:table-cell office:value-type="float" office:value="28.9" calcext:value-type="float">
            <text:p>28.9</text:p>
          </table:table-cell>
          <table:table-cell table:formula="of:=[.E2177]*[.E2177]*[.E2177]*[.E2177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.711" calcext:value-type="float">
            <text:p>98.711</text:p>
          </table:table-cell>
          <table:table-cell office:value-type="float" office:value="0.653" calcext:value-type="float">
            <text:p>0.653</text:p>
          </table:table-cell>
          <table:table-cell office:value-type="float" office:value="30" calcext:value-type="float">
            <text:p>30</text:p>
          </table:table-cell>
          <table:table-cell table:formula="of:=[.E2178]*[.E2178]*[.E2178]*[.E2178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3.377" calcext:value-type="float">
            <text:p>163.377</text:p>
          </table:table-cell>
          <table:table-cell office:value-type="float" office:value="-11.154" calcext:value-type="float">
            <text:p>-11.154</text:p>
          </table:table-cell>
          <table:table-cell office:value-type="float" office:value="30" calcext:value-type="float">
            <text:p>30</text:p>
          </table:table-cell>
          <table:table-cell table:formula="of:=[.E2179]*[.E2179]*[.E2179]*[.E2179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.34" calcext:value-type="float">
            <text:p>95.34</text:p>
          </table:table-cell>
          <table:table-cell office:value-type="float" office:value="25.977" calcext:value-type="float">
            <text:p>25.977</text:p>
          </table:table-cell>
          <table:table-cell office:value-type="float" office:value="76.1" calcext:value-type="float">
            <text:p>76.1</text:p>
          </table:table-cell>
          <table:table-cell table:formula="of:=[.E2180]*[.E2180]*[.E2180]*[.E2180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.782" calcext:value-type="float">
            <text:p>131.782</text:p>
          </table:table-cell>
          <table:table-cell office:value-type="float" office:value="32.053" calcext:value-type="float">
            <text:p>32.053</text:p>
          </table:table-cell>
          <table:table-cell office:value-type="float" office:value="45" calcext:value-type="float">
            <text:p>45</text:p>
          </table:table-cell>
          <table:table-cell table:formula="of:=[.E2181]*[.E2181]*[.E2181]*[.E2181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4.07" calcext:value-type="float">
            <text:p>-74.07</text:p>
          </table:table-cell>
          <table:table-cell office:value-type="float" office:value="-52.028" calcext:value-type="float">
            <text:p>-52.028</text:p>
          </table:table-cell>
          <table:table-cell office:value-type="float" office:value="15" calcext:value-type="float">
            <text:p>15</text:p>
          </table:table-cell>
          <table:table-cell table:formula="of:=[.E2182]*[.E2182]*[.E2182]*[.E2182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.938" calcext:value-type="float">
            <text:p>131.938</text:p>
          </table:table-cell>
          <table:table-cell office:value-type="float" office:value="32.15" calcext:value-type="float">
            <text:p>32.15</text:p>
          </table:table-cell>
          <table:table-cell office:value-type="float" office:value="38.6" calcext:value-type="float">
            <text:p>38.6</text:p>
          </table:table-cell>
          <table:table-cell table:formula="of:=[.E2183]*[.E2183]*[.E2183]*[.E2183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.904" calcext:value-type="float">
            <text:p>118.904</text:p>
          </table:table-cell>
          <table:table-cell office:value-type="float" office:value="-3.201" calcext:value-type="float">
            <text:p>-3.201</text:p>
          </table:table-cell>
          <table:table-cell office:value-type="float" office:value="15" calcext:value-type="float">
            <text:p>15</text:p>
          </table:table-cell>
          <table:table-cell table:formula="of:=[.E2184]*[.E2184]*[.E2184]*[.E2184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.238" calcext:value-type="float">
            <text:p>143.238</text:p>
          </table:table-cell>
          <table:table-cell office:value-type="float" office:value="44.985" calcext:value-type="float">
            <text:p>44.985</text:p>
          </table:table-cell>
          <table:table-cell office:value-type="float" office:value="244.7" calcext:value-type="float">
            <text:p>244.7</text:p>
          </table:table-cell>
          <table:table-cell table:formula="of:=[.E2185]*[.E2185]*[.E2185]*[.E2185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.888" calcext:value-type="float">
            <text:p>158.888</text:p>
          </table:table-cell>
          <table:table-cell office:value-type="float" office:value="-7.97" calcext:value-type="float">
            <text:p>-7.97</text:p>
          </table:table-cell>
          <table:table-cell office:value-type="float" office:value="60" calcext:value-type="float">
            <text:p>60</text:p>
          </table:table-cell>
          <table:table-cell table:formula="of:=[.E2186]*[.E2186]*[.E2186]*[.E2186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.286" calcext:value-type="float">
            <text:p>143.286</text:p>
          </table:table-cell>
          <table:table-cell office:value-type="float" office:value="-3.33" calcext:value-type="float">
            <text:p>-3.33</text:p>
          </table:table-cell>
          <table:table-cell office:value-type="float" office:value="15" calcext:value-type="float">
            <text:p>15</text:p>
          </table:table-cell>
          <table:table-cell table:formula="of:=[.E2187]*[.E2187]*[.E2187]*[.E2187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.07" calcext:value-type="float">
            <text:p>143.07</text:p>
          </table:table-cell>
          <table:table-cell office:value-type="float" office:value="39.503" calcext:value-type="float">
            <text:p>39.503</text:p>
          </table:table-cell>
          <table:table-cell office:value-type="float" office:value="32.1" calcext:value-type="float">
            <text:p>32.1</text:p>
          </table:table-cell>
          <table:table-cell table:formula="of:=[.E2188]*[.E2188]*[.E2188]*[.E2188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.219" calcext:value-type="float">
            <text:p>150.219</text:p>
          </table:table-cell>
          <table:table-cell office:value-type="float" office:value="44.822" calcext:value-type="float">
            <text:p>44.822</text:p>
          </table:table-cell>
          <table:table-cell office:value-type="float" office:value="28.3" calcext:value-type="float">
            <text:p>28.3</text:p>
          </table:table-cell>
          <table:table-cell table:formula="of:=[.E2189]*[.E2189]*[.E2189]*[.E2189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8.11" calcext:value-type="float">
            <text:p>-178.11</text:p>
          </table:table-cell>
          <table:table-cell office:value-type="float" office:value="-30.799" calcext:value-type="float">
            <text:p>-30.799</text:p>
          </table:table-cell>
          <table:table-cell office:value-type="float" office:value="55" calcext:value-type="float">
            <text:p>55</text:p>
          </table:table-cell>
          <table:table-cell table:formula="of:=[.E2190]*[.E2190]*[.E2190]*[.E2190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4.009" calcext:value-type="float">
            <text:p>164.009</text:p>
          </table:table-cell>
          <table:table-cell office:value-type="float" office:value="-49.736" calcext:value-type="float">
            <text:p>-49.736</text:p>
          </table:table-cell>
          <table:table-cell office:value-type="float" office:value="20" calcext:value-type="float">
            <text:p>20</text:p>
          </table:table-cell>
          <table:table-cell table:formula="of:=[.E2191]*[.E2191]*[.E2191]*[.E2191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9.674" calcext:value-type="float">
            <text:p>-79.674</text:p>
          </table:table-cell>
          <table:table-cell office:value-type="float" office:value="-10.656" calcext:value-type="float">
            <text:p>-10.656</text:p>
          </table:table-cell>
          <table:table-cell office:value-type="float" office:value="15" calcext:value-type="float">
            <text:p>15</text:p>
          </table:table-cell>
          <table:table-cell table:formula="of:=[.E2192]*[.E2192]*[.E2192]*[.E2192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1.274" calcext:value-type="float">
            <text:p>-71.274</text:p>
          </table:table-cell>
          <table:table-cell office:value-type="float" office:value="-9.163" calcext:value-type="float">
            <text:p>-9.163</text:p>
          </table:table-cell>
          <table:table-cell office:value-type="float" office:value="600.4" calcext:value-type="float">
            <text:p>600.4</text:p>
          </table:table-cell>
          <table:table-cell table:formula="of:=[.E2193]*[.E2193]*[.E2193]*[.E2193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4.14" calcext:value-type="float">
            <text:p>-34.14</text:p>
          </table:table-cell>
          <table:table-cell office:value-type="float" office:value="52.812" calcext:value-type="float">
            <text:p>52.812</text:p>
          </table:table-cell>
          <table:table-cell office:value-type="float" office:value="10" calcext:value-type="float">
            <text:p>10</text:p>
          </table:table-cell>
          <table:table-cell table:formula="of:=[.E2194]*[.E2194]*[.E2194]*[.E2194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4.798" calcext:value-type="float">
            <text:p>-74.798</text:p>
          </table:table-cell>
          <table:table-cell office:value-type="float" office:value="2.849" calcext:value-type="float">
            <text:p>2.849</text:p>
          </table:table-cell>
          <table:table-cell office:value-type="float" office:value="55" calcext:value-type="float">
            <text:p>55</text:p>
          </table:table-cell>
          <table:table-cell table:formula="of:=[.E2195]*[.E2195]*[.E2195]*[.E2195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.036" calcext:value-type="float">
            <text:p>103.036</text:p>
          </table:table-cell>
          <table:table-cell office:value-type="float" office:value="48.168" calcext:value-type="float">
            <text:p>48.168</text:p>
          </table:table-cell>
          <table:table-cell office:value-type="float" office:value="13.2" calcext:value-type="float">
            <text:p>13.2</text:p>
          </table:table-cell>
          <table:table-cell table:formula="of:=[.E2196]*[.E2196]*[.E2196]*[.E2196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5.611" calcext:value-type="float">
            <text:p>-15.611</text:p>
          </table:table-cell>
          <table:table-cell office:value-type="float" office:value="-1.571" calcext:value-type="float">
            <text:p>-1.571</text:p>
          </table:table-cell>
          <table:table-cell office:value-type="float" office:value="15" calcext:value-type="float">
            <text:p>15</text:p>
          </table:table-cell>
          <table:table-cell table:formula="of:=[.E2197]*[.E2197]*[.E2197]*[.E2197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.583" calcext:value-type="float">
            <text:p>124.583</text:p>
          </table:table-cell>
          <table:table-cell office:value-type="float" office:value="-7.24" calcext:value-type="float">
            <text:p>-7.24</text:p>
          </table:table-cell>
          <table:table-cell office:value-type="float" office:value="531.8" calcext:value-type="float">
            <text:p>531.8</text:p>
          </table:table-cell>
          <table:table-cell table:formula="of:=[.E2198]*[.E2198]*[.E2198]*[.E2198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52.525" calcext:value-type="float">
            <text:p>-152.525</text:p>
          </table:table-cell>
          <table:table-cell office:value-type="float" office:value="58.09" calcext:value-type="float">
            <text:p>58.09</text:p>
          </table:table-cell>
          <table:table-cell office:value-type="float" office:value="27.8" calcext:value-type="float">
            <text:p>27.8</text:p>
          </table:table-cell>
          <table:table-cell table:formula="of:=[.E2199]*[.E2199]*[.E2199]*[.E2199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9.022" calcext:value-type="float">
            <text:p>149.022</text:p>
          </table:table-cell>
          <table:table-cell office:value-type="float" office:value="44.608" calcext:value-type="float">
            <text:p>44.608</text:p>
          </table:table-cell>
          <table:table-cell office:value-type="float" office:value="40.7" calcext:value-type="float">
            <text:p>40.7</text:p>
          </table:table-cell>
          <table:table-cell table:formula="of:=[.E2200]*[.E2200]*[.E2200]*[.E2200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0.679" calcext:value-type="float">
            <text:p>-70.679</text:p>
          </table:table-cell>
          <table:table-cell office:value-type="float" office:value="-25.633" calcext:value-type="float">
            <text:p>-25.633</text:p>
          </table:table-cell>
          <table:table-cell office:value-type="float" office:value="35" calcext:value-type="float">
            <text:p>35</text:p>
          </table:table-cell>
          <table:table-cell table:formula="of:=[.E2201]*[.E2201]*[.E2201]*[.E2201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4.249" calcext:value-type="float">
            <text:p>154.249</text:p>
          </table:table-cell>
          <table:table-cell office:value-type="float" office:value="-5.557" calcext:value-type="float">
            <text:p>-5.557</text:p>
          </table:table-cell>
          <table:table-cell office:value-type="float" office:value="388.3" calcext:value-type="float">
            <text:p>388.3</text:p>
          </table:table-cell>
          <table:table-cell table:formula="of:=[.E2202]*[.E2202]*[.E2202]*[.E2202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8.969" calcext:value-type="float">
            <text:p>138.969</text:p>
          </table:table-cell>
          <table:table-cell office:value-type="float" office:value="40.328" calcext:value-type="float">
            <text:p>40.328</text:p>
          </table:table-cell>
          <table:table-cell office:value-type="float" office:value="20" calcext:value-type="float">
            <text:p>20</text:p>
          </table:table-cell>
          <table:table-cell table:formula="of:=[.E2203]*[.E2203]*[.E2203]*[.E2203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.374" calcext:value-type="float">
            <text:p>95.374</text:p>
          </table:table-cell>
          <table:table-cell office:value-type="float" office:value="5.57" calcext:value-type="float">
            <text:p>5.57</text:p>
          </table:table-cell>
          <table:table-cell office:value-type="float" office:value="60" calcext:value-type="float">
            <text:p>60</text:p>
          </table:table-cell>
          <table:table-cell table:formula="of:=[.E2204]*[.E2204]*[.E2204]*[.E2204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.045" calcext:value-type="float">
            <text:p>108.045</text:p>
          </table:table-cell>
          <table:table-cell office:value-type="float" office:value="-4.813" calcext:value-type="float">
            <text:p>-4.813</text:p>
          </table:table-cell>
          <table:table-cell office:value-type="float" office:value="661.5" calcext:value-type="float">
            <text:p>661.5</text:p>
          </table:table-cell>
          <table:table-cell table:formula="of:=[.E2205]*[.E2205]*[.E2205]*[.E2205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9.225" calcext:value-type="float">
            <text:p>149.225</text:p>
          </table:table-cell>
          <table:table-cell office:value-type="float" office:value="44.647" calcext:value-type="float">
            <text:p>44.647</text:p>
          </table:table-cell>
          <table:table-cell office:value-type="float" office:value="37.5" calcext:value-type="float">
            <text:p>37.5</text:p>
          </table:table-cell>
          <table:table-cell table:formula="of:=[.E2206]*[.E2206]*[.E2206]*[.E2206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8.684" calcext:value-type="float">
            <text:p>-178.684</text:p>
          </table:table-cell>
          <table:table-cell office:value-type="float" office:value="-17.628" calcext:value-type="float">
            <text:p>-17.628</text:p>
          </table:table-cell>
          <table:table-cell office:value-type="float" office:value="570" calcext:value-type="float">
            <text:p>570</text:p>
          </table:table-cell>
          <table:table-cell table:formula="of:=[.E2207]*[.E2207]*[.E2207]*[.E2207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.843" calcext:value-type="float">
            <text:p>49.843</text:p>
          </table:table-cell>
          <table:table-cell office:value-type="float" office:value="35.656" calcext:value-type="float">
            <text:p>35.656</text:p>
          </table:table-cell>
          <table:table-cell office:value-type="float" office:value="15" calcext:value-type="float">
            <text:p>15</text:p>
          </table:table-cell>
          <table:table-cell table:formula="of:=[.E2208]*[.E2208]*[.E2208]*[.E2208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9.741" calcext:value-type="float">
            <text:p>-99.741</text:p>
          </table:table-cell>
          <table:table-cell office:value-type="float" office:value="16.96" calcext:value-type="float">
            <text:p>16.96</text:p>
          </table:table-cell>
          <table:table-cell office:value-type="float" office:value="25" calcext:value-type="float">
            <text:p>25</text:p>
          </table:table-cell>
          <table:table-cell table:formula="of:=[.E2209]*[.E2209]*[.E2209]*[.E2209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.683" calcext:value-type="float">
            <text:p>131.683</text:p>
          </table:table-cell>
          <table:table-cell office:value-type="float" office:value="29.692" calcext:value-type="float">
            <text:p>29.692</text:p>
          </table:table-cell>
          <table:table-cell office:value-type="float" office:value="30.6" calcext:value-type="float">
            <text:p>30.6</text:p>
          </table:table-cell>
          <table:table-cell table:formula="of:=[.E2210]*[.E2210]*[.E2210]*[.E2210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.712" calcext:value-type="float">
            <text:p>77.712</text:p>
          </table:table-cell>
          <table:table-cell office:value-type="float" office:value="39.762" calcext:value-type="float">
            <text:p>39.762</text:p>
          </table:table-cell>
          <table:table-cell office:value-type="float" office:value="35" calcext:value-type="float">
            <text:p>35</text:p>
          </table:table-cell>
          <table:table-cell table:formula="of:=[.E2211]*[.E2211]*[.E2211]*[.E2211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5.568" calcext:value-type="float">
            <text:p>-175.568</text:p>
          </table:table-cell>
          <table:table-cell office:value-type="float" office:value="-28.866" calcext:value-type="float">
            <text:p>-28.866</text:p>
          </table:table-cell>
          <table:table-cell office:value-type="float" office:value="30" calcext:value-type="float">
            <text:p>30</text:p>
          </table:table-cell>
          <table:table-cell table:formula="of:=[.E2212]*[.E2212]*[.E2212]*[.E2212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1.815" calcext:value-type="float">
            <text:p>141.815</text:p>
          </table:table-cell>
          <table:table-cell office:value-type="float" office:value="36.226" calcext:value-type="float">
            <text:p>36.226</text:p>
          </table:table-cell>
          <table:table-cell office:value-type="float" office:value="30" calcext:value-type="float">
            <text:p>30</text:p>
          </table:table-cell>
          <table:table-cell table:formula="of:=[.E2213]*[.E2213]*[.E2213]*[.E2213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2.917" calcext:value-type="float">
            <text:p>-72.917</text:p>
          </table:table-cell>
          <table:table-cell office:value-type="float" office:value="-38.154" calcext:value-type="float">
            <text:p>-38.154</text:p>
          </table:table-cell>
          <table:table-cell office:value-type="float" office:value="25" calcext:value-type="float">
            <text:p>25</text:p>
          </table:table-cell>
          <table:table-cell table:formula="of:=[.E2214]*[.E2214]*[.E2214]*[.E2214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.316" calcext:value-type="float">
            <text:p>143.316</text:p>
          </table:table-cell>
          <table:table-cell office:value-type="float" office:value="39.635" calcext:value-type="float">
            <text:p>39.635</text:p>
          </table:table-cell>
          <table:table-cell office:value-type="float" office:value="15" calcext:value-type="float">
            <text:p>15</text:p>
          </table:table-cell>
          <table:table-cell table:formula="of:=[.E2215]*[.E2215]*[.E2215]*[.E2215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6.266" calcext:value-type="float">
            <text:p>-26.266</text:p>
          </table:table-cell>
          <table:table-cell office:value-type="float" office:value="-59.935" calcext:value-type="float">
            <text:p>-59.935</text:p>
          </table:table-cell>
          <table:table-cell office:value-type="float" office:value="25" calcext:value-type="float">
            <text:p>25</text:p>
          </table:table-cell>
          <table:table-cell table:formula="of:=[.E2216]*[.E2216]*[.E2216]*[.E2216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6.328" calcext:value-type="float">
            <text:p>156.328</text:p>
          </table:table-cell>
          <table:table-cell office:value-type="float" office:value="-7.776" calcext:value-type="float">
            <text:p>-7.776</text:p>
          </table:table-cell>
          <table:table-cell office:value-type="float" office:value="25" calcext:value-type="float">
            <text:p>25</text:p>
          </table:table-cell>
          <table:table-cell table:formula="of:=[.E2217]*[.E2217]*[.E2217]*[.E2217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.33" calcext:value-type="float">
            <text:p>142.33</text:p>
          </table:table-cell>
          <table:table-cell office:value-type="float" office:value="37.492" calcext:value-type="float">
            <text:p>37.492</text:p>
          </table:table-cell>
          <table:table-cell office:value-type="float" office:value="35" calcext:value-type="float">
            <text:p>35</text:p>
          </table:table-cell>
          <table:table-cell table:formula="of:=[.E2218]*[.E2218]*[.E2218]*[.E2218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8.754" calcext:value-type="float">
            <text:p>148.754</text:p>
          </table:table-cell>
          <table:table-cell office:value-type="float" office:value="44.215" calcext:value-type="float">
            <text:p>44.215</text:p>
          </table:table-cell>
          <table:table-cell office:value-type="float" office:value="35" calcext:value-type="float">
            <text:p>35</text:p>
          </table:table-cell>
          <table:table-cell table:formula="of:=[.E2219]*[.E2219]*[.E2219]*[.E2219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2.242" calcext:value-type="float">
            <text:p>-72.242</text:p>
          </table:table-cell>
          <table:table-cell office:value-type="float" office:value="-16.625" calcext:value-type="float">
            <text:p>-16.625</text:p>
          </table:table-cell>
          <table:table-cell office:value-type="float" office:value="64" calcext:value-type="float">
            <text:p>64</text:p>
          </table:table-cell>
          <table:table-cell table:formula="of:=[.E2220]*[.E2220]*[.E2220]*[.E2220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53.964" calcext:value-type="float">
            <text:p>-153.964</text:p>
          </table:table-cell>
          <table:table-cell office:value-type="float" office:value="55.869" calcext:value-type="float">
            <text:p>55.869</text:p>
          </table:table-cell>
          <table:table-cell office:value-type="float" office:value="15" calcext:value-type="float">
            <text:p>15</text:p>
          </table:table-cell>
          <table:table-cell table:formula="of:=[.E2221]*[.E2221]*[.E2221]*[.E2221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8.602" calcext:value-type="float">
            <text:p>-178.602</text:p>
          </table:table-cell>
          <table:table-cell office:value-type="float" office:value="51.339" calcext:value-type="float">
            <text:p>51.339</text:p>
          </table:table-cell>
          <table:table-cell office:value-type="float" office:value="25" calcext:value-type="float">
            <text:p>25</text:p>
          </table:table-cell>
          <table:table-cell table:formula="of:=[.E2222]*[.E2222]*[.E2222]*[.E2222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0.213" calcext:value-type="float">
            <text:p>-80.213</text:p>
          </table:table-cell>
          <table:table-cell office:value-type="float" office:value="-0.727" calcext:value-type="float">
            <text:p>-0.727</text:p>
          </table:table-cell>
          <table:table-cell office:value-type="float" office:value="20" calcext:value-type="float">
            <text:p>20</text:p>
          </table:table-cell>
          <table:table-cell table:formula="of:=[.E2223]*[.E2223]*[.E2223]*[.E2223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5.241" calcext:value-type="float">
            <text:p>-175.241</text:p>
          </table:table-cell>
          <table:table-cell office:value-type="float" office:value="-26.43" calcext:value-type="float">
            <text:p>-26.43</text:p>
          </table:table-cell>
          <table:table-cell office:value-type="float" office:value="35" calcext:value-type="float">
            <text:p>35</text:p>
          </table:table-cell>
          <table:table-cell table:formula="of:=[.E2224]*[.E2224]*[.E2224]*[.E2224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.869" calcext:value-type="float">
            <text:p>93.869</text:p>
          </table:table-cell>
          <table:table-cell office:value-type="float" office:value="6.828" calcext:value-type="float">
            <text:p>6.828</text:p>
          </table:table-cell>
          <table:table-cell office:value-type="float" office:value="25.3" calcext:value-type="float">
            <text:p>25.3</text:p>
          </table:table-cell>
          <table:table-cell table:formula="of:=[.E2225]*[.E2225]*[.E2225]*[.E2225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1.935" calcext:value-type="float">
            <text:p>-71.935</text:p>
          </table:table-cell>
          <table:table-cell office:value-type="float" office:value="-30.128" calcext:value-type="float">
            <text:p>-30.128</text:p>
          </table:table-cell>
          <table:table-cell office:value-type="float" office:value="15" calcext:value-type="float">
            <text:p>15</text:p>
          </table:table-cell>
          <table:table-cell table:formula="of:=[.E2226]*[.E2226]*[.E2226]*[.E2226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.653" calcext:value-type="float">
            <text:p>91.653</text:p>
          </table:table-cell>
          <table:table-cell office:value-type="float" office:value="-9.101" calcext:value-type="float">
            <text:p>-9.101</text:p>
          </table:table-cell>
          <table:table-cell office:value-type="float" office:value="20" calcext:value-type="float">
            <text:p>20</text:p>
          </table:table-cell>
          <table:table-cell table:formula="of:=[.E2227]*[.E2227]*[.E2227]*[.E2227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2.851" calcext:value-type="float">
            <text:p>162.851</text:p>
          </table:table-cell>
          <table:table-cell office:value-type="float" office:value="-50.075" calcext:value-type="float">
            <text:p>-50.075</text:p>
          </table:table-cell>
          <table:table-cell office:value-type="float" office:value="15" calcext:value-type="float">
            <text:p>15</text:p>
          </table:table-cell>
          <table:table-cell table:formula="of:=[.E2228]*[.E2228]*[.E2228]*[.E2228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.217" calcext:value-type="float">
            <text:p>101.217</text:p>
          </table:table-cell>
          <table:table-cell office:value-type="float" office:value="38.956" calcext:value-type="float">
            <text:p>38.956</text:p>
          </table:table-cell>
          <table:table-cell office:value-type="float" office:value="25" calcext:value-type="float">
            <text:p>25</text:p>
          </table:table-cell>
          <table:table-cell table:formula="of:=[.E2229]*[.E2229]*[.E2229]*[.E2229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0.973" calcext:value-type="float">
            <text:p>170.973</text:p>
          </table:table-cell>
          <table:table-cell office:value-type="float" office:value="53.631" calcext:value-type="float">
            <text:p>53.631</text:p>
          </table:table-cell>
          <table:table-cell office:value-type="float" office:value="21.3" calcext:value-type="float">
            <text:p>21.3</text:p>
          </table:table-cell>
          <table:table-cell table:formula="of:=[.E2230]*[.E2230]*[.E2230]*[.E2230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6.434" calcext:value-type="float">
            <text:p>156.434</text:p>
          </table:table-cell>
          <table:table-cell office:value-type="float" office:value="-8.229" calcext:value-type="float">
            <text:p>-8.229</text:p>
          </table:table-cell>
          <table:table-cell office:value-type="float" office:value="15" calcext:value-type="float">
            <text:p>15</text:p>
          </table:table-cell>
          <table:table-cell table:formula="of:=[.E2231]*[.E2231]*[.E2231]*[.E2231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.493" calcext:value-type="float">
            <text:p>126.493</text:p>
          </table:table-cell>
          <table:table-cell office:value-type="float" office:value="-7.78" calcext:value-type="float">
            <text:p>-7.78</text:p>
          </table:table-cell>
          <table:table-cell office:value-type="float" office:value="25" calcext:value-type="float">
            <text:p>25</text:p>
          </table:table-cell>
          <table:table-cell table:formula="of:=[.E2232]*[.E2232]*[.E2232]*[.E2232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4.05" calcext:value-type="float">
            <text:p>154.05</text:p>
          </table:table-cell>
          <table:table-cell office:value-type="float" office:value="47.297" calcext:value-type="float">
            <text:p>47.297</text:p>
          </table:table-cell>
          <table:table-cell office:value-type="float" office:value="35" calcext:value-type="float">
            <text:p>35</text:p>
          </table:table-cell>
          <table:table-cell table:formula="of:=[.E2233]*[.E2233]*[.E2233]*[.E2233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.393" calcext:value-type="float">
            <text:p>121.393</text:p>
          </table:table-cell>
          <table:table-cell office:value-type="float" office:value="23.775" calcext:value-type="float">
            <text:p>23.775</text:p>
          </table:table-cell>
          <table:table-cell office:value-type="float" office:value="20" calcext:value-type="float">
            <text:p>20</text:p>
          </table:table-cell>
          <table:table-cell table:formula="of:=[.E2234]*[.E2234]*[.E2234]*[.E2234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.96" calcext:value-type="float">
            <text:p>32.96</text:p>
          </table:table-cell>
          <table:table-cell office:value-type="float" office:value="41.289" calcext:value-type="float">
            <text:p>41.289</text:p>
          </table:table-cell>
          <table:table-cell office:value-type="float" office:value="25" calcext:value-type="float">
            <text:p>25</text:p>
          </table:table-cell>
          <table:table-cell table:formula="of:=[.E2235]*[.E2235]*[.E2235]*[.E2235]/1000"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6.3856" calcext:value-type="float">
            <text:p>-26.3856</text:p>
          </table:table-cell>
          <table:table-cell office:value-type="float" office:value="-58.5446" calcext:value-type="float">
            <text:p>-58.5446</text:p>
          </table:table-cell>
          <table:table-cell office:value-type="float" office:value="133" calcext:value-type="float">
            <text:p>133</text:p>
          </table:table-cell>
          <table:table-cell table:formula="of:=[.E2236]*[.E2236]*[.E2236]*[.E2236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149.9552" calcext:value-type="float">
            <text:p>-149.9552</text:p>
          </table:table-cell>
          <table:table-cell office:value-type="float" office:value="61.3464" calcext:value-type="float">
            <text:p>61.3464</text:p>
          </table:table-cell>
          <table:table-cell office:value-type="float" office:value="46.7" calcext:value-type="float">
            <text:p>46.7</text:p>
          </table:table-cell>
          <table:table-cell table:formula="of:=[.E2237]*[.E2237]*[.E2237]*[.E2237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70.1262" calcext:value-type="float">
            <text:p>170.1262</text:p>
          </table:table-cell>
          <table:table-cell office:value-type="float" office:value="-22.0295" calcext:value-type="float">
            <text:p>-22.0295</text:p>
          </table:table-cell>
          <table:table-cell office:value-type="float" office:value="21.43" calcext:value-type="float">
            <text:p>21.43</text:p>
          </table:table-cell>
          <table:table-cell table:formula="of:=[.E2238]*[.E2238]*[.E2238]*[.E2238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70.8284" calcext:value-type="float">
            <text:p>-70.8284</text:p>
          </table:table-cell>
          <table:table-cell office:value-type="float" office:value="-11.0355" calcext:value-type="float">
            <text:p>-11.0355</text:p>
          </table:table-cell>
          <table:table-cell office:value-type="float" office:value="630" calcext:value-type="float">
            <text:p>630</text:p>
          </table:table-cell>
          <table:table-cell table:formula="of:=[.E2239]*[.E2239]*[.E2239]*[.E2239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74.7092" calcext:value-type="float">
            <text:p>-74.7092</text:p>
          </table:table-cell>
          <table:table-cell office:value-type="float" office:value="-15.7675" calcext:value-type="float">
            <text:p>-15.7675</text:p>
          </table:table-cell>
          <table:table-cell office:value-type="float" office:value="39" calcext:value-type="float">
            <text:p>39</text:p>
          </table:table-cell>
          <table:table-cell table:formula="of:=[.E2240]*[.E2240]*[.E2240]*[.E2240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98.4887" calcext:value-type="float">
            <text:p>-98.4887</text:p>
          </table:table-cell>
          <table:table-cell office:value-type="float" office:value="18.5499" calcext:value-type="float">
            <text:p>18.5499</text:p>
          </table:table-cell>
          <table:table-cell office:value-type="float" office:value="48" calcext:value-type="float">
            <text:p>48</text:p>
          </table:table-cell>
          <table:table-cell table:formula="of:=[.E2241]*[.E2241]*[.E2241]*[.E2241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17.8255" calcext:value-type="float">
            <text:p>-17.8255</text:p>
          </table:table-cell>
          <table:table-cell office:value-type="float" office:value="-0.0456" calcext:value-type="float">
            <text:p>-0.0456</text:p>
          </table:table-cell>
          <table:table-cell office:value-type="float" office:value="10" calcext:value-type="float">
            <text:p>10</text:p>
          </table:table-cell>
          <table:table-cell table:formula="of:=[.E2242]*[.E2242]*[.E2242]*[.E2242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153.4051" calcext:value-type="float">
            <text:p>-153.4051</text:p>
          </table:table-cell>
          <table:table-cell office:value-type="float" office:value="59.6363" calcext:value-type="float">
            <text:p>59.6363</text:p>
          </table:table-cell>
          <table:table-cell office:value-type="float" office:value="129" calcext:value-type="float">
            <text:p>129</text:p>
          </table:table-cell>
          <table:table-cell table:formula="of:=[.E2243]*[.E2243]*[.E2243]*[.E2243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85.0913" calcext:value-type="float">
            <text:p>85.0913</text:p>
          </table:table-cell>
          <table:table-cell office:value-type="float" office:value="-47.6165" calcext:value-type="float">
            <text:p>-47.6165</text:p>
          </table:table-cell>
          <table:table-cell office:value-type="float" office:value="35" calcext:value-type="float">
            <text:p>35</text:p>
          </table:table-cell>
          <table:table-cell table:formula="of:=[.E2244]*[.E2244]*[.E2244]*[.E2244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7.3028" calcext:value-type="float">
            <text:p>167.3028</text:p>
          </table:table-cell>
          <table:table-cell office:value-type="float" office:value="-14.8595" calcext:value-type="float">
            <text:p>-14.8595</text:p>
          </table:table-cell>
          <table:table-cell office:value-type="float" office:value="135" calcext:value-type="float">
            <text:p>135</text:p>
          </table:table-cell>
          <table:table-cell table:formula="of:=[.E2245]*[.E2245]*[.E2245]*[.E2245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54.5567" calcext:value-type="float">
            <text:p>154.5567</text:p>
          </table:table-cell>
          <table:table-cell office:value-type="float" office:value="-7.2175" calcext:value-type="float">
            <text:p>-7.2175</text:p>
          </table:table-cell>
          <table:table-cell office:value-type="float" office:value="10" calcext:value-type="float">
            <text:p>10</text:p>
          </table:table-cell>
          <table:table-cell table:formula="of:=[.E2246]*[.E2246]*[.E2246]*[.E2246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31.9016" calcext:value-type="float">
            <text:p>-31.9016</text:p>
          </table:table-cell>
          <table:table-cell office:value-type="float" office:value="52.6487" calcext:value-type="float">
            <text:p>52.6487</text:p>
          </table:table-cell>
          <table:table-cell office:value-type="float" office:value="16.68" calcext:value-type="float">
            <text:p>16.68</text:p>
          </table:table-cell>
          <table:table-cell table:formula="of:=[.E2247]*[.E2247]*[.E2247]*[.E2247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6.5217" calcext:value-type="float">
            <text:p>126.5217</text:p>
          </table:table-cell>
          <table:table-cell office:value-type="float" office:value="1.8929" calcext:value-type="float">
            <text:p>1.8929</text:p>
          </table:table-cell>
          <table:table-cell office:value-type="float" office:value="45" calcext:value-type="float">
            <text:p>45</text:p>
          </table:table-cell>
          <table:table-cell table:formula="of:=[.E2248]*[.E2248]*[.E2248]*[.E2248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177.7587" calcext:value-type="float">
            <text:p>-177.7587</text:p>
          </table:table-cell>
          <table:table-cell office:value-type="float" office:value="-19.6903" calcext:value-type="float">
            <text:p>-19.6903</text:p>
          </table:table-cell>
          <table:table-cell office:value-type="float" office:value="434" calcext:value-type="float">
            <text:p>434</text:p>
          </table:table-cell>
          <table:table-cell table:formula="of:=[.E2249]*[.E2249]*[.E2249]*[.E2249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55.0485" calcext:value-type="float">
            <text:p>155.0485</text:p>
          </table:table-cell>
          <table:table-cell office:value-type="float" office:value="-6.5858" calcext:value-type="float">
            <text:p>-6.5858</text:p>
          </table:table-cell>
          <table:table-cell office:value-type="float" office:value="60.53" calcext:value-type="float">
            <text:p>60.53</text:p>
          </table:table-cell>
          <table:table-cell table:formula="of:=[.E2250]*[.E2250]*[.E2250]*[.E2250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44.6611" calcext:value-type="float">
            <text:p>144.6611</text:p>
          </table:table-cell>
          <table:table-cell office:value-type="float" office:value="37.1557" calcext:value-type="float">
            <text:p>37.1557</text:p>
          </table:table-cell>
          <table:table-cell office:value-type="float" office:value="35" calcext:value-type="float">
            <text:p>35</text:p>
          </table:table-cell>
          <table:table-cell table:formula="of:=[.E2251]*[.E2251]*[.E2251]*[.E2251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4.1167" calcext:value-type="float">
            <text:p>124.1167</text:p>
          </table:table-cell>
          <table:table-cell office:value-type="float" office:value="9.8796" calcext:value-type="float">
            <text:p>9.8796</text:p>
          </table:table-cell>
          <table:table-cell office:value-type="float" office:value="19.04" calcext:value-type="float">
            <text:p>19.04</text:p>
          </table:table-cell>
          <table:table-cell table:formula="of:=[.E2252]*[.E2252]*[.E2252]*[.E2252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74.5112" calcext:value-type="float">
            <text:p>-74.5112</text:p>
          </table:table-cell>
          <table:table-cell office:value-type="float" office:value="-15.8385" calcext:value-type="float">
            <text:p>-15.8385</text:p>
          </table:table-cell>
          <table:table-cell office:value-type="float" office:value="40" calcext:value-type="float">
            <text:p>40</text:p>
          </table:table-cell>
          <table:table-cell table:formula="of:=[.E2253]*[.E2253]*[.E2253]*[.E2253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6.018" calcext:value-type="float">
            <text:p>166.018</text:p>
          </table:table-cell>
          <table:table-cell office:value-type="float" office:value="-10.928" calcext:value-type="float">
            <text:p>-10.928</text:p>
          </table:table-cell>
          <table:table-cell office:value-type="float" office:value="21" calcext:value-type="float">
            <text:p>21</text:p>
          </table:table-cell>
          <table:table-cell table:formula="of:=[.E2254]*[.E2254]*[.E2254]*[.E2254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4.882" calcext:value-type="float">
            <text:p>164.882</text:p>
          </table:table-cell>
          <table:table-cell office:value-type="float" office:value="-11.183" calcext:value-type="float">
            <text:p>-11.183</text:p>
          </table:table-cell>
          <table:table-cell office:value-type="float" office:value="10" calcext:value-type="float">
            <text:p>10</text:p>
          </table:table-cell>
          <table:table-cell table:formula="of:=[.E2255]*[.E2255]*[.E2255]*[.E2255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9.825" calcext:value-type="float">
            <text:p>129.825</text:p>
          </table:table-cell>
          <table:table-cell office:value-type="float" office:value="-6.533" calcext:value-type="float">
            <text:p>-6.533</text:p>
          </table:table-cell>
          <table:table-cell office:value-type="float" office:value="155" calcext:value-type="float">
            <text:p>155</text:p>
          </table:table-cell>
          <table:table-cell table:formula="of:=[.E2256]*[.E2256]*[.E2256]*[.E2256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72.217" calcext:value-type="float">
            <text:p>-72.217</text:p>
          </table:table-cell>
          <table:table-cell office:value-type="float" office:value="-35.2" calcext:value-type="float">
            <text:p>-35.2</text:p>
          </table:table-cell>
          <table:table-cell office:value-type="float" office:value="40.7" calcext:value-type="float">
            <text:p>40.7</text:p>
          </table:table-cell>
          <table:table-cell table:formula="of:=[.E2257]*[.E2257]*[.E2257]*[.E2257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7.133" calcext:value-type="float">
            <text:p>167.133</text:p>
          </table:table-cell>
          <table:table-cell office:value-type="float" office:value="-17.827" calcext:value-type="float">
            <text:p>-17.827</text:p>
          </table:table-cell>
          <table:table-cell office:value-type="float" office:value="23" calcext:value-type="float">
            <text:p>23</text:p>
          </table:table-cell>
          <table:table-cell table:formula="of:=[.E2258]*[.E2258]*[.E2258]*[.E2258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46.809" calcext:value-type="float">
            <text:p>146.809</text:p>
          </table:table-cell>
          <table:table-cell office:value-type="float" office:value="-7.551" calcext:value-type="float">
            <text:p>-7.551</text:p>
          </table:table-cell>
          <table:table-cell office:value-type="float" office:value="135" calcext:value-type="float">
            <text:p>135</text:p>
          </table:table-cell>
          <table:table-cell table:formula="of:=[.E2259]*[.E2259]*[.E2259]*[.E2259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43.508" calcext:value-type="float">
            <text:p>43.508</text:p>
          </table:table-cell>
          <table:table-cell office:value-type="float" office:value="38.721" calcext:value-type="float">
            <text:p>38.721</text:p>
          </table:table-cell>
          <table:table-cell office:value-type="float" office:value="18" calcext:value-type="float">
            <text:p>18</text:p>
          </table:table-cell>
          <table:table-cell table:formula="of:=[.E2260]*[.E2260]*[.E2260]*[.E2260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8.218" calcext:value-type="float">
            <text:p>168.218</text:p>
          </table:table-cell>
          <table:table-cell office:value-type="float" office:value="-18.311" calcext:value-type="float">
            <text:p>-18.311</text:p>
          </table:table-cell>
          <table:table-cell office:value-type="float" office:value="28" calcext:value-type="float">
            <text:p>28</text:p>
          </table:table-cell>
          <table:table-cell table:formula="of:=[.E2261]*[.E2261]*[.E2261]*[.E2261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41.588" calcext:value-type="float">
            <text:p>141.588</text:p>
          </table:table-cell>
          <table:table-cell office:value-type="float" office:value="38.276" calcext:value-type="float">
            <text:p>38.276</text:p>
          </table:table-cell>
          <table:table-cell office:value-type="float" office:value="42" calcext:value-type="float">
            <text:p>42</text:p>
          </table:table-cell>
          <table:table-cell table:formula="of:=[.E2262]*[.E2262]*[.E2262]*[.E2262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77.306" calcext:value-type="float">
            <text:p>-77.306</text:p>
          </table:table-cell>
          <table:table-cell office:value-type="float" office:value="-1.266" calcext:value-type="float">
            <text:p>-1.266</text:p>
          </table:table-cell>
          <table:table-cell office:value-type="float" office:value="206.7" calcext:value-type="float">
            <text:p>206.7</text:p>
          </table:table-cell>
          <table:table-cell table:formula="of:=[.E2263]*[.E2263]*[.E2263]*[.E2263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57.354" calcext:value-type="float">
            <text:p>157.354</text:p>
          </table:table-cell>
          <table:table-cell office:value-type="float" office:value="-8.783" calcext:value-type="float">
            <text:p>-8.783</text:p>
          </table:table-cell>
          <table:table-cell office:value-type="float" office:value="10" calcext:value-type="float">
            <text:p>10</text:p>
          </table:table-cell>
          <table:table-cell table:formula="of:=[.E2264]*[.E2264]*[.E2264]*[.E2264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37.944" calcext:value-type="float">
            <text:p>137.944</text:p>
          </table:table-cell>
          <table:table-cell office:value-type="float" office:value="33.167" calcext:value-type="float">
            <text:p>33.167</text:p>
          </table:table-cell>
          <table:table-cell office:value-type="float" office:value="292" calcext:value-type="float">
            <text:p>292</text:p>
          </table:table-cell>
          <table:table-cell table:formula="of:=[.E2265]*[.E2265]*[.E2265]*[.E2265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58.453" calcext:value-type="float">
            <text:p>158.453</text:p>
          </table:table-cell>
          <table:table-cell office:value-type="float" office:value="-55.664" calcext:value-type="float">
            <text:p>-55.664</text:p>
          </table:table-cell>
          <table:table-cell office:value-type="float" office:value="16" calcext:value-type="float">
            <text:p>16</text:p>
          </table:table-cell>
          <table:table-cell table:formula="of:=[.E2266]*[.E2266]*[.E2266]*[.E2266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9.357" calcext:value-type="float">
            <text:p>169.357</text:p>
          </table:table-cell>
          <table:table-cell office:value-type="float" office:value="-20.617" calcext:value-type="float">
            <text:p>-20.617</text:p>
          </table:table-cell>
          <table:table-cell office:value-type="float" office:value="34" calcext:value-type="float">
            <text:p>34</text:p>
          </table:table-cell>
          <table:table-cell table:formula="of:=[.E2267]*[.E2267]*[.E2267]*[.E2267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0.547" calcext:value-type="float">
            <text:p>120.547</text:p>
          </table:table-cell>
          <table:table-cell office:value-type="float" office:value="21.799" calcext:value-type="float">
            <text:p>21.799</text:p>
          </table:table-cell>
          <table:table-cell office:value-type="float" office:value="10" calcext:value-type="float">
            <text:p>10</text:p>
          </table:table-cell>
          <table:table-cell table:formula="of:=[.E2268]*[.E2268]*[.E2268]*[.E2268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9.933" calcext:value-type="float">
            <text:p>129.933</text:p>
          </table:table-cell>
          <table:table-cell office:value-type="float" office:value="-6.527" calcext:value-type="float">
            <text:p>-6.527</text:p>
          </table:table-cell>
          <table:table-cell office:value-type="float" office:value="201.7" calcext:value-type="float">
            <text:p>201.7</text:p>
          </table:table-cell>
          <table:table-cell table:formula="of:=[.E2269]*[.E2269]*[.E2269]*[.E2269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3.337" calcext:value-type="float">
            <text:p>123.337</text:p>
          </table:table-cell>
          <table:table-cell office:value-type="float" office:value="5.293" calcext:value-type="float">
            <text:p>5.293</text:p>
          </table:table-cell>
          <table:table-cell office:value-type="float" office:value="525" calcext:value-type="float">
            <text:p>525</text:p>
          </table:table-cell>
          <table:table-cell table:formula="of:=[.E2270]*[.E2270]*[.E2270]*[.E2270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35.404" calcext:value-type="float">
            <text:p>135.404</text:p>
          </table:table-cell>
          <table:table-cell office:value-type="float" office:value="-3.609" calcext:value-type="float">
            <text:p>-3.609</text:p>
          </table:table-cell>
          <table:table-cell office:value-type="float" office:value="10" calcext:value-type="float">
            <text:p>10</text:p>
          </table:table-cell>
          <table:table-cell table:formula="of:=[.E2271]*[.E2271]*[.E2271]*[.E2271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4.721" calcext:value-type="float">
            <text:p>164.721</text:p>
          </table:table-cell>
          <table:table-cell office:value-type="float" office:value="-46.676" calcext:value-type="float">
            <text:p>-46.676</text:p>
          </table:table-cell>
          <table:table-cell office:value-type="float" office:value="10" calcext:value-type="float">
            <text:p>10</text:p>
          </table:table-cell>
          <table:table-cell table:formula="of:=[.E2272]*[.E2272]*[.E2272]*[.E2272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178.76" calcext:value-type="float">
            <text:p>-178.76</text:p>
          </table:table-cell>
          <table:table-cell office:value-type="float" office:value="-17.656" calcext:value-type="float">
            <text:p>-17.656</text:p>
          </table:table-cell>
          <table:table-cell office:value-type="float" office:value="565.5" calcext:value-type="float">
            <text:p>565.5</text:p>
          </table:table-cell>
          <table:table-cell table:formula="of:=[.E2273]*[.E2273]*[.E2273]*[.E2273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9.683" calcext:value-type="float">
            <text:p>169.683</text:p>
          </table:table-cell>
          <table:table-cell office:value-type="float" office:value="-22.253" calcext:value-type="float">
            <text:p>-22.253</text:p>
          </table:table-cell>
          <table:table-cell office:value-type="float" office:value="22" calcext:value-type="float">
            <text:p>22</text:p>
          </table:table-cell>
          <table:table-cell table:formula="of:=[.E2274]*[.E2274]*[.E2274]*[.E2274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71.722" calcext:value-type="float">
            <text:p>-71.722</text:p>
          </table:table-cell>
          <table:table-cell office:value-type="float" office:value="-7.606" calcext:value-type="float">
            <text:p>-7.606</text:p>
          </table:table-cell>
          <table:table-cell office:value-type="float" office:value="558.1" calcext:value-type="float">
            <text:p>558.1</text:p>
          </table:table-cell>
          <table:table-cell table:formula="of:=[.E2275]*[.E2275]*[.E2275]*[.E2275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77.978" calcext:value-type="float">
            <text:p>177.978</text:p>
          </table:table-cell>
          <table:table-cell office:value-type="float" office:value="51.272" calcext:value-type="float">
            <text:p>51.272</text:p>
          </table:table-cell>
          <table:table-cell office:value-type="float" office:value="33" calcext:value-type="float">
            <text:p>33</text:p>
          </table:table-cell>
          <table:table-cell table:formula="of:=[.E2276]*[.E2276]*[.E2276]*[.E2276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44.619" calcext:value-type="float">
            <text:p>144.619</text:p>
          </table:table-cell>
          <table:table-cell office:value-type="float" office:value="13.088" calcext:value-type="float">
            <text:p>13.088</text:p>
          </table:table-cell>
          <table:table-cell office:value-type="float" office:value="85.7" calcext:value-type="float">
            <text:p>85.7</text:p>
          </table:table-cell>
          <table:table-cell table:formula="of:=[.E2277]*[.E2277]*[.E2277]*[.E2277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2.179" calcext:value-type="float">
            <text:p>122.179</text:p>
          </table:table-cell>
          <table:table-cell office:value-type="float" office:value="24.279" calcext:value-type="float">
            <text:p>24.279</text:p>
          </table:table-cell>
          <table:table-cell office:value-type="float" office:value="32.8" calcext:value-type="float">
            <text:p>32.8</text:p>
          </table:table-cell>
          <table:table-cell table:formula="of:=[.E2278]*[.E2278]*[.E2278]*[.E2278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4.688" calcext:value-type="float">
            <text:p>124.688</text:p>
          </table:table-cell>
          <table:table-cell office:value-type="float" office:value="-42.813" calcext:value-type="float">
            <text:p>-42.813</text:p>
          </table:table-cell>
          <table:table-cell office:value-type="float" office:value="10" calcext:value-type="float">
            <text:p>10</text:p>
          </table:table-cell>
          <table:table-cell table:formula="of:=[.E2279]*[.E2279]*[.E2279]*[.E2279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179.575" calcext:value-type="float">
            <text:p>-179.575</text:p>
          </table:table-cell>
          <table:table-cell office:value-type="float" office:value="-36.813" calcext:value-type="float">
            <text:p>-36.813</text:p>
          </table:table-cell>
          <table:table-cell office:value-type="float" office:value="33" calcext:value-type="float">
            <text:p>33</text:p>
          </table:table-cell>
          <table:table-cell table:formula="of:=[.E2280]*[.E2280]*[.E2280]*[.E2280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6.249" calcext:value-type="float">
            <text:p>126.249</text:p>
          </table:table-cell>
          <table:table-cell office:value-type="float" office:value="1.271" calcext:value-type="float">
            <text:p>1.271</text:p>
          </table:table-cell>
          <table:table-cell office:value-type="float" office:value="35" calcext:value-type="float">
            <text:p>35</text:p>
          </table:table-cell>
          <table:table-cell table:formula="of:=[.E2281]*[.E2281]*[.E2281]*[.E2281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7.17" calcext:value-type="float">
            <text:p>167.17</text:p>
          </table:table-cell>
          <table:table-cell office:value-type="float" office:value="-14.928" calcext:value-type="float">
            <text:p>-14.928</text:p>
          </table:table-cell>
          <table:table-cell office:value-type="float" office:value="103" calcext:value-type="float">
            <text:p>103</text:p>
          </table:table-cell>
          <table:table-cell table:formula="of:=[.E2282]*[.E2282]*[.E2282]*[.E2282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73.818" calcext:value-type="float">
            <text:p>173.818</text:p>
          </table:table-cell>
          <table:table-cell office:value-type="float" office:value="-19.528" calcext:value-type="float">
            <text:p>-19.528</text:p>
          </table:table-cell>
          <table:table-cell office:value-type="float" office:value="33" calcext:value-type="float">
            <text:p>33</text:p>
          </table:table-cell>
          <table:table-cell table:formula="of:=[.E2283]*[.E2283]*[.E2283]*[.E2283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116.265" calcext:value-type="float">
            <text:p>-116.265</text:p>
          </table:table-cell>
          <table:table-cell office:value-type="float" office:value="34.6033333" calcext:value-type="float">
            <text:p>34.6033333</text:p>
          </table:table-cell>
          <table:table-cell office:value-type="float" office:value="13.73" calcext:value-type="float">
            <text:p>13.73</text:p>
          </table:table-cell>
          <table:table-cell table:formula="of:=[.E2284]*[.E2284]*[.E2284]*[.E2284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52.486" calcext:value-type="float">
            <text:p>152.486</text:p>
          </table:table-cell>
          <table:table-cell office:value-type="float" office:value="-4.751" calcext:value-type="float">
            <text:p>-4.751</text:p>
          </table:table-cell>
          <table:table-cell office:value-type="float" office:value="73.7" calcext:value-type="float">
            <text:p>73.7</text:p>
          </table:table-cell>
          <table:table-cell table:formula="of:=[.E2285]*[.E2285]*[.E2285]*[.E2285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50.88" calcext:value-type="float">
            <text:p>150.88</text:p>
          </table:table-cell>
          <table:table-cell office:value-type="float" office:value="-5.159" calcext:value-type="float">
            <text:p>-5.159</text:p>
          </table:table-cell>
          <table:table-cell office:value-type="float" office:value="138" calcext:value-type="float">
            <text:p>138</text:p>
          </table:table-cell>
          <table:table-cell table:formula="of:=[.E2286]*[.E2286]*[.E2286]*[.E2286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30.35" calcext:value-type="float">
            <text:p>130.35</text:p>
          </table:table-cell>
          <table:table-cell office:value-type="float" office:value="43.607" calcext:value-type="float">
            <text:p>43.607</text:p>
          </table:table-cell>
          <table:table-cell office:value-type="float" office:value="565.7" calcext:value-type="float">
            <text:p>565.7</text:p>
          </table:table-cell>
          <table:table-cell table:formula="of:=[.E2287]*[.E2287]*[.E2287]*[.E2287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1.937" calcext:value-type="float">
            <text:p>121.937</text:p>
          </table:table-cell>
          <table:table-cell office:value-type="float" office:value="5.397" calcext:value-type="float">
            <text:p>5.397</text:p>
          </table:table-cell>
          <table:table-cell office:value-type="float" office:value="33" calcext:value-type="float">
            <text:p>33</text:p>
          </table:table-cell>
          <table:table-cell table:formula="of:=[.E2288]*[.E2288]*[.E2288]*[.E2288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39.329" calcext:value-type="float">
            <text:p>139.329</text:p>
          </table:table-cell>
          <table:table-cell office:value-type="float" office:value="28.932" calcext:value-type="float">
            <text:p>28.932</text:p>
          </table:table-cell>
          <table:table-cell office:value-type="float" office:value="440.5" calcext:value-type="float">
            <text:p>440.5</text:p>
          </table:table-cell>
          <table:table-cell table:formula="of:=[.E2289]*[.E2289]*[.E2289]*[.E2289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70.207" calcext:value-type="float">
            <text:p>-70.207</text:p>
          </table:table-cell>
          <table:table-cell office:value-type="float" office:value="-23.913" calcext:value-type="float">
            <text:p>-23.913</text:p>
          </table:table-cell>
          <table:table-cell office:value-type="float" office:value="42" calcext:value-type="float">
            <text:p>42</text:p>
          </table:table-cell>
          <table:table-cell table:formula="of:=[.E2290]*[.E2290]*[.E2290]*[.E2290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71.22" calcext:value-type="float">
            <text:p>-71.22</text:p>
          </table:table-cell>
          <table:table-cell office:value-type="float" office:value="-30.933" calcext:value-type="float">
            <text:p>-30.933</text:p>
          </table:table-cell>
          <table:table-cell office:value-type="float" office:value="58" calcext:value-type="float">
            <text:p>58</text:p>
          </table:table-cell>
          <table:table-cell table:formula="of:=[.E2291]*[.E2291]*[.E2291]*[.E2291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79.791" calcext:value-type="float">
            <text:p>179.791</text:p>
          </table:table-cell>
          <table:table-cell office:value-type="float" office:value="-32.115" calcext:value-type="float">
            <text:p>-32.115</text:p>
          </table:table-cell>
          <table:table-cell office:value-type="float" office:value="332.7" calcext:value-type="float">
            <text:p>332.7</text:p>
          </table:table-cell>
          <table:table-cell table:formula="of:=[.E2292]*[.E2292]*[.E2292]*[.E2292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68.208" calcext:value-type="float">
            <text:p>68.208</text:p>
          </table:table-cell>
          <table:table-cell office:value-type="float" office:value="29.976" calcext:value-type="float">
            <text:p>29.976</text:p>
          </table:table-cell>
          <table:table-cell office:value-type="float" office:value="33" calcext:value-type="float">
            <text:p>33</text:p>
          </table:table-cell>
          <table:table-cell table:formula="of:=[.E2293]*[.E2293]*[.E2293]*[.E2293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65.719" calcext:value-type="float">
            <text:p>-65.719</text:p>
          </table:table-cell>
          <table:table-cell office:value-type="float" office:value="-21.999" calcext:value-type="float">
            <text:p>-21.999</text:p>
          </table:table-cell>
          <table:table-cell office:value-type="float" office:value="276.2" calcext:value-type="float">
            <text:p>276.2</text:p>
          </table:table-cell>
          <table:table-cell table:formula="of:=[.E2294]*[.E2294]*[.E2294]*[.E2294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5.154" calcext:value-type="float">
            <text:p>125.154</text:p>
          </table:table-cell>
          <table:table-cell office:value-type="float" office:value="12.614" calcext:value-type="float">
            <text:p>12.614</text:p>
          </table:table-cell>
          <table:table-cell office:value-type="float" office:value="33" calcext:value-type="float">
            <text:p>33</text:p>
          </table:table-cell>
          <table:table-cell table:formula="of:=[.E2295]*[.E2295]*[.E2295]*[.E2295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98.07" calcext:value-type="float">
            <text:p>-98.07</text:p>
          </table:table-cell>
          <table:table-cell office:value-type="float" office:value="15.978" calcext:value-type="float">
            <text:p>15.978</text:p>
          </table:table-cell>
          <table:table-cell office:value-type="float" office:value="21.1" calcext:value-type="float">
            <text:p>21.1</text:p>
          </table:table-cell>
          <table:table-cell table:formula="of:=[.E2296]*[.E2296]*[.E2296]*[.E2296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9.151" calcext:value-type="float">
            <text:p>129.151</text:p>
          </table:table-cell>
          <table:table-cell office:value-type="float" office:value="-6.903" calcext:value-type="float">
            <text:p>-6.903</text:p>
          </table:table-cell>
          <table:table-cell office:value-type="float" office:value="141.9" calcext:value-type="float">
            <text:p>141.9</text:p>
          </table:table-cell>
          <table:table-cell table:formula="of:=[.E2297]*[.E2297]*[.E2297]*[.E2297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30.175" calcext:value-type="float">
            <text:p>130.175</text:p>
          </table:table-cell>
          <table:table-cell office:value-type="float" office:value="27.929" calcext:value-type="float">
            <text:p>27.929</text:p>
          </table:table-cell>
          <table:table-cell office:value-type="float" office:value="28.4" calcext:value-type="float">
            <text:p>28.4</text:p>
          </table:table-cell>
          <table:table-cell table:formula="of:=[.E2298]*[.E2298]*[.E2298]*[.E2298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45.218" calcext:value-type="float">
            <text:p>145.218</text:p>
          </table:table-cell>
          <table:table-cell office:value-type="float" office:value="18.856" calcext:value-type="float">
            <text:p>18.856</text:p>
          </table:table-cell>
          <table:table-cell office:value-type="float" office:value="594.9" calcext:value-type="float">
            <text:p>594.9</text:p>
          </table:table-cell>
          <table:table-cell table:formula="of:=[.E2299]*[.E2299]*[.E2299]*[.E2299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42.827" calcext:value-type="float">
            <text:p>142.827</text:p>
          </table:table-cell>
          <table:table-cell office:value-type="float" office:value="52.629" calcext:value-type="float">
            <text:p>52.629</text:p>
          </table:table-cell>
          <table:table-cell office:value-type="float" office:value="11" calcext:value-type="float">
            <text:p>11</text:p>
          </table:table-cell>
          <table:table-cell table:formula="of:=[.E2300]*[.E2300]*[.E2300]*[.E2300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5.297" calcext:value-type="float">
            <text:p>125.297</text:p>
          </table:table-cell>
          <table:table-cell office:value-type="float" office:value="12.626" calcext:value-type="float">
            <text:p>12.626</text:p>
          </table:table-cell>
          <table:table-cell office:value-type="float" office:value="16" calcext:value-type="float">
            <text:p>16</text:p>
          </table:table-cell>
          <table:table-cell table:formula="of:=[.E2301]*[.E2301]*[.E2301]*[.E2301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78.752" calcext:value-type="float">
            <text:p>178.752</text:p>
          </table:table-cell>
          <table:table-cell office:value-type="float" office:value="-37.759" calcext:value-type="float">
            <text:p>-37.759</text:p>
          </table:table-cell>
          <table:table-cell office:value-type="float" office:value="21.1" calcext:value-type="float">
            <text:p>21.1</text:p>
          </table:table-cell>
          <table:table-cell table:formula="of:=[.E2302]*[.E2302]*[.E2302]*[.E2302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1.067" calcext:value-type="float">
            <text:p>121.067</text:p>
          </table:table-cell>
          <table:table-cell office:value-type="float" office:value="13.525" calcext:value-type="float">
            <text:p>13.525</text:p>
          </table:table-cell>
          <table:table-cell office:value-type="float" office:value="31.5" calcext:value-type="float">
            <text:p>31.5</text:p>
          </table:table-cell>
          <table:table-cell table:formula="of:=[.E2303]*[.E2303]*[.E2303]*[.E2303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4.181" calcext:value-type="float">
            <text:p>164.181</text:p>
          </table:table-cell>
          <table:table-cell office:value-type="float" office:value="-10.972" calcext:value-type="float">
            <text:p>-10.972</text:p>
          </table:table-cell>
          <table:table-cell office:value-type="float" office:value="20.4" calcext:value-type="float">
            <text:p>20.4</text:p>
          </table:table-cell>
          <table:table-cell table:formula="of:=[.E2304]*[.E2304]*[.E2304]*[.E2304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6.645" calcext:value-type="float">
            <text:p>126.645</text:p>
          </table:table-cell>
          <table:table-cell office:value-type="float" office:value="7.239" calcext:value-type="float">
            <text:p>7.239</text:p>
          </table:table-cell>
          <table:table-cell office:value-type="float" office:value="32.8" calcext:value-type="float">
            <text:p>32.8</text:p>
          </table:table-cell>
          <table:table-cell table:formula="of:=[.E2305]*[.E2305]*[.E2305]*[.E2305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77.094" calcext:value-type="float">
            <text:p>-77.094</text:p>
          </table:table-cell>
          <table:table-cell office:value-type="float" office:value="-5.982" calcext:value-type="float">
            <text:p>-5.982</text:p>
          </table:table-cell>
          <table:table-cell office:value-type="float" office:value="19.8" calcext:value-type="float">
            <text:p>19.8</text:p>
          </table:table-cell>
          <table:table-cell table:formula="of:=[.E2306]*[.E2306]*[.E2306]*[.E2306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9.871" calcext:value-type="float">
            <text:p>169.871</text:p>
          </table:table-cell>
          <table:table-cell office:value-type="float" office:value="53.452" calcext:value-type="float">
            <text:p>53.452</text:p>
          </table:table-cell>
          <table:table-cell office:value-type="float" office:value="24.8" calcext:value-type="float">
            <text:p>24.8</text:p>
          </table:table-cell>
          <table:table-cell table:formula="of:=[.E2307]*[.E2307]*[.E2307]*[.E2307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9.132" calcext:value-type="float">
            <text:p>169.132</text:p>
          </table:table-cell>
          <table:table-cell office:value-type="float" office:value="-19.435" calcext:value-type="float">
            <text:p>-19.435</text:p>
          </table:table-cell>
          <table:table-cell office:value-type="float" office:value="140.4" calcext:value-type="float">
            <text:p>140.4</text:p>
          </table:table-cell>
          <table:table-cell table:formula="of:=[.E2308]*[.E2308]*[.E2308]*[.E2308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1.899" calcext:value-type="float">
            <text:p>121.899</text:p>
          </table:table-cell>
          <table:table-cell office:value-type="float" office:value="11.76" calcext:value-type="float">
            <text:p>11.76</text:p>
          </table:table-cell>
          <table:table-cell office:value-type="float" office:value="18.1" calcext:value-type="float">
            <text:p>18.1</text:p>
          </table:table-cell>
          <table:table-cell table:formula="of:=[.E2309]*[.E2309]*[.E2309]*[.E2309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0.363" calcext:value-type="float">
            <text:p>120.363</text:p>
          </table:table-cell>
          <table:table-cell office:value-type="float" office:value="-7.363" calcext:value-type="float">
            <text:p>-7.363</text:p>
          </table:table-cell>
          <table:table-cell office:value-type="float" office:value="588.9" calcext:value-type="float">
            <text:p>588.9</text:p>
          </table:table-cell>
          <table:table-cell table:formula="of:=[.E2310]*[.E2310]*[.E2310]*[.E2310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31.848" calcext:value-type="float">
            <text:p>31.848</text:p>
          </table:table-cell>
          <table:table-cell office:value-type="float" office:value="5.358" calcext:value-type="float">
            <text:p>5.358</text:p>
          </table:table-cell>
          <table:table-cell office:value-type="float" office:value="16" calcext:value-type="float">
            <text:p>16</text:p>
          </table:table-cell>
          <table:table-cell table:formula="of:=[.E2311]*[.E2311]*[.E2311]*[.E2311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8.063" calcext:value-type="float">
            <text:p>168.063</text:p>
          </table:table-cell>
          <table:table-cell office:value-type="float" office:value="-18.318" calcext:value-type="float">
            <text:p>-18.318</text:p>
          </table:table-cell>
          <table:table-cell office:value-type="float" office:value="20.7" calcext:value-type="float">
            <text:p>20.7</text:p>
          </table:table-cell>
          <table:table-cell table:formula="of:=[.E2312]*[.E2312]*[.E2312]*[.E2312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46.383" calcext:value-type="float">
            <text:p>146.383</text:p>
          </table:table-cell>
          <table:table-cell office:value-type="float" office:value="-6.436" calcext:value-type="float">
            <text:p>-6.436</text:p>
          </table:table-cell>
          <table:table-cell office:value-type="float" office:value="104.4" calcext:value-type="float">
            <text:p>104.4</text:p>
          </table:table-cell>
          <table:table-cell table:formula="of:=[.E2313]*[.E2313]*[.E2313]*[.E2313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156.835" calcext:value-type="float">
            <text:p>-156.835</text:p>
          </table:table-cell>
          <table:table-cell office:value-type="float" office:value="55.543" calcext:value-type="float">
            <text:p>55.543</text:p>
          </table:table-cell>
          <table:table-cell office:value-type="float" office:value="11.4" calcext:value-type="float">
            <text:p>11.4</text:p>
          </table:table-cell>
          <table:table-cell table:formula="of:=[.E2314]*[.E2314]*[.E2314]*[.E2314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71.381" calcext:value-type="float">
            <text:p>-71.381</text:p>
          </table:table-cell>
          <table:table-cell office:value-type="float" office:value="-8.281" calcext:value-type="float">
            <text:p>-8.281</text:p>
          </table:table-cell>
          <table:table-cell office:value-type="float" office:value="593.4" calcext:value-type="float">
            <text:p>593.4</text:p>
          </table:table-cell>
          <table:table-cell table:formula="of:=[.E2315]*[.E2315]*[.E2315]*[.E2315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6.76" calcext:value-type="float">
            <text:p>126.76</text:p>
          </table:table-cell>
          <table:table-cell office:value-type="float" office:value="2.305" calcext:value-type="float">
            <text:p>2.305</text:p>
          </table:table-cell>
          <table:table-cell office:value-type="float" office:value="44" calcext:value-type="float">
            <text:p>44</text:p>
          </table:table-cell>
          <table:table-cell table:formula="of:=[.E2316]*[.E2316]*[.E2316]*[.E2316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172.415" calcext:value-type="float">
            <text:p>-172.415</text:p>
          </table:table-cell>
          <table:table-cell office:value-type="float" office:value="-18.771" calcext:value-type="float">
            <text:p>-18.771</text:p>
          </table:table-cell>
          <table:table-cell office:value-type="float" office:value="35.2" calcext:value-type="float">
            <text:p>35.2</text:p>
          </table:table-cell>
          <table:table-cell table:formula="of:=[.E2317]*[.E2317]*[.E2317]*[.E2317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72.305" calcext:value-type="float">
            <text:p>-72.305</text:p>
          </table:table-cell>
          <table:table-cell office:value-type="float" office:value="-17.192" calcext:value-type="float">
            <text:p>-17.192</text:p>
          </table:table-cell>
          <table:table-cell office:value-type="float" office:value="33.1" calcext:value-type="float">
            <text:p>33.1</text:p>
          </table:table-cell>
          <table:table-cell table:formula="of:=[.E2318]*[.E2318]*[.E2318]*[.E2318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30.791" calcext:value-type="float">
            <text:p>130.791</text:p>
          </table:table-cell>
          <table:table-cell office:value-type="float" office:value="-5.577" calcext:value-type="float">
            <text:p>-5.577</text:p>
          </table:table-cell>
          <table:table-cell office:value-type="float" office:value="67.3" calcext:value-type="float">
            <text:p>67.3</text:p>
          </table:table-cell>
          <table:table-cell table:formula="of:=[.E2319]*[.E2319]*[.E2319]*[.E2319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178.925" calcext:value-type="float">
            <text:p>-178.925</text:p>
          </table:table-cell>
          <table:table-cell office:value-type="float" office:value="-22.037" calcext:value-type="float">
            <text:p>-22.037</text:p>
          </table:table-cell>
          <table:table-cell office:value-type="float" office:value="547" calcext:value-type="float">
            <text:p>547</text:p>
          </table:table-cell>
          <table:table-cell table:formula="of:=[.E2320]*[.E2320]*[.E2320]*[.E2320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78.86" calcext:value-type="float">
            <text:p>178.86</text:p>
          </table:table-cell>
          <table:table-cell office:value-type="float" office:value="-20.19" calcext:value-type="float">
            <text:p>-20.19</text:p>
          </table:table-cell>
          <table:table-cell office:value-type="float" office:value="538.3" calcext:value-type="float">
            <text:p>538.3</text:p>
          </table:table-cell>
          <table:table-cell table:formula="of:=[.E2321]*[.E2321]*[.E2321]*[.E2321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70.102" calcext:value-type="float">
            <text:p>170.102</text:p>
          </table:table-cell>
          <table:table-cell office:value-type="float" office:value="-21.277" calcext:value-type="float">
            <text:p>-21.277</text:p>
          </table:table-cell>
          <table:table-cell office:value-type="float" office:value="150" calcext:value-type="float">
            <text:p>150</text:p>
          </table:table-cell>
          <table:table-cell table:formula="of:=[.E2322]*[.E2322]*[.E2322]*[.E2322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6.516" calcext:value-type="float">
            <text:p>166.516</text:p>
          </table:table-cell>
          <table:table-cell office:value-type="float" office:value="-13.966" calcext:value-type="float">
            <text:p>-13.966</text:p>
          </table:table-cell>
          <table:table-cell office:value-type="float" office:value="43" calcext:value-type="float">
            <text:p>43</text:p>
          </table:table-cell>
          <table:table-cell table:formula="of:=[.E2323]*[.E2323]*[.E2323]*[.E2323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34.911" calcext:value-type="float">
            <text:p>134.911</text:p>
          </table:table-cell>
          <table:table-cell office:value-type="float" office:value="-1.639" calcext:value-type="float">
            <text:p>-1.639</text:p>
          </table:table-cell>
          <table:table-cell office:value-type="float" office:value="10" calcext:value-type="float">
            <text:p>10</text:p>
          </table:table-cell>
          <table:table-cell table:formula="of:=[.E2324]*[.E2324]*[.E2324]*[.E2324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98.027" calcext:value-type="float">
            <text:p>98.027</text:p>
          </table:table-cell>
          <table:table-cell office:value-type="float" office:value="0.197" calcext:value-type="float">
            <text:p>0.197</text:p>
          </table:table-cell>
          <table:table-cell office:value-type="float" office:value="33" calcext:value-type="float">
            <text:p>33</text:p>
          </table:table-cell>
          <table:table-cell table:formula="of:=[.E2325]*[.E2325]*[.E2325]*[.E2325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70.95" calcext:value-type="float">
            <text:p>170.95</text:p>
          </table:table-cell>
          <table:table-cell office:value-type="float" office:value="-22.022" calcext:value-type="float">
            <text:p>-22.022</text:p>
          </table:table-cell>
          <table:table-cell office:value-type="float" office:value="104.7" calcext:value-type="float">
            <text:p>104.7</text:p>
          </table:table-cell>
          <table:table-cell table:formula="of:=[.E2326]*[.E2326]*[.E2326]*[.E2326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38.794" calcext:value-type="float">
            <text:p>-38.794</text:p>
          </table:table-cell>
          <table:table-cell office:value-type="float" office:value="8.185" calcext:value-type="float">
            <text:p>8.185</text:p>
          </table:table-cell>
          <table:table-cell office:value-type="float" office:value="10" calcext:value-type="float">
            <text:p>10</text:p>
          </table:table-cell>
          <table:table-cell table:formula="of:=[.E2327]*[.E2327]*[.E2327]*[.E2327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51.577" calcext:value-type="float">
            <text:p>151.577</text:p>
          </table:table-cell>
          <table:table-cell office:value-type="float" office:value="-4.843" calcext:value-type="float">
            <text:p>-4.843</text:p>
          </table:table-cell>
          <table:table-cell office:value-type="float" office:value="174.4" calcext:value-type="float">
            <text:p>174.4</text:p>
          </table:table-cell>
          <table:table-cell table:formula="of:=[.E2328]*[.E2328]*[.E2328]*[.E2328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1.287" calcext:value-type="float">
            <text:p>161.287</text:p>
          </table:table-cell>
          <table:table-cell office:value-type="float" office:value="55.867" calcext:value-type="float">
            <text:p>55.867</text:p>
          </table:table-cell>
          <table:table-cell office:value-type="float" office:value="62.6" calcext:value-type="float">
            <text:p>62.6</text:p>
          </table:table-cell>
          <table:table-cell table:formula="of:=[.E2329]*[.E2329]*[.E2329]*[.E2329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83.123" calcext:value-type="float">
            <text:p>-83.123</text:p>
          </table:table-cell>
          <table:table-cell office:value-type="float" office:value="8.717" calcext:value-type="float">
            <text:p>8.717</text:p>
          </table:table-cell>
          <table:table-cell office:value-type="float" office:value="37" calcext:value-type="float">
            <text:p>37</text:p>
          </table:table-cell>
          <table:table-cell table:formula="of:=[.E2330]*[.E2330]*[.E2330]*[.E2330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41.702" calcext:value-type="float">
            <text:p>141.702</text:p>
          </table:table-cell>
          <table:table-cell office:value-type="float" office:value="36.194" calcext:value-type="float">
            <text:p>36.194</text:p>
          </table:table-cell>
          <table:table-cell office:value-type="float" office:value="36.6" calcext:value-type="float">
            <text:p>36.6</text:p>
          </table:table-cell>
          <table:table-cell table:formula="of:=[.E2331]*[.E2331]*[.E2331]*[.E2331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36.967" calcext:value-type="float">
            <text:p>136.967</text:p>
          </table:table-cell>
          <table:table-cell office:value-type="float" office:value="27.929" calcext:value-type="float">
            <text:p>27.929</text:p>
          </table:table-cell>
          <table:table-cell office:value-type="float" office:value="536" calcext:value-type="float">
            <text:p>536</text:p>
          </table:table-cell>
          <table:table-cell table:formula="of:=[.E2332]*[.E2332]*[.E2332]*[.E2332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4.358" calcext:value-type="float">
            <text:p>124.358</text:p>
          </table:table-cell>
          <table:table-cell office:value-type="float" office:value="13.752" calcext:value-type="float">
            <text:p>13.752</text:p>
          </table:table-cell>
          <table:table-cell office:value-type="float" office:value="45.7" calcext:value-type="float">
            <text:p>45.7</text:p>
          </table:table-cell>
          <table:table-cell table:formula="of:=[.E2333]*[.E2333]*[.E2333]*[.E2333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177.741" calcext:value-type="float">
            <text:p>-177.741</text:p>
          </table:table-cell>
          <table:table-cell office:value-type="float" office:value="-29.934" calcext:value-type="float">
            <text:p>-29.934</text:p>
          </table:table-cell>
          <table:table-cell office:value-type="float" office:value="33" calcext:value-type="float">
            <text:p>33</text:p>
          </table:table-cell>
          <table:table-cell table:formula="of:=[.E2334]*[.E2334]*[.E2334]*[.E2334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57.794" calcext:value-type="float">
            <text:p>57.794</text:p>
          </table:table-cell>
          <table:table-cell office:value-type="float" office:value="30.013" calcext:value-type="float">
            <text:p>30.013</text:p>
          </table:table-cell>
          <table:table-cell office:value-type="float" office:value="33" calcext:value-type="float">
            <text:p>33</text:p>
          </table:table-cell>
          <table:table-cell table:formula="of:=[.E2335]*[.E2335]*[.E2335]*[.E2335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59.726" calcext:value-type="float">
            <text:p>59.726</text:p>
          </table:table-cell>
          <table:table-cell office:value-type="float" office:value="33.962" calcext:value-type="float">
            <text:p>33.962</text:p>
          </table:table-cell>
          <table:table-cell office:value-type="float" office:value="10" calcext:value-type="float">
            <text:p>10</text:p>
          </table:table-cell>
          <table:table-cell table:formula="of:=[.E2336]*[.E2336]*[.E2336]*[.E2336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1.284" calcext:value-type="float">
            <text:p>161.284</text:p>
          </table:table-cell>
          <table:table-cell office:value-type="float" office:value="-10.615" calcext:value-type="float">
            <text:p>-10.615</text:p>
          </table:table-cell>
          <table:table-cell office:value-type="float" office:value="22" calcext:value-type="float">
            <text:p>22</text:p>
          </table:table-cell>
          <table:table-cell table:formula="of:=[.E2337]*[.E2337]*[.E2337]*[.E2337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2.096" calcext:value-type="float">
            <text:p>122.096</text:p>
          </table:table-cell>
          <table:table-cell office:value-type="float" office:value="19.066" calcext:value-type="float">
            <text:p>19.066</text:p>
          </table:table-cell>
          <table:table-cell office:value-type="float" office:value="15" calcext:value-type="float">
            <text:p>15</text:p>
          </table:table-cell>
          <table:table-cell table:formula="of:=[.E2338]*[.E2338]*[.E2338]*[.E2338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141.593" calcext:value-type="float">
            <text:p>-141.593</text:p>
          </table:table-cell>
          <table:table-cell office:value-type="float" office:value="60.642" calcext:value-type="float">
            <text:p>60.642</text:p>
          </table:table-cell>
          <table:table-cell office:value-type="float" office:value="15" calcext:value-type="float">
            <text:p>15</text:p>
          </table:table-cell>
          <table:table-cell table:formula="of:=[.E2339]*[.E2339]*[.E2339]*[.E2339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2.136" calcext:value-type="float">
            <text:p>162.136</text:p>
          </table:table-cell>
          <table:table-cell office:value-type="float" office:value="-11.132" calcext:value-type="float">
            <text:p>-11.132</text:p>
          </table:table-cell>
          <table:table-cell office:value-type="float" office:value="33" calcext:value-type="float">
            <text:p>33</text:p>
          </table:table-cell>
          <table:table-cell table:formula="of:=[.E2340]*[.E2340]*[.E2340]*[.E2340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78.606" calcext:value-type="float">
            <text:p>78.606</text:p>
          </table:table-cell>
          <table:table-cell office:value-type="float" office:value="42.839" calcext:value-type="float">
            <text:p>42.839</text:p>
          </table:table-cell>
          <table:table-cell office:value-type="float" office:value="33" calcext:value-type="float">
            <text:p>33</text:p>
          </table:table-cell>
          <table:table-cell table:formula="of:=[.E2341]*[.E2341]*[.E2341]*[.E2341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20.508" calcext:value-type="float">
            <text:p>-20.508</text:p>
          </table:table-cell>
          <table:table-cell office:value-type="float" office:value="-59.426" calcext:value-type="float">
            <text:p>-59.426</text:p>
          </table:table-cell>
          <table:table-cell office:value-type="float" office:value="33" calcext:value-type="float">
            <text:p>33</text:p>
          </table:table-cell>
          <table:table-cell table:formula="of:=[.E2342]*[.E2342]*[.E2342]*[.E2342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39.918" calcext:value-type="float">
            <text:p>139.918</text:p>
          </table:table-cell>
          <table:table-cell office:value-type="float" office:value="-4.517" calcext:value-type="float">
            <text:p>-4.517</text:p>
          </table:table-cell>
          <table:table-cell office:value-type="float" office:value="33" calcext:value-type="float">
            <text:p>33</text:p>
          </table:table-cell>
          <table:table-cell table:formula="of:=[.E2343]*[.E2343]*[.E2343]*[.E2343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40.091" calcext:value-type="float">
            <text:p>140.091</text:p>
          </table:table-cell>
          <table:table-cell office:value-type="float" office:value="-4.603" calcext:value-type="float">
            <text:p>-4.603</text:p>
          </table:table-cell>
          <table:table-cell office:value-type="float" office:value="33" calcext:value-type="float">
            <text:p>33</text:p>
          </table:table-cell>
          <table:table-cell table:formula="of:=[.E2344]*[.E2344]*[.E2344]*[.E2344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73.431" calcext:value-type="float">
            <text:p>-73.431</text:p>
          </table:table-cell>
          <table:table-cell office:value-type="float" office:value="-38.453" calcext:value-type="float">
            <text:p>-38.453</text:p>
          </table:table-cell>
          <table:table-cell office:value-type="float" office:value="36" calcext:value-type="float">
            <text:p>36</text:p>
          </table:table-cell>
          <table:table-cell table:formula="of:=[.E2345]*[.E2345]*[.E2345]*[.E2345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55.575" calcext:value-type="float">
            <text:p>155.575</text:p>
          </table:table-cell>
          <table:table-cell office:value-type="float" office:value="-7.383" calcext:value-type="float">
            <text:p>-7.383</text:p>
          </table:table-cell>
          <table:table-cell office:value-type="float" office:value="40" calcext:value-type="float">
            <text:p>40</text:p>
          </table:table-cell>
          <table:table-cell table:formula="of:=[.E2346]*[.E2346]*[.E2346]*[.E2346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46.442" calcext:value-type="float">
            <text:p>146.442</text:p>
          </table:table-cell>
          <table:table-cell office:value-type="float" office:value="43.318" calcext:value-type="float">
            <text:p>43.318</text:p>
          </table:table-cell>
          <table:table-cell office:value-type="float" office:value="50" calcext:value-type="float">
            <text:p>50</text:p>
          </table:table-cell>
          <table:table-cell table:formula="of:=[.E2347]*[.E2347]*[.E2347]*[.E2347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175.066" calcext:value-type="float">
            <text:p>-175.066</text:p>
          </table:table-cell>
          <table:table-cell office:value-type="float" office:value="-17.76" calcext:value-type="float">
            <text:p>-17.76</text:p>
          </table:table-cell>
          <table:table-cell office:value-type="float" office:value="222.1" calcext:value-type="float">
            <text:p>222.1</text:p>
          </table:table-cell>
          <table:table-cell table:formula="of:=[.E2348]*[.E2348]*[.E2348]*[.E2348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1.974" calcext:value-type="float">
            <text:p>121.974</text:p>
          </table:table-cell>
          <table:table-cell office:value-type="float" office:value="23.107" calcext:value-type="float">
            <text:p>23.107</text:p>
          </table:table-cell>
          <table:table-cell office:value-type="float" office:value="25" calcext:value-type="float">
            <text:p>25</text:p>
          </table:table-cell>
          <table:table-cell table:formula="of:=[.E2349]*[.E2349]*[.E2349]*[.E2349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6.557" calcext:value-type="float">
            <text:p>166.557</text:p>
          </table:table-cell>
          <table:table-cell office:value-type="float" office:value="-11.857" calcext:value-type="float">
            <text:p>-11.857</text:p>
          </table:table-cell>
          <table:table-cell office:value-type="float" office:value="113.1" calcext:value-type="float">
            <text:p>113.1</text:p>
          </table:table-cell>
          <table:table-cell table:formula="of:=[.E2350]*[.E2350]*[.E2350]*[.E2350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43.416" calcext:value-type="float">
            <text:p>143.416</text:p>
          </table:table-cell>
          <table:table-cell office:value-type="float" office:value="41.415" calcext:value-type="float">
            <text:p>41.415</text:p>
          </table:table-cell>
          <table:table-cell office:value-type="float" office:value="54.8" calcext:value-type="float">
            <text:p>54.8</text:p>
          </table:table-cell>
          <table:table-cell table:formula="of:=[.E2351]*[.E2351]*[.E2351]*[.E2351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2.668" calcext:value-type="float">
            <text:p>-2.668</text:p>
          </table:table-cell>
          <table:table-cell office:value-type="float" office:value="-55.918" calcext:value-type="float">
            <text:p>-55.918</text:p>
          </table:table-cell>
          <table:table-cell office:value-type="float" office:value="15" calcext:value-type="float">
            <text:p>15</text:p>
          </table:table-cell>
          <table:table-cell table:formula="of:=[.E2352]*[.E2352]*[.E2352]*[.E2352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40.23" calcext:value-type="float">
            <text:p>140.23</text:p>
          </table:table-cell>
          <table:table-cell office:value-type="float" office:value="27.236" calcext:value-type="float">
            <text:p>27.236</text:p>
          </table:table-cell>
          <table:table-cell office:value-type="float" office:value="390" calcext:value-type="float">
            <text:p>390</text:p>
          </table:table-cell>
          <table:table-cell table:formula="of:=[.E2353]*[.E2353]*[.E2353]*[.E2353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174.915" calcext:value-type="float">
            <text:p>-174.915</text:p>
          </table:table-cell>
          <table:table-cell office:value-type="float" office:value="52.487" calcext:value-type="float">
            <text:p>52.487</text:p>
          </table:table-cell>
          <table:table-cell office:value-type="float" office:value="164.1" calcext:value-type="float">
            <text:p>164.1</text:p>
          </table:table-cell>
          <table:table-cell table:formula="of:=[.E2354]*[.E2354]*[.E2354]*[.E2354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02.543" calcext:value-type="float">
            <text:p>102.543</text:p>
          </table:table-cell>
          <table:table-cell office:value-type="float" office:value="24.185" calcext:value-type="float">
            <text:p>24.185</text:p>
          </table:table-cell>
          <table:table-cell office:value-type="float" office:value="11.3" calcext:value-type="float">
            <text:p>11.3</text:p>
          </table:table-cell>
          <table:table-cell table:formula="of:=[.E2355]*[.E2355]*[.E2355]*[.E2355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47.647" calcext:value-type="float">
            <text:p>147.647</text:p>
          </table:table-cell>
          <table:table-cell office:value-type="float" office:value="43.313" calcext:value-type="float">
            <text:p>43.313</text:p>
          </table:table-cell>
          <table:table-cell office:value-type="float" office:value="27.5" calcext:value-type="float">
            <text:p>27.5</text:p>
          </table:table-cell>
          <table:table-cell table:formula="of:=[.E2356]*[.E2356]*[.E2356]*[.E2356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7.345" calcext:value-type="float">
            <text:p>167.345</text:p>
          </table:table-cell>
          <table:table-cell office:value-type="float" office:value="-14.849" calcext:value-type="float">
            <text:p>-14.849</text:p>
          </table:table-cell>
          <table:table-cell office:value-type="float" office:value="112.9" calcext:value-type="float">
            <text:p>112.9</text:p>
          </table:table-cell>
          <table:table-cell table:formula="of:=[.E2357]*[.E2357]*[.E2357]*[.E2357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177.914" calcext:value-type="float">
            <text:p>-177.914</text:p>
          </table:table-cell>
          <table:table-cell office:value-type="float" office:value="-30.62" calcext:value-type="float">
            <text:p>-30.62</text:p>
          </table:table-cell>
          <table:table-cell office:value-type="float" office:value="50" calcext:value-type="float">
            <text:p>50</text:p>
          </table:table-cell>
          <table:table-cell table:formula="of:=[.E2358]*[.E2358]*[.E2358]*[.E2358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59.083" calcext:value-type="float">
            <text:p>59.083</text:p>
          </table:table-cell>
          <table:table-cell office:value-type="float" office:value="34.158" calcext:value-type="float">
            <text:p>34.158</text:p>
          </table:table-cell>
          <table:table-cell office:value-type="float" office:value="10" calcext:value-type="float">
            <text:p>10</text:p>
          </table:table-cell>
          <table:table-cell table:formula="of:=[.E2359]*[.E2359]*[.E2359]*[.E2359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1.368" calcext:value-type="float">
            <text:p>121.368</text:p>
          </table:table-cell>
          <table:table-cell office:value-type="float" office:value="22.733" calcext:value-type="float">
            <text:p>22.733</text:p>
          </table:table-cell>
          <table:table-cell office:value-type="float" office:value="25" calcext:value-type="float">
            <text:p>25</text:p>
          </table:table-cell>
          <table:table-cell table:formula="of:=[.E2360]*[.E2360]*[.E2360]*[.E2360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85.872" calcext:value-type="float">
            <text:p>-85.872</text:p>
          </table:table-cell>
          <table:table-cell office:value-type="float" office:value="11.925" calcext:value-type="float">
            <text:p>11.925</text:p>
          </table:table-cell>
          <table:table-cell office:value-type="float" office:value="160.4" calcext:value-type="float">
            <text:p>160.4</text:p>
          </table:table-cell>
          <table:table-cell table:formula="of:=[.E2361]*[.E2361]*[.E2361]*[.E2361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6.491" calcext:value-type="float">
            <text:p>166.491</text:p>
          </table:table-cell>
          <table:table-cell office:value-type="float" office:value="-12.326" calcext:value-type="float">
            <text:p>-12.326</text:p>
          </table:table-cell>
          <table:table-cell office:value-type="float" office:value="35" calcext:value-type="float">
            <text:p>35</text:p>
          </table:table-cell>
          <table:table-cell table:formula="of:=[.E2362]*[.E2362]*[.E2362]*[.E2362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1.006" calcext:value-type="float">
            <text:p>161.006</text:p>
          </table:table-cell>
          <table:table-cell office:value-type="float" office:value="-10.318" calcext:value-type="float">
            <text:p>-10.318</text:p>
          </table:table-cell>
          <table:table-cell office:value-type="float" office:value="45" calcext:value-type="float">
            <text:p>45</text:p>
          </table:table-cell>
          <table:table-cell table:formula="of:=[.E2363]*[.E2363]*[.E2363]*[.E2363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93.101" calcext:value-type="float">
            <text:p>93.101</text:p>
          </table:table-cell>
          <table:table-cell office:value-type="float" office:value="8.855" calcext:value-type="float">
            <text:p>8.855</text:p>
          </table:table-cell>
          <table:table-cell office:value-type="float" office:value="70" calcext:value-type="float">
            <text:p>70</text:p>
          </table:table-cell>
          <table:table-cell table:formula="of:=[.E2364]*[.E2364]*[.E2364]*[.E2364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46.159" calcext:value-type="float">
            <text:p>146.159</text:p>
          </table:table-cell>
          <table:table-cell office:value-type="float" office:value="43.222" calcext:value-type="float">
            <text:p>43.222</text:p>
          </table:table-cell>
          <table:table-cell office:value-type="float" office:value="71.3" calcext:value-type="float">
            <text:p>71.3</text:p>
          </table:table-cell>
          <table:table-cell table:formula="of:=[.E2365]*[.E2365]*[.E2365]*[.E2365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8.043" calcext:value-type="float">
            <text:p>128.043</text:p>
          </table:table-cell>
          <table:table-cell office:value-type="float" office:value="-1.05" calcext:value-type="float">
            <text:p>-1.05</text:p>
          </table:table-cell>
          <table:table-cell office:value-type="float" office:value="30" calcext:value-type="float">
            <text:p>30</text:p>
          </table:table-cell>
          <table:table-cell table:formula="of:=[.E2366]*[.E2366]*[.E2366]*[.E2366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8.07" calcext:value-type="float">
            <text:p>128.07</text:p>
          </table:table-cell>
          <table:table-cell office:value-type="float" office:value="-0.975" calcext:value-type="float">
            <text:p>-0.975</text:p>
          </table:table-cell>
          <table:table-cell office:value-type="float" office:value="30" calcext:value-type="float">
            <text:p>30</text:p>
          </table:table-cell>
          <table:table-cell table:formula="of:=[.E2367]*[.E2367]*[.E2367]*[.E2367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8.218" calcext:value-type="float">
            <text:p>128.218</text:p>
          </table:table-cell>
          <table:table-cell office:value-type="float" office:value="-7.351" calcext:value-type="float">
            <text:p>-7.351</text:p>
          </table:table-cell>
          <table:table-cell office:value-type="float" office:value="30.2" calcext:value-type="float">
            <text:p>30.2</text:p>
          </table:table-cell>
          <table:table-cell table:formula="of:=[.E2368]*[.E2368]*[.E2368]*[.E2368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43.734" calcext:value-type="float">
            <text:p>143.734</text:p>
          </table:table-cell>
          <table:table-cell office:value-type="float" office:value="42.506" calcext:value-type="float">
            <text:p>42.506</text:p>
          </table:table-cell>
          <table:table-cell office:value-type="float" office:value="60" calcext:value-type="float">
            <text:p>60</text:p>
          </table:table-cell>
          <table:table-cell table:formula="of:=[.E2369]*[.E2369]*[.E2369]*[.E2369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72.885" calcext:value-type="float">
            <text:p>-72.885</text:p>
          </table:table-cell>
          <table:table-cell office:value-type="float" office:value="-37.845" calcext:value-type="float">
            <text:p>-37.845</text:p>
          </table:table-cell>
          <table:table-cell office:value-type="float" office:value="30" calcext:value-type="float">
            <text:p>30</text:p>
          </table:table-cell>
          <table:table-cell table:formula="of:=[.E2370]*[.E2370]*[.E2370]*[.E2370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27.345" calcext:value-type="float">
            <text:p>-27.345</text:p>
          </table:table-cell>
          <table:table-cell office:value-type="float" office:value="-56.332" calcext:value-type="float">
            <text:p>-56.332</text:p>
          </table:table-cell>
          <table:table-cell office:value-type="float" office:value="100.9" calcext:value-type="float">
            <text:p>100.9</text:p>
          </table:table-cell>
          <table:table-cell table:formula="of:=[.E2371]*[.E2371]*[.E2371]*[.E2371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45.101" calcext:value-type="float">
            <text:p>145.101</text:p>
          </table:table-cell>
          <table:table-cell office:value-type="float" office:value="43.056" calcext:value-type="float">
            <text:p>43.056</text:p>
          </table:table-cell>
          <table:table-cell office:value-type="float" office:value="43.9" calcext:value-type="float">
            <text:p>43.9</text:p>
          </table:table-cell>
          <table:table-cell table:formula="of:=[.E2372]*[.E2372]*[.E2372]*[.E2372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73.017" calcext:value-type="float">
            <text:p>-73.017</text:p>
          </table:table-cell>
          <table:table-cell office:value-type="float" office:value="-37.775" calcext:value-type="float">
            <text:p>-37.775</text:p>
          </table:table-cell>
          <table:table-cell office:value-type="float" office:value="25" calcext:value-type="float">
            <text:p>25</text:p>
          </table:table-cell>
          <table:table-cell table:formula="of:=[.E2373]*[.E2373]*[.E2373]*[.E2373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74.867" calcext:value-type="float">
            <text:p>-74.867</text:p>
          </table:table-cell>
          <table:table-cell office:value-type="float" office:value="-15.008" calcext:value-type="float">
            <text:p>-15.008</text:p>
          </table:table-cell>
          <table:table-cell office:value-type="float" office:value="65" calcext:value-type="float">
            <text:p>65</text:p>
          </table:table-cell>
          <table:table-cell table:formula="of:=[.E2374]*[.E2374]*[.E2374]*[.E2374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68.862" calcext:value-type="float">
            <text:p>-68.862</text:p>
          </table:table-cell>
          <table:table-cell office:value-type="float" office:value="-20.407" calcext:value-type="float">
            <text:p>-20.407</text:p>
          </table:table-cell>
          <table:table-cell office:value-type="float" office:value="109.2" calcext:value-type="float">
            <text:p>109.2</text:p>
          </table:table-cell>
          <table:table-cell table:formula="of:=[.E2375]*[.E2375]*[.E2375]*[.E2375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156.343" calcext:value-type="float">
            <text:p>-156.343</text:p>
          </table:table-cell>
          <table:table-cell office:value-type="float" office:value="65.915" calcext:value-type="float">
            <text:p>65.915</text:p>
          </table:table-cell>
          <table:table-cell office:value-type="float" office:value="15" calcext:value-type="float">
            <text:p>15</text:p>
          </table:table-cell>
          <table:table-cell table:formula="of:=[.E2376]*[.E2376]*[.E2376]*[.E2376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36.592" calcext:value-type="float">
            <text:p>136.592</text:p>
          </table:table-cell>
          <table:table-cell office:value-type="float" office:value="-1.723" calcext:value-type="float">
            <text:p>-1.723</text:p>
          </table:table-cell>
          <table:table-cell office:value-type="float" office:value="59.1" calcext:value-type="float">
            <text:p>59.1</text:p>
          </table:table-cell>
          <table:table-cell table:formula="of:=[.E2377]*[.E2377]*[.E2377]*[.E2377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31.09" calcext:value-type="float">
            <text:p>31.09</text:p>
          </table:table-cell>
          <table:table-cell office:value-type="float" office:value="40.73" calcext:value-type="float">
            <text:p>40.73</text:p>
          </table:table-cell>
          <table:table-cell office:value-type="float" office:value="25" calcext:value-type="float">
            <text:p>25</text:p>
          </table:table-cell>
          <table:table-cell table:formula="of:=[.E2378]*[.E2378]*[.E2378]*[.E2378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28.829" calcext:value-type="float">
            <text:p>28.829</text:p>
          </table:table-cell>
          <table:table-cell office:value-type="float" office:value="36.493" calcext:value-type="float">
            <text:p>36.493</text:p>
          </table:table-cell>
          <table:table-cell office:value-type="float" office:value="35" calcext:value-type="float">
            <text:p>35</text:p>
          </table:table-cell>
          <table:table-cell table:formula="of:=[.E2379]*[.E2379]*[.E2379]*[.E2379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173.381" calcext:value-type="float">
            <text:p>-173.381</text:p>
          </table:table-cell>
          <table:table-cell office:value-type="float" office:value="-15.02" calcext:value-type="float">
            <text:p>-15.02</text:p>
          </table:table-cell>
          <table:table-cell office:value-type="float" office:value="20" calcext:value-type="float">
            <text:p>20</text:p>
          </table:table-cell>
          <table:table-cell table:formula="of:=[.E2380]*[.E2380]*[.E2380]*[.E2380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165.771" calcext:value-type="float">
            <text:p>-165.771</text:p>
          </table:table-cell>
          <table:table-cell office:value-type="float" office:value="53.778" calcext:value-type="float">
            <text:p>53.778</text:p>
          </table:table-cell>
          <table:table-cell office:value-type="float" office:value="46.6" calcext:value-type="float">
            <text:p>46.6</text:p>
          </table:table-cell>
          <table:table-cell table:formula="of:=[.E2381]*[.E2381]*[.E2381]*[.E2381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176.733" calcext:value-type="float">
            <text:p>-176.733</text:p>
          </table:table-cell>
          <table:table-cell office:value-type="float" office:value="51.196" calcext:value-type="float">
            <text:p>51.196</text:p>
          </table:table-cell>
          <table:table-cell office:value-type="float" office:value="25" calcext:value-type="float">
            <text:p>25</text:p>
          </table:table-cell>
          <table:table-cell table:formula="of:=[.E2382]*[.E2382]*[.E2382]*[.E2382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177.243" calcext:value-type="float">
            <text:p>-177.243</text:p>
          </table:table-cell>
          <table:table-cell office:value-type="float" office:value="51.481" calcext:value-type="float">
            <text:p>51.481</text:p>
          </table:table-cell>
          <table:table-cell office:value-type="float" office:value="20" calcext:value-type="float">
            <text:p>20</text:p>
          </table:table-cell>
          <table:table-cell table:formula="of:=[.E2383]*[.E2383]*[.E2383]*[.E2383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169.191" calcext:value-type="float">
            <text:p>-169.191</text:p>
          </table:table-cell>
          <table:table-cell office:value-type="float" office:value="52.691" calcext:value-type="float">
            <text:p>52.691</text:p>
          </table:table-cell>
          <table:table-cell office:value-type="float" office:value="35" calcext:value-type="float">
            <text:p>35</text:p>
          </table:table-cell>
          <table:table-cell table:formula="of:=[.E2384]*[.E2384]*[.E2384]*[.E2384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86.556" calcext:value-type="float">
            <text:p>-86.556</text:p>
          </table:table-cell>
          <table:table-cell office:value-type="float" office:value="11.682" calcext:value-type="float">
            <text:p>11.682</text:p>
          </table:table-cell>
          <table:table-cell office:value-type="float" office:value="35" calcext:value-type="float">
            <text:p>35</text:p>
          </table:table-cell>
          <table:table-cell table:formula="of:=[.E2385]*[.E2385]*[.E2385]*[.E2385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01.759" calcext:value-type="float">
            <text:p>101.759</text:p>
          </table:table-cell>
          <table:table-cell office:value-type="float" office:value="29.957" calcext:value-type="float">
            <text:p>29.957</text:p>
          </table:table-cell>
          <table:table-cell office:value-type="float" office:value="10" calcext:value-type="float">
            <text:p>10</text:p>
          </table:table-cell>
          <table:table-cell table:formula="of:=[.E2386]*[.E2386]*[.E2386]*[.E2386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117.981" calcext:value-type="float">
            <text:p>-117.981</text:p>
          </table:table-cell>
          <table:table-cell office:value-type="float" office:value="39.346" calcext:value-type="float">
            <text:p>39.346</text:p>
          </table:table-cell>
          <table:table-cell office:value-type="float" office:value="10" calcext:value-type="float">
            <text:p>10</text:p>
          </table:table-cell>
          <table:table-cell table:formula="of:=[.E2387]*[.E2387]*[.E2387]*[.E2387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.185" calcext:value-type="float">
            <text:p>12.185</text:p>
          </table:table-cell>
          <table:table-cell office:value-type="float" office:value="15" calcext:value-type="float">
            <text:p>15</text:p>
          </table:table-cell>
          <table:table-cell table:formula="of:=[.E2388]*[.E2388]*[.E2388]*[.E2388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6.464" calcext:value-type="float">
            <text:p>166.464</text:p>
          </table:table-cell>
          <table:table-cell office:value-type="float" office:value="-13.082" calcext:value-type="float">
            <text:p>-13.082</text:p>
          </table:table-cell>
          <table:table-cell office:value-type="float" office:value="35" calcext:value-type="float">
            <text:p>35</text:p>
          </table:table-cell>
          <table:table-cell table:formula="of:=[.E2389]*[.E2389]*[.E2389]*[.E2389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39.405" calcext:value-type="float">
            <text:p>139.405</text:p>
          </table:table-cell>
          <table:table-cell office:value-type="float" office:value="28.359" calcext:value-type="float">
            <text:p>28.359</text:p>
          </table:table-cell>
          <table:table-cell office:value-type="float" office:value="496.7" calcext:value-type="float">
            <text:p>496.7</text:p>
          </table:table-cell>
          <table:table-cell table:formula="of:=[.E2390]*[.E2390]*[.E2390]*[.E2390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36.593" calcext:value-type="float">
            <text:p>136.593</text:p>
          </table:table-cell>
          <table:table-cell office:value-type="float" office:value="61.214" calcext:value-type="float">
            <text:p>61.214</text:p>
          </table:table-cell>
          <table:table-cell office:value-type="float" office:value="10" calcext:value-type="float">
            <text:p>10</text:p>
          </table:table-cell>
          <table:table-cell table:formula="of:=[.E2391]*[.E2391]*[.E2391]*[.E2391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98.482" calcext:value-type="float">
            <text:p>-98.482</text:p>
          </table:table-cell>
          <table:table-cell office:value-type="float" office:value="16.739" calcext:value-type="float">
            <text:p>16.739</text:p>
          </table:table-cell>
          <table:table-cell office:value-type="float" office:value="35" calcext:value-type="float">
            <text:p>35</text:p>
          </table:table-cell>
          <table:table-cell table:formula="of:=[.E2392]*[.E2392]*[.E2392]*[.E2392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62.838" calcext:value-type="float">
            <text:p>-62.838</text:p>
          </table:table-cell>
          <table:table-cell office:value-type="float" office:value="-27.507" calcext:value-type="float">
            <text:p>-27.507</text:p>
          </table:table-cell>
          <table:table-cell office:value-type="float" office:value="610" calcext:value-type="float">
            <text:p>610</text:p>
          </table:table-cell>
          <table:table-cell table:formula="of:=[.E2393]*[.E2393]*[.E2393]*[.E2393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69.723" calcext:value-type="float">
            <text:p>169.723</text:p>
          </table:table-cell>
          <table:table-cell office:value-type="float" office:value="-20.253" calcext:value-type="float">
            <text:p>-20.253</text:p>
          </table:table-cell>
          <table:table-cell office:value-type="float" office:value="50" calcext:value-type="float">
            <text:p>50</text:p>
          </table:table-cell>
          <table:table-cell table:formula="of:=[.E2394]*[.E2394]*[.E2394]*[.E2394]/1000" office:value-type="float" office:value="2.5411681" calcext:value-type="float">
            <text:p>2.541168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97.9787" calcext:value-type="float">
            <text:p>-97.9787</text:p>
          </table:table-cell>
          <table:table-cell office:value-type="float" office:value="16.3855" calcext:value-type="float">
            <text:p>16.3855</text:p>
          </table:table-cell>
          <table:table-cell office:value-type="float" office:value="22" calcext:value-type="float">
            <text:p>22</text:p>
          </table:table-cell>
          <table:table-cell table:formula="of:=[.E2395]*[.E2395]*[.E2395]*[.E2395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73.1167" calcext:value-type="float">
            <text:p>173.1167</text:p>
          </table:table-cell>
          <table:table-cell office:value-type="float" office:value="-22.4765" calcext:value-type="float">
            <text:p>-22.4765</text:p>
          </table:table-cell>
          <table:table-cell office:value-type="float" office:value="16.37" calcext:value-type="float">
            <text:p>16.37</text:p>
          </table:table-cell>
          <table:table-cell table:formula="of:=[.E2396]*[.E2396]*[.E2396]*[.E2396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26.9353" calcext:value-type="float">
            <text:p>-26.9353</text:p>
          </table:table-cell>
          <table:table-cell office:value-type="float" office:value="-56.2409" calcext:value-type="float">
            <text:p>-56.2409</text:p>
          </table:table-cell>
          <table:table-cell office:value-type="float" office:value="78" calcext:value-type="float">
            <text:p>78</text:p>
          </table:table-cell>
          <table:table-cell table:formula="of:=[.E2397]*[.E2397]*[.E2397]*[.E2397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58.5463" calcext:value-type="float">
            <text:p>158.5463</text:p>
          </table:table-cell>
          <table:table-cell office:value-type="float" office:value="53.9776" calcext:value-type="float">
            <text:p>53.9776</text:p>
          </table:table-cell>
          <table:table-cell office:value-type="float" office:value="177" calcext:value-type="float">
            <text:p>177</text:p>
          </table:table-cell>
          <table:table-cell table:formula="of:=[.E2398]*[.E2398]*[.E2398]*[.E2398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72.7797" calcext:value-type="float">
            <text:p>72.7797</text:p>
          </table:table-cell>
          <table:table-cell office:value-type="float" office:value="38.2107" calcext:value-type="float">
            <text:p>38.2107</text:p>
          </table:table-cell>
          <table:table-cell office:value-type="float" office:value="22" calcext:value-type="float">
            <text:p>22</text:p>
          </table:table-cell>
          <table:table-cell table:formula="of:=[.E2399]*[.E2399]*[.E2399]*[.E2399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00.9723" calcext:value-type="float">
            <text:p>-100.9723</text:p>
          </table:table-cell>
          <table:table-cell office:value-type="float" office:value="17.397" calcext:value-type="float">
            <text:p>17.397</text:p>
          </table:table-cell>
          <table:table-cell office:value-type="float" office:value="24" calcext:value-type="float">
            <text:p>24</text:p>
          </table:table-cell>
          <table:table-cell table:formula="of:=[.E2400]*[.E2400]*[.E2400]*[.E2400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50.788" calcext:value-type="float">
            <text:p>150.788</text:p>
          </table:table-cell>
          <table:table-cell office:value-type="float" office:value="46.221" calcext:value-type="float">
            <text:p>46.221</text:p>
          </table:table-cell>
          <table:table-cell office:value-type="float" office:value="110" calcext:value-type="float">
            <text:p>110</text:p>
          </table:table-cell>
          <table:table-cell table:formula="of:=[.E2401]*[.E2401]*[.E2401]*[.E2401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93.21" calcext:value-type="float">
            <text:p>93.21</text:p>
          </table:table-cell>
          <table:table-cell office:value-type="float" office:value="2.433" calcext:value-type="float">
            <text:p>2.433</text:p>
          </table:table-cell>
          <table:table-cell office:value-type="float" office:value="19" calcext:value-type="float">
            <text:p>19</text:p>
          </table:table-cell>
          <table:table-cell table:formula="of:=[.E2402]*[.E2402]*[.E2402]*[.E2402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68.143" calcext:value-type="float">
            <text:p>168.143</text:p>
          </table:table-cell>
          <table:table-cell office:value-type="float" office:value="-18.365" calcext:value-type="float">
            <text:p>-18.365</text:p>
          </table:table-cell>
          <table:table-cell office:value-type="float" office:value="32" calcext:value-type="float">
            <text:p>32</text:p>
          </table:table-cell>
          <table:table-cell table:formula="of:=[.E2403]*[.E2403]*[.E2403]*[.E2403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63.951" calcext:value-type="float">
            <text:p>63.951</text:p>
          </table:table-cell>
          <table:table-cell office:value-type="float" office:value="28.777" calcext:value-type="float">
            <text:p>28.777</text:p>
          </table:table-cell>
          <table:table-cell office:value-type="float" office:value="68" calcext:value-type="float">
            <text:p>68</text:p>
          </table:table-cell>
          <table:table-cell table:formula="of:=[.E2404]*[.E2404]*[.E2404]*[.E2404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73.326" calcext:value-type="float">
            <text:p>-73.326</text:p>
          </table:table-cell>
          <table:table-cell office:value-type="float" office:value="-38.355" calcext:value-type="float">
            <text:p>-38.355</text:p>
          </table:table-cell>
          <table:table-cell office:value-type="float" office:value="24" calcext:value-type="float">
            <text:p>24</text:p>
          </table:table-cell>
          <table:table-cell table:formula="of:=[.E2405]*[.E2405]*[.E2405]*[.E2405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66.643" calcext:value-type="float">
            <text:p>166.643</text:p>
          </table:table-cell>
          <table:table-cell office:value-type="float" office:value="-13.698" calcext:value-type="float">
            <text:p>-13.698</text:p>
          </table:table-cell>
          <table:table-cell office:value-type="float" office:value="31" calcext:value-type="float">
            <text:p>31</text:p>
          </table:table-cell>
          <table:table-cell table:formula="of:=[.E2406]*[.E2406]*[.E2406]*[.E2406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96.018" calcext:value-type="float">
            <text:p>96.018</text:p>
          </table:table-cell>
          <table:table-cell office:value-type="float" office:value="3.748" calcext:value-type="float">
            <text:p>3.748</text:p>
          </table:table-cell>
          <table:table-cell office:value-type="float" office:value="38" calcext:value-type="float">
            <text:p>38</text:p>
          </table:table-cell>
          <table:table-cell table:formula="of:=[.E2407]*[.E2407]*[.E2407]*[.E2407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15.2953333" calcext:value-type="float">
            <text:p>-115.2953333</text:p>
          </table:table-cell>
          <table:table-cell office:value-type="float" office:value="32.2861667" calcext:value-type="float">
            <text:p>32.2861667</text:p>
          </table:table-cell>
          <table:table-cell office:value-type="float" office:value="9.987" calcext:value-type="float">
            <text:p>9.987</text:p>
          </table:table-cell>
          <table:table-cell table:formula="of:=[.E2408]*[.E2408]*[.E2408]*[.E2408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26.387" calcext:value-type="float">
            <text:p>126.387</text:p>
          </table:table-cell>
          <table:table-cell office:value-type="float" office:value="3.886" calcext:value-type="float">
            <text:p>3.886</text:p>
          </table:table-cell>
          <table:table-cell office:value-type="float" office:value="20" calcext:value-type="float">
            <text:p>20</text:p>
          </table:table-cell>
          <table:table-cell table:formula="of:=[.E2409]*[.E2409]*[.E2409]*[.E2409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81.467" calcext:value-type="float">
            <text:p>81.467</text:p>
          </table:table-cell>
          <table:table-cell office:value-type="float" office:value="35.49" calcext:value-type="float">
            <text:p>35.49</text:p>
          </table:table-cell>
          <table:table-cell office:value-type="float" office:value="10" calcext:value-type="float">
            <text:p>10</text:p>
          </table:table-cell>
          <table:table-cell table:formula="of:=[.E2410]*[.E2410]*[.E2410]*[.E2410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99.972" calcext:value-type="float">
            <text:p>99.972</text:p>
          </table:table-cell>
          <table:table-cell office:value-type="float" office:value="-2.486" calcext:value-type="float">
            <text:p>-2.486</text:p>
          </table:table-cell>
          <table:table-cell office:value-type="float" office:value="25" calcext:value-type="float">
            <text:p>25</text:p>
          </table:table-cell>
          <table:table-cell table:formula="of:=[.E2411]*[.E2411]*[.E2411]*[.E2411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79.509" calcext:value-type="float">
            <text:p>-179.509</text:p>
          </table:table-cell>
          <table:table-cell office:value-type="float" office:value="51.36" calcext:value-type="float">
            <text:p>51.36</text:p>
          </table:table-cell>
          <table:table-cell office:value-type="float" office:value="34" calcext:value-type="float">
            <text:p>34</text:p>
          </table:table-cell>
          <table:table-cell table:formula="of:=[.E2412]*[.E2412]*[.E2412]*[.E2412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45.388" calcext:value-type="float">
            <text:p>145.388</text:p>
          </table:table-cell>
          <table:table-cell office:value-type="float" office:value="18.9" calcext:value-type="float">
            <text:p>18.9</text:p>
          </table:table-cell>
          <table:table-cell office:value-type="float" office:value="207" calcext:value-type="float">
            <text:p>207</text:p>
          </table:table-cell>
          <table:table-cell table:formula="of:=[.E2413]*[.E2413]*[.E2413]*[.E2413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65.762" calcext:value-type="float">
            <text:p>165.762</text:p>
          </table:table-cell>
          <table:table-cell office:value-type="float" office:value="-11.61" calcext:value-type="float">
            <text:p>-11.61</text:p>
          </table:table-cell>
          <table:table-cell office:value-type="float" office:value="35" calcext:value-type="float">
            <text:p>35</text:p>
          </table:table-cell>
          <table:table-cell table:formula="of:=[.E2414]*[.E2414]*[.E2414]*[.E2414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67.68" calcext:value-type="float">
            <text:p>167.68</text:p>
          </table:table-cell>
          <table:table-cell office:value-type="float" office:value="-15.595" calcext:value-type="float">
            <text:p>-15.595</text:p>
          </table:table-cell>
          <table:table-cell office:value-type="float" office:value="120" calcext:value-type="float">
            <text:p>120</text:p>
          </table:table-cell>
          <table:table-cell table:formula="of:=[.E2415]*[.E2415]*[.E2415]*[.E2415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78.178" calcext:value-type="float">
            <text:p>-178.178</text:p>
          </table:table-cell>
          <table:table-cell office:value-type="float" office:value="-19.926" calcext:value-type="float">
            <text:p>-19.926</text:p>
          </table:table-cell>
          <table:table-cell office:value-type="float" office:value="582.9" calcext:value-type="float">
            <text:p>582.9</text:p>
          </table:table-cell>
          <table:table-cell table:formula="of:=[.E2416]*[.E2416]*[.E2416]*[.E2416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42.039" calcext:value-type="float">
            <text:p>142.039</text:p>
          </table:table-cell>
          <table:table-cell office:value-type="float" office:value="38.276" calcext:value-type="float">
            <text:p>38.276</text:p>
          </table:table-cell>
          <table:table-cell office:value-type="float" office:value="36" calcext:value-type="float">
            <text:p>36</text:p>
          </table:table-cell>
          <table:table-cell table:formula="of:=[.E2417]*[.E2417]*[.E2417]*[.E2417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92.19" calcext:value-type="float">
            <text:p>92.19</text:p>
          </table:table-cell>
          <table:table-cell office:value-type="float" office:value="7.92" calcext:value-type="float">
            <text:p>7.92</text:p>
          </table:table-cell>
          <table:table-cell office:value-type="float" office:value="16" calcext:value-type="float">
            <text:p>16</text:p>
          </table:table-cell>
          <table:table-cell table:formula="of:=[.E2418]*[.E2418]*[.E2418]*[.E2418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25.953" calcext:value-type="float">
            <text:p>-125.953</text:p>
          </table:table-cell>
          <table:table-cell office:value-type="float" office:value="41.292" calcext:value-type="float">
            <text:p>41.292</text:p>
          </table:table-cell>
          <table:table-cell office:value-type="float" office:value="16" calcext:value-type="float">
            <text:p>16</text:p>
          </table:table-cell>
          <table:table-cell table:formula="of:=[.E2419]*[.E2419]*[.E2419]*[.E2419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92.958" calcext:value-type="float">
            <text:p>92.958</text:p>
          </table:table-cell>
          <table:table-cell office:value-type="float" office:value="6.91" calcext:value-type="float">
            <text:p>6.91</text:p>
          </table:table-cell>
          <table:table-cell office:value-type="float" office:value="39.2" calcext:value-type="float">
            <text:p>39.2</text:p>
          </table:table-cell>
          <table:table-cell table:formula="of:=[.E2420]*[.E2420]*[.E2420]*[.E2420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77.508" calcext:value-type="float">
            <text:p>-77.508</text:p>
          </table:table-cell>
          <table:table-cell office:value-type="float" office:value="4.695" calcext:value-type="float">
            <text:p>4.695</text:p>
          </table:table-cell>
          <table:table-cell office:value-type="float" office:value="15" calcext:value-type="float">
            <text:p>15</text:p>
          </table:table-cell>
          <table:table-cell table:formula="of:=[.E2421]*[.E2421]*[.E2421]*[.E2421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36.618" calcext:value-type="float">
            <text:p>136.618</text:p>
          </table:table-cell>
          <table:table-cell office:value-type="float" office:value="33.07" calcext:value-type="float">
            <text:p>33.07</text:p>
          </table:table-cell>
          <table:table-cell office:value-type="float" office:value="14" calcext:value-type="float">
            <text:p>14</text:p>
          </table:table-cell>
          <table:table-cell table:formula="of:=[.E2422]*[.E2422]*[.E2422]*[.E2422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67.144" calcext:value-type="float">
            <text:p>167.144</text:p>
          </table:table-cell>
          <table:table-cell office:value-type="float" office:value="-45.104" calcext:value-type="float">
            <text:p>-45.104</text:p>
          </table:table-cell>
          <table:table-cell office:value-type="float" office:value="28" calcext:value-type="float">
            <text:p>28</text:p>
          </table:table-cell>
          <table:table-cell table:formula="of:=[.E2423]*[.E2423]*[.E2423]*[.E2423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67.856" calcext:value-type="float">
            <text:p>167.856</text:p>
          </table:table-cell>
          <table:table-cell office:value-type="float" office:value="-17.6" calcext:value-type="float">
            <text:p>-17.6</text:p>
          </table:table-cell>
          <table:table-cell office:value-type="float" office:value="21" calcext:value-type="float">
            <text:p>21</text:p>
          </table:table-cell>
          <table:table-cell table:formula="of:=[.E2424]*[.E2424]*[.E2424]*[.E2424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78.633" calcext:value-type="float">
            <text:p>-178.633</text:p>
          </table:table-cell>
          <table:table-cell office:value-type="float" office:value="-29.666" calcext:value-type="float">
            <text:p>-29.666</text:p>
          </table:table-cell>
          <table:table-cell office:value-type="float" office:value="178.1" calcext:value-type="float">
            <text:p>178.1</text:p>
          </table:table-cell>
          <table:table-cell table:formula="of:=[.E2425]*[.E2425]*[.E2425]*[.E2425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66.452" calcext:value-type="float">
            <text:p>-66.452</text:p>
          </table:table-cell>
          <table:table-cell office:value-type="float" office:value="-23.548" calcext:value-type="float">
            <text:p>-23.548</text:p>
          </table:table-cell>
          <table:table-cell office:value-type="float" office:value="225" calcext:value-type="float">
            <text:p>225</text:p>
          </table:table-cell>
          <table:table-cell table:formula="of:=[.E2426]*[.E2426]*[.E2426]*[.E2426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74.248" calcext:value-type="float">
            <text:p>-174.248</text:p>
          </table:table-cell>
          <table:table-cell office:value-type="float" office:value="-16.925" calcext:value-type="float">
            <text:p>-16.925</text:p>
          </table:table-cell>
          <table:table-cell office:value-type="float" office:value="183.4" calcext:value-type="float">
            <text:p>183.4</text:p>
          </table:table-cell>
          <table:table-cell table:formula="of:=[.E2427]*[.E2427]*[.E2427]*[.E2427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31.161" calcext:value-type="float">
            <text:p>31.161</text:p>
          </table:table-cell>
          <table:table-cell office:value-type="float" office:value="40.758" calcext:value-type="float">
            <text:p>40.758</text:p>
          </table:table-cell>
          <table:table-cell office:value-type="float" office:value="10" calcext:value-type="float">
            <text:p>10</text:p>
          </table:table-cell>
          <table:table-cell table:formula="of:=[.E2428]*[.E2428]*[.E2428]*[.E2428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80.393" calcext:value-type="float">
            <text:p>-80.393</text:p>
          </table:table-cell>
          <table:table-cell office:value-type="float" office:value="-0.593" calcext:value-type="float">
            <text:p>-0.593</text:p>
          </table:table-cell>
          <table:table-cell office:value-type="float" office:value="33" calcext:value-type="float">
            <text:p>33</text:p>
          </table:table-cell>
          <table:table-cell table:formula="of:=[.E2429]*[.E2429]*[.E2429]*[.E2429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79.092" calcext:value-type="float">
            <text:p>-179.092</text:p>
          </table:table-cell>
          <table:table-cell office:value-type="float" office:value="-17.552" calcext:value-type="float">
            <text:p>-17.552</text:p>
          </table:table-cell>
          <table:table-cell office:value-type="float" office:value="537.2" calcext:value-type="float">
            <text:p>537.2</text:p>
          </table:table-cell>
          <table:table-cell table:formula="of:=[.E2430]*[.E2430]*[.E2430]*[.E2430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47.867" calcext:value-type="float">
            <text:p>147.867</text:p>
          </table:table-cell>
          <table:table-cell office:value-type="float" office:value="-5.495" calcext:value-type="float">
            <text:p>-5.495</text:p>
          </table:table-cell>
          <table:table-cell office:value-type="float" office:value="179.3" calcext:value-type="float">
            <text:p>179.3</text:p>
          </table:table-cell>
          <table:table-cell table:formula="of:=[.E2431]*[.E2431]*[.E2431]*[.E2431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76.681" calcext:value-type="float">
            <text:p>-76.681</text:p>
          </table:table-cell>
          <table:table-cell office:value-type="float" office:value="-4.368" calcext:value-type="float">
            <text:p>-4.368</text:p>
          </table:table-cell>
          <table:table-cell office:value-type="float" office:value="112" calcext:value-type="float">
            <text:p>112</text:p>
          </table:table-cell>
          <table:table-cell table:formula="of:=[.E2432]*[.E2432]*[.E2432]*[.E2432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02.756" calcext:value-type="float">
            <text:p>-102.756</text:p>
          </table:table-cell>
          <table:table-cell office:value-type="float" office:value="18.219" calcext:value-type="float">
            <text:p>18.219</text:p>
          </table:table-cell>
          <table:table-cell office:value-type="float" office:value="33" calcext:value-type="float">
            <text:p>33</text:p>
          </table:table-cell>
          <table:table-cell table:formula="of:=[.E2433]*[.E2433]*[.E2433]*[.E2433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54.999" calcext:value-type="float">
            <text:p>154.999</text:p>
          </table:table-cell>
          <table:table-cell office:value-type="float" office:value="-6.518" calcext:value-type="float">
            <text:p>-6.518</text:p>
          </table:table-cell>
          <table:table-cell office:value-type="float" office:value="44" calcext:value-type="float">
            <text:p>44</text:p>
          </table:table-cell>
          <table:table-cell table:formula="of:=[.E2434]*[.E2434]*[.E2434]*[.E2434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77.036" calcext:value-type="float">
            <text:p>-177.036</text:p>
          </table:table-cell>
          <table:table-cell office:value-type="float" office:value="-24.061" calcext:value-type="float">
            <text:p>-24.061</text:p>
          </table:table-cell>
          <table:table-cell office:value-type="float" office:value="110.9" calcext:value-type="float">
            <text:p>110.9</text:p>
          </table:table-cell>
          <table:table-cell table:formula="of:=[.E2435]*[.E2435]*[.E2435]*[.E2435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49.892" calcext:value-type="float">
            <text:p>149.892</text:p>
          </table:table-cell>
          <table:table-cell office:value-type="float" office:value="45.324" calcext:value-type="float">
            <text:p>45.324</text:p>
          </table:table-cell>
          <table:table-cell office:value-type="float" office:value="42.6" calcext:value-type="float">
            <text:p>42.6</text:p>
          </table:table-cell>
          <table:table-cell table:formula="of:=[.E2436]*[.E2436]*[.E2436]*[.E2436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34.799" calcext:value-type="float">
            <text:p>34.799</text:p>
          </table:table-cell>
          <table:table-cell office:value-type="float" office:value="28.826" calcext:value-type="float">
            <text:p>28.826</text:p>
          </table:table-cell>
          <table:table-cell office:value-type="float" office:value="10" calcext:value-type="float">
            <text:p>10</text:p>
          </table:table-cell>
          <table:table-cell table:formula="of:=[.E2437]*[.E2437]*[.E2437]*[.E2437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93.469" calcext:value-type="float">
            <text:p>-93.469</text:p>
          </table:table-cell>
          <table:table-cell office:value-type="float" office:value="16.84" calcext:value-type="float">
            <text:p>16.84</text:p>
          </table:table-cell>
          <table:table-cell office:value-type="float" office:value="159.3" calcext:value-type="float">
            <text:p>159.3</text:p>
          </table:table-cell>
          <table:table-cell table:formula="of:=[.E2438]*[.E2438]*[.E2438]*[.E2438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54.347" calcext:value-type="float">
            <text:p>154.347</text:p>
          </table:table-cell>
          <table:table-cell office:value-type="float" office:value="-5.771" calcext:value-type="float">
            <text:p>-5.771</text:p>
          </table:table-cell>
          <table:table-cell office:value-type="float" office:value="33" calcext:value-type="float">
            <text:p>33</text:p>
          </table:table-cell>
          <table:table-cell table:formula="of:=[.E2439]*[.E2439]*[.E2439]*[.E2439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77.589" calcext:value-type="float">
            <text:p>-177.589</text:p>
          </table:table-cell>
          <table:table-cell office:value-type="float" office:value="-29.211" calcext:value-type="float">
            <text:p>-29.211</text:p>
          </table:table-cell>
          <table:table-cell office:value-type="float" office:value="35.3" calcext:value-type="float">
            <text:p>35.3</text:p>
          </table:table-cell>
          <table:table-cell table:formula="of:=[.E2440]*[.E2440]*[.E2440]*[.E2440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25.58" calcext:value-type="float">
            <text:p>125.58</text:p>
          </table:table-cell>
          <table:table-cell office:value-type="float" office:value="12.059" calcext:value-type="float">
            <text:p>12.059</text:p>
          </table:table-cell>
          <table:table-cell office:value-type="float" office:value="20.7" calcext:value-type="float">
            <text:p>20.7</text:p>
          </table:table-cell>
          <table:table-cell table:formula="of:=[.E2441]*[.E2441]*[.E2441]*[.E2441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67.518" calcext:value-type="float">
            <text:p>167.518</text:p>
          </table:table-cell>
          <table:table-cell office:value-type="float" office:value="-16.62" calcext:value-type="float">
            <text:p>-16.62</text:p>
          </table:table-cell>
          <table:table-cell office:value-type="float" office:value="33" calcext:value-type="float">
            <text:p>33</text:p>
          </table:table-cell>
          <table:table-cell table:formula="of:=[.E2442]*[.E2442]*[.E2442]*[.E2442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92.645" calcext:value-type="float">
            <text:p>-92.645</text:p>
          </table:table-cell>
          <table:table-cell office:value-type="float" office:value="14.717" calcext:value-type="float">
            <text:p>14.717</text:p>
          </table:table-cell>
          <table:table-cell office:value-type="float" office:value="34.1" calcext:value-type="float">
            <text:p>34.1</text:p>
          </table:table-cell>
          <table:table-cell table:formula="of:=[.E2443]*[.E2443]*[.E2443]*[.E2443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76.862" calcext:value-type="float">
            <text:p>-76.862</text:p>
          </table:table-cell>
          <table:table-cell office:value-type="float" office:value="7.075" calcext:value-type="float">
            <text:p>7.075</text:p>
          </table:table-cell>
          <table:table-cell office:value-type="float" office:value="10" calcext:value-type="float">
            <text:p>10</text:p>
          </table:table-cell>
          <table:table-cell table:formula="of:=[.E2444]*[.E2444]*[.E2444]*[.E2444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78.413" calcext:value-type="float">
            <text:p>-178.413</text:p>
          </table:table-cell>
          <table:table-cell office:value-type="float" office:value="-22.483" calcext:value-type="float">
            <text:p>-22.483</text:p>
          </table:table-cell>
          <table:table-cell office:value-type="float" office:value="377.2" calcext:value-type="float">
            <text:p>377.2</text:p>
          </table:table-cell>
          <table:table-cell table:formula="of:=[.E2445]*[.E2445]*[.E2445]*[.E2445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47.572" calcext:value-type="float">
            <text:p>147.572</text:p>
          </table:table-cell>
          <table:table-cell office:value-type="float" office:value="-6.075" calcext:value-type="float">
            <text:p>-6.075</text:p>
          </table:table-cell>
          <table:table-cell office:value-type="float" office:value="58" calcext:value-type="float">
            <text:p>58</text:p>
          </table:table-cell>
          <table:table-cell table:formula="of:=[.E2446]*[.E2446]*[.E2446]*[.E2446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24.2286667" calcext:value-type="float">
            <text:p>-124.2286667</text:p>
          </table:table-cell>
          <table:table-cell office:value-type="float" office:value="40.3353333" calcext:value-type="float">
            <text:p>40.3353333</text:p>
          </table:table-cell>
          <table:table-cell office:value-type="float" office:value="9.856" calcext:value-type="float">
            <text:p>9.856</text:p>
          </table:table-cell>
          <table:table-cell table:formula="of:=[.E2447]*[.E2447]*[.E2447]*[.E2447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25.266" calcext:value-type="float">
            <text:p>-25.266</text:p>
          </table:table-cell>
          <table:table-cell office:value-type="float" office:value="-56.032" calcext:value-type="float">
            <text:p>-56.032</text:p>
          </table:table-cell>
          <table:table-cell office:value-type="float" office:value="10" calcext:value-type="float">
            <text:p>10</text:p>
          </table:table-cell>
          <table:table-cell table:formula="of:=[.E2448]*[.E2448]*[.E2448]*[.E2448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77.442" calcext:value-type="float">
            <text:p>-77.442</text:p>
          </table:table-cell>
          <table:table-cell office:value-type="float" office:value="4.554" calcext:value-type="float">
            <text:p>4.554</text:p>
          </table:table-cell>
          <table:table-cell office:value-type="float" office:value="21.3" calcext:value-type="float">
            <text:p>21.3</text:p>
          </table:table-cell>
          <table:table-cell table:formula="of:=[.E2449]*[.E2449]*[.E2449]*[.E2449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58.442" calcext:value-type="float">
            <text:p>158.442</text:p>
          </table:table-cell>
          <table:table-cell office:value-type="float" office:value="-9.094" calcext:value-type="float">
            <text:p>-9.094</text:p>
          </table:table-cell>
          <table:table-cell office:value-type="float" office:value="23.4" calcext:value-type="float">
            <text:p>23.4</text:p>
          </table:table-cell>
          <table:table-cell table:formula="of:=[.E2450]*[.E2450]*[.E2450]*[.E2450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67.464" calcext:value-type="float">
            <text:p>167.464</text:p>
          </table:table-cell>
          <table:table-cell office:value-type="float" office:value="-15.355" calcext:value-type="float">
            <text:p>-15.355</text:p>
          </table:table-cell>
          <table:table-cell office:value-type="float" office:value="125.7" calcext:value-type="float">
            <text:p>125.7</text:p>
          </table:table-cell>
          <table:table-cell table:formula="of:=[.E2451]*[.E2451]*[.E2451]*[.E2451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32.145" calcext:value-type="float">
            <text:p>32.145</text:p>
          </table:table-cell>
          <table:table-cell office:value-type="float" office:value="5.121" calcext:value-type="float">
            <text:p>5.121</text:p>
          </table:table-cell>
          <table:table-cell office:value-type="float" office:value="14.9" calcext:value-type="float">
            <text:p>14.9</text:p>
          </table:table-cell>
          <table:table-cell table:formula="of:=[.E2452]*[.E2452]*[.E2452]*[.E2452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41.847" calcext:value-type="float">
            <text:p>141.847</text:p>
          </table:table-cell>
          <table:table-cell office:value-type="float" office:value="49.037" calcext:value-type="float">
            <text:p>49.037</text:p>
          </table:table-cell>
          <table:table-cell office:value-type="float" office:value="605.7" calcext:value-type="float">
            <text:p>605.7</text:p>
          </table:table-cell>
          <table:table-cell table:formula="of:=[.E2453]*[.E2453]*[.E2453]*[.E2453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70.433" calcext:value-type="float">
            <text:p>-70.433</text:p>
          </table:table-cell>
          <table:table-cell office:value-type="float" office:value="-24.753" calcext:value-type="float">
            <text:p>-24.753</text:p>
          </table:table-cell>
          <table:table-cell office:value-type="float" office:value="36.9" calcext:value-type="float">
            <text:p>36.9</text:p>
          </table:table-cell>
          <table:table-cell table:formula="of:=[.E2454]*[.E2454]*[.E2454]*[.E2454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69.991" calcext:value-type="float">
            <text:p>-69.991</text:p>
          </table:table-cell>
          <table:table-cell office:value-type="float" office:value="-19.022" calcext:value-type="float">
            <text:p>-19.022</text:p>
          </table:table-cell>
          <table:table-cell office:value-type="float" office:value="69.7" calcext:value-type="float">
            <text:p>69.7</text:p>
          </table:table-cell>
          <table:table-cell table:formula="of:=[.E2455]*[.E2455]*[.E2455]*[.E2455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77.821" calcext:value-type="float">
            <text:p>-77.821</text:p>
          </table:table-cell>
          <table:table-cell office:value-type="float" office:value="0.151" calcext:value-type="float">
            <text:p>0.151</text:p>
          </table:table-cell>
          <table:table-cell office:value-type="float" office:value="10" calcext:value-type="float">
            <text:p>10</text:p>
          </table:table-cell>
          <table:table-cell table:formula="of:=[.E2456]*[.E2456]*[.E2456]*[.E2456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76.616" calcext:value-type="float">
            <text:p>-176.616</text:p>
          </table:table-cell>
          <table:table-cell office:value-type="float" office:value="-21.702" calcext:value-type="float">
            <text:p>-21.702</text:p>
          </table:table-cell>
          <table:table-cell office:value-type="float" office:value="188.1" calcext:value-type="float">
            <text:p>188.1</text:p>
          </table:table-cell>
          <table:table-cell table:formula="of:=[.E2457]*[.E2457]*[.E2457]*[.E2457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26.316" calcext:value-type="float">
            <text:p>26.316</text:p>
          </table:table-cell>
          <table:table-cell office:value-type="float" office:value="45.547" calcext:value-type="float">
            <text:p>45.547</text:p>
          </table:table-cell>
          <table:table-cell office:value-type="float" office:value="132.3" calcext:value-type="float">
            <text:p>132.3</text:p>
          </table:table-cell>
          <table:table-cell table:formula="of:=[.E2458]*[.E2458]*[.E2458]*[.E2458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43.943" calcext:value-type="float">
            <text:p>143.943</text:p>
          </table:table-cell>
          <table:table-cell office:value-type="float" office:value="-4.448" calcext:value-type="float">
            <text:p>-4.448</text:p>
          </table:table-cell>
          <table:table-cell office:value-type="float" office:value="102.3" calcext:value-type="float">
            <text:p>102.3</text:p>
          </table:table-cell>
          <table:table-cell table:formula="of:=[.E2459]*[.E2459]*[.E2459]*[.E2459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51.045" calcext:value-type="float">
            <text:p>151.045</text:p>
          </table:table-cell>
          <table:table-cell office:value-type="float" office:value="-5.599" calcext:value-type="float">
            <text:p>-5.599</text:p>
          </table:table-cell>
          <table:table-cell office:value-type="float" office:value="26.7" calcext:value-type="float">
            <text:p>26.7</text:p>
          </table:table-cell>
          <table:table-cell table:formula="of:=[.E2460]*[.E2460]*[.E2460]*[.E2460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71.618" calcext:value-type="float">
            <text:p>-71.618</text:p>
          </table:table-cell>
          <table:table-cell office:value-type="float" office:value="-34.131" calcext:value-type="float">
            <text:p>-34.131</text:p>
          </table:table-cell>
          <table:table-cell office:value-type="float" office:value="37.8" calcext:value-type="float">
            <text:p>37.8</text:p>
          </table:table-cell>
          <table:table-cell table:formula="of:=[.E2461]*[.E2461]*[.E2461]*[.E2461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73.643" calcext:value-type="float">
            <text:p>-173.643</text:p>
          </table:table-cell>
          <table:table-cell office:value-type="float" office:value="-15.86" calcext:value-type="float">
            <text:p>-15.86</text:p>
          </table:table-cell>
          <table:table-cell office:value-type="float" office:value="128.4" calcext:value-type="float">
            <text:p>128.4</text:p>
          </table:table-cell>
          <table:table-cell table:formula="of:=[.E2462]*[.E2462]*[.E2462]*[.E2462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48.192" calcext:value-type="float">
            <text:p>148.192</text:p>
          </table:table-cell>
          <table:table-cell office:value-type="float" office:value="44.117" calcext:value-type="float">
            <text:p>44.117</text:p>
          </table:table-cell>
          <table:table-cell office:value-type="float" office:value="44.4" calcext:value-type="float">
            <text:p>44.4</text:p>
          </table:table-cell>
          <table:table-cell table:formula="of:=[.E2463]*[.E2463]*[.E2463]*[.E2463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36.894" calcext:value-type="float">
            <text:p>136.894</text:p>
          </table:table-cell>
          <table:table-cell office:value-type="float" office:value="33.683" calcext:value-type="float">
            <text:p>33.683</text:p>
          </table:table-cell>
          <table:table-cell office:value-type="float" office:value="368.1" calcext:value-type="float">
            <text:p>368.1</text:p>
          </table:table-cell>
          <table:table-cell table:formula="of:=[.E2464]*[.E2464]*[.E2464]*[.E2464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25.451" calcext:value-type="float">
            <text:p>-25.451</text:p>
          </table:table-cell>
          <table:table-cell office:value-type="float" office:value="-60.665" calcext:value-type="float">
            <text:p>-60.665</text:p>
          </table:table-cell>
          <table:table-cell office:value-type="float" office:value="24" calcext:value-type="float">
            <text:p>24</text:p>
          </table:table-cell>
          <table:table-cell table:formula="of:=[.E2465]*[.E2465]*[.E2465]*[.E2465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75.864" calcext:value-type="float">
            <text:p>-175.864</text:p>
          </table:table-cell>
          <table:table-cell office:value-type="float" office:value="-24.133" calcext:value-type="float">
            <text:p>-24.133</text:p>
          </table:table-cell>
          <table:table-cell office:value-type="float" office:value="33" calcext:value-type="float">
            <text:p>33</text:p>
          </table:table-cell>
          <table:table-cell table:formula="of:=[.E2466]*[.E2466]*[.E2466]*[.E2466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25.227" calcext:value-type="float">
            <text:p>25.227</text:p>
          </table:table-cell>
          <table:table-cell office:value-type="float" office:value="39.243" calcext:value-type="float">
            <text:p>39.243</text:p>
          </table:table-cell>
          <table:table-cell office:value-type="float" office:value="10" calcext:value-type="float">
            <text:p>10</text:p>
          </table:table-cell>
          <table:table-cell table:formula="of:=[.E2467]*[.E2467]*[.E2467]*[.E2467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73.074" calcext:value-type="float">
            <text:p>-73.074</text:p>
          </table:table-cell>
          <table:table-cell office:value-type="float" office:value="-33.134" calcext:value-type="float">
            <text:p>-33.134</text:p>
          </table:table-cell>
          <table:table-cell office:value-type="float" office:value="33" calcext:value-type="float">
            <text:p>33</text:p>
          </table:table-cell>
          <table:table-cell table:formula="of:=[.E2468]*[.E2468]*[.E2468]*[.E2468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24.253" calcext:value-type="float">
            <text:p>-124.253</text:p>
          </table:table-cell>
          <table:table-cell office:value-type="float" office:value="41.117" calcext:value-type="float">
            <text:p>41.117</text:p>
          </table:table-cell>
          <table:table-cell office:value-type="float" office:value="19" calcext:value-type="float">
            <text:p>19</text:p>
          </table:table-cell>
          <table:table-cell table:formula="of:=[.E2469]*[.E2469]*[.E2469]*[.E2469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69.853" calcext:value-type="float">
            <text:p>169.853</text:p>
          </table:table-cell>
          <table:table-cell office:value-type="float" office:value="-21.89" calcext:value-type="float">
            <text:p>-21.89</text:p>
          </table:table-cell>
          <table:table-cell office:value-type="float" office:value="33" calcext:value-type="float">
            <text:p>33</text:p>
          </table:table-cell>
          <table:table-cell table:formula="of:=[.E2470]*[.E2470]*[.E2470]*[.E2470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77.358" calcext:value-type="float">
            <text:p>-177.358</text:p>
          </table:table-cell>
          <table:table-cell office:value-type="float" office:value="-30.683" calcext:value-type="float">
            <text:p>-30.683</text:p>
          </table:table-cell>
          <table:table-cell office:value-type="float" office:value="33" calcext:value-type="float">
            <text:p>33</text:p>
          </table:table-cell>
          <table:table-cell table:formula="of:=[.E2471]*[.E2471]*[.E2471]*[.E2471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75.406" calcext:value-type="float">
            <text:p>-175.406</text:p>
          </table:table-cell>
          <table:table-cell office:value-type="float" office:value="-25.856" calcext:value-type="float">
            <text:p>-25.856</text:p>
          </table:table-cell>
          <table:table-cell office:value-type="float" office:value="33" calcext:value-type="float">
            <text:p>33</text:p>
          </table:table-cell>
          <table:table-cell table:formula="of:=[.E2472]*[.E2472]*[.E2472]*[.E2472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55.538" calcext:value-type="float">
            <text:p>155.538</text:p>
          </table:table-cell>
          <table:table-cell office:value-type="float" office:value="-8.031" calcext:value-type="float">
            <text:p>-8.031</text:p>
          </table:table-cell>
          <table:table-cell office:value-type="float" office:value="33" calcext:value-type="float">
            <text:p>33</text:p>
          </table:table-cell>
          <table:table-cell table:formula="of:=[.E2473]*[.E2473]*[.E2473]*[.E2473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25.993" calcext:value-type="float">
            <text:p>125.993</text:p>
          </table:table-cell>
          <table:table-cell office:value-type="float" office:value="12.54" calcext:value-type="float">
            <text:p>12.54</text:p>
          </table:table-cell>
          <table:table-cell office:value-type="float" office:value="50" calcext:value-type="float">
            <text:p>50</text:p>
          </table:table-cell>
          <table:table-cell table:formula="of:=[.E2474]*[.E2474]*[.E2474]*[.E2474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77.786" calcext:value-type="float">
            <text:p>-77.786</text:p>
          </table:table-cell>
          <table:table-cell office:value-type="float" office:value="-12.5" calcext:value-type="float">
            <text:p>-12.5</text:p>
          </table:table-cell>
          <table:table-cell office:value-type="float" office:value="6" calcext:value-type="float">
            <text:p>6</text:p>
          </table:table-cell>
          <table:table-cell table:formula="of:=[.E2475]*[.E2475]*[.E2475]*[.E2475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54.034" calcext:value-type="float">
            <text:p>154.034</text:p>
          </table:table-cell>
          <table:table-cell office:value-type="float" office:value="-8.42" calcext:value-type="float">
            <text:p>-8.42</text:p>
          </table:table-cell>
          <table:table-cell office:value-type="float" office:value="48" calcext:value-type="float">
            <text:p>48</text:p>
          </table:table-cell>
          <table:table-cell table:formula="of:=[.E2476]*[.E2476]*[.E2476]*[.E2476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75.954" calcext:value-type="float">
            <text:p>-175.954</text:p>
          </table:table-cell>
          <table:table-cell office:value-type="float" office:value="-29.082" calcext:value-type="float">
            <text:p>-29.082</text:p>
          </table:table-cell>
          <table:table-cell office:value-type="float" office:value="33" calcext:value-type="float">
            <text:p>33</text:p>
          </table:table-cell>
          <table:table-cell table:formula="of:=[.E2477]*[.E2477]*[.E2477]*[.E2477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66.863" calcext:value-type="float">
            <text:p>166.863</text:p>
          </table:table-cell>
          <table:table-cell office:value-type="float" office:value="-14.434" calcext:value-type="float">
            <text:p>-14.434</text:p>
          </table:table-cell>
          <table:table-cell office:value-type="float" office:value="34" calcext:value-type="float">
            <text:p>34</text:p>
          </table:table-cell>
          <table:table-cell table:formula="of:=[.E2478]*[.E2478]*[.E2478]*[.E2478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66.896" calcext:value-type="float">
            <text:p>166.896</text:p>
          </table:table-cell>
          <table:table-cell office:value-type="float" office:value="-15.117" calcext:value-type="float">
            <text:p>-15.117</text:p>
          </table:table-cell>
          <table:table-cell office:value-type="float" office:value="47" calcext:value-type="float">
            <text:p>47</text:p>
          </table:table-cell>
          <table:table-cell table:formula="of:=[.E2479]*[.E2479]*[.E2479]*[.E2479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56.584" calcext:value-type="float">
            <text:p>156.584</text:p>
          </table:table-cell>
          <table:table-cell office:value-type="float" office:value="50.486" calcext:value-type="float">
            <text:p>50.486</text:p>
          </table:table-cell>
          <table:table-cell office:value-type="float" office:value="27" calcext:value-type="float">
            <text:p>27</text:p>
          </table:table-cell>
          <table:table-cell table:formula="of:=[.E2480]*[.E2480]*[.E2480]*[.E2480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54.191" calcext:value-type="float">
            <text:p>154.191</text:p>
          </table:table-cell>
          <table:table-cell office:value-type="float" office:value="-5.154" calcext:value-type="float">
            <text:p>-5.154</text:p>
          </table:table-cell>
          <table:table-cell office:value-type="float" office:value="409.9" calcext:value-type="float">
            <text:p>409.9</text:p>
          </table:table-cell>
          <table:table-cell table:formula="of:=[.E2481]*[.E2481]*[.E2481]*[.E2481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79.665" calcext:value-type="float">
            <text:p>179.665</text:p>
          </table:table-cell>
          <table:table-cell office:value-type="float" office:value="-25.758" calcext:value-type="float">
            <text:p>-25.758</text:p>
          </table:table-cell>
          <table:table-cell office:value-type="float" office:value="495.8" calcext:value-type="float">
            <text:p>495.8</text:p>
          </table:table-cell>
          <table:table-cell table:formula="of:=[.E2482]*[.E2482]*[.E2482]*[.E2482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40.929" calcext:value-type="float">
            <text:p>140.929</text:p>
          </table:table-cell>
          <table:table-cell office:value-type="float" office:value="33.453" calcext:value-type="float">
            <text:p>33.453</text:p>
          </table:table-cell>
          <table:table-cell office:value-type="float" office:value="59.8" calcext:value-type="float">
            <text:p>59.8</text:p>
          </table:table-cell>
          <table:table-cell table:formula="of:=[.E2483]*[.E2483]*[.E2483]*[.E2483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80.542" calcext:value-type="float">
            <text:p>-80.542</text:p>
          </table:table-cell>
          <table:table-cell office:value-type="float" office:value="-4.026" calcext:value-type="float">
            <text:p>-4.026</text:p>
          </table:table-cell>
          <table:table-cell office:value-type="float" office:value="25" calcext:value-type="float">
            <text:p>25</text:p>
          </table:table-cell>
          <table:table-cell table:formula="of:=[.E2484]*[.E2484]*[.E2484]*[.E2484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64.499" calcext:value-type="float">
            <text:p>-64.499</text:p>
          </table:table-cell>
          <table:table-cell office:value-type="float" office:value="-54.476" calcext:value-type="float">
            <text:p>-54.476</text:p>
          </table:table-cell>
          <table:table-cell office:value-type="float" office:value="10" calcext:value-type="float">
            <text:p>10</text:p>
          </table:table-cell>
          <table:table-cell table:formula="of:=[.E2485]*[.E2485]*[.E2485]*[.E2485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26.682" calcext:value-type="float">
            <text:p>126.682</text:p>
          </table:table-cell>
          <table:table-cell office:value-type="float" office:value="6.785" calcext:value-type="float">
            <text:p>6.785</text:p>
          </table:table-cell>
          <table:table-cell office:value-type="float" office:value="40" calcext:value-type="float">
            <text:p>40</text:p>
          </table:table-cell>
          <table:table-cell table:formula="of:=[.E2486]*[.E2486]*[.E2486]*[.E2486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59.694" calcext:value-type="float">
            <text:p>-59.694</text:p>
          </table:table-cell>
          <table:table-cell office:value-type="float" office:value="15.648" calcext:value-type="float">
            <text:p>15.648</text:p>
          </table:table-cell>
          <table:table-cell office:value-type="float" office:value="20" calcext:value-type="float">
            <text:p>20</text:p>
          </table:table-cell>
          <table:table-cell table:formula="of:=[.E2487]*[.E2487]*[.E2487]*[.E2487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26.581" calcext:value-type="float">
            <text:p>126.581</text:p>
          </table:table-cell>
          <table:table-cell office:value-type="float" office:value="-6.784" calcext:value-type="float">
            <text:p>-6.784</text:p>
          </table:table-cell>
          <table:table-cell office:value-type="float" office:value="430.5" calcext:value-type="float">
            <text:p>430.5</text:p>
          </table:table-cell>
          <table:table-cell table:formula="of:=[.E2488]*[.E2488]*[.E2488]*[.E2488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78.82" calcext:value-type="float">
            <text:p>178.82</text:p>
          </table:table-cell>
          <table:table-cell office:value-type="float" office:value="-22.797" calcext:value-type="float">
            <text:p>-22.797</text:p>
          </table:table-cell>
          <table:table-cell office:value-type="float" office:value="660" calcext:value-type="float">
            <text:p>660</text:p>
          </table:table-cell>
          <table:table-cell table:formula="of:=[.E2489]*[.E2489]*[.E2489]*[.E2489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19.802" calcext:value-type="float">
            <text:p>119.802</text:p>
          </table:table-cell>
          <table:table-cell office:value-type="float" office:value="0.157" calcext:value-type="float">
            <text:p>0.157</text:p>
          </table:table-cell>
          <table:table-cell office:value-type="float" office:value="20" calcext:value-type="float">
            <text:p>20</text:p>
          </table:table-cell>
          <table:table-cell table:formula="of:=[.E2490]*[.E2490]*[.E2490]*[.E2490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72.02" calcext:value-type="float">
            <text:p>172.02</text:p>
          </table:table-cell>
          <table:table-cell office:value-type="float" office:value="-41.659" calcext:value-type="float">
            <text:p>-41.659</text:p>
          </table:table-cell>
          <table:table-cell office:value-type="float" office:value="20" calcext:value-type="float">
            <text:p>20</text:p>
          </table:table-cell>
          <table:table-cell table:formula="of:=[.E2491]*[.E2491]*[.E2491]*[.E2491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24.957" calcext:value-type="float">
            <text:p>24.957</text:p>
          </table:table-cell>
          <table:table-cell office:value-type="float" office:value="39.368" calcext:value-type="float">
            <text:p>39.368</text:p>
          </table:table-cell>
          <table:table-cell office:value-type="float" office:value="15" calcext:value-type="float">
            <text:p>15</text:p>
          </table:table-cell>
          <table:table-cell table:formula="of:=[.E2492]*[.E2492]*[.E2492]*[.E2492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53.742" calcext:value-type="float">
            <text:p>153.742</text:p>
          </table:table-cell>
          <table:table-cell office:value-type="float" office:value="-5.208" calcext:value-type="float">
            <text:p>-5.208</text:p>
          </table:table-cell>
          <table:table-cell office:value-type="float" office:value="35" calcext:value-type="float">
            <text:p>35</text:p>
          </table:table-cell>
          <table:table-cell table:formula="of:=[.E2493]*[.E2493]*[.E2493]*[.E2493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79.186" calcext:value-type="float">
            <text:p>-179.186</text:p>
          </table:table-cell>
          <table:table-cell office:value-type="float" office:value="-21.182" calcext:value-type="float">
            <text:p>-21.182</text:p>
          </table:table-cell>
          <table:table-cell office:value-type="float" office:value="636.8" calcext:value-type="float">
            <text:p>636.8</text:p>
          </table:table-cell>
          <table:table-cell table:formula="of:=[.E2494]*[.E2494]*[.E2494]*[.E2494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67.607" calcext:value-type="float">
            <text:p>167.607</text:p>
          </table:table-cell>
          <table:table-cell office:value-type="float" office:value="-16.198" calcext:value-type="float">
            <text:p>-16.198</text:p>
          </table:table-cell>
          <table:table-cell office:value-type="float" office:value="35" calcext:value-type="float">
            <text:p>35</text:p>
          </table:table-cell>
          <table:table-cell table:formula="of:=[.E2495]*[.E2495]*[.E2495]*[.E2495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66.98" calcext:value-type="float">
            <text:p>166.98</text:p>
          </table:table-cell>
          <table:table-cell office:value-type="float" office:value="-15.449" calcext:value-type="float">
            <text:p>-15.449</text:p>
          </table:table-cell>
          <table:table-cell office:value-type="float" office:value="25" calcext:value-type="float">
            <text:p>25</text:p>
          </table:table-cell>
          <table:table-cell table:formula="of:=[.E2496]*[.E2496]*[.E2496]*[.E2496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48.699" calcext:value-type="float">
            <text:p>148.699</text:p>
          </table:table-cell>
          <table:table-cell office:value-type="float" office:value="44.578" calcext:value-type="float">
            <text:p>44.578</text:p>
          </table:table-cell>
          <table:table-cell office:value-type="float" office:value="58" calcext:value-type="float">
            <text:p>58</text:p>
          </table:table-cell>
          <table:table-cell table:formula="of:=[.E2497]*[.E2497]*[.E2497]*[.E2497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65.36" calcext:value-type="float">
            <text:p>165.36</text:p>
          </table:table-cell>
          <table:table-cell office:value-type="float" office:value="-10.466" calcext:value-type="float">
            <text:p>-10.466</text:p>
          </table:table-cell>
          <table:table-cell office:value-type="float" office:value="45" calcext:value-type="float">
            <text:p>45</text:p>
          </table:table-cell>
          <table:table-cell table:formula="of:=[.E2498]*[.E2498]*[.E2498]*[.E2498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54.783" calcext:value-type="float">
            <text:p>154.783</text:p>
          </table:table-cell>
          <table:table-cell office:value-type="float" office:value="46.636" calcext:value-type="float">
            <text:p>46.636</text:p>
          </table:table-cell>
          <table:table-cell office:value-type="float" office:value="15" calcext:value-type="float">
            <text:p>15</text:p>
          </table:table-cell>
          <table:table-cell table:formula="of:=[.E2499]*[.E2499]*[.E2499]*[.E2499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22.094" calcext:value-type="float">
            <text:p>122.094</text:p>
          </table:table-cell>
          <table:table-cell office:value-type="float" office:value="24.411" calcext:value-type="float">
            <text:p>24.411</text:p>
          </table:table-cell>
          <table:table-cell office:value-type="float" office:value="30" calcext:value-type="float">
            <text:p>30</text:p>
          </table:table-cell>
          <table:table-cell table:formula="of:=[.E2500]*[.E2500]*[.E2500]*[.E2500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63.21" calcext:value-type="float">
            <text:p>-63.21</text:p>
          </table:table-cell>
          <table:table-cell office:value-type="float" office:value="-25.802" calcext:value-type="float">
            <text:p>-25.802</text:p>
          </table:table-cell>
          <table:table-cell office:value-type="float" office:value="588.7" calcext:value-type="float">
            <text:p>588.7</text:p>
          </table:table-cell>
          <table:table-cell table:formula="of:=[.E2501]*[.E2501]*[.E2501]*[.E2501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82.729" calcext:value-type="float">
            <text:p>-82.729</text:p>
          </table:table-cell>
          <table:table-cell office:value-type="float" office:value="7.512" calcext:value-type="float">
            <text:p>7.512</text:p>
          </table:table-cell>
          <table:table-cell office:value-type="float" office:value="25" calcext:value-type="float">
            <text:p>25</text:p>
          </table:table-cell>
          <table:table-cell table:formula="of:=[.E2502]*[.E2502]*[.E2502]*[.E2502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70.925" calcext:value-type="float">
            <text:p>-70.925</text:p>
          </table:table-cell>
          <table:table-cell office:value-type="float" office:value="-10.688" calcext:value-type="float">
            <text:p>-10.688</text:p>
          </table:table-cell>
          <table:table-cell office:value-type="float" office:value="597.5" calcext:value-type="float">
            <text:p>597.5</text:p>
          </table:table-cell>
          <table:table-cell table:formula="of:=[.E2503]*[.E2503]*[.E2503]*[.E2503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41.758" calcext:value-type="float">
            <text:p>141.758</text:p>
          </table:table-cell>
          <table:table-cell office:value-type="float" office:value="36.121" calcext:value-type="float">
            <text:p>36.121</text:p>
          </table:table-cell>
          <table:table-cell office:value-type="float" office:value="30" calcext:value-type="float">
            <text:p>30</text:p>
          </table:table-cell>
          <table:table-cell table:formula="of:=[.E2504]*[.E2504]*[.E2504]*[.E2504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76.248" calcext:value-type="float">
            <text:p>-176.248</text:p>
          </table:table-cell>
          <table:table-cell office:value-type="float" office:value="-24.678" calcext:value-type="float">
            <text:p>-24.678</text:p>
          </table:table-cell>
          <table:table-cell office:value-type="float" office:value="30" calcext:value-type="float">
            <text:p>30</text:p>
          </table:table-cell>
          <table:table-cell table:formula="of:=[.E2505]*[.E2505]*[.E2505]*[.E2505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10.891" calcext:value-type="float">
            <text:p>-110.891</text:p>
          </table:table-cell>
          <table:table-cell office:value-type="float" office:value="44.63" calcext:value-type="float">
            <text:p>44.63</text:p>
          </table:table-cell>
          <table:table-cell office:value-type="float" office:value="10" calcext:value-type="float">
            <text:p>10</text:p>
          </table:table-cell>
          <table:table-cell table:formula="of:=[.E2506]*[.E2506]*[.E2506]*[.E2506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21.105" calcext:value-type="float">
            <text:p>121.105</text:p>
          </table:table-cell>
          <table:table-cell office:value-type="float" office:value="22.078" calcext:value-type="float">
            <text:p>22.078</text:p>
          </table:table-cell>
          <table:table-cell office:value-type="float" office:value="25" calcext:value-type="float">
            <text:p>25</text:p>
          </table:table-cell>
          <table:table-cell table:formula="of:=[.E2507]*[.E2507]*[.E2507]*[.E2507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24.327" calcext:value-type="float">
            <text:p>124.327</text:p>
          </table:table-cell>
          <table:table-cell office:value-type="float" office:value="24.945" calcext:value-type="float">
            <text:p>24.945</text:p>
          </table:table-cell>
          <table:table-cell office:value-type="float" office:value="35" calcext:value-type="float">
            <text:p>35</text:p>
          </table:table-cell>
          <table:table-cell table:formula="of:=[.E2508]*[.E2508]*[.E2508]*[.E2508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27.005" calcext:value-type="float">
            <text:p>127.005</text:p>
          </table:table-cell>
          <table:table-cell office:value-type="float" office:value="5.327" calcext:value-type="float">
            <text:p>5.327</text:p>
          </table:table-cell>
          <table:table-cell office:value-type="float" office:value="35" calcext:value-type="float">
            <text:p>35</text:p>
          </table:table-cell>
          <table:table-cell table:formula="of:=[.E2509]*[.E2509]*[.E2509]*[.E2509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78.87" calcext:value-type="float">
            <text:p>-178.87</text:p>
          </table:table-cell>
          <table:table-cell office:value-type="float" office:value="51.419" calcext:value-type="float">
            <text:p>51.419</text:p>
          </table:table-cell>
          <table:table-cell office:value-type="float" office:value="25" calcext:value-type="float">
            <text:p>25</text:p>
          </table:table-cell>
          <table:table-cell table:formula="of:=[.E2510]*[.E2510]*[.E2510]*[.E2510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42.412" calcext:value-type="float">
            <text:p>142.412</text:p>
          </table:table-cell>
          <table:table-cell office:value-type="float" office:value="24.319" calcext:value-type="float">
            <text:p>24.319</text:p>
          </table:table-cell>
          <table:table-cell office:value-type="float" office:value="558.9" calcext:value-type="float">
            <text:p>558.9</text:p>
          </table:table-cell>
          <table:table-cell table:formula="of:=[.E2511]*[.E2511]*[.E2511]*[.E2511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60.884" calcext:value-type="float">
            <text:p>160.884</text:p>
          </table:table-cell>
          <table:table-cell office:value-type="float" office:value="54.252" calcext:value-type="float">
            <text:p>54.252</text:p>
          </table:table-cell>
          <table:table-cell office:value-type="float" office:value="59.2" calcext:value-type="float">
            <text:p>59.2</text:p>
          </table:table-cell>
          <table:table-cell table:formula="of:=[.E2512]*[.E2512]*[.E2512]*[.E2512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113.024" calcext:value-type="float">
            <text:p>-113.024</text:p>
          </table:table-cell>
          <table:table-cell office:value-type="float" office:value="29.112" calcext:value-type="float">
            <text:p>29.112</text:p>
          </table:table-cell>
          <table:table-cell office:value-type="float" office:value="10" calcext:value-type="float">
            <text:p>10</text:p>
          </table:table-cell>
          <table:table-cell table:formula="of:=[.E2513]*[.E2513]*[.E2513]*[.E2513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43.467" calcext:value-type="float">
            <text:p>143.467</text:p>
          </table:table-cell>
          <table:table-cell office:value-type="float" office:value="24.057" calcext:value-type="float">
            <text:p>24.057</text:p>
          </table:table-cell>
          <table:table-cell office:value-type="float" office:value="15" calcext:value-type="float">
            <text:p>15</text:p>
          </table:table-cell>
          <table:table-cell table:formula="of:=[.E2514]*[.E2514]*[.E2514]*[.E2514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69.635" calcext:value-type="float">
            <text:p>169.635</text:p>
          </table:table-cell>
          <table:table-cell office:value-type="float" office:value="-19.092" calcext:value-type="float">
            <text:p>-19.092</text:p>
          </table:table-cell>
          <table:table-cell office:value-type="float" office:value="236.2" calcext:value-type="float">
            <text:p>236.2</text:p>
          </table:table-cell>
          <table:table-cell table:formula="of:=[.E2515]*[.E2515]*[.E2515]*[.E2515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21.343" calcext:value-type="float">
            <text:p>121.343</text:p>
          </table:table-cell>
          <table:table-cell office:value-type="float" office:value="23.917" calcext:value-type="float">
            <text:p>23.917</text:p>
          </table:table-cell>
          <table:table-cell office:value-type="float" office:value="25" calcext:value-type="float">
            <text:p>25</text:p>
          </table:table-cell>
          <table:table-cell table:formula="of:=[.E2516]*[.E2516]*[.E2516]*[.E2516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91.917" calcext:value-type="float">
            <text:p>-91.917</text:p>
          </table:table-cell>
          <table:table-cell office:value-type="float" office:value="14.31" calcext:value-type="float">
            <text:p>14.31</text:p>
          </table:table-cell>
          <table:table-cell office:value-type="float" office:value="65.3" calcext:value-type="float">
            <text:p>65.3</text:p>
          </table:table-cell>
          <table:table-cell table:formula="of:=[.E2517]*[.E2517]*[.E2517]*[.E2517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38.151" calcext:value-type="float">
            <text:p>138.151</text:p>
          </table:table-cell>
          <table:table-cell office:value-type="float" office:value="-2.077" calcext:value-type="float">
            <text:p>-2.077</text:p>
          </table:table-cell>
          <table:table-cell office:value-type="float" office:value="30" calcext:value-type="float">
            <text:p>30</text:p>
          </table:table-cell>
          <table:table-cell table:formula="of:=[.E2518]*[.E2518]*[.E2518]*[.E2518]/1000" office:value-type="float" office:value="2.6873856" calcext:value-type="float">
            <text:p>2.687385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64.6993" calcext:value-type="float">
            <text:p>164.6993</text:p>
          </table:table-cell>
          <table:table-cell office:value-type="float" office:value="55.0999" calcext:value-type="float">
            <text:p>55.0999</text:p>
          </table:table-cell>
          <table:table-cell office:value-type="float" office:value="16.56" calcext:value-type="float">
            <text:p>16.56</text:p>
          </table:table-cell>
          <table:table-cell table:formula="of:=[.E2519]*[.E2519]*[.E2519]*[.E2519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62.9019" calcext:value-type="float">
            <text:p>-62.9019</text:p>
          </table:table-cell>
          <table:table-cell office:value-type="float" office:value="10.7731" calcext:value-type="float">
            <text:p>10.7731</text:p>
          </table:table-cell>
          <table:table-cell office:value-type="float" office:value="146.82" calcext:value-type="float">
            <text:p>146.82</text:p>
          </table:table-cell>
          <table:table-cell table:formula="of:=[.E2520]*[.E2520]*[.E2520]*[.E2520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45.9592" calcext:value-type="float">
            <text:p>45.9592</text:p>
          </table:table-cell>
          <table:table-cell office:value-type="float" office:value="34.9109" calcext:value-type="float">
            <text:p>34.9109</text:p>
          </table:table-cell>
          <table:table-cell office:value-type="float" office:value="19" calcext:value-type="float">
            <text:p>19</text:p>
          </table:table-cell>
          <table:table-cell table:formula="of:=[.E2521]*[.E2521]*[.E2521]*[.E2521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22.6171" calcext:value-type="float">
            <text:p>122.6171</text:p>
          </table:table-cell>
          <table:table-cell office:value-type="float" office:value="4.4782" calcext:value-type="float">
            <text:p>4.4782</text:p>
          </table:table-cell>
          <table:table-cell office:value-type="float" office:value="627.17" calcext:value-type="float">
            <text:p>627.17</text:p>
          </table:table-cell>
          <table:table-cell table:formula="of:=[.E2522]*[.E2522]*[.E2522]*[.E2522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86.0655" calcext:value-type="float">
            <text:p>86.0655</text:p>
          </table:table-cell>
          <table:table-cell office:value-type="float" office:value="27.8087" calcext:value-type="float">
            <text:p>27.8087</text:p>
          </table:table-cell>
          <table:table-cell office:value-type="float" office:value="15" calcext:value-type="float">
            <text:p>15</text:p>
          </table:table-cell>
          <table:table-cell table:formula="of:=[.E2523]*[.E2523]*[.E2523]*[.E2523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88.1225" calcext:value-type="float">
            <text:p>-88.1225</text:p>
          </table:table-cell>
          <table:table-cell office:value-type="float" office:value="12.5262" calcext:value-type="float">
            <text:p>12.5262</text:p>
          </table:table-cell>
          <table:table-cell office:value-type="float" office:value="40" calcext:value-type="float">
            <text:p>40</text:p>
          </table:table-cell>
          <table:table-cell table:formula="of:=[.E2524]*[.E2524]*[.E2524]*[.E2524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25.07" calcext:value-type="float">
            <text:p>-25.07</text:p>
          </table:table-cell>
          <table:table-cell office:value-type="float" office:value="-60.857" calcext:value-type="float">
            <text:p>-60.857</text:p>
          </table:table-cell>
          <table:table-cell office:value-type="float" office:value="11" calcext:value-type="float">
            <text:p>11</text:p>
          </table:table-cell>
          <table:table-cell table:formula="of:=[.E2525]*[.E2525]*[.E2525]*[.E2525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53.927" calcext:value-type="float">
            <text:p>153.927</text:p>
          </table:table-cell>
          <table:table-cell office:value-type="float" office:value="-3.917" calcext:value-type="float">
            <text:p>-3.917</text:p>
          </table:table-cell>
          <table:table-cell office:value-type="float" office:value="385.5" calcext:value-type="float">
            <text:p>385.5</text:p>
          </table:table-cell>
          <table:table-cell table:formula="of:=[.E2526]*[.E2526]*[.E2526]*[.E2526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43.949" calcext:value-type="float">
            <text:p>143.949</text:p>
          </table:table-cell>
          <table:table-cell office:value-type="float" office:value="37.89" calcext:value-type="float">
            <text:p>37.89</text:p>
          </table:table-cell>
          <table:table-cell office:value-type="float" office:value="31" calcext:value-type="float">
            <text:p>31</text:p>
          </table:table-cell>
          <table:table-cell table:formula="of:=[.E2527]*[.E2527]*[.E2527]*[.E2527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76.362" calcext:value-type="float">
            <text:p>-76.362</text:p>
          </table:table-cell>
          <table:table-cell office:value-type="float" office:value="1.929" calcext:value-type="float">
            <text:p>1.929</text:p>
          </table:table-cell>
          <table:table-cell office:value-type="float" office:value="170" calcext:value-type="float">
            <text:p>170</text:p>
          </table:table-cell>
          <table:table-cell table:formula="of:=[.E2528]*[.E2528]*[.E2528]*[.E2528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88.59" calcext:value-type="float">
            <text:p>-88.59</text:p>
          </table:table-cell>
          <table:table-cell office:value-type="float" office:value="12.139" calcext:value-type="float">
            <text:p>12.139</text:p>
          </table:table-cell>
          <table:table-cell office:value-type="float" office:value="28" calcext:value-type="float">
            <text:p>28</text:p>
          </table:table-cell>
          <table:table-cell table:formula="of:=[.E2529]*[.E2529]*[.E2529]*[.E2529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179.528" calcext:value-type="float">
            <text:p>-179.528</text:p>
          </table:table-cell>
          <table:table-cell office:value-type="float" office:value="-21.611" calcext:value-type="float">
            <text:p>-21.611</text:p>
          </table:table-cell>
          <table:table-cell office:value-type="float" office:value="644.6" calcext:value-type="float">
            <text:p>644.6</text:p>
          </table:table-cell>
          <table:table-cell table:formula="of:=[.E2530]*[.E2530]*[.E2530]*[.E2530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171.836" calcext:value-type="float">
            <text:p>-171.836</text:p>
          </table:table-cell>
          <table:table-cell office:value-type="float" office:value="52.05" calcext:value-type="float">
            <text:p>52.05</text:p>
          </table:table-cell>
          <table:table-cell office:value-type="float" office:value="52" calcext:value-type="float">
            <text:p>52</text:p>
          </table:table-cell>
          <table:table-cell table:formula="of:=[.E2531]*[.E2531]*[.E2531]*[.E2531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42.842" calcext:value-type="float">
            <text:p>142.842</text:p>
          </table:table-cell>
          <table:table-cell office:value-type="float" office:value="38.435" calcext:value-type="float">
            <text:p>38.435</text:p>
          </table:table-cell>
          <table:table-cell office:value-type="float" office:value="32" calcext:value-type="float">
            <text:p>32</text:p>
          </table:table-cell>
          <table:table-cell table:formula="of:=[.E2532]*[.E2532]*[.E2532]*[.E2532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67.947" calcext:value-type="float">
            <text:p>167.947</text:p>
          </table:table-cell>
          <table:table-cell office:value-type="float" office:value="-19.702" calcext:value-type="float">
            <text:p>-19.702</text:p>
          </table:table-cell>
          <table:table-cell office:value-type="float" office:value="16" calcext:value-type="float">
            <text:p>16</text:p>
          </table:table-cell>
          <table:table-cell table:formula="of:=[.E2533]*[.E2533]*[.E2533]*[.E2533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68.069" calcext:value-type="float">
            <text:p>168.069</text:p>
          </table:table-cell>
          <table:table-cell office:value-type="float" office:value="-17.541" calcext:value-type="float">
            <text:p>-17.541</text:p>
          </table:table-cell>
          <table:table-cell office:value-type="float" office:value="25" calcext:value-type="float">
            <text:p>25</text:p>
          </table:table-cell>
          <table:table-cell table:formula="of:=[.E2534]*[.E2534]*[.E2534]*[.E2534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23.409" calcext:value-type="float">
            <text:p>123.409</text:p>
          </table:table-cell>
          <table:table-cell office:value-type="float" office:value="6.718" calcext:value-type="float">
            <text:p>6.718</text:p>
          </table:table-cell>
          <table:table-cell office:value-type="float" office:value="607.1" calcext:value-type="float">
            <text:p>607.1</text:p>
          </table:table-cell>
          <table:table-cell table:formula="of:=[.E2535]*[.E2535]*[.E2535]*[.E2535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50.59" calcext:value-type="float">
            <text:p>150.59</text:p>
          </table:table-cell>
          <table:table-cell office:value-type="float" office:value="-5.931" calcext:value-type="float">
            <text:p>-5.931</text:p>
          </table:table-cell>
          <table:table-cell office:value-type="float" office:value="35" calcext:value-type="float">
            <text:p>35</text:p>
          </table:table-cell>
          <table:table-cell table:formula="of:=[.E2536]*[.E2536]*[.E2536]*[.E2536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78.331" calcext:value-type="float">
            <text:p>178.331</text:p>
          </table:table-cell>
          <table:table-cell office:value-type="float" office:value="-17.239" calcext:value-type="float">
            <text:p>-17.239</text:p>
          </table:table-cell>
          <table:table-cell office:value-type="float" office:value="595" calcext:value-type="float">
            <text:p>595</text:p>
          </table:table-cell>
          <table:table-cell table:formula="of:=[.E2537]*[.E2537]*[.E2537]*[.E2537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86.217" calcext:value-type="float">
            <text:p>-86.217</text:p>
          </table:table-cell>
          <table:table-cell office:value-type="float" office:value="16.731" calcext:value-type="float">
            <text:p>16.731</text:p>
          </table:table-cell>
          <table:table-cell office:value-type="float" office:value="19" calcext:value-type="float">
            <text:p>19</text:p>
          </table:table-cell>
          <table:table-cell table:formula="of:=[.E2538]*[.E2538]*[.E2538]*[.E2538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54.322" calcext:value-type="float">
            <text:p>154.322</text:p>
          </table:table-cell>
          <table:table-cell office:value-type="float" office:value="54.203" calcext:value-type="float">
            <text:p>54.203</text:p>
          </table:table-cell>
          <table:table-cell office:value-type="float" office:value="492.3" calcext:value-type="float">
            <text:p>492.3</text:p>
          </table:table-cell>
          <table:table-cell table:formula="of:=[.E2539]*[.E2539]*[.E2539]*[.E2539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68.892" calcext:value-type="float">
            <text:p>168.892</text:p>
          </table:table-cell>
          <table:table-cell office:value-type="float" office:value="-20.071" calcext:value-type="float">
            <text:p>-20.071</text:p>
          </table:table-cell>
          <table:table-cell office:value-type="float" office:value="33" calcext:value-type="float">
            <text:p>33</text:p>
          </table:table-cell>
          <table:table-cell table:formula="of:=[.E2540]*[.E2540]*[.E2540]*[.E2540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03.981" calcext:value-type="float">
            <text:p>103.981</text:p>
          </table:table-cell>
          <table:table-cell office:value-type="float" office:value="-2.427" calcext:value-type="float">
            <text:p>-2.427</text:p>
          </table:table-cell>
          <table:table-cell office:value-type="float" office:value="582.1" calcext:value-type="float">
            <text:p>582.1</text:p>
          </table:table-cell>
          <table:table-cell table:formula="of:=[.E2541]*[.E2541]*[.E2541]*[.E2541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35.023" calcext:value-type="float">
            <text:p>135.023</text:p>
          </table:table-cell>
          <table:table-cell office:value-type="float" office:value="-4.003" calcext:value-type="float">
            <text:p>-4.003</text:p>
          </table:table-cell>
          <table:table-cell office:value-type="float" office:value="10" calcext:value-type="float">
            <text:p>10</text:p>
          </table:table-cell>
          <table:table-cell table:formula="of:=[.E2542]*[.E2542]*[.E2542]*[.E2542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69.766" calcext:value-type="float">
            <text:p>169.766</text:p>
          </table:table-cell>
          <table:table-cell office:value-type="float" office:value="-22.015" calcext:value-type="float">
            <text:p>-22.015</text:p>
          </table:table-cell>
          <table:table-cell office:value-type="float" office:value="10" calcext:value-type="float">
            <text:p>10</text:p>
          </table:table-cell>
          <table:table-cell table:formula="of:=[.E2543]*[.E2543]*[.E2543]*[.E2543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87.813" calcext:value-type="float">
            <text:p>87.813</text:p>
          </table:table-cell>
          <table:table-cell office:value-type="float" office:value="50.038" calcext:value-type="float">
            <text:p>50.038</text:p>
          </table:table-cell>
          <table:table-cell office:value-type="float" office:value="16" calcext:value-type="float">
            <text:p>16</text:p>
          </table:table-cell>
          <table:table-cell table:formula="of:=[.E2544]*[.E2544]*[.E2544]*[.E2544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60.77" calcext:value-type="float">
            <text:p>160.77</text:p>
          </table:table-cell>
          <table:table-cell office:value-type="float" office:value="-10.491" calcext:value-type="float">
            <text:p>-10.491</text:p>
          </table:table-cell>
          <table:table-cell office:value-type="float" office:value="33" calcext:value-type="float">
            <text:p>33</text:p>
          </table:table-cell>
          <table:table-cell table:formula="of:=[.E2545]*[.E2545]*[.E2545]*[.E2545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46.209" calcext:value-type="float">
            <text:p>146.209</text:p>
          </table:table-cell>
          <table:table-cell office:value-type="float" office:value="47.824" calcext:value-type="float">
            <text:p>47.824</text:p>
          </table:table-cell>
          <table:table-cell office:value-type="float" office:value="459.1" calcext:value-type="float">
            <text:p>459.1</text:p>
          </table:table-cell>
          <table:table-cell table:formula="of:=[.E2546]*[.E2546]*[.E2546]*[.E2546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30.666" calcext:value-type="float">
            <text:p>130.666</text:p>
          </table:table-cell>
          <table:table-cell office:value-type="float" office:value="43.752" calcext:value-type="float">
            <text:p>43.752</text:p>
          </table:table-cell>
          <table:table-cell office:value-type="float" office:value="566" calcext:value-type="float">
            <text:p>566</text:p>
          </table:table-cell>
          <table:table-cell table:formula="of:=[.E2547]*[.E2547]*[.E2547]*[.E2547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19.74" calcext:value-type="float">
            <text:p>119.74</text:p>
          </table:table-cell>
          <table:table-cell office:value-type="float" office:value="15.766" calcext:value-type="float">
            <text:p>15.766</text:p>
          </table:table-cell>
          <table:table-cell office:value-type="float" office:value="33" calcext:value-type="float">
            <text:p>33</text:p>
          </table:table-cell>
          <table:table-cell table:formula="of:=[.E2548]*[.E2548]*[.E2548]*[.E2548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66.697" calcext:value-type="float">
            <text:p>166.697</text:p>
          </table:table-cell>
          <table:table-cell office:value-type="float" office:value="-12.853" calcext:value-type="float">
            <text:p>-12.853</text:p>
          </table:table-cell>
          <table:table-cell office:value-type="float" office:value="90.1" calcext:value-type="float">
            <text:p>90.1</text:p>
          </table:table-cell>
          <table:table-cell table:formula="of:=[.E2549]*[.E2549]*[.E2549]*[.E2549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59.809" calcext:value-type="float">
            <text:p>59.809</text:p>
          </table:table-cell>
          <table:table-cell office:value-type="float" office:value="33.825" calcext:value-type="float">
            <text:p>33.825</text:p>
          </table:table-cell>
          <table:table-cell office:value-type="float" office:value="10" calcext:value-type="float">
            <text:p>10</text:p>
          </table:table-cell>
          <table:table-cell table:formula="of:=[.E2550]*[.E2550]*[.E2550]*[.E2550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176.847" calcext:value-type="float">
            <text:p>-176.847</text:p>
          </table:table-cell>
          <table:table-cell office:value-type="float" office:value="51.478" calcext:value-type="float">
            <text:p>51.478</text:p>
          </table:table-cell>
          <table:table-cell office:value-type="float" office:value="26.3" calcext:value-type="float">
            <text:p>26.3</text:p>
          </table:table-cell>
          <table:table-cell table:formula="of:=[.E2551]*[.E2551]*[.E2551]*[.E2551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47.916" calcext:value-type="float">
            <text:p>147.916</text:p>
          </table:table-cell>
          <table:table-cell office:value-type="float" office:value="43.905" calcext:value-type="float">
            <text:p>43.905</text:p>
          </table:table-cell>
          <table:table-cell office:value-type="float" office:value="33" calcext:value-type="float">
            <text:p>33</text:p>
          </table:table-cell>
          <table:table-cell table:formula="of:=[.E2552]*[.E2552]*[.E2552]*[.E2552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32.865" calcext:value-type="float">
            <text:p>132.865</text:p>
          </table:table-cell>
          <table:table-cell office:value-type="float" office:value="42.34" calcext:value-type="float">
            <text:p>42.34</text:p>
          </table:table-cell>
          <table:table-cell office:value-type="float" office:value="471.4" calcext:value-type="float">
            <text:p>471.4</text:p>
          </table:table-cell>
          <table:table-cell table:formula="of:=[.E2553]*[.E2553]*[.E2553]*[.E2553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30.393" calcext:value-type="float">
            <text:p>130.393</text:p>
          </table:table-cell>
          <table:table-cell office:value-type="float" office:value="-6.582" calcext:value-type="float">
            <text:p>-6.582</text:p>
          </table:table-cell>
          <table:table-cell office:value-type="float" office:value="77.7" calcext:value-type="float">
            <text:p>77.7</text:p>
          </table:table-cell>
          <table:table-cell table:formula="of:=[.E2554]*[.E2554]*[.E2554]*[.E2554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73.575" calcext:value-type="float">
            <text:p>73.575</text:p>
          </table:table-cell>
          <table:table-cell office:value-type="float" office:value="42.142" calcext:value-type="float">
            <text:p>42.142</text:p>
          </table:table-cell>
          <table:table-cell office:value-type="float" office:value="27.4" calcext:value-type="float">
            <text:p>27.4</text:p>
          </table:table-cell>
          <table:table-cell table:formula="of:=[.E2555]*[.E2555]*[.E2555]*[.E2555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116.437" calcext:value-type="float">
            <text:p>-116.437</text:p>
          </table:table-cell>
          <table:table-cell office:value-type="float" office:value="34.2" calcext:value-type="float">
            <text:p>34.2</text:p>
          </table:table-cell>
          <table:table-cell office:value-type="float" office:value="-0.097" calcext:value-type="float">
            <text:p>-0.097</text:p>
          </table:table-cell>
          <table:table-cell table:formula="of:=[.E2556]*[.E2556]*[.E2556]*[.E2556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26.762" calcext:value-type="float">
            <text:p>126.762</text:p>
          </table:table-cell>
          <table:table-cell office:value-type="float" office:value="7.191" calcext:value-type="float">
            <text:p>7.191</text:p>
          </table:table-cell>
          <table:table-cell office:value-type="float" office:value="33" calcext:value-type="float">
            <text:p>33</text:p>
          </table:table-cell>
          <table:table-cell table:formula="of:=[.E2557]*[.E2557]*[.E2557]*[.E2557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63.349" calcext:value-type="float">
            <text:p>-63.349</text:p>
          </table:table-cell>
          <table:table-cell office:value-type="float" office:value="-26.802" calcext:value-type="float">
            <text:p>-26.802</text:p>
          </table:table-cell>
          <table:table-cell office:value-type="float" office:value="558" calcext:value-type="float">
            <text:p>558</text:p>
          </table:table-cell>
          <table:table-cell table:formula="of:=[.E2558]*[.E2558]*[.E2558]*[.E2558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84.808" calcext:value-type="float">
            <text:p>-84.808</text:p>
          </table:table-cell>
          <table:table-cell office:value-type="float" office:value="9.919" calcext:value-type="float">
            <text:p>9.919</text:p>
          </table:table-cell>
          <table:table-cell office:value-type="float" office:value="22.2" calcext:value-type="float">
            <text:p>22.2</text:p>
          </table:table-cell>
          <table:table-cell table:formula="of:=[.E2559]*[.E2559]*[.E2559]*[.E2559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95.127" calcext:value-type="float">
            <text:p>95.127</text:p>
          </table:table-cell>
          <table:table-cell office:value-type="float" office:value="25.149" calcext:value-type="float">
            <text:p>25.149</text:p>
          </table:table-cell>
          <table:table-cell office:value-type="float" office:value="90.5" calcext:value-type="float">
            <text:p>90.5</text:p>
          </table:table-cell>
          <table:table-cell table:formula="of:=[.E2560]*[.E2560]*[.E2560]*[.E2560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24.616" calcext:value-type="float">
            <text:p>124.616</text:p>
          </table:table-cell>
          <table:table-cell office:value-type="float" office:value="13.477" calcext:value-type="float">
            <text:p>13.477</text:p>
          </table:table-cell>
          <table:table-cell office:value-type="float" office:value="24.9" calcext:value-type="float">
            <text:p>24.9</text:p>
          </table:table-cell>
          <table:table-cell table:formula="of:=[.E2561]*[.E2561]*[.E2561]*[.E2561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172.225" calcext:value-type="float">
            <text:p>-172.225</text:p>
          </table:table-cell>
          <table:table-cell office:value-type="float" office:value="-17.94" calcext:value-type="float">
            <text:p>-17.94</text:p>
          </table:table-cell>
          <table:table-cell office:value-type="float" office:value="16" calcext:value-type="float">
            <text:p>16</text:p>
          </table:table-cell>
          <table:table-cell table:formula="of:=[.E2562]*[.E2562]*[.E2562]*[.E2562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52.828" calcext:value-type="float">
            <text:p>152.828</text:p>
          </table:table-cell>
          <table:table-cell office:value-type="float" office:value="-4.439" calcext:value-type="float">
            <text:p>-4.439</text:p>
          </table:table-cell>
          <table:table-cell office:value-type="float" office:value="33" calcext:value-type="float">
            <text:p>33</text:p>
          </table:table-cell>
          <table:table-cell table:formula="of:=[.E2563]*[.E2563]*[.E2563]*[.E2563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23.762" calcext:value-type="float">
            <text:p>123.762</text:p>
          </table:table-cell>
          <table:table-cell office:value-type="float" office:value="8.147" calcext:value-type="float">
            <text:p>8.147</text:p>
          </table:table-cell>
          <table:table-cell office:value-type="float" office:value="649.1" calcext:value-type="float">
            <text:p>649.1</text:p>
          </table:table-cell>
          <table:table-cell table:formula="of:=[.E2564]*[.E2564]*[.E2564]*[.E2564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72.11" calcext:value-type="float">
            <text:p>72.11</text:p>
          </table:table-cell>
          <table:table-cell office:value-type="float" office:value="-6.852" calcext:value-type="float">
            <text:p>-6.852</text:p>
          </table:table-cell>
          <table:table-cell office:value-type="float" office:value="10" calcext:value-type="float">
            <text:p>10</text:p>
          </table:table-cell>
          <table:table-cell table:formula="of:=[.E2565]*[.E2565]*[.E2565]*[.E2565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28.168" calcext:value-type="float">
            <text:p>128.168</text:p>
          </table:table-cell>
          <table:table-cell office:value-type="float" office:value="-7.481" calcext:value-type="float">
            <text:p>-7.481</text:p>
          </table:table-cell>
          <table:table-cell office:value-type="float" office:value="178.5" calcext:value-type="float">
            <text:p>178.5</text:p>
          </table:table-cell>
          <table:table-cell table:formula="of:=[.E2566]*[.E2566]*[.E2566]*[.E2566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89.387" calcext:value-type="float">
            <text:p>-89.387</text:p>
          </table:table-cell>
          <table:table-cell office:value-type="float" office:value="13.332" calcext:value-type="float">
            <text:p>13.332</text:p>
          </table:table-cell>
          <table:table-cell office:value-type="float" office:value="73" calcext:value-type="float">
            <text:p>73</text:p>
          </table:table-cell>
          <table:table-cell table:formula="of:=[.E2567]*[.E2567]*[.E2567]*[.E2567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102.084" calcext:value-type="float">
            <text:p>-102.084</text:p>
          </table:table-cell>
          <table:table-cell office:value-type="float" office:value="18.048" calcext:value-type="float">
            <text:p>18.048</text:p>
          </table:table-cell>
          <table:table-cell office:value-type="float" office:value="33" calcext:value-type="float">
            <text:p>33</text:p>
          </table:table-cell>
          <table:table-cell table:formula="of:=[.E2568]*[.E2568]*[.E2568]*[.E2568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.354" calcext:value-type="float">
            <text:p>1.354</text:p>
          </table:table-cell>
          <table:table-cell office:value-type="float" office:value="36.195" calcext:value-type="float">
            <text:p>36.195</text:p>
          </table:table-cell>
          <table:table-cell office:value-type="float" office:value="10" calcext:value-type="float">
            <text:p>10</text:p>
          </table:table-cell>
          <table:table-cell table:formula="of:=[.E2569]*[.E2569]*[.E2569]*[.E2569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44.029" calcext:value-type="float">
            <text:p>44.029</text:p>
          </table:table-cell>
          <table:table-cell office:value-type="float" office:value="39.121" calcext:value-type="float">
            <text:p>39.121</text:p>
          </table:table-cell>
          <table:table-cell office:value-type="float" office:value="36" calcext:value-type="float">
            <text:p>36</text:p>
          </table:table-cell>
          <table:table-cell table:formula="of:=[.E2570]*[.E2570]*[.E2570]*[.E2570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73.83" calcext:value-type="float">
            <text:p>73.83</text:p>
          </table:table-cell>
          <table:table-cell office:value-type="float" office:value="39.457" calcext:value-type="float">
            <text:p>39.457</text:p>
          </table:table-cell>
          <table:table-cell office:value-type="float" office:value="9" calcext:value-type="float">
            <text:p>9</text:p>
          </table:table-cell>
          <table:table-cell table:formula="of:=[.E2571]*[.E2571]*[.E2571]*[.E2571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77.688" calcext:value-type="float">
            <text:p>-77.688</text:p>
          </table:table-cell>
          <table:table-cell office:value-type="float" office:value="7.747" calcext:value-type="float">
            <text:p>7.747</text:p>
          </table:table-cell>
          <table:table-cell office:value-type="float" office:value="12" calcext:value-type="float">
            <text:p>12</text:p>
          </table:table-cell>
          <table:table-cell table:formula="of:=[.E2572]*[.E2572]*[.E2572]*[.E2572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22.269" calcext:value-type="float">
            <text:p>122.269</text:p>
          </table:table-cell>
          <table:table-cell office:value-type="float" office:value="22.632" calcext:value-type="float">
            <text:p>22.632</text:p>
          </table:table-cell>
          <table:table-cell office:value-type="float" office:value="25" calcext:value-type="float">
            <text:p>25</text:p>
          </table:table-cell>
          <table:table-cell table:formula="of:=[.E2573]*[.E2573]*[.E2573]*[.E2573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59.199" calcext:value-type="float">
            <text:p>159.199</text:p>
          </table:table-cell>
          <table:table-cell office:value-type="float" office:value="52.803" calcext:value-type="float">
            <text:p>52.803</text:p>
          </table:table-cell>
          <table:table-cell office:value-type="float" office:value="125" calcext:value-type="float">
            <text:p>125</text:p>
          </table:table-cell>
          <table:table-cell table:formula="of:=[.E2574]*[.E2574]*[.E2574]*[.E2574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41.199" calcext:value-type="float">
            <text:p>141.199</text:p>
          </table:table-cell>
          <table:table-cell office:value-type="float" office:value="46.505" calcext:value-type="float">
            <text:p>46.505</text:p>
          </table:table-cell>
          <table:table-cell office:value-type="float" office:value="18.1" calcext:value-type="float">
            <text:p>18.1</text:p>
          </table:table-cell>
          <table:table-cell table:formula="of:=[.E2575]*[.E2575]*[.E2575]*[.E2575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51.613" calcext:value-type="float">
            <text:p>151.613</text:p>
          </table:table-cell>
          <table:table-cell office:value-type="float" office:value="52.301" calcext:value-type="float">
            <text:p>52.301</text:p>
          </table:table-cell>
          <table:table-cell office:value-type="float" office:value="647.6" calcext:value-type="float">
            <text:p>647.6</text:p>
          </table:table-cell>
          <table:table-cell table:formula="of:=[.E2576]*[.E2576]*[.E2576]*[.E2576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58.902" calcext:value-type="float">
            <text:p>158.902</text:p>
          </table:table-cell>
          <table:table-cell office:value-type="float" office:value="-59.232" calcext:value-type="float">
            <text:p>-59.232</text:p>
          </table:table-cell>
          <table:table-cell office:value-type="float" office:value="15" calcext:value-type="float">
            <text:p>15</text:p>
          </table:table-cell>
          <table:table-cell table:formula="of:=[.E2577]*[.E2577]*[.E2577]*[.E2577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92.653" calcext:value-type="float">
            <text:p>-92.653</text:p>
          </table:table-cell>
          <table:table-cell office:value-type="float" office:value="14.52" calcext:value-type="float">
            <text:p>14.52</text:p>
          </table:table-cell>
          <table:table-cell office:value-type="float" office:value="35" calcext:value-type="float">
            <text:p>35</text:p>
          </table:table-cell>
          <table:table-cell table:formula="of:=[.E2578]*[.E2578]*[.E2578]*[.E2578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40.635" calcext:value-type="float">
            <text:p>140.635</text:p>
          </table:table-cell>
          <table:table-cell office:value-type="float" office:value="26.358" calcext:value-type="float">
            <text:p>26.358</text:p>
          </table:table-cell>
          <table:table-cell office:value-type="float" office:value="500" calcext:value-type="float">
            <text:p>500</text:p>
          </table:table-cell>
          <table:table-cell table:formula="of:=[.E2579]*[.E2579]*[.E2579]*[.E2579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59.914" calcext:value-type="float">
            <text:p>159.914</text:p>
          </table:table-cell>
          <table:table-cell office:value-type="float" office:value="-10.188" calcext:value-type="float">
            <text:p>-10.188</text:p>
          </table:table-cell>
          <table:table-cell office:value-type="float" office:value="543.1" calcext:value-type="float">
            <text:p>543.1</text:p>
          </table:table-cell>
          <table:table-cell table:formula="of:=[.E2580]*[.E2580]*[.E2580]*[.E2580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97.739" calcext:value-type="float">
            <text:p>-97.739</text:p>
          </table:table-cell>
          <table:table-cell office:value-type="float" office:value="16.519" calcext:value-type="float">
            <text:p>16.519</text:p>
          </table:table-cell>
          <table:table-cell office:value-type="float" office:value="25" calcext:value-type="float">
            <text:p>25</text:p>
          </table:table-cell>
          <table:table-cell table:formula="of:=[.E2581]*[.E2581]*[.E2581]*[.E2581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178.217" calcext:value-type="float">
            <text:p>-178.217</text:p>
          </table:table-cell>
          <table:table-cell office:value-type="float" office:value="-30.725" calcext:value-type="float">
            <text:p>-30.725</text:p>
          </table:table-cell>
          <table:table-cell office:value-type="float" office:value="45" calcext:value-type="float">
            <text:p>45</text:p>
          </table:table-cell>
          <table:table-cell table:formula="of:=[.E2582]*[.E2582]*[.E2582]*[.E2582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53.368" calcext:value-type="float">
            <text:p>153.368</text:p>
          </table:table-cell>
          <table:table-cell office:value-type="float" office:value="-5.42" calcext:value-type="float">
            <text:p>-5.42</text:p>
          </table:table-cell>
          <table:table-cell office:value-type="float" office:value="30" calcext:value-type="float">
            <text:p>30</text:p>
          </table:table-cell>
          <table:table-cell table:formula="of:=[.E2583]*[.E2583]*[.E2583]*[.E2583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69.939" calcext:value-type="float">
            <text:p>-69.939</text:p>
          </table:table-cell>
          <table:table-cell office:value-type="float" office:value="-21.865" calcext:value-type="float">
            <text:p>-21.865</text:p>
          </table:table-cell>
          <table:table-cell office:value-type="float" office:value="45" calcext:value-type="float">
            <text:p>45</text:p>
          </table:table-cell>
          <table:table-cell table:formula="of:=[.E2584]*[.E2584]*[.E2584]*[.E2584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57.922" calcext:value-type="float">
            <text:p>157.922</text:p>
          </table:table-cell>
          <table:table-cell office:value-type="float" office:value="-56.046" calcext:value-type="float">
            <text:p>-56.046</text:p>
          </table:table-cell>
          <table:table-cell office:value-type="float" office:value="10" calcext:value-type="float">
            <text:p>10</text:p>
          </table:table-cell>
          <table:table-cell table:formula="of:=[.E2585]*[.E2585]*[.E2585]*[.E2585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79.605" calcext:value-type="float">
            <text:p>179.605</text:p>
          </table:table-cell>
          <table:table-cell office:value-type="float" office:value="51.443" calcext:value-type="float">
            <text:p>51.443</text:p>
          </table:table-cell>
          <table:table-cell office:value-type="float" office:value="30" calcext:value-type="float">
            <text:p>30</text:p>
          </table:table-cell>
          <table:table-cell table:formula="of:=[.E2586]*[.E2586]*[.E2586]*[.E2586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100.605" calcext:value-type="float">
            <text:p>-100.605</text:p>
          </table:table-cell>
          <table:table-cell office:value-type="float" office:value="18.136" calcext:value-type="float">
            <text:p>18.136</text:p>
          </table:table-cell>
          <table:table-cell office:value-type="float" office:value="93.3" calcext:value-type="float">
            <text:p>93.3</text:p>
          </table:table-cell>
          <table:table-cell table:formula="of:=[.E2587]*[.E2587]*[.E2587]*[.E2587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177.675" calcext:value-type="float">
            <text:p>-177.675</text:p>
          </table:table-cell>
          <table:table-cell office:value-type="float" office:value="-29.992" calcext:value-type="float">
            <text:p>-29.992</text:p>
          </table:table-cell>
          <table:table-cell office:value-type="float" office:value="10" calcext:value-type="float">
            <text:p>10</text:p>
          </table:table-cell>
          <table:table-cell table:formula="of:=[.E2588]*[.E2588]*[.E2588]*[.E2588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42.789" calcext:value-type="float">
            <text:p>142.789</text:p>
          </table:table-cell>
          <table:table-cell office:value-type="float" office:value="38.022" calcext:value-type="float">
            <text:p>38.022</text:p>
          </table:table-cell>
          <table:table-cell office:value-type="float" office:value="28" calcext:value-type="float">
            <text:p>28</text:p>
          </table:table-cell>
          <table:table-cell table:formula="of:=[.E2589]*[.E2589]*[.E2589]*[.E2589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43.255" calcext:value-type="float">
            <text:p>-43.255</text:p>
          </table:table-cell>
          <table:table-cell office:value-type="float" office:value="10.767" calcext:value-type="float">
            <text:p>10.767</text:p>
          </table:table-cell>
          <table:table-cell office:value-type="float" office:value="10" calcext:value-type="float">
            <text:p>10</text:p>
          </table:table-cell>
          <table:table-cell table:formula="of:=[.E2590]*[.E2590]*[.E2590]*[.E2590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26.801" calcext:value-type="float">
            <text:p>-26.801</text:p>
          </table:table-cell>
          <table:table-cell office:value-type="float" office:value="-59.274" calcext:value-type="float">
            <text:p>-59.274</text:p>
          </table:table-cell>
          <table:table-cell office:value-type="float" office:value="129.2" calcext:value-type="float">
            <text:p>129.2</text:p>
          </table:table-cell>
          <table:table-cell table:formula="of:=[.E2591]*[.E2591]*[.E2591]*[.E2591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68.29" calcext:value-type="float">
            <text:p>168.29</text:p>
          </table:table-cell>
          <table:table-cell office:value-type="float" office:value="-18.307" calcext:value-type="float">
            <text:p>-18.307</text:p>
          </table:table-cell>
          <table:table-cell office:value-type="float" office:value="25" calcext:value-type="float">
            <text:p>25</text:p>
          </table:table-cell>
          <table:table-cell table:formula="of:=[.E2592]*[.E2592]*[.E2592]*[.E2592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70.297" calcext:value-type="float">
            <text:p>-70.297</text:p>
          </table:table-cell>
          <table:table-cell office:value-type="float" office:value="-24.732" calcext:value-type="float">
            <text:p>-24.732</text:p>
          </table:table-cell>
          <table:table-cell office:value-type="float" office:value="35" calcext:value-type="float">
            <text:p>35</text:p>
          </table:table-cell>
          <table:table-cell table:formula="of:=[.E2593]*[.E2593]*[.E2593]*[.E2593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177.209" calcext:value-type="float">
            <text:p>-177.209</text:p>
          </table:table-cell>
          <table:table-cell office:value-type="float" office:value="-28.84" calcext:value-type="float">
            <text:p>-28.84</text:p>
          </table:table-cell>
          <table:table-cell office:value-type="float" office:value="35" calcext:value-type="float">
            <text:p>35</text:p>
          </table:table-cell>
          <table:table-cell table:formula="of:=[.E2594]*[.E2594]*[.E2594]*[.E2594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28.699" calcext:value-type="float">
            <text:p>28.699</text:p>
          </table:table-cell>
          <table:table-cell office:value-type="float" office:value="36.405" calcext:value-type="float">
            <text:p>36.405</text:p>
          </table:table-cell>
          <table:table-cell office:value-type="float" office:value="35" calcext:value-type="float">
            <text:p>35</text:p>
          </table:table-cell>
          <table:table-cell table:formula="of:=[.E2595]*[.E2595]*[.E2595]*[.E2595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67.607" calcext:value-type="float">
            <text:p>67.607</text:p>
          </table:table-cell>
          <table:table-cell office:value-type="float" office:value="35.155" calcext:value-type="float">
            <text:p>35.155</text:p>
          </table:table-cell>
          <table:table-cell office:value-type="float" office:value="25" calcext:value-type="float">
            <text:p>25</text:p>
          </table:table-cell>
          <table:table-cell table:formula="of:=[.E2596]*[.E2596]*[.E2596]*[.E2596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38.102" calcext:value-type="float">
            <text:p>138.102</text:p>
          </table:table-cell>
          <table:table-cell office:value-type="float" office:value="30.206" calcext:value-type="float">
            <text:p>30.206</text:p>
          </table:table-cell>
          <table:table-cell office:value-type="float" office:value="484.1" calcext:value-type="float">
            <text:p>484.1</text:p>
          </table:table-cell>
          <table:table-cell table:formula="of:=[.E2597]*[.E2597]*[.E2597]*[.E2597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52.855" calcext:value-type="float">
            <text:p>152.855</text:p>
          </table:table-cell>
          <table:table-cell office:value-type="float" office:value="-5.062" calcext:value-type="float">
            <text:p>-5.062</text:p>
          </table:table-cell>
          <table:table-cell office:value-type="float" office:value="20" calcext:value-type="float">
            <text:p>20</text:p>
          </table:table-cell>
          <table:table-cell table:formula="of:=[.E2598]*[.E2598]*[.E2598]*[.E2598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80.636" calcext:value-type="float">
            <text:p>-80.636</text:p>
          </table:table-cell>
          <table:table-cell office:value-type="float" office:value="-3.552" calcext:value-type="float">
            <text:p>-3.552</text:p>
          </table:table-cell>
          <table:table-cell office:value-type="float" office:value="25" calcext:value-type="float">
            <text:p>25</text:p>
          </table:table-cell>
          <table:table-cell table:formula="of:=[.E2599]*[.E2599]*[.E2599]*[.E2599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61.216" calcext:value-type="float">
            <text:p>-61.216</text:p>
          </table:table-cell>
          <table:table-cell office:value-type="float" office:value="13.809" calcext:value-type="float">
            <text:p>13.809</text:p>
          </table:table-cell>
          <table:table-cell office:value-type="float" office:value="128.8" calcext:value-type="float">
            <text:p>128.8</text:p>
          </table:table-cell>
          <table:table-cell table:formula="of:=[.E2600]*[.E2600]*[.E2600]*[.E2600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27.648" calcext:value-type="float">
            <text:p>27.648</text:p>
          </table:table-cell>
          <table:table-cell office:value-type="float" office:value="40.175" calcext:value-type="float">
            <text:p>40.175</text:p>
          </table:table-cell>
          <table:table-cell office:value-type="float" office:value="10" calcext:value-type="float">
            <text:p>10</text:p>
          </table:table-cell>
          <table:table-cell table:formula="of:=[.E2601]*[.E2601]*[.E2601]*[.E2601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27.099" calcext:value-type="float">
            <text:p>127.099</text:p>
          </table:table-cell>
          <table:table-cell office:value-type="float" office:value="9.669" calcext:value-type="float">
            <text:p>9.669</text:p>
          </table:table-cell>
          <table:table-cell office:value-type="float" office:value="15" calcext:value-type="float">
            <text:p>15</text:p>
          </table:table-cell>
          <table:table-cell table:formula="of:=[.E2602]*[.E2602]*[.E2602]*[.E2602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21.249" calcext:value-type="float">
            <text:p>121.249</text:p>
          </table:table-cell>
          <table:table-cell office:value-type="float" office:value="23.046" calcext:value-type="float">
            <text:p>23.046</text:p>
          </table:table-cell>
          <table:table-cell office:value-type="float" office:value="25" calcext:value-type="float">
            <text:p>25</text:p>
          </table:table-cell>
          <table:table-cell table:formula="of:=[.E2603]*[.E2603]*[.E2603]*[.E2603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28.233" calcext:value-type="float">
            <text:p>128.233</text:p>
          </table:table-cell>
          <table:table-cell office:value-type="float" office:value="-4.199" calcext:value-type="float">
            <text:p>-4.199</text:p>
          </table:table-cell>
          <table:table-cell office:value-type="float" office:value="20" calcext:value-type="float">
            <text:p>20</text:p>
          </table:table-cell>
          <table:table-cell table:formula="of:=[.E2604]*[.E2604]*[.E2604]*[.E2604]/1000" office:value-type="float" office:value="2.8398241" calcext:value-type="float">
            <text:p>2.839824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31.8766" calcext:value-type="float">
            <text:p>-31.8766</text:p>
          </table:table-cell>
          <table:table-cell office:value-type="float" office:value="-55.2852" calcext:value-type="float">
            <text:p>-55.2852</text:p>
          </table:table-cell>
          <table:table-cell office:value-type="float" office:value="10" calcext:value-type="float">
            <text:p>10</text:p>
          </table:table-cell>
          <table:table-cell table:formula="of:=[.E2605]*[.E2605]*[.E2605]*[.E2605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62.0511" calcext:value-type="float">
            <text:p>162.0511</text:p>
          </table:table-cell>
          <table:table-cell office:value-type="float" office:value="-11.4633" calcext:value-type="float">
            <text:p>-11.4633</text:p>
          </table:table-cell>
          <table:table-cell office:value-type="float" office:value="39" calcext:value-type="float">
            <text:p>39</text:p>
          </table:table-cell>
          <table:table-cell table:formula="of:=[.E2606]*[.E2606]*[.E2606]*[.E2606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-177.232" calcext:value-type="float">
            <text:p>-177.232</text:p>
          </table:table-cell>
          <table:table-cell office:value-type="float" office:value="-23.009" calcext:value-type="float">
            <text:p>-23.009</text:p>
          </table:table-cell>
          <table:table-cell office:value-type="float" office:value="173.7" calcext:value-type="float">
            <text:p>173.7</text:p>
          </table:table-cell>
          <table:table-cell table:formula="of:=[.E2607]*[.E2607]*[.E2607]*[.E2607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-91.895" calcext:value-type="float">
            <text:p>-91.895</text:p>
          </table:table-cell>
          <table:table-cell office:value-type="float" office:value="13.988" calcext:value-type="float">
            <text:p>13.988</text:p>
          </table:table-cell>
          <table:table-cell office:value-type="float" office:value="24" calcext:value-type="float">
            <text:p>24</text:p>
          </table:table-cell>
          <table:table-cell table:formula="of:=[.E2608]*[.E2608]*[.E2608]*[.E2608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-98.231" calcext:value-type="float">
            <text:p>-98.231</text:p>
          </table:table-cell>
          <table:table-cell office:value-type="float" office:value="16.493" calcext:value-type="float">
            <text:p>16.493</text:p>
          </table:table-cell>
          <table:table-cell office:value-type="float" office:value="20" calcext:value-type="float">
            <text:p>20</text:p>
          </table:table-cell>
          <table:table-cell table:formula="of:=[.E2609]*[.E2609]*[.E2609]*[.E2609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-176.238" calcext:value-type="float">
            <text:p>-176.238</text:p>
          </table:table-cell>
          <table:table-cell office:value-type="float" office:value="-28.993" calcext:value-type="float">
            <text:p>-28.993</text:p>
          </table:table-cell>
          <table:table-cell office:value-type="float" office:value="33" calcext:value-type="float">
            <text:p>33</text:p>
          </table:table-cell>
          <table:table-cell table:formula="of:=[.E2610]*[.E2610]*[.E2610]*[.E2610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43.698" calcext:value-type="float">
            <text:p>143.698</text:p>
          </table:table-cell>
          <table:table-cell office:value-type="float" office:value="26.901" calcext:value-type="float">
            <text:p>26.901</text:p>
          </table:table-cell>
          <table:table-cell office:value-type="float" office:value="14" calcext:value-type="float">
            <text:p>14</text:p>
          </table:table-cell>
          <table:table-cell table:formula="of:=[.E2611]*[.E2611]*[.E2611]*[.E2611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-75.048" calcext:value-type="float">
            <text:p>-75.048</text:p>
          </table:table-cell>
          <table:table-cell office:value-type="float" office:value="-37.773" calcext:value-type="float">
            <text:p>-37.773</text:p>
          </table:table-cell>
          <table:table-cell office:value-type="float" office:value="35" calcext:value-type="float">
            <text:p>35</text:p>
          </table:table-cell>
          <table:table-cell table:formula="of:=[.E2612]*[.E2612]*[.E2612]*[.E2612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66.497" calcext:value-type="float">
            <text:p>166.497</text:p>
          </table:table-cell>
          <table:table-cell office:value-type="float" office:value="-13.093" calcext:value-type="float">
            <text:p>-13.093</text:p>
          </table:table-cell>
          <table:table-cell office:value-type="float" office:value="31.1" calcext:value-type="float">
            <text:p>31.1</text:p>
          </table:table-cell>
          <table:table-cell table:formula="of:=[.E2613]*[.E2613]*[.E2613]*[.E2613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55.154" calcext:value-type="float">
            <text:p>155.154</text:p>
          </table:table-cell>
          <table:table-cell office:value-type="float" office:value="46.857" calcext:value-type="float">
            <text:p>46.857</text:p>
          </table:table-cell>
          <table:table-cell office:value-type="float" office:value="36" calcext:value-type="float">
            <text:p>36</text:p>
          </table:table-cell>
          <table:table-cell table:formula="of:=[.E2614]*[.E2614]*[.E2614]*[.E2614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33.305" calcext:value-type="float">
            <text:p>133.305</text:p>
          </table:table-cell>
          <table:table-cell office:value-type="float" office:value="-0.691" calcext:value-type="float">
            <text:p>-0.691</text:p>
          </table:table-cell>
          <table:table-cell office:value-type="float" office:value="23" calcext:value-type="float">
            <text:p>23</text:p>
          </table:table-cell>
          <table:table-cell table:formula="of:=[.E2615]*[.E2615]*[.E2615]*[.E2615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22.091" calcext:value-type="float">
            <text:p>122.091</text:p>
          </table:table-cell>
          <table:table-cell office:value-type="float" office:value="1.271" calcext:value-type="float">
            <text:p>1.271</text:p>
          </table:table-cell>
          <table:table-cell office:value-type="float" office:value="30" calcext:value-type="float">
            <text:p>30</text:p>
          </table:table-cell>
          <table:table-cell table:formula="of:=[.E2616]*[.E2616]*[.E2616]*[.E2616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95.964" calcext:value-type="float">
            <text:p>95.964</text:p>
          </table:table-cell>
          <table:table-cell office:value-type="float" office:value="2.768" calcext:value-type="float">
            <text:p>2.768</text:p>
          </table:table-cell>
          <table:table-cell office:value-type="float" office:value="26" calcext:value-type="float">
            <text:p>26</text:p>
          </table:table-cell>
          <table:table-cell table:formula="of:=[.E2617]*[.E2617]*[.E2617]*[.E2617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-61.274" calcext:value-type="float">
            <text:p>-61.274</text:p>
          </table:table-cell>
          <table:table-cell office:value-type="float" office:value="14.944" calcext:value-type="float">
            <text:p>14.944</text:p>
          </table:table-cell>
          <table:table-cell office:value-type="float" office:value="156" calcext:value-type="float">
            <text:p>156</text:p>
          </table:table-cell>
          <table:table-cell table:formula="of:=[.E2618]*[.E2618]*[.E2618]*[.E2618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64.115" calcext:value-type="float">
            <text:p>164.115</text:p>
          </table:table-cell>
          <table:table-cell office:value-type="float" office:value="-49.271" calcext:value-type="float">
            <text:p>-49.271</text:p>
          </table:table-cell>
          <table:table-cell office:value-type="float" office:value="10" calcext:value-type="float">
            <text:p>10</text:p>
          </table:table-cell>
          <table:table-cell table:formula="of:=[.E2619]*[.E2619]*[.E2619]*[.E2619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-179.307" calcext:value-type="float">
            <text:p>-179.307</text:p>
          </table:table-cell>
          <table:table-cell office:value-type="float" office:value="-31.81" calcext:value-type="float">
            <text:p>-31.81</text:p>
          </table:table-cell>
          <table:table-cell office:value-type="float" office:value="152" calcext:value-type="float">
            <text:p>152</text:p>
          </table:table-cell>
          <table:table-cell table:formula="of:=[.E2620]*[.E2620]*[.E2620]*[.E2620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-21.606" calcext:value-type="float">
            <text:p>-21.606</text:p>
          </table:table-cell>
          <table:table-cell office:value-type="float" office:value="-60.957" calcext:value-type="float">
            <text:p>-60.957</text:p>
          </table:table-cell>
          <table:table-cell office:value-type="float" office:value="13" calcext:value-type="float">
            <text:p>13</text:p>
          </table:table-cell>
          <table:table-cell table:formula="of:=[.E2621]*[.E2621]*[.E2621]*[.E2621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37.071" calcext:value-type="float">
            <text:p>137.071</text:p>
          </table:table-cell>
          <table:table-cell office:value-type="float" office:value="33.184" calcext:value-type="float">
            <text:p>33.184</text:p>
          </table:table-cell>
          <table:table-cell office:value-type="float" office:value="10" calcext:value-type="float">
            <text:p>10</text:p>
          </table:table-cell>
          <table:table-cell table:formula="of:=[.E2622]*[.E2622]*[.E2622]*[.E2622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43.593" calcext:value-type="float">
            <text:p>143.593</text:p>
          </table:table-cell>
          <table:table-cell office:value-type="float" office:value="41.774" calcext:value-type="float">
            <text:p>41.774</text:p>
          </table:table-cell>
          <table:table-cell office:value-type="float" office:value="33" calcext:value-type="float">
            <text:p>33</text:p>
          </table:table-cell>
          <table:table-cell table:formula="of:=[.E2623]*[.E2623]*[.E2623]*[.E2623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96.085" calcext:value-type="float">
            <text:p>96.085</text:p>
          </table:table-cell>
          <table:table-cell office:value-type="float" office:value="2.824" calcext:value-type="float">
            <text:p>2.824</text:p>
          </table:table-cell>
          <table:table-cell office:value-type="float" office:value="30" calcext:value-type="float">
            <text:p>30</text:p>
          </table:table-cell>
          <table:table-cell table:formula="of:=[.E2624]*[.E2624]*[.E2624]*[.E2624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70.482" calcext:value-type="float">
            <text:p>70.482</text:p>
          </table:table-cell>
          <table:table-cell office:value-type="float" office:value="36.502" calcext:value-type="float">
            <text:p>36.502</text:p>
          </table:table-cell>
          <table:table-cell office:value-type="float" office:value="225.6" calcext:value-type="float">
            <text:p>225.6</text:p>
          </table:table-cell>
          <table:table-cell table:formula="of:=[.E2625]*[.E2625]*[.E2625]*[.E2625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02.562" calcext:value-type="float">
            <text:p>102.562</text:p>
          </table:table-cell>
          <table:table-cell office:value-type="float" office:value="-4.68" calcext:value-type="float">
            <text:p>-4.68</text:p>
          </table:table-cell>
          <table:table-cell office:value-type="float" office:value="36" calcext:value-type="float">
            <text:p>36</text:p>
          </table:table-cell>
          <table:table-cell table:formula="of:=[.E2626]*[.E2626]*[.E2626]*[.E2626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39.556" calcext:value-type="float">
            <text:p>139.556</text:p>
          </table:table-cell>
          <table:table-cell office:value-type="float" office:value="28.856" calcext:value-type="float">
            <text:p>28.856</text:p>
          </table:table-cell>
          <table:table-cell office:value-type="float" office:value="394.8" calcext:value-type="float">
            <text:p>394.8</text:p>
          </table:table-cell>
          <table:table-cell table:formula="of:=[.E2627]*[.E2627]*[.E2627]*[.E2627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49.568" calcext:value-type="float">
            <text:p>149.568</text:p>
          </table:table-cell>
          <table:table-cell office:value-type="float" office:value="-5.591" calcext:value-type="float">
            <text:p>-5.591</text:p>
          </table:table-cell>
          <table:table-cell office:value-type="float" office:value="150" calcext:value-type="float">
            <text:p>150</text:p>
          </table:table-cell>
          <table:table-cell table:formula="of:=[.E2628]*[.E2628]*[.E2628]*[.E2628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-178.31" calcext:value-type="float">
            <text:p>-178.31</text:p>
          </table:table-cell>
          <table:table-cell office:value-type="float" office:value="-20.69" calcext:value-type="float">
            <text:p>-20.69</text:p>
          </table:table-cell>
          <table:table-cell office:value-type="float" office:value="550.2" calcext:value-type="float">
            <text:p>550.2</text:p>
          </table:table-cell>
          <table:table-cell table:formula="of:=[.E2629]*[.E2629]*[.E2629]*[.E2629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-98.597" calcext:value-type="float">
            <text:p>-98.597</text:p>
          </table:table-cell>
          <table:table-cell office:value-type="float" office:value="16.779" calcext:value-type="float">
            <text:p>16.779</text:p>
          </table:table-cell>
          <table:table-cell office:value-type="float" office:value="23" calcext:value-type="float">
            <text:p>23</text:p>
          </table:table-cell>
          <table:table-cell table:formula="of:=[.E2630]*[.E2630]*[.E2630]*[.E2630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-173.529" calcext:value-type="float">
            <text:p>-173.529</text:p>
          </table:table-cell>
          <table:table-cell office:value-type="float" office:value="-15.199" calcext:value-type="float">
            <text:p>-15.199</text:p>
          </table:table-cell>
          <table:table-cell office:value-type="float" office:value="21.2" calcext:value-type="float">
            <text:p>21.2</text:p>
          </table:table-cell>
          <table:table-cell table:formula="of:=[.E2631]*[.E2631]*[.E2631]*[.E2631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68.948" calcext:value-type="float">
            <text:p>168.948</text:p>
          </table:table-cell>
          <table:table-cell office:value-type="float" office:value="-19.247" calcext:value-type="float">
            <text:p>-19.247</text:p>
          </table:table-cell>
          <table:table-cell office:value-type="float" office:value="129" calcext:value-type="float">
            <text:p>129</text:p>
          </table:table-cell>
          <table:table-cell table:formula="of:=[.E2632]*[.E2632]*[.E2632]*[.E2632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49.409" calcext:value-type="float">
            <text:p>49.409</text:p>
          </table:table-cell>
          <table:table-cell office:value-type="float" office:value="36.957" calcext:value-type="float">
            <text:p>36.957</text:p>
          </table:table-cell>
          <table:table-cell office:value-type="float" office:value="18.5" calcext:value-type="float">
            <text:p>18.5</text:p>
          </table:table-cell>
          <table:table-cell table:formula="of:=[.E2633]*[.E2633]*[.E2633]*[.E2633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42.76" calcext:value-type="float">
            <text:p>142.76</text:p>
          </table:table-cell>
          <table:table-cell office:value-type="float" office:value="39.837" calcext:value-type="float">
            <text:p>39.837</text:p>
          </table:table-cell>
          <table:table-cell office:value-type="float" office:value="28.6" calcext:value-type="float">
            <text:p>28.6</text:p>
          </table:table-cell>
          <table:table-cell table:formula="of:=[.E2634]*[.E2634]*[.E2634]*[.E2634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49.06" calcext:value-type="float">
            <text:p>149.06</text:p>
          </table:table-cell>
          <table:table-cell office:value-type="float" office:value="-6.266" calcext:value-type="float">
            <text:p>-6.266</text:p>
          </table:table-cell>
          <table:table-cell office:value-type="float" office:value="47.8" calcext:value-type="float">
            <text:p>47.8</text:p>
          </table:table-cell>
          <table:table-cell table:formula="of:=[.E2635]*[.E2635]*[.E2635]*[.E2635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58.513" calcext:value-type="float">
            <text:p>158.513</text:p>
          </table:table-cell>
          <table:table-cell office:value-type="float" office:value="-58.893" calcext:value-type="float">
            <text:p>-58.893</text:p>
          </table:table-cell>
          <table:table-cell office:value-type="float" office:value="33" calcext:value-type="float">
            <text:p>33</text:p>
          </table:table-cell>
          <table:table-cell table:formula="of:=[.E2636]*[.E2636]*[.E2636]*[.E2636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47.689" calcext:value-type="float">
            <text:p>147.689</text:p>
          </table:table-cell>
          <table:table-cell office:value-type="float" office:value="-6.088" calcext:value-type="float">
            <text:p>-6.088</text:p>
          </table:table-cell>
          <table:table-cell office:value-type="float" office:value="54.9" calcext:value-type="float">
            <text:p>54.9</text:p>
          </table:table-cell>
          <table:table-cell table:formula="of:=[.E2637]*[.E2637]*[.E2637]*[.E2637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21.574" calcext:value-type="float">
            <text:p>121.574</text:p>
          </table:table-cell>
          <table:table-cell office:value-type="float" office:value="23.901" calcext:value-type="float">
            <text:p>23.901</text:p>
          </table:table-cell>
          <table:table-cell office:value-type="float" office:value="33.8" calcext:value-type="float">
            <text:p>33.8</text:p>
          </table:table-cell>
          <table:table-cell table:formula="of:=[.E2638]*[.E2638]*[.E2638]*[.E2638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70.896" calcext:value-type="float">
            <text:p>70.896</text:p>
          </table:table-cell>
          <table:table-cell office:value-type="float" office:value="36.19" calcext:value-type="float">
            <text:p>36.19</text:p>
          </table:table-cell>
          <table:table-cell office:value-type="float" office:value="98.7" calcext:value-type="float">
            <text:p>98.7</text:p>
          </table:table-cell>
          <table:table-cell table:formula="of:=[.E2639]*[.E2639]*[.E2639]*[.E2639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-71.663" calcext:value-type="float">
            <text:p>-71.663</text:p>
          </table:table-cell>
          <table:table-cell office:value-type="float" office:value="-33.207" calcext:value-type="float">
            <text:p>-33.207</text:p>
          </table:table-cell>
          <table:table-cell office:value-type="float" office:value="33" calcext:value-type="float">
            <text:p>33</text:p>
          </table:table-cell>
          <table:table-cell table:formula="of:=[.E2640]*[.E2640]*[.E2640]*[.E2640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22.517" calcext:value-type="float">
            <text:p>122.517</text:p>
          </table:table-cell>
          <table:table-cell office:value-type="float" office:value="-0.086" calcext:value-type="float">
            <text:p>-0.086</text:p>
          </table:table-cell>
          <table:table-cell office:value-type="float" office:value="242.3" calcext:value-type="float">
            <text:p>242.3</text:p>
          </table:table-cell>
          <table:table-cell table:formula="of:=[.E2641]*[.E2641]*[.E2641]*[.E2641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38.935" calcext:value-type="float">
            <text:p>138.935</text:p>
          </table:table-cell>
          <table:table-cell office:value-type="float" office:value="29.384" calcext:value-type="float">
            <text:p>29.384</text:p>
          </table:table-cell>
          <table:table-cell office:value-type="float" office:value="457.4" calcext:value-type="float">
            <text:p>457.4</text:p>
          </table:table-cell>
          <table:table-cell table:formula="of:=[.E2642]*[.E2642]*[.E2642]*[.E2642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70.738" calcext:value-type="float">
            <text:p>70.738</text:p>
          </table:table-cell>
          <table:table-cell office:value-type="float" office:value="36.372" calcext:value-type="float">
            <text:p>36.372</text:p>
          </table:table-cell>
          <table:table-cell office:value-type="float" office:value="214.5" calcext:value-type="float">
            <text:p>214.5</text:p>
          </table:table-cell>
          <table:table-cell table:formula="of:=[.E2643]*[.E2643]*[.E2643]*[.E2643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-70.563" calcext:value-type="float">
            <text:p>-70.563</text:p>
          </table:table-cell>
          <table:table-cell office:value-type="float" office:value="-26.535" calcext:value-type="float">
            <text:p>-26.535</text:p>
          </table:table-cell>
          <table:table-cell office:value-type="float" office:value="14.8" calcext:value-type="float">
            <text:p>14.8</text:p>
          </table:table-cell>
          <table:table-cell table:formula="of:=[.E2644]*[.E2644]*[.E2644]*[.E2644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39.102" calcext:value-type="float">
            <text:p>139.102</text:p>
          </table:table-cell>
          <table:table-cell office:value-type="float" office:value="40.462" calcext:value-type="float">
            <text:p>40.462</text:p>
          </table:table-cell>
          <table:table-cell office:value-type="float" office:value="23.7" calcext:value-type="float">
            <text:p>23.7</text:p>
          </table:table-cell>
          <table:table-cell table:formula="of:=[.E2645]*[.E2645]*[.E2645]*[.E2645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65.707" calcext:value-type="float">
            <text:p>165.707</text:p>
          </table:table-cell>
          <table:table-cell office:value-type="float" office:value="-46.675" calcext:value-type="float">
            <text:p>-46.675</text:p>
          </table:table-cell>
          <table:table-cell office:value-type="float" office:value="33" calcext:value-type="float">
            <text:p>33</text:p>
          </table:table-cell>
          <table:table-cell table:formula="of:=[.E2646]*[.E2646]*[.E2646]*[.E2646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57.434" calcext:value-type="float">
            <text:p>57.434</text:p>
          </table:table-cell>
          <table:table-cell office:value-type="float" office:value="33.386" calcext:value-type="float">
            <text:p>33.386</text:p>
          </table:table-cell>
          <table:table-cell office:value-type="float" office:value="33" calcext:value-type="float">
            <text:p>33</text:p>
          </table:table-cell>
          <table:table-cell table:formula="of:=[.E2647]*[.E2647]*[.E2647]*[.E2647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21.512" calcext:value-type="float">
            <text:p>121.512</text:p>
          </table:table-cell>
          <table:table-cell office:value-type="float" office:value="22.282" calcext:value-type="float">
            <text:p>22.282</text:p>
          </table:table-cell>
          <table:table-cell office:value-type="float" office:value="17" calcext:value-type="float">
            <text:p>17</text:p>
          </table:table-cell>
          <table:table-cell table:formula="of:=[.E2648]*[.E2648]*[.E2648]*[.E2648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-67.767" calcext:value-type="float">
            <text:p>-67.767</text:p>
          </table:table-cell>
          <table:table-cell office:value-type="float" office:value="-31.028" calcext:value-type="float">
            <text:p>-31.028</text:p>
          </table:table-cell>
          <table:table-cell office:value-type="float" office:value="13" calcext:value-type="float">
            <text:p>13</text:p>
          </table:table-cell>
          <table:table-cell table:formula="of:=[.E2649]*[.E2649]*[.E2649]*[.E2649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18.401" calcext:value-type="float">
            <text:p>118.401</text:p>
          </table:table-cell>
          <table:table-cell office:value-type="float" office:value="39.664" calcext:value-type="float">
            <text:p>39.664</text:p>
          </table:table-cell>
          <table:table-cell office:value-type="float" office:value="26" calcext:value-type="float">
            <text:p>26</text:p>
          </table:table-cell>
          <table:table-cell table:formula="of:=[.E2650]*[.E2650]*[.E2650]*[.E2650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00.581" calcext:value-type="float">
            <text:p>100.581</text:p>
          </table:table-cell>
          <table:table-cell office:value-type="float" office:value="31.398" calcext:value-type="float">
            <text:p>31.398</text:p>
          </table:table-cell>
          <table:table-cell office:value-type="float" office:value="33" calcext:value-type="float">
            <text:p>33</text:p>
          </table:table-cell>
          <table:table-cell table:formula="of:=[.E2651]*[.E2651]*[.E2651]*[.E2651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40.827" calcext:value-type="float">
            <text:p>140.827</text:p>
          </table:table-cell>
          <table:table-cell office:value-type="float" office:value="33.362" calcext:value-type="float">
            <text:p>33.362</text:p>
          </table:table-cell>
          <table:table-cell office:value-type="float" office:value="55" calcext:value-type="float">
            <text:p>55</text:p>
          </table:table-cell>
          <table:table-cell table:formula="of:=[.E2652]*[.E2652]*[.E2652]*[.E2652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66.339" calcext:value-type="float">
            <text:p>166.339</text:p>
          </table:table-cell>
          <table:table-cell office:value-type="float" office:value="-11.481" calcext:value-type="float">
            <text:p>-11.481</text:p>
          </table:table-cell>
          <table:table-cell office:value-type="float" office:value="101.8" calcext:value-type="float">
            <text:p>101.8</text:p>
          </table:table-cell>
          <table:table-cell table:formula="of:=[.E2653]*[.E2653]*[.E2653]*[.E2653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-77.322" calcext:value-type="float">
            <text:p>-77.322</text:p>
          </table:table-cell>
          <table:table-cell office:value-type="float" office:value="-2.839" calcext:value-type="float">
            <text:p>-2.839</text:p>
          </table:table-cell>
          <table:table-cell office:value-type="float" office:value="120" calcext:value-type="float">
            <text:p>120</text:p>
          </table:table-cell>
          <table:table-cell table:formula="of:=[.E2654]*[.E2654]*[.E2654]*[.E2654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-131.055" calcext:value-type="float">
            <text:p>-131.055</text:p>
          </table:table-cell>
          <table:table-cell office:value-type="float" office:value="51.692" calcext:value-type="float">
            <text:p>51.692</text:p>
          </table:table-cell>
          <table:table-cell office:value-type="float" office:value="18.3" calcext:value-type="float">
            <text:p>18.3</text:p>
          </table:table-cell>
          <table:table-cell table:formula="of:=[.E2655]*[.E2655]*[.E2655]*[.E2655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21.63" calcext:value-type="float">
            <text:p>121.63</text:p>
          </table:table-cell>
          <table:table-cell office:value-type="float" office:value="15.791" calcext:value-type="float">
            <text:p>15.791</text:p>
          </table:table-cell>
          <table:table-cell office:value-type="float" office:value="25" calcext:value-type="float">
            <text:p>25</text:p>
          </table:table-cell>
          <table:table-cell table:formula="of:=[.E2656]*[.E2656]*[.E2656]*[.E2656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63.554" calcext:value-type="float">
            <text:p>163.554</text:p>
          </table:table-cell>
          <table:table-cell office:value-type="float" office:value="57.65" calcext:value-type="float">
            <text:p>57.65</text:p>
          </table:table-cell>
          <table:table-cell office:value-type="float" office:value="35" calcext:value-type="float">
            <text:p>35</text:p>
          </table:table-cell>
          <table:table-cell table:formula="of:=[.E2657]*[.E2657]*[.E2657]*[.E2657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46.741" calcext:value-type="float">
            <text:p>146.741</text:p>
          </table:table-cell>
          <table:table-cell office:value-type="float" office:value="43.566" calcext:value-type="float">
            <text:p>43.566</text:p>
          </table:table-cell>
          <table:table-cell office:value-type="float" office:value="36.9" calcext:value-type="float">
            <text:p>36.9</text:p>
          </table:table-cell>
          <table:table-cell table:formula="of:=[.E2658]*[.E2658]*[.E2658]*[.E2658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40.751" calcext:value-type="float">
            <text:p>40.751</text:p>
          </table:table-cell>
          <table:table-cell office:value-type="float" office:value="30" calcext:value-type="float">
            <text:p>30</text:p>
          </table:table-cell>
          <table:table-cell table:formula="of:=[.E2659]*[.E2659]*[.E2659]*[.E2659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-95.867" calcext:value-type="float">
            <text:p>-95.867</text:p>
          </table:table-cell>
          <table:table-cell office:value-type="float" office:value="16.081" calcext:value-type="float">
            <text:p>16.081</text:p>
          </table:table-cell>
          <table:table-cell office:value-type="float" office:value="25" calcext:value-type="float">
            <text:p>25</text:p>
          </table:table-cell>
          <table:table-cell table:formula="of:=[.E2660]*[.E2660]*[.E2660]*[.E2660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66.96" calcext:value-type="float">
            <text:p>166.96</text:p>
          </table:table-cell>
          <table:table-cell office:value-type="float" office:value="-15.871" calcext:value-type="float">
            <text:p>-15.871</text:p>
          </table:table-cell>
          <table:table-cell office:value-type="float" office:value="25" calcext:value-type="float">
            <text:p>25</text:p>
          </table:table-cell>
          <table:table-cell table:formula="of:=[.E2661]*[.E2661]*[.E2661]*[.E2661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-71.233" calcext:value-type="float">
            <text:p>-71.233</text:p>
          </table:table-cell>
          <table:table-cell office:value-type="float" office:value="-32.522" calcext:value-type="float">
            <text:p>-32.522</text:p>
          </table:table-cell>
          <table:table-cell office:value-type="float" office:value="70" calcext:value-type="float">
            <text:p>70</text:p>
          </table:table-cell>
          <table:table-cell table:formula="of:=[.E2662]*[.E2662]*[.E2662]*[.E2662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70.724" calcext:value-type="float">
            <text:p>70.724</text:p>
          </table:table-cell>
          <table:table-cell office:value-type="float" office:value="36.405" calcext:value-type="float">
            <text:p>36.405</text:p>
          </table:table-cell>
          <table:table-cell office:value-type="float" office:value="207.8" calcext:value-type="float">
            <text:p>207.8</text:p>
          </table:table-cell>
          <table:table-cell table:formula="of:=[.E2663]*[.E2663]*[.E2663]*[.E2663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22.139" calcext:value-type="float">
            <text:p>122.139</text:p>
          </table:table-cell>
          <table:table-cell office:value-type="float" office:value="0.542" calcext:value-type="float">
            <text:p>0.542</text:p>
          </table:table-cell>
          <table:table-cell office:value-type="float" office:value="130" calcext:value-type="float">
            <text:p>130</text:p>
          </table:table-cell>
          <table:table-cell table:formula="of:=[.E2664]*[.E2664]*[.E2664]*[.E2664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65.642" calcext:value-type="float">
            <text:p>165.642</text:p>
          </table:table-cell>
          <table:table-cell office:value-type="float" office:value="-10.522" calcext:value-type="float">
            <text:p>-10.522</text:p>
          </table:table-cell>
          <table:table-cell office:value-type="float" office:value="35" calcext:value-type="float">
            <text:p>35</text:p>
          </table:table-cell>
          <table:table-cell table:formula="of:=[.E2665]*[.E2665]*[.E2665]*[.E2665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-75.031" calcext:value-type="float">
            <text:p>-75.031</text:p>
          </table:table-cell>
          <table:table-cell office:value-type="float" office:value="-38.467" calcext:value-type="float">
            <text:p>-38.467</text:p>
          </table:table-cell>
          <table:table-cell office:value-type="float" office:value="20" calcext:value-type="float">
            <text:p>20</text:p>
          </table:table-cell>
          <table:table-cell table:formula="of:=[.E2666]*[.E2666]*[.E2666]*[.E2666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-178.349" calcext:value-type="float">
            <text:p>-178.349</text:p>
          </table:table-cell>
          <table:table-cell office:value-type="float" office:value="-20.541" calcext:value-type="float">
            <text:p>-20.541</text:p>
          </table:table-cell>
          <table:table-cell office:value-type="float" office:value="586.6" calcext:value-type="float">
            <text:p>586.6</text:p>
          </table:table-cell>
          <table:table-cell table:formula="of:=[.E2667]*[.E2667]*[.E2667]*[.E2667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16.409" calcext:value-type="float">
            <text:p>116.409</text:p>
          </table:table-cell>
          <table:table-cell office:value-type="float" office:value="56.177" calcext:value-type="float">
            <text:p>56.177</text:p>
          </table:table-cell>
          <table:table-cell office:value-type="float" office:value="25" calcext:value-type="float">
            <text:p>25</text:p>
          </table:table-cell>
          <table:table-cell table:formula="of:=[.E2668]*[.E2668]*[.E2668]*[.E2668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23.157" calcext:value-type="float">
            <text:p>123.157</text:p>
          </table:table-cell>
          <table:table-cell office:value-type="float" office:value="7.658" calcext:value-type="float">
            <text:p>7.658</text:p>
          </table:table-cell>
          <table:table-cell office:value-type="float" office:value="35" calcext:value-type="float">
            <text:p>35</text:p>
          </table:table-cell>
          <table:table-cell table:formula="of:=[.E2669]*[.E2669]*[.E2669]*[.E2669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52.868" calcext:value-type="float">
            <text:p>152.868</text:p>
          </table:table-cell>
          <table:table-cell office:value-type="float" office:value="-4.449" calcext:value-type="float">
            <text:p>-4.449</text:p>
          </table:table-cell>
          <table:table-cell office:value-type="float" office:value="35" calcext:value-type="float">
            <text:p>35</text:p>
          </table:table-cell>
          <table:table-cell table:formula="of:=[.E2670]*[.E2670]*[.E2670]*[.E2670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91.601" calcext:value-type="float">
            <text:p>91.601</text:p>
          </table:table-cell>
          <table:table-cell office:value-type="float" office:value="30.648" calcext:value-type="float">
            <text:p>30.648</text:p>
          </table:table-cell>
          <table:table-cell office:value-type="float" office:value="25" calcext:value-type="float">
            <text:p>25</text:p>
          </table:table-cell>
          <table:table-cell table:formula="of:=[.E2671]*[.E2671]*[.E2671]*[.E2671]/1000" office:value-type="float" office:value="2.9986576" calcext:value-type="float">
            <text:p>2.998657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-77.0231" calcext:value-type="float">
            <text:p>-77.0231</text:p>
          </table:table-cell>
          <table:table-cell office:value-type="float" office:value="-2.199" calcext:value-type="float">
            <text:p>-2.199</text:p>
          </table:table-cell>
          <table:table-cell office:value-type="float" office:value="132.36" calcext:value-type="float">
            <text:p>132.36</text:p>
          </table:table-cell>
          <table:table-cell table:formula="of:=[.E2672]*[.E2672]*[.E2672]*[.E2672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69.4266" calcext:value-type="float">
            <text:p>169.4266</text:p>
          </table:table-cell>
          <table:table-cell office:value-type="float" office:value="-21.9496" calcext:value-type="float">
            <text:p>-21.9496</text:p>
          </table:table-cell>
          <table:table-cell office:value-type="float" office:value="10" calcext:value-type="float">
            <text:p>10</text:p>
          </table:table-cell>
          <table:table-cell table:formula="of:=[.E2673]*[.E2673]*[.E2673]*[.E2673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19.8462" calcext:value-type="float">
            <text:p>119.8462</text:p>
          </table:table-cell>
          <table:table-cell office:value-type="float" office:value="-0.2559" calcext:value-type="float">
            <text:p>-0.2559</text:p>
          </table:table-cell>
          <table:table-cell office:value-type="float" office:value="20" calcext:value-type="float">
            <text:p>20</text:p>
          </table:table-cell>
          <table:table-cell table:formula="of:=[.E2674]*[.E2674]*[.E2674]*[.E2674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42.7536" calcext:value-type="float">
            <text:p>142.7536</text:p>
          </table:table-cell>
          <table:table-cell office:value-type="float" office:value="-6.0699" calcext:value-type="float">
            <text:p>-6.0699</text:p>
          </table:table-cell>
          <table:table-cell office:value-type="float" office:value="25.21" calcext:value-type="float">
            <text:p>25.21</text:p>
          </table:table-cell>
          <table:table-cell table:formula="of:=[.E2675]*[.E2675]*[.E2675]*[.E2675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-83.52" calcext:value-type="float">
            <text:p>-83.52</text:p>
          </table:table-cell>
          <table:table-cell office:value-type="float" office:value="17.4825" calcext:value-type="float">
            <text:p>17.4825</text:p>
          </table:table-cell>
          <table:table-cell office:value-type="float" office:value="19" calcext:value-type="float">
            <text:p>19</text:p>
          </table:table-cell>
          <table:table-cell table:formula="of:=[.E2676]*[.E2676]*[.E2676]*[.E2676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0.3676" calcext:value-type="float">
            <text:p>70.3676</text:p>
          </table:table-cell>
          <table:table-cell office:value-type="float" office:value="36.5244" calcext:value-type="float">
            <text:p>36.5244</text:p>
          </table:table-cell>
          <table:table-cell office:value-type="float" office:value="231" calcext:value-type="float">
            <text:p>231</text:p>
          </table:table-cell>
          <table:table-cell table:formula="of:=[.E2677]*[.E2677]*[.E2677]*[.E2677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51.8751" calcext:value-type="float">
            <text:p>151.8751</text:p>
          </table:table-cell>
          <table:table-cell office:value-type="float" office:value="-5.4624" calcext:value-type="float">
            <text:p>-5.4624</text:p>
          </table:table-cell>
          <table:table-cell office:value-type="float" office:value="55" calcext:value-type="float">
            <text:p>55</text:p>
          </table:table-cell>
          <table:table-cell table:formula="of:=[.E2678]*[.E2678]*[.E2678]*[.E2678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52.5623" calcext:value-type="float">
            <text:p>152.5623</text:p>
          </table:table-cell>
          <table:table-cell office:value-type="float" office:value="-4.7294" calcext:value-type="float">
            <text:p>-4.7294</text:p>
          </table:table-cell>
          <table:table-cell office:value-type="float" office:value="41" calcext:value-type="float">
            <text:p>41</text:p>
          </table:table-cell>
          <table:table-cell table:formula="of:=[.E2679]*[.E2679]*[.E2679]*[.E2679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55.0241" calcext:value-type="float">
            <text:p>155.0241</text:p>
          </table:table-cell>
          <table:table-cell office:value-type="float" office:value="-6.7547" calcext:value-type="float">
            <text:p>-6.7547</text:p>
          </table:table-cell>
          <table:table-cell office:value-type="float" office:value="43.37" calcext:value-type="float">
            <text:p>43.37</text:p>
          </table:table-cell>
          <table:table-cell table:formula="of:=[.E2680]*[.E2680]*[.E2680]*[.E2680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-134.652" calcext:value-type="float">
            <text:p>-134.652</text:p>
          </table:table-cell>
          <table:table-cell office:value-type="float" office:value="55.393" calcext:value-type="float">
            <text:p>55.393</text:p>
          </table:table-cell>
          <table:table-cell office:value-type="float" office:value="10" calcext:value-type="float">
            <text:p>10</text:p>
          </table:table-cell>
          <table:table-cell table:formula="of:=[.E2681]*[.E2681]*[.E2681]*[.E2681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3.259" calcext:value-type="float">
            <text:p>123.259</text:p>
          </table:table-cell>
          <table:table-cell office:value-type="float" office:value="6.776" calcext:value-type="float">
            <text:p>6.776</text:p>
          </table:table-cell>
          <table:table-cell office:value-type="float" office:value="640.6" calcext:value-type="float">
            <text:p>640.6</text:p>
          </table:table-cell>
          <table:table-cell table:formula="of:=[.E2682]*[.E2682]*[.E2682]*[.E2682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91.936" calcext:value-type="float">
            <text:p>91.936</text:p>
          </table:table-cell>
          <table:table-cell office:value-type="float" office:value="7.881" calcext:value-type="float">
            <text:p>7.881</text:p>
          </table:table-cell>
          <table:table-cell office:value-type="float" office:value="35" calcext:value-type="float">
            <text:p>35</text:p>
          </table:table-cell>
          <table:table-cell table:formula="of:=[.E2683]*[.E2683]*[.E2683]*[.E2683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92.902" calcext:value-type="float">
            <text:p>92.902</text:p>
          </table:table-cell>
          <table:table-cell office:value-type="float" office:value="14.099" calcext:value-type="float">
            <text:p>14.099</text:p>
          </table:table-cell>
          <table:table-cell office:value-type="float" office:value="24" calcext:value-type="float">
            <text:p>24</text:p>
          </table:table-cell>
          <table:table-cell table:formula="of:=[.E2684]*[.E2684]*[.E2684]*[.E2684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42.668" calcext:value-type="float">
            <text:p>142.668</text:p>
          </table:table-cell>
          <table:table-cell office:value-type="float" office:value="22.013" calcext:value-type="float">
            <text:p>22.013</text:p>
          </table:table-cell>
          <table:table-cell office:value-type="float" office:value="260" calcext:value-type="float">
            <text:p>260</text:p>
          </table:table-cell>
          <table:table-cell table:formula="of:=[.E2685]*[.E2685]*[.E2685]*[.E2685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07.419" calcext:value-type="float">
            <text:p>107.419</text:p>
          </table:table-cell>
          <table:table-cell office:value-type="float" office:value="-5.859" calcext:value-type="float">
            <text:p>-5.859</text:p>
          </table:table-cell>
          <table:table-cell office:value-type="float" office:value="280" calcext:value-type="float">
            <text:p>280</text:p>
          </table:table-cell>
          <table:table-cell table:formula="of:=[.E2686]*[.E2686]*[.E2686]*[.E2686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6.282" calcext:value-type="float">
            <text:p>126.282</text:p>
          </table:table-cell>
          <table:table-cell office:value-type="float" office:value="1.065" calcext:value-type="float">
            <text:p>1.065</text:p>
          </table:table-cell>
          <table:table-cell office:value-type="float" office:value="22" calcext:value-type="float">
            <text:p>22</text:p>
          </table:table-cell>
          <table:table-cell table:formula="of:=[.E2687]*[.E2687]*[.E2687]*[.E2687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-76.398" calcext:value-type="float">
            <text:p>-76.398</text:p>
          </table:table-cell>
          <table:table-cell office:value-type="float" office:value="-5.678" calcext:value-type="float">
            <text:p>-5.678</text:p>
          </table:table-cell>
          <table:table-cell office:value-type="float" office:value="115" calcext:value-type="float">
            <text:p>115</text:p>
          </table:table-cell>
          <table:table-cell table:formula="of:=[.E2688]*[.E2688]*[.E2688]*[.E2688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4.868" calcext:value-type="float">
            <text:p>124.868</text:p>
          </table:table-cell>
          <table:table-cell office:value-type="float" office:value="-8.152" calcext:value-type="float">
            <text:p>-8.152</text:p>
          </table:table-cell>
          <table:table-cell office:value-type="float" office:value="10" calcext:value-type="float">
            <text:p>10</text:p>
          </table:table-cell>
          <table:table-cell table:formula="of:=[.E2689]*[.E2689]*[.E2689]*[.E2689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4.249" calcext:value-type="float">
            <text:p>124.249</text:p>
          </table:table-cell>
          <table:table-cell office:value-type="float" office:value="6.033" calcext:value-type="float">
            <text:p>6.033</text:p>
          </table:table-cell>
          <table:table-cell office:value-type="float" office:value="31" calcext:value-type="float">
            <text:p>31</text:p>
          </table:table-cell>
          <table:table-cell table:formula="of:=[.E2690]*[.E2690]*[.E2690]*[.E2690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3.907" calcext:value-type="float">
            <text:p>123.907</text:p>
          </table:table-cell>
          <table:table-cell office:value-type="float" office:value="-4.102" calcext:value-type="float">
            <text:p>-4.102</text:p>
          </table:table-cell>
          <table:table-cell office:value-type="float" office:value="33" calcext:value-type="float">
            <text:p>33</text:p>
          </table:table-cell>
          <table:table-cell table:formula="of:=[.E2691]*[.E2691]*[.E2691]*[.E2691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6.579" calcext:value-type="float">
            <text:p>126.579</text:p>
          </table:table-cell>
          <table:table-cell office:value-type="float" office:value="6.898" calcext:value-type="float">
            <text:p>6.898</text:p>
          </table:table-cell>
          <table:table-cell office:value-type="float" office:value="33" calcext:value-type="float">
            <text:p>33</text:p>
          </table:table-cell>
          <table:table-cell table:formula="of:=[.E2692]*[.E2692]*[.E2692]*[.E2692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68.214" calcext:value-type="float">
            <text:p>168.214</text:p>
          </table:table-cell>
          <table:table-cell office:value-type="float" office:value="-16.423" calcext:value-type="float">
            <text:p>-16.423</text:p>
          </table:table-cell>
          <table:table-cell office:value-type="float" office:value="33" calcext:value-type="float">
            <text:p>33</text:p>
          </table:table-cell>
          <table:table-cell table:formula="of:=[.E2693]*[.E2693]*[.E2693]*[.E2693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-96.931" calcext:value-type="float">
            <text:p>-96.931</text:p>
          </table:table-cell>
          <table:table-cell office:value-type="float" office:value="16.059" calcext:value-type="float">
            <text:p>16.059</text:p>
          </table:table-cell>
          <table:table-cell office:value-type="float" office:value="60.6" calcext:value-type="float">
            <text:p>60.6</text:p>
          </table:table-cell>
          <table:table-cell table:formula="of:=[.E2694]*[.E2694]*[.E2694]*[.E2694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5.308" calcext:value-type="float">
            <text:p>125.308</text:p>
          </table:table-cell>
          <table:table-cell office:value-type="float" office:value="22.306" calcext:value-type="float">
            <text:p>22.306</text:p>
          </table:table-cell>
          <table:table-cell office:value-type="float" office:value="33" calcext:value-type="float">
            <text:p>33</text:p>
          </table:table-cell>
          <table:table-cell table:formula="of:=[.E2695]*[.E2695]*[.E2695]*[.E2695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70.911" calcext:value-type="float">
            <text:p>170.911</text:p>
          </table:table-cell>
          <table:table-cell office:value-type="float" office:value="-22.301" calcext:value-type="float">
            <text:p>-22.301</text:p>
          </table:table-cell>
          <table:table-cell office:value-type="float" office:value="100.6" calcext:value-type="float">
            <text:p>100.6</text:p>
          </table:table-cell>
          <table:table-cell table:formula="of:=[.E2696]*[.E2696]*[.E2696]*[.E2696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87.325" calcext:value-type="float">
            <text:p>87.325</text:p>
          </table:table-cell>
          <table:table-cell office:value-type="float" office:value="35.069" calcext:value-type="float">
            <text:p>35.069</text:p>
          </table:table-cell>
          <table:table-cell office:value-type="float" office:value="33" calcext:value-type="float">
            <text:p>33</text:p>
          </table:table-cell>
          <table:table-cell table:formula="of:=[.E2697]*[.E2697]*[.E2697]*[.E2697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-79.587" calcext:value-type="float">
            <text:p>-79.587</text:p>
          </table:table-cell>
          <table:table-cell office:value-type="float" office:value="-9.593" calcext:value-type="float">
            <text:p>-9.593</text:p>
          </table:table-cell>
          <table:table-cell office:value-type="float" office:value="10" calcext:value-type="float">
            <text:p>10</text:p>
          </table:table-cell>
          <table:table-cell table:formula="of:=[.E2698]*[.E2698]*[.E2698]*[.E2698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57.829" calcext:value-type="float">
            <text:p>157.829</text:p>
          </table:table-cell>
          <table:table-cell office:value-type="float" office:value="51.218" calcext:value-type="float">
            <text:p>51.218</text:p>
          </table:table-cell>
          <table:table-cell office:value-type="float" office:value="70.6" calcext:value-type="float">
            <text:p>70.6</text:p>
          </table:table-cell>
          <table:table-cell table:formula="of:=[.E2699]*[.E2699]*[.E2699]*[.E2699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2.787" calcext:value-type="float">
            <text:p>122.787</text:p>
          </table:table-cell>
          <table:table-cell office:value-type="float" office:value="1.196" calcext:value-type="float">
            <text:p>1.196</text:p>
          </table:table-cell>
          <table:table-cell office:value-type="float" office:value="31.4" calcext:value-type="float">
            <text:p>31.4</text:p>
          </table:table-cell>
          <table:table-cell table:formula="of:=[.E2700]*[.E2700]*[.E2700]*[.E2700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50.967" calcext:value-type="float">
            <text:p>150.967</text:p>
          </table:table-cell>
          <table:table-cell office:value-type="float" office:value="-5.097" calcext:value-type="float">
            <text:p>-5.097</text:p>
          </table:table-cell>
          <table:table-cell office:value-type="float" office:value="178.6" calcext:value-type="float">
            <text:p>178.6</text:p>
          </table:table-cell>
          <table:table-cell table:formula="of:=[.E2701]*[.E2701]*[.E2701]*[.E2701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6.519" calcext:value-type="float">
            <text:p>126.519</text:p>
          </table:table-cell>
          <table:table-cell office:value-type="float" office:value="1.795" calcext:value-type="float">
            <text:p>1.795</text:p>
          </table:table-cell>
          <table:table-cell office:value-type="float" office:value="33" calcext:value-type="float">
            <text:p>33</text:p>
          </table:table-cell>
          <table:table-cell table:formula="of:=[.E2702]*[.E2702]*[.E2702]*[.E2702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5.124" calcext:value-type="float">
            <text:p>125.124</text:p>
          </table:table-cell>
          <table:table-cell office:value-type="float" office:value="5.167" calcext:value-type="float">
            <text:p>5.167</text:p>
          </table:table-cell>
          <table:table-cell office:value-type="float" office:value="202.2" calcext:value-type="float">
            <text:p>202.2</text:p>
          </table:table-cell>
          <table:table-cell table:formula="of:=[.E2703]*[.E2703]*[.E2703]*[.E2703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66.381" calcext:value-type="float">
            <text:p>166.381</text:p>
          </table:table-cell>
          <table:table-cell office:value-type="float" office:value="-12.41" calcext:value-type="float">
            <text:p>-12.41</text:p>
          </table:table-cell>
          <table:table-cell office:value-type="float" office:value="33" calcext:value-type="float">
            <text:p>33</text:p>
          </table:table-cell>
          <table:table-cell table:formula="of:=[.E2704]*[.E2704]*[.E2704]*[.E2704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48.439" calcext:value-type="float">
            <text:p>148.439</text:p>
          </table:table-cell>
          <table:table-cell office:value-type="float" office:value="44.932" calcext:value-type="float">
            <text:p>44.932</text:p>
          </table:table-cell>
          <table:table-cell office:value-type="float" office:value="33" calcext:value-type="float">
            <text:p>33</text:p>
          </table:table-cell>
          <table:table-cell table:formula="of:=[.E2705]*[.E2705]*[.E2705]*[.E2705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60.731" calcext:value-type="float">
            <text:p>160.731</text:p>
          </table:table-cell>
          <table:table-cell office:value-type="float" office:value="-9.965" calcext:value-type="float">
            <text:p>-9.965</text:p>
          </table:table-cell>
          <table:table-cell office:value-type="float" office:value="33" calcext:value-type="float">
            <text:p>33</text:p>
          </table:table-cell>
          <table:table-cell table:formula="of:=[.E2706]*[.E2706]*[.E2706]*[.E2706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60.822" calcext:value-type="float">
            <text:p>160.822</text:p>
          </table:table-cell>
          <table:table-cell office:value-type="float" office:value="-9.844" calcext:value-type="float">
            <text:p>-9.844</text:p>
          </table:table-cell>
          <table:table-cell office:value-type="float" office:value="33" calcext:value-type="float">
            <text:p>33</text:p>
          </table:table-cell>
          <table:table-cell table:formula="of:=[.E2707]*[.E2707]*[.E2707]*[.E2707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60.348" calcext:value-type="float">
            <text:p>160.348</text:p>
          </table:table-cell>
          <table:table-cell office:value-type="float" office:value="-9.89" calcext:value-type="float">
            <text:p>-9.89</text:p>
          </table:table-cell>
          <table:table-cell office:value-type="float" office:value="19" calcext:value-type="float">
            <text:p>19</text:p>
          </table:table-cell>
          <table:table-cell table:formula="of:=[.E2708]*[.E2708]*[.E2708]*[.E2708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6.761" calcext:value-type="float">
            <text:p>26.761</text:p>
          </table:table-cell>
          <table:table-cell office:value-type="float" office:value="45.772" calcext:value-type="float">
            <text:p>45.772</text:p>
          </table:table-cell>
          <table:table-cell office:value-type="float" office:value="94" calcext:value-type="float">
            <text:p>94</text:p>
          </table:table-cell>
          <table:table-cell table:formula="of:=[.E2709]*[.E2709]*[.E2709]*[.E2709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17.978" calcext:value-type="float">
            <text:p>117.978</text:p>
          </table:table-cell>
          <table:table-cell office:value-type="float" office:value="39.57" calcext:value-type="float">
            <text:p>39.57</text:p>
          </table:table-cell>
          <table:table-cell office:value-type="float" office:value="23" calcext:value-type="float">
            <text:p>23</text:p>
          </table:table-cell>
          <table:table-cell table:formula="of:=[.E2710]*[.E2710]*[.E2710]*[.E2710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-89.101" calcext:value-type="float">
            <text:p>-89.101</text:p>
          </table:table-cell>
          <table:table-cell office:value-type="float" office:value="15.324" calcext:value-type="float">
            <text:p>15.324</text:p>
          </table:table-cell>
          <table:table-cell office:value-type="float" office:value="5" calcext:value-type="float">
            <text:p>5</text:p>
          </table:table-cell>
          <table:table-cell table:formula="of:=[.E2711]*[.E2711]*[.E2711]*[.E2711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17.3" calcext:value-type="float">
            <text:p>17.3</text:p>
          </table:table-cell>
          <table:table-cell office:value-type="float" office:value="47" calcext:value-type="float">
            <text:p>47</text:p>
          </table:table-cell>
          <table:table-cell table:formula="of:=[.E2712]*[.E2712]*[.E2712]*[.E2712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66.601" calcext:value-type="float">
            <text:p>166.601</text:p>
          </table:table-cell>
          <table:table-cell office:value-type="float" office:value="-14.464" calcext:value-type="float">
            <text:p>-14.464</text:p>
          </table:table-cell>
          <table:table-cell office:value-type="float" office:value="26" calcext:value-type="float">
            <text:p>26</text:p>
          </table:table-cell>
          <table:table-cell table:formula="of:=[.E2713]*[.E2713]*[.E2713]*[.E2713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-102.996" calcext:value-type="float">
            <text:p>-102.996</text:p>
          </table:table-cell>
          <table:table-cell office:value-type="float" office:value="18.481" calcext:value-type="float">
            <text:p>18.481</text:p>
          </table:table-cell>
          <table:table-cell office:value-type="float" office:value="43" calcext:value-type="float">
            <text:p>43</text:p>
          </table:table-cell>
          <table:table-cell table:formula="of:=[.E2714]*[.E2714]*[.E2714]*[.E2714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52.932" calcext:value-type="float">
            <text:p>152.932</text:p>
          </table:table-cell>
          <table:table-cell office:value-type="float" office:value="-6.05" calcext:value-type="float">
            <text:p>-6.05</text:p>
          </table:table-cell>
          <table:table-cell office:value-type="float" office:value="20" calcext:value-type="float">
            <text:p>20</text:p>
          </table:table-cell>
          <table:table-cell table:formula="of:=[.E2715]*[.E2715]*[.E2715]*[.E2715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0.275" calcext:value-type="float">
            <text:p>120.275</text:p>
          </table:table-cell>
          <table:table-cell office:value-type="float" office:value="13.402" calcext:value-type="float">
            <text:p>13.402</text:p>
          </table:table-cell>
          <table:table-cell office:value-type="float" office:value="25" calcext:value-type="float">
            <text:p>25</text:p>
          </table:table-cell>
          <table:table-cell table:formula="of:=[.E2716]*[.E2716]*[.E2716]*[.E2716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39.353" calcext:value-type="float">
            <text:p>139.353</text:p>
          </table:table-cell>
          <table:table-cell office:value-type="float" office:value="-2.85" calcext:value-type="float">
            <text:p>-2.85</text:p>
          </table:table-cell>
          <table:table-cell office:value-type="float" office:value="45" calcext:value-type="float">
            <text:p>45</text:p>
          </table:table-cell>
          <table:table-cell table:formula="of:=[.E2717]*[.E2717]*[.E2717]*[.E2717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32.269" calcext:value-type="float">
            <text:p>132.269</text:p>
          </table:table-cell>
          <table:table-cell office:value-type="float" office:value="32.449" calcext:value-type="float">
            <text:p>32.449</text:p>
          </table:table-cell>
          <table:table-cell office:value-type="float" office:value="34.2" calcext:value-type="float">
            <text:p>34.2</text:p>
          </table:table-cell>
          <table:table-cell table:formula="of:=[.E2718]*[.E2718]*[.E2718]*[.E2718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2.583" calcext:value-type="float">
            <text:p>122.583</text:p>
          </table:table-cell>
          <table:table-cell office:value-type="float" office:value="24.122" calcext:value-type="float">
            <text:p>24.122</text:p>
          </table:table-cell>
          <table:table-cell office:value-type="float" office:value="30" calcext:value-type="float">
            <text:p>30</text:p>
          </table:table-cell>
          <table:table-cell table:formula="of:=[.E2719]*[.E2719]*[.E2719]*[.E2719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46.308" calcext:value-type="float">
            <text:p>146.308</text:p>
          </table:table-cell>
          <table:table-cell office:value-type="float" office:value="-7.523" calcext:value-type="float">
            <text:p>-7.523</text:p>
          </table:table-cell>
          <table:table-cell office:value-type="float" office:value="186.6" calcext:value-type="float">
            <text:p>186.6</text:p>
          </table:table-cell>
          <table:table-cell table:formula="of:=[.E2720]*[.E2720]*[.E2720]*[.E2720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-177.459" calcext:value-type="float">
            <text:p>-177.459</text:p>
          </table:table-cell>
          <table:table-cell office:value-type="float" office:value="-20.088" calcext:value-type="float">
            <text:p>-20.088</text:p>
          </table:table-cell>
          <table:table-cell office:value-type="float" office:value="390" calcext:value-type="float">
            <text:p>390</text:p>
          </table:table-cell>
          <table:table-cell table:formula="of:=[.E2721]*[.E2721]*[.E2721]*[.E2721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31.475" calcext:value-type="float">
            <text:p>131.475</text:p>
          </table:table-cell>
          <table:table-cell office:value-type="float" office:value="31.739" calcext:value-type="float">
            <text:p>31.739</text:p>
          </table:table-cell>
          <table:table-cell office:value-type="float" office:value="35" calcext:value-type="float">
            <text:p>35</text:p>
          </table:table-cell>
          <table:table-cell table:formula="of:=[.E2722]*[.E2722]*[.E2722]*[.E2722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-69.388" calcext:value-type="float">
            <text:p>-69.388</text:p>
          </table:table-cell>
          <table:table-cell office:value-type="float" office:value="-13.428" calcext:value-type="float">
            <text:p>-13.428</text:p>
          </table:table-cell>
          <table:table-cell office:value-type="float" office:value="612.4" calcext:value-type="float">
            <text:p>612.4</text:p>
          </table:table-cell>
          <table:table-cell table:formula="of:=[.E2723]*[.E2723]*[.E2723]*[.E2723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40.259" calcext:value-type="float">
            <text:p>140.259</text:p>
          </table:table-cell>
          <table:table-cell office:value-type="float" office:value="35.677" calcext:value-type="float">
            <text:p>35.677</text:p>
          </table:table-cell>
          <table:table-cell office:value-type="float" office:value="66.1" calcext:value-type="float">
            <text:p>66.1</text:p>
          </table:table-cell>
          <table:table-cell table:formula="of:=[.E2724]*[.E2724]*[.E2724]*[.E2724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-175.599" calcext:value-type="float">
            <text:p>-175.599</text:p>
          </table:table-cell>
          <table:table-cell office:value-type="float" office:value="-28.336" calcext:value-type="float">
            <text:p>-28.336</text:p>
          </table:table-cell>
          <table:table-cell office:value-type="float" office:value="15" calcext:value-type="float">
            <text:p>15</text:p>
          </table:table-cell>
          <table:table-cell table:formula="of:=[.E2725]*[.E2725]*[.E2725]*[.E2725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-72.866" calcext:value-type="float">
            <text:p>-72.866</text:p>
          </table:table-cell>
          <table:table-cell office:value-type="float" office:value="-37.093" calcext:value-type="float">
            <text:p>-37.093</text:p>
          </table:table-cell>
          <table:table-cell office:value-type="float" office:value="66" calcext:value-type="float">
            <text:p>66</text:p>
          </table:table-cell>
          <table:table-cell table:formula="of:=[.E2726]*[.E2726]*[.E2726]*[.E2726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-118.998" calcext:value-type="float">
            <text:p>-118.998</text:p>
          </table:table-cell>
          <table:table-cell office:value-type="float" office:value="34.9581667" calcext:value-type="float">
            <text:p>34.9581667</text:p>
          </table:table-cell>
          <table:table-cell office:value-type="float" office:value="6" calcext:value-type="float">
            <text:p>6</text:p>
          </table:table-cell>
          <table:table-cell table:formula="of:=[.E2727]*[.E2727]*[.E2727]*[.E2727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57.47" calcext:value-type="float">
            <text:p>57.47</text:p>
          </table:table-cell>
          <table:table-cell office:value-type="float" office:value="-34.229" calcext:value-type="float">
            <text:p>-34.229</text:p>
          </table:table-cell>
          <table:table-cell office:value-type="float" office:value="15" calcext:value-type="float">
            <text:p>15</text:p>
          </table:table-cell>
          <table:table-cell table:formula="of:=[.E2728]*[.E2728]*[.E2728]*[.E2728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23.487" calcext:value-type="float">
            <text:p>23.487</text:p>
          </table:table-cell>
          <table:table-cell office:value-type="float" office:value="25" calcext:value-type="float">
            <text:p>25</text:p>
          </table:table-cell>
          <table:table-cell table:formula="of:=[.E2729]*[.E2729]*[.E2729]*[.E2729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-85.046" calcext:value-type="float">
            <text:p>-85.046</text:p>
          </table:table-cell>
          <table:table-cell office:value-type="float" office:value="10.481" calcext:value-type="float">
            <text:p>10.481</text:p>
          </table:table-cell>
          <table:table-cell office:value-type="float" office:value="97.9" calcext:value-type="float">
            <text:p>97.9</text:p>
          </table:table-cell>
          <table:table-cell table:formula="of:=[.E2730]*[.E2730]*[.E2730]*[.E2730]/1000" office:value-type="float" office:value="3.1640625" calcext:value-type="float">
            <text:p>3.164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-73.9413" calcext:value-type="float">
            <text:p>-73.9413</text:p>
          </table:table-cell>
          <table:table-cell office:value-type="float" office:value="-43.4064" calcext:value-type="float">
            <text:p>-43.4064</text:p>
          </table:table-cell>
          <table:table-cell office:value-type="float" office:value="38" calcext:value-type="float">
            <text:p>38</text:p>
          </table:table-cell>
          <table:table-cell table:formula="of:=[.E2731]*[.E2731]*[.E2731]*[.E2731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71.0184" calcext:value-type="float">
            <text:p>-71.0184</text:p>
          </table:table-cell>
          <table:table-cell office:value-type="float" office:value="-10.0598" calcext:value-type="float">
            <text:p>-10.0598</text:p>
          </table:table-cell>
          <table:table-cell office:value-type="float" office:value="620.56" calcext:value-type="float">
            <text:p>620.56</text:p>
          </table:table-cell>
          <table:table-cell table:formula="of:=[.E2732]*[.E2732]*[.E2732]*[.E2732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70.9437" calcext:value-type="float">
            <text:p>-70.9437</text:p>
          </table:table-cell>
          <table:table-cell office:value-type="float" office:value="-10.5372" calcext:value-type="float">
            <text:p>-10.5372</text:p>
          </table:table-cell>
          <table:table-cell office:value-type="float" office:value="606.21" calcext:value-type="float">
            <text:p>606.21</text:p>
          </table:table-cell>
          <table:table-cell table:formula="of:=[.E2733]*[.E2733]*[.E2733]*[.E2733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62.1481" calcext:value-type="float">
            <text:p>162.1481</text:p>
          </table:table-cell>
          <table:table-cell office:value-type="float" office:value="-11.2701" calcext:value-type="float">
            <text:p>-11.2701</text:p>
          </table:table-cell>
          <table:table-cell office:value-type="float" office:value="22.56" calcext:value-type="float">
            <text:p>22.56</text:p>
          </table:table-cell>
          <table:table-cell table:formula="of:=[.E2734]*[.E2734]*[.E2734]*[.E2734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85.315" calcext:value-type="float">
            <text:p>-85.315</text:p>
          </table:table-cell>
          <table:table-cell office:value-type="float" office:value="10.085" calcext:value-type="float">
            <text:p>10.085</text:p>
          </table:table-cell>
          <table:table-cell office:value-type="float" office:value="35" calcext:value-type="float">
            <text:p>35</text:p>
          </table:table-cell>
          <table:table-cell table:formula="of:=[.E2735]*[.E2735]*[.E2735]*[.E2735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26.638" calcext:value-type="float">
            <text:p>126.638</text:p>
          </table:table-cell>
          <table:table-cell office:value-type="float" office:value="10.811" calcext:value-type="float">
            <text:p>10.811</text:p>
          </table:table-cell>
          <table:table-cell office:value-type="float" office:value="28" calcext:value-type="float">
            <text:p>28</text:p>
          </table:table-cell>
          <table:table-cell table:formula="of:=[.E2736]*[.E2736]*[.E2736]*[.E2736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176.34" calcext:value-type="float">
            <text:p>-176.34</text:p>
          </table:table-cell>
          <table:table-cell office:value-type="float" office:value="-29.539" calcext:value-type="float">
            <text:p>-29.539</text:p>
          </table:table-cell>
          <table:table-cell office:value-type="float" office:value="17" calcext:value-type="float">
            <text:p>17</text:p>
          </table:table-cell>
          <table:table-cell table:formula="of:=[.E2737]*[.E2737]*[.E2737]*[.E2737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23.48" calcext:value-type="float">
            <text:p>123.48</text:p>
          </table:table-cell>
          <table:table-cell office:value-type="float" office:value="6.497" calcext:value-type="float">
            <text:p>6.497</text:p>
          </table:table-cell>
          <table:table-cell office:value-type="float" office:value="578" calcext:value-type="float">
            <text:p>578</text:p>
          </table:table-cell>
          <table:table-cell table:formula="of:=[.E2738]*[.E2738]*[.E2738]*[.E2738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99.867" calcext:value-type="float">
            <text:p>99.867</text:p>
          </table:table-cell>
          <table:table-cell office:value-type="float" office:value="-0.72" calcext:value-type="float">
            <text:p>-0.72</text:p>
          </table:table-cell>
          <table:table-cell office:value-type="float" office:value="81" calcext:value-type="float">
            <text:p>81</text:p>
          </table:table-cell>
          <table:table-cell table:formula="of:=[.E2739]*[.E2739]*[.E2739]*[.E2739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174.66" calcext:value-type="float">
            <text:p>-174.66</text:p>
          </table:table-cell>
          <table:table-cell office:value-type="float" office:value="-23.043" calcext:value-type="float">
            <text:p>-23.043</text:p>
          </table:table-cell>
          <table:table-cell office:value-type="float" office:value="31" calcext:value-type="float">
            <text:p>31</text:p>
          </table:table-cell>
          <table:table-cell table:formula="of:=[.E2740]*[.E2740]*[.E2740]*[.E2740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67.089" calcext:value-type="float">
            <text:p>167.089</text:p>
          </table:table-cell>
          <table:table-cell office:value-type="float" office:value="60.949" calcext:value-type="float">
            <text:p>60.949</text:p>
          </table:table-cell>
          <table:table-cell office:value-type="float" office:value="22" calcext:value-type="float">
            <text:p>22</text:p>
          </table:table-cell>
          <table:table-cell table:formula="of:=[.E2741]*[.E2741]*[.E2741]*[.E2741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28.131" calcext:value-type="float">
            <text:p>128.131</text:p>
          </table:table-cell>
          <table:table-cell office:value-type="float" office:value="-5.473" calcext:value-type="float">
            <text:p>-5.473</text:p>
          </table:table-cell>
          <table:table-cell office:value-type="float" office:value="397" calcext:value-type="float">
            <text:p>397</text:p>
          </table:table-cell>
          <table:table-cell table:formula="of:=[.E2742]*[.E2742]*[.E2742]*[.E2742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73.588" calcext:value-type="float">
            <text:p>73.588</text:p>
          </table:table-cell>
          <table:table-cell office:value-type="float" office:value="34.539" calcext:value-type="float">
            <text:p>34.539</text:p>
          </table:table-cell>
          <table:table-cell office:value-type="float" office:value="26" calcext:value-type="float">
            <text:p>26</text:p>
          </table:table-cell>
          <table:table-cell table:formula="of:=[.E2743]*[.E2743]*[.E2743]*[.E2743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53.474" calcext:value-type="float">
            <text:p>153.474</text:p>
          </table:table-cell>
          <table:table-cell office:value-type="float" office:value="-4.539" calcext:value-type="float">
            <text:p>-4.539</text:p>
          </table:table-cell>
          <table:table-cell office:value-type="float" office:value="90" calcext:value-type="float">
            <text:p>90</text:p>
          </table:table-cell>
          <table:table-cell table:formula="of:=[.E2744]*[.E2744]*[.E2744]*[.E2744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43.411" calcext:value-type="float">
            <text:p>-43.411</text:p>
          </table:table-cell>
          <table:table-cell office:value-type="float" office:value="-60.532" calcext:value-type="float">
            <text:p>-60.532</text:p>
          </table:table-cell>
          <table:table-cell office:value-type="float" office:value="10" calcext:value-type="float">
            <text:p>10</text:p>
          </table:table-cell>
          <table:table-cell table:formula="of:=[.E2745]*[.E2745]*[.E2745]*[.E2745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68.382" calcext:value-type="float">
            <text:p>68.382</text:p>
          </table:table-cell>
          <table:table-cell office:value-type="float" office:value="-2.598" calcext:value-type="float">
            <text:p>-2.598</text:p>
          </table:table-cell>
          <table:table-cell office:value-type="float" office:value="10" calcext:value-type="float">
            <text:p>10</text:p>
          </table:table-cell>
          <table:table-cell table:formula="of:=[.E2746]*[.E2746]*[.E2746]*[.E2746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104.104" calcext:value-type="float">
            <text:p>-104.104</text:p>
          </table:table-cell>
          <table:table-cell office:value-type="float" office:value="18.77" calcext:value-type="float">
            <text:p>18.77</text:p>
          </table:table-cell>
          <table:table-cell office:value-type="float" office:value="24" calcext:value-type="float">
            <text:p>24</text:p>
          </table:table-cell>
          <table:table-cell table:formula="of:=[.E2747]*[.E2747]*[.E2747]*[.E2747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34.297" calcext:value-type="float">
            <text:p>134.297</text:p>
          </table:table-cell>
          <table:table-cell office:value-type="float" office:value="-1.757" calcext:value-type="float">
            <text:p>-1.757</text:p>
          </table:table-cell>
          <table:table-cell office:value-type="float" office:value="10" calcext:value-type="float">
            <text:p>10</text:p>
          </table:table-cell>
          <table:table-cell table:formula="of:=[.E2748]*[.E2748]*[.E2748]*[.E2748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42.945" calcext:value-type="float">
            <text:p>142.945</text:p>
          </table:table-cell>
          <table:table-cell office:value-type="float" office:value="-3.302" calcext:value-type="float">
            <text:p>-3.302</text:p>
          </table:table-cell>
          <table:table-cell office:value-type="float" office:value="13" calcext:value-type="float">
            <text:p>13</text:p>
          </table:table-cell>
          <table:table-cell table:formula="of:=[.E2749]*[.E2749]*[.E2749]*[.E2749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72.077" calcext:value-type="float">
            <text:p>-72.077</text:p>
          </table:table-cell>
          <table:table-cell office:value-type="float" office:value="-17.543" calcext:value-type="float">
            <text:p>-17.543</text:p>
          </table:table-cell>
          <table:table-cell office:value-type="float" office:value="33" calcext:value-type="float">
            <text:p>33</text:p>
          </table:table-cell>
          <table:table-cell table:formula="of:=[.E2750]*[.E2750]*[.E2750]*[.E2750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23.573" calcext:value-type="float">
            <text:p>123.573</text:p>
          </table:table-cell>
          <table:table-cell office:value-type="float" office:value="-1.105" calcext:value-type="float">
            <text:p>-1.105</text:p>
          </table:table-cell>
          <table:table-cell office:value-type="float" office:value="26" calcext:value-type="float">
            <text:p>26</text:p>
          </table:table-cell>
          <table:table-cell table:formula="of:=[.E2751]*[.E2751]*[.E2751]*[.E2751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43.73" calcext:value-type="float">
            <text:p>143.73</text:p>
          </table:table-cell>
          <table:table-cell office:value-type="float" office:value="22.338" calcext:value-type="float">
            <text:p>22.338</text:p>
          </table:table-cell>
          <table:table-cell office:value-type="float" office:value="126.5" calcext:value-type="float">
            <text:p>126.5</text:p>
          </table:table-cell>
          <table:table-cell table:formula="of:=[.E2752]*[.E2752]*[.E2752]*[.E2752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29.864" calcext:value-type="float">
            <text:p>29.864</text:p>
          </table:table-cell>
          <table:table-cell office:value-type="float" office:value="40.748" calcext:value-type="float">
            <text:p>40.748</text:p>
          </table:table-cell>
          <table:table-cell office:value-type="float" office:value="17" calcext:value-type="float">
            <text:p>17</text:p>
          </table:table-cell>
          <table:table-cell table:formula="of:=[.E2753]*[.E2753]*[.E2753]*[.E2753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178.413" calcext:value-type="float">
            <text:p>-178.413</text:p>
          </table:table-cell>
          <table:table-cell office:value-type="float" office:value="-18.039" calcext:value-type="float">
            <text:p>-18.039</text:p>
          </table:table-cell>
          <table:table-cell office:value-type="float" office:value="562.5" calcext:value-type="float">
            <text:p>562.5</text:p>
          </table:table-cell>
          <table:table-cell table:formula="of:=[.E2754]*[.E2754]*[.E2754]*[.E2754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43.691" calcext:value-type="float">
            <text:p>143.691</text:p>
          </table:table-cell>
          <table:table-cell office:value-type="float" office:value="43.3" calcext:value-type="float">
            <text:p>43.3</text:p>
          </table:table-cell>
          <table:table-cell office:value-type="float" office:value="102.2" calcext:value-type="float">
            <text:p>102.2</text:p>
          </table:table-cell>
          <table:table-cell table:formula="of:=[.E2755]*[.E2755]*[.E2755]*[.E2755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51.021" calcext:value-type="float">
            <text:p>151.021</text:p>
          </table:table-cell>
          <table:table-cell office:value-type="float" office:value="45.533" calcext:value-type="float">
            <text:p>45.533</text:p>
          </table:table-cell>
          <table:table-cell office:value-type="float" office:value="24.7" calcext:value-type="float">
            <text:p>24.7</text:p>
          </table:table-cell>
          <table:table-cell table:formula="of:=[.E2756]*[.E2756]*[.E2756]*[.E2756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83.073" calcext:value-type="float">
            <text:p>-83.073</text:p>
          </table:table-cell>
          <table:table-cell office:value-type="float" office:value="9.685" calcext:value-type="float">
            <text:p>9.685</text:p>
          </table:table-cell>
          <table:table-cell office:value-type="float" office:value="10" calcext:value-type="float">
            <text:p>10</text:p>
          </table:table-cell>
          <table:table-cell table:formula="of:=[.E2757]*[.E2757]*[.E2757]*[.E2757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47.596" calcext:value-type="float">
            <text:p>147.596</text:p>
          </table:table-cell>
          <table:table-cell office:value-type="float" office:value="15.125" calcext:value-type="float">
            <text:p>15.125</text:p>
          </table:table-cell>
          <table:table-cell office:value-type="float" office:value="11.4" calcext:value-type="float">
            <text:p>11.4</text:p>
          </table:table-cell>
          <table:table-cell table:formula="of:=[.E2758]*[.E2758]*[.E2758]*[.E2758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75.163" calcext:value-type="float">
            <text:p>175.163</text:p>
          </table:table-cell>
          <table:table-cell office:value-type="float" office:value="-22.122" calcext:value-type="float">
            <text:p>-22.122</text:p>
          </table:table-cell>
          <table:table-cell office:value-type="float" office:value="33.2" calcext:value-type="float">
            <text:p>33.2</text:p>
          </table:table-cell>
          <table:table-cell table:formula="of:=[.E2759]*[.E2759]*[.E2759]*[.E2759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26.729" calcext:value-type="float">
            <text:p>126.729</text:p>
          </table:table-cell>
          <table:table-cell office:value-type="float" office:value="8.337" calcext:value-type="float">
            <text:p>8.337</text:p>
          </table:table-cell>
          <table:table-cell office:value-type="float" office:value="24.4" calcext:value-type="float">
            <text:p>24.4</text:p>
          </table:table-cell>
          <table:table-cell table:formula="of:=[.E2760]*[.E2760]*[.E2760]*[.E2760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60.819" calcext:value-type="float">
            <text:p>160.819</text:p>
          </table:table-cell>
          <table:table-cell office:value-type="float" office:value="-10.366" calcext:value-type="float">
            <text:p>-10.366</text:p>
          </table:table-cell>
          <table:table-cell office:value-type="float" office:value="34" calcext:value-type="float">
            <text:p>34</text:p>
          </table:table-cell>
          <table:table-cell table:formula="of:=[.E2761]*[.E2761]*[.E2761]*[.E2761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70.161" calcext:value-type="float">
            <text:p>-70.161</text:p>
          </table:table-cell>
          <table:table-cell office:value-type="float" office:value="-24.388" calcext:value-type="float">
            <text:p>-24.388</text:p>
          </table:table-cell>
          <table:table-cell office:value-type="float" office:value="62.3" calcext:value-type="float">
            <text:p>62.3</text:p>
          </table:table-cell>
          <table:table-cell table:formula="of:=[.E2762]*[.E2762]*[.E2762]*[.E2762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101.647" calcext:value-type="float">
            <text:p>-101.647</text:p>
          </table:table-cell>
          <table:table-cell office:value-type="float" office:value="17.802" calcext:value-type="float">
            <text:p>17.802</text:p>
          </table:table-cell>
          <table:table-cell office:value-type="float" office:value="30.8" calcext:value-type="float">
            <text:p>30.8</text:p>
          </table:table-cell>
          <table:table-cell table:formula="of:=[.E2763]*[.E2763]*[.E2763]*[.E2763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60.469" calcext:value-type="float">
            <text:p>160.469</text:p>
          </table:table-cell>
          <table:table-cell office:value-type="float" office:value="-10.012" calcext:value-type="float">
            <text:p>-10.012</text:p>
          </table:table-cell>
          <table:table-cell office:value-type="float" office:value="18.1" calcext:value-type="float">
            <text:p>18.1</text:p>
          </table:table-cell>
          <table:table-cell table:formula="of:=[.E2764]*[.E2764]*[.E2764]*[.E2764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53.581" calcext:value-type="float">
            <text:p>153.581</text:p>
          </table:table-cell>
          <table:table-cell office:value-type="float" office:value="-4.883" calcext:value-type="float">
            <text:p>-4.883</text:p>
          </table:table-cell>
          <table:table-cell office:value-type="float" office:value="88.8" calcext:value-type="float">
            <text:p>88.8</text:p>
          </table:table-cell>
          <table:table-cell table:formula="of:=[.E2765]*[.E2765]*[.E2765]*[.E2765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64.357" calcext:value-type="float">
            <text:p>164.357</text:p>
          </table:table-cell>
          <table:table-cell office:value-type="float" office:value="-48.786" calcext:value-type="float">
            <text:p>-48.786</text:p>
          </table:table-cell>
          <table:table-cell office:value-type="float" office:value="33" calcext:value-type="float">
            <text:p>33</text:p>
          </table:table-cell>
          <table:table-cell table:formula="of:=[.E2766]*[.E2766]*[.E2766]*[.E2766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101.276" calcext:value-type="float">
            <text:p>-101.276</text:p>
          </table:table-cell>
          <table:table-cell office:value-type="float" office:value="17.813" calcext:value-type="float">
            <text:p>17.813</text:p>
          </table:table-cell>
          <table:table-cell office:value-type="float" office:value="49" calcext:value-type="float">
            <text:p>49</text:p>
          </table:table-cell>
          <table:table-cell table:formula="of:=[.E2767]*[.E2767]*[.E2767]*[.E2767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48.862" calcext:value-type="float">
            <text:p>148.862</text:p>
          </table:table-cell>
          <table:table-cell office:value-type="float" office:value="44.244" calcext:value-type="float">
            <text:p>44.244</text:p>
          </table:table-cell>
          <table:table-cell office:value-type="float" office:value="33" calcext:value-type="float">
            <text:p>33</text:p>
          </table:table-cell>
          <table:table-cell table:formula="of:=[.E2768]*[.E2768]*[.E2768]*[.E2768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172.095" calcext:value-type="float">
            <text:p>-172.095</text:p>
          </table:table-cell>
          <table:table-cell office:value-type="float" office:value="-16.696" calcext:value-type="float">
            <text:p>-16.696</text:p>
          </table:table-cell>
          <table:table-cell office:value-type="float" office:value="33" calcext:value-type="float">
            <text:p>33</text:p>
          </table:table-cell>
          <table:table-cell table:formula="of:=[.E2769]*[.E2769]*[.E2769]*[.E2769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73.497" calcext:value-type="float">
            <text:p>173.497</text:p>
          </table:table-cell>
          <table:table-cell office:value-type="float" office:value="53.113" calcext:value-type="float">
            <text:p>53.113</text:p>
          </table:table-cell>
          <table:table-cell office:value-type="float" office:value="10" calcext:value-type="float">
            <text:p>10</text:p>
          </table:table-cell>
          <table:table-cell table:formula="of:=[.E2770]*[.E2770]*[.E2770]*[.E2770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77.795" calcext:value-type="float">
            <text:p>-77.795</text:p>
          </table:table-cell>
          <table:table-cell office:value-type="float" office:value="-12.265" calcext:value-type="float">
            <text:p>-12.265</text:p>
          </table:table-cell>
          <table:table-cell office:value-type="float" office:value="13" calcext:value-type="float">
            <text:p>13</text:p>
          </table:table-cell>
          <table:table-cell table:formula="of:=[.E2771]*[.E2771]*[.E2771]*[.E2771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135.853" calcext:value-type="float">
            <text:p>-135.853</text:p>
          </table:table-cell>
          <table:table-cell office:value-type="float" office:value="56.724" calcext:value-type="float">
            <text:p>56.724</text:p>
          </table:table-cell>
          <table:table-cell office:value-type="float" office:value="25" calcext:value-type="float">
            <text:p>25</text:p>
          </table:table-cell>
          <table:table-cell table:formula="of:=[.E2772]*[.E2772]*[.E2772]*[.E2772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63.269" calcext:value-type="float">
            <text:p>163.269</text:p>
          </table:table-cell>
          <table:table-cell office:value-type="float" office:value="55.959" calcext:value-type="float">
            <text:p>55.959</text:p>
          </table:table-cell>
          <table:table-cell office:value-type="float" office:value="27.5" calcext:value-type="float">
            <text:p>27.5</text:p>
          </table:table-cell>
          <table:table-cell table:formula="of:=[.E2773]*[.E2773]*[.E2773]*[.E2773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94.489" calcext:value-type="float">
            <text:p>94.489</text:p>
          </table:table-cell>
          <table:table-cell office:value-type="float" office:value="2.005" calcext:value-type="float">
            <text:p>2.005</text:p>
          </table:table-cell>
          <table:table-cell office:value-type="float" office:value="25" calcext:value-type="float">
            <text:p>25</text:p>
          </table:table-cell>
          <table:table-cell table:formula="of:=[.E2774]*[.E2774]*[.E2774]*[.E2774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27.306" calcext:value-type="float">
            <text:p>127.306</text:p>
          </table:table-cell>
          <table:table-cell office:value-type="float" office:value="4.569" calcext:value-type="float">
            <text:p>4.569</text:p>
          </table:table-cell>
          <table:table-cell office:value-type="float" office:value="60" calcext:value-type="float">
            <text:p>60</text:p>
          </table:table-cell>
          <table:table-cell table:formula="of:=[.E2775]*[.E2775]*[.E2775]*[.E2775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26.234" calcext:value-type="float">
            <text:p>126.234</text:p>
          </table:table-cell>
          <table:table-cell office:value-type="float" office:value="1.514" calcext:value-type="float">
            <text:p>1.514</text:p>
          </table:table-cell>
          <table:table-cell office:value-type="float" office:value="23" calcext:value-type="float">
            <text:p>23</text:p>
          </table:table-cell>
          <table:table-cell table:formula="of:=[.E2776]*[.E2776]*[.E2776]*[.E2776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22.067" calcext:value-type="float">
            <text:p>122.067</text:p>
          </table:table-cell>
          <table:table-cell office:value-type="float" office:value="16.316" calcext:value-type="float">
            <text:p>16.316</text:p>
          </table:table-cell>
          <table:table-cell office:value-type="float" office:value="25" calcext:value-type="float">
            <text:p>25</text:p>
          </table:table-cell>
          <table:table-cell table:formula="of:=[.E2777]*[.E2777]*[.E2777]*[.E2777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67.092" calcext:value-type="float">
            <text:p>167.092</text:p>
          </table:table-cell>
          <table:table-cell office:value-type="float" office:value="-15.861" calcext:value-type="float">
            <text:p>-15.861</text:p>
          </table:table-cell>
          <table:table-cell office:value-type="float" office:value="30" calcext:value-type="float">
            <text:p>30</text:p>
          </table:table-cell>
          <table:table-cell table:formula="of:=[.E2778]*[.E2778]*[.E2778]*[.E2778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77.959" calcext:value-type="float">
            <text:p>177.959</text:p>
          </table:table-cell>
          <table:table-cell office:value-type="float" office:value="50.282" calcext:value-type="float">
            <text:p>50.282</text:p>
          </table:table-cell>
          <table:table-cell office:value-type="float" office:value="20" calcext:value-type="float">
            <text:p>20</text:p>
          </table:table-cell>
          <table:table-cell table:formula="of:=[.E2779]*[.E2779]*[.E2779]*[.E2779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64.285" calcext:value-type="float">
            <text:p>164.285</text:p>
          </table:table-cell>
          <table:table-cell office:value-type="float" office:value="-48.969" calcext:value-type="float">
            <text:p>-48.969</text:p>
          </table:table-cell>
          <table:table-cell office:value-type="float" office:value="20" calcext:value-type="float">
            <text:p>20</text:p>
          </table:table-cell>
          <table:table-cell table:formula="of:=[.E2780]*[.E2780]*[.E2780]*[.E2780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67.666" calcext:value-type="float">
            <text:p>167.666</text:p>
          </table:table-cell>
          <table:table-cell office:value-type="float" office:value="-15.534" calcext:value-type="float">
            <text:p>-15.534</text:p>
          </table:table-cell>
          <table:table-cell office:value-type="float" office:value="130" calcext:value-type="float">
            <text:p>130</text:p>
          </table:table-cell>
          <table:table-cell table:formula="of:=[.E2781]*[.E2781]*[.E2781]*[.E2781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39.29" calcext:value-type="float">
            <text:p>139.29</text:p>
          </table:table-cell>
          <table:table-cell office:value-type="float" office:value="38.399" calcext:value-type="float">
            <text:p>38.399</text:p>
          </table:table-cell>
          <table:table-cell office:value-type="float" office:value="15" calcext:value-type="float">
            <text:p>15</text:p>
          </table:table-cell>
          <table:table-cell table:formula="of:=[.E2782]*[.E2782]*[.E2782]*[.E2782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176.844" calcext:value-type="float">
            <text:p>-176.844</text:p>
          </table:table-cell>
          <table:table-cell office:value-type="float" office:value="-24.749" calcext:value-type="float">
            <text:p>-24.749</text:p>
          </table:table-cell>
          <table:table-cell office:value-type="float" office:value="55" calcext:value-type="float">
            <text:p>55</text:p>
          </table:table-cell>
          <table:table-cell table:formula="of:=[.E2783]*[.E2783]*[.E2783]*[.E2783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71.483" calcext:value-type="float">
            <text:p>-71.483</text:p>
          </table:table-cell>
          <table:table-cell office:value-type="float" office:value="-9.127" calcext:value-type="float">
            <text:p>-9.127</text:p>
          </table:table-cell>
          <table:table-cell office:value-type="float" office:value="590.7" calcext:value-type="float">
            <text:p>590.7</text:p>
          </table:table-cell>
          <table:table-cell table:formula="of:=[.E2784]*[.E2784]*[.E2784]*[.E2784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70.775" calcext:value-type="float">
            <text:p>-70.775</text:p>
          </table:table-cell>
          <table:table-cell office:value-type="float" office:value="-10.75" calcext:value-type="float">
            <text:p>-10.75</text:p>
          </table:table-cell>
          <table:table-cell office:value-type="float" office:value="612.2" calcext:value-type="float">
            <text:p>612.2</text:p>
          </table:table-cell>
          <table:table-cell table:formula="of:=[.E2785]*[.E2785]*[.E2785]*[.E2785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80.918" calcext:value-type="float">
            <text:p>-80.918</text:p>
          </table:table-cell>
          <table:table-cell office:value-type="float" office:value="-6.775" calcext:value-type="float">
            <text:p>-6.775</text:p>
          </table:table-cell>
          <table:table-cell office:value-type="float" office:value="15" calcext:value-type="float">
            <text:p>15</text:p>
          </table:table-cell>
          <table:table-cell table:formula="of:=[.E2786]*[.E2786]*[.E2786]*[.E2786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79.489" calcext:value-type="float">
            <text:p>-79.489</text:p>
          </table:table-cell>
          <table:table-cell office:value-type="float" office:value="1.011" calcext:value-type="float">
            <text:p>1.011</text:p>
          </table:table-cell>
          <table:table-cell office:value-type="float" office:value="27.5" calcext:value-type="float">
            <text:p>27.5</text:p>
          </table:table-cell>
          <table:table-cell table:formula="of:=[.E2787]*[.E2787]*[.E2787]*[.E2787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61.134" calcext:value-type="float">
            <text:p>161.134</text:p>
          </table:table-cell>
          <table:table-cell office:value-type="float" office:value="55.75" calcext:value-type="float">
            <text:p>55.75</text:p>
          </table:table-cell>
          <table:table-cell office:value-type="float" office:value="147.8" calcext:value-type="float">
            <text:p>147.8</text:p>
          </table:table-cell>
          <table:table-cell table:formula="of:=[.E2788]*[.E2788]*[.E2788]*[.E2788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99.092" calcext:value-type="float">
            <text:p>-99.092</text:p>
          </table:table-cell>
          <table:table-cell office:value-type="float" office:value="17.055" calcext:value-type="float">
            <text:p>17.055</text:p>
          </table:table-cell>
          <table:table-cell office:value-type="float" office:value="37.8" calcext:value-type="float">
            <text:p>37.8</text:p>
          </table:table-cell>
          <table:table-cell table:formula="of:=[.E2789]*[.E2789]*[.E2789]*[.E2789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178.803" calcext:value-type="float">
            <text:p>-178.803</text:p>
          </table:table-cell>
          <table:table-cell office:value-type="float" office:value="-15.434" calcext:value-type="float">
            <text:p>-15.434</text:p>
          </table:table-cell>
          <table:table-cell office:value-type="float" office:value="419.1" calcext:value-type="float">
            <text:p>419.1</text:p>
          </table:table-cell>
          <table:table-cell table:formula="of:=[.E2790]*[.E2790]*[.E2790]*[.E2790]/1000" office:value-type="float" office:value="3.3362176" calcext:value-type="float">
            <text:p>3.33621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68.857" calcext:value-type="float">
            <text:p>168.857</text:p>
          </table:table-cell>
          <table:table-cell office:value-type="float" office:value="54.4434" calcext:value-type="float">
            <text:p>54.4434</text:p>
          </table:table-cell>
          <table:table-cell office:value-type="float" office:value="10" calcext:value-type="float">
            <text:p>10</text:p>
          </table:table-cell>
          <table:table-cell table:formula="of:=[.E2791]*[.E2791]*[.E2791]*[.E2791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45.5073" calcext:value-type="float">
            <text:p>145.5073</text:p>
          </table:table-cell>
          <table:table-cell office:value-type="float" office:value="18.5429" calcext:value-type="float">
            <text:p>18.5429</text:p>
          </table:table-cell>
          <table:table-cell office:value-type="float" office:value="196" calcext:value-type="float">
            <text:p>196</text:p>
          </table:table-cell>
          <table:table-cell table:formula="of:=[.E2792]*[.E2792]*[.E2792]*[.E2792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-70.4931" calcext:value-type="float">
            <text:p>-70.4931</text:p>
          </table:table-cell>
          <table:table-cell office:value-type="float" office:value="-20.5709" calcext:value-type="float">
            <text:p>-20.5709</text:p>
          </table:table-cell>
          <table:table-cell office:value-type="float" office:value="22.4" calcext:value-type="float">
            <text:p>22.4</text:p>
          </table:table-cell>
          <table:table-cell table:formula="of:=[.E2793]*[.E2793]*[.E2793]*[.E2793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-46.4011" calcext:value-type="float">
            <text:p>-46.4011</text:p>
          </table:table-cell>
          <table:table-cell office:value-type="float" office:value="-60.2738" calcext:value-type="float">
            <text:p>-60.2738</text:p>
          </table:table-cell>
          <table:table-cell office:value-type="float" office:value="10" calcext:value-type="float">
            <text:p>10</text:p>
          </table:table-cell>
          <table:table-cell table:formula="of:=[.E2794]*[.E2794]*[.E2794]*[.E2794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65.5009" calcext:value-type="float">
            <text:p>65.5009</text:p>
          </table:table-cell>
          <table:table-cell office:value-type="float" office:value="26.951" calcext:value-type="float">
            <text:p>26.951</text:p>
          </table:table-cell>
          <table:table-cell office:value-type="float" office:value="15" calcext:value-type="float">
            <text:p>15</text:p>
          </table:table-cell>
          <table:table-cell table:formula="of:=[.E2795]*[.E2795]*[.E2795]*[.E2795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61.996" calcext:value-type="float">
            <text:p>61.996</text:p>
          </table:table-cell>
          <table:table-cell office:value-type="float" office:value="28.033" calcext:value-type="float">
            <text:p>28.033</text:p>
          </table:table-cell>
          <table:table-cell office:value-type="float" office:value="80" calcext:value-type="float">
            <text:p>80</text:p>
          </table:table-cell>
          <table:table-cell table:formula="of:=[.E2796]*[.E2796]*[.E2796]*[.E2796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45.064" calcext:value-type="float">
            <text:p>145.064</text:p>
          </table:table-cell>
          <table:table-cell office:value-type="float" office:value="49.8" calcext:value-type="float">
            <text:p>49.8</text:p>
          </table:table-cell>
          <table:table-cell office:value-type="float" office:value="583.2" calcext:value-type="float">
            <text:p>583.2</text:p>
          </table:table-cell>
          <table:table-cell table:formula="of:=[.E2797]*[.E2797]*[.E2797]*[.E2797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44.59" calcext:value-type="float">
            <text:p>144.59</text:p>
          </table:table-cell>
          <table:table-cell office:value-type="float" office:value="38.058" calcext:value-type="float">
            <text:p>38.058</text:p>
          </table:table-cell>
          <table:table-cell office:value-type="float" office:value="18.6" calcext:value-type="float">
            <text:p>18.6</text:p>
          </table:table-cell>
          <table:table-cell table:formula="of:=[.E2798]*[.E2798]*[.E2798]*[.E2798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66.51" calcext:value-type="float">
            <text:p>166.51</text:p>
          </table:table-cell>
          <table:table-cell office:value-type="float" office:value="-13.006" calcext:value-type="float">
            <text:p>-13.006</text:p>
          </table:table-cell>
          <table:table-cell office:value-type="float" office:value="45" calcext:value-type="float">
            <text:p>45</text:p>
          </table:table-cell>
          <table:table-cell table:formula="of:=[.E2799]*[.E2799]*[.E2799]*[.E2799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32.885" calcext:value-type="float">
            <text:p>132.885</text:p>
          </table:table-cell>
          <table:table-cell office:value-type="float" office:value="-0.414" calcext:value-type="float">
            <text:p>-0.414</text:p>
          </table:table-cell>
          <table:table-cell office:value-type="float" office:value="17" calcext:value-type="float">
            <text:p>17</text:p>
          </table:table-cell>
          <table:table-cell table:formula="of:=[.E2800]*[.E2800]*[.E2800]*[.E2800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52.886" calcext:value-type="float">
            <text:p>152.886</text:p>
          </table:table-cell>
          <table:table-cell office:value-type="float" office:value="53.882" calcext:value-type="float">
            <text:p>53.882</text:p>
          </table:table-cell>
          <table:table-cell office:value-type="float" office:value="632.8" calcext:value-type="float">
            <text:p>632.8</text:p>
          </table:table-cell>
          <table:table-cell table:formula="of:=[.E2801]*[.E2801]*[.E2801]*[.E2801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-69.89" calcext:value-type="float">
            <text:p>-69.89</text:p>
          </table:table-cell>
          <table:table-cell office:value-type="float" office:value="-22.247" calcext:value-type="float">
            <text:p>-22.247</text:p>
          </table:table-cell>
          <table:table-cell office:value-type="float" office:value="40" calcext:value-type="float">
            <text:p>40</text:p>
          </table:table-cell>
          <table:table-cell table:formula="of:=[.E2802]*[.E2802]*[.E2802]*[.E2802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07.419" calcext:value-type="float">
            <text:p>107.419</text:p>
          </table:table-cell>
          <table:table-cell office:value-type="float" office:value="-9.284" calcext:value-type="float">
            <text:p>-9.284</text:p>
          </table:table-cell>
          <table:table-cell office:value-type="float" office:value="20" calcext:value-type="float">
            <text:p>20</text:p>
          </table:table-cell>
          <table:table-cell table:formula="of:=[.E2803]*[.E2803]*[.E2803]*[.E2803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78.495" calcext:value-type="float">
            <text:p>178.495</text:p>
          </table:table-cell>
          <table:table-cell office:value-type="float" office:value="-23.884" calcext:value-type="float">
            <text:p>-23.884</text:p>
          </table:table-cell>
          <table:table-cell office:value-type="float" office:value="675.4" calcext:value-type="float">
            <text:p>675.4</text:p>
          </table:table-cell>
          <table:table-cell table:formula="of:=[.E2804]*[.E2804]*[.E2804]*[.E2804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-179.513" calcext:value-type="float">
            <text:p>-179.513</text:p>
          </table:table-cell>
          <table:table-cell office:value-type="float" office:value="-21.696" calcext:value-type="float">
            <text:p>-21.696</text:p>
          </table:table-cell>
          <table:table-cell office:value-type="float" office:value="580" calcext:value-type="float">
            <text:p>580</text:p>
          </table:table-cell>
          <table:table-cell table:formula="of:=[.E2805]*[.E2805]*[.E2805]*[.E2805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70.232" calcext:value-type="float">
            <text:p>70.232</text:p>
          </table:table-cell>
          <table:table-cell office:value-type="float" office:value="23.419" calcext:value-type="float">
            <text:p>23.419</text:p>
          </table:table-cell>
          <table:table-cell office:value-type="float" office:value="16" calcext:value-type="float">
            <text:p>16</text:p>
          </table:table-cell>
          <table:table-cell table:formula="of:=[.E2806]*[.E2806]*[.E2806]*[.E2806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-88.66" calcext:value-type="float">
            <text:p>-88.66</text:p>
          </table:table-cell>
          <table:table-cell office:value-type="float" office:value="13.049" calcext:value-type="float">
            <text:p>13.049</text:p>
          </table:table-cell>
          <table:table-cell office:value-type="float" office:value="60" calcext:value-type="float">
            <text:p>60</text:p>
          </table:table-cell>
          <table:table-cell table:formula="of:=[.E2807]*[.E2807]*[.E2807]*[.E2807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20.982" calcext:value-type="float">
            <text:p>120.982</text:p>
          </table:table-cell>
          <table:table-cell office:value-type="float" office:value="23.772" calcext:value-type="float">
            <text:p>23.772</text:p>
          </table:table-cell>
          <table:table-cell office:value-type="float" office:value="33" calcext:value-type="float">
            <text:p>33</text:p>
          </table:table-cell>
          <table:table-cell table:formula="of:=[.E2808]*[.E2808]*[.E2808]*[.E2808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24.891" calcext:value-type="float">
            <text:p>124.891</text:p>
          </table:table-cell>
          <table:table-cell office:value-type="float" office:value="-2.071" calcext:value-type="float">
            <text:p>-2.071</text:p>
          </table:table-cell>
          <table:table-cell office:value-type="float" office:value="33" calcext:value-type="float">
            <text:p>33</text:p>
          </table:table-cell>
          <table:table-cell table:formula="of:=[.E2809]*[.E2809]*[.E2809]*[.E2809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66.676" calcext:value-type="float">
            <text:p>166.676</text:p>
          </table:table-cell>
          <table:table-cell office:value-type="float" office:value="-12.584" calcext:value-type="float">
            <text:p>-12.584</text:p>
          </table:table-cell>
          <table:table-cell office:value-type="float" office:value="33" calcext:value-type="float">
            <text:p>33</text:p>
          </table:table-cell>
          <table:table-cell table:formula="of:=[.E2810]*[.E2810]*[.E2810]*[.E2810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-75.675" calcext:value-type="float">
            <text:p>-75.675</text:p>
          </table:table-cell>
          <table:table-cell office:value-type="float" office:value="-14.993" calcext:value-type="float">
            <text:p>-14.993</text:p>
          </table:table-cell>
          <table:table-cell office:value-type="float" office:value="33" calcext:value-type="float">
            <text:p>33</text:p>
          </table:table-cell>
          <table:table-cell table:formula="of:=[.E2811]*[.E2811]*[.E2811]*[.E2811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54.178" calcext:value-type="float">
            <text:p>154.178</text:p>
          </table:table-cell>
          <table:table-cell office:value-type="float" office:value="-5.799" calcext:value-type="float">
            <text:p>-5.799</text:p>
          </table:table-cell>
          <table:table-cell office:value-type="float" office:value="30.1" calcext:value-type="float">
            <text:p>30.1</text:p>
          </table:table-cell>
          <table:table-cell table:formula="of:=[.E2812]*[.E2812]*[.E2812]*[.E2812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69.9" calcext:value-type="float">
            <text:p>169.9</text:p>
          </table:table-cell>
          <table:table-cell office:value-type="float" office:value="-23.008" calcext:value-type="float">
            <text:p>-23.008</text:p>
          </table:table-cell>
          <table:table-cell office:value-type="float" office:value="20.2" calcext:value-type="float">
            <text:p>20.2</text:p>
          </table:table-cell>
          <table:table-cell table:formula="of:=[.E2813]*[.E2813]*[.E2813]*[.E2813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39.197" calcext:value-type="float">
            <text:p>139.197</text:p>
          </table:table-cell>
          <table:table-cell office:value-type="float" office:value="42.851" calcext:value-type="float">
            <text:p>42.851</text:p>
          </table:table-cell>
          <table:table-cell office:value-type="float" office:value="16.7" calcext:value-type="float">
            <text:p>16.7</text:p>
          </table:table-cell>
          <table:table-cell table:formula="of:=[.E2814]*[.E2814]*[.E2814]*[.E2814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-87.34" calcext:value-type="float">
            <text:p>-87.34</text:p>
          </table:table-cell>
          <table:table-cell office:value-type="float" office:value="11.742" calcext:value-type="float">
            <text:p>11.742</text:p>
          </table:table-cell>
          <table:table-cell office:value-type="float" office:value="44.8" calcext:value-type="float">
            <text:p>44.8</text:p>
          </table:table-cell>
          <table:table-cell table:formula="of:=[.E2815]*[.E2815]*[.E2815]*[.E2815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21.172" calcext:value-type="float">
            <text:p>121.172</text:p>
          </table:table-cell>
          <table:table-cell office:value-type="float" office:value="15.679" calcext:value-type="float">
            <text:p>15.679</text:p>
          </table:table-cell>
          <table:table-cell office:value-type="float" office:value="25.1" calcext:value-type="float">
            <text:p>25.1</text:p>
          </table:table-cell>
          <table:table-cell table:formula="of:=[.E2816]*[.E2816]*[.E2816]*[.E2816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99.611" calcext:value-type="float">
            <text:p>99.611</text:p>
          </table:table-cell>
          <table:table-cell office:value-type="float" office:value="22.789" calcext:value-type="float">
            <text:p>22.789</text:p>
          </table:table-cell>
          <table:table-cell office:value-type="float" office:value="17.8" calcext:value-type="float">
            <text:p>17.8</text:p>
          </table:table-cell>
          <table:table-cell table:formula="of:=[.E2817]*[.E2817]*[.E2817]*[.E2817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-176.367" calcext:value-type="float">
            <text:p>-176.367</text:p>
          </table:table-cell>
          <table:table-cell office:value-type="float" office:value="-28.117" calcext:value-type="float">
            <text:p>-28.117</text:p>
          </table:table-cell>
          <table:table-cell office:value-type="float" office:value="29.1" calcext:value-type="float">
            <text:p>29.1</text:p>
          </table:table-cell>
          <table:table-cell table:formula="of:=[.E2818]*[.E2818]*[.E2818]*[.E2818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-173.085" calcext:value-type="float">
            <text:p>-173.085</text:p>
          </table:table-cell>
          <table:table-cell office:value-type="float" office:value="-14.96" calcext:value-type="float">
            <text:p>-14.96</text:p>
          </table:table-cell>
          <table:table-cell office:value-type="float" office:value="25" calcext:value-type="float">
            <text:p>25</text:p>
          </table:table-cell>
          <table:table-cell table:formula="of:=[.E2819]*[.E2819]*[.E2819]*[.E2819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-79.358" calcext:value-type="float">
            <text:p>-79.358</text:p>
          </table:table-cell>
          <table:table-cell office:value-type="float" office:value="1.598" calcext:value-type="float">
            <text:p>1.598</text:p>
          </table:table-cell>
          <table:table-cell office:value-type="float" office:value="24" calcext:value-type="float">
            <text:p>24</text:p>
          </table:table-cell>
          <table:table-cell table:formula="of:=[.E2820]*[.E2820]*[.E2820]*[.E2820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-96.591" calcext:value-type="float">
            <text:p>-96.591</text:p>
          </table:table-cell>
          <table:table-cell office:value-type="float" office:value="16.01" calcext:value-type="float">
            <text:p>16.01</text:p>
          </table:table-cell>
          <table:table-cell office:value-type="float" office:value="18" calcext:value-type="float">
            <text:p>18</text:p>
          </table:table-cell>
          <table:table-cell table:formula="of:=[.E2821]*[.E2821]*[.E2821]*[.E2821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42.028" calcext:value-type="float">
            <text:p>142.028</text:p>
          </table:table-cell>
          <table:table-cell office:value-type="float" office:value="38.19" calcext:value-type="float">
            <text:p>38.19</text:p>
          </table:table-cell>
          <table:table-cell office:value-type="float" office:value="44" calcext:value-type="float">
            <text:p>44</text:p>
          </table:table-cell>
          <table:table-cell table:formula="of:=[.E2822]*[.E2822]*[.E2822]*[.E2822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-155.0015" calcext:value-type="float">
            <text:p>-155.0015</text:p>
          </table:table-cell>
          <table:table-cell office:value-type="float" office:value="19.333" calcext:value-type="float">
            <text:p>19.333</text:p>
          </table:table-cell>
          <table:table-cell office:value-type="float" office:value="8.95" calcext:value-type="float">
            <text:p>8.95</text:p>
          </table:table-cell>
          <table:table-cell table:formula="of:=[.E2823]*[.E2823]*[.E2823]*[.E2823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55.152" calcext:value-type="float">
            <text:p>155.152</text:p>
          </table:table-cell>
          <table:table-cell office:value-type="float" office:value="-7.104" calcext:value-type="float">
            <text:p>-7.104</text:p>
          </table:table-cell>
          <table:table-cell office:value-type="float" office:value="44" calcext:value-type="float">
            <text:p>44</text:p>
          </table:table-cell>
          <table:table-cell table:formula="of:=[.E2824]*[.E2824]*[.E2824]*[.E2824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-73.232" calcext:value-type="float">
            <text:p>-73.232</text:p>
          </table:table-cell>
          <table:table-cell office:value-type="float" office:value="-38.183" calcext:value-type="float">
            <text:p>-38.183</text:p>
          </table:table-cell>
          <table:table-cell office:value-type="float" office:value="6" calcext:value-type="float">
            <text:p>6</text:p>
          </table:table-cell>
          <table:table-cell table:formula="of:=[.E2825]*[.E2825]*[.E2825]*[.E2825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45.785" calcext:value-type="float">
            <text:p>145.785</text:p>
          </table:table-cell>
          <table:table-cell office:value-type="float" office:value="43.233" calcext:value-type="float">
            <text:p>43.233</text:p>
          </table:table-cell>
          <table:table-cell office:value-type="float" office:value="48" calcext:value-type="float">
            <text:p>48</text:p>
          </table:table-cell>
          <table:table-cell table:formula="of:=[.E2826]*[.E2826]*[.E2826]*[.E2826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24.221" calcext:value-type="float">
            <text:p>124.221</text:p>
          </table:table-cell>
          <table:table-cell office:value-type="float" office:value="3.752" calcext:value-type="float">
            <text:p>3.752</text:p>
          </table:table-cell>
          <table:table-cell office:value-type="float" office:value="330.8" calcext:value-type="float">
            <text:p>330.8</text:p>
          </table:table-cell>
          <table:table-cell table:formula="of:=[.E2827]*[.E2827]*[.E2827]*[.E2827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39.722" calcext:value-type="float">
            <text:p>139.722</text:p>
          </table:table-cell>
          <table:table-cell office:value-type="float" office:value="-3.184" calcext:value-type="float">
            <text:p>-3.184</text:p>
          </table:table-cell>
          <table:table-cell office:value-type="float" office:value="30" calcext:value-type="float">
            <text:p>30</text:p>
          </table:table-cell>
          <table:table-cell table:formula="of:=[.E2828]*[.E2828]*[.E2828]*[.E2828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-70.55" calcext:value-type="float">
            <text:p>-70.55</text:p>
          </table:table-cell>
          <table:table-cell office:value-type="float" office:value="-25.494" calcext:value-type="float">
            <text:p>-25.494</text:p>
          </table:table-cell>
          <table:table-cell office:value-type="float" office:value="25" calcext:value-type="float">
            <text:p>25</text:p>
          </table:table-cell>
          <table:table-cell table:formula="of:=[.E2829]*[.E2829]*[.E2829]*[.E2829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28.49" calcext:value-type="float">
            <text:p>128.49</text:p>
          </table:table-cell>
          <table:table-cell office:value-type="float" office:value="2.388" calcext:value-type="float">
            <text:p>2.388</text:p>
          </table:table-cell>
          <table:table-cell office:value-type="float" office:value="115" calcext:value-type="float">
            <text:p>115</text:p>
          </table:table-cell>
          <table:table-cell table:formula="of:=[.E2830]*[.E2830]*[.E2830]*[.E2830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67.34" calcext:value-type="float">
            <text:p>167.34</text:p>
          </table:table-cell>
          <table:table-cell office:value-type="float" office:value="-14.921" calcext:value-type="float">
            <text:p>-14.921</text:p>
          </table:table-cell>
          <table:table-cell office:value-type="float" office:value="120" calcext:value-type="float">
            <text:p>120</text:p>
          </table:table-cell>
          <table:table-cell table:formula="of:=[.E2831]*[.E2831]*[.E2831]*[.E2831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-69.414" calcext:value-type="float">
            <text:p>-69.414</text:p>
          </table:table-cell>
          <table:table-cell office:value-type="float" office:value="-13.866" calcext:value-type="float">
            <text:p>-13.866</text:p>
          </table:table-cell>
          <table:table-cell office:value-type="float" office:value="550" calcext:value-type="float">
            <text:p>550</text:p>
          </table:table-cell>
          <table:table-cell table:formula="of:=[.E2832]*[.E2832]*[.E2832]*[.E2832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-66.713" calcext:value-type="float">
            <text:p>-66.713</text:p>
          </table:table-cell>
          <table:table-cell office:value-type="float" office:value="-20.948" calcext:value-type="float">
            <text:p>-20.948</text:p>
          </table:table-cell>
          <table:table-cell office:value-type="float" office:value="232.5" calcext:value-type="float">
            <text:p>232.5</text:p>
          </table:table-cell>
          <table:table-cell table:formula="of:=[.E2833]*[.E2833]*[.E2833]*[.E2833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25.957" calcext:value-type="float">
            <text:p>25.957</text:p>
          </table:table-cell>
          <table:table-cell office:value-type="float" office:value="36.664" calcext:value-type="float">
            <text:p>36.664</text:p>
          </table:table-cell>
          <table:table-cell office:value-type="float" office:value="20" calcext:value-type="float">
            <text:p>20</text:p>
          </table:table-cell>
          <table:table-cell table:formula="of:=[.E2834]*[.E2834]*[.E2834]*[.E2834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91.261" calcext:value-type="float">
            <text:p>91.261</text:p>
          </table:table-cell>
          <table:table-cell office:value-type="float" office:value="31.056" calcext:value-type="float">
            <text:p>31.056</text:p>
          </table:table-cell>
          <table:table-cell office:value-type="float" office:value="30" calcext:value-type="float">
            <text:p>30</text:p>
          </table:table-cell>
          <table:table-cell table:formula="of:=[.E2835]*[.E2835]*[.E2835]*[.E2835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29.183" calcext:value-type="float">
            <text:p>129.183</text:p>
          </table:table-cell>
          <table:table-cell office:value-type="float" office:value="-6.823" calcext:value-type="float">
            <text:p>-6.823</text:p>
          </table:table-cell>
          <table:table-cell office:value-type="float" office:value="199.7" calcext:value-type="float">
            <text:p>199.7</text:p>
          </table:table-cell>
          <table:table-cell table:formula="of:=[.E2836]*[.E2836]*[.E2836]*[.E2836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43.491" calcext:value-type="float">
            <text:p>143.491</text:p>
          </table:table-cell>
          <table:table-cell office:value-type="float" office:value="45.882" calcext:value-type="float">
            <text:p>45.882</text:p>
          </table:table-cell>
          <table:table-cell office:value-type="float" office:value="329" calcext:value-type="float">
            <text:p>329</text:p>
          </table:table-cell>
          <table:table-cell table:formula="of:=[.E2837]*[.E2837]*[.E2837]*[.E2837]/1000" office:value-type="float" office:value="3.5153041" calcext:value-type="float">
            <text:p>3.51530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61.3273" calcext:value-type="float">
            <text:p>161.3273</text:p>
          </table:table-cell>
          <table:table-cell office:value-type="float" office:value="-10.6812" calcext:value-type="float">
            <text:p>-10.6812</text:p>
          </table:table-cell>
          <table:table-cell office:value-type="float" office:value="40" calcext:value-type="float">
            <text:p>40</text:p>
          </table:table-cell>
          <table:table-cell table:formula="of:=[.E2838]*[.E2838]*[.E2838]*[.E2838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73.054" calcext:value-type="float">
            <text:p>173.054</text:p>
          </table:table-cell>
          <table:table-cell office:value-type="float" office:value="-42.7373" calcext:value-type="float">
            <text:p>-42.7373</text:p>
          </table:table-cell>
          <table:table-cell office:value-type="float" office:value="15.11" calcext:value-type="float">
            <text:p>15.11</text:p>
          </table:table-cell>
          <table:table-cell table:formula="of:=[.E2839]*[.E2839]*[.E2839]*[.E2839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-79.9218" calcext:value-type="float">
            <text:p>-79.9218</text:p>
          </table:table-cell>
          <table:table-cell office:value-type="float" office:value="0.3819" calcext:value-type="float">
            <text:p>0.3819</text:p>
          </table:table-cell>
          <table:table-cell office:value-type="float" office:value="20.59" calcext:value-type="float">
            <text:p>20.59</text:p>
          </table:table-cell>
          <table:table-cell table:formula="of:=[.E2840]*[.E2840]*[.E2840]*[.E2840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94.3299" calcext:value-type="float">
            <text:p>94.3299</text:p>
          </table:table-cell>
          <table:table-cell office:value-type="float" office:value="-4.9521" calcext:value-type="float">
            <text:p>-4.9521</text:p>
          </table:table-cell>
          <table:table-cell office:value-type="float" office:value="24" calcext:value-type="float">
            <text:p>24</text:p>
          </table:table-cell>
          <table:table-cell table:formula="of:=[.E2841]*[.E2841]*[.E2841]*[.E2841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40.4931" calcext:value-type="float">
            <text:p>140.4931</text:p>
          </table:table-cell>
          <table:table-cell office:value-type="float" office:value="27.8386" calcext:value-type="float">
            <text:p>27.8386</text:p>
          </table:table-cell>
          <table:table-cell office:value-type="float" office:value="664" calcext:value-type="float">
            <text:p>664</text:p>
          </table:table-cell>
          <table:table-cell table:formula="of:=[.E2842]*[.E2842]*[.E2842]*[.E2842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84.7314" calcext:value-type="float">
            <text:p>84.7314</text:p>
          </table:table-cell>
          <table:table-cell office:value-type="float" office:value="28.2305" calcext:value-type="float">
            <text:p>28.2305</text:p>
          </table:table-cell>
          <table:table-cell office:value-type="float" office:value="8.22" calcext:value-type="float">
            <text:p>8.22</text:p>
          </table:table-cell>
          <table:table-cell table:formula="of:=[.E2843]*[.E2843]*[.E2843]*[.E2843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-132.101" calcext:value-type="float">
            <text:p>-132.101</text:p>
          </table:table-cell>
          <table:table-cell office:value-type="float" office:value="52.788" calcext:value-type="float">
            <text:p>52.788</text:p>
          </table:table-cell>
          <table:table-cell office:value-type="float" office:value="14" calcext:value-type="float">
            <text:p>14</text:p>
          </table:table-cell>
          <table:table-cell table:formula="of:=[.E2844]*[.E2844]*[.E2844]*[.E2844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00.082" calcext:value-type="float">
            <text:p>100.082</text:p>
          </table:table-cell>
          <table:table-cell office:value-type="float" office:value="-3.487" calcext:value-type="float">
            <text:p>-3.487</text:p>
          </table:table-cell>
          <table:table-cell office:value-type="float" office:value="20.1" calcext:value-type="float">
            <text:p>20.1</text:p>
          </table:table-cell>
          <table:table-cell table:formula="of:=[.E2845]*[.E2845]*[.E2845]*[.E2845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97.048" calcext:value-type="float">
            <text:p>97.048</text:p>
          </table:table-cell>
          <table:table-cell office:value-type="float" office:value="2.383" calcext:value-type="float">
            <text:p>2.383</text:p>
          </table:table-cell>
          <table:table-cell office:value-type="float" office:value="31" calcext:value-type="float">
            <text:p>31</text:p>
          </table:table-cell>
          <table:table-cell table:formula="of:=[.E2846]*[.E2846]*[.E2846]*[.E2846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66.382" calcext:value-type="float">
            <text:p>166.382</text:p>
          </table:table-cell>
          <table:table-cell office:value-type="float" office:value="-12.517" calcext:value-type="float">
            <text:p>-12.517</text:p>
          </table:table-cell>
          <table:table-cell office:value-type="float" office:value="35" calcext:value-type="float">
            <text:p>35</text:p>
          </table:table-cell>
          <table:table-cell table:formula="of:=[.E2847]*[.E2847]*[.E2847]*[.E2847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66.562" calcext:value-type="float">
            <text:p>166.562</text:p>
          </table:table-cell>
          <table:table-cell office:value-type="float" office:value="-45.762" calcext:value-type="float">
            <text:p>-45.762</text:p>
          </table:table-cell>
          <table:table-cell office:value-type="float" office:value="12" calcext:value-type="float">
            <text:p>12</text:p>
          </table:table-cell>
          <table:table-cell table:formula="of:=[.E2848]*[.E2848]*[.E2848]*[.E2848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-177.514" calcext:value-type="float">
            <text:p>-177.514</text:p>
          </table:table-cell>
          <table:table-cell office:value-type="float" office:value="-25.996" calcext:value-type="float">
            <text:p>-25.996</text:p>
          </table:table-cell>
          <table:table-cell office:value-type="float" office:value="152.5" calcext:value-type="float">
            <text:p>152.5</text:p>
          </table:table-cell>
          <table:table-cell table:formula="of:=[.E2849]*[.E2849]*[.E2849]*[.E2849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-69.197" calcext:value-type="float">
            <text:p>-69.197</text:p>
          </table:table-cell>
          <table:table-cell office:value-type="float" office:value="-19.987" calcext:value-type="float">
            <text:p>-19.987</text:p>
          </table:table-cell>
          <table:table-cell office:value-type="float" office:value="115.6" calcext:value-type="float">
            <text:p>115.6</text:p>
          </table:table-cell>
          <table:table-cell table:formula="of:=[.E2850]*[.E2850]*[.E2850]*[.E2850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78.65" calcext:value-type="float">
            <text:p>178.65</text:p>
          </table:table-cell>
          <table:table-cell office:value-type="float" office:value="51.146" calcext:value-type="float">
            <text:p>51.146</text:p>
          </table:table-cell>
          <table:table-cell office:value-type="float" office:value="33" calcext:value-type="float">
            <text:p>33</text:p>
          </table:table-cell>
          <table:table-cell table:formula="of:=[.E2851]*[.E2851]*[.E2851]*[.E2851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90.541" calcext:value-type="float">
            <text:p>90.541</text:p>
          </table:table-cell>
          <table:table-cell office:value-type="float" office:value="35.946" calcext:value-type="float">
            <text:p>35.946</text:p>
          </table:table-cell>
          <table:table-cell office:value-type="float" office:value="10" calcext:value-type="float">
            <text:p>10</text:p>
          </table:table-cell>
          <table:table-cell table:formula="of:=[.E2852]*[.E2852]*[.E2852]*[.E2852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51.781" calcext:value-type="float">
            <text:p>151.781</text:p>
          </table:table-cell>
          <table:table-cell office:value-type="float" office:value="-5.496" calcext:value-type="float">
            <text:p>-5.496</text:p>
          </table:table-cell>
          <table:table-cell office:value-type="float" office:value="33" calcext:value-type="float">
            <text:p>33</text:p>
          </table:table-cell>
          <table:table-cell table:formula="of:=[.E2853]*[.E2853]*[.E2853]*[.E2853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53.102" calcext:value-type="float">
            <text:p>153.102</text:p>
          </table:table-cell>
          <table:table-cell office:value-type="float" office:value="-5.233" calcext:value-type="float">
            <text:p>-5.233</text:p>
          </table:table-cell>
          <table:table-cell office:value-type="float" office:value="30" calcext:value-type="float">
            <text:p>30</text:p>
          </table:table-cell>
          <table:table-cell table:formula="of:=[.E2854]*[.E2854]*[.E2854]*[.E2854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62.035" calcext:value-type="float">
            <text:p>162.035</text:p>
          </table:table-cell>
          <table:table-cell office:value-type="float" office:value="54.841" calcext:value-type="float">
            <text:p>54.841</text:p>
          </table:table-cell>
          <table:table-cell office:value-type="float" office:value="33" calcext:value-type="float">
            <text:p>33</text:p>
          </table:table-cell>
          <table:table-cell table:formula="of:=[.E2855]*[.E2855]*[.E2855]*[.E2855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-176.772" calcext:value-type="float">
            <text:p>-176.772</text:p>
          </table:table-cell>
          <table:table-cell office:value-type="float" office:value="-22.101" calcext:value-type="float">
            <text:p>-22.101</text:p>
          </table:table-cell>
          <table:table-cell office:value-type="float" office:value="167.3" calcext:value-type="float">
            <text:p>167.3</text:p>
          </table:table-cell>
          <table:table-cell table:formula="of:=[.E2856]*[.E2856]*[.E2856]*[.E2856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43.419" calcext:value-type="float">
            <text:p>143.419</text:p>
          </table:table-cell>
          <table:table-cell office:value-type="float" office:value="40.525" calcext:value-type="float">
            <text:p>40.525</text:p>
          </table:table-cell>
          <table:table-cell office:value-type="float" office:value="26.5" calcext:value-type="float">
            <text:p>26.5</text:p>
          </table:table-cell>
          <table:table-cell table:formula="of:=[.E2857]*[.E2857]*[.E2857]*[.E2857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12.835" calcext:value-type="float">
            <text:p>112.835</text:p>
          </table:table-cell>
          <table:table-cell office:value-type="float" office:value="-10.477" calcext:value-type="float">
            <text:p>-10.477</text:p>
          </table:table-cell>
          <table:table-cell office:value-type="float" office:value="18.4" calcext:value-type="float">
            <text:p>18.4</text:p>
          </table:table-cell>
          <table:table-cell table:formula="of:=[.E2858]*[.E2858]*[.E2858]*[.E2858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44.801" calcext:value-type="float">
            <text:p>144.801</text:p>
          </table:table-cell>
          <table:table-cell office:value-type="float" office:value="12.982" calcext:value-type="float">
            <text:p>12.982</text:p>
          </table:table-cell>
          <table:table-cell office:value-type="float" office:value="59.3" calcext:value-type="float">
            <text:p>59.3</text:p>
          </table:table-cell>
          <table:table-cell table:formula="of:=[.E2859]*[.E2859]*[.E2859]*[.E2859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21.896" calcext:value-type="float">
            <text:p>121.896</text:p>
          </table:table-cell>
          <table:table-cell office:value-type="float" office:value="-8.48" calcext:value-type="float">
            <text:p>-8.48</text:p>
          </table:table-cell>
          <table:table-cell office:value-type="float" office:value="27.7" calcext:value-type="float">
            <text:p>27.7</text:p>
          </table:table-cell>
          <table:table-cell table:formula="of:=[.E2860]*[.E2860]*[.E2860]*[.E2860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22.857" calcext:value-type="float">
            <text:p>122.857</text:p>
          </table:table-cell>
          <table:table-cell office:value-type="float" office:value="1.186" calcext:value-type="float">
            <text:p>1.186</text:p>
          </table:table-cell>
          <table:table-cell office:value-type="float" office:value="25.7" calcext:value-type="float">
            <text:p>25.7</text:p>
          </table:table-cell>
          <table:table-cell table:formula="of:=[.E2861]*[.E2861]*[.E2861]*[.E2861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-143.032" calcext:value-type="float">
            <text:p>-143.032</text:p>
          </table:table-cell>
          <table:table-cell office:value-type="float" office:value="56.953" calcext:value-type="float">
            <text:p>56.953</text:p>
          </table:table-cell>
          <table:table-cell office:value-type="float" office:value="10" calcext:value-type="float">
            <text:p>10</text:p>
          </table:table-cell>
          <table:table-cell table:formula="of:=[.E2862]*[.E2862]*[.E2862]*[.E2862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-172.467" calcext:value-type="float">
            <text:p>-172.467</text:p>
          </table:table-cell>
          <table:table-cell office:value-type="float" office:value="-16.264" calcext:value-type="float">
            <text:p>-16.264</text:p>
          </table:table-cell>
          <table:table-cell office:value-type="float" office:value="33" calcext:value-type="float">
            <text:p>33</text:p>
          </table:table-cell>
          <table:table-cell table:formula="of:=[.E2863]*[.E2863]*[.E2863]*[.E2863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-175.119" calcext:value-type="float">
            <text:p>-175.119</text:p>
          </table:table-cell>
          <table:table-cell office:value-type="float" office:value="-24.894" calcext:value-type="float">
            <text:p>-24.894</text:p>
          </table:table-cell>
          <table:table-cell office:value-type="float" office:value="9" calcext:value-type="float">
            <text:p>9</text:p>
          </table:table-cell>
          <table:table-cell table:formula="of:=[.E2864]*[.E2864]*[.E2864]*[.E2864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-71.076" calcext:value-type="float">
            <text:p>-71.076</text:p>
          </table:table-cell>
          <table:table-cell office:value-type="float" office:value="-32.601" calcext:value-type="float">
            <text:p>-32.601</text:p>
          </table:table-cell>
          <table:table-cell office:value-type="float" office:value="60.3" calcext:value-type="float">
            <text:p>60.3</text:p>
          </table:table-cell>
          <table:table-cell table:formula="of:=[.E2865]*[.E2865]*[.E2865]*[.E2865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-10.613" calcext:value-type="float">
            <text:p>-10.613</text:p>
          </table:table-cell>
          <table:table-cell office:value-type="float" office:value="36.033" calcext:value-type="float">
            <text:p>36.033</text:p>
          </table:table-cell>
          <table:table-cell office:value-type="float" office:value="10" calcext:value-type="float">
            <text:p>10</text:p>
          </table:table-cell>
          <table:table-cell table:formula="of:=[.E2866]*[.E2866]*[.E2866]*[.E2866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66.552" calcext:value-type="float">
            <text:p>166.552</text:p>
          </table:table-cell>
          <table:table-cell office:value-type="float" office:value="-12.091" calcext:value-type="float">
            <text:p>-12.091</text:p>
          </table:table-cell>
          <table:table-cell office:value-type="float" office:value="55" calcext:value-type="float">
            <text:p>55</text:p>
          </table:table-cell>
          <table:table-cell table:formula="of:=[.E2867]*[.E2867]*[.E2867]*[.E2867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-167.739" calcext:value-type="float">
            <text:p>-167.739</text:p>
          </table:table-cell>
          <table:table-cell office:value-type="float" office:value="52.99" calcext:value-type="float">
            <text:p>52.99</text:p>
          </table:table-cell>
          <table:table-cell office:value-type="float" office:value="45" calcext:value-type="float">
            <text:p>45</text:p>
          </table:table-cell>
          <table:table-cell table:formula="of:=[.E2868]*[.E2868]*[.E2868]*[.E2868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-27.655" calcext:value-type="float">
            <text:p>-27.655</text:p>
          </table:table-cell>
          <table:table-cell office:value-type="float" office:value="-56.323" calcext:value-type="float">
            <text:p>-56.323</text:p>
          </table:table-cell>
          <table:table-cell office:value-type="float" office:value="125" calcext:value-type="float">
            <text:p>125</text:p>
          </table:table-cell>
          <table:table-cell table:formula="of:=[.E2869]*[.E2869]*[.E2869]*[.E2869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50.547" calcext:value-type="float">
            <text:p>150.547</text:p>
          </table:table-cell>
          <table:table-cell office:value-type="float" office:value="44.726" calcext:value-type="float">
            <text:p>44.726</text:p>
          </table:table-cell>
          <table:table-cell office:value-type="float" office:value="28.2" calcext:value-type="float">
            <text:p>28.2</text:p>
          </table:table-cell>
          <table:table-cell table:formula="of:=[.E2870]*[.E2870]*[.E2870]*[.E2870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-72.889" calcext:value-type="float">
            <text:p>-72.889</text:p>
          </table:table-cell>
          <table:table-cell office:value-type="float" office:value="-45.785" calcext:value-type="float">
            <text:p>-45.785</text:p>
          </table:table-cell>
          <table:table-cell office:value-type="float" office:value="15" calcext:value-type="float">
            <text:p>15</text:p>
          </table:table-cell>
          <table:table-cell table:formula="of:=[.E2871]*[.E2871]*[.E2871]*[.E2871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-73.039" calcext:value-type="float">
            <text:p>-73.039</text:p>
          </table:table-cell>
          <table:table-cell office:value-type="float" office:value="-38.061" calcext:value-type="float">
            <text:p>-38.061</text:p>
          </table:table-cell>
          <table:table-cell office:value-type="float" office:value="25" calcext:value-type="float">
            <text:p>25</text:p>
          </table:table-cell>
          <table:table-cell table:formula="of:=[.E2872]*[.E2872]*[.E2872]*[.E2872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-136.712" calcext:value-type="float">
            <text:p>-136.712</text:p>
          </table:table-cell>
          <table:table-cell office:value-type="float" office:value="58.23" calcext:value-type="float">
            <text:p>58.23</text:p>
          </table:table-cell>
          <table:table-cell office:value-type="float" office:value="10" calcext:value-type="float">
            <text:p>10</text:p>
          </table:table-cell>
          <table:table-cell table:formula="of:=[.E2873]*[.E2873]*[.E2873]*[.E2873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66.684" calcext:value-type="float">
            <text:p>166.684</text:p>
          </table:table-cell>
          <table:table-cell office:value-type="float" office:value="-12.418" calcext:value-type="float">
            <text:p>-12.418</text:p>
          </table:table-cell>
          <table:table-cell office:value-type="float" office:value="123.6" calcext:value-type="float">
            <text:p>123.6</text:p>
          </table:table-cell>
          <table:table-cell table:formula="of:=[.E2874]*[.E2874]*[.E2874]*[.E2874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-3.612" calcext:value-type="float">
            <text:p>-3.612</text:p>
          </table:table-cell>
          <table:table-cell office:value-type="float" office:value="36.988" calcext:value-type="float">
            <text:p>36.988</text:p>
          </table:table-cell>
          <table:table-cell office:value-type="float" office:value="626.2" calcext:value-type="float">
            <text:p>626.2</text:p>
          </table:table-cell>
          <table:table-cell table:formula="of:=[.E2875]*[.E2875]*[.E2875]*[.E2875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21.214" calcext:value-type="float">
            <text:p>121.214</text:p>
          </table:table-cell>
          <table:table-cell office:value-type="float" office:value="23.092" calcext:value-type="float">
            <text:p>23.092</text:p>
          </table:table-cell>
          <table:table-cell office:value-type="float" office:value="30" calcext:value-type="float">
            <text:p>30</text:p>
          </table:table-cell>
          <table:table-cell table:formula="of:=[.E2876]*[.E2876]*[.E2876]*[.E2876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-175.874" calcext:value-type="float">
            <text:p>-175.874</text:p>
          </table:table-cell>
          <table:table-cell office:value-type="float" office:value="-19.705" calcext:value-type="float">
            <text:p>-19.705</text:p>
          </table:table-cell>
          <table:table-cell office:value-type="float" office:value="215.9" calcext:value-type="float">
            <text:p>215.9</text:p>
          </table:table-cell>
          <table:table-cell table:formula="of:=[.E2877]*[.E2877]*[.E2877]*[.E2877]/1000" office:value-type="float" office:value="3.7015056" calcext:value-type="float">
            <text:p>3.70150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79.3502" calcext:value-type="float">
            <text:p>179.3502</text:p>
          </table:table-cell>
          <table:table-cell office:value-type="float" office:value="-18.4743" calcext:value-type="float">
            <text:p>-18.4743</text:p>
          </table:table-cell>
          <table:table-cell office:value-type="float" office:value="670.81" calcext:value-type="float">
            <text:p>670.81</text:p>
          </table:table-cell>
          <table:table-cell table:formula="of:=[.E2878]*[.E2878]*[.E2878]*[.E2878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-149.1658" calcext:value-type="float">
            <text:p>-149.1658</text:p>
          </table:table-cell>
          <table:table-cell office:value-type="float" office:value="56.0039" calcext:value-type="float">
            <text:p>56.0039</text:p>
          </table:table-cell>
          <table:table-cell office:value-type="float" office:value="14.06" calcext:value-type="float">
            <text:p>14.06</text:p>
          </table:table-cell>
          <table:table-cell table:formula="of:=[.E2879]*[.E2879]*[.E2879]*[.E2879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55.1718" calcext:value-type="float">
            <text:p>155.1718</text:p>
          </table:table-cell>
          <table:table-cell office:value-type="float" office:value="-6.2464" calcext:value-type="float">
            <text:p>-6.2464</text:p>
          </table:table-cell>
          <table:table-cell office:value-type="float" office:value="135" calcext:value-type="float">
            <text:p>135</text:p>
          </table:table-cell>
          <table:table-cell table:formula="of:=[.E2880]*[.E2880]*[.E2880]*[.E2880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53.5216" calcext:value-type="float">
            <text:p>153.5216</text:p>
          </table:table-cell>
          <table:table-cell office:value-type="float" office:value="-4.5049" calcext:value-type="float">
            <text:p>-4.5049</text:p>
          </table:table-cell>
          <table:table-cell office:value-type="float" office:value="94.54" calcext:value-type="float">
            <text:p>94.54</text:p>
          </table:table-cell>
          <table:table-cell table:formula="of:=[.E2881]*[.E2881]*[.E2881]*[.E2881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78.7352" calcext:value-type="float">
            <text:p>178.7352</text:p>
          </table:table-cell>
          <table:table-cell office:value-type="float" office:value="51.8486" calcext:value-type="float">
            <text:p>51.8486</text:p>
          </table:table-cell>
          <table:table-cell office:value-type="float" office:value="109" calcext:value-type="float">
            <text:p>109</text:p>
          </table:table-cell>
          <table:table-cell table:formula="of:=[.E2882]*[.E2882]*[.E2882]*[.E2882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41.111" calcext:value-type="float">
            <text:p>141.111</text:p>
          </table:table-cell>
          <table:table-cell office:value-type="float" office:value="36.281" calcext:value-type="float">
            <text:p>36.281</text:p>
          </table:table-cell>
          <table:table-cell office:value-type="float" office:value="42.6" calcext:value-type="float">
            <text:p>42.6</text:p>
          </table:table-cell>
          <table:table-cell table:formula="of:=[.E2883]*[.E2883]*[.E2883]*[.E2883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03.322" calcext:value-type="float">
            <text:p>103.322</text:p>
          </table:table-cell>
          <table:table-cell office:value-type="float" office:value="31.002" calcext:value-type="float">
            <text:p>31.002</text:p>
          </table:table-cell>
          <table:table-cell office:value-type="float" office:value="19" calcext:value-type="float">
            <text:p>19</text:p>
          </table:table-cell>
          <table:table-cell table:formula="of:=[.E2884]*[.E2884]*[.E2884]*[.E2884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00.841" calcext:value-type="float">
            <text:p>100.841</text:p>
          </table:table-cell>
          <table:table-cell office:value-type="float" office:value="-2.625" calcext:value-type="float">
            <text:p>-2.625</text:p>
          </table:table-cell>
          <table:table-cell office:value-type="float" office:value="35" calcext:value-type="float">
            <text:p>35</text:p>
          </table:table-cell>
          <table:table-cell table:formula="of:=[.E2885]*[.E2885]*[.E2885]*[.E2885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-147.4529" calcext:value-type="float">
            <text:p>-147.4529</text:p>
          </table:table-cell>
          <table:table-cell office:value-type="float" office:value="63.5141" calcext:value-type="float">
            <text:p>63.5141</text:p>
          </table:table-cell>
          <table:table-cell office:value-type="float" office:value="4.2" calcext:value-type="float">
            <text:p>4.2</text:p>
          </table:table-cell>
          <table:table-cell table:formula="of:=[.E2886]*[.E2886]*[.E2886]*[.E2886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97.453" calcext:value-type="float">
            <text:p>97.453</text:p>
          </table:table-cell>
          <table:table-cell office:value-type="float" office:value="-13.802" calcext:value-type="float">
            <text:p>-13.802</text:p>
          </table:table-cell>
          <table:table-cell office:value-type="float" office:value="10" calcext:value-type="float">
            <text:p>10</text:p>
          </table:table-cell>
          <table:table-cell table:formula="of:=[.E2887]*[.E2887]*[.E2887]*[.E2887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02.087" calcext:value-type="float">
            <text:p>102.087</text:p>
          </table:table-cell>
          <table:table-cell office:value-type="float" office:value="-4.721" calcext:value-type="float">
            <text:p>-4.721</text:p>
          </table:table-cell>
          <table:table-cell office:value-type="float" office:value="33" calcext:value-type="float">
            <text:p>33</text:p>
          </table:table-cell>
          <table:table-cell table:formula="of:=[.E2888]*[.E2888]*[.E2888]*[.E2888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22.589" calcext:value-type="float">
            <text:p>122.589</text:p>
          </table:table-cell>
          <table:table-cell office:value-type="float" office:value="-7.137" calcext:value-type="float">
            <text:p>-7.137</text:p>
          </table:table-cell>
          <table:table-cell office:value-type="float" office:value="587.3" calcext:value-type="float">
            <text:p>587.3</text:p>
          </table:table-cell>
          <table:table-cell table:formula="of:=[.E2889]*[.E2889]*[.E2889]*[.E2889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-177.632" calcext:value-type="float">
            <text:p>-177.632</text:p>
          </table:table-cell>
          <table:table-cell office:value-type="float" office:value="51.564" calcext:value-type="float">
            <text:p>51.564</text:p>
          </table:table-cell>
          <table:table-cell office:value-type="float" office:value="33" calcext:value-type="float">
            <text:p>33</text:p>
          </table:table-cell>
          <table:table-cell table:formula="of:=[.E2890]*[.E2890]*[.E2890]*[.E2890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19.931" calcext:value-type="float">
            <text:p>119.931</text:p>
          </table:table-cell>
          <table:table-cell office:value-type="float" office:value="0.729" calcext:value-type="float">
            <text:p>0.729</text:p>
          </table:table-cell>
          <table:table-cell office:value-type="float" office:value="24" calcext:value-type="float">
            <text:p>24</text:p>
          </table:table-cell>
          <table:table-cell table:formula="of:=[.E2891]*[.E2891]*[.E2891]*[.E2891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49.3" calcext:value-type="float">
            <text:p>149.3</text:p>
          </table:table-cell>
          <table:table-cell office:value-type="float" office:value="44.663" calcext:value-type="float">
            <text:p>44.663</text:p>
          </table:table-cell>
          <table:table-cell office:value-type="float" office:value="33" calcext:value-type="float">
            <text:p>33</text:p>
          </table:table-cell>
          <table:table-cell table:formula="of:=[.E2892]*[.E2892]*[.E2892]*[.E2892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-142.786" calcext:value-type="float">
            <text:p>-142.786</text:p>
          </table:table-cell>
          <table:table-cell office:value-type="float" office:value="58.679" calcext:value-type="float">
            <text:p>58.679</text:p>
          </table:table-cell>
          <table:table-cell office:value-type="float" office:value="10" calcext:value-type="float">
            <text:p>10</text:p>
          </table:table-cell>
          <table:table-cell table:formula="of:=[.E2893]*[.E2893]*[.E2893]*[.E2893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65.916" calcext:value-type="float">
            <text:p>165.916</text:p>
          </table:table-cell>
          <table:table-cell office:value-type="float" office:value="-12.525" calcext:value-type="float">
            <text:p>-12.525</text:p>
          </table:table-cell>
          <table:table-cell office:value-type="float" office:value="33" calcext:value-type="float">
            <text:p>33</text:p>
          </table:table-cell>
          <table:table-cell table:formula="of:=[.E2894]*[.E2894]*[.E2894]*[.E2894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36.04" calcext:value-type="float">
            <text:p>136.04</text:p>
          </table:table-cell>
          <table:table-cell office:value-type="float" office:value="-1.679" calcext:value-type="float">
            <text:p>-1.679</text:p>
          </table:table-cell>
          <table:table-cell office:value-type="float" office:value="5" calcext:value-type="float">
            <text:p>5</text:p>
          </table:table-cell>
          <table:table-cell table:formula="of:=[.E2895]*[.E2895]*[.E2895]*[.E2895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24.023" calcext:value-type="float">
            <text:p>124.023</text:p>
          </table:table-cell>
          <table:table-cell office:value-type="float" office:value="6.262" calcext:value-type="float">
            <text:p>6.262</text:p>
          </table:table-cell>
          <table:table-cell office:value-type="float" office:value="33" calcext:value-type="float">
            <text:p>33</text:p>
          </table:table-cell>
          <table:table-cell table:formula="of:=[.E2896]*[.E2896]*[.E2896]*[.E2896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55.054" calcext:value-type="float">
            <text:p>155.054</text:p>
          </table:table-cell>
          <table:table-cell office:value-type="float" office:value="-6.59" calcext:value-type="float">
            <text:p>-6.59</text:p>
          </table:table-cell>
          <table:table-cell office:value-type="float" office:value="49" calcext:value-type="float">
            <text:p>49</text:p>
          </table:table-cell>
          <table:table-cell table:formula="of:=[.E2897]*[.E2897]*[.E2897]*[.E2897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-17.649" calcext:value-type="float">
            <text:p>-17.649</text:p>
          </table:table-cell>
          <table:table-cell office:value-type="float" office:value="35.997" calcext:value-type="float">
            <text:p>35.997</text:p>
          </table:table-cell>
          <table:table-cell office:value-type="float" office:value="33" calcext:value-type="float">
            <text:p>33</text:p>
          </table:table-cell>
          <table:table-cell table:formula="of:=[.E2898]*[.E2898]*[.E2898]*[.E2898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-78.737" calcext:value-type="float">
            <text:p>-78.737</text:p>
          </table:table-cell>
          <table:table-cell office:value-type="float" office:value="-9.183" calcext:value-type="float">
            <text:p>-9.183</text:p>
          </table:table-cell>
          <table:table-cell office:value-type="float" office:value="45" calcext:value-type="float">
            <text:p>45</text:p>
          </table:table-cell>
          <table:table-cell table:formula="of:=[.E2899]*[.E2899]*[.E2899]*[.E2899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42.864" calcext:value-type="float">
            <text:p>142.864</text:p>
          </table:table-cell>
          <table:table-cell office:value-type="float" office:value="41.43" calcext:value-type="float">
            <text:p>41.43</text:p>
          </table:table-cell>
          <table:table-cell office:value-type="float" office:value="25" calcext:value-type="float">
            <text:p>25</text:p>
          </table:table-cell>
          <table:table-cell table:formula="of:=[.E2900]*[.E2900]*[.E2900]*[.E2900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59.732" calcext:value-type="float">
            <text:p>159.732</text:p>
          </table:table-cell>
          <table:table-cell office:value-type="float" office:value="53.257" calcext:value-type="float">
            <text:p>53.257</text:p>
          </table:table-cell>
          <table:table-cell office:value-type="float" office:value="55" calcext:value-type="float">
            <text:p>55</text:p>
          </table:table-cell>
          <table:table-cell table:formula="of:=[.E2901]*[.E2901]*[.E2901]*[.E2901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41.625" calcext:value-type="float">
            <text:p>141.625</text:p>
          </table:table-cell>
          <table:table-cell office:value-type="float" office:value="34.006" calcext:value-type="float">
            <text:p>34.006</text:p>
          </table:table-cell>
          <table:table-cell office:value-type="float" office:value="25" calcext:value-type="float">
            <text:p>25</text:p>
          </table:table-cell>
          <table:table-cell table:formula="of:=[.E2902]*[.E2902]*[.E2902]*[.E2902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67.654" calcext:value-type="float">
            <text:p>167.654</text:p>
          </table:table-cell>
          <table:table-cell office:value-type="float" office:value="-18.373" calcext:value-type="float">
            <text:p>-18.373</text:p>
          </table:table-cell>
          <table:table-cell office:value-type="float" office:value="30" calcext:value-type="float">
            <text:p>30</text:p>
          </table:table-cell>
          <table:table-cell table:formula="of:=[.E2903]*[.E2903]*[.E2903]*[.E2903]/1000" office:value-type="float" office:value="3.8950081" calcext:value-type="float">
            <text:p>3.895008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65.114" calcext:value-type="float">
            <text:p>165.114</text:p>
          </table:table-cell>
          <table:table-cell office:value-type="float" office:value="-10.799" calcext:value-type="float">
            <text:p>-10.799</text:p>
          </table:table-cell>
          <table:table-cell office:value-type="float" office:value="24" calcext:value-type="float">
            <text:p>24</text:p>
          </table:table-cell>
          <table:table-cell table:formula="of:=[.E2904]*[.E2904]*[.E2904]*[.E2904]/1000"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6.603" calcext:value-type="float">
            <text:p>-76.603</text:p>
          </table:table-cell>
          <table:table-cell office:value-type="float" office:value="-13.386" calcext:value-type="float">
            <text:p>-13.386</text:p>
          </table:table-cell>
          <table:table-cell office:value-type="float" office:value="39" calcext:value-type="float">
            <text:p>39</text:p>
          </table:table-cell>
          <table:table-cell table:formula="of:=[.E2905]*[.E2905]*[.E2905]*[.E2905]/1000"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74.123" calcext:value-type="float">
            <text:p>-174.123</text:p>
          </table:table-cell>
          <table:table-cell office:value-type="float" office:value="-20.187" calcext:value-type="float">
            <text:p>-20.187</text:p>
          </table:table-cell>
          <table:table-cell office:value-type="float" office:value="55" calcext:value-type="float">
            <text:p>55</text:p>
          </table:table-cell>
          <table:table-cell table:formula="of:=[.E2906]*[.E2906]*[.E2906]*[.E2906]/1000"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2.169" calcext:value-type="float">
            <text:p>152.169</text:p>
          </table:table-cell>
          <table:table-cell office:value-type="float" office:value="-3.98" calcext:value-type="float">
            <text:p>-3.98</text:p>
          </table:table-cell>
          <table:table-cell office:value-type="float" office:value="33" calcext:value-type="float">
            <text:p>33</text:p>
          </table:table-cell>
          <table:table-cell table:formula="of:=[.E2907]*[.E2907]*[.E2907]*[.E2907]/1000"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4.205" calcext:value-type="float">
            <text:p>-104.205</text:p>
          </table:table-cell>
          <table:table-cell office:value-type="float" office:value="19.055" calcext:value-type="float">
            <text:p>19.055</text:p>
          </table:table-cell>
          <table:table-cell office:value-type="float" office:value="33" calcext:value-type="float">
            <text:p>33</text:p>
          </table:table-cell>
          <table:table-cell table:formula="of:=[.E2908]*[.E2908]*[.E2908]*[.E2908]/1000"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0.294" calcext:value-type="float">
            <text:p>-70.294</text:p>
          </table:table-cell>
          <table:table-cell office:value-type="float" office:value="-23.34" calcext:value-type="float">
            <text:p>-23.34</text:p>
          </table:table-cell>
          <table:table-cell office:value-type="float" office:value="45.6" calcext:value-type="float">
            <text:p>45.6</text:p>
          </table:table-cell>
          <table:table-cell table:formula="of:=[.E2909]*[.E2909]*[.E2909]*[.E2909]/1000"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74.776" calcext:value-type="float">
            <text:p>-174.776</text:p>
          </table:table-cell>
          <table:table-cell office:value-type="float" office:value="51.52" calcext:value-type="float">
            <text:p>51.52</text:p>
          </table:table-cell>
          <table:table-cell office:value-type="float" office:value="33" calcext:value-type="float">
            <text:p>33</text:p>
          </table:table-cell>
          <table:table-cell table:formula="of:=[.E2910]*[.E2910]*[.E2910]*[.E2910]/1000"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2.533" calcext:value-type="float">
            <text:p>-102.533</text:p>
          </table:table-cell>
          <table:table-cell office:value-type="float" office:value="18.19" calcext:value-type="float">
            <text:p>18.19</text:p>
          </table:table-cell>
          <table:table-cell office:value-type="float" office:value="27.9" calcext:value-type="float">
            <text:p>27.9</text:p>
          </table:table-cell>
          <table:table-cell table:formula="of:=[.E2911]*[.E2911]*[.E2911]*[.E2911]/1000"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1.871" calcext:value-type="float">
            <text:p>-71.871</text:p>
          </table:table-cell>
          <table:table-cell office:value-type="float" office:value="-33.135" calcext:value-type="float">
            <text:p>-33.135</text:p>
          </table:table-cell>
          <table:table-cell office:value-type="float" office:value="33" calcext:value-type="float">
            <text:p>33</text:p>
          </table:table-cell>
          <table:table-cell table:formula="of:=[.E2912]*[.E2912]*[.E2912]*[.E2912]/1000"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77.657" calcext:value-type="float">
            <text:p>-177.657</text:p>
          </table:table-cell>
          <table:table-cell office:value-type="float" office:value="-28.427" calcext:value-type="float">
            <text:p>-28.427</text:p>
          </table:table-cell>
          <table:table-cell office:value-type="float" office:value="33" calcext:value-type="float">
            <text:p>33</text:p>
          </table:table-cell>
          <table:table-cell table:formula="of:=[.E2913]*[.E2913]*[.E2913]*[.E2913]/1000"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.64" calcext:value-type="float">
            <text:p>126.64</text:p>
          </table:table-cell>
          <table:table-cell office:value-type="float" office:value="6.405" calcext:value-type="float">
            <text:p>6.405</text:p>
          </table:table-cell>
          <table:table-cell office:value-type="float" office:value="60" calcext:value-type="float">
            <text:p>60</text:p>
          </table:table-cell>
          <table:table-cell table:formula="of:=[.E2914]*[.E2914]*[.E2914]*[.E2914]/1000"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.85" calcext:value-type="float">
            <text:p>153.85</text:p>
          </table:table-cell>
          <table:table-cell office:value-type="float" office:value="-5.524" calcext:value-type="float">
            <text:p>-5.524</text:p>
          </table:table-cell>
          <table:table-cell office:value-type="float" office:value="40" calcext:value-type="float">
            <text:p>40</text:p>
          </table:table-cell>
          <table:table-cell table:formula="of:=[.E2915]*[.E2915]*[.E2915]*[.E2915]/1000"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2.532" calcext:value-type="float">
            <text:p>-72.532</text:p>
          </table:table-cell>
          <table:table-cell office:value-type="float" office:value="-1.597" calcext:value-type="float">
            <text:p>-1.597</text:p>
          </table:table-cell>
          <table:table-cell office:value-type="float" office:value="644.8" calcext:value-type="float">
            <text:p>644.8</text:p>
          </table:table-cell>
          <table:table-cell table:formula="of:=[.E2916]*[.E2916]*[.E2916]*[.E2916]/1000"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3.228" calcext:value-type="float">
            <text:p>143.228</text:p>
          </table:table-cell>
          <table:table-cell office:value-type="float" office:value="39.869" calcext:value-type="float">
            <text:p>39.869</text:p>
          </table:table-cell>
          <table:table-cell office:value-type="float" office:value="15" calcext:value-type="float">
            <text:p>15</text:p>
          </table:table-cell>
          <table:table-cell table:formula="of:=[.E2917]*[.E2917]*[.E2917]*[.E2917]/1000" office:value-type="float" office:value="4.096" calcext:value-type="float">
            <text:p>4.0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72.095" calcext:value-type="float">
            <text:p>-172.095</text:p>
          </table:table-cell>
          <table:table-cell office:value-type="float" office:value="-15.489" calcext:value-type="float">
            <text:p>-15.489</text:p>
          </table:table-cell>
          <table:table-cell office:value-type="float" office:value="18" calcext:value-type="float">
            <text:p>18</text:p>
          </table:table-cell>
          <table:table-cell table:formula="of:=[.E2918]*[.E2918]*[.E2918]*[.E2918]/1000" office:value-type="float" office:value="4.3046721" calcext:value-type="float">
            <text:p>4.304672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157.043" calcext:value-type="float">
            <text:p>157.043</text:p>
          </table:table-cell>
          <table:table-cell office:value-type="float" office:value="-8.466" calcext:value-type="float">
            <text:p>-8.466</text:p>
          </table:table-cell>
          <table:table-cell office:value-type="float" office:value="24" calcext:value-type="float">
            <text:p>24</text:p>
          </table:table-cell>
          <table:table-cell table:formula="of:=[.E2919]*[.E2919]*[.E2919]*[.E2919]/1000" office:value-type="float" office:value="4.3046721" calcext:value-type="float">
            <text:p>4.304672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154.524" calcext:value-type="float">
            <text:p>154.524</text:p>
          </table:table-cell>
          <table:table-cell office:value-type="float" office:value="46.243" calcext:value-type="float">
            <text:p>46.243</text:p>
          </table:table-cell>
          <table:table-cell office:value-type="float" office:value="10" calcext:value-type="float">
            <text:p>10</text:p>
          </table:table-cell>
          <table:table-cell table:formula="of:=[.E2920]*[.E2920]*[.E2920]*[.E2920]/1000" office:value-type="float" office:value="4.3046721" calcext:value-type="float">
            <text:p>4.304672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161.345" calcext:value-type="float">
            <text:p>161.345</text:p>
          </table:table-cell>
          <table:table-cell office:value-type="float" office:value="-49.312" calcext:value-type="float">
            <text:p>-49.312</text:p>
          </table:table-cell>
          <table:table-cell office:value-type="float" office:value="10" calcext:value-type="float">
            <text:p>10</text:p>
          </table:table-cell>
          <table:table-cell table:formula="of:=[.E2921]*[.E2921]*[.E2921]*[.E2921]/1000" office:value-type="float" office:value="4.3046721" calcext:value-type="float">
            <text:p>4.304672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149.527" calcext:value-type="float">
            <text:p>149.527</text:p>
          </table:table-cell>
          <table:table-cell office:value-type="float" office:value="-62.877" calcext:value-type="float">
            <text:p>-62.877</text:p>
          </table:table-cell>
          <table:table-cell office:value-type="float" office:value="10" calcext:value-type="float">
            <text:p>10</text:p>
          </table:table-cell>
          <table:table-cell table:formula="of:=[.E2922]*[.E2922]*[.E2922]*[.E2922]/1000" office:value-type="float" office:value="4.3046721" calcext:value-type="float">
            <text:p>4.304672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153.172" calcext:value-type="float">
            <text:p>153.172</text:p>
          </table:table-cell>
          <table:table-cell office:value-type="float" office:value="-4.817" calcext:value-type="float">
            <text:p>-4.817</text:p>
          </table:table-cell>
          <table:table-cell office:value-type="float" office:value="40" calcext:value-type="float">
            <text:p>40</text:p>
          </table:table-cell>
          <table:table-cell table:formula="of:=[.E2923]*[.E2923]*[.E2923]*[.E2923]/1000" office:value-type="float" office:value="4.3046721" calcext:value-type="float">
            <text:p>4.304672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-78.228" calcext:value-type="float">
            <text:p>-78.228</text:p>
          </table:table-cell>
          <table:table-cell office:value-type="float" office:value="-10.665" calcext:value-type="float">
            <text:p>-10.665</text:p>
          </table:table-cell>
          <table:table-cell office:value-type="float" office:value="40" calcext:value-type="float">
            <text:p>40</text:p>
          </table:table-cell>
          <table:table-cell table:formula="of:=[.E2924]*[.E2924]*[.E2924]*[.E2924]/1000" office:value-type="float" office:value="4.3046721" calcext:value-type="float">
            <text:p>4.304672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129.684" calcext:value-type="float">
            <text:p>129.684</text:p>
          </table:table-cell>
          <table:table-cell office:value-type="float" office:value="-6.843" calcext:value-type="float">
            <text:p>-6.843</text:p>
          </table:table-cell>
          <table:table-cell office:value-type="float" office:value="65" calcext:value-type="float">
            <text:p>65</text:p>
          </table:table-cell>
          <table:table-cell table:formula="of:=[.E2925]*[.E2925]*[.E2925]*[.E2925]/1000" office:value-type="float" office:value="4.3046721" calcext:value-type="float">
            <text:p>4.304672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-73.353" calcext:value-type="float">
            <text:p>-73.353</text:p>
          </table:table-cell>
          <table:table-cell office:value-type="float" office:value="-37.824" calcext:value-type="float">
            <text:p>-37.824</text:p>
          </table:table-cell>
          <table:table-cell office:value-type="float" office:value="25" calcext:value-type="float">
            <text:p>25</text:p>
          </table:table-cell>
          <table:table-cell table:formula="of:=[.E2926]*[.E2926]*[.E2926]*[.E2926]/1000" office:value-type="float" office:value="4.3046721" calcext:value-type="float">
            <text:p>4.304672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99.368" calcext:value-type="float">
            <text:p>99.368</text:p>
          </table:table-cell>
          <table:table-cell office:value-type="float" office:value="45.189" calcext:value-type="float">
            <text:p>45.189</text:p>
          </table:table-cell>
          <table:table-cell office:value-type="float" office:value="30" calcext:value-type="float">
            <text:p>30</text:p>
          </table:table-cell>
          <table:table-cell table:formula="of:=[.E2927]*[.E2927]*[.E2927]*[.E2927]/1000" office:value-type="float" office:value="4.3046721" calcext:value-type="float">
            <text:p>4.304672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143.899" calcext:value-type="float">
            <text:p>143.899</text:p>
          </table:table-cell>
          <table:table-cell office:value-type="float" office:value="42.084" calcext:value-type="float">
            <text:p>42.084</text:p>
          </table:table-cell>
          <table:table-cell office:value-type="float" office:value="45" calcext:value-type="float">
            <text:p>45</text:p>
          </table:table-cell>
          <table:table-cell table:formula="of:=[.E2928]*[.E2928]*[.E2928]*[.E2928]/1000" office:value-type="float" office:value="4.3046721" calcext:value-type="float">
            <text:p>4.304672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-178.153" calcext:value-type="float">
            <text:p>-178.153</text:p>
          </table:table-cell>
          <table:table-cell office:value-type="float" office:value="-18.1125" calcext:value-type="float">
            <text:p>-18.1125</text:p>
          </table:table-cell>
          <table:table-cell office:value-type="float" office:value="600" calcext:value-type="float">
            <text:p>600</text:p>
          </table:table-cell>
          <table:table-cell table:formula="of:=[.E2929]*[.E2929]*[.E2929]*[.E2929]/1000" office:value-type="float" office:value="4.5212176" calcext:value-type="float">
            <text:p>4.5212176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-93.8993" calcext:value-type="float">
            <text:p>-93.8993</text:p>
          </table:table-cell>
          <table:table-cell office:value-type="float" office:value="15.0222" calcext:value-type="float">
            <text:p>15.0222</text:p>
          </table:table-cell>
          <table:table-cell office:value-type="float" office:value="47.39" calcext:value-type="float">
            <text:p>47.39</text:p>
          </table:table-cell>
          <table:table-cell table:formula="of:=[.E2930]*[.E2930]*[.E2930]*[.E2930]/1000" office:value-type="float" office:value="4.5212176" calcext:value-type="float">
            <text:p>4.5212176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-70.7691" calcext:value-type="float">
            <text:p>-70.7691</text:p>
          </table:table-cell>
          <table:table-cell office:value-type="float" office:value="-19.6097" calcext:value-type="float">
            <text:p>-19.6097</text:p>
          </table:table-cell>
          <table:table-cell office:value-type="float" office:value="25" calcext:value-type="float">
            <text:p>25</text:p>
          </table:table-cell>
          <table:table-cell table:formula="of:=[.E2931]*[.E2931]*[.E2931]*[.E2931]/1000" office:value-type="float" office:value="4.5212176" calcext:value-type="float">
            <text:p>4.5212176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92.463" calcext:value-type="float">
            <text:p>92.463</text:p>
          </table:table-cell>
          <table:table-cell office:value-type="float" office:value="0.802" calcext:value-type="float">
            <text:p>0.802</text:p>
          </table:table-cell>
          <table:table-cell office:value-type="float" office:value="25.1" calcext:value-type="float">
            <text:p>25.1</text:p>
          </table:table-cell>
          <table:table-cell table:formula="of:=[.E2932]*[.E2932]*[.E2932]*[.E2932]/1000" office:value-type="float" office:value="4.5212176" calcext:value-type="float">
            <text:p>4.5212176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136.952" calcext:value-type="float">
            <text:p>136.952</text:p>
          </table:table-cell>
          <table:table-cell office:value-type="float" office:value="-0.891" calcext:value-type="float">
            <text:p>-0.891</text:p>
          </table:table-cell>
          <table:table-cell office:value-type="float" office:value="33" calcext:value-type="float">
            <text:p>33</text:p>
          </table:table-cell>
          <table:table-cell table:formula="of:=[.E2933]*[.E2933]*[.E2933]*[.E2933]/1000" office:value-type="float" office:value="4.5212176" calcext:value-type="float">
            <text:p>4.5212176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-67.553" calcext:value-type="float">
            <text:p>-67.553</text:p>
          </table:table-cell>
          <table:table-cell office:value-type="float" office:value="-13.841" calcext:value-type="float">
            <text:p>-13.841</text:p>
          </table:table-cell>
          <table:table-cell office:value-type="float" office:value="631.3" calcext:value-type="float">
            <text:p>631.3</text:p>
          </table:table-cell>
          <table:table-cell table:formula="of:=[.E2934]*[.E2934]*[.E2934]*[.E2934]/1000" office:value-type="float" office:value="4.5212176" calcext:value-type="float">
            <text:p>4.5212176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160.568" calcext:value-type="float">
            <text:p>160.568</text:p>
          </table:table-cell>
          <table:table-cell office:value-type="float" office:value="-52.341" calcext:value-type="float">
            <text:p>-52.341</text:p>
          </table:table-cell>
          <table:table-cell office:value-type="float" office:value="10" calcext:value-type="float">
            <text:p>10</text:p>
          </table:table-cell>
          <table:table-cell table:formula="of:=[.E2935]*[.E2935]*[.E2935]*[.E2935]/1000" office:value-type="float" office:value="4.5212176" calcext:value-type="float">
            <text:p>4.5212176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147.859" calcext:value-type="float">
            <text:p>147.859</text:p>
          </table:table-cell>
          <table:table-cell office:value-type="float" office:value="43.424" calcext:value-type="float">
            <text:p>43.424</text:p>
          </table:table-cell>
          <table:table-cell office:value-type="float" office:value="30" calcext:value-type="float">
            <text:p>30</text:p>
          </table:table-cell>
          <table:table-cell table:formula="of:=[.E2936]*[.E2936]*[.E2936]*[.E2936]/1000" office:value-type="float" office:value="4.5212176" calcext:value-type="float">
            <text:p>4.5212176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143.435" calcext:value-type="float">
            <text:p>143.435</text:p>
          </table:table-cell>
          <table:table-cell office:value-type="float" office:value="40.86" calcext:value-type="float">
            <text:p>40.86</text:p>
          </table:table-cell>
          <table:table-cell office:value-type="float" office:value="29.9" calcext:value-type="float">
            <text:p>29.9</text:p>
          </table:table-cell>
          <table:table-cell table:formula="of:=[.E2937]*[.E2937]*[.E2937]*[.E2937]/1000" office:value-type="float" office:value="4.5212176" calcext:value-type="float">
            <text:p>4.5212176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125.952" calcext:value-type="float">
            <text:p>125.952</text:p>
          </table:table-cell>
          <table:table-cell office:value-type="float" office:value="-2.608" calcext:value-type="float">
            <text:p>-2.608</text:p>
          </table:table-cell>
          <table:table-cell office:value-type="float" office:value="20" calcext:value-type="float">
            <text:p>20</text:p>
          </table:table-cell>
          <table:table-cell table:formula="of:=[.E2938]*[.E2938]*[.E2938]*[.E2938]/1000" office:value-type="float" office:value="4.5212176" calcext:value-type="float">
            <text:p>4.5212176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-67.912" calcext:value-type="float">
            <text:p>-67.912</text:p>
          </table:table-cell>
          <table:table-cell office:value-type="float" office:value="-23.977" calcext:value-type="float">
            <text:p>-23.977</text:p>
          </table:table-cell>
          <table:table-cell office:value-type="float" office:value="113.9" calcext:value-type="float">
            <text:p>113.9</text:p>
          </table:table-cell>
          <table:table-cell table:formula="of:=[.E2939]*[.E2939]*[.E2939]*[.E2939]/1000" office:value-type="float" office:value="4.5212176" calcext:value-type="float">
            <text:p>4.5212176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-71.6744" calcext:value-type="float">
            <text:p>-71.6744</text:p>
          </table:table-cell>
          <table:table-cell office:value-type="float" office:value="-31.5729" calcext:value-type="float">
            <text:p>-31.5729</text:p>
          </table:table-cell>
          <table:table-cell office:value-type="float" office:value="22.44" calcext:value-type="float">
            <text:p>22.44</text:p>
          </table:table-cell>
          <table:table-cell table:formula="of:=[.E2940]*[.E2940]*[.E2940]*[.E2940]/1000" office:value-type="float" office:value="4.7458321" calcext:value-type="float">
            <text:p>4.7458321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153.221" calcext:value-type="float">
            <text:p>153.221</text:p>
          </table:table-cell>
          <table:table-cell office:value-type="float" office:value="54.892" calcext:value-type="float">
            <text:p>54.892</text:p>
          </table:table-cell>
          <table:table-cell office:value-type="float" office:value="598.1" calcext:value-type="float">
            <text:p>598.1</text:p>
          </table:table-cell>
          <table:table-cell table:formula="of:=[.E2941]*[.E2941]*[.E2941]*[.E2941]/1000" office:value-type="float" office:value="4.7458321" calcext:value-type="float">
            <text:p>4.7458321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153.266" calcext:value-type="float">
            <text:p>153.266</text:p>
          </table:table-cell>
          <table:table-cell office:value-type="float" office:value="46.592" calcext:value-type="float">
            <text:p>46.592</text:p>
          </table:table-cell>
          <table:table-cell office:value-type="float" office:value="10" calcext:value-type="float">
            <text:p>10</text:p>
          </table:table-cell>
          <table:table-cell table:formula="of:=[.E2942]*[.E2942]*[.E2942]*[.E2942]/1000" office:value-type="float" office:value="4.7458321" calcext:value-type="float">
            <text:p>4.7458321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143.91" calcext:value-type="float">
            <text:p>143.91</text:p>
          </table:table-cell>
          <table:table-cell office:value-type="float" office:value="41.815" calcext:value-type="float">
            <text:p>41.815</text:p>
          </table:table-cell>
          <table:table-cell office:value-type="float" office:value="27" calcext:value-type="float">
            <text:p>27</text:p>
          </table:table-cell>
          <table:table-cell table:formula="of:=[.E2943]*[.E2943]*[.E2943]*[.E2943]/1000" office:value-type="float" office:value="4.7458321" calcext:value-type="float">
            <text:p>4.7458321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147.321" calcext:value-type="float">
            <text:p>147.321</text:p>
          </table:table-cell>
          <table:table-cell office:value-type="float" office:value="43.773" calcext:value-type="float">
            <text:p>43.773</text:p>
          </table:table-cell>
          <table:table-cell office:value-type="float" office:value="14" calcext:value-type="float">
            <text:p>14</text:p>
          </table:table-cell>
          <table:table-cell table:formula="of:=[.E2944]*[.E2944]*[.E2944]*[.E2944]/1000" office:value-type="float" office:value="4.7458321" calcext:value-type="float">
            <text:p>4.7458321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118.378" calcext:value-type="float">
            <text:p>118.378</text:p>
          </table:table-cell>
          <table:table-cell office:value-type="float" office:value="-11.164" calcext:value-type="float">
            <text:p>-11.164</text:p>
          </table:table-cell>
          <table:table-cell office:value-type="float" office:value="25" calcext:value-type="float">
            <text:p>25</text:p>
          </table:table-cell>
          <table:table-cell table:formula="of:=[.E2945]*[.E2945]*[.E2945]*[.E2945]/1000" office:value-type="float" office:value="4.7458321" calcext:value-type="float">
            <text:p>4.7458321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148.485" calcext:value-type="float">
            <text:p>148.485</text:p>
          </table:table-cell>
          <table:table-cell office:value-type="float" office:value="44.479" calcext:value-type="float">
            <text:p>44.479</text:p>
          </table:table-cell>
          <table:table-cell office:value-type="float" office:value="35" calcext:value-type="float">
            <text:p>35</text:p>
          </table:table-cell>
          <table:table-cell table:formula="of:=[.E2946]*[.E2946]*[.E2946]*[.E2946]/1000" office:value-type="float" office:value="4.7458321" calcext:value-type="float">
            <text:p>4.7458321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101.367" calcext:value-type="float">
            <text:p>101.367</text:p>
          </table:table-cell>
          <table:table-cell office:value-type="float" office:value="-4.438" calcext:value-type="float">
            <text:p>-4.438</text:p>
          </table:table-cell>
          <table:table-cell office:value-type="float" office:value="34" calcext:value-type="float">
            <text:p>34</text:p>
          </table:table-cell>
          <table:table-cell table:formula="of:=[.E2947]*[.E2947]*[.E2947]*[.E2947]/1000" office:value-type="float" office:value="4.9787136" calcext:value-type="float">
            <text:p>4.9787136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-73.641" calcext:value-type="float">
            <text:p>-73.641</text:p>
          </table:table-cell>
          <table:table-cell office:value-type="float" office:value="-16.265" calcext:value-type="float">
            <text:p>-16.265</text:p>
          </table:table-cell>
          <table:table-cell office:value-type="float" office:value="33" calcext:value-type="float">
            <text:p>33</text:p>
          </table:table-cell>
          <table:table-cell table:formula="of:=[.E2948]*[.E2948]*[.E2948]*[.E2948]/1000" office:value-type="float" office:value="4.9787136" calcext:value-type="float">
            <text:p>4.9787136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149.483" calcext:value-type="float">
            <text:p>149.483</text:p>
          </table:table-cell>
          <table:table-cell office:value-type="float" office:value="44.872" calcext:value-type="float">
            <text:p>44.872</text:p>
          </table:table-cell>
          <table:table-cell office:value-type="float" office:value="35" calcext:value-type="float">
            <text:p>35</text:p>
          </table:table-cell>
          <table:table-cell table:formula="of:=[.E2949]*[.E2949]*[.E2949]*[.E2949]/1000" office:value-type="float" office:value="5.2200625" calcext:value-type="float">
            <text:p>5.2200625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93.063" calcext:value-type="float">
            <text:p>93.063</text:p>
          </table:table-cell>
          <table:table-cell office:value-type="float" office:value="2.327" calcext:value-type="float">
            <text:p>2.327</text:p>
          </table:table-cell>
          <table:table-cell office:value-type="float" office:value="20" calcext:value-type="float">
            <text:p>20</text:p>
          </table:table-cell>
          <table:table-cell table:formula="of:=[.E2950]*[.E2950]*[.E2950]*[.E2950]/1000" office:value-type="float" office:value="5.4700816" calcext:value-type="float">
            <text:p>5.4700816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97.108" calcext:value-type="float">
            <text:p>97.108</text:p>
          </table:table-cell>
          <table:table-cell office:value-type="float" office:value="2.085" calcext:value-type="float">
            <text:p>2.085</text:p>
          </table:table-cell>
          <table:table-cell office:value-type="float" office:value="30" calcext:value-type="float">
            <text:p>30</text:p>
          </table:table-cell>
          <table:table-cell table:formula="of:=[.E2951]*[.E2951]*[.E2951]*[.E2951]/1000" office:value-type="float" office:value="5.4700816" calcext:value-type="float">
            <text:p>5.4700816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-175.626" calcext:value-type="float">
            <text:p>-175.626</text:p>
          </table:table-cell>
          <table:table-cell office:value-type="float" office:value="51.499" calcext:value-type="float">
            <text:p>51.499</text:p>
          </table:table-cell>
          <table:table-cell office:value-type="float" office:value="25" calcext:value-type="float">
            <text:p>25</text:p>
          </table:table-cell>
          <table:table-cell table:formula="of:=[.E2952]*[.E2952]*[.E2952]*[.E2952]/1000" office:value-type="float" office:value="5.4700816" calcext:value-type="float">
            <text:p>5.4700816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96.445" calcext:value-type="float">
            <text:p>96.445</text:p>
          </table:table-cell>
          <table:table-cell office:value-type="float" office:value="28.363" calcext:value-type="float">
            <text:p>28.363</text:p>
          </table:table-cell>
          <table:table-cell office:value-type="float" office:value="15" calcext:value-type="float">
            <text:p>15</text:p>
          </table:table-cell>
          <table:table-cell table:formula="of:=[.E2953]*[.E2953]*[.E2953]*[.E2953]/1000" office:value-type="float" office:value="5.4700816" calcext:value-type="float">
            <text:p>5.4700816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178.715" calcext:value-type="float">
            <text:p>178.715</text:p>
          </table:table-cell>
          <table:table-cell office:value-type="float" office:value="51.251" calcext:value-type="float">
            <text:p>51.251</text:p>
          </table:table-cell>
          <table:table-cell office:value-type="float" office:value="30.3" calcext:value-type="float">
            <text:p>30.3</text:p>
          </table:table-cell>
          <table:table-cell table:formula="of:=[.E2954]*[.E2954]*[.E2954]*[.E2954]/1000" office:value-type="float" office:value="5.7289761" calcext:value-type="float">
            <text:p>5.7289761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-72.898" calcext:value-type="float">
            <text:p>-72.898</text:p>
          </table:table-cell>
          <table:table-cell office:value-type="float" office:value="-36.122" calcext:value-type="float">
            <text:p>-36.122</text:p>
          </table:table-cell>
          <table:table-cell office:value-type="float" office:value="22.9" calcext:value-type="float">
            <text:p>22.9</text:p>
          </table:table-cell>
          <table:table-cell table:formula="of:=[.E2955]*[.E2955]*[.E2955]*[.E2955]/1000" office:value-type="float" office:value="5.9969536" calcext:value-type="float">
            <text:p>5.9969536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159.779" calcext:value-type="float">
            <text:p>159.779</text:p>
          </table:table-cell>
          <table:table-cell office:value-type="float" office:value="52.623" calcext:value-type="float">
            <text:p>52.623</text:p>
          </table:table-cell>
          <table:table-cell office:value-type="float" office:value="21.6" calcext:value-type="float">
            <text:p>21.6</text:p>
          </table:table-cell>
          <table:table-cell table:formula="of:=[.E2956]*[.E2956]*[.E2956]*[.E2956]/1000" office:value-type="float" office:value="6.561" calcext:value-type="float">
            <text:p>6.5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2.373" calcext:value-type="float">
            <text:p>142.373</text:p>
          </table:table-cell>
          <table:table-cell office:value-type="float" office:value="38.297" calcext:value-type="float">
            <text:p>38.297</text:p>
          </table:table-cell>
          <table:table-cell office:value-type="float" office:value="29" calcext:value-type="float">
            <text:p>29</text:p>
          </table:table-cell>
          <table:table-cell table:formula="of:=[.E2957]*[.E2957]*[.E2957]*[.E2957]/1000" office:value-type="float" office:value="6.8574961" calcext:value-type="float">
            <text:p>6.8574961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5.982" calcext:value-type="float">
            <text:p>95.982</text:p>
          </table:table-cell>
          <table:table-cell office:value-type="float" office:value="3.295" calcext:value-type="float">
            <text:p>3.295</text:p>
          </table:table-cell>
          <table:table-cell office:value-type="float" office:value="30" calcext:value-type="float">
            <text:p>30</text:p>
          </table:table-cell>
          <table:table-cell table:formula="of:=[.E2958]*[.E2958]*[.E2958]*[.E2958]/1000" office:value-type="float" office:value="6.8574961" calcext:value-type="float">
            <text:p>6.8574961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-147.339" calcext:value-type="float">
            <text:p>-147.339</text:p>
          </table:table-cell>
          <table:table-cell office:value-type="float" office:value="60.908" calcext:value-type="float">
            <text:p>60.908</text:p>
          </table:table-cell>
          <table:table-cell office:value-type="float" office:value="25" calcext:value-type="float">
            <text:p>25</text:p>
          </table:table-cell>
          <table:table-cell table:formula="of:=[.E2959]*[.E2959]*[.E2959]*[.E2959]/1000" office:value-type="float" office:value="7.1639296" calcext:value-type="float">
            <text:p>7.1639296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-73.407" calcext:value-type="float">
            <text:p>-73.407</text:p>
          </table:table-cell>
          <table:table-cell office:value-type="float" office:value="-38.143" calcext:value-type="float">
            <text:p>-38.143</text:p>
          </table:table-cell>
          <table:table-cell office:value-type="float" office:value="25" calcext:value-type="float">
            <text:p>25</text:p>
          </table:table-cell>
          <table:table-cell table:formula="of:=[.E2960]*[.E2960]*[.E2960]*[.E2960]/1000" office:value-type="float" office:value="8.1450625" calcext:value-type="float">
            <text:p>8.1450625</text:p>
          </table:table-cell>
          <table:table-cell office:value-type="float" office:value="9.5" calcext:value-type="float">
            <text:p>9.5</text:p>
          </table:table-cell>
        </table:table-row>
      </table:table>
      <table:named-expressions/>
      <table:database-ranges>
        <table:database-range table:name="__Anonymous_Sheet_DB__0" table:target-range-address="Sheet1.A1:Sheet1.E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5:53:14.062643328</meta:creation-date>
    <dc:date>2019-03-26T17:12:07.424945372</dc:date>
    <meta:editing-duration>PT1H18M50S</meta:editing-duration>
    <meta:editing-cycles>4</meta:editing-cycles>
    <meta:generator>LibreOffice/5.1.6.2$Linux_X86_64 LibreOffice_project/10m0$Build-2</meta:generator>
    <meta:document-statistic meta:table-count="1" meta:cell-count="14800" meta:object-count="0"/>
  </office:meta>
</office:document-meta>
</file>